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Monospace1" svg:font-family="Monospace"/>
    <style:font-face style:name="FreeSans1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756cm" fo:min-width="5.056cm" fo:wrap-option="no-wrap"/>
      <style:paragraph-properties style:writing-mode="lr-tb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602cm" fo:min-width="5.056cm" fo:wrap-option="no-wrap"/>
      <style:paragraph-properties style:writing-mode="lr-tb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14cm" fo:min-width="14.778cm" fo:wrap-option="no-wrap"/>
      <style:paragraph-properties style:writing-mode="lr-tb"/>
    </style:style>
    <style:style style:name="gr5" style:family="graphic" style:parent-style-name="objectwithoutfill">
      <style:graphic-properties draw:marker-end="Linienspitzen_20_1" draw:marker-end-width="0.3cm" draw:fill="none" draw:textarea-vertical-align="middle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602cm" fo:min-width="6.908cm" fo:wrap-option="no-wrap"/>
      <style:paragraph-properties style:writing-mode="lr-tb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602cm" fo:min-width="5.52cm" fo:wrap-option="no-wrap"/>
      <style:paragraph-properties style:writing-mode="lr-tb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2.528cm" fo:min-width="6.908cm" fo:wrap-option="no-wrap"/>
      <style:paragraph-properties style:writing-mode="lr-tb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2.066cm" fo:min-width="4.594cm" fo:wrap-option="no-wrap"/>
      <style:paragraph-properties style:writing-mode="lr-tb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1.14cm" fo:min-width="5.52cm" fo:wrap-option="no-wrap"/>
      <style:paragraph-properties style:writing-mode="lr-tb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7.25cm" fo:min-width="9.5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1.14cm" fo:min-width="7.372cm" fo:wrap-option="no-wrap"/>
      <style:paragraph-properties style:writing-mode="lr-tb"/>
    </style:style>
    <style:style style:name="gr13" style:family="graphic" style:parent-style-name="objectwithoutfill">
      <style:graphic-properties draw:marker-end="Linienspitzen_20_2" draw:marker-end-width="0.3cm" draw:fill="none" draw:textarea-vertical-align="middle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849cm" fo:min-width="10.612cm" fo:wrap-option="no-wrap"/>
      <style:paragraph-properties style:writing-mode="lr-tb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2.509cm" fo:min-width="7.372cm" fo:wrap-option="no-wrap"/>
      <style:paragraph-properties style:writing-mode="lr-tb"/>
    </style:style>
    <style:style style:name="gr16" style:family="graphic" style:parent-style-name="standard" style:list-style-name="L1">
      <style:graphic-properties draw:fill="none" draw:textarea-horizontal-align="justify" draw:textarea-vertical-align="middle" draw:auto-grow-height="false" fo:min-height="1.583cm" fo:min-width="11.63cm" fo:wrap-option="no-wrap"/>
      <style:paragraph-properties style:writing-mode="lr-tb"/>
    </style:style>
    <style:style style:name="gr17" style:family="graphic" style:parent-style-name="objectwithoutfill">
      <style:graphic-properties draw:marker-end="Linienspitzen_20_3" draw:marker-end-width="0.3cm" draw:fill="none" draw:textarea-vertical-align="middle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1.14cm" fo:min-width="6.908cm" fo:wrap-option="no-wrap"/>
      <style:paragraph-properties style:writing-mode="lr-tb"/>
    </style:style>
    <style:style style:name="gr19" style:family="graphic" style:parent-style-name="standard" style:list-style-name="L1">
      <style:graphic-properties draw:fill="none" draw:textarea-horizontal-align="justify" draw:textarea-vertical-align="middle" draw:auto-grow-height="false" fo:min-height="1.14cm" fo:min-width="3.668cm" fo:wrap-option="no-wrap"/>
      <style:paragraph-properties style:writing-mode="lr-tb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1.14cm" fo:min-width="3.204cm" fo:wrap-option="no-wrap"/>
      <style:paragraph-properties style:writing-mode="lr-tb"/>
    </style:style>
    <style:style style:name="gr21" style:family="graphic" style:parent-style-name="objectwithoutfill">
      <style:graphic-properties draw:marker-end="Linienspitzen_20_5" draw:marker-end-width="0.3cm" draw:fill="none" draw:textarea-vertical-align="middle"/>
    </style:style>
    <style:style style:name="gr22" style:family="graphic" style:parent-style-name="standard" style:list-style-name="L1">
      <style:graphic-properties draw:fill="none" draw:textarea-horizontal-align="justify" draw:textarea-vertical-align="middle" draw:auto-grow-height="false" fo:min-height="1.14cm" fo:min-width="3.668cm" fo:wrap-option="no-wrap"/>
      <style:paragraph-properties style:writing-mode="lr-tb"/>
    </style:style>
    <style:style style:name="gr23" style:family="graphic" style:parent-style-name="standard" style:list-style-name="L1">
      <style:graphic-properties draw:fill="none" draw:textarea-horizontal-align="justify" draw:textarea-vertical-align="middle" draw:auto-grow-height="false" fo:min-height="2.066cm" fo:min-width="9.686cm" fo:wrap-option="no-wrap"/>
      <style:paragraph-properties style:writing-mode="lr-tb"/>
    </style:style>
    <style:style style:name="gr24" style:family="graphic" style:parent-style-name="objectwithoutfill">
      <style:graphic-properties draw:marker-end="Linienspitzen_20_6" draw:marker-end-width="0.3cm" draw:fill="none" draw:textarea-vertical-align="middle"/>
    </style:style>
    <style:style style:name="gr25" style:family="graphic" style:parent-style-name="standard" style:list-style-name="L1">
      <style:graphic-properties draw:fill="none" draw:textarea-horizontal-align="justify" draw:textarea-vertical-align="middle" draw:auto-grow-height="false" fo:min-height="1.14cm" fo:min-width="3.668cm" fo:wrap-option="no-wrap"/>
      <style:paragraph-properties style:writing-mode="lr-tb"/>
    </style:style>
    <style:style style:name="gr26" style:family="graphic" style:parent-style-name="objectwithoutfill">
      <style:graphic-properties draw:marker-end="Linienspitzen_20_7" draw:marker-end-width="0.3cm" draw:fill="none" draw:textarea-vertical-align="middle"/>
    </style:style>
    <style:style style:name="gr27" style:family="graphic" style:parent-style-name="standard" style:list-style-name="L1">
      <style:graphic-properties draw:fill="none" draw:textarea-horizontal-align="justify" draw:textarea-vertical-align="middle" draw:auto-grow-height="false" fo:min-height="1.14cm" fo:min-width="5.982cm" fo:wrap-option="no-wrap"/>
      <style:paragraph-properties style:writing-mode="lr-tb"/>
    </style:style>
    <style:style style:name="gr28" style:family="graphic" style:parent-style-name="standard" style:list-style-name="L1">
      <style:graphic-properties draw:fill="none" draw:textarea-horizontal-align="justify" draw:textarea-vertical-align="middle" draw:auto-grow-height="false" fo:min-height="2.066cm" fo:min-width="9.686cm" fo:wrap-option="no-wrap"/>
      <style:paragraph-properties style:writing-mode="lr-tb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1.325cm" fo:min-width="9.224cm" fo:wrap-option="no-wrap"/>
      <style:paragraph-properties style:writing-mode="lr-tb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1.14cm" fo:min-width="8.298cm" fo:wrap-option="no-wrap"/>
      <style:paragraph-properties style:writing-mode="lr-tb"/>
    </style:style>
    <style:style style:name="gr31" style:family="graphic" style:parent-style-name="objectwithoutfill">
      <style:graphic-properties draw:marker-end="Linienspitzen_20_8" draw:marker-end-width="0.3cm" draw:fill="none" draw:textarea-vertical-align="middle"/>
    </style:style>
    <style:style style:name="gr32" style:family="graphic" style:parent-style-name="standard">
      <style:graphic-properties draw:fill="none" draw:textarea-horizontal-align="justify" draw:textarea-vertical-align="middle" draw:auto-grow-height="false" fo:min-height="1.14cm" fo:min-width="12cm" fo:wrap-option="no-wrap"/>
      <style:paragraph-properties style:writing-mode="lr-tb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0.676cm" fo:min-width="6.908cm" fo:wrap-option="no-wrap"/>
      <style:paragraph-properties style:writing-mode="lr-tb"/>
    </style:style>
    <style:style style:name="gr34" style:family="graphic" style:parent-style-name="standard">
      <style:graphic-properties draw:fill="none" draw:textarea-horizontal-align="justify" draw:textarea-vertical-align="middle" draw:auto-grow-height="false" fo:min-height="0.676cm" fo:min-width="8.298cm" fo:wrap-option="no-wrap"/>
      <style:paragraph-properties style:writing-mode="lr-tb"/>
    </style:style>
    <style:style style:name="gr35" style:family="graphic" style:parent-style-name="standard">
      <style:graphic-properties draw:fill="none" draw:textarea-horizontal-align="justify" draw:textarea-vertical-align="middle" draw:auto-grow-height="false" fo:min-height="0.676cm" fo:min-width="7.372cm" fo:wrap-option="no-wrap"/>
      <style:paragraph-properties style:writing-mode="lr-tb"/>
    </style:style>
    <style:style style:name="gr36" style:family="graphic" style:parent-style-name="objectwithoutfill">
      <style:graphic-properties draw:marker-end="Linienspitzen_20_10" draw:marker-end-width="0.3cm" draw:fill="none" draw:textarea-vertical-align="middle"/>
    </style:style>
    <style:style style:name="gr37" style:family="graphic" style:parent-style-name="standard" style:list-style-name="L1">
      <style:graphic-properties draw:fill="none" draw:textarea-horizontal-align="justify" draw:textarea-vertical-align="middle" draw:auto-grow-height="false" fo:min-height="1.602cm" fo:min-width="8.76cm" fo:wrap-option="no-wrap"/>
      <style:paragraph-properties style:writing-mode="lr-tb"/>
    </style:style>
    <style:style style:name="gr38" style:family="graphic" style:parent-style-name="standard" style:list-style-name="L1">
      <style:graphic-properties draw:fill="none" draw:textarea-horizontal-align="justify" draw:textarea-vertical-align="middle" draw:auto-grow-height="false" fo:min-height="0.676cm" fo:min-width="9.224cm" fo:wrap-option="no-wrap"/>
      <style:paragraph-properties style:writing-mode="lr-tb"/>
    </style:style>
    <style:style style:name="gr39" style:family="graphic" style:parent-style-name="objectwithoutfill">
      <style:graphic-properties draw:marker-end="Linienspitzen_20_11" draw:marker-end-width="0.3cm" draw:fill="none" draw:textarea-vertical-align="middle"/>
    </style:style>
    <style:style style:name="gr40" style:family="graphic" style:parent-style-name="standard">
      <style:graphic-properties draw:fill="none" draw:textarea-horizontal-align="justify" draw:textarea-vertical-align="middle" draw:auto-grow-height="false" fo:min-height="2.066cm" fo:min-width="16.168cm" fo:wrap-option="no-wrap"/>
      <style:paragraph-properties style:writing-mode="lr-tb"/>
    </style:style>
    <style:style style:name="gr41" style:family="graphic" style:parent-style-name="objectwithoutfill">
      <style:graphic-properties draw:marker-end="Linienspitzen_20_12" draw:marker-end-width="0.3cm" draw:fill="none" draw:textarea-vertical-align="middle"/>
    </style:style>
    <style:style style:name="gr42" style:family="graphic" style:parent-style-name="standard">
      <style:graphic-properties draw:fill="none" draw:textarea-horizontal-align="justify" draw:textarea-vertical-align="middle" draw:auto-grow-height="false" fo:min-height="0.984cm" fo:min-width="16.168cm" fo:wrap-option="no-wrap"/>
      <style:paragraph-properties style:writing-mode="lr-tb"/>
    </style:style>
    <style:style style:name="gr43" style:family="graphic" style:parent-style-name="standard" style:list-style-name="L1">
      <style:graphic-properties draw:fill="none" draw:textarea-horizontal-align="justify" draw:textarea-vertical-align="middle" draw:auto-grow-height="false" fo:min-height="2.066cm" fo:min-width="9.686cm" fo:wrap-option="no-wrap"/>
      <style:paragraph-properties style:writing-mode="lr-tb"/>
    </style:style>
    <style:style style:name="gr44" style:family="graphic" style:parent-style-name="standard" style:list-style-name="L1">
      <style:graphic-properties draw:fill="none" draw:textarea-horizontal-align="justify" draw:textarea-vertical-align="middle" draw:auto-grow-height="false" fo:min-height="2.066cm" fo:min-width="9.686cm" fo:wrap-option="no-wrap"/>
      <style:paragraph-properties style:writing-mode="lr-tb"/>
    </style:style>
    <style:style style:name="gr45" style:family="graphic" style:parent-style-name="standard">
      <style:graphic-properties draw:fill="none" draw:textarea-horizontal-align="justify" draw:textarea-vertical-align="middle" draw:auto-grow-height="false" fo:min-height="1.14cm" fo:min-width="8.76cm" fo:wrap-option="no-wrap"/>
      <style:paragraph-properties style:writing-mode="lr-tb"/>
    </style:style>
    <style:style style:name="gr46" style:family="graphic" style:parent-style-name="objectwithoutfill">
      <style:graphic-properties draw:marker-end="Linienspitzen_20_13" draw:marker-end-width="0.3cm" draw:fill="none" draw:textarea-vertical-align="middle"/>
    </style:style>
    <style:style style:name="gr47" style:family="graphic" style:parent-style-name="standard">
      <style:graphic-properties draw:fill="none" draw:textarea-horizontal-align="justify" draw:textarea-vertical-align="middle" draw:auto-grow-height="false" fo:min-height="2.066cm" fo:min-width="11.538cm" fo:wrap-option="no-wrap"/>
      <style:paragraph-properties style:writing-mode="lr-tb"/>
    </style:style>
    <style:style style:name="gr48" style:family="graphic" style:parent-style-name="standard" style:list-style-name="L1">
      <style:graphic-properties draw:fill="none" draw:textarea-horizontal-align="justify" draw:textarea-vertical-align="middle" draw:auto-grow-height="false" fo:min-height="1.14cm" fo:min-width="12.926cm" fo:wrap-option="no-wrap"/>
      <style:paragraph-properties style:writing-mode="lr-tb"/>
    </style:style>
    <style:style style:name="gr49" style:family="graphic" style:parent-style-name="standard" style:list-style-name="L1">
      <style:graphic-properties draw:fill="none" draw:textarea-horizontal-align="justify" draw:textarea-vertical-align="middle" draw:auto-grow-height="false" fo:min-height="1.14cm" fo:min-width="9.686cm" fo:wrap-option="no-wrap"/>
      <style:paragraph-properties style:writing-mode="lr-tb"/>
    </style:style>
    <style:style style:name="gr50" style:family="graphic" style:parent-style-name="standard" style:list-style-name="L1">
      <style:graphic-properties draw:fill="none" draw:textarea-horizontal-align="justify" draw:textarea-vertical-align="middle" draw:auto-grow-height="false" fo:min-height="1.14cm" fo:min-width="10.612cm" fo:wrap-option="no-wrap"/>
      <style:paragraph-properties style:writing-mode="lr-tb"/>
    </style:style>
    <style:style style:name="gr51" style:family="graphic" style:parent-style-name="objectwithoutfill">
      <style:graphic-properties draw:marker-end="Linienspitzen_20_14" draw:marker-end-width="0.3cm" draw:fill="none" draw:textarea-vertical-align="middle"/>
    </style:style>
    <style:style style:name="gr52" style:family="graphic" style:parent-style-name="standard">
      <style:graphic-properties draw:fill="none" draw:textarea-horizontal-align="justify" draw:textarea-vertical-align="middle" draw:auto-grow-height="false" fo:min-height="1.325cm" fo:min-width="16.168cm" fo:wrap-option="no-wrap"/>
      <style:paragraph-properties style:writing-mode="lr-tb"/>
    </style:style>
    <style:style style:name="gr53" style:family="graphic" style:parent-style-name="standard" style:list-style-name="L1">
      <style:graphic-properties draw:fill="none" draw:textarea-horizontal-align="justify" draw:textarea-vertical-align="middle" draw:auto-grow-height="false" fo:min-height="1.372cm" fo:min-width="12.464cm" fo:wrap-option="no-wrap"/>
      <style:paragraph-properties style:writing-mode="lr-tb"/>
    </style:style>
    <style:style style:name="gr54" style:family="graphic" style:parent-style-name="standard">
      <style:graphic-properties draw:fill="none" draw:textarea-horizontal-align="justify" draw:textarea-vertical-align="middle" draw:auto-grow-height="false" fo:min-height="1.14cm" fo:min-width="7.834cm" fo:wrap-option="no-wrap"/>
      <style:paragraph-properties style:writing-mode="lr-tb"/>
    </style:style>
    <style:style style:name="gr55" style:family="graphic" style:parent-style-name="standard" style:list-style-name="L1">
      <style:graphic-properties draw:fill="none" draw:textarea-horizontal-align="justify" draw:textarea-vertical-align="middle" draw:auto-grow-height="false" fo:min-height="1.14cm" fo:min-width="14.778cm" fo:wrap-option="no-wrap"/>
      <style:paragraph-properties style:writing-mode="lr-tb"/>
    </style:style>
    <style:style style:name="gr56" style:family="graphic" style:parent-style-name="standard" style:list-style-name="L1">
      <style:graphic-properties draw:fill="none" draw:textarea-horizontal-align="justify" draw:textarea-vertical-align="middle" draw:auto-grow-height="false" fo:min-height="2.233cm" fo:min-width="9.686cm" fo:wrap-option="no-wrap"/>
      <style:paragraph-properties style:writing-mode="lr-tb"/>
    </style:style>
    <style:style style:name="gr57" style:family="graphic" style:parent-style-name="objectwithoutfill">
      <style:graphic-properties draw:marker-end="Linienspitzen_20_15" draw:marker-end-width="0.3cm" draw:fill="none" draw:textarea-vertical-align="middle"/>
    </style:style>
    <style:style style:name="gr58" style:family="graphic" style:parent-style-name="standard">
      <style:graphic-properties draw:fill="none" draw:textarea-horizontal-align="justify" draw:textarea-vertical-align="middle" draw:auto-grow-height="false" fo:min-height="1.14cm" fo:min-width="11.538cm" fo:wrap-option="no-wrap"/>
      <style:paragraph-properties style:writing-mode="lr-tb"/>
    </style:style>
    <style:style style:name="gr59" style:family="graphic" style:parent-style-name="objectwithoutfill">
      <style:graphic-properties draw:marker-end="Linienspitzen_20_17" draw:marker-end-width="0.3cm" draw:fill="none" draw:textarea-vertical-align="middle"/>
    </style:style>
    <style:style style:name="gr60" style:family="graphic" style:parent-style-name="objectwithoutfill">
      <style:graphic-properties draw:marker-end="Linienspitzen_20_18" draw:marker-end-width="0.3cm" draw:fill="none" draw:textarea-vertical-align="middle"/>
    </style:style>
    <style:style style:name="gr61" style:family="graphic" style:parent-style-name="standard">
      <style:graphic-properties draw:fill="none" draw:textarea-horizontal-align="justify" draw:textarea-vertical-align="middle" draw:auto-grow-height="false" fo:min-height="1.602cm" fo:min-width="10.15cm" fo:wrap-option="no-wrap"/>
      <style:paragraph-properties style:writing-mode="lr-tb"/>
    </style:style>
    <style:style style:name="gr62" style:family="graphic" style:parent-style-name="objectwithoutfill">
      <style:graphic-properties draw:marker-end="Linienspitzen_20_19" draw:marker-end-width="0.3cm" draw:fill="none" draw:textarea-vertical-align="middl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text-autospace="none"/>
    </style:style>
    <style:style style:name="P4" style:family="paragraph">
      <style:paragraph-properties fo:margin-top="0.5cm" fo:margin-bottom="0cm" style:text-autospace="none"/>
    </style:style>
    <style:style style:name="P5" style:family="paragraph"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.5cm" fo:margin-bottom="0cm" fo:line-height="100%" fo:text-align="center" fo:text-indent="0cm" style:text-autospace="none" style:writing-mode="lr-tb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margin-left="0cm" fo:margin-right="0cm" fo:margin-top="0.5cm" fo:margin-bottom="0cm" fo:line-height="100%" fo:text-align="center" fo:text-indent="0cm" style:text-autospace="none" style:writing-mode="lr-tb"/>
      <style:text-properties fo:font-size="12pt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13" style:family="paragraph">
      <style:paragraph-properties fo:margin-left="0cm" fo:margin-right="0cm" fo:margin-top="0.5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margin-left="0cm" fo:margin-right="0cm" fo:margin-top="0.5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T1" style:family="text">
      <style:text-properties fo:font-variant="normal" fo:text-transform="none" fo:color="#7f0055" loext:opacity="100%" style:text-outline="false" style:text-line-through-style="none" style:text-line-through-type="none" style:font-name="Monospace1" fo:font-size="10pt" fo:font-style="normal" fo:text-shadow="none" style:text-underline-style="none" fo:font-weight="bold" style:letter-kerning="true" fo:background-color="transparent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Monospace1" fo:font-size="10pt" fo:font-style="normal" fo:text-shadow="none" style:text-underline-style="none" fo:font-weight="normal" style:letter-kerning="true" fo:background-color="transparent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5032" loext:opacity="100%" style:text-outline="false" style:text-line-through-style="none" style:text-line-through-type="none" style:font-name="Monospace1" fo:font-size="10pt" fo:font-style="normal" fo:text-shadow="none" style:text-underline-style="none" fo:font-weight="normal" style:letter-kerning="true" fo:background-color="transparent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c0" loext:opacity="100%" style:text-outline="false" style:text-line-through-style="none" style:text-line-through-type="none" style:font-name="Monospace1" fo:font-size="10pt" fo:font-style="normal" fo:text-shadow="none" style:text-underline-style="none" fo:font-weight="normal" style:letter-kerning="true" fo:background-color="transparent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style:font-name="Monospace1" fo:font-size="10pt" style:font-name-asian="Monospace1" style:font-size-asian="10pt" style:font-name-complex="Monospace1" style:font-size-complex="10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Monospace1" fo:font-size="10pt" fo:font-style="normal" fo:text-shadow="none" style:text-underline-style="none" style:letter-kerning="true" fo:background-color="transparent" style:font-name-asian="Monospace1" style:font-size-asian="10pt" style:font-style-asian="normal" style:font-name-complex="Monospace1" style:font-size-complex="10pt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variant="normal" fo:text-transform="none" fo:color="#3f7f5f" loext:opacity="100%" style:text-outline="false" style:text-line-through-style="none" style:text-line-through-type="none" style:font-name="Monospace1" fo:font-size="10pt" fo:font-style="normal" fo:text-shadow="none" style:text-underline-style="none" fo:font-weight="normal" style:letter-kerning="true" fo:background-color="transparent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Monospace1" fo:font-size="10pt" fo:font-style="normal" fo:text-shadow="none" style:text-underline-style="none" fo:font-weight="bold" style:letter-kerning="true" fo:background-color="transparent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Monospace1" fo:font-size="10pt" fo:font-style="normal" fo:text-shadow="none" style:text-underline-style="none" fo:font-weight="normal" style:letter-kerning="true" fo:background-color="transparent" style:font-name-asian="Monospace1" style:font-size-asian="10pt" style:font-style-asian="normal" style:font-weight-asian="normal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3f7f5f" loext:opacity="100%" style:text-outline="false" style:text-line-through-style="none" style:text-line-through-type="none" style:font-name="Monospace1" fo:font-size="10pt" fo:font-style="normal" fo:text-shadow="none" style:text-underline-style="none" fo:font-weight="normal" style:letter-kerning="true" fo:background-color="transparent" style:font-name-asian="Monospace1" style:font-size-asian="10pt" style:font-style-asian="normal" style:font-weight-asian="normal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Monospace1" fo:font-size="10pt" fo:font-style="normal" fo:text-shadow="none" style:text-underline-style="none" fo:font-weight="normal" style:letter-kerning="true" fo:background-color="transparent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fo:background-color="transparent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3f7f5f" loext:opacity="100%" style:text-outline="false" style:text-line-through-style="none" style:text-line-through-type="none" style:font-name="Monospace1" fo:font-size="10pt" fo:font-style="normal" fo:text-shadow="none" style:text-underline-style="none" fo:font-weight="normal" style:letter-kerning="true" fo:background-color="transparent" style:font-name-asian="Monospace1" style:font-size-asian="10pt" style:font-style-asian="normal" style:font-weight-asian="bold" style:font-name-complex="Monospace1" style:font-size-complex="10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3f7f5f" loext:opacity="100%" style:text-outline="false" style:text-line-through-style="none" style:text-line-through-type="none" style:font-name="Monospace1" fo:font-size="10pt" fo:font-style="normal" fo:text-shadow="none" style:text-underline-style="none" style:letter-kerning="true" fo:background-color="transparent" style:font-name-asian="Monospace1" style:font-size-asian="10pt" style:font-style-asian="normal" style:font-name-complex="Monospace1" style:font-size-complex="10pt" style:font-style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text-outline="false" style:text-line-through-style="none" style:text-line-through-type="none" style:font-name="Monospace1" fo:font-size="10pt" fo:font-style="normal" fo:text-shadow="none" style:text-underline-style="none" style:letter-kerning="true" fo:background-color="transparent" style:font-name-asian="Monospace1" style:font-size-asian="10pt" style:font-style-asian="normal" style:font-name-complex="Monospace1" style:font-size-complex="10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text-outline="false" style:text-line-through-style="none" style:text-line-through-type="none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2a00ff" loext:opacity="100%" style:text-outline="false" style:text-line-through-style="none" style:text-line-through-type="none" style:font-name="Monospace1" fo:font-size="10pt" fo:font-style="normal" fo:text-shadow="none" style:text-underline-style="none" fo:font-weight="normal" style:letter-kerning="true" fo:background-color="transparent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7f0055" loext:opacity="100%" style:text-outline="false" style:text-line-through-style="none" style:text-line-through-type="none" style:font-name="Monospace1" fo:font-size="10pt" fo:font-style="normal" fo:text-shadow="none" style:text-underline-style="none" fo:font-weight="normal" style:letter-kerning="true" fo:background-color="transparent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2a00ff" loext:opacity="100%" style:text-outline="false" style:text-line-through-style="none" style:text-line-through-type="none" style:font-name="Monospace1" fo:font-size="10pt" fo:font-style="normal" fo:text-shadow="none" style:text-underline-style="none" style:letter-kerning="true" fo:background-color="transparent" style:font-name-asian="Monospace1" style:font-size-asian="10pt" style:font-style-asian="normal" style:font-name-complex="Monospace1" style:font-size-complex="10pt" style:font-style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2a00ff" loext:opacity="100%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fo:background-color="transparent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2a00ff" loext:opacity="100%" style:text-outline="false" style:text-line-through-style="none" style:text-line-through-type="none" style:font-name="Monospace1" fo:font-size="10pt" fo:font-style="normal" fo:text-shadow="none" style:text-underline-style="solid" style:text-underline-width="auto" style:text-underline-color="font-color" fo:font-weight="normal" style:letter-kerning="true" fo:background-color="transparent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ibiotrace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JSON_STRUCT macro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DATA_TYPE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3"><text:span text:style-name="T2">JSON_STRUCT_START(</text:span><text:span text:style-name="T3">file_descriptor</text:span><text:span text:style-name="T2">)</text:span><text:span text:style-name="T2"><text:line-break/></text:span><text:span text:style-name="T2"> <text:s/>JSON_STRUCT_INT(</text:span><text:span text:style-name="T4">descriptor</text:span><text:span text:style-name="T2">)</text:span><text:span text:style-name="T2"><text:line-break/></text:span><text:span text:style-name="T2">JSON_STRUCT_END</text:span></text:p>
            <text:p text:style-name="P3"><text:span text:style-name="T2">JSON_STRUCT_START(</text:span><text:span text:style-name="T3">file_memory</text:span><text:span text:style-name="T2">)</text:span><text:span text:style-name="T2"><text:line-break/></text:span><text:span text:style-name="T2"> <text:s/>JSON_STRUCT_VOID_P(</text:span><text:span text:style-name="T4">address</text:span><text:span text:style-name="T2">)</text:span><text:span text:style-name="T2"><text:line-break/></text:span><text:span text:style-name="T2"> <text:s/>JSON_STRUCT_SIZE_T(</text:span><text:span text:style-name="T4">length</text:span><text:span text:style-name="T2">)</text:span><text:span text:style-name="T2"><text:line-break/></text:span><text:span text:style-name="T2">JSON_STRUCT_END</text:span></text:p>
            <text:p text:style-name="P3"><text:span text:style-name="T2">JSON_STRUCT_START(</text:span><text:span text:style-name="T3">basic</text:span><text:span text:style-name="T2">)</text:span><text:span text:style-name="T2"><text:line-break/></text:span><text:span text:style-name="T2"> <text:s/>JSON_STRUCT_PID_T(</text:span><text:span text:style-name="T4">process_id</text:span><text:span text:style-name="T2">)</text:span><text:span text:style-name="T2"><text:line-break/></text:span><text:span text:style-name="T2"> <text:s/>JSON_STRUCT_VOID_P_START(</text:span><text:span text:style-name="T4">file_type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descriptor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memory</text:span><text:span text:style-name="T2">)</text:span><text:span text:style-name="T2"><text:line-break/></text:span><text:span text:style-name="T2"> <text:s/>JSON_STRUCT_VOID_P_END(</text:span><text:span text:style-name="T4">file_type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6"> JSON_STRUCT_START(name) </text:span><text:span text:style-name="T1">struct</text:span><text:span text:style-name="T2"> name {</text:span><text:span text:style-name="T2"><text:line-break/></text:span><text:span text:style-name="T1"># <text:s/>define</text:span><text:span text:style-name="T2"> JSON_STRUCT_END };</text:span></text:p>
            <text:p text:style-name="P4"><text:span text:style-name="T1"># <text:s/>define</text:span><text:span text:style-name="T2"> JSON_STRUCT_INT(name) </text:span><text:span text:style-name="T1">int</text:span><text:span text:style-name="T2"> name;</text:span><text:span text:style-name="T2"><text:line-break/></text:span><text:span text:style-name="T1"># <text:s/>define</text:span><text:span text:style-name="T2"> JSON_STRUCT_VOID_P(name) </text:span><text:span text:style-name="T1">void</text:span><text:span text:style-name="T2"> *name;</text:span><text:span text:style-name="T2"><text:line-break/></text:span><text:span text:style-name="T1"># <text:s/>define</text:span><text:span text:style-name="T2"> JSON_STRUCT_SIZE_T(name) size_t name;</text:span><text:span text:style-name="T2"><text:line-break/></text:span><text:span text:style-name="T1"># <text:s/>define</text:span><text:span text:style-name="T2"> JSON_STRUCT_PID_T(name) pid_t name;</text:span></text:p>
            <text:p text:style-name="P3"><text:span text:style-name="T1"># <text:s/>define</text:span><text:span text:style-name="T2"> JSON_STRUCT_VOID_P_START(name) \</text:span><text:span text:style-name="T2"><text:line-break/></text:span><text:span text:style-name="T2"> <text:s text:c="11"/></text:span><text:span text:style-name="T1">void</text:span><text:span text:style-name="T2"> *name; </text:span><text:span text:style-name="T1">enum</text:span><text:span text:style-name="T2"> {</text:span><text:span text:style-name="T2"><text:line-break/></text:span><text:span text:style-name="T1"># <text:s/>define</text:span><text:span text:style-name="T2"> JSON_STRUCT_VOID_P_ELEMENT(name, element) \</text:span><text:span text:style-name="T2"><text:line-break/></text:span><text:span text:style-name="T2"> <text:s text:c="11"/>void_p_enum_</text:span><text:span text:style-name="T1">##</text:span><text:span text:style-name="T2">name</text:span><text:span text:style-name="T1">##</text:span><text:span text:style-name="T2">_</text:span><text:span text:style-name="T1">##</text:span><text:span text:style-name="T2">element,</text:span><text:span text:style-name="T2"><text:line-break/></text:span><text:span text:style-name="T1"># <text:s/>define</text:span><text:span text:style-name="T2"> JSON_STRUCT_VOID_P_END(name) \</text:span><text:span text:style-name="T2"><text:line-break/></text:span><text:span text:style-name="T2"> <text:s text:c="11"/>} void_p_enum_</text:span><text:span text:style-name="T1">##</text:span><text:span text:style-name="T2">name;</text:span></text:p>
          </draw:text-box>
        </draw:frame>
        <draw:custom-shape draw:style-name="gr2" draw:text-style-name="P6" draw:layer="layout" svg:width="6cm" svg:height="2.166cm" svg:x="19cm" svg:y="1.5cm">
          <text:p text:style-name="P5"><text:span text:style-name="T7">Activates defines to generate</text:span><text:span text:style-name="T7"><text:line-break/></text:span><text:span text:style-name="T7">structures in json_defines.h</text:span></text:p>
          <draw:enhanced-geometry svg:viewBox="0 0 21600 21600" draw:text-areas="800 800 20800 20800" draw:type="round-rectangular-callout" draw:modifiers="-2577.17047158807 4345.916012921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6" draw:layer="layout" svg:width="6cm" svg:height="2cm" svg:x="2cm" svg:y="0.628cm">
          <text:p text:style-name="P5"><text:span text:style-name="T7">json_structs.h includes</text:span><text:span text:style-name="T7"><text:line-break/></text:span><text:span text:style-name="T7">json_defines.h</text:span></text:p>
          <draw:enhanced-geometry svg:viewBox="0 0 21600 21600" draw:text-areas="800 800 20800 20800" draw:type="round-rectangular-callout" draw:modifiers="7432.76120646559 31541.8290854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6.5cm" svg:height="1.5cm" svg:x="3cm" svg:y="12.5cm">
          <text:p text:style-name="P5"><text:span text:style-name="T7">Order of the definitions in json_structs.h is important.</text:span><text:span text:style-name="T7"><text:line-break/></text:span><text:span text:style-name="T7">A struct can only be used as a part of a other struct if it was defined before it is used.</text:span></text:p>
          <draw:enhanced-geometry svg:viewBox="0 0 21600 21600" draw:text-areas="800 800 20800 20800" draw:type="round-rectangular-callout" draw:modifiers="10601.684746379 -25096.86875416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3"><text:span text:style-name="T1">#if</text:span><text:span text:style-name="T2"> JSON_STRUCT == JSON_STRUCT_DATA_TYPE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3"><text:span text:style-name="T2">JSON_STRUCT_START(</text:span><text:span text:style-name="T3">file_descriptor</text:span><text:span text:style-name="T2">)</text:span><text:span text:style-name="T2"><text:line-break/></text:span><text:span text:style-name="T2"> <text:s/>JSON_STRUCT_INT(</text:span><text:span text:style-name="T4">descriptor</text:span><text:span text:style-name="T2">)</text:span><text:span text:style-name="T2"><text:line-break/></text:span><text:span text:style-name="T2">JSON_STRUCT_END</text:span></text:p>
            <text:p text:style-name="P3"><text:span text:style-name="T2">JSON_STRUCT_START(</text:span><text:span text:style-name="T3">file_memory</text:span><text:span text:style-name="T2">)</text:span><text:span text:style-name="T2"><text:line-break/></text:span><text:span text:style-name="T2"> <text:s/>JSON_STRUCT_VOID_P(</text:span><text:span text:style-name="T4">address</text:span><text:span text:style-name="T2">)</text:span><text:span text:style-name="T2"><text:line-break/></text:span><text:span text:style-name="T2"> <text:s/>JSON_STRUCT_SIZE_T(</text:span><text:span text:style-name="T4">length</text:span><text:span text:style-name="T2">)</text:span><text:span text:style-name="T2"><text:line-break/></text:span><text:span text:style-name="T2">JSON_STRUCT_END</text:span></text:p>
            <text:p text:style-name="P4"><text:span text:style-name="T2">JSON_STRUCT_START(</text:span><text:span text:style-name="T3">basic</text:span><text:span text:style-name="T2">)</text:span><text:span text:style-name="T2"><text:line-break/></text:span><text:span text:style-name="T2"> <text:s/>JSON_STRUCT_PID_T(</text:span><text:span text:style-name="T4">process_id</text:span><text:span text:style-name="T2">)</text:span><text:span text:style-name="T2"><text:line-break/></text:span><text:span text:style-name="T2"> <text:s/>JSON_STRUCT_VOID_P_START(</text:span><text:span text:style-name="T4">file_type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descriptor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memory</text:span><text:span text:style-name="T2">)</text:span><text:span text:style-name="T2"><text:line-break/></text:span><text:span text:style-name="T2"> <text:s/>JSON_STRUCT_VOID_P_END(</text:span><text:span text:style-name="T4">file_type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6"> JSON_STRUCT_START(name) </text:span><text:span text:style-name="T1">struct</text:span><text:span text:style-name="T2"> name {</text:span><text:span text:style-name="T2"><text:line-break/></text:span><text:span text:style-name="T1"># <text:s/>define</text:span><text:span text:style-name="T2"> JSON_STRUCT_END };</text:span></text:p>
            <text:p text:style-name="P4"><text:span text:style-name="T1"># <text:s/>define</text:span><text:span text:style-name="T2"> JSON_STRUCT_INT(name) </text:span><text:span text:style-name="T1">int</text:span><text:span text:style-name="T2"> name;</text:span><text:span text:style-name="T2"><text:line-break/></text:span><text:span text:style-name="T1"># <text:s/>define</text:span><text:span text:style-name="T2"> JSON_STRUCT_VOID_P(name) </text:span><text:span text:style-name="T1">void</text:span><text:span text:style-name="T2"> *name;</text:span><text:span text:style-name="T2"><text:line-break/></text:span><text:span text:style-name="T1"># <text:s/>define</text:span><text:span text:style-name="T2"> JSON_STRUCT_SIZE_T(name) size_t name;</text:span><text:span text:style-name="T2"><text:line-break/></text:span><text:span text:style-name="T1"># <text:s/>define</text:span><text:span text:style-name="T2"> JSON_STRUCT_PID_T(name) pid_t name;</text:span></text:p>
            <text:p text:style-name="P4"><text:span text:style-name="T1"># <text:s/>define</text:span><text:span text:style-name="T2"> JSON_STRUCT_VOID_P_START(name) \</text:span><text:span text:style-name="T2"><text:line-break/></text:span><text:span text:style-name="T2"> <text:s text:c="11"/></text:span><text:span text:style-name="T1">void</text:span><text:span text:style-name="T2"> *name; </text:span><text:span text:style-name="T1">enum</text:span><text:span text:style-name="T2"> {</text:span><text:span text:style-name="T2"><text:line-break/></text:span><text:span text:style-name="T1"># <text:s/>define</text:span><text:span text:style-name="T2"> JSON_STRUCT_VOID_P_ELEMENT(name, element) \</text:span><text:span text:style-name="T2"><text:line-break/></text:span><text:span text:style-name="T2"> <text:s text:c="11"/>void_p_enum_</text:span><text:span text:style-name="T1">##</text:span><text:span text:style-name="T2">name</text:span><text:span text:style-name="T1">##</text:span><text:span text:style-name="T2">_</text:span><text:span text:style-name="T1">##</text:span><text:span text:style-name="T2">element,</text:span><text:span text:style-name="T2"><text:line-break/></text:span><text:span text:style-name="T1"># <text:s/>define</text:span><text:span text:style-name="T2"> JSON_STRUCT_VOID_P_END(name) \</text:span><text:span text:style-name="T2"><text:line-break/></text:span><text:span text:style-name="T2"> <text:s text:c="11"/>} void_p_enum_</text:span><text:span text:style-name="T1">##</text:span><text:span text:style-name="T2">name;</text:span></text:p>
          </draw:text-box>
        </draw:frame>
        <draw:line draw:style-name="gr5" draw:text-style-name="P7" draw:layer="layout" svg:x1="14.8cm" svg:y1="4.8cm" svg:x2="8.8cm" svg:y2="4.8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3"><text:span text:style-name="T1">#if</text:span><text:span text:style-name="T2"> JSON_STRUCT == JSON_STRUCT_DATA_TYPE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3"><text:span text:style-name="T1">struct</text:span><text:span text:style-name="T2"> </text:span><text:span text:style-name="T3">file_descriptor</text:span><text:span text:style-name="T2"> {</text:span><text:span text:style-name="T2"><text:line-break/></text:span><text:span text:style-name="T2"> <text:s/>JSON_STRUCT_INT(</text:span><text:span text:style-name="T4">descriptor</text:span><text:span text:style-name="T2">)</text:span><text:span text:style-name="T2"><text:line-break/></text:span><text:span text:style-name="T2">JSON_STRUCT_END</text:span></text:p>
            <text:p text:style-name="P3"><text:span text:style-name="T2">JSON_STRUCT_START(</text:span><text:span text:style-name="T3">file_memory</text:span><text:span text:style-name="T2">)</text:span><text:span text:style-name="T2"><text:line-break/></text:span><text:span text:style-name="T2"> <text:s/>JSON_STRUCT_VOID_P(</text:span><text:span text:style-name="T4">address</text:span><text:span text:style-name="T2">)</text:span><text:span text:style-name="T2"><text:line-break/></text:span><text:span text:style-name="T2"> <text:s/>JSON_STRUCT_SIZE_T(</text:span><text:span text:style-name="T4">length</text:span><text:span text:style-name="T2">)</text:span><text:span text:style-name="T2"><text:line-break/></text:span><text:span text:style-name="T2">JSON_STRUCT_END</text:span></text:p>
            <text:p text:style-name="P4"><text:span text:style-name="T2">JSON_STRUCT_START(</text:span><text:span text:style-name="T3">basic</text:span><text:span text:style-name="T2">)</text:span><text:span text:style-name="T2"><text:line-break/></text:span><text:span text:style-name="T2"> <text:s/>JSON_STRUCT_PID_T(</text:span><text:span text:style-name="T4">process_id</text:span><text:span text:style-name="T2">)</text:span><text:span text:style-name="T2"><text:line-break/></text:span><text:span text:style-name="T2"> <text:s/>JSON_STRUCT_VOID_P_START(</text:span><text:span text:style-name="T4">file_type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descriptor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memory</text:span><text:span text:style-name="T2">)</text:span><text:span text:style-name="T2"><text:line-break/></text:span><text:span text:style-name="T2"> <text:s/>JSON_STRUCT_VOID_P_END(</text:span><text:span text:style-name="T4">file_type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6"> JSON_STRUCT_START(name) </text:span><text:span text:style-name="T1">struct</text:span><text:span text:style-name="T2"> name {</text:span><text:span text:style-name="T2"><text:line-break/></text:span><text:span text:style-name="T1"># <text:s/>define</text:span><text:span text:style-name="T2"> JSON_STRUCT_END };</text:span></text:p>
            <text:p text:style-name="P4"><text:span text:style-name="T1"># <text:s/>define</text:span><text:span text:style-name="T2"> JSON_STRUCT_INT(name) </text:span><text:span text:style-name="T1">int</text:span><text:span text:style-name="T2"> name;</text:span><text:span text:style-name="T2"><text:line-break/></text:span><text:span text:style-name="T1"># <text:s/>define</text:span><text:span text:style-name="T2"> JSON_STRUCT_VOID_P(name) </text:span><text:span text:style-name="T1">void</text:span><text:span text:style-name="T2"> *name;</text:span><text:span text:style-name="T2"><text:line-break/></text:span><text:span text:style-name="T1"># <text:s/>define</text:span><text:span text:style-name="T2"> JSON_STRUCT_SIZE_T(name) size_t name;</text:span><text:span text:style-name="T2"><text:line-break/></text:span><text:span text:style-name="T1"># <text:s/>define</text:span><text:span text:style-name="T2"> JSON_STRUCT_PID_T(name) pid_t name;</text:span></text:p>
            <text:p text:style-name="P4"><text:span text:style-name="T1"># <text:s/>define</text:span><text:span text:style-name="T2"> JSON_STRUCT_VOID_P_START(name) \</text:span><text:span text:style-name="T2"><text:line-break/></text:span><text:span text:style-name="T2"> <text:s text:c="11"/></text:span><text:span text:style-name="T1">void</text:span><text:span text:style-name="T2"> *name; </text:span><text:span text:style-name="T1">enum</text:span><text:span text:style-name="T2"> {</text:span><text:span text:style-name="T2"><text:line-break/></text:span><text:span text:style-name="T1"># <text:s/>define</text:span><text:span text:style-name="T2"> JSON_STRUCT_VOID_P_ELEMENT(name, element) \</text:span><text:span text:style-name="T2"><text:line-break/></text:span><text:span text:style-name="T2"> <text:s text:c="11"/>void_p_enum_</text:span><text:span text:style-name="T1">##</text:span><text:span text:style-name="T2">name</text:span><text:span text:style-name="T1">##</text:span><text:span text:style-name="T2">_</text:span><text:span text:style-name="T1">##</text:span><text:span text:style-name="T2">element,</text:span><text:span text:style-name="T2"><text:line-break/></text:span><text:span text:style-name="T1"># <text:s/>define</text:span><text:span text:style-name="T2"> JSON_STRUCT_VOID_P_END(name) \</text:span><text:span text:style-name="T2"><text:line-break/></text:span><text:span text:style-name="T2"> <text:s text:c="11"/>} void_p_enum_</text:span><text:span text:style-name="T1">##</text:span><text:span text:style-name="T2">name;</text:span></text:p>
          </draw:text-box>
        </draw:frame>
        <draw:line draw:style-name="gr5" draw:text-style-name="P7" draw:layer="layout" svg:x1="14.8cm" svg:y1="4.8cm" svg:x2="8.8cm" svg:y2="4.8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3"><text:span text:style-name="T1">#if</text:span><text:span text:style-name="T2"> JSON_STRUCT == JSON_STRUCT_DATA_TYPE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3"><text:span text:style-name="T1">struct</text:span><text:span text:style-name="T2"> </text:span><text:span text:style-name="T3">file_descriptor</text:span><text:span text:style-name="T2"> {</text:span><text:span text:style-name="T2"><text:line-break/></text:span><text:span text:style-name="T2"> <text:s/>JSON_STRUCT_INT(</text:span><text:span text:style-name="T4">descriptor</text:span><text:span text:style-name="T2">)</text:span><text:span text:style-name="T2"><text:line-break/></text:span><text:span text:style-name="T2">JSON_STRUCT_END</text:span></text:p>
            <text:p text:style-name="P3"><text:span text:style-name="T2">JSON_STRUCT_START(</text:span><text:span text:style-name="T3">file_memory</text:span><text:span text:style-name="T2">)</text:span><text:span text:style-name="T2"><text:line-break/></text:span><text:span text:style-name="T2"> <text:s/>JSON_STRUCT_VOID_P(</text:span><text:span text:style-name="T4">address</text:span><text:span text:style-name="T2">)</text:span><text:span text:style-name="T2"><text:line-break/></text:span><text:span text:style-name="T2"> <text:s/>JSON_STRUCT_SIZE_T(</text:span><text:span text:style-name="T4">length</text:span><text:span text:style-name="T2">)</text:span><text:span text:style-name="T2"><text:line-break/></text:span><text:span text:style-name="T2">JSON_STRUCT_END</text:span></text:p>
            <text:p text:style-name="P4"><text:span text:style-name="T2">JSON_STRUCT_START(</text:span><text:span text:style-name="T3">basic</text:span><text:span text:style-name="T2">)</text:span><text:span text:style-name="T2"><text:line-break/></text:span><text:span text:style-name="T2"> <text:s/>JSON_STRUCT_PID_T(</text:span><text:span text:style-name="T4">process_id</text:span><text:span text:style-name="T2">)</text:span><text:span text:style-name="T2"><text:line-break/></text:span><text:span text:style-name="T2"> <text:s/>JSON_STRUCT_VOID_P_START(</text:span><text:span text:style-name="T4">file_type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descriptor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memory</text:span><text:span text:style-name="T2">)</text:span><text:span text:style-name="T2"><text:line-break/></text:span><text:span text:style-name="T2"> <text:s/>JSON_STRUCT_VOID_P_END(</text:span><text:span text:style-name="T4">file_type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6"> JSON_STRUCT_START(name) </text:span><text:span text:style-name="T1">struct</text:span><text:span text:style-name="T2"> name {</text:span><text:span text:style-name="T2"><text:line-break/></text:span><text:span text:style-name="T1"># <text:s/>define</text:span><text:span text:style-name="T2"> JSON_STRUCT_END };</text:span></text:p>
            <text:p text:style-name="P4"><text:span text:style-name="T1"># <text:s/>define</text:span><text:span text:style-name="T2"> JSON_STRUCT_INT(name) </text:span><text:span text:style-name="T1">int</text:span><text:span text:style-name="T2"> name;</text:span><text:span text:style-name="T2"><text:line-break/></text:span><text:span text:style-name="T1"># <text:s/>define</text:span><text:span text:style-name="T2"> JSON_STRUCT_VOID_P(name) </text:span><text:span text:style-name="T1">void</text:span><text:span text:style-name="T2"> *name;</text:span><text:span text:style-name="T2"><text:line-break/></text:span><text:span text:style-name="T1"># <text:s/>define</text:span><text:span text:style-name="T2"> JSON_STRUCT_SIZE_T(name) size_t name;</text:span><text:span text:style-name="T2"><text:line-break/></text:span><text:span text:style-name="T1"># <text:s/>define</text:span><text:span text:style-name="T2"> JSON_STRUCT_PID_T(name) pid_t name;</text:span></text:p>
            <text:p text:style-name="P4"><text:span text:style-name="T1"># <text:s/>define</text:span><text:span text:style-name="T2"> JSON_STRUCT_VOID_P_START(name) \</text:span><text:span text:style-name="T2"><text:line-break/></text:span><text:span text:style-name="T2"> <text:s text:c="11"/></text:span><text:span text:style-name="T1">void</text:span><text:span text:style-name="T2"> *name; </text:span><text:span text:style-name="T1">enum</text:span><text:span text:style-name="T2"> {</text:span><text:span text:style-name="T2"><text:line-break/></text:span><text:span text:style-name="T1"># <text:s/>define</text:span><text:span text:style-name="T2"> JSON_STRUCT_VOID_P_ELEMENT(name, element) \</text:span><text:span text:style-name="T2"><text:line-break/></text:span><text:span text:style-name="T2"> <text:s text:c="11"/>void_p_enum_</text:span><text:span text:style-name="T1">##</text:span><text:span text:style-name="T2">name</text:span><text:span text:style-name="T1">##</text:span><text:span text:style-name="T2">_</text:span><text:span text:style-name="T1">##</text:span><text:span text:style-name="T2">element,</text:span><text:span text:style-name="T2"><text:line-break/></text:span><text:span text:style-name="T1"># <text:s/>define</text:span><text:span text:style-name="T2"> JSON_STRUCT_VOID_P_END(name) \</text:span><text:span text:style-name="T2"><text:line-break/></text:span><text:span text:style-name="T2"> <text:s text:c="11"/>} void_p_enum_</text:span><text:span text:style-name="T1">##</text:span><text:span text:style-name="T2">name;</text:span></text:p>
          </draw:text-box>
        </draw:frame>
        <draw:line draw:style-name="gr5" draw:text-style-name="P7" draw:layer="layout" svg:x1="15cm" svg:y1="6cm" svg:x2="7.6cm" svg:y2="5.2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3"><text:span text:style-name="T1">#if</text:span><text:span text:style-name="T2"> JSON_STRUCT == JSON_STRUCT_DATA_TYPE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3"><text:span text:style-name="T1">struct</text:span><text:span text:style-name="T2"> </text:span><text:span text:style-name="T3">file_descriptor</text:span><text:span text:style-name="T2"> {</text:span><text:span text:style-name="T2"><text:line-break/></text:span><text:span text:style-name="T2"> <text:s/></text:span><text:span text:style-name="T1">int</text:span><text:span text:style-name="T2"> </text:span><text:span text:style-name="T4">descriptor</text:span><text:span text:style-name="T2">;</text:span><text:span text:style-name="T2"><text:line-break/></text:span><text:span text:style-name="T2">JSON_STRUCT_END</text:span></text:p>
            <text:p text:style-name="P3"><text:span text:style-name="T2">JSON_STRUCT_START(</text:span><text:span text:style-name="T3">file_memory</text:span><text:span text:style-name="T2">)</text:span><text:span text:style-name="T2"><text:line-break/></text:span><text:span text:style-name="T2"> <text:s/>JSON_STRUCT_VOID_P(</text:span><text:span text:style-name="T4">address</text:span><text:span text:style-name="T2">)</text:span><text:span text:style-name="T2"><text:line-break/></text:span><text:span text:style-name="T2"> <text:s/>JSON_STRUCT_SIZE_T(</text:span><text:span text:style-name="T4">length</text:span><text:span text:style-name="T2">)</text:span><text:span text:style-name="T2"><text:line-break/></text:span><text:span text:style-name="T2">JSON_STRUCT_END</text:span></text:p>
            <text:p text:style-name="P4"><text:span text:style-name="T2">JSON_STRUCT_START(</text:span><text:span text:style-name="T3">basic</text:span><text:span text:style-name="T2">)</text:span><text:span text:style-name="T2"><text:line-break/></text:span><text:span text:style-name="T2"> <text:s/>JSON_STRUCT_PID_T(</text:span><text:span text:style-name="T4">process_id</text:span><text:span text:style-name="T2">)</text:span><text:span text:style-name="T2"><text:line-break/></text:span><text:span text:style-name="T2"> <text:s/>JSON_STRUCT_VOID_P_START(</text:span><text:span text:style-name="T4">file_type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descriptor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memory</text:span><text:span text:style-name="T2">)</text:span><text:span text:style-name="T2"><text:line-break/></text:span><text:span text:style-name="T2"> <text:s/>JSON_STRUCT_VOID_P_END(</text:span><text:span text:style-name="T4">file_type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6"> JSON_STRUCT_START(name) </text:span><text:span text:style-name="T1">struct</text:span><text:span text:style-name="T2"> name {</text:span><text:span text:style-name="T2"><text:line-break/></text:span><text:span text:style-name="T1"># <text:s/>define</text:span><text:span text:style-name="T2"> JSON_STRUCT_END };</text:span></text:p>
            <text:p text:style-name="P4"><text:span text:style-name="T1"># <text:s/>define</text:span><text:span text:style-name="T2"> JSON_STRUCT_INT(name) </text:span><text:span text:style-name="T1">int</text:span><text:span text:style-name="T2"> name;</text:span><text:span text:style-name="T2"><text:line-break/></text:span><text:span text:style-name="T1"># <text:s/>define</text:span><text:span text:style-name="T2"> JSON_STRUCT_VOID_P(name) </text:span><text:span text:style-name="T1">void</text:span><text:span text:style-name="T2"> *name;</text:span><text:span text:style-name="T2"><text:line-break/></text:span><text:span text:style-name="T1"># <text:s/>define</text:span><text:span text:style-name="T2"> JSON_STRUCT_SIZE_T(name) size_t name;</text:span><text:span text:style-name="T2"><text:line-break/></text:span><text:span text:style-name="T1"># <text:s/>define</text:span><text:span text:style-name="T2"> JSON_STRUCT_PID_T(name) pid_t name;</text:span></text:p>
            <text:p text:style-name="P4"><text:span text:style-name="T1"># <text:s/>define</text:span><text:span text:style-name="T2"> JSON_STRUCT_VOID_P_START(name) \</text:span><text:span text:style-name="T2"><text:line-break/></text:span><text:span text:style-name="T2"> <text:s text:c="11"/></text:span><text:span text:style-name="T1">void</text:span><text:span text:style-name="T2"> *name; </text:span><text:span text:style-name="T1">enum</text:span><text:span text:style-name="T2"> {</text:span><text:span text:style-name="T2"><text:line-break/></text:span><text:span text:style-name="T1"># <text:s/>define</text:span><text:span text:style-name="T2"> JSON_STRUCT_VOID_P_ELEMENT(name, element) \</text:span><text:span text:style-name="T2"><text:line-break/></text:span><text:span text:style-name="T2"> <text:s text:c="11"/>void_p_enum_</text:span><text:span text:style-name="T1">##</text:span><text:span text:style-name="T2">name</text:span><text:span text:style-name="T1">##</text:span><text:span text:style-name="T2">_</text:span><text:span text:style-name="T1">##</text:span><text:span text:style-name="T2">element,</text:span><text:span text:style-name="T2"><text:line-break/></text:span><text:span text:style-name="T1"># <text:s/>define</text:span><text:span text:style-name="T2"> JSON_STRUCT_VOID_P_END(name) \</text:span><text:span text:style-name="T2"><text:line-break/></text:span><text:span text:style-name="T2"> <text:s text:c="11"/>} void_p_enum_</text:span><text:span text:style-name="T1">##</text:span><text:span text:style-name="T2">name;</text:span></text:p>
          </draw:text-box>
        </draw:frame>
        <draw:line draw:style-name="gr5" draw:text-style-name="P7" draw:layer="layout" svg:x1="15cm" svg:y1="6cm" svg:x2="7.6cm" svg:y2="5.2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3"><text:span text:style-name="T1">#if</text:span><text:span text:style-name="T2"> JSON_STRUCT == JSON_STRUCT_DATA_TYPE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3"><text:span text:style-name="T1">struct</text:span><text:span text:style-name="T2"> </text:span><text:span text:style-name="T3">file_descriptor</text:span><text:span text:style-name="T2"> {</text:span><text:span text:style-name="T2"><text:line-break/></text:span><text:span text:style-name="T2"> <text:s/></text:span><text:span text:style-name="T1">int</text:span><text:span text:style-name="T2"> </text:span><text:span text:style-name="T4">descriptor</text:span><text:span text:style-name="T2">;</text:span><text:span text:style-name="T2"><text:line-break/></text:span><text:span text:style-name="T2">JSON_STRUCT_END</text:span></text:p>
            <text:p text:style-name="P3"><text:span text:style-name="T2">JSON_STRUCT_START(</text:span><text:span text:style-name="T3">file_memory</text:span><text:span text:style-name="T2">)</text:span><text:span text:style-name="T2"><text:line-break/></text:span><text:span text:style-name="T2"> <text:s/>JSON_STRUCT_VOID_P(</text:span><text:span text:style-name="T4">address</text:span><text:span text:style-name="T2">)</text:span><text:span text:style-name="T2"><text:line-break/></text:span><text:span text:style-name="T2"> <text:s/>JSON_STRUCT_SIZE_T(</text:span><text:span text:style-name="T4">length</text:span><text:span text:style-name="T2">)</text:span><text:span text:style-name="T2"><text:line-break/></text:span><text:span text:style-name="T2">JSON_STRUCT_END</text:span></text:p>
            <text:p text:style-name="P4"><text:span text:style-name="T2">JSON_STRUCT_START(</text:span><text:span text:style-name="T3">basic</text:span><text:span text:style-name="T2">)</text:span><text:span text:style-name="T2"><text:line-break/></text:span><text:span text:style-name="T2"> <text:s/>JSON_STRUCT_PID_T(</text:span><text:span text:style-name="T4">process_id</text:span><text:span text:style-name="T2">)</text:span><text:span text:style-name="T2"><text:line-break/></text:span><text:span text:style-name="T2"> <text:s/>JSON_STRUCT_VOID_P_START(</text:span><text:span text:style-name="T4">file_type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descriptor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memory</text:span><text:span text:style-name="T2">)</text:span><text:span text:style-name="T2"><text:line-break/></text:span><text:span text:style-name="T2"> <text:s/>JSON_STRUCT_VOID_P_END(</text:span><text:span text:style-name="T4">file_type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6"> JSON_STRUCT_START(name) </text:span><text:span text:style-name="T1">struct</text:span><text:span text:style-name="T2"> name {</text:span><text:span text:style-name="T2"><text:line-break/></text:span><text:span text:style-name="T1"># <text:s/>define</text:span><text:span text:style-name="T2"> JSON_STRUCT_END };</text:span></text:p>
            <text:p text:style-name="P4"><text:span text:style-name="T1"># <text:s/>define</text:span><text:span text:style-name="T2"> JSON_STRUCT_INT(name) </text:span><text:span text:style-name="T1">int</text:span><text:span text:style-name="T2"> name;</text:span><text:span text:style-name="T2"><text:line-break/></text:span><text:span text:style-name="T1"># <text:s/>define</text:span><text:span text:style-name="T2"> JSON_STRUCT_VOID_P(name) </text:span><text:span text:style-name="T1">void</text:span><text:span text:style-name="T2"> *name;</text:span><text:span text:style-name="T2"><text:line-break/></text:span><text:span text:style-name="T1"># <text:s/>define</text:span><text:span text:style-name="T2"> JSON_STRUCT_SIZE_T(name) size_t name;</text:span><text:span text:style-name="T2"><text:line-break/></text:span><text:span text:style-name="T1"># <text:s/>define</text:span><text:span text:style-name="T2"> JSON_STRUCT_PID_T(name) pid_t name;</text:span></text:p>
            <text:p text:style-name="P4"><text:span text:style-name="T1"># <text:s/>define</text:span><text:span text:style-name="T2"> JSON_STRUCT_VOID_P_START(name) \</text:span><text:span text:style-name="T2"><text:line-break/></text:span><text:span text:style-name="T2"> <text:s text:c="11"/></text:span><text:span text:style-name="T1">void</text:span><text:span text:style-name="T2"> *name; </text:span><text:span text:style-name="T1">enum</text:span><text:span text:style-name="T2"> {</text:span><text:span text:style-name="T2"><text:line-break/></text:span><text:span text:style-name="T1"># <text:s/>define</text:span><text:span text:style-name="T2"> JSON_STRUCT_VOID_P_ELEMENT(name, element) \</text:span><text:span text:style-name="T2"><text:line-break/></text:span><text:span text:style-name="T2"> <text:s text:c="11"/>void_p_enum_</text:span><text:span text:style-name="T1">##</text:span><text:span text:style-name="T2">name</text:span><text:span text:style-name="T1">##</text:span><text:span text:style-name="T2">_</text:span><text:span text:style-name="T1">##</text:span><text:span text:style-name="T2">element,</text:span><text:span text:style-name="T2"><text:line-break/></text:span><text:span text:style-name="T1"># <text:s/>define</text:span><text:span text:style-name="T2"> JSON_STRUCT_VOID_P_END(name) \</text:span><text:span text:style-name="T2"><text:line-break/></text:span><text:span text:style-name="T2"> <text:s text:c="11"/>} void_p_enum_</text:span><text:span text:style-name="T1">##</text:span><text:span text:style-name="T2">name;</text:span></text:p>
          </draw:text-box>
        </draw:frame>
        <draw:line draw:style-name="gr5" draw:text-style-name="P7" draw:layer="layout" svg:x1="14.8cm" svg:y1="5.2cm" svg:x2="4.8cm" svg:y2="5.7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3"><text:span text:style-name="T1">#if</text:span><text:span text:style-name="T2"> JSON_STRUCT == JSON_STRUCT_DATA_TYPE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struct</text:span><text:span text:style-name="T2"> </text:span><text:span text:style-name="T3">file_descriptor</text:span><text:span text:style-name="T2"> {</text:span><text:span text:style-name="T2"><text:line-break/></text:span><text:span text:style-name="T2"> <text:s/></text:span><text:span text:style-name="T1">int</text:span><text:span text:style-name="T2"> </text:span><text:span text:style-name="T4">descriptor</text:span><text:span text:style-name="T2">;</text:span><text:span text:style-name="T2"><text:line-break/></text:span><text:span text:style-name="T2">};</text:span></text:p>
            <text:p text:style-name="P3"><text:span text:style-name="T2">JSON_STRUCT_START(</text:span><text:span text:style-name="T3">file_memory</text:span><text:span text:style-name="T2">)</text:span><text:span text:style-name="T2"><text:line-break/></text:span><text:span text:style-name="T2"> <text:s/>JSON_STRUCT_VOID_P(</text:span><text:span text:style-name="T4">address</text:span><text:span text:style-name="T2">)</text:span><text:span text:style-name="T2"><text:line-break/></text:span><text:span text:style-name="T2"> <text:s/>JSON_STRUCT_SIZE_T(</text:span><text:span text:style-name="T4">length</text:span><text:span text:style-name="T2">)</text:span><text:span text:style-name="T2"><text:line-break/></text:span><text:span text:style-name="T2">JSON_STRUCT_END</text:span></text:p>
            <text:p text:style-name="P4"><text:span text:style-name="T2">JSON_STRUCT_START(</text:span><text:span text:style-name="T3">basic</text:span><text:span text:style-name="T2">)</text:span><text:span text:style-name="T2"><text:line-break/></text:span><text:span text:style-name="T2"> <text:s/>JSON_STRUCT_PID_T(</text:span><text:span text:style-name="T4">process_id</text:span><text:span text:style-name="T2">)</text:span><text:span text:style-name="T2"><text:line-break/></text:span><text:span text:style-name="T2"> <text:s/>JSON_STRUCT_VOID_P_START(</text:span><text:span text:style-name="T4">file_type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descriptor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memory</text:span><text:span text:style-name="T2">)</text:span><text:span text:style-name="T2"><text:line-break/></text:span><text:span text:style-name="T2"> <text:s/>JSON_STRUCT_VOID_P_END(</text:span><text:span text:style-name="T4">file_type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6"> JSON_STRUCT_START(name) </text:span><text:span text:style-name="T1">struct</text:span><text:span text:style-name="T2"> name {</text:span><text:span text:style-name="T2"><text:line-break/></text:span><text:span text:style-name="T1"># <text:s/>define</text:span><text:span text:style-name="T2"> JSON_STRUCT_END };</text:span></text:p>
            <text:p text:style-name="P4"><text:span text:style-name="T1"># <text:s/>define</text:span><text:span text:style-name="T2"> JSON_STRUCT_INT(name) </text:span><text:span text:style-name="T1">int</text:span><text:span text:style-name="T2"> name;</text:span><text:span text:style-name="T2"><text:line-break/></text:span><text:span text:style-name="T1"># <text:s/>define</text:span><text:span text:style-name="T2"> JSON_STRUCT_VOID_P(name) </text:span><text:span text:style-name="T1">void</text:span><text:span text:style-name="T2"> *name;</text:span><text:span text:style-name="T2"><text:line-break/></text:span><text:span text:style-name="T1"># <text:s/>define</text:span><text:span text:style-name="T2"> JSON_STRUCT_SIZE_T(name) size_t name;</text:span><text:span text:style-name="T2"><text:line-break/></text:span><text:span text:style-name="T1"># <text:s/>define</text:span><text:span text:style-name="T2"> JSON_STRUCT_PID_T(name) pid_t name;</text:span></text:p>
            <text:p text:style-name="P4"><text:span text:style-name="T1"># <text:s/>define</text:span><text:span text:style-name="T2"> JSON_STRUCT_VOID_P_START(name) \</text:span><text:span text:style-name="T2"><text:line-break/></text:span><text:span text:style-name="T2"> <text:s text:c="11"/></text:span><text:span text:style-name="T1">void</text:span><text:span text:style-name="T2"> *name; </text:span><text:span text:style-name="T1">enum</text:span><text:span text:style-name="T2"> {</text:span><text:span text:style-name="T2"><text:line-break/></text:span><text:span text:style-name="T1"># <text:s/>define</text:span><text:span text:style-name="T2"> JSON_STRUCT_VOID_P_ELEMENT(name, element) \</text:span><text:span text:style-name="T2"><text:line-break/></text:span><text:span text:style-name="T2"> <text:s text:c="11"/>void_p_enum_</text:span><text:span text:style-name="T1">##</text:span><text:span text:style-name="T2">name</text:span><text:span text:style-name="T1">##</text:span><text:span text:style-name="T2">_</text:span><text:span text:style-name="T1">##</text:span><text:span text:style-name="T2">element,</text:span><text:span text:style-name="T2"><text:line-break/></text:span><text:span text:style-name="T1"># <text:s/>define</text:span><text:span text:style-name="T2"> JSON_STRUCT_VOID_P_END(name) \</text:span><text:span text:style-name="T2"><text:line-break/></text:span><text:span text:style-name="T2"> <text:s text:c="11"/>} void_p_enum_</text:span><text:span text:style-name="T1">##</text:span><text:span text:style-name="T2">name;</text:span></text:p>
          </draw:text-box>
        </draw:frame>
        <draw:line draw:style-name="gr5" draw:text-style-name="P7" draw:layer="layout" svg:x1="14.8cm" svg:y1="5.2cm" svg:x2="4.8cm" svg:y2="5.7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3"><text:span text:style-name="T1">#if</text:span><text:span text:style-name="T2"> JSON_STRUCT == JSON_STRUCT_DATA_TYPE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struct</text:span><text:span text:style-name="T2"> </text:span><text:span text:style-name="T3">file_descriptor</text:span><text:span text:style-name="T2"> {</text:span><text:span text:style-name="T2"><text:line-break/></text:span><text:span text:style-name="T2"> <text:s/></text:span><text:span text:style-name="T1">int</text:span><text:span text:style-name="T2"> </text:span><text:span text:style-name="T4">descriptor</text:span><text:span text:style-name="T2">;</text:span><text:span text:style-name="T2"><text:line-break/></text:span><text:span text:style-name="T2">};</text:span></text:p>
            <text:p text:style-name="P3"><text:span text:style-name="T2">JSON_STRUCT_START(</text:span><text:span text:style-name="T3">file_memory</text:span><text:span text:style-name="T2">)</text:span><text:span text:style-name="T2"><text:line-break/></text:span><text:span text:style-name="T2"> <text:s/>JSON_STRUCT_VOID_P(</text:span><text:span text:style-name="T4">address</text:span><text:span text:style-name="T2">)</text:span><text:span text:style-name="T2"><text:line-break/></text:span><text:span text:style-name="T2"> <text:s/>JSON_STRUCT_SIZE_T(</text:span><text:span text:style-name="T4">length</text:span><text:span text:style-name="T2">)</text:span><text:span text:style-name="T2"><text:line-break/></text:span><text:span text:style-name="T2">JSON_STRUCT_END</text:span></text:p>
            <text:p text:style-name="P4"><text:span text:style-name="T2">JSON_STRUCT_START(</text:span><text:span text:style-name="T3">basic</text:span><text:span text:style-name="T2">)</text:span><text:span text:style-name="T2"><text:line-break/></text:span><text:span text:style-name="T2"> <text:s/>JSON_STRUCT_PID_T(</text:span><text:span text:style-name="T4">process_id</text:span><text:span text:style-name="T2">)</text:span><text:span text:style-name="T2"><text:line-break/></text:span><text:span text:style-name="T2"> <text:s/>JSON_STRUCT_VOID_P_START(</text:span><text:span text:style-name="T4">file_type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descriptor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memory</text:span><text:span text:style-name="T2">)</text:span><text:span text:style-name="T2"><text:line-break/></text:span><text:span text:style-name="T2"> <text:s/>JSON_STRUCT_VOID_P_END(</text:span><text:span text:style-name="T4">file_type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6"> JSON_STRUCT_START(name) </text:span><text:span text:style-name="T1">struct</text:span><text:span text:style-name="T2"> name {</text:span><text:span text:style-name="T2"><text:line-break/></text:span><text:span text:style-name="T1"># <text:s/>define</text:span><text:span text:style-name="T2"> JSON_STRUCT_END };</text:span></text:p>
            <text:p text:style-name="P4"><text:span text:style-name="T1"># <text:s/>define</text:span><text:span text:style-name="T2"> JSON_STRUCT_INT(name) </text:span><text:span text:style-name="T1">int</text:span><text:span text:style-name="T2"> name;</text:span><text:span text:style-name="T2"><text:line-break/></text:span><text:span text:style-name="T1"># <text:s/>define</text:span><text:span text:style-name="T2"> JSON_STRUCT_VOID_P(name) </text:span><text:span text:style-name="T1">void</text:span><text:span text:style-name="T2"> *name;</text:span><text:span text:style-name="T2"><text:line-break/></text:span><text:span text:style-name="T1"># <text:s/>define</text:span><text:span text:style-name="T2"> JSON_STRUCT_SIZE_T(name) size_t name;</text:span><text:span text:style-name="T2"><text:line-break/></text:span><text:span text:style-name="T1"># <text:s/>define</text:span><text:span text:style-name="T2"> JSON_STRUCT_PID_T(name) pid_t name;</text:span></text:p>
            <text:p text:style-name="P4"><text:span text:style-name="T1"># <text:s/>define</text:span><text:span text:style-name="T2"> JSON_STRUCT_VOID_P_START(name) \</text:span><text:span text:style-name="T2"><text:line-break/></text:span><text:span text:style-name="T2"> <text:s text:c="11"/></text:span><text:span text:style-name="T1">void</text:span><text:span text:style-name="T2"> *name; </text:span><text:span text:style-name="T1">enum</text:span><text:span text:style-name="T2"> {</text:span><text:span text:style-name="T2"><text:line-break/></text:span><text:span text:style-name="T1"># <text:s/>define</text:span><text:span text:style-name="T2"> JSON_STRUCT_VOID_P_ELEMENT(name, element) \</text:span><text:span text:style-name="T2"><text:line-break/></text:span><text:span text:style-name="T2"> <text:s text:c="11"/>void_p_enum_</text:span><text:span text:style-name="T1">##</text:span><text:span text:style-name="T2">name</text:span><text:span text:style-name="T1">##</text:span><text:span text:style-name="T2">_</text:span><text:span text:style-name="T1">##</text:span><text:span text:style-name="T2">element,</text:span><text:span text:style-name="T2"><text:line-break/></text:span><text:span text:style-name="T1"># <text:s/>define</text:span><text:span text:style-name="T2"> JSON_STRUCT_VOID_P_END(name) \</text:span><text:span text:style-name="T2"><text:line-break/></text:span><text:span text:style-name="T2"> <text:s text:c="11"/>} void_p_enum_</text:span><text:span text:style-name="T1">##</text:span><text:span text:style-name="T2">name;</text:span></text:p>
          </draw:text-box>
        </draw:frame>
        <draw:line draw:style-name="gr5" draw:text-style-name="P7" draw:layer="layout" svg:x1="14.9cm" svg:y1="4.6cm" svg:x2="7.7cm" svg:y2="6.6cm">
          <text:p/>
        </draw:lin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3"><text:span text:style-name="T1">#if</text:span><text:span text:style-name="T2"> JSON_STRUCT == JSON_STRUCT_DATA_TYPE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struct</text:span><text:span text:style-name="T2"> </text:span><text:span text:style-name="T3">file_descriptor</text:span><text:span text:style-name="T2"> {</text:span><text:span text:style-name="T2"><text:line-break/></text:span><text:span text:style-name="T2"> <text:s/></text:span><text:span text:style-name="T1">int</text:span><text:span text:style-name="T2"> </text:span><text:span text:style-name="T4">descriptor</text:span><text:span text:style-name="T2">;</text:span><text:span text:style-name="T2"><text:line-break/></text:span><text:span text:style-name="T2">};</text:span></text:p>
            <text:p text:style-name="P3"><text:span text:style-name="T1">struct</text:span><text:span text:style-name="T2"> </text:span><text:span text:style-name="T3">file_memory</text:span><text:span text:style-name="T2"> {</text:span><text:span text:style-name="T2"><text:line-break/></text:span><text:span text:style-name="T2"> <text:s/>JSON_STRUCT_VOID_P(</text:span><text:span text:style-name="T4">address</text:span><text:span text:style-name="T2">)</text:span><text:span text:style-name="T2"><text:line-break/></text:span><text:span text:style-name="T2"> <text:s/>JSON_STRUCT_SIZE_T(</text:span><text:span text:style-name="T4">length</text:span><text:span text:style-name="T2">)</text:span><text:span text:style-name="T2"><text:line-break/></text:span><text:span text:style-name="T2">JSON_STRUCT_END</text:span></text:p>
            <text:p text:style-name="P4"><text:span text:style-name="T2">JSON_STRUCT_START(</text:span><text:span text:style-name="T3">basic</text:span><text:span text:style-name="T2">)</text:span><text:span text:style-name="T2"><text:line-break/></text:span><text:span text:style-name="T2"> <text:s/>JSON_STRUCT_PID_T(</text:span><text:span text:style-name="T4">process_id</text:span><text:span text:style-name="T2">)</text:span><text:span text:style-name="T2"><text:line-break/></text:span><text:span text:style-name="T2"> <text:s/>JSON_STRUCT_VOID_P_START(</text:span><text:span text:style-name="T4">file_type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descriptor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memory</text:span><text:span text:style-name="T2">)</text:span><text:span text:style-name="T2"><text:line-break/></text:span><text:span text:style-name="T2"> <text:s/>JSON_STRUCT_VOID_P_END(</text:span><text:span text:style-name="T4">file_type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6"> JSON_STRUCT_START(name) </text:span><text:span text:style-name="T1">struct</text:span><text:span text:style-name="T2"> name {</text:span><text:span text:style-name="T2"><text:line-break/></text:span><text:span text:style-name="T1"># <text:s/>define</text:span><text:span text:style-name="T2"> JSON_STRUCT_END };</text:span></text:p>
            <text:p text:style-name="P4"><text:span text:style-name="T1"># <text:s/>define</text:span><text:span text:style-name="T2"> JSON_STRUCT_INT(name) </text:span><text:span text:style-name="T1">int</text:span><text:span text:style-name="T2"> name;</text:span><text:span text:style-name="T2"><text:line-break/></text:span><text:span text:style-name="T1"># <text:s/>define</text:span><text:span text:style-name="T2"> JSON_STRUCT_VOID_P(name) </text:span><text:span text:style-name="T1">void</text:span><text:span text:style-name="T2"> *name;</text:span><text:span text:style-name="T2"><text:line-break/></text:span><text:span text:style-name="T1"># <text:s/>define</text:span><text:span text:style-name="T2"> JSON_STRUCT_SIZE_T(name) size_t name;</text:span><text:span text:style-name="T2"><text:line-break/></text:span><text:span text:style-name="T1"># <text:s/>define</text:span><text:span text:style-name="T2"> JSON_STRUCT_PID_T(name) pid_t name;</text:span></text:p>
            <text:p text:style-name="P4"><text:span text:style-name="T1"># <text:s/>define</text:span><text:span text:style-name="T2"> JSON_STRUCT_VOID_P_START(name) \</text:span><text:span text:style-name="T2"><text:line-break/></text:span><text:span text:style-name="T2"> <text:s text:c="11"/></text:span><text:span text:style-name="T1">void</text:span><text:span text:style-name="T2"> *name; </text:span><text:span text:style-name="T1">enum</text:span><text:span text:style-name="T2"> {</text:span><text:span text:style-name="T2"><text:line-break/></text:span><text:span text:style-name="T1"># <text:s/>define</text:span><text:span text:style-name="T2"> JSON_STRUCT_VOID_P_ELEMENT(name, element) \</text:span><text:span text:style-name="T2"><text:line-break/></text:span><text:span text:style-name="T2"> <text:s text:c="11"/>void_p_enum_</text:span><text:span text:style-name="T1">##</text:span><text:span text:style-name="T2">name</text:span><text:span text:style-name="T1">##</text:span><text:span text:style-name="T2">_</text:span><text:span text:style-name="T1">##</text:span><text:span text:style-name="T2">element,</text:span><text:span text:style-name="T2"><text:line-break/></text:span><text:span text:style-name="T1"># <text:s/>define</text:span><text:span text:style-name="T2"> JSON_STRUCT_VOID_P_END(name) \</text:span><text:span text:style-name="T2"><text:line-break/></text:span><text:span text:style-name="T2"> <text:s text:c="11"/>} void_p_enum_</text:span><text:span text:style-name="T1">##</text:span><text:span text:style-name="T2">name;</text:span></text:p>
          </draw:text-box>
        </draw:frame>
        <draw:line draw:style-name="gr5" draw:text-style-name="P7" draw:layer="layout" svg:x1="14.9cm" svg:y1="4.6cm" svg:x2="7.7cm" svg:y2="6.6cm">
          <text:p/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3"><text:span text:style-name="T1">#if</text:span><text:span text:style-name="T2"> JSON_STRUCT == JSON_STRUCT_DATA_TYPE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struct</text:span><text:span text:style-name="T2"> </text:span><text:span text:style-name="T3">file_descriptor</text:span><text:span text:style-name="T2"> {</text:span><text:span text:style-name="T2"><text:line-break/></text:span><text:span text:style-name="T2"> <text:s/></text:span><text:span text:style-name="T1">int</text:span><text:span text:style-name="T2"> </text:span><text:span text:style-name="T4">descriptor</text:span><text:span text:style-name="T2">;</text:span><text:span text:style-name="T2"><text:line-break/></text:span><text:span text:style-name="T2">};</text:span></text:p>
            <text:p text:style-name="P3"><text:span text:style-name="T1">struct</text:span><text:span text:style-name="T2"> </text:span><text:span text:style-name="T3">file_memory</text:span><text:span text:style-name="T2"> {</text:span><text:span text:style-name="T2"><text:line-break/></text:span><text:span text:style-name="T2"> <text:s/>JSON_STRUCT_VOID_P(</text:span><text:span text:style-name="T4">address</text:span><text:span text:style-name="T2">)</text:span><text:span text:style-name="T2"><text:line-break/></text:span><text:span text:style-name="T2"> <text:s/>JSON_STRUCT_SIZE_T(</text:span><text:span text:style-name="T4">length</text:span><text:span text:style-name="T2">)</text:span><text:span text:style-name="T2"><text:line-break/></text:span><text:span text:style-name="T2">JSON_STRUCT_END</text:span></text:p>
            <text:p text:style-name="P4"><text:span text:style-name="T2">JSON_STRUCT_START(</text:span><text:span text:style-name="T3">basic</text:span><text:span text:style-name="T2">)</text:span><text:span text:style-name="T2"><text:line-break/></text:span><text:span text:style-name="T2"> <text:s/>JSON_STRUCT_PID_T(</text:span><text:span text:style-name="T4">process_id</text:span><text:span text:style-name="T2">)</text:span><text:span text:style-name="T2"><text:line-break/></text:span><text:span text:style-name="T2"> <text:s/>JSON_STRUCT_VOID_P_START(</text:span><text:span text:style-name="T4">file_type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descriptor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memory</text:span><text:span text:style-name="T2">)</text:span><text:span text:style-name="T2"><text:line-break/></text:span><text:span text:style-name="T2"> <text:s/>JSON_STRUCT_VOID_P_END(</text:span><text:span text:style-name="T4">file_type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6"> JSON_STRUCT_START(name) </text:span><text:span text:style-name="T1">struct</text:span><text:span text:style-name="T2"> name {</text:span><text:span text:style-name="T2"><text:line-break/></text:span><text:span text:style-name="T1"># <text:s/>define</text:span><text:span text:style-name="T2"> JSON_STRUCT_END };</text:span></text:p>
            <text:p text:style-name="P4"><text:span text:style-name="T1"># <text:s/>define</text:span><text:span text:style-name="T2"> JSON_STRUCT_INT(name) </text:span><text:span text:style-name="T1">int</text:span><text:span text:style-name="T2"> name;</text:span><text:span text:style-name="T2"><text:line-break/></text:span><text:span text:style-name="T1"># <text:s/>define</text:span><text:span text:style-name="T2"> JSON_STRUCT_VOID_P(name) </text:span><text:span text:style-name="T1">void</text:span><text:span text:style-name="T2"> *name;</text:span><text:span text:style-name="T2"><text:line-break/></text:span><text:span text:style-name="T1"># <text:s/>define</text:span><text:span text:style-name="T2"> JSON_STRUCT_SIZE_T(name) size_t name;</text:span><text:span text:style-name="T2"><text:line-break/></text:span><text:span text:style-name="T1"># <text:s/>define</text:span><text:span text:style-name="T2"> JSON_STRUCT_PID_T(name) pid_t name;</text:span></text:p>
            <text:p text:style-name="P4"><text:span text:style-name="T1"># <text:s/>define</text:span><text:span text:style-name="T2"> JSON_STRUCT_VOID_P_START(name) \</text:span><text:span text:style-name="T2"><text:line-break/></text:span><text:span text:style-name="T2"> <text:s text:c="11"/></text:span><text:span text:style-name="T1">void</text:span><text:span text:style-name="T2"> *name; </text:span><text:span text:style-name="T1">enum</text:span><text:span text:style-name="T2"> {</text:span><text:span text:style-name="T2"><text:line-break/></text:span><text:span text:style-name="T1"># <text:s/>define</text:span><text:span text:style-name="T2"> JSON_STRUCT_VOID_P_ELEMENT(name, element) \</text:span><text:span text:style-name="T2"><text:line-break/></text:span><text:span text:style-name="T2"> <text:s text:c="11"/>void_p_enum_</text:span><text:span text:style-name="T1">##</text:span><text:span text:style-name="T2">name</text:span><text:span text:style-name="T1">##</text:span><text:span text:style-name="T2">_</text:span><text:span text:style-name="T1">##</text:span><text:span text:style-name="T2">element,</text:span><text:span text:style-name="T2"><text:line-break/></text:span><text:span text:style-name="T1"># <text:s/>define</text:span><text:span text:style-name="T2"> JSON_STRUCT_VOID_P_END(name) \</text:span><text:span text:style-name="T2"><text:line-break/></text:span><text:span text:style-name="T2"> <text:s text:c="11"/>} void_p_enum_</text:span><text:span text:style-name="T1">##</text:span><text:span text:style-name="T2">name;</text:span></text:p>
          </draw:text-box>
        </draw:frame>
        <draw:line draw:style-name="gr5" draw:text-style-name="P7" draw:layer="layout" svg:x1="14.9cm" svg:y1="6.5cm" svg:x2="7.5cm" svg:y2="7cm">
          <text:p/>
        </draw:lin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3"><text:span text:style-name="T1">#if</text:span><text:span text:style-name="T2"> JSON_STRUCT == JSON_STRUCT_DATA_TYPE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struct</text:span><text:span text:style-name="T2"> </text:span><text:span text:style-name="T3">file_descriptor</text:span><text:span text:style-name="T2"> {</text:span><text:span text:style-name="T2"><text:line-break/></text:span><text:span text:style-name="T2"> <text:s/></text:span><text:span text:style-name="T1">int</text:span><text:span text:style-name="T2"> </text:span><text:span text:style-name="T4">descriptor</text:span><text:span text:style-name="T2">;</text:span><text:span text:style-name="T2"><text:line-break/></text:span><text:span text:style-name="T2">};</text:span></text:p>
            <text:p text:style-name="P3"><text:span text:style-name="T1">struct</text:span><text:span text:style-name="T2"> </text:span><text:span text:style-name="T3">file_memory</text:span><text:span text:style-name="T2"> {</text:span><text:span text:style-name="T2"><text:line-break/></text:span><text:span text:style-name="T2"> <text:s/></text:span><text:span text:style-name="T1">void</text:span><text:span text:style-name="T2"> *</text:span><text:span text:style-name="T4">address</text:span><text:span text:style-name="T2">;</text:span><text:span text:style-name="T2"><text:line-break/></text:span><text:span text:style-name="T2"> <text:s/>JSON_STRUCT_SIZE_T(</text:span><text:span text:style-name="T4">length</text:span><text:span text:style-name="T2">)</text:span><text:span text:style-name="T2"><text:line-break/></text:span><text:span text:style-name="T2">JSON_STRUCT_END</text:span></text:p>
            <text:p text:style-name="P4"><text:span text:style-name="T2">JSON_STRUCT_START(</text:span><text:span text:style-name="T3">basic</text:span><text:span text:style-name="T2">)</text:span><text:span text:style-name="T2"><text:line-break/></text:span><text:span text:style-name="T2"> <text:s/>JSON_STRUCT_PID_T(</text:span><text:span text:style-name="T4">process_id</text:span><text:span text:style-name="T2">)</text:span><text:span text:style-name="T2"><text:line-break/></text:span><text:span text:style-name="T2"> <text:s/>JSON_STRUCT_VOID_P_START(</text:span><text:span text:style-name="T4">file_type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descriptor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memory</text:span><text:span text:style-name="T2">)</text:span><text:span text:style-name="T2"><text:line-break/></text:span><text:span text:style-name="T2"> <text:s/>JSON_STRUCT_VOID_P_END(</text:span><text:span text:style-name="T4">file_type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6"> JSON_STRUCT_START(name) </text:span><text:span text:style-name="T1">struct</text:span><text:span text:style-name="T2"> name {</text:span><text:span text:style-name="T2"><text:line-break/></text:span><text:span text:style-name="T1"># <text:s/>define</text:span><text:span text:style-name="T2"> JSON_STRUCT_END };</text:span></text:p>
            <text:p text:style-name="P4"><text:span text:style-name="T1"># <text:s/>define</text:span><text:span text:style-name="T2"> JSON_STRUCT_INT(name) </text:span><text:span text:style-name="T1">int</text:span><text:span text:style-name="T2"> name;</text:span><text:span text:style-name="T2"><text:line-break/></text:span><text:span text:style-name="T1"># <text:s/>define</text:span><text:span text:style-name="T2"> JSON_STRUCT_VOID_P(name) </text:span><text:span text:style-name="T1">void</text:span><text:span text:style-name="T2"> *name;</text:span><text:span text:style-name="T2"><text:line-break/></text:span><text:span text:style-name="T1"># <text:s/>define</text:span><text:span text:style-name="T2"> JSON_STRUCT_SIZE_T(name) size_t name;</text:span><text:span text:style-name="T2"><text:line-break/></text:span><text:span text:style-name="T1"># <text:s/>define</text:span><text:span text:style-name="T2"> JSON_STRUCT_PID_T(name) pid_t name;</text:span></text:p>
            <text:p text:style-name="P4"><text:span text:style-name="T1"># <text:s/>define</text:span><text:span text:style-name="T2"> JSON_STRUCT_VOID_P_START(name) \</text:span><text:span text:style-name="T2"><text:line-break/></text:span><text:span text:style-name="T2"> <text:s text:c="11"/></text:span><text:span text:style-name="T1">void</text:span><text:span text:style-name="T2"> *name; </text:span><text:span text:style-name="T1">enum</text:span><text:span text:style-name="T2"> {</text:span><text:span text:style-name="T2"><text:line-break/></text:span><text:span text:style-name="T1"># <text:s/>define</text:span><text:span text:style-name="T2"> JSON_STRUCT_VOID_P_ELEMENT(name, element) \</text:span><text:span text:style-name="T2"><text:line-break/></text:span><text:span text:style-name="T2"> <text:s text:c="11"/>void_p_enum_</text:span><text:span text:style-name="T1">##</text:span><text:span text:style-name="T2">name</text:span><text:span text:style-name="T1">##</text:span><text:span text:style-name="T2">_</text:span><text:span text:style-name="T1">##</text:span><text:span text:style-name="T2">element,</text:span><text:span text:style-name="T2"><text:line-break/></text:span><text:span text:style-name="T1"># <text:s/>define</text:span><text:span text:style-name="T2"> JSON_STRUCT_VOID_P_END(name) \</text:span><text:span text:style-name="T2"><text:line-break/></text:span><text:span text:style-name="T2"> <text:s text:c="11"/>} void_p_enum_</text:span><text:span text:style-name="T1">##</text:span><text:span text:style-name="T2">name;</text:span></text:p>
          </draw:text-box>
        </draw:frame>
        <draw:line draw:style-name="gr5" draw:text-style-name="P7" draw:layer="layout" svg:x1="14.9cm" svg:y1="6.5cm" svg:x2="7.5cm" svg:y2="7cm">
          <text:p/>
        </draw:lin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3"><text:span text:style-name="T1">#if</text:span><text:span text:style-name="T2"> JSON_STRUCT == JSON_STRUCT_DATA_TYPE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struct</text:span><text:span text:style-name="T2"> </text:span><text:span text:style-name="T3">file_descriptor</text:span><text:span text:style-name="T2"> {</text:span><text:span text:style-name="T2"><text:line-break/></text:span><text:span text:style-name="T2"> <text:s/></text:span><text:span text:style-name="T1">int</text:span><text:span text:style-name="T2"> </text:span><text:span text:style-name="T4">descriptor</text:span><text:span text:style-name="T2">;</text:span><text:span text:style-name="T2"><text:line-break/></text:span><text:span text:style-name="T2">};</text:span></text:p>
            <text:p text:style-name="P3"><text:span text:style-name="T1">struct</text:span><text:span text:style-name="T2"> </text:span><text:span text:style-name="T3">file_memory</text:span><text:span text:style-name="T2"> {</text:span><text:span text:style-name="T2"><text:line-break/></text:span><text:span text:style-name="T2"> <text:s/></text:span><text:span text:style-name="T1">void</text:span><text:span text:style-name="T2"> *</text:span><text:span text:style-name="T4">address</text:span><text:span text:style-name="T2">;</text:span><text:span text:style-name="T2"><text:line-break/></text:span><text:span text:style-name="T2"> <text:s/>JSON_STRUCT_SIZE_T(</text:span><text:span text:style-name="T4">length</text:span><text:span text:style-name="T2">)</text:span><text:span text:style-name="T2"><text:line-break/></text:span><text:span text:style-name="T2">JSON_STRUCT_END</text:span></text:p>
            <text:p text:style-name="P4"><text:span text:style-name="T2">JSON_STRUCT_START(</text:span><text:span text:style-name="T3">basic</text:span><text:span text:style-name="T2">)</text:span><text:span text:style-name="T2"><text:line-break/></text:span><text:span text:style-name="T2"> <text:s/>JSON_STRUCT_PID_T(</text:span><text:span text:style-name="T4">process_id</text:span><text:span text:style-name="T2">)</text:span><text:span text:style-name="T2"><text:line-break/></text:span><text:span text:style-name="T2"> <text:s/>JSON_STRUCT_VOID_P_START(</text:span><text:span text:style-name="T4">file_type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descriptor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memory</text:span><text:span text:style-name="T2">)</text:span><text:span text:style-name="T2"><text:line-break/></text:span><text:span text:style-name="T2"> <text:s/>JSON_STRUCT_VOID_P_END(</text:span><text:span text:style-name="T4">file_type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6"> JSON_STRUCT_START(name) </text:span><text:span text:style-name="T1">struct</text:span><text:span text:style-name="T2"> name {</text:span><text:span text:style-name="T2"><text:line-break/></text:span><text:span text:style-name="T1"># <text:s/>define</text:span><text:span text:style-name="T2"> JSON_STRUCT_END };</text:span></text:p>
            <text:p text:style-name="P4"><text:span text:style-name="T1"># <text:s/>define</text:span><text:span text:style-name="T2"> JSON_STRUCT_INT(name) </text:span><text:span text:style-name="T1">int</text:span><text:span text:style-name="T2"> name;</text:span><text:span text:style-name="T2"><text:line-break/></text:span><text:span text:style-name="T1"># <text:s/>define</text:span><text:span text:style-name="T2"> JSON_STRUCT_VOID_P(name) </text:span><text:span text:style-name="T1">void</text:span><text:span text:style-name="T2"> *name;</text:span><text:span text:style-name="T2"><text:line-break/></text:span><text:span text:style-name="T1"># <text:s/>define</text:span><text:span text:style-name="T2"> JSON_STRUCT_SIZE_T(name) size_t name;</text:span><text:span text:style-name="T2"><text:line-break/></text:span><text:span text:style-name="T1"># <text:s/>define</text:span><text:span text:style-name="T2"> JSON_STRUCT_PID_T(name) pid_t name;</text:span></text:p>
            <text:p text:style-name="P4"><text:span text:style-name="T1"># <text:s/>define</text:span><text:span text:style-name="T2"> JSON_STRUCT_VOID_P_START(name) \</text:span><text:span text:style-name="T2"><text:line-break/></text:span><text:span text:style-name="T2"> <text:s text:c="11"/></text:span><text:span text:style-name="T1">void</text:span><text:span text:style-name="T2"> *name; </text:span><text:span text:style-name="T1">enum</text:span><text:span text:style-name="T2"> {</text:span><text:span text:style-name="T2"><text:line-break/></text:span><text:span text:style-name="T1"># <text:s/>define</text:span><text:span text:style-name="T2"> JSON_STRUCT_VOID_P_ELEMENT(name, element) \</text:span><text:span text:style-name="T2"><text:line-break/></text:span><text:span text:style-name="T2"> <text:s text:c="11"/>void_p_enum_</text:span><text:span text:style-name="T1">##</text:span><text:span text:style-name="T2">name</text:span><text:span text:style-name="T1">##</text:span><text:span text:style-name="T2">_</text:span><text:span text:style-name="T1">##</text:span><text:span text:style-name="T2">element,</text:span><text:span text:style-name="T2"><text:line-break/></text:span><text:span text:style-name="T1"># <text:s/>define</text:span><text:span text:style-name="T2"> JSON_STRUCT_VOID_P_END(name) \</text:span><text:span text:style-name="T2"><text:line-break/></text:span><text:span text:style-name="T2"> <text:s text:c="11"/>} void_p_enum_</text:span><text:span text:style-name="T1">##</text:span><text:span text:style-name="T2">name;</text:span></text:p>
          </draw:text-box>
        </draw:frame>
        <draw:line draw:style-name="gr5" draw:text-style-name="P7" draw:layer="layout" svg:x1="14.8cm" svg:y1="6.9cm" svg:x2="7.4cm" svg:y2="7.4cm">
          <text:p/>
        </draw:lin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3"><text:span text:style-name="T1">#if</text:span><text:span text:style-name="T2"> JSON_STRUCT == JSON_STRUCT_DATA_TYPE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struct</text:span><text:span text:style-name="T2"> </text:span><text:span text:style-name="T3">file_descriptor</text:span><text:span text:style-name="T2"> {</text:span><text:span text:style-name="T2"><text:line-break/></text:span><text:span text:style-name="T2"> <text:s/></text:span><text:span text:style-name="T1">int</text:span><text:span text:style-name="T2"> </text:span><text:span text:style-name="T4">descriptor</text:span><text:span text:style-name="T2">;</text:span><text:span text:style-name="T2"><text:line-break/></text:span><text:span text:style-name="T2">};</text:span></text:p>
            <text:p text:style-name="P3"><text:span text:style-name="T1">struct</text:span><text:span text:style-name="T2"> </text:span><text:span text:style-name="T3">file_memory</text:span><text:span text:style-name="T2"> {</text:span><text:span text:style-name="T2"><text:line-break/></text:span><text:span text:style-name="T2"> <text:s/></text:span><text:span text:style-name="T1">void</text:span><text:span text:style-name="T2"> *</text:span><text:span text:style-name="T4">address</text:span><text:span text:style-name="T2">;</text:span><text:span text:style-name="T2"><text:line-break/></text:span><text:span text:style-name="T2"> <text:s/>size_t </text:span><text:span text:style-name="T4">length</text:span><text:span text:style-name="T2">;</text:span><text:span text:style-name="T2"><text:line-break/></text:span><text:span text:style-name="T2">JSON_STRUCT_END</text:span></text:p>
            <text:p text:style-name="P4"><text:span text:style-name="T2">JSON_STRUCT_START(</text:span><text:span text:style-name="T3">basic</text:span><text:span text:style-name="T2">)</text:span><text:span text:style-name="T2"><text:line-break/></text:span><text:span text:style-name="T2"> <text:s/>JSON_STRUCT_PID_T(</text:span><text:span text:style-name="T4">process_id</text:span><text:span text:style-name="T2">)</text:span><text:span text:style-name="T2"><text:line-break/></text:span><text:span text:style-name="T2"> <text:s/>JSON_STRUCT_VOID_P_START(</text:span><text:span text:style-name="T4">file_type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descriptor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memory</text:span><text:span text:style-name="T2">)</text:span><text:span text:style-name="T2"><text:line-break/></text:span><text:span text:style-name="T2"> <text:s/>JSON_STRUCT_VOID_P_END(</text:span><text:span text:style-name="T4">file_type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6"> JSON_STRUCT_START(name) </text:span><text:span text:style-name="T1">struct</text:span><text:span text:style-name="T2"> name {</text:span><text:span text:style-name="T2"><text:line-break/></text:span><text:span text:style-name="T1"># <text:s/>define</text:span><text:span text:style-name="T2"> JSON_STRUCT_END };</text:span></text:p>
            <text:p text:style-name="P4"><text:span text:style-name="T1"># <text:s/>define</text:span><text:span text:style-name="T2"> JSON_STRUCT_INT(name) </text:span><text:span text:style-name="T1">int</text:span><text:span text:style-name="T2"> name;</text:span><text:span text:style-name="T2"><text:line-break/></text:span><text:span text:style-name="T1"># <text:s/>define</text:span><text:span text:style-name="T2"> JSON_STRUCT_VOID_P(name) </text:span><text:span text:style-name="T1">void</text:span><text:span text:style-name="T2"> *name;</text:span><text:span text:style-name="T2"><text:line-break/></text:span><text:span text:style-name="T1"># <text:s/>define</text:span><text:span text:style-name="T2"> JSON_STRUCT_SIZE_T(name) size_t name;</text:span><text:span text:style-name="T2"><text:line-break/></text:span><text:span text:style-name="T1"># <text:s/>define</text:span><text:span text:style-name="T2"> JSON_STRUCT_PID_T(name) pid_t name;</text:span></text:p>
            <text:p text:style-name="P4"><text:span text:style-name="T1"># <text:s/>define</text:span><text:span text:style-name="T2"> JSON_STRUCT_VOID_P_START(name) \</text:span><text:span text:style-name="T2"><text:line-break/></text:span><text:span text:style-name="T2"> <text:s text:c="11"/></text:span><text:span text:style-name="T1">void</text:span><text:span text:style-name="T2"> *name; </text:span><text:span text:style-name="T1">enum</text:span><text:span text:style-name="T2"> {</text:span><text:span text:style-name="T2"><text:line-break/></text:span><text:span text:style-name="T1"># <text:s/>define</text:span><text:span text:style-name="T2"> JSON_STRUCT_VOID_P_ELEMENT(name, element) \</text:span><text:span text:style-name="T2"><text:line-break/></text:span><text:span text:style-name="T2"> <text:s text:c="11"/>void_p_enum_</text:span><text:span text:style-name="T1">##</text:span><text:span text:style-name="T2">name</text:span><text:span text:style-name="T1">##</text:span><text:span text:style-name="T2">_</text:span><text:span text:style-name="T1">##</text:span><text:span text:style-name="T2">element,</text:span><text:span text:style-name="T2"><text:line-break/></text:span><text:span text:style-name="T1"># <text:s/>define</text:span><text:span text:style-name="T2"> JSON_STRUCT_VOID_P_END(name) \</text:span><text:span text:style-name="T2"><text:line-break/></text:span><text:span text:style-name="T2"> <text:s text:c="11"/>} void_p_enum_</text:span><text:span text:style-name="T1">##</text:span><text:span text:style-name="T2">name;</text:span></text:p>
          </draw:text-box>
        </draw:frame>
        <draw:line draw:style-name="gr5" draw:text-style-name="P7" draw:layer="layout" svg:x1="14.8cm" svg:y1="6.9cm" svg:x2="7.4cm" svg:y2="7.4cm">
          <text:p/>
        </draw:lin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3"><text:span text:style-name="T1">#if</text:span><text:span text:style-name="T2"> JSON_STRUCT == JSON_STRUCT_DATA_TYPE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struct</text:span><text:span text:style-name="T2"> </text:span><text:span text:style-name="T3">file_descriptor</text:span><text:span text:style-name="T2"> {</text:span><text:span text:style-name="T2"><text:line-break/></text:span><text:span text:style-name="T2"> <text:s/></text:span><text:span text:style-name="T1">int</text:span><text:span text:style-name="T2"> </text:span><text:span text:style-name="T4">descriptor</text:span><text:span text:style-name="T2">;</text:span><text:span text:style-name="T2"><text:line-break/></text:span><text:span text:style-name="T2">};</text:span></text:p>
            <text:p text:style-name="P3"><text:span text:style-name="T1">struct</text:span><text:span text:style-name="T2"> </text:span><text:span text:style-name="T3">file_memory</text:span><text:span text:style-name="T2"> {</text:span><text:span text:style-name="T2"><text:line-break/></text:span><text:span text:style-name="T2"> <text:s/></text:span><text:span text:style-name="T1">void</text:span><text:span text:style-name="T2"> *</text:span><text:span text:style-name="T4">address</text:span><text:span text:style-name="T2">;</text:span><text:span text:style-name="T2"><text:line-break/></text:span><text:span text:style-name="T2"> <text:s/>size_t </text:span><text:span text:style-name="T4">length</text:span><text:span text:style-name="T2">;</text:span><text:span text:style-name="T2"><text:line-break/></text:span><text:span text:style-name="T2">JSON_STRUCT_END</text:span></text:p>
            <text:p text:style-name="P4"><text:span text:style-name="T2">JSON_STRUCT_START(</text:span><text:span text:style-name="T3">basic</text:span><text:span text:style-name="T2">)</text:span><text:span text:style-name="T2"><text:line-break/></text:span><text:span text:style-name="T2"> <text:s/>JSON_STRUCT_PID_T(</text:span><text:span text:style-name="T4">process_id</text:span><text:span text:style-name="T2">)</text:span><text:span text:style-name="T2"><text:line-break/></text:span><text:span text:style-name="T2"> <text:s/>JSON_STRUCT_VOID_P_START(</text:span><text:span text:style-name="T4">file_type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descriptor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memory</text:span><text:span text:style-name="T2">)</text:span><text:span text:style-name="T2"><text:line-break/></text:span><text:span text:style-name="T2"> <text:s/>JSON_STRUCT_VOID_P_END(</text:span><text:span text:style-name="T4">file_type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6"> JSON_STRUCT_START(name) </text:span><text:span text:style-name="T1">struct</text:span><text:span text:style-name="T2"> name {</text:span><text:span text:style-name="T2"><text:line-break/></text:span><text:span text:style-name="T1"># <text:s/>define</text:span><text:span text:style-name="T2"> JSON_STRUCT_END };</text:span></text:p>
            <text:p text:style-name="P4"><text:span text:style-name="T1"># <text:s/>define</text:span><text:span text:style-name="T2"> JSON_STRUCT_INT(name) </text:span><text:span text:style-name="T1">int</text:span><text:span text:style-name="T2"> name;</text:span><text:span text:style-name="T2"><text:line-break/></text:span><text:span text:style-name="T1"># <text:s/>define</text:span><text:span text:style-name="T2"> JSON_STRUCT_VOID_P(name) </text:span><text:span text:style-name="T1">void</text:span><text:span text:style-name="T2"> *name;</text:span><text:span text:style-name="T2"><text:line-break/></text:span><text:span text:style-name="T1"># <text:s/>define</text:span><text:span text:style-name="T2"> JSON_STRUCT_SIZE_T(name) size_t name;</text:span><text:span text:style-name="T2"><text:line-break/></text:span><text:span text:style-name="T1"># <text:s/>define</text:span><text:span text:style-name="T2"> JSON_STRUCT_PID_T(name) pid_t name;</text:span></text:p>
            <text:p text:style-name="P4"><text:span text:style-name="T1"># <text:s/>define</text:span><text:span text:style-name="T2"> JSON_STRUCT_VOID_P_START(name) \</text:span><text:span text:style-name="T2"><text:line-break/></text:span><text:span text:style-name="T2"> <text:s text:c="11"/></text:span><text:span text:style-name="T1">void</text:span><text:span text:style-name="T2"> *name; </text:span><text:span text:style-name="T1">enum</text:span><text:span text:style-name="T2"> {</text:span><text:span text:style-name="T2"><text:line-break/></text:span><text:span text:style-name="T1"># <text:s/>define</text:span><text:span text:style-name="T2"> JSON_STRUCT_VOID_P_ELEMENT(name, element) \</text:span><text:span text:style-name="T2"><text:line-break/></text:span><text:span text:style-name="T2"> <text:s text:c="11"/>void_p_enum_</text:span><text:span text:style-name="T1">##</text:span><text:span text:style-name="T2">name</text:span><text:span text:style-name="T1">##</text:span><text:span text:style-name="T2">_</text:span><text:span text:style-name="T1">##</text:span><text:span text:style-name="T2">element,</text:span><text:span text:style-name="T2"><text:line-break/></text:span><text:span text:style-name="T1"># <text:s/>define</text:span><text:span text:style-name="T2"> JSON_STRUCT_VOID_P_END(name) \</text:span><text:span text:style-name="T2"><text:line-break/></text:span><text:span text:style-name="T2"> <text:s text:c="11"/>} void_p_enum_</text:span><text:span text:style-name="T1">##</text:span><text:span text:style-name="T2">name;</text:span></text:p>
          </draw:text-box>
        </draw:frame>
        <draw:line draw:style-name="gr5" draw:text-style-name="P7" draw:layer="layout" svg:x1="15cm" svg:y1="5.3cm" svg:x2="4.5cm" svg:y2="7.8cm">
          <text:p/>
        </draw:lin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3"><text:span text:style-name="T1">#if</text:span><text:span text:style-name="T2"> JSON_STRUCT == JSON_STRUCT_DATA_TYPE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struct</text:span><text:span text:style-name="T2"> </text:span><text:span text:style-name="T3">file_descriptor</text:span><text:span text:style-name="T2"> {</text:span><text:span text:style-name="T2"><text:line-break/></text:span><text:span text:style-name="T2"> <text:s/></text:span><text:span text:style-name="T1">int</text:span><text:span text:style-name="T2"> </text:span><text:span text:style-name="T4">descriptor</text:span><text:span text:style-name="T2">;</text:span><text:span text:style-name="T2"><text:line-break/></text:span><text:span text:style-name="T2">};</text:span></text:p>
            <text:p text:style-name="P3"><text:span text:style-name="T1">struct</text:span><text:span text:style-name="T2"> </text:span><text:span text:style-name="T3">file_memory</text:span><text:span text:style-name="T2"> {</text:span><text:span text:style-name="T2"><text:line-break/></text:span><text:span text:style-name="T2"> <text:s/></text:span><text:span text:style-name="T1">void</text:span><text:span text:style-name="T2"> *</text:span><text:span text:style-name="T4">address</text:span><text:span text:style-name="T2">;</text:span><text:span text:style-name="T2"><text:line-break/></text:span><text:span text:style-name="T2"> <text:s/>size_t </text:span><text:span text:style-name="T4">length</text:span><text:span text:style-name="T2">;</text:span><text:span text:style-name="T2"><text:line-break/></text:span><text:span text:style-name="T2">};</text:span></text:p>
            <text:p text:style-name="P4"><text:span text:style-name="T2">JSON_STRUCT_START(</text:span><text:span text:style-name="T3">basic</text:span><text:span text:style-name="T2">)</text:span><text:span text:style-name="T2"><text:line-break/></text:span><text:span text:style-name="T2"> <text:s/>JSON_STRUCT_PID_T(</text:span><text:span text:style-name="T4">process_id</text:span><text:span text:style-name="T2">)</text:span><text:span text:style-name="T2"><text:line-break/></text:span><text:span text:style-name="T2"> <text:s/>JSON_STRUCT_VOID_P_START(</text:span><text:span text:style-name="T4">file_type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descriptor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memory</text:span><text:span text:style-name="T2">)</text:span><text:span text:style-name="T2"><text:line-break/></text:span><text:span text:style-name="T2"> <text:s/>JSON_STRUCT_VOID_P_END(</text:span><text:span text:style-name="T4">file_type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6"> JSON_STRUCT_START(name) </text:span><text:span text:style-name="T1">struct</text:span><text:span text:style-name="T2"> name {</text:span><text:span text:style-name="T2"><text:line-break/></text:span><text:span text:style-name="T1"># <text:s/>define</text:span><text:span text:style-name="T2"> JSON_STRUCT_END };</text:span></text:p>
            <text:p text:style-name="P4"><text:span text:style-name="T1"># <text:s/>define</text:span><text:span text:style-name="T2"> JSON_STRUCT_INT(name) </text:span><text:span text:style-name="T1">int</text:span><text:span text:style-name="T2"> name;</text:span><text:span text:style-name="T2"><text:line-break/></text:span><text:span text:style-name="T1"># <text:s/>define</text:span><text:span text:style-name="T2"> JSON_STRUCT_VOID_P(name) </text:span><text:span text:style-name="T1">void</text:span><text:span text:style-name="T2"> *name;</text:span><text:span text:style-name="T2"><text:line-break/></text:span><text:span text:style-name="T1"># <text:s/>define</text:span><text:span text:style-name="T2"> JSON_STRUCT_SIZE_T(name) size_t name;</text:span><text:span text:style-name="T2"><text:line-break/></text:span><text:span text:style-name="T1"># <text:s/>define</text:span><text:span text:style-name="T2"> JSON_STRUCT_PID_T(name) pid_t name;</text:span></text:p>
            <text:p text:style-name="P4"><text:span text:style-name="T1"># <text:s/>define</text:span><text:span text:style-name="T2"> JSON_STRUCT_VOID_P_START(name) \</text:span><text:span text:style-name="T2"><text:line-break/></text:span><text:span text:style-name="T2"> <text:s text:c="11"/></text:span><text:span text:style-name="T1">void</text:span><text:span text:style-name="T2"> *name; </text:span><text:span text:style-name="T1">enum</text:span><text:span text:style-name="T2"> {</text:span><text:span text:style-name="T2"><text:line-break/></text:span><text:span text:style-name="T1"># <text:s/>define</text:span><text:span text:style-name="T2"> JSON_STRUCT_VOID_P_ELEMENT(name, element) \</text:span><text:span text:style-name="T2"><text:line-break/></text:span><text:span text:style-name="T2"> <text:s text:c="11"/>void_p_enum_</text:span><text:span text:style-name="T1">##</text:span><text:span text:style-name="T2">name</text:span><text:span text:style-name="T1">##</text:span><text:span text:style-name="T2">_</text:span><text:span text:style-name="T1">##</text:span><text:span text:style-name="T2">element,</text:span><text:span text:style-name="T2"><text:line-break/></text:span><text:span text:style-name="T1"># <text:s/>define</text:span><text:span text:style-name="T2"> JSON_STRUCT_VOID_P_END(name) \</text:span><text:span text:style-name="T2"><text:line-break/></text:span><text:span text:style-name="T2"> <text:s text:c="11"/>} void_p_enum_</text:span><text:span text:style-name="T1">##</text:span><text:span text:style-name="T2">name;</text:span></text:p>
          </draw:text-box>
        </draw:frame>
        <draw:line draw:style-name="gr5" draw:text-style-name="P7" draw:layer="layout" svg:x1="15cm" svg:y1="5.3cm" svg:x2="4.5cm" svg:y2="7.8cm">
          <text:p/>
        </draw:lin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3"><text:span text:style-name="T1">#if</text:span><text:span text:style-name="T2"> JSON_STRUCT == JSON_STRUCT_DATA_TYPE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struct</text:span><text:span text:style-name="T2"> </text:span><text:span text:style-name="T3">file_descriptor</text:span><text:span text:style-name="T2"> {</text:span><text:span text:style-name="T2"><text:line-break/></text:span><text:span text:style-name="T2"> <text:s/></text:span><text:span text:style-name="T1">int</text:span><text:span text:style-name="T2"> </text:span><text:span text:style-name="T4">descriptor</text:span><text:span text:style-name="T2">;</text:span><text:span text:style-name="T2"><text:line-break/></text:span><text:span text:style-name="T2">};</text:span></text:p>
            <text:p text:style-name="P3"><text:span text:style-name="T1">struct</text:span><text:span text:style-name="T2"> </text:span><text:span text:style-name="T3">file_memory</text:span><text:span text:style-name="T2"> {</text:span><text:span text:style-name="T2"><text:line-break/></text:span><text:span text:style-name="T2"> <text:s/></text:span><text:span text:style-name="T1">void</text:span><text:span text:style-name="T2"> *</text:span><text:span text:style-name="T4">address</text:span><text:span text:style-name="T2">;</text:span><text:span text:style-name="T2"><text:line-break/></text:span><text:span text:style-name="T2"> <text:s/>size_t </text:span><text:span text:style-name="T4">length</text:span><text:span text:style-name="T2">;</text:span><text:span text:style-name="T2"><text:line-break/></text:span><text:span text:style-name="T2">};</text:span></text:p>
            <text:p text:style-name="P4"><text:span text:style-name="T2">JSON_STRUCT_START(</text:span><text:span text:style-name="T3">basic</text:span><text:span text:style-name="T2">)</text:span><text:span text:style-name="T2"><text:line-break/></text:span><text:span text:style-name="T2"> <text:s/>JSON_STRUCT_PID_T(</text:span><text:span text:style-name="T4">process_id</text:span><text:span text:style-name="T2">)</text:span><text:span text:style-name="T2"><text:line-break/></text:span><text:span text:style-name="T2"> <text:s/>JSON_STRUCT_VOID_P_START(</text:span><text:span text:style-name="T4">file_type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descriptor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memory</text:span><text:span text:style-name="T2">)</text:span><text:span text:style-name="T2"><text:line-break/></text:span><text:span text:style-name="T2"> <text:s/>JSON_STRUCT_VOID_P_END(</text:span><text:span text:style-name="T4">file_type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6"> JSON_STRUCT_START(name) </text:span><text:span text:style-name="T1">struct</text:span><text:span text:style-name="T2"> name {</text:span><text:span text:style-name="T2"><text:line-break/></text:span><text:span text:style-name="T1"># <text:s/>define</text:span><text:span text:style-name="T2"> JSON_STRUCT_END };</text:span></text:p>
            <text:p text:style-name="P4"><text:span text:style-name="T1"># <text:s/>define</text:span><text:span text:style-name="T2"> JSON_STRUCT_INT(name) </text:span><text:span text:style-name="T1">int</text:span><text:span text:style-name="T2"> name;</text:span><text:span text:style-name="T2"><text:line-break/></text:span><text:span text:style-name="T1"># <text:s/>define</text:span><text:span text:style-name="T2"> JSON_STRUCT_VOID_P(name) </text:span><text:span text:style-name="T1">void</text:span><text:span text:style-name="T2"> *name;</text:span><text:span text:style-name="T2"><text:line-break/></text:span><text:span text:style-name="T1"># <text:s/>define</text:span><text:span text:style-name="T2"> JSON_STRUCT_SIZE_T(name) size_t name;</text:span><text:span text:style-name="T2"><text:line-break/></text:span><text:span text:style-name="T1"># <text:s/>define</text:span><text:span text:style-name="T2"> JSON_STRUCT_PID_T(name) pid_t name;</text:span></text:p>
            <text:p text:style-name="P4"><text:span text:style-name="T1"># <text:s/>define</text:span><text:span text:style-name="T2"> JSON_STRUCT_VOID_P_START(name) \</text:span><text:span text:style-name="T2"><text:line-break/></text:span><text:span text:style-name="T2"> <text:s text:c="11"/></text:span><text:span text:style-name="T1">void</text:span><text:span text:style-name="T2"> *name; </text:span><text:span text:style-name="T1">enum</text:span><text:span text:style-name="T2"> {</text:span><text:span text:style-name="T2"><text:line-break/></text:span><text:span text:style-name="T1"># <text:s/>define</text:span><text:span text:style-name="T2"> JSON_STRUCT_VOID_P_ELEMENT(name, element) \</text:span><text:span text:style-name="T2"><text:line-break/></text:span><text:span text:style-name="T2"> <text:s text:c="11"/>void_p_enum_</text:span><text:span text:style-name="T1">##</text:span><text:span text:style-name="T2">name</text:span><text:span text:style-name="T1">##</text:span><text:span text:style-name="T2">_</text:span><text:span text:style-name="T1">##</text:span><text:span text:style-name="T2">element,</text:span><text:span text:style-name="T2"><text:line-break/></text:span><text:span text:style-name="T1"># <text:s/>define</text:span><text:span text:style-name="T2"> JSON_STRUCT_VOID_P_END(name) \</text:span><text:span text:style-name="T2"><text:line-break/></text:span><text:span text:style-name="T2"> <text:s text:c="11"/>} void_p_enum_</text:span><text:span text:style-name="T1">##</text:span><text:span text:style-name="T2">name;</text:span></text:p>
          </draw:text-box>
        </draw:frame>
        <draw:line draw:style-name="gr5" draw:text-style-name="P7" draw:layer="layout" svg:x1="15cm" svg:y1="4.7cm" svg:x2="6.5cm" svg:y2="8.7cm">
          <text:p/>
        </draw:lin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3"><text:span text:style-name="T1">#if</text:span><text:span text:style-name="T2"> JSON_STRUCT == JSON_STRUCT_DATA_TYPE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struct</text:span><text:span text:style-name="T2"> </text:span><text:span text:style-name="T3">file_descriptor</text:span><text:span text:style-name="T2"> {</text:span><text:span text:style-name="T2"><text:line-break/></text:span><text:span text:style-name="T2"> <text:s/></text:span><text:span text:style-name="T1">int</text:span><text:span text:style-name="T2"> </text:span><text:span text:style-name="T4">descriptor</text:span><text:span text:style-name="T2">;</text:span><text:span text:style-name="T2"><text:line-break/></text:span><text:span text:style-name="T2">};</text:span></text:p>
            <text:p text:style-name="P3"><text:span text:style-name="T1">struct</text:span><text:span text:style-name="T2"> </text:span><text:span text:style-name="T3">file_memory</text:span><text:span text:style-name="T2"> {</text:span><text:span text:style-name="T2"><text:line-break/></text:span><text:span text:style-name="T2"> <text:s/></text:span><text:span text:style-name="T1">void</text:span><text:span text:style-name="T2"> *</text:span><text:span text:style-name="T4">address</text:span><text:span text:style-name="T2">;</text:span><text:span text:style-name="T2"><text:line-break/></text:span><text:span text:style-name="T2"> <text:s/>size_t </text:span><text:span text:style-name="T4">length</text:span><text:span text:style-name="T2">;</text:span><text:span text:style-name="T2"><text:line-break/></text:span><text:span text:style-name="T2">};</text:span></text:p>
            <text:p text:style-name="P4"><text:span text:style-name="T1">struct</text:span><text:span text:style-name="T2"> </text:span><text:span text:style-name="T3">basic</text:span><text:span text:style-name="T2"> {</text:span><text:span text:style-name="T2"><text:line-break/></text:span><text:span text:style-name="T2"> <text:s/>JSON_STRUCT_PID_T(</text:span><text:span text:style-name="T4">process_id</text:span><text:span text:style-name="T2">)</text:span><text:span text:style-name="T2"><text:line-break/></text:span><text:span text:style-name="T2"> <text:s/>JSON_STRUCT_VOID_P_START(</text:span><text:span text:style-name="T4">file_type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descriptor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memory</text:span><text:span text:style-name="T2">)</text:span><text:span text:style-name="T2"><text:line-break/></text:span><text:span text:style-name="T2"> <text:s/>JSON_STRUCT_VOID_P_END(</text:span><text:span text:style-name="T4">file_type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6"> JSON_STRUCT_START(name) </text:span><text:span text:style-name="T1">struct</text:span><text:span text:style-name="T2"> name {</text:span><text:span text:style-name="T2"><text:line-break/></text:span><text:span text:style-name="T1"># <text:s/>define</text:span><text:span text:style-name="T2"> JSON_STRUCT_END };</text:span></text:p>
            <text:p text:style-name="P4"><text:span text:style-name="T1"># <text:s/>define</text:span><text:span text:style-name="T2"> JSON_STRUCT_INT(name) </text:span><text:span text:style-name="T1">int</text:span><text:span text:style-name="T2"> name;</text:span><text:span text:style-name="T2"><text:line-break/></text:span><text:span text:style-name="T1"># <text:s/>define</text:span><text:span text:style-name="T2"> JSON_STRUCT_VOID_P(name) </text:span><text:span text:style-name="T1">void</text:span><text:span text:style-name="T2"> *name;</text:span><text:span text:style-name="T2"><text:line-break/></text:span><text:span text:style-name="T1"># <text:s/>define</text:span><text:span text:style-name="T2"> JSON_STRUCT_SIZE_T(name) size_t name;</text:span><text:span text:style-name="T2"><text:line-break/></text:span><text:span text:style-name="T1"># <text:s/>define</text:span><text:span text:style-name="T2"> JSON_STRUCT_PID_T(name) pid_t name;</text:span></text:p>
            <text:p text:style-name="P4"><text:span text:style-name="T1"># <text:s/>define</text:span><text:span text:style-name="T2"> JSON_STRUCT_VOID_P_START(name) \</text:span><text:span text:style-name="T2"><text:line-break/></text:span><text:span text:style-name="T2"> <text:s text:c="11"/></text:span><text:span text:style-name="T1">void</text:span><text:span text:style-name="T2"> *name; </text:span><text:span text:style-name="T1">enum</text:span><text:span text:style-name="T2"> {</text:span><text:span text:style-name="T2"><text:line-break/></text:span><text:span text:style-name="T1"># <text:s/>define</text:span><text:span text:style-name="T2"> JSON_STRUCT_VOID_P_ELEMENT(name, element) \</text:span><text:span text:style-name="T2"><text:line-break/></text:span><text:span text:style-name="T2"> <text:s text:c="11"/>void_p_enum_</text:span><text:span text:style-name="T1">##</text:span><text:span text:style-name="T2">name</text:span><text:span text:style-name="T1">##</text:span><text:span text:style-name="T2">_</text:span><text:span text:style-name="T1">##</text:span><text:span text:style-name="T2">element,</text:span><text:span text:style-name="T2"><text:line-break/></text:span><text:span text:style-name="T1"># <text:s/>define</text:span><text:span text:style-name="T2"> JSON_STRUCT_VOID_P_END(name) \</text:span><text:span text:style-name="T2"><text:line-break/></text:span><text:span text:style-name="T2"> <text:s text:c="11"/>} void_p_enum_</text:span><text:span text:style-name="T1">##</text:span><text:span text:style-name="T2">name;</text:span></text:p>
          </draw:text-box>
        </draw:frame>
        <draw:line draw:style-name="gr5" draw:text-style-name="P7" draw:layer="layout" svg:x1="15cm" svg:y1="4.7cm" svg:x2="6.5cm" svg:y2="8.7cm">
          <text:p/>
        </draw:lin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3"><text:span text:style-name="T1">#if</text:span><text:span text:style-name="T2"> JSON_STRUCT == JSON_STRUCT_DATA_TYPE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struct</text:span><text:span text:style-name="T2"> </text:span><text:span text:style-name="T3">file_descriptor</text:span><text:span text:style-name="T2"> {</text:span><text:span text:style-name="T2"><text:line-break/></text:span><text:span text:style-name="T2"> <text:s/></text:span><text:span text:style-name="T1">int</text:span><text:span text:style-name="T2"> </text:span><text:span text:style-name="T4">descriptor</text:span><text:span text:style-name="T2">;</text:span><text:span text:style-name="T2"><text:line-break/></text:span><text:span text:style-name="T2">};</text:span></text:p>
            <text:p text:style-name="P3"><text:span text:style-name="T1">struct</text:span><text:span text:style-name="T2"> </text:span><text:span text:style-name="T3">file_memory</text:span><text:span text:style-name="T2"> {</text:span><text:span text:style-name="T2"><text:line-break/></text:span><text:span text:style-name="T2"> <text:s/></text:span><text:span text:style-name="T1">void</text:span><text:span text:style-name="T2"> *</text:span><text:span text:style-name="T4">address</text:span><text:span text:style-name="T2">;</text:span><text:span text:style-name="T2"><text:line-break/></text:span><text:span text:style-name="T2"> <text:s/>size_t </text:span><text:span text:style-name="T4">length</text:span><text:span text:style-name="T2">;</text:span><text:span text:style-name="T2"><text:line-break/></text:span><text:span text:style-name="T2">};</text:span></text:p>
            <text:p text:style-name="P4"><text:span text:style-name="T1">struct</text:span><text:span text:style-name="T2"> </text:span><text:span text:style-name="T3">basic</text:span><text:span text:style-name="T2"> {</text:span><text:span text:style-name="T2"><text:line-break/></text:span><text:span text:style-name="T2"> <text:s/>JSON_STRUCT_PID_T(</text:span><text:span text:style-name="T4">process_id</text:span><text:span text:style-name="T2">)</text:span><text:span text:style-name="T2"><text:line-break/></text:span><text:span text:style-name="T2"> <text:s/>JSON_STRUCT_VOID_P_START(</text:span><text:span text:style-name="T4">file_type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descriptor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memory</text:span><text:span text:style-name="T2">)</text:span><text:span text:style-name="T2"><text:line-break/></text:span><text:span text:style-name="T2"> <text:s/>JSON_STRUCT_VOID_P_END(</text:span><text:span text:style-name="T4">file_type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6"> JSON_STRUCT_START(name) </text:span><text:span text:style-name="T1">struct</text:span><text:span text:style-name="T2"> name {</text:span><text:span text:style-name="T2"><text:line-break/></text:span><text:span text:style-name="T1"># <text:s/>define</text:span><text:span text:style-name="T2"> JSON_STRUCT_END };</text:span></text:p>
            <text:p text:style-name="P4"><text:span text:style-name="T1"># <text:s/>define</text:span><text:span text:style-name="T2"> JSON_STRUCT_INT(name) </text:span><text:span text:style-name="T1">int</text:span><text:span text:style-name="T2"> name;</text:span><text:span text:style-name="T2"><text:line-break/></text:span><text:span text:style-name="T1"># <text:s/>define</text:span><text:span text:style-name="T2"> JSON_STRUCT_VOID_P(name) </text:span><text:span text:style-name="T1">void</text:span><text:span text:style-name="T2"> *name;</text:span><text:span text:style-name="T2"><text:line-break/></text:span><text:span text:style-name="T1"># <text:s/>define</text:span><text:span text:style-name="T2"> JSON_STRUCT_SIZE_T(name) size_t name;</text:span><text:span text:style-name="T2"><text:line-break/></text:span><text:span text:style-name="T1"># <text:s/>define</text:span><text:span text:style-name="T2"> JSON_STRUCT_PID_T(name) pid_t name;</text:span></text:p>
            <text:p text:style-name="P4"><text:span text:style-name="T1"># <text:s/>define</text:span><text:span text:style-name="T2"> JSON_STRUCT_VOID_P_START(name) \</text:span><text:span text:style-name="T2"><text:line-break/></text:span><text:span text:style-name="T2"> <text:s text:c="11"/></text:span><text:span text:style-name="T1">void</text:span><text:span text:style-name="T2"> *name; </text:span><text:span text:style-name="T1">enum</text:span><text:span text:style-name="T2"> {</text:span><text:span text:style-name="T2"><text:line-break/></text:span><text:span text:style-name="T1"># <text:s/>define</text:span><text:span text:style-name="T2"> JSON_STRUCT_VOID_P_ELEMENT(name, element) \</text:span><text:span text:style-name="T2"><text:line-break/></text:span><text:span text:style-name="T2"> <text:s text:c="11"/>void_p_enum_</text:span><text:span text:style-name="T1">##</text:span><text:span text:style-name="T2">name</text:span><text:span text:style-name="T1">##</text:span><text:span text:style-name="T2">_</text:span><text:span text:style-name="T1">##</text:span><text:span text:style-name="T2">element,</text:span><text:span text:style-name="T2"><text:line-break/></text:span><text:span text:style-name="T1"># <text:s/>define</text:span><text:span text:style-name="T2"> JSON_STRUCT_VOID_P_END(name) \</text:span><text:span text:style-name="T2"><text:line-break/></text:span><text:span text:style-name="T2"> <text:s text:c="11"/>} void_p_enum_</text:span><text:span text:style-name="T1">##</text:span><text:span text:style-name="T2">name;</text:span></text:p>
          </draw:text-box>
        </draw:frame>
        <draw:line draw:style-name="gr5" draw:text-style-name="P7" draw:layer="layout" svg:x1="15cm" svg:y1="7.5cm" svg:x2="8cm" svg:y2="9cm">
          <text:p/>
        </draw:lin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3"><text:span text:style-name="T1">#if</text:span><text:span text:style-name="T2"> JSON_STRUCT == JSON_STRUCT_DATA_TYPE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struct</text:span><text:span text:style-name="T2"> </text:span><text:span text:style-name="T3">file_descriptor</text:span><text:span text:style-name="T2"> {</text:span><text:span text:style-name="T2"><text:line-break/></text:span><text:span text:style-name="T2"> <text:s/></text:span><text:span text:style-name="T1">int</text:span><text:span text:style-name="T2"> </text:span><text:span text:style-name="T4">descriptor</text:span><text:span text:style-name="T2">;</text:span><text:span text:style-name="T2"><text:line-break/></text:span><text:span text:style-name="T2">};</text:span></text:p>
            <text:p text:style-name="P3"><text:span text:style-name="T1">struct</text:span><text:span text:style-name="T2"> </text:span><text:span text:style-name="T3">file_memory</text:span><text:span text:style-name="T2"> {</text:span><text:span text:style-name="T2"><text:line-break/></text:span><text:span text:style-name="T2"> <text:s/></text:span><text:span text:style-name="T1">void</text:span><text:span text:style-name="T2"> *</text:span><text:span text:style-name="T4">address</text:span><text:span text:style-name="T2">;</text:span><text:span text:style-name="T2"><text:line-break/></text:span><text:span text:style-name="T2"> <text:s/>size_t </text:span><text:span text:style-name="T4">length</text:span><text:span text:style-name="T2">;</text:span><text:span text:style-name="T2"><text:line-break/></text:span><text:span text:style-name="T2">};</text:span></text:p>
            <text:p text:style-name="P4"><text:span text:style-name="T1">struct</text:span><text:span text:style-name="T2"> </text:span><text:span text:style-name="T3">basic</text:span><text:span text:style-name="T2"> {</text:span><text:span text:style-name="T2"><text:line-break/></text:span><text:span text:style-name="T2"> <text:s/>pid_t </text:span><text:span text:style-name="T4">process_id</text:span><text:span text:style-name="T2">;</text:span><text:span text:style-name="T2"><text:line-break/></text:span><text:span text:style-name="T2"> <text:s/>JSON_STRUCT_VOID_P_START(</text:span><text:span text:style-name="T4">file_type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descriptor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memory</text:span><text:span text:style-name="T2">)</text:span><text:span text:style-name="T2"><text:line-break/></text:span><text:span text:style-name="T2"> <text:s/>JSON_STRUCT_VOID_P_END(</text:span><text:span text:style-name="T4">file_type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6"> JSON_STRUCT_START(name) </text:span><text:span text:style-name="T1">struct</text:span><text:span text:style-name="T2"> name {</text:span><text:span text:style-name="T2"><text:line-break/></text:span><text:span text:style-name="T1"># <text:s/>define</text:span><text:span text:style-name="T2"> JSON_STRUCT_END };</text:span></text:p>
            <text:p text:style-name="P4"><text:span text:style-name="T1"># <text:s/>define</text:span><text:span text:style-name="T2"> JSON_STRUCT_INT(name) </text:span><text:span text:style-name="T1">int</text:span><text:span text:style-name="T2"> name;</text:span><text:span text:style-name="T2"><text:line-break/></text:span><text:span text:style-name="T1"># <text:s/>define</text:span><text:span text:style-name="T2"> JSON_STRUCT_VOID_P(name) </text:span><text:span text:style-name="T1">void</text:span><text:span text:style-name="T2"> *name;</text:span><text:span text:style-name="T2"><text:line-break/></text:span><text:span text:style-name="T1"># <text:s/>define</text:span><text:span text:style-name="T2"> JSON_STRUCT_SIZE_T(name) size_t name;</text:span><text:span text:style-name="T2"><text:line-break/></text:span><text:span text:style-name="T1"># <text:s/>define</text:span><text:span text:style-name="T2"> JSON_STRUCT_PID_T(name) pid_t name;</text:span></text:p>
            <text:p text:style-name="P4"><text:span text:style-name="T1"># <text:s/>define</text:span><text:span text:style-name="T2"> JSON_STRUCT_VOID_P_START(name) \</text:span><text:span text:style-name="T2"><text:line-break/></text:span><text:span text:style-name="T2"> <text:s text:c="11"/></text:span><text:span text:style-name="T1">void</text:span><text:span text:style-name="T2"> *name; </text:span><text:span text:style-name="T1">enum</text:span><text:span text:style-name="T2"> {</text:span><text:span text:style-name="T2"><text:line-break/></text:span><text:span text:style-name="T1"># <text:s/>define</text:span><text:span text:style-name="T2"> JSON_STRUCT_VOID_P_ELEMENT(name, element) \</text:span><text:span text:style-name="T2"><text:line-break/></text:span><text:span text:style-name="T2"> <text:s text:c="11"/>void_p_enum_</text:span><text:span text:style-name="T1">##</text:span><text:span text:style-name="T2">name</text:span><text:span text:style-name="T1">##</text:span><text:span text:style-name="T2">_</text:span><text:span text:style-name="T1">##</text:span><text:span text:style-name="T2">element,</text:span><text:span text:style-name="T2"><text:line-break/></text:span><text:span text:style-name="T1"># <text:s/>define</text:span><text:span text:style-name="T2"> JSON_STRUCT_VOID_P_END(name) \</text:span><text:span text:style-name="T2"><text:line-break/></text:span><text:span text:style-name="T2"> <text:s text:c="11"/>} void_p_enum_</text:span><text:span text:style-name="T1">##</text:span><text:span text:style-name="T2">name;</text:span></text:p>
          </draw:text-box>
        </draw:frame>
        <draw:line draw:style-name="gr5" draw:text-style-name="P7" draw:layer="layout" svg:x1="15cm" svg:y1="7.5cm" svg:x2="8cm" svg:y2="9cm">
          <text:p/>
        </draw:lin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3"><text:span text:style-name="T1">#if</text:span><text:span text:style-name="T2"> JSON_STRUCT == JSON_STRUCT_DATA_TYPE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struct</text:span><text:span text:style-name="T2"> </text:span><text:span text:style-name="T3">file_descriptor</text:span><text:span text:style-name="T2"> {</text:span><text:span text:style-name="T2"><text:line-break/></text:span><text:span text:style-name="T2"> <text:s/></text:span><text:span text:style-name="T1">int</text:span><text:span text:style-name="T2"> </text:span><text:span text:style-name="T4">descriptor</text:span><text:span text:style-name="T2">;</text:span><text:span text:style-name="T2"><text:line-break/></text:span><text:span text:style-name="T2">};</text:span></text:p>
            <text:p text:style-name="P3"><text:span text:style-name="T1">struct</text:span><text:span text:style-name="T2"> </text:span><text:span text:style-name="T3">file_memory</text:span><text:span text:style-name="T2"> {</text:span><text:span text:style-name="T2"><text:line-break/></text:span><text:span text:style-name="T2"> <text:s/></text:span><text:span text:style-name="T1">void</text:span><text:span text:style-name="T2"> *</text:span><text:span text:style-name="T4">address</text:span><text:span text:style-name="T2">;</text:span><text:span text:style-name="T2"><text:line-break/></text:span><text:span text:style-name="T2"> <text:s/>size_t </text:span><text:span text:style-name="T4">length</text:span><text:span text:style-name="T2">;</text:span><text:span text:style-name="T2"><text:line-break/></text:span><text:span text:style-name="T2">};</text:span></text:p>
            <text:p text:style-name="P4"><text:span text:style-name="T1">struct</text:span><text:span text:style-name="T2"> </text:span><text:span text:style-name="T3">basic</text:span><text:span text:style-name="T2"> {</text:span><text:span text:style-name="T2"><text:line-break/></text:span><text:span text:style-name="T2"> <text:s/>pid_t </text:span><text:span text:style-name="T4">process_id</text:span><text:span text:style-name="T2">;</text:span><text:span text:style-name="T2"><text:line-break/></text:span><text:span text:style-name="T2"> <text:s/>JSON_STRUCT_VOID_P_START(</text:span><text:span text:style-name="T4">file_type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descriptor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memory</text:span><text:span text:style-name="T2">)</text:span><text:span text:style-name="T2"><text:line-break/></text:span><text:span text:style-name="T2"> <text:s/>JSON_STRUCT_VOID_P_END(</text:span><text:span text:style-name="T4">file_type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6"> JSON_STRUCT_START(name) </text:span><text:span text:style-name="T1">struct</text:span><text:span text:style-name="T2"> name {</text:span><text:span text:style-name="T2"><text:line-break/></text:span><text:span text:style-name="T1"># <text:s/>define</text:span><text:span text:style-name="T2"> JSON_STRUCT_END };</text:span></text:p>
            <text:p text:style-name="P4"><text:span text:style-name="T1"># <text:s/>define</text:span><text:span text:style-name="T2"> JSON_STRUCT_INT(name) </text:span><text:span text:style-name="T1">int</text:span><text:span text:style-name="T2"> name;</text:span><text:span text:style-name="T2"><text:line-break/></text:span><text:span text:style-name="T1"># <text:s/>define</text:span><text:span text:style-name="T2"> JSON_STRUCT_VOID_P(name) </text:span><text:span text:style-name="T1">void</text:span><text:span text:style-name="T2"> *name;</text:span><text:span text:style-name="T2"><text:line-break/></text:span><text:span text:style-name="T1"># <text:s/>define</text:span><text:span text:style-name="T2"> JSON_STRUCT_SIZE_T(name) size_t name;</text:span><text:span text:style-name="T2"><text:line-break/></text:span><text:span text:style-name="T1"># <text:s/>define</text:span><text:span text:style-name="T2"> JSON_STRUCT_PID_T(name) pid_t name;</text:span></text:p>
            <text:p text:style-name="P4"><text:span text:style-name="T1"># <text:s/>define</text:span><text:span text:style-name="T2"> JSON_STRUCT_VOID_P_START(name) \</text:span><text:span text:style-name="T2"><text:line-break/></text:span><text:span text:style-name="T2"> <text:s text:c="11"/></text:span><text:span text:style-name="T1">void</text:span><text:span text:style-name="T2"> *name; </text:span><text:span text:style-name="T1">enum</text:span><text:span text:style-name="T2"> {</text:span><text:span text:style-name="T2"><text:line-break/></text:span><text:span text:style-name="T1"># <text:s/>define</text:span><text:span text:style-name="T2"> JSON_STRUCT_VOID_P_ELEMENT(name, element) \</text:span><text:span text:style-name="T2"><text:line-break/></text:span><text:span text:style-name="T2"> <text:s text:c="11"/>void_p_enum_</text:span><text:span text:style-name="T1">##</text:span><text:span text:style-name="T2">name</text:span><text:span text:style-name="T1">##</text:span><text:span text:style-name="T2">_</text:span><text:span text:style-name="T1">##</text:span><text:span text:style-name="T2">element,</text:span><text:span text:style-name="T2"><text:line-break/></text:span><text:span text:style-name="T1"># <text:s/>define</text:span><text:span text:style-name="T2"> JSON_STRUCT_VOID_P_END(name) \</text:span><text:span text:style-name="T2"><text:line-break/></text:span><text:span text:style-name="T2"> <text:s text:c="11"/>} void_p_enum_</text:span><text:span text:style-name="T1">##</text:span><text:span text:style-name="T2">name;</text:span></text:p>
          </draw:text-box>
        </draw:frame>
        <draw:line draw:style-name="gr5" draw:text-style-name="P7" draw:layer="layout" svg:x1="14.9cm" svg:y1="8.3cm" svg:x2="9.2cm" svg:y2="9.4cm">
          <text:p/>
        </draw:lin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3"><text:span text:style-name="T1">#if</text:span><text:span text:style-name="T2"> JSON_STRUCT == JSON_STRUCT_DATA_TYPE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struct</text:span><text:span text:style-name="T2"> </text:span><text:span text:style-name="T3">file_descriptor</text:span><text:span text:style-name="T2"> {</text:span><text:span text:style-name="T2"><text:line-break/></text:span><text:span text:style-name="T2"> <text:s/></text:span><text:span text:style-name="T1">int</text:span><text:span text:style-name="T2"> </text:span><text:span text:style-name="T4">descriptor</text:span><text:span text:style-name="T2">;</text:span><text:span text:style-name="T2"><text:line-break/></text:span><text:span text:style-name="T2">};</text:span></text:p>
            <text:p text:style-name="P3"><text:span text:style-name="T1">struct</text:span><text:span text:style-name="T2"> </text:span><text:span text:style-name="T3">file_memory</text:span><text:span text:style-name="T2"> {</text:span><text:span text:style-name="T2"><text:line-break/></text:span><text:span text:style-name="T2"> <text:s/></text:span><text:span text:style-name="T1">void</text:span><text:span text:style-name="T2"> *</text:span><text:span text:style-name="T4">address</text:span><text:span text:style-name="T2">;</text:span><text:span text:style-name="T2"><text:line-break/></text:span><text:span text:style-name="T2"> <text:s/>size_t </text:span><text:span text:style-name="T4">length</text:span><text:span text:style-name="T2">;</text:span><text:span text:style-name="T2"><text:line-break/></text:span><text:span text:style-name="T2">};</text:span></text:p>
            <text:p text:style-name="P4"><text:span text:style-name="T1">struct</text:span><text:span text:style-name="T2"> </text:span><text:span text:style-name="T3">basic</text:span><text:span text:style-name="T2"> {</text:span><text:span text:style-name="T2"><text:line-break/></text:span><text:span text:style-name="T2"> <text:s/>pid_t </text:span><text:span text:style-name="T4">process_id</text:span><text:span text:style-name="T2">;</text:span><text:span text:style-name="T2"><text:line-break/></text:span><text:span text:style-name="T2"> <text:s/></text:span><text:span text:style-name="T1">void</text:span><text:span text:style-name="T2"> *</text:span><text:span text:style-name="T4">file_type</text:span><text:span text:style-name="T2">; </text:span><text:span text:style-name="T1">enum</text:span><text:span text:style-name="T2"> {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descriptor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memory</text:span><text:span text:style-name="T2">)</text:span><text:span text:style-name="T2"><text:line-break/></text:span><text:span text:style-name="T2"> <text:s/>JSON_STRUCT_VOID_P_END(</text:span><text:span text:style-name="T4">file_type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6"> JSON_STRUCT_START(name) </text:span><text:span text:style-name="T1">struct</text:span><text:span text:style-name="T2"> name {</text:span><text:span text:style-name="T2"><text:line-break/></text:span><text:span text:style-name="T1"># <text:s/>define</text:span><text:span text:style-name="T2"> JSON_STRUCT_END };</text:span></text:p>
            <text:p text:style-name="P4"><text:span text:style-name="T1"># <text:s/>define</text:span><text:span text:style-name="T2"> JSON_STRUCT_INT(name) </text:span><text:span text:style-name="T1">int</text:span><text:span text:style-name="T2"> name;</text:span><text:span text:style-name="T2"><text:line-break/></text:span><text:span text:style-name="T1"># <text:s/>define</text:span><text:span text:style-name="T2"> JSON_STRUCT_VOID_P(name) </text:span><text:span text:style-name="T1">void</text:span><text:span text:style-name="T2"> *name;</text:span><text:span text:style-name="T2"><text:line-break/></text:span><text:span text:style-name="T1"># <text:s/>define</text:span><text:span text:style-name="T2"> JSON_STRUCT_SIZE_T(name) size_t name;</text:span><text:span text:style-name="T2"><text:line-break/></text:span><text:span text:style-name="T1"># <text:s/>define</text:span><text:span text:style-name="T2"> JSON_STRUCT_PID_T(name) pid_t name;</text:span></text:p>
            <text:p text:style-name="P4"><text:span text:style-name="T1"># <text:s/>define</text:span><text:span text:style-name="T2"> JSON_STRUCT_VOID_P_START(name) \</text:span><text:span text:style-name="T2"><text:line-break/></text:span><text:span text:style-name="T2"> <text:s text:c="11"/></text:span><text:span text:style-name="T1">void</text:span><text:span text:style-name="T2"> *name; </text:span><text:span text:style-name="T1">enum</text:span><text:span text:style-name="T2"> {</text:span><text:span text:style-name="T2"><text:line-break/></text:span><text:span text:style-name="T1"># <text:s/>define</text:span><text:span text:style-name="T2"> JSON_STRUCT_VOID_P_ELEMENT(name, element) \</text:span><text:span text:style-name="T2"><text:line-break/></text:span><text:span text:style-name="T2"> <text:s text:c="11"/>void_p_enum_</text:span><text:span text:style-name="T1">##</text:span><text:span text:style-name="T2">name</text:span><text:span text:style-name="T1">##</text:span><text:span text:style-name="T2">_</text:span><text:span text:style-name="T1">##</text:span><text:span text:style-name="T2">element,</text:span><text:span text:style-name="T2"><text:line-break/></text:span><text:span text:style-name="T1"># <text:s/>define</text:span><text:span text:style-name="T2"> JSON_STRUCT_VOID_P_END(name) \</text:span><text:span text:style-name="T2"><text:line-break/></text:span><text:span text:style-name="T2"> <text:s text:c="11"/>} void_p_enum_</text:span><text:span text:style-name="T1">##</text:span><text:span text:style-name="T2">name;</text:span></text:p>
          </draw:text-box>
        </draw:frame>
        <draw:line draw:style-name="gr5" draw:text-style-name="P7" draw:layer="layout" svg:x1="14.9cm" svg:y1="8.3cm" svg:x2="9.2cm" svg:y2="9.4cm">
          <text:p/>
        </draw:line>
        <draw:custom-shape draw:style-name="gr6" draw:text-style-name="P6" draw:layer="layout" svg:width="8cm" svg:height="2cm" svg:x="6.5cm" svg:y="6cm">
          <text:p text:style-name="P5"><text:span text:style-name="T7">Pointer to other struct and enum to store</text:span><text:span text:style-name="T7"><text:line-break/></text:span><text:span text:style-name="T7">information which other struct is stored in</text:span><text:span text:style-name="T7"><text:line-break/></text:span><text:span text:style-name="T7">pointer</text:span></text:p>
          <draw:enhanced-geometry svg:viewBox="0 0 21600 21600" draw:mirror-horizontal="false" draw:mirror-vertical="false" draw:text-areas="800 800 20800 20800" draw:type="round-rectangular-callout" draw:modifiers="-939.482564679415 35546.62668665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3"><text:span text:style-name="T1">#if</text:span><text:span text:style-name="T2"> JSON_STRUCT == JSON_STRUCT_DATA_TYPE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struct</text:span><text:span text:style-name="T2"> </text:span><text:span text:style-name="T3">file_descriptor</text:span><text:span text:style-name="T2"> {</text:span><text:span text:style-name="T2"><text:line-break/></text:span><text:span text:style-name="T2"> <text:s/></text:span><text:span text:style-name="T1">int</text:span><text:span text:style-name="T2"> </text:span><text:span text:style-name="T4">descriptor</text:span><text:span text:style-name="T2">;</text:span><text:span text:style-name="T2"><text:line-break/></text:span><text:span text:style-name="T2">};</text:span></text:p>
            <text:p text:style-name="P3"><text:span text:style-name="T1">struct</text:span><text:span text:style-name="T2"> </text:span><text:span text:style-name="T3">file_memory</text:span><text:span text:style-name="T2"> {</text:span><text:span text:style-name="T2"><text:line-break/></text:span><text:span text:style-name="T2"> <text:s/></text:span><text:span text:style-name="T1">void</text:span><text:span text:style-name="T2"> *</text:span><text:span text:style-name="T4">address</text:span><text:span text:style-name="T2">;</text:span><text:span text:style-name="T2"><text:line-break/></text:span><text:span text:style-name="T2"> <text:s/>size_t </text:span><text:span text:style-name="T4">length</text:span><text:span text:style-name="T2">;</text:span><text:span text:style-name="T2"><text:line-break/></text:span><text:span text:style-name="T2">};</text:span></text:p>
            <text:p text:style-name="P4"><text:span text:style-name="T1">struct</text:span><text:span text:style-name="T2"> </text:span><text:span text:style-name="T3">basic</text:span><text:span text:style-name="T2"> {</text:span><text:span text:style-name="T2"><text:line-break/></text:span><text:span text:style-name="T2"> <text:s/>pid_t </text:span><text:span text:style-name="T4">process_id</text:span><text:span text:style-name="T2">;</text:span><text:span text:style-name="T2"><text:line-break/></text:span><text:span text:style-name="T2"> <text:s/></text:span><text:span text:style-name="T1">void</text:span><text:span text:style-name="T2"> *</text:span><text:span text:style-name="T4">file_type</text:span><text:span text:style-name="T2">; </text:span><text:span text:style-name="T1">enum</text:span><text:span text:style-name="T2"> {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descriptor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memory</text:span><text:span text:style-name="T2">)</text:span><text:span text:style-name="T2"><text:line-break/></text:span><text:span text:style-name="T2"> <text:s/>JSON_STRUCT_VOID_P_END(</text:span><text:span text:style-name="T4">file_type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6"> JSON_STRUCT_START(name) </text:span><text:span text:style-name="T1">struct</text:span><text:span text:style-name="T2"> name {</text:span><text:span text:style-name="T2"><text:line-break/></text:span><text:span text:style-name="T1"># <text:s/>define</text:span><text:span text:style-name="T2"> JSON_STRUCT_END };</text:span></text:p>
            <text:p text:style-name="P4"><text:span text:style-name="T1"># <text:s/>define</text:span><text:span text:style-name="T2"> JSON_STRUCT_INT(name) </text:span><text:span text:style-name="T1">int</text:span><text:span text:style-name="T2"> name;</text:span><text:span text:style-name="T2"><text:line-break/></text:span><text:span text:style-name="T1"># <text:s/>define</text:span><text:span text:style-name="T2"> JSON_STRUCT_VOID_P(name) </text:span><text:span text:style-name="T1">void</text:span><text:span text:style-name="T2"> *name;</text:span><text:span text:style-name="T2"><text:line-break/></text:span><text:span text:style-name="T1"># <text:s/>define</text:span><text:span text:style-name="T2"> JSON_STRUCT_SIZE_T(name) size_t name;</text:span><text:span text:style-name="T2"><text:line-break/></text:span><text:span text:style-name="T1"># <text:s/>define</text:span><text:span text:style-name="T2"> JSON_STRUCT_PID_T(name) pid_t name;</text:span></text:p>
            <text:p text:style-name="P4"><text:span text:style-name="T1"># <text:s/>define</text:span><text:span text:style-name="T2"> JSON_STRUCT_VOID_P_START(name) \</text:span><text:span text:style-name="T2"><text:line-break/></text:span><text:span text:style-name="T2"> <text:s text:c="11"/></text:span><text:span text:style-name="T1">void</text:span><text:span text:style-name="T2"> *name; </text:span><text:span text:style-name="T1">enum</text:span><text:span text:style-name="T2"> {</text:span><text:span text:style-name="T2"><text:line-break/></text:span><text:span text:style-name="T1"># <text:s/>define</text:span><text:span text:style-name="T2"> JSON_STRUCT_VOID_P_ELEMENT(name, element) \</text:span><text:span text:style-name="T2"><text:line-break/></text:span><text:span text:style-name="T2"> <text:s text:c="11"/>void_p_enum_</text:span><text:span text:style-name="T1">##</text:span><text:span text:style-name="T2">name</text:span><text:span text:style-name="T1">##</text:span><text:span text:style-name="T2">_</text:span><text:span text:style-name="T1">##</text:span><text:span text:style-name="T2">element,</text:span><text:span text:style-name="T2"><text:line-break/></text:span><text:span text:style-name="T1"># <text:s/>define</text:span><text:span text:style-name="T2"> JSON_STRUCT_VOID_P_END(name) \</text:span><text:span text:style-name="T2"><text:line-break/></text:span><text:span text:style-name="T2"> <text:s text:c="11"/>} void_p_enum_</text:span><text:span text:style-name="T1">##</text:span><text:span text:style-name="T2">name;</text:span></text:p>
          </draw:text-box>
        </draw:frame>
        <draw:line draw:style-name="gr5" draw:text-style-name="P7" draw:layer="layout" svg:x1="15.1cm" svg:y1="9.3cm" svg:x2="13.7cm" svg:y2="9.8cm">
          <text:p/>
        </draw:lin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3"><text:span text:style-name="T1">#if</text:span><text:span text:style-name="T2"> JSON_STRUCT == JSON_STRUCT_DATA_TYPE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struct</text:span><text:span text:style-name="T2"> </text:span><text:span text:style-name="T3">file_descriptor</text:span><text:span text:style-name="T2"> {</text:span><text:span text:style-name="T2"><text:line-break/></text:span><text:span text:style-name="T2"> <text:s/></text:span><text:span text:style-name="T1">int</text:span><text:span text:style-name="T2"> </text:span><text:span text:style-name="T4">descriptor</text:span><text:span text:style-name="T2">;</text:span><text:span text:style-name="T2"><text:line-break/></text:span><text:span text:style-name="T2">};</text:span></text:p>
            <text:p text:style-name="P3"><text:span text:style-name="T1">struct</text:span><text:span text:style-name="T2"> </text:span><text:span text:style-name="T3">file_memory</text:span><text:span text:style-name="T2"> {</text:span><text:span text:style-name="T2"><text:line-break/></text:span><text:span text:style-name="T2"> <text:s/></text:span><text:span text:style-name="T1">void</text:span><text:span text:style-name="T2"> *</text:span><text:span text:style-name="T4">address</text:span><text:span text:style-name="T2">;</text:span><text:span text:style-name="T2"><text:line-break/></text:span><text:span text:style-name="T2"> <text:s/>size_t </text:span><text:span text:style-name="T4">length</text:span><text:span text:style-name="T2">;</text:span><text:span text:style-name="T2"><text:line-break/></text:span><text:span text:style-name="T2">};</text:span></text:p>
            <text:p text:style-name="P4"><text:span text:style-name="T1">struct</text:span><text:span text:style-name="T2"> </text:span><text:span text:style-name="T3">basic</text:span><text:span text:style-name="T2"> {</text:span><text:span text:style-name="T2"><text:line-break/></text:span><text:span text:style-name="T2"> <text:s/>pid_t </text:span><text:span text:style-name="T4">process_id</text:span><text:span text:style-name="T2">;</text:span><text:span text:style-name="T2"><text:line-break/></text:span><text:span text:style-name="T2"> <text:s/></text:span><text:span text:style-name="T1">void</text:span><text:span text:style-name="T2"> *</text:span><text:span text:style-name="T4">file_type</text:span><text:span text:style-name="T2">; </text:span><text:span text:style-name="T1">enum</text:span><text:span text:style-name="T2"> {</text:span><text:span text:style-name="T2"><text:line-break/></text:span><text:span text:style-name="T2"> <text:s text:c="3"/>void_p_enum_</text:span><text:span text:style-name="T4">file_type</text:span><text:span text:style-name="T2">_</text:span><text:span text:style-name="T3">file_descriptor</text:span><text:span text:style-name="T2">,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memory</text:span><text:span text:style-name="T2">)</text:span><text:span text:style-name="T2"><text:line-break/></text:span><text:span text:style-name="T2"> <text:s/>JSON_STRUCT_VOID_P_END(</text:span><text:span text:style-name="T4">file_type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6"> JSON_STRUCT_START(name) </text:span><text:span text:style-name="T1">struct</text:span><text:span text:style-name="T2"> name {</text:span><text:span text:style-name="T2"><text:line-break/></text:span><text:span text:style-name="T1"># <text:s/>define</text:span><text:span text:style-name="T2"> JSON_STRUCT_END };</text:span></text:p>
            <text:p text:style-name="P4"><text:span text:style-name="T1"># <text:s/>define</text:span><text:span text:style-name="T2"> JSON_STRUCT_INT(name) </text:span><text:span text:style-name="T1">int</text:span><text:span text:style-name="T2"> name;</text:span><text:span text:style-name="T2"><text:line-break/></text:span><text:span text:style-name="T1"># <text:s/>define</text:span><text:span text:style-name="T2"> JSON_STRUCT_VOID_P(name) </text:span><text:span text:style-name="T1">void</text:span><text:span text:style-name="T2"> *name;</text:span><text:span text:style-name="T2"><text:line-break/></text:span><text:span text:style-name="T1"># <text:s/>define</text:span><text:span text:style-name="T2"> JSON_STRUCT_SIZE_T(name) size_t name;</text:span><text:span text:style-name="T2"><text:line-break/></text:span><text:span text:style-name="T1"># <text:s/>define</text:span><text:span text:style-name="T2"> JSON_STRUCT_PID_T(name) pid_t name;</text:span></text:p>
            <text:p text:style-name="P4"><text:span text:style-name="T1"># <text:s/>define</text:span><text:span text:style-name="T2"> JSON_STRUCT_VOID_P_START(name) \</text:span><text:span text:style-name="T2"><text:line-break/></text:span><text:span text:style-name="T2"> <text:s text:c="11"/></text:span><text:span text:style-name="T1">void</text:span><text:span text:style-name="T2"> *name; </text:span><text:span text:style-name="T1">enum</text:span><text:span text:style-name="T2"> {</text:span><text:span text:style-name="T2"><text:line-break/></text:span><text:span text:style-name="T1"># <text:s/>define</text:span><text:span text:style-name="T2"> JSON_STRUCT_VOID_P_ELEMENT(name, element) \</text:span><text:span text:style-name="T2"><text:line-break/></text:span><text:span text:style-name="T2"> <text:s text:c="11"/>void_p_enum_</text:span><text:span text:style-name="T1">##</text:span><text:span text:style-name="T2">name</text:span><text:span text:style-name="T1">##</text:span><text:span text:style-name="T2">_</text:span><text:span text:style-name="T1">##</text:span><text:span text:style-name="T2">element,</text:span><text:span text:style-name="T2"><text:line-break/></text:span><text:span text:style-name="T1"># <text:s/>define</text:span><text:span text:style-name="T2"> JSON_STRUCT_VOID_P_END(name) \</text:span><text:span text:style-name="T2"><text:line-break/></text:span><text:span text:style-name="T2"> <text:s text:c="11"/>} void_p_enum_</text:span><text:span text:style-name="T1">##</text:span><text:span text:style-name="T2">name;</text:span></text:p>
          </draw:text-box>
        </draw:frame>
        <draw:line draw:style-name="gr5" draw:text-style-name="P7" draw:layer="layout" svg:x1="15.1cm" svg:y1="9.3cm" svg:x2="13.7cm" svg:y2="9.8cm">
          <text:p/>
        </draw:line>
        <draw:custom-shape draw:style-name="gr7" draw:text-style-name="P6" draw:layer="layout" svg:width="6.5cm" svg:height="2cm" svg:x="7.5cm" svg:y="6.5cm">
          <text:p text:style-name="P5"><text:span text:style-name="T7">Each enum value represents one</text:span><text:span text:style-name="T7"><text:line-break/></text:span><text:span text:style-name="T7">struct which can be stored in</text:span><text:span text:style-name="T7"><text:line-break/></text:span><text:span text:style-name="T7">pointer</text:span></text:p>
          <draw:enhanced-geometry svg:viewBox="0 0 21600 21600" draw:text-areas="800 800 20800 20800" draw:type="round-rectangular-callout" draw:modifiers="3598.33871712044 33398.50074962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3"><text:span text:style-name="T1">#if</text:span><text:span text:style-name="T2"> JSON_STRUCT == JSON_STRUCT_DATA_TYPE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struct</text:span><text:span text:style-name="T2"> </text:span><text:span text:style-name="T3">file_descriptor</text:span><text:span text:style-name="T2"> {</text:span><text:span text:style-name="T2"><text:line-break/></text:span><text:span text:style-name="T2"> <text:s/></text:span><text:span text:style-name="T1">int</text:span><text:span text:style-name="T2"> </text:span><text:span text:style-name="T4">descriptor</text:span><text:span text:style-name="T2">;</text:span><text:span text:style-name="T2"><text:line-break/></text:span><text:span text:style-name="T2">};</text:span></text:p>
            <text:p text:style-name="P3"><text:span text:style-name="T1">struct</text:span><text:span text:style-name="T2"> </text:span><text:span text:style-name="T3">file_memory</text:span><text:span text:style-name="T2"> {</text:span><text:span text:style-name="T2"><text:line-break/></text:span><text:span text:style-name="T2"> <text:s/></text:span><text:span text:style-name="T1">void</text:span><text:span text:style-name="T2"> *</text:span><text:span text:style-name="T4">address</text:span><text:span text:style-name="T2">;</text:span><text:span text:style-name="T2"><text:line-break/></text:span><text:span text:style-name="T2"> <text:s/>size_t </text:span><text:span text:style-name="T4">length</text:span><text:span text:style-name="T2">;</text:span><text:span text:style-name="T2"><text:line-break/></text:span><text:span text:style-name="T2">};</text:span></text:p>
            <text:p text:style-name="P4"><text:span text:style-name="T1">struct</text:span><text:span text:style-name="T2"> </text:span><text:span text:style-name="T3">basic</text:span><text:span text:style-name="T2"> {</text:span><text:span text:style-name="T2"><text:line-break/></text:span><text:span text:style-name="T2"> <text:s/>pid_t </text:span><text:span text:style-name="T4">process_id</text:span><text:span text:style-name="T2">;</text:span><text:span text:style-name="T2"><text:line-break/></text:span><text:span text:style-name="T2"> <text:s/></text:span><text:span text:style-name="T1">void</text:span><text:span text:style-name="T2"> *</text:span><text:span text:style-name="T4">file_type</text:span><text:span text:style-name="T2">; </text:span><text:span text:style-name="T1">enum</text:span><text:span text:style-name="T2"> {</text:span><text:span text:style-name="T2"><text:line-break/></text:span><text:span text:style-name="T2"> <text:s text:c="3"/>void_p_enum_</text:span><text:span text:style-name="T4">file_type</text:span><text:span text:style-name="T2">_</text:span><text:span text:style-name="T3">file_descriptor</text:span><text:span text:style-name="T2">,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memory</text:span><text:span text:style-name="T2">)</text:span><text:span text:style-name="T2"><text:line-break/></text:span><text:span text:style-name="T2"> <text:s/>JSON_STRUCT_VOID_P_END(</text:span><text:span text:style-name="T4">file_type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6"> JSON_STRUCT_START(name) </text:span><text:span text:style-name="T1">struct</text:span><text:span text:style-name="T2"> name {</text:span><text:span text:style-name="T2"><text:line-break/></text:span><text:span text:style-name="T1"># <text:s/>define</text:span><text:span text:style-name="T2"> JSON_STRUCT_END };</text:span></text:p>
            <text:p text:style-name="P4"><text:span text:style-name="T1"># <text:s/>define</text:span><text:span text:style-name="T2"> JSON_STRUCT_INT(name) </text:span><text:span text:style-name="T1">int</text:span><text:span text:style-name="T2"> name;</text:span><text:span text:style-name="T2"><text:line-break/></text:span><text:span text:style-name="T1"># <text:s/>define</text:span><text:span text:style-name="T2"> JSON_STRUCT_VOID_P(name) </text:span><text:span text:style-name="T1">void</text:span><text:span text:style-name="T2"> *name;</text:span><text:span text:style-name="T2"><text:line-break/></text:span><text:span text:style-name="T1"># <text:s/>define</text:span><text:span text:style-name="T2"> JSON_STRUCT_SIZE_T(name) size_t name;</text:span><text:span text:style-name="T2"><text:line-break/></text:span><text:span text:style-name="T1"># <text:s/>define</text:span><text:span text:style-name="T2"> JSON_STRUCT_PID_T(name) pid_t name;</text:span></text:p>
            <text:p text:style-name="P4"><text:span text:style-name="T1"># <text:s/>define</text:span><text:span text:style-name="T2"> JSON_STRUCT_VOID_P_START(name) \</text:span><text:span text:style-name="T2"><text:line-break/></text:span><text:span text:style-name="T2"> <text:s text:c="11"/></text:span><text:span text:style-name="T1">void</text:span><text:span text:style-name="T2"> *name; </text:span><text:span text:style-name="T1">enum</text:span><text:span text:style-name="T2"> {</text:span><text:span text:style-name="T2"><text:line-break/></text:span><text:span text:style-name="T1"># <text:s/>define</text:span><text:span text:style-name="T2"> JSON_STRUCT_VOID_P_ELEMENT(name, element) \</text:span><text:span text:style-name="T2"><text:line-break/></text:span><text:span text:style-name="T2"> <text:s text:c="11"/>void_p_enum_</text:span><text:span text:style-name="T1">##</text:span><text:span text:style-name="T2">name</text:span><text:span text:style-name="T1">##</text:span><text:span text:style-name="T2">_</text:span><text:span text:style-name="T1">##</text:span><text:span text:style-name="T2">element,</text:span><text:span text:style-name="T2"><text:line-break/></text:span><text:span text:style-name="T1"># <text:s/>define</text:span><text:span text:style-name="T2"> JSON_STRUCT_VOID_P_END(name) \</text:span><text:span text:style-name="T2"><text:line-break/></text:span><text:span text:style-name="T2"> <text:s text:c="11"/>} void_p_enum_</text:span><text:span text:style-name="T1">##</text:span><text:span text:style-name="T2">name;</text:span></text:p>
          </draw:text-box>
        </draw:frame>
        <draw:line draw:style-name="gr5" draw:text-style-name="P7" draw:layer="layout" svg:x1="15.1cm" svg:y1="9.3cm" svg:x2="13cm" svg:y2="10.5cm">
          <text:p/>
        </draw:lin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3"><text:span text:style-name="T1">#if</text:span><text:span text:style-name="T2"> JSON_STRUCT == JSON_STRUCT_DATA_TYPE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struct</text:span><text:span text:style-name="T2"> </text:span><text:span text:style-name="T3">file_descriptor</text:span><text:span text:style-name="T2"> {</text:span><text:span text:style-name="T2"><text:line-break/></text:span><text:span text:style-name="T2"> <text:s/></text:span><text:span text:style-name="T1">int</text:span><text:span text:style-name="T2"> </text:span><text:span text:style-name="T4">descriptor</text:span><text:span text:style-name="T2">;</text:span><text:span text:style-name="T2"><text:line-break/></text:span><text:span text:style-name="T2">};</text:span></text:p>
            <text:p text:style-name="P3"><text:span text:style-name="T1">struct</text:span><text:span text:style-name="T2"> </text:span><text:span text:style-name="T3">file_memory</text:span><text:span text:style-name="T2"> {</text:span><text:span text:style-name="T2"><text:line-break/></text:span><text:span text:style-name="T2"> <text:s/></text:span><text:span text:style-name="T1">void</text:span><text:span text:style-name="T2"> *</text:span><text:span text:style-name="T4">address</text:span><text:span text:style-name="T2">;</text:span><text:span text:style-name="T2"><text:line-break/></text:span><text:span text:style-name="T2"> <text:s/>size_t </text:span><text:span text:style-name="T4">length</text:span><text:span text:style-name="T2">;</text:span><text:span text:style-name="T2"><text:line-break/></text:span><text:span text:style-name="T2">};</text:span></text:p>
            <text:p text:style-name="P4"><text:span text:style-name="T1">struct</text:span><text:span text:style-name="T2"> </text:span><text:span text:style-name="T3">basic</text:span><text:span text:style-name="T2"> {</text:span><text:span text:style-name="T2"><text:line-break/></text:span><text:span text:style-name="T2"> <text:s/>pid_t </text:span><text:span text:style-name="T4">process_id</text:span><text:span text:style-name="T2">;</text:span><text:span text:style-name="T2"><text:line-break/></text:span><text:span text:style-name="T2"> <text:s/></text:span><text:span text:style-name="T1">void</text:span><text:span text:style-name="T2"> *</text:span><text:span text:style-name="T4">file_type</text:span><text:span text:style-name="T2">; </text:span><text:span text:style-name="T1">enum</text:span><text:span text:style-name="T2"> {</text:span><text:span text:style-name="T2"><text:line-break/></text:span><text:span text:style-name="T2"> <text:s text:c="3"/>void_p_enum_</text:span><text:span text:style-name="T4">file_type</text:span><text:span text:style-name="T2">_</text:span><text:span text:style-name="T3">file_descriptor</text:span><text:span text:style-name="T2">,</text:span><text:span text:style-name="T2"><text:line-break/></text:span><text:span text:style-name="T2"> <text:s text:c="3"/>void_p_enum_</text:span><text:span text:style-name="T4">file_type</text:span><text:span text:style-name="T2">_</text:span><text:span text:style-name="T3">file_memory</text:span><text:span text:style-name="T2">,</text:span><text:span text:style-name="T2"><text:line-break/></text:span><text:span text:style-name="T2"> <text:s/>JSON_STRUCT_VOID_P_END(</text:span><text:span text:style-name="T4">file_type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6"> JSON_STRUCT_START(name) </text:span><text:span text:style-name="T1">struct</text:span><text:span text:style-name="T2"> name {</text:span><text:span text:style-name="T2"><text:line-break/></text:span><text:span text:style-name="T1"># <text:s/>define</text:span><text:span text:style-name="T2"> JSON_STRUCT_END };</text:span></text:p>
            <text:p text:style-name="P4"><text:span text:style-name="T1"># <text:s/>define</text:span><text:span text:style-name="T2"> JSON_STRUCT_INT(name) </text:span><text:span text:style-name="T1">int</text:span><text:span text:style-name="T2"> name;</text:span><text:span text:style-name="T2"><text:line-break/></text:span><text:span text:style-name="T1"># <text:s/>define</text:span><text:span text:style-name="T2"> JSON_STRUCT_VOID_P(name) </text:span><text:span text:style-name="T1">void</text:span><text:span text:style-name="T2"> *name;</text:span><text:span text:style-name="T2"><text:line-break/></text:span><text:span text:style-name="T1"># <text:s/>define</text:span><text:span text:style-name="T2"> JSON_STRUCT_SIZE_T(name) size_t name;</text:span><text:span text:style-name="T2"><text:line-break/></text:span><text:span text:style-name="T1"># <text:s/>define</text:span><text:span text:style-name="T2"> JSON_STRUCT_PID_T(name) pid_t name;</text:span></text:p>
            <text:p text:style-name="P4"><text:span text:style-name="T1"># <text:s/>define</text:span><text:span text:style-name="T2"> JSON_STRUCT_VOID_P_START(name) \</text:span><text:span text:style-name="T2"><text:line-break/></text:span><text:span text:style-name="T2"> <text:s text:c="11"/></text:span><text:span text:style-name="T1">void</text:span><text:span text:style-name="T2"> *name; </text:span><text:span text:style-name="T1">enum</text:span><text:span text:style-name="T2"> {</text:span><text:span text:style-name="T2"><text:line-break/></text:span><text:span text:style-name="T1"># <text:s/>define</text:span><text:span text:style-name="T2"> JSON_STRUCT_VOID_P_ELEMENT(name, element) \</text:span><text:span text:style-name="T2"><text:line-break/></text:span><text:span text:style-name="T2"> <text:s text:c="11"/>void_p_enum_</text:span><text:span text:style-name="T1">##</text:span><text:span text:style-name="T2">name</text:span><text:span text:style-name="T1">##</text:span><text:span text:style-name="T2">_</text:span><text:span text:style-name="T1">##</text:span><text:span text:style-name="T2">element,</text:span><text:span text:style-name="T2"><text:line-break/></text:span><text:span text:style-name="T1"># <text:s/>define</text:span><text:span text:style-name="T2"> JSON_STRUCT_VOID_P_END(name) \</text:span><text:span text:style-name="T2"><text:line-break/></text:span><text:span text:style-name="T2"> <text:s text:c="11"/>} void_p_enum_</text:span><text:span text:style-name="T1">##</text:span><text:span text:style-name="T2">name;</text:span></text:p>
          </draw:text-box>
        </draw:frame>
        <draw:line draw:style-name="gr5" draw:text-style-name="P7" draw:layer="layout" svg:x1="15.1cm" svg:y1="9.3cm" svg:x2="13cm" svg:y2="10.5cm">
          <text:p/>
        </draw:line>
        <draw:custom-shape draw:style-name="gr8" draw:text-style-name="P6" draw:layer="layout" svg:width="8cm" svg:height="3cm" svg:x="10cm" svg:y="12cm">
          <text:p text:style-name="P5"><text:span text:style-name="T7">Each enum value has a unique name</text:span><text:span text:style-name="T7"><text:line-break/></text:span><text:span text:style-name="T7">build from a prefix followed by the</text:span><text:span text:style-name="T7"><text:line-break/></text:span><text:span text:style-name="T7">pointer name and the name of the</text:span><text:span text:style-name="T7"><text:line-break/></text:span><text:span text:style-name="T7">referenced structure</text:span></text:p>
          <draw:enhanced-geometry svg:viewBox="0 0 21600 21600" draw:text-areas="800 800 20800 20800" draw:type="round-rectangular-callout" draw:modifiers="-1096.06299212598 -12207.13095634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3"><text:span text:style-name="T1">#if</text:span><text:span text:style-name="T2"> JSON_STRUCT == JSON_STRUCT_DATA_TYPE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struct</text:span><text:span text:style-name="T2"> </text:span><text:span text:style-name="T3">file_descriptor</text:span><text:span text:style-name="T2"> {</text:span><text:span text:style-name="T2"><text:line-break/></text:span><text:span text:style-name="T2"> <text:s/></text:span><text:span text:style-name="T1">int</text:span><text:span text:style-name="T2"> </text:span><text:span text:style-name="T4">descriptor</text:span><text:span text:style-name="T2">;</text:span><text:span text:style-name="T2"><text:line-break/></text:span><text:span text:style-name="T2">};</text:span></text:p>
            <text:p text:style-name="P3"><text:span text:style-name="T1">struct</text:span><text:span text:style-name="T2"> </text:span><text:span text:style-name="T3">file_memory</text:span><text:span text:style-name="T2"> {</text:span><text:span text:style-name="T2"><text:line-break/></text:span><text:span text:style-name="T2"> <text:s/></text:span><text:span text:style-name="T1">void</text:span><text:span text:style-name="T2"> *</text:span><text:span text:style-name="T4">address</text:span><text:span text:style-name="T2">;</text:span><text:span text:style-name="T2"><text:line-break/></text:span><text:span text:style-name="T2"> <text:s/>size_t </text:span><text:span text:style-name="T4">length</text:span><text:span text:style-name="T2">;</text:span><text:span text:style-name="T2"><text:line-break/></text:span><text:span text:style-name="T2">};</text:span></text:p>
            <text:p text:style-name="P4"><text:span text:style-name="T1">struct</text:span><text:span text:style-name="T2"> </text:span><text:span text:style-name="T3">basic</text:span><text:span text:style-name="T2"> {</text:span><text:span text:style-name="T2"><text:line-break/></text:span><text:span text:style-name="T2"> <text:s/>pid_t </text:span><text:span text:style-name="T4">process_id</text:span><text:span text:style-name="T2">;</text:span><text:span text:style-name="T2"><text:line-break/></text:span><text:span text:style-name="T2"> <text:s/></text:span><text:span text:style-name="T1">void</text:span><text:span text:style-name="T2"> *</text:span><text:span text:style-name="T4">file_type</text:span><text:span text:style-name="T2">; </text:span><text:span text:style-name="T1">enum</text:span><text:span text:style-name="T2"> {</text:span><text:span text:style-name="T2"><text:line-break/></text:span><text:span text:style-name="T2"> <text:s text:c="3"/>void_p_enum_</text:span><text:span text:style-name="T4">file_type</text:span><text:span text:style-name="T2">_</text:span><text:span text:style-name="T3">file_descriptor</text:span><text:span text:style-name="T2">,</text:span><text:span text:style-name="T2"><text:line-break/></text:span><text:span text:style-name="T2"> <text:s text:c="3"/>void_p_enum_</text:span><text:span text:style-name="T4">file_type</text:span><text:span text:style-name="T2">_</text:span><text:span text:style-name="T3">file_memory</text:span><text:span text:style-name="T2">,</text:span><text:span text:style-name="T2"><text:line-break/></text:span><text:span text:style-name="T2"> <text:s/>JSON_STRUCT_VOID_P_END(</text:span><text:span text:style-name="T4">file_type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6"> JSON_STRUCT_START(name) </text:span><text:span text:style-name="T1">struct</text:span><text:span text:style-name="T2"> name {</text:span><text:span text:style-name="T2"><text:line-break/></text:span><text:span text:style-name="T1"># <text:s/>define</text:span><text:span text:style-name="T2"> JSON_STRUCT_END };</text:span></text:p>
            <text:p text:style-name="P4"><text:span text:style-name="T1"># <text:s/>define</text:span><text:span text:style-name="T2"> JSON_STRUCT_INT(name) </text:span><text:span text:style-name="T1">int</text:span><text:span text:style-name="T2"> name;</text:span><text:span text:style-name="T2"><text:line-break/></text:span><text:span text:style-name="T1"># <text:s/>define</text:span><text:span text:style-name="T2"> JSON_STRUCT_VOID_P(name) </text:span><text:span text:style-name="T1">void</text:span><text:span text:style-name="T2"> *name;</text:span><text:span text:style-name="T2"><text:line-break/></text:span><text:span text:style-name="T1"># <text:s/>define</text:span><text:span text:style-name="T2"> JSON_STRUCT_SIZE_T(name) size_t name;</text:span><text:span text:style-name="T2"><text:line-break/></text:span><text:span text:style-name="T1"># <text:s/>define</text:span><text:span text:style-name="T2"> JSON_STRUCT_PID_T(name) pid_t name;</text:span></text:p>
            <text:p text:style-name="P4"><text:span text:style-name="T1"># <text:s/>define</text:span><text:span text:style-name="T2"> JSON_STRUCT_VOID_P_START(name) \</text:span><text:span text:style-name="T2"><text:line-break/></text:span><text:span text:style-name="T2"> <text:s text:c="11"/></text:span><text:span text:style-name="T1">void</text:span><text:span text:style-name="T2"> *name; </text:span><text:span text:style-name="T1">enum</text:span><text:span text:style-name="T2"> {</text:span><text:span text:style-name="T2"><text:line-break/></text:span><text:span text:style-name="T1"># <text:s/>define</text:span><text:span text:style-name="T2"> JSON_STRUCT_VOID_P_ELEMENT(name, element) \</text:span><text:span text:style-name="T2"><text:line-break/></text:span><text:span text:style-name="T2"> <text:s text:c="11"/>void_p_enum_</text:span><text:span text:style-name="T1">##</text:span><text:span text:style-name="T2">name</text:span><text:span text:style-name="T1">##</text:span><text:span text:style-name="T2">_</text:span><text:span text:style-name="T1">##</text:span><text:span text:style-name="T2">element,</text:span><text:span text:style-name="T2"><text:line-break/></text:span><text:span text:style-name="T1"># <text:s/>define</text:span><text:span text:style-name="T2"> JSON_STRUCT_VOID_P_END(name) \</text:span><text:span text:style-name="T2"><text:line-break/></text:span><text:span text:style-name="T2"> <text:s text:c="11"/>} void_p_enum_</text:span><text:span text:style-name="T1">##</text:span><text:span text:style-name="T2">name;</text:span></text:p>
          </draw:text-box>
        </draw:frame>
        <draw:line draw:style-name="gr5" draw:text-style-name="P7" draw:layer="layout" svg:x1="14.9cm" svg:y1="9.9cm" svg:x2="8.9cm" svg:y2="10.9cm">
          <text:p/>
        </draw:lin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3"><text:span text:style-name="T1">#if</text:span><text:span text:style-name="T2"> JSON_STRUCT == JSON_STRUCT_DATA_TYPE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struct</text:span><text:span text:style-name="T2"> </text:span><text:span text:style-name="T3">file_descriptor</text:span><text:span text:style-name="T2"> {</text:span><text:span text:style-name="T2"><text:line-break/></text:span><text:span text:style-name="T2"> <text:s/></text:span><text:span text:style-name="T1">int</text:span><text:span text:style-name="T2"> </text:span><text:span text:style-name="T4">descriptor</text:span><text:span text:style-name="T2">;</text:span><text:span text:style-name="T2"><text:line-break/></text:span><text:span text:style-name="T2">};</text:span></text:p>
            <text:p text:style-name="P3"><text:span text:style-name="T1">struct</text:span><text:span text:style-name="T2"> </text:span><text:span text:style-name="T3">file_memory</text:span><text:span text:style-name="T2"> {</text:span><text:span text:style-name="T2"><text:line-break/></text:span><text:span text:style-name="T2"> <text:s/></text:span><text:span text:style-name="T1">void</text:span><text:span text:style-name="T2"> *</text:span><text:span text:style-name="T4">address</text:span><text:span text:style-name="T2">;</text:span><text:span text:style-name="T2"><text:line-break/></text:span><text:span text:style-name="T2"> <text:s/>size_t </text:span><text:span text:style-name="T4">length</text:span><text:span text:style-name="T2">;</text:span><text:span text:style-name="T2"><text:line-break/></text:span><text:span text:style-name="T2">};</text:span></text:p>
            <text:p text:style-name="P4"><text:span text:style-name="T1">struct</text:span><text:span text:style-name="T2"> </text:span><text:span text:style-name="T3">basic</text:span><text:span text:style-name="T2"> {</text:span><text:span text:style-name="T2"><text:line-break/></text:span><text:span text:style-name="T2"> <text:s/>pid_t </text:span><text:span text:style-name="T4">process_id</text:span><text:span text:style-name="T2">;</text:span><text:span text:style-name="T2"><text:line-break/></text:span><text:span text:style-name="T2"> <text:s/></text:span><text:span text:style-name="T1">void</text:span><text:span text:style-name="T2"> *</text:span><text:span text:style-name="T4">file_type</text:span><text:span text:style-name="T2">; </text:span><text:span text:style-name="T1">enum</text:span><text:span text:style-name="T2"> {</text:span><text:span text:style-name="T2"><text:line-break/></text:span><text:span text:style-name="T2"> <text:s text:c="3"/>void_p_enum_</text:span><text:span text:style-name="T4">file_type</text:span><text:span text:style-name="T2">_</text:span><text:span text:style-name="T3">file_descriptor</text:span><text:span text:style-name="T2">,</text:span><text:span text:style-name="T2"><text:line-break/></text:span><text:span text:style-name="T2"> <text:s text:c="3"/>void_p_enum_</text:span><text:span text:style-name="T4">file_type</text:span><text:span text:style-name="T2">_</text:span><text:span text:style-name="T3">file_memory</text:span><text:span text:style-name="T2">,</text:span><text:span text:style-name="T2"><text:line-break/></text:span><text:span text:style-name="T2"> <text:s/>} void_p_enum_</text:span><text:span text:style-name="T4">file_type</text:span><text:span text:style-name="T2">;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6"> JSON_STRUCT_START(name) </text:span><text:span text:style-name="T1">struct</text:span><text:span text:style-name="T2"> name {</text:span><text:span text:style-name="T2"><text:line-break/></text:span><text:span text:style-name="T1"># <text:s/>define</text:span><text:span text:style-name="T2"> JSON_STRUCT_END };</text:span></text:p>
            <text:p text:style-name="P4"><text:span text:style-name="T1"># <text:s/>define</text:span><text:span text:style-name="T2"> JSON_STRUCT_INT(name) </text:span><text:span text:style-name="T1">int</text:span><text:span text:style-name="T2"> name;</text:span><text:span text:style-name="T2"><text:line-break/></text:span><text:span text:style-name="T1"># <text:s/>define</text:span><text:span text:style-name="T2"> JSON_STRUCT_VOID_P(name) </text:span><text:span text:style-name="T1">void</text:span><text:span text:style-name="T2"> *name;</text:span><text:span text:style-name="T2"><text:line-break/></text:span><text:span text:style-name="T1"># <text:s/>define</text:span><text:span text:style-name="T2"> JSON_STRUCT_SIZE_T(name) size_t name;</text:span><text:span text:style-name="T2"><text:line-break/></text:span><text:span text:style-name="T1"># <text:s/>define</text:span><text:span text:style-name="T2"> JSON_STRUCT_PID_T(name) pid_t name;</text:span></text:p>
            <text:p text:style-name="P4"><text:span text:style-name="T1"># <text:s/>define</text:span><text:span text:style-name="T2"> JSON_STRUCT_VOID_P_START(name) \</text:span><text:span text:style-name="T2"><text:line-break/></text:span><text:span text:style-name="T2"> <text:s text:c="11"/></text:span><text:span text:style-name="T1">void</text:span><text:span text:style-name="T2"> *name; </text:span><text:span text:style-name="T1">enum</text:span><text:span text:style-name="T2"> {</text:span><text:span text:style-name="T2"><text:line-break/></text:span><text:span text:style-name="T1"># <text:s/>define</text:span><text:span text:style-name="T2"> JSON_STRUCT_VOID_P_ELEMENT(name, element) \</text:span><text:span text:style-name="T2"><text:line-break/></text:span><text:span text:style-name="T2"> <text:s text:c="11"/>void_p_enum_</text:span><text:span text:style-name="T1">##</text:span><text:span text:style-name="T2">name</text:span><text:span text:style-name="T1">##</text:span><text:span text:style-name="T2">_</text:span><text:span text:style-name="T1">##</text:span><text:span text:style-name="T2">element,</text:span><text:span text:style-name="T2"><text:line-break/></text:span><text:span text:style-name="T1"># <text:s/>define</text:span><text:span text:style-name="T2"> JSON_STRUCT_VOID_P_END(name) \</text:span><text:span text:style-name="T2"><text:line-break/></text:span><text:span text:style-name="T2"> <text:s text:c="11"/>} void_p_enum_</text:span><text:span text:style-name="T1">##</text:span><text:span text:style-name="T2">name;</text:span></text:p>
          </draw:text-box>
        </draw:frame>
        <draw:line draw:style-name="gr5" draw:text-style-name="P7" draw:layer="layout" svg:x1="14.9cm" svg:y1="9.9cm" svg:x2="8.9cm" svg:y2="10.9cm">
          <text:p/>
        </draw:line>
        <draw:custom-shape draw:style-name="gr9" draw:text-style-name="P6" draw:layer="layout" svg:width="5.5cm" svg:height="2.5cm" svg:x="7.5cm" svg:y="12cm">
          <text:p text:style-name="P5"><text:span text:style-name="T7">Enum has a unique name</text:span><text:span text:style-name="T7"><text:line-break/></text:span><text:span text:style-name="T7">build from a prefix followed</text:span><text:span text:style-name="T7"><text:line-break/></text:span><text:span text:style-name="T7">by the pointer name</text:span></text:p>
          <draw:enhanced-geometry svg:viewBox="0 0 21600 21600" draw:text-areas="800 800 20800 20800" draw:type="round-rectangular-callout" draw:modifiers="-1916.1606980549 -9819.752099160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3"><text:span text:style-name="T1">#if</text:span><text:span text:style-name="T2"> JSON_STRUCT == JSON_STRUCT_DATA_TYPE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struct</text:span><text:span text:style-name="T2"> </text:span><text:span text:style-name="T3">file_descriptor</text:span><text:span text:style-name="T2"> {</text:span><text:span text:style-name="T2"><text:line-break/></text:span><text:span text:style-name="T2"> <text:s/></text:span><text:span text:style-name="T1">int</text:span><text:span text:style-name="T2"> </text:span><text:span text:style-name="T4">descriptor</text:span><text:span text:style-name="T2">;</text:span><text:span text:style-name="T2"><text:line-break/></text:span><text:span text:style-name="T2">};</text:span></text:p>
            <text:p text:style-name="P3"><text:span text:style-name="T1">struct</text:span><text:span text:style-name="T2"> </text:span><text:span text:style-name="T3">file_memory</text:span><text:span text:style-name="T2"> {</text:span><text:span text:style-name="T2"><text:line-break/></text:span><text:span text:style-name="T2"> <text:s/></text:span><text:span text:style-name="T1">void</text:span><text:span text:style-name="T2"> *</text:span><text:span text:style-name="T4">address</text:span><text:span text:style-name="T2">;</text:span><text:span text:style-name="T2"><text:line-break/></text:span><text:span text:style-name="T2"> <text:s/>size_t </text:span><text:span text:style-name="T4">length</text:span><text:span text:style-name="T2">;</text:span><text:span text:style-name="T2"><text:line-break/></text:span><text:span text:style-name="T2">};</text:span></text:p>
            <text:p text:style-name="P4"><text:span text:style-name="T1">struct</text:span><text:span text:style-name="T2"> </text:span><text:span text:style-name="T3">basic</text:span><text:span text:style-name="T2"> {</text:span><text:span text:style-name="T2"><text:line-break/></text:span><text:span text:style-name="T2"> <text:s/>pid_t </text:span><text:span text:style-name="T4">process_id</text:span><text:span text:style-name="T2">;</text:span><text:span text:style-name="T2"><text:line-break/></text:span><text:span text:style-name="T2"> <text:s/></text:span><text:span text:style-name="T1">void</text:span><text:span text:style-name="T2"> *</text:span><text:span text:style-name="T4">file_type</text:span><text:span text:style-name="T2">; </text:span><text:span text:style-name="T1">enum</text:span><text:span text:style-name="T2"> {</text:span><text:span text:style-name="T2"><text:line-break/></text:span><text:span text:style-name="T2"> <text:s text:c="3"/>void_p_enum_</text:span><text:span text:style-name="T4">file_type</text:span><text:span text:style-name="T2">_</text:span><text:span text:style-name="T3">file_descriptor</text:span><text:span text:style-name="T2">,</text:span><text:span text:style-name="T2"><text:line-break/></text:span><text:span text:style-name="T2"> <text:s text:c="3"/>void_p_enum_</text:span><text:span text:style-name="T4">file_type</text:span><text:span text:style-name="T2">_</text:span><text:span text:style-name="T3">file_memory</text:span><text:span text:style-name="T2">,</text:span><text:span text:style-name="T2"><text:line-break/></text:span><text:span text:style-name="T2"> <text:s/>} void_p_enum_</text:span><text:span text:style-name="T4">file_type</text:span><text:span text:style-name="T2">;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6"> JSON_STRUCT_START(name) </text:span><text:span text:style-name="T1">struct</text:span><text:span text:style-name="T2"> name {</text:span><text:span text:style-name="T2"><text:line-break/></text:span><text:span text:style-name="T1"># <text:s/>define</text:span><text:span text:style-name="T2"> JSON_STRUCT_END };</text:span></text:p>
            <text:p text:style-name="P4"><text:span text:style-name="T1"># <text:s/>define</text:span><text:span text:style-name="T2"> JSON_STRUCT_INT(name) </text:span><text:span text:style-name="T1">int</text:span><text:span text:style-name="T2"> name;</text:span><text:span text:style-name="T2"><text:line-break/></text:span><text:span text:style-name="T1"># <text:s/>define</text:span><text:span text:style-name="T2"> JSON_STRUCT_VOID_P(name) </text:span><text:span text:style-name="T1">void</text:span><text:span text:style-name="T2"> *name;</text:span><text:span text:style-name="T2"><text:line-break/></text:span><text:span text:style-name="T1"># <text:s/>define</text:span><text:span text:style-name="T2"> JSON_STRUCT_SIZE_T(name) size_t name;</text:span><text:span text:style-name="T2"><text:line-break/></text:span><text:span text:style-name="T1"># <text:s/>define</text:span><text:span text:style-name="T2"> JSON_STRUCT_PID_T(name) pid_t name;</text:span></text:p>
            <text:p text:style-name="P4"><text:span text:style-name="T1"># <text:s/>define</text:span><text:span text:style-name="T2"> JSON_STRUCT_VOID_P_START(name) \</text:span><text:span text:style-name="T2"><text:line-break/></text:span><text:span text:style-name="T2"> <text:s text:c="11"/></text:span><text:span text:style-name="T1">void</text:span><text:span text:style-name="T2"> *name; </text:span><text:span text:style-name="T1">enum</text:span><text:span text:style-name="T2"> {</text:span><text:span text:style-name="T2"><text:line-break/></text:span><text:span text:style-name="T1"># <text:s/>define</text:span><text:span text:style-name="T2"> JSON_STRUCT_VOID_P_ELEMENT(name, element) \</text:span><text:span text:style-name="T2"><text:line-break/></text:span><text:span text:style-name="T2"> <text:s text:c="11"/>void_p_enum_</text:span><text:span text:style-name="T1">##</text:span><text:span text:style-name="T2">name</text:span><text:span text:style-name="T1">##</text:span><text:span text:style-name="T2">_</text:span><text:span text:style-name="T1">##</text:span><text:span text:style-name="T2">element,</text:span><text:span text:style-name="T2"><text:line-break/></text:span><text:span text:style-name="T1"># <text:s/>define</text:span><text:span text:style-name="T2"> JSON_STRUCT_VOID_P_END(name) \</text:span><text:span text:style-name="T2"><text:line-break/></text:span><text:span text:style-name="T2"> <text:s text:c="11"/>} void_p_enum_</text:span><text:span text:style-name="T1">##</text:span><text:span text:style-name="T2">name;</text:span></text:p>
          </draw:text-box>
        </draw:frame>
        <draw:line draw:style-name="gr5" draw:text-style-name="P7" draw:layer="layout" svg:x1="14.9cm" svg:y1="5.3cm" svg:x2="4.5cm" svg:y2="11.3cm">
          <text:p/>
        </draw:lin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3"><text:span text:style-name="T1">#if</text:span><text:span text:style-name="T2"> JSON_STRUCT == JSON_STRUCT_DATA_TYPE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struct</text:span><text:span text:style-name="T2"> </text:span><text:span text:style-name="T3">file_descriptor</text:span><text:span text:style-name="T2"> {</text:span><text:span text:style-name="T2"><text:line-break/></text:span><text:span text:style-name="T2"> <text:s/></text:span><text:span text:style-name="T1">int</text:span><text:span text:style-name="T2"> </text:span><text:span text:style-name="T4">descriptor</text:span><text:span text:style-name="T2">;</text:span><text:span text:style-name="T2"><text:line-break/></text:span><text:span text:style-name="T2">};</text:span></text:p>
            <text:p text:style-name="P3"><text:span text:style-name="T1">struct</text:span><text:span text:style-name="T2"> </text:span><text:span text:style-name="T3">file_memory</text:span><text:span text:style-name="T2"> {</text:span><text:span text:style-name="T2"><text:line-break/></text:span><text:span text:style-name="T2"> <text:s/></text:span><text:span text:style-name="T1">void</text:span><text:span text:style-name="T2"> *</text:span><text:span text:style-name="T4">address</text:span><text:span text:style-name="T2">;</text:span><text:span text:style-name="T2"><text:line-break/></text:span><text:span text:style-name="T2"> <text:s/>size_t </text:span><text:span text:style-name="T4">length</text:span><text:span text:style-name="T2">;</text:span><text:span text:style-name="T2"><text:line-break/></text:span><text:span text:style-name="T2">};</text:span></text:p>
            <text:p text:style-name="P4"><text:span text:style-name="T1">struct</text:span><text:span text:style-name="T2"> </text:span><text:span text:style-name="T3">basic</text:span><text:span text:style-name="T2"> {</text:span><text:span text:style-name="T2"><text:line-break/></text:span><text:span text:style-name="T2"> <text:s/>pid_t </text:span><text:span text:style-name="T4">process_id</text:span><text:span text:style-name="T2">;</text:span><text:span text:style-name="T2"><text:line-break/></text:span><text:span text:style-name="T2"> <text:s/></text:span><text:span text:style-name="T1">void</text:span><text:span text:style-name="T2"> *</text:span><text:span text:style-name="T4">file_type</text:span><text:span text:style-name="T2">; </text:span><text:span text:style-name="T1">enum</text:span><text:span text:style-name="T2"> {</text:span><text:span text:style-name="T2"><text:line-break/></text:span><text:span text:style-name="T2"> <text:s text:c="3"/>void_p_enum_</text:span><text:span text:style-name="T4">file_type</text:span><text:span text:style-name="T2">_</text:span><text:span text:style-name="T3">file_descriptor</text:span><text:span text:style-name="T2">,</text:span><text:span text:style-name="T2"><text:line-break/></text:span><text:span text:style-name="T2"> <text:s text:c="3"/>void_p_enum_</text:span><text:span text:style-name="T4">file_type</text:span><text:span text:style-name="T2">_</text:span><text:span text:style-name="T3">file_memory</text:span><text:span text:style-name="T2">,</text:span><text:span text:style-name="T2"><text:line-break/></text:span><text:span text:style-name="T2"> <text:s/>} void_p_enum_</text:span><text:span text:style-name="T4">file_type</text:span><text:span text:style-name="T2">;</text:span><text:span text:style-name="T2"><text:line-break/></text:span><text:span text:style-name="T2">};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6"> JSON_STRUCT_START(name) </text:span><text:span text:style-name="T1">struct</text:span><text:span text:style-name="T2"> name {</text:span><text:span text:style-name="T2"><text:line-break/></text:span><text:span text:style-name="T1"># <text:s/>define</text:span><text:span text:style-name="T2"> JSON_STRUCT_END };</text:span></text:p>
            <text:p text:style-name="P4"><text:span text:style-name="T1"># <text:s/>define</text:span><text:span text:style-name="T2"> JSON_STRUCT_INT(name) </text:span><text:span text:style-name="T1">int</text:span><text:span text:style-name="T2"> name;</text:span><text:span text:style-name="T2"><text:line-break/></text:span><text:span text:style-name="T1"># <text:s/>define</text:span><text:span text:style-name="T2"> JSON_STRUCT_VOID_P(name) </text:span><text:span text:style-name="T1">void</text:span><text:span text:style-name="T2"> *name;</text:span><text:span text:style-name="T2"><text:line-break/></text:span><text:span text:style-name="T1"># <text:s/>define</text:span><text:span text:style-name="T2"> JSON_STRUCT_SIZE_T(name) size_t name;</text:span><text:span text:style-name="T2"><text:line-break/></text:span><text:span text:style-name="T1"># <text:s/>define</text:span><text:span text:style-name="T2"> JSON_STRUCT_PID_T(name) pid_t name;</text:span></text:p>
            <text:p text:style-name="P4"><text:span text:style-name="T1"># <text:s/>define</text:span><text:span text:style-name="T2"> JSON_STRUCT_VOID_P_START(name) \</text:span><text:span text:style-name="T2"><text:line-break/></text:span><text:span text:style-name="T2"> <text:s text:c="11"/></text:span><text:span text:style-name="T1">void</text:span><text:span text:style-name="T2"> *name; </text:span><text:span text:style-name="T1">enum</text:span><text:span text:style-name="T2"> {</text:span><text:span text:style-name="T2"><text:line-break/></text:span><text:span text:style-name="T1"># <text:s/>define</text:span><text:span text:style-name="T2"> JSON_STRUCT_VOID_P_ELEMENT(name, element) \</text:span><text:span text:style-name="T2"><text:line-break/></text:span><text:span text:style-name="T2"> <text:s text:c="11"/>void_p_enum_</text:span><text:span text:style-name="T1">##</text:span><text:span text:style-name="T2">name</text:span><text:span text:style-name="T1">##</text:span><text:span text:style-name="T2">_</text:span><text:span text:style-name="T1">##</text:span><text:span text:style-name="T2">element,</text:span><text:span text:style-name="T2"><text:line-break/></text:span><text:span text:style-name="T1"># <text:s/>define</text:span><text:span text:style-name="T2"> JSON_STRUCT_VOID_P_END(name) \</text:span><text:span text:style-name="T2"><text:line-break/></text:span><text:span text:style-name="T2"> <text:s text:c="11"/>} void_p_enum_</text:span><text:span text:style-name="T1">##</text:span><text:span text:style-name="T2">name;</text:span></text:p>
          </draw:text-box>
        </draw:frame>
        <draw:line draw:style-name="gr5" draw:text-style-name="P7" draw:layer="layout" svg:x1="14.9cm" svg:y1="5.3cm" svg:x2="4.5cm" svg:y2="11.3cm">
          <text:p/>
        </draw:lin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3"><text:span text:style-name="T1">#if</text:span><text:span text:style-name="T2"> JSON_STRUCT == JSON_STRUCT_DATA_TYPE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struct</text:span><text:span text:style-name="T2"> </text:span><text:span text:style-name="T3">file_descriptor</text:span><text:span text:style-name="T2"> {</text:span><text:span text:style-name="T2"><text:line-break/></text:span><text:span text:style-name="T2"> <text:s/></text:span><text:span text:style-name="T1">int</text:span><text:span text:style-name="T2"> </text:span><text:span text:style-name="T4">descriptor</text:span><text:span text:style-name="T2">;</text:span><text:span text:style-name="T2"><text:line-break/></text:span><text:span text:style-name="T2">};</text:span></text:p>
            <text:p text:style-name="P3"><text:span text:style-name="T1">struct</text:span><text:span text:style-name="T2"> </text:span><text:span text:style-name="T3">file_memory</text:span><text:span text:style-name="T2"> {</text:span><text:span text:style-name="T2"><text:line-break/></text:span><text:span text:style-name="T2"> <text:s/></text:span><text:span text:style-name="T1">void</text:span><text:span text:style-name="T2"> *</text:span><text:span text:style-name="T4">address</text:span><text:span text:style-name="T2">;</text:span><text:span text:style-name="T2"><text:line-break/></text:span><text:span text:style-name="T2"> <text:s/>size_t </text:span><text:span text:style-name="T4">length</text:span><text:span text:style-name="T2">;</text:span><text:span text:style-name="T2"><text:line-break/></text:span><text:span text:style-name="T2">};</text:span></text:p>
            <text:p text:style-name="P4"><text:span text:style-name="T1">struct</text:span><text:span text:style-name="T2"> </text:span><text:span text:style-name="T3">basic</text:span><text:span text:style-name="T2"> {</text:span><text:span text:style-name="T2"><text:line-break/></text:span><text:span text:style-name="T2"> <text:s/>pid_t </text:span><text:span text:style-name="T4">process_id</text:span><text:span text:style-name="T2">;</text:span><text:span text:style-name="T2"><text:line-break/></text:span><text:span text:style-name="T2"> <text:s/></text:span><text:span text:style-name="T1">void</text:span><text:span text:style-name="T2"> *</text:span><text:span text:style-name="T4">file_type</text:span><text:span text:style-name="T2">; </text:span><text:span text:style-name="T1">enum</text:span><text:span text:style-name="T2"> {</text:span><text:span text:style-name="T2"><text:line-break/></text:span><text:span text:style-name="T2"> <text:s text:c="3"/>void_p_enum_</text:span><text:span text:style-name="T4">file_type</text:span><text:span text:style-name="T2">_</text:span><text:span text:style-name="T3">file_descriptor</text:span><text:span text:style-name="T2">,</text:span><text:span text:style-name="T2"><text:line-break/></text:span><text:span text:style-name="T2"> <text:s text:c="3"/>void_p_enum_</text:span><text:span text:style-name="T4">file_type</text:span><text:span text:style-name="T2">_</text:span><text:span text:style-name="T3">file_memory</text:span><text:span text:style-name="T2">,</text:span><text:span text:style-name="T2"><text:line-break/></text:span><text:span text:style-name="T2"> <text:s/>} void_p_enum_</text:span><text:span text:style-name="T4">file_type</text:span><text:span text:style-name="T2">;</text:span><text:span text:style-name="T2"><text:line-break/></text:span><text:span text:style-name="T2">};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6"> JSON_STRUCT_START(name) </text:span><text:span text:style-name="T1">struct</text:span><text:span text:style-name="T2"> name {</text:span><text:span text:style-name="T2"><text:line-break/></text:span><text:span text:style-name="T1"># <text:s/>define</text:span><text:span text:style-name="T2"> JSON_STRUCT_END };</text:span></text:p>
            <text:p text:style-name="P4"><text:span text:style-name="T1"># <text:s/>define</text:span><text:span text:style-name="T2"> JSON_STRUCT_INT(name) </text:span><text:span text:style-name="T1">int</text:span><text:span text:style-name="T2"> name;</text:span><text:span text:style-name="T2"><text:line-break/></text:span><text:span text:style-name="T1"># <text:s/>define</text:span><text:span text:style-name="T2"> JSON_STRUCT_VOID_P(name) </text:span><text:span text:style-name="T1">void</text:span><text:span text:style-name="T2"> *name;</text:span><text:span text:style-name="T2"><text:line-break/></text:span><text:span text:style-name="T1"># <text:s/>define</text:span><text:span text:style-name="T2"> JSON_STRUCT_SIZE_T(name) size_t name;</text:span><text:span text:style-name="T2"><text:line-break/></text:span><text:span text:style-name="T1"># <text:s/>define</text:span><text:span text:style-name="T2"> JSON_STRUCT_PID_T(name) pid_t name;</text:span></text:p>
            <text:p text:style-name="P4"><text:span text:style-name="T1"># <text:s/>define</text:span><text:span text:style-name="T2"> JSON_STRUCT_VOID_P_START(name) \</text:span><text:span text:style-name="T2"><text:line-break/></text:span><text:span text:style-name="T2"> <text:s text:c="11"/></text:span><text:span text:style-name="T1">void</text:span><text:span text:style-name="T2"> *name; </text:span><text:span text:style-name="T1">enum</text:span><text:span text:style-name="T2"> {</text:span><text:span text:style-name="T2"><text:line-break/></text:span><text:span text:style-name="T1"># <text:s/>define</text:span><text:span text:style-name="T2"> JSON_STRUCT_VOID_P_ELEMENT(name, element) \</text:span><text:span text:style-name="T2"><text:line-break/></text:span><text:span text:style-name="T2"> <text:s text:c="11"/>void_p_enum_</text:span><text:span text:style-name="T1">##</text:span><text:span text:style-name="T2">name</text:span><text:span text:style-name="T1">##</text:span><text:span text:style-name="T2">_</text:span><text:span text:style-name="T1">##</text:span><text:span text:style-name="T2">element,</text:span><text:span text:style-name="T2"><text:line-break/></text:span><text:span text:style-name="T1"># <text:s/>define</text:span><text:span text:style-name="T2"> JSON_STRUCT_VOID_P_END(name) \</text:span><text:span text:style-name="T2"><text:line-break/></text:span><text:span text:style-name="T2"> <text:s text:c="11"/>} void_p_enum_</text:span><text:span text:style-name="T1">##</text:span><text:span text:style-name="T2">name;</text:span></text:p>
          </draw:text-box>
        </draw:frame>
        <draw:custom-shape draw:style-name="gr10" draw:text-style-name="P6" draw:layer="layout" svg:width="6.5cm" svg:height="1.5cm" svg:x="7.5cm" svg:y="13cm">
          <text:p text:style-name="P5"><text:span text:style-name="T7">Three different structures</text:span><text:span text:style-name="T7"><text:line-break/></text:span><text:span text:style-name="T7">ready to be included</text:span></text:p>
          <draw:enhanced-geometry svg:viewBox="0 0 21600 21600" draw:text-areas="800 800 20800 20800" draw:type="round-rectangular-callout" draw:modifiers="2598.24642362713 -12793.07128580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7" draw:layer="layout" svg:width="10cm" svg:height="7.5cm" svg:x="1cm" svg:y="4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3"><text:span text:style-name="T2">JSON_STRUCT_START(</text:span><text:span text:style-name="T3">file_descriptor</text:span><text:span text:style-name="T2">)</text:span><text:span text:style-name="T2"><text:line-break/></text:span><text:span text:style-name="T2"> <text:s/>JSON_STRUCT_INT(</text:span><text:span text:style-name="T4">descriptor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2"> JSON_STRUCT_START(name) \</text:span><text:span text:style-name="T2"><text:line-break/></text:span><text:span text:style-name="T2"> <text:s text:c="7"/></text:span><text:span text:style-name="T1">int</text:span><text:span text:style-name="T2"> json_struct_max_size_</text:span><text:span text:style-name="T1">##</text:span><text:span text:style-name="T2">name() { \</text:span><text:span text:style-name="T2"><text:line-break/></text:span><text:span text:style-name="T2"> <text:s text:c="11"/></text:span><text:span text:style-name="T1">char</text:span><text:span text:style-name="T2"> json_struct_hasElements = 0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11"/>size_t json_struct_size = 1; </text:span><text:span text:style-name="T8">/* open parentheses */</text:span><text:span text:style-name="T8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10"> (json_struct_hasElements) \</text:span><text:span text:style-name="T10"><text:line-break/></text:span><text:span text:style-name="T10"> <text:s text:c="15"/>json_struct_size--; </text:span><text:span text:style-name="T11">/* remove last comma */</text:span><text:span text:style-name="T10"> \</text:span><text:span text:style-name="T10"><text:line-break/></text:span><text:span text:style-name="T9"> <text:s text:c="11"/></text:span><text:span text:style-name="T2">json_struct_size++; </text:span><text:span text:style-name="T8">/* close parentheses */</text:span><text:span text:style-name="T9">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ize;}</text:span></text:p>
            <text:p><text:span text:style-name="T1"># <text:s/>define</text:span><text:span text:style-name="T9"> </text:span><text:span text:style-name="T2">JSON_STRUCT_INT(name) \</text:span><text:span text:style-name="T2"><text:line-break/></text:span><text:span text:style-name="T2"> <text:s text:c="11"/>JSON_STRUCT_ELEMENT_SIZE(name, \</text:span><text:span text:style-name="T2"><text:line-break/></text:span><text:span text:style-name="T2"> <text:s text:c="36"/>JSON_STRUCT_TYPE_SIZE_DEC(</text:span><text:span text:style-name="T1">int</text:span><text:span text:style-name="T2">)</text:span><text:span text:style-name="T9"> \</text:span><text:span text:style-name="T9"><text:line-break/></text:span><text:span text:style-name="T9"> <text:s text:c="39"/></text:span><text:span text:style-name="T2">+ 1) </text:span><text:span text:style-name="T8">/* for sign (-) */</text:span><text:span text:style-name="T8"><text:line-break/></text:span><text:span text:style-name="T1"># <text:s/>define</text:span><text:span text:style-name="T2"> JSON_STRUCT_ELEMENT_SIZE(name, sizeValue) \</text:span><text:span text:style-name="T2"><text:line-break/></text:span><text:span text:style-name="T2"> <text:s text:c="11"/>json_struct_hasElements = 1; \</text:span><text:span text:style-name="T2"><text:line-break/></text:span><text:span text:style-name="T2"> <text:s text:c="11"/>json_struct_size += </text:span><text:span text:style-name="T1">sizeof</text:span><text:span text:style-name="T2">(#name) \</text:span><text:span text:style-name="T2"><text:line-break/></text:span><text:span text:style-name="T2"> <text:s text:c="31"/>- 1 <text:s/></text:span><text:span text:style-name="T8">/* trailing null character */</text:span><text:span text:style-name="T2"> \</text:span><text:span text:style-name="T2"><text:line-break/></text:span><text:span text:style-name="T8"> <text:s text:c="31"/></text:span><text:span text:style-name="T2">+ sizeValue \</text:span><text:span text:style-name="T8"><text:line-break/></text:span><text:span text:style-name="T2"> <text:s text:c="31"/>+ 4; </text:span><text:span text:style-name="T8">/* quotation marks (for key),*/</text:span><text:span text:style-name="T2"> \</text:span><text:span text:style-name="T8"><text:line-break/></text:span><text:span text:style-name="T8"> <text:s text:c="36"/>/* colon and comma */</text:span><text:span text:style-name="T8"><text:line-break/></text:span><text:span text:style-name="T1"># <text:s/>define</text:span><text:span text:style-name="T9"> </text:span><text:span text:style-name="T12">JSON_STRUCT_TYPE_SIZE_DEC(type) \</text:span><text:span text:style-name="T12"><text:line-break/></text:span><text:span text:style-name="T12"> <text:s text:c="11"/>ceil(log10(pow(2, </text:span><text:span text:style-name="T1">sizeof</text:span><text:span text:style-name="T12">(type) * CHAR_BIT)))</text:span></text:p>
          </draw:text-box>
        </draw:frame>
        <draw:custom-shape draw:style-name="gr2" draw:text-style-name="P6" draw:layer="layout" svg:width="6cm" svg:height="2.166cm" svg:x="19cm" svg:y="1.5cm">
          <text:p text:style-name="P5"><text:span text:style-name="T7">Activates defines to generate</text:span><text:span text:style-name="T7"><text:line-break/></text:span><text:span text:style-name="T7">functions to evaluate max. size</text:span><text:span text:style-name="T7"><text:line-break/></text:span><text:span text:style-name="T7"> of json-string to print</text:span></text:p>
          <draw:enhanced-geometry svg:viewBox="0 0 21600 21600" draw:text-areas="800 800 20800 20800" draw:type="round-rectangular-callout" draw:modifiers="-1644.92584569238 4136.594370096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6" draw:layer="layout" svg:width="8.5cm" svg:height="1.5cm" svg:x="4cm" svg:y="9cm">
          <text:p text:style-name="P5"><text:span text:style-name="T7">First a simple struct with only one element</text:span></text:p>
          <draw:enhanced-geometry svg:viewBox="0 0 21600 21600" draw:text-areas="800 800 20800 20800" draw:type="round-rectangular-callout" draw:modifiers="172.779672979649 -41660.22651565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3"><text:span text:style-name="T2">JSON_STRUCT_START(</text:span><text:span text:style-name="T3">file_descriptor</text:span><text:span text:style-name="T2">)</text:span><text:span text:style-name="T2"><text:line-break/></text:span><text:span text:style-name="T2"> <text:s/>JSON_STRUCT_INT(</text:span><text:span text:style-name="T4">descriptor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2"> JSON_STRUCT_START(name) \</text:span><text:span text:style-name="T2"><text:line-break/></text:span><text:span text:style-name="T2"> <text:s text:c="7"/></text:span><text:span text:style-name="T1">int</text:span><text:span text:style-name="T2"> json_struct_max_size_</text:span><text:span text:style-name="T1">##</text:span><text:span text:style-name="T2">name() { \</text:span><text:span text:style-name="T2"><text:line-break/></text:span><text:span text:style-name="T2"> <text:s text:c="11"/></text:span><text:span text:style-name="T1">char</text:span><text:span text:style-name="T2"> json_struct_hasElements = 0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11"/>size_t json_struct_size = 1; </text:span><text:span text:style-name="T8">/* open parentheses */</text:span><text:span text:style-name="T8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10"> (json_struct_hasElements) \</text:span><text:span text:style-name="T10"><text:line-break/></text:span><text:span text:style-name="T10"> <text:s text:c="15"/>json_struct_size--; </text:span><text:span text:style-name="T11">/* remove last comma */</text:span><text:span text:style-name="T10"> \</text:span><text:span text:style-name="T10"><text:line-break/></text:span><text:span text:style-name="T9"> <text:s text:c="11"/></text:span><text:span text:style-name="T2">json_struct_size++; </text:span><text:span text:style-name="T8">/* close parentheses */</text:span><text:span text:style-name="T9">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ize;}</text:span></text:p>
            <text:p><text:span text:style-name="T1"># <text:s/>define</text:span><text:span text:style-name="T9"> </text:span><text:span text:style-name="T2">JSON_STRUCT_INT(name) \</text:span><text:span text:style-name="T2"><text:line-break/></text:span><text:span text:style-name="T2"> <text:s text:c="11"/>JSON_STRUCT_ELEMENT_SIZE(name, \</text:span><text:span text:style-name="T2"><text:line-break/></text:span><text:span text:style-name="T2"> <text:s text:c="36"/>JSON_STRUCT_TYPE_SIZE_DEC(</text:span><text:span text:style-name="T1">int</text:span><text:span text:style-name="T2">)</text:span><text:span text:style-name="T9"> \</text:span><text:span text:style-name="T9"><text:line-break/></text:span><text:span text:style-name="T9"> <text:s text:c="39"/></text:span><text:span text:style-name="T2">+ 1) </text:span><text:span text:style-name="T8">/* for sign (-) */</text:span><text:span text:style-name="T8"><text:line-break/></text:span><text:span text:style-name="T1"># <text:s/>define</text:span><text:span text:style-name="T2"> JSON_STRUCT_ELEMENT_SIZE(name, sizeValue) \</text:span><text:span text:style-name="T2"><text:line-break/></text:span><text:span text:style-name="T2"> <text:s text:c="11"/>json_struct_hasElements = 1; \</text:span><text:span text:style-name="T2"><text:line-break/></text:span><text:span text:style-name="T2"> <text:s text:c="11"/>json_struct_size += </text:span><text:span text:style-name="T1">sizeof</text:span><text:span text:style-name="T2">(#name) \</text:span><text:span text:style-name="T2"><text:line-break/></text:span><text:span text:style-name="T2"> <text:s text:c="31"/>- 1 <text:s/></text:span><text:span text:style-name="T8">/* trailing null character */</text:span><text:span text:style-name="T2"> \</text:span><text:span text:style-name="T2"><text:line-break/></text:span><text:span text:style-name="T8"> <text:s text:c="31"/></text:span><text:span text:style-name="T2">+ sizeValue \</text:span><text:span text:style-name="T8"><text:line-break/></text:span><text:span text:style-name="T2"> <text:s text:c="31"/>+ 4; </text:span><text:span text:style-name="T8">/* quotation marks (for key),*/</text:span><text:span text:style-name="T2"> \</text:span><text:span text:style-name="T8"><text:line-break/></text:span><text:span text:style-name="T8"> <text:s text:c="36"/>/* colon and comma */</text:span><text:span text:style-name="T8"><text:line-break/></text:span><text:span text:style-name="T1"># <text:s/>define</text:span><text:span text:style-name="T9"> </text:span><text:span text:style-name="T12">JSON_STRUCT_TYPE_SIZE_DEC(type) \</text:span><text:span text:style-name="T12"><text:line-break/></text:span><text:span text:style-name="T12"> <text:s text:c="11"/>ceil(log10(pow(2, </text:span><text:span text:style-name="T1">sizeof</text:span><text:span text:style-name="T12">(type) * CHAR_BIT)))</text:span></text:p>
          </draw:text-box>
        </draw:frame>
        <draw:line draw:style-name="gr13" draw:text-style-name="P7" draw:layer="layout" svg:x1="15cm" svg:y1="4.5cm" svg:x2="8.5cm" svg:y2="5cm">
          <text:p/>
        </draw:lin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3"><text:span text:style-name="T1">int</text:span><text:span text:style-name="T2"> json_struct_max_size_</text:span><text:span text:style-name="T3">file_descriptor</text:span><text:span text:style-name="T2">() { \</text:span><text:span text:style-name="T2"><text:line-break/></text:span><text:span text:style-name="T2"> <text:s text:c="2"/></text:span><text:span text:style-name="T1">char</text:span><text:span text:style-name="T2"> json_struct_hasElements = 0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2"/>size_t json_struct_size = 1; </text:span><text:span text:style-name="T8">/* open parentheses */</text:span><text:span text:style-name="T2"><text:line-break/></text:span><text:span text:style-name="T2"> <text:s/>JSON_STRUCT_INT(</text:span><text:span text:style-name="T4">descriptor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2"> JSON_STRUCT_START(name) \</text:span><text:span text:style-name="T2"><text:line-break/></text:span><text:span text:style-name="T2"> <text:s text:c="7"/></text:span><text:span text:style-name="T1">int</text:span><text:span text:style-name="T2"> json_struct_max_size_</text:span><text:span text:style-name="T1">##</text:span><text:span text:style-name="T2">name() { \</text:span><text:span text:style-name="T2"><text:line-break/></text:span><text:span text:style-name="T2"> <text:s text:c="11"/></text:span><text:span text:style-name="T1">char</text:span><text:span text:style-name="T2"> json_struct_hasElements = 0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11"/>size_t json_struct_size = 1; </text:span><text:span text:style-name="T8">/* open parentheses */</text:span><text:span text:style-name="T8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10"> (json_struct_hasElements) \</text:span><text:span text:style-name="T10"><text:line-break/></text:span><text:span text:style-name="T10"> <text:s text:c="15"/>json_struct_size--; </text:span><text:span text:style-name="T11">/* remove last comma */</text:span><text:span text:style-name="T10"> \</text:span><text:span text:style-name="T10"><text:line-break/></text:span><text:span text:style-name="T9"> <text:s text:c="11"/></text:span><text:span text:style-name="T2">json_struct_size++; </text:span><text:span text:style-name="T8">/* close parentheses */</text:span><text:span text:style-name="T9">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ize;}</text:span></text:p>
            <text:p><text:span text:style-name="T1"># <text:s/>define</text:span><text:span text:style-name="T9"> </text:span><text:span text:style-name="T2">JSON_STRUCT_INT(name) \</text:span><text:span text:style-name="T2"><text:line-break/></text:span><text:span text:style-name="T2"> <text:s text:c="11"/>JSON_STRUCT_ELEMENT_SIZE(name, \</text:span><text:span text:style-name="T2"><text:line-break/></text:span><text:span text:style-name="T2"> <text:s text:c="36"/>JSON_STRUCT_TYPE_SIZE_DEC(</text:span><text:span text:style-name="T1">int</text:span><text:span text:style-name="T2">)</text:span><text:span text:style-name="T9"> \</text:span><text:span text:style-name="T9"><text:line-break/></text:span><text:span text:style-name="T9"> <text:s text:c="39"/></text:span><text:span text:style-name="T2">+ 1) </text:span><text:span text:style-name="T8">/* for sign (-) */</text:span><text:span text:style-name="T8"><text:line-break/></text:span><text:span text:style-name="T1"># <text:s/>define</text:span><text:span text:style-name="T2"> JSON_STRUCT_ELEMENT_SIZE(name, sizeValue) \</text:span><text:span text:style-name="T2"><text:line-break/></text:span><text:span text:style-name="T2"> <text:s text:c="11"/>json_struct_hasElements = 1; \</text:span><text:span text:style-name="T2"><text:line-break/></text:span><text:span text:style-name="T2"> <text:s text:c="11"/>json_struct_size += </text:span><text:span text:style-name="T1">sizeof</text:span><text:span text:style-name="T2">(#name) \</text:span><text:span text:style-name="T2"><text:line-break/></text:span><text:span text:style-name="T2"> <text:s text:c="31"/>- 1 <text:s/></text:span><text:span text:style-name="T8">/* trailing null character */</text:span><text:span text:style-name="T2"> \</text:span><text:span text:style-name="T2"><text:line-break/></text:span><text:span text:style-name="T8"> <text:s text:c="31"/></text:span><text:span text:style-name="T2">+ sizeValue \</text:span><text:span text:style-name="T8"><text:line-break/></text:span><text:span text:style-name="T2"> <text:s text:c="31"/>+ 4; </text:span><text:span text:style-name="T8">/* quotation marks (for key),*/</text:span><text:span text:style-name="T2"> \</text:span><text:span text:style-name="T8"><text:line-break/></text:span><text:span text:style-name="T8"> <text:s text:c="36"/>/* colon and comma */</text:span><text:span text:style-name="T8"><text:line-break/></text:span><text:span text:style-name="T1"># <text:s/>define</text:span><text:span text:style-name="T9"> </text:span><text:span text:style-name="T12">JSON_STRUCT_TYPE_SIZE_DEC(type) \</text:span><text:span text:style-name="T12"><text:line-break/></text:span><text:span text:style-name="T12"> <text:s text:c="11"/>ceil(log10(pow(2, </text:span><text:span text:style-name="T1">sizeof</text:span><text:span text:style-name="T12">(type) * CHAR_BIT)))</text:span></text:p>
          </draw:text-box>
        </draw:frame>
        <draw:line draw:style-name="gr13" draw:text-style-name="P7" draw:layer="layout" svg:x1="15cm" svg:y1="4.5cm" svg:x2="8.5cm" svg:y2="5cm">
          <text:p/>
        </draw:lin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3"><text:span text:style-name="T1">int</text:span><text:span text:style-name="T2"> json_struct_max_size_</text:span><text:span text:style-name="T3">file_descriptor</text:span><text:span text:style-name="T2">() { \</text:span><text:span text:style-name="T2"><text:line-break/></text:span><text:span text:style-name="T2"> <text:s text:c="2"/></text:span><text:span text:style-name="T1">char</text:span><text:span text:style-name="T2"> json_struct_hasElements = 0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</text:span><text:span text:style-name="T2">json_struct_size_void_p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</text:span><text:span text:style-name="T2">json_struct_size_void_p_tmp; \</text:span><text:span text:style-name="T2"><text:line-break/></text:span><text:span text:style-name="T2"> <text:s text:c="2"/>size_t json_struct_size = 1; </text:span><text:span text:style-name="T8">/* open parentheses */</text:span><text:span text:style-name="T2"><text:line-break/></text:span><text:span text:style-name="T2"> <text:s/>JSON_STRUCT_INT(</text:span><text:span text:style-name="T4">descriptor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2"> JSON_STRUCT_START(name) \</text:span><text:span text:style-name="T2"><text:line-break/></text:span><text:span text:style-name="T2"> <text:s text:c="7"/></text:span><text:span text:style-name="T1">int</text:span><text:span text:style-name="T2"> json_struct_max_size_</text:span><text:span text:style-name="T1">##</text:span><text:span text:style-name="T2">name() { \</text:span><text:span text:style-name="T2"><text:line-break/></text:span><text:span text:style-name="T2"> <text:s text:c="11"/></text:span><text:span text:style-name="T1">char</text:span><text:span text:style-name="T2"> json_struct_hasElements = 0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</text:span><text:span text:style-name="T2">json_struct_size_void_p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</text:span><text:span text:style-name="T2">json_struct_size_void_p_tmp; \</text:span><text:span text:style-name="T2"><text:line-break/></text:span><text:span text:style-name="T2"> <text:s text:c="11"/>size_t json_struct_size = 1; </text:span><text:span text:style-name="T8">/* open </text:span><text:span text:style-name="T8">parentheses */</text:span><text:span text:style-name="T8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10"> (json_struct_hasElements) \</text:span><text:span text:style-name="T10"><text:line-break/></text:span><text:span text:style-name="T10"> <text:s text:c="15"/>json_struct_size--; </text:span><text:span text:style-name="T11">/* remove last comma */</text:span><text:span text:style-name="T10"> </text:span><text:span text:style-name="T10">\</text:span><text:span text:style-name="T10"><text:line-break/></text:span><text:span text:style-name="T9"> <text:s text:c="11"/></text:span><text:span text:style-name="T2">json_struct_size++; </text:span><text:span text:style-name="T8">/* close parentheses */</text:span><text:span text:style-name="T9">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ize;}</text:span></text:p>
            <text:p><text:span text:style-name="T1"># <text:s/>define</text:span><text:span text:style-name="T9"> </text:span><text:span text:style-name="T2">JSON_STRUCT_INT(name) \</text:span><text:span text:style-name="T2"><text:line-break/></text:span><text:span text:style-name="T2"> <text:s text:c="11"/>JSON_STRUCT_ELEMENT_SIZE(name, \</text:span><text:span text:style-name="T2"><text:line-break/></text:span><text:span text:style-name="T2"> <text:s text:c="36"/></text:span><text:span text:style-name="T2">JSON_STRUCT_TYPE_SIZE_DEC(</text:span><text:span text:style-name="T1">int</text:span><text:span text:style-name="T2">)</text:span><text:span text:style-name="T9"> \</text:span><text:span text:style-name="T9"><text:line-break/></text:span><text:span text:style-name="T9"> <text:s text:c="39"/></text:span><text:span text:style-name="T2">+ 1) </text:span><text:span text:style-name="T8">/* for sign </text:span><text:span text:style-name="T8">(-) */</text:span><text:span text:style-name="T8"><text:line-break/></text:span><text:span text:style-name="T1"># <text:s/>define</text:span><text:span text:style-name="T2"> JSON_STRUCT_ELEMENT_SIZE(name, sizeValue) \</text:span><text:span text:style-name="T2"><text:line-break/></text:span><text:span text:style-name="T2"> <text:s text:c="11"/>json_struct_hasElements = 1; \</text:span><text:span text:style-name="T2"><text:line-break/></text:span><text:span text:style-name="T2"> <text:s text:c="11"/>json_struct_size += </text:span><text:span text:style-name="T1">sizeof</text:span><text:span text:style-name="T2">(#name) \</text:span><text:span text:style-name="T2"><text:line-break/></text:span><text:span text:style-name="T2"> <text:s text:c="31"/>- 1 <text:s/></text:span><text:span text:style-name="T8">/* trailing null </text:span><text:span text:style-name="T8">character */</text:span><text:span text:style-name="T2"> \</text:span><text:span text:style-name="T2"><text:line-break/></text:span><text:span text:style-name="T8"> <text:s text:c="31"/></text:span><text:span text:style-name="T2">+ sizeValue \</text:span><text:span text:style-name="T8"><text:line-break/></text:span><text:span text:style-name="T2"> <text:s text:c="31"/>+ 4; </text:span><text:span text:style-name="T8">/* quotation marks </text:span><text:span text:style-name="T8">(for key),*/</text:span><text:span text:style-name="T2"> \</text:span><text:span text:style-name="T8"><text:line-break/></text:span><text:span text:style-name="T8"> <text:s text:c="36"/>/* colon and comma */</text:span><text:span text:style-name="T8"><text:line-break/></text:span><text:span text:style-name="T1"># <text:s/>define</text:span><text:span text:style-name="T9"> </text:span><text:span text:style-name="T12">JSON_STRUCT_TYPE_SIZE_DEC(type) \</text:span><text:span text:style-name="T12"><text:line-break/></text:span><text:span text:style-name="T12"> <text:s text:c="11"/>ceil(log10(pow(2, </text:span><text:span text:style-name="T1">sizeof</text:span><text:span text:style-name="T12">(type) * CHAR_BIT)))</text:span></text:p>
          </draw:text-box>
        </draw:frame>
        <draw:custom-shape draw:style-name="gr14" draw:text-style-name="P6" draw:layer="layout" svg:width="12cm" svg:height="1.185cm" svg:x="4.5cm" svg:y="2.5cm">
          <text:p text:style-name="P5"><text:span text:style-name="T7">For each struct in json_structs.h a own function is generated.</text:span><text:span text:style-name="T7"><text:line-break/></text:span><text:span text:style-name="T7">The function name a prefix followed by the struct name.</text:span></text:p>
          <draw:enhanced-geometry svg:viewBox="0 0 21600 21600" draw:text-areas="800 800 20800 20800" draw:type="round-rectangular-callout" draw:modifiers="6729.63919673361 37554.131534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6" draw:layer="layout" svg:width="8.5cm" svg:height="2.979cm" svg:x="4cm" svg:y="8.521cm">
          <text:p text:style-name="P5"><text:span text:style-name="T7">Variable needed to work with empty structs</text:span><text:span text:style-name="T7"><text:line-break/></text:span><text:span text:style-name="T7">(to generate empty json-objects). If set to</text:span><text:span text:style-name="T7"><text:line-break/></text:span><text:span text:style-name="T7">1 we have added 1 for a comma after the</text:span><text:span text:style-name="T7"><text:line-break/></text:span><text:span text:style-name="T7">last element and must remove it (see later</text:span><text:span text:style-name="T7"><text:line-break/></text:span><text:span text:style-name="T7">slides).</text:span></text:p>
          <draw:enhanced-geometry svg:viewBox="0 0 21600 21600" draw:text-areas="800 800 20800 20800" draw:type="round-rectangular-callout" draw:modifiers="8692.34207740266 -22933.69127516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3"><text:span text:style-name="T1">int</text:span><text:span text:style-name="T2"> json_struct_max_size_</text:span><text:span text:style-name="T3">file_descriptor</text:span><text:span text:style-name="T2">() { \</text:span><text:span text:style-name="T2"><text:line-break/></text:span><text:span text:style-name="T2"> <text:s text:c="2"/></text:span><text:span text:style-name="T1">char</text:span><text:span text:style-name="T2"> json_struct_hasElements = 0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2"/>size_t json_struct_size = 1; </text:span><text:span text:style-name="T8">/* open parentheses */</text:span><text:span text:style-name="T2"><text:line-break/></text:span><text:span text:style-name="T2"> <text:s/>JSON_STRUCT_INT(</text:span><text:span text:style-name="T4">descriptor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2"> JSON_STRUCT_START(name) \</text:span><text:span text:style-name="T2"><text:line-break/></text:span><text:span text:style-name="T2"> <text:s text:c="7"/></text:span><text:span text:style-name="T1">int</text:span><text:span text:style-name="T2"> json_struct_max_size_</text:span><text:span text:style-name="T1">##</text:span><text:span text:style-name="T2">name() { \</text:span><text:span text:style-name="T2"><text:line-break/></text:span><text:span text:style-name="T2"> <text:s text:c="11"/></text:span><text:span text:style-name="T1">char</text:span><text:span text:style-name="T2"> json_struct_hasElements = 0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11"/>size_t json_struct_size = 1; </text:span><text:span text:style-name="T8">/* open parentheses */</text:span><text:span text:style-name="T8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10"> (json_struct_hasElements) \</text:span><text:span text:style-name="T10"><text:line-break/></text:span><text:span text:style-name="T10"> <text:s text:c="15"/>json_struct_size--; </text:span><text:span text:style-name="T11">/* remove last comma */</text:span><text:span text:style-name="T10"> \</text:span><text:span text:style-name="T10"><text:line-break/></text:span><text:span text:style-name="T9"> <text:s text:c="11"/></text:span><text:span text:style-name="T2">json_struct_size++; </text:span><text:span text:style-name="T8">/* close parentheses */</text:span><text:span text:style-name="T9">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ize;}</text:span></text:p>
            <text:p><text:span text:style-name="T1"># <text:s/>define</text:span><text:span text:style-name="T9"> </text:span><text:span text:style-name="T2">JSON_STRUCT_INT(name) \</text:span><text:span text:style-name="T2"><text:line-break/></text:span><text:span text:style-name="T2"> <text:s text:c="11"/>JSON_STRUCT_ELEMENT_SIZE(name, \</text:span><text:span text:style-name="T2"><text:line-break/></text:span><text:span text:style-name="T2"> <text:s text:c="36"/>JSON_STRUCT_TYPE_SIZE_DEC(</text:span><text:span text:style-name="T1">int</text:span><text:span text:style-name="T2">)</text:span><text:span text:style-name="T9"> \</text:span><text:span text:style-name="T9"><text:line-break/></text:span><text:span text:style-name="T9"> <text:s text:c="39"/></text:span><text:span text:style-name="T2">+ 1) </text:span><text:span text:style-name="T8">/* for sign (-) */</text:span><text:span text:style-name="T8"><text:line-break/></text:span><text:span text:style-name="T1"># <text:s/>define</text:span><text:span text:style-name="T2"> JSON_STRUCT_ELEMENT_SIZE(name, sizeValue) \</text:span><text:span text:style-name="T2"><text:line-break/></text:span><text:span text:style-name="T2"> <text:s text:c="11"/>json_struct_hasElements = 1; \</text:span><text:span text:style-name="T2"><text:line-break/></text:span><text:span text:style-name="T2"> <text:s text:c="11"/>json_struct_size += </text:span><text:span text:style-name="T1">sizeof</text:span><text:span text:style-name="T2">(#name) \</text:span><text:span text:style-name="T2"><text:line-break/></text:span><text:span text:style-name="T2"> <text:s text:c="31"/>- 1 <text:s/></text:span><text:span text:style-name="T8">/* trailing null character */</text:span><text:span text:style-name="T2"> \</text:span><text:span text:style-name="T2"><text:line-break/></text:span><text:span text:style-name="T8"> <text:s text:c="31"/></text:span><text:span text:style-name="T2">+ sizeValue \</text:span><text:span text:style-name="T8"><text:line-break/></text:span><text:span text:style-name="T2"> <text:s text:c="31"/>+ 4; </text:span><text:span text:style-name="T8">/* quotation marks (for key),*/</text:span><text:span text:style-name="T2"> \</text:span><text:span text:style-name="T8"><text:line-break/></text:span><text:span text:style-name="T8"> <text:s text:c="36"/>/* colon and comma */</text:span><text:span text:style-name="T8"><text:line-break/></text:span><text:span text:style-name="T1"># <text:s/>define</text:span><text:span text:style-name="T9"> </text:span><text:span text:style-name="T12">JSON_STRUCT_TYPE_SIZE_DEC(type) \</text:span><text:span text:style-name="T12"><text:line-break/></text:span><text:span text:style-name="T12"> <text:s text:c="11"/>ceil(log10(pow(2, </text:span><text:span text:style-name="T1">sizeof</text:span><text:span text:style-name="T12">(type) * CHAR_BIT)))</text:span></text:p>
          </draw:text-box>
        </draw:frame>
        <draw:custom-shape draw:style-name="gr16" draw:text-style-name="P10" draw:layer="layout" svg:width="13.1cm" svg:height="1.979cm" svg:x="1.4cm" svg:y="8.521cm">
          <text:p text:style-name="P9"><text:span text:style-name="T13">Variables only needed for special structure elements are marked</text:span><text:span text:style-name="T13"><text:line-break/></text:span><text:span text:style-name="T13">with </text:span><text:span text:style-name="T1">__attribute__</text:span><text:span text:style-name="T2">((unused)) </text:span><text:span text:style-name="T14">to inform the compiler,</text:span><text:span text:style-name="T14"><text:line-break/></text:span><text:span text:style-name="T14">so they can be ommited if the generated function doesn’t use them</text:span></text:p>
          <draw:enhanced-geometry svg:viewBox="0 0 21600 21600" draw:text-areas="800 800 20800 20800" draw:type="round-rectangular-callout" draw:modifiers="7623.72337989466 -24654.54545454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3"><text:span text:style-name="T1">int</text:span><text:span text:style-name="T2"> json_struct_max_size_</text:span><text:span text:style-name="T3">file_descriptor</text:span><text:span text:style-name="T2">() { \</text:span><text:span text:style-name="T2"><text:line-break/></text:span><text:span text:style-name="T2"> <text:s text:c="2"/></text:span><text:span text:style-name="T1">char</text:span><text:span text:style-name="T2"> json_struct_hasElements = 0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2"/>size_t json_struct_size = 1; </text:span><text:span text:style-name="T8">/* open parentheses */</text:span><text:span text:style-name="T2"><text:line-break/></text:span><text:span text:style-name="T2"> <text:s/>JSON_STRUCT_INT(</text:span><text:span text:style-name="T4">descriptor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2"> JSON_STRUCT_START(name) \</text:span><text:span text:style-name="T2"><text:line-break/></text:span><text:span text:style-name="T2"> <text:s text:c="7"/></text:span><text:span text:style-name="T1">int</text:span><text:span text:style-name="T2"> json_struct_max_size_</text:span><text:span text:style-name="T1">##</text:span><text:span text:style-name="T2">name() { \</text:span><text:span text:style-name="T2"><text:line-break/></text:span><text:span text:style-name="T2"> <text:s text:c="11"/></text:span><text:span text:style-name="T1">char</text:span><text:span text:style-name="T2"> json_struct_hasElements = 0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11"/>size_t json_struct_size = 1; </text:span><text:span text:style-name="T8">/* open parentheses */</text:span><text:span text:style-name="T8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10"> (json_struct_hasElements) \</text:span><text:span text:style-name="T10"><text:line-break/></text:span><text:span text:style-name="T10"> <text:s text:c="15"/>json_struct_size--; </text:span><text:span text:style-name="T11">/* remove last comma */</text:span><text:span text:style-name="T10"> \</text:span><text:span text:style-name="T10"><text:line-break/></text:span><text:span text:style-name="T9"> <text:s text:c="11"/></text:span><text:span text:style-name="T2">json_struct_size++; </text:span><text:span text:style-name="T8">/* close parentheses */</text:span><text:span text:style-name="T9">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ize;}</text:span></text:p>
            <text:p><text:span text:style-name="T1"># <text:s/>define</text:span><text:span text:style-name="T9"> </text:span><text:span text:style-name="T2">JSON_STRUCT_INT(name) \</text:span><text:span text:style-name="T2"><text:line-break/></text:span><text:span text:style-name="T2"> <text:s text:c="11"/>JSON_STRUCT_ELEMENT_SIZE(name, \</text:span><text:span text:style-name="T2"><text:line-break/></text:span><text:span text:style-name="T2"> <text:s text:c="36"/>JSON_STRUCT_TYPE_SIZE_DEC(</text:span><text:span text:style-name="T1">int</text:span><text:span text:style-name="T2">)</text:span><text:span text:style-name="T9"> \</text:span><text:span text:style-name="T9"><text:line-break/></text:span><text:span text:style-name="T9"> <text:s text:c="39"/></text:span><text:span text:style-name="T2">+ 1) </text:span><text:span text:style-name="T8">/* for sign (-) */</text:span><text:span text:style-name="T8"><text:line-break/></text:span><text:span text:style-name="T1"># <text:s/>define</text:span><text:span text:style-name="T2"> JSON_STRUCT_ELEMENT_SIZE(name, sizeValue) \</text:span><text:span text:style-name="T2"><text:line-break/></text:span><text:span text:style-name="T2"> <text:s text:c="11"/>json_struct_hasElements = 1; \</text:span><text:span text:style-name="T2"><text:line-break/></text:span><text:span text:style-name="T2"> <text:s text:c="11"/>json_struct_size += </text:span><text:span text:style-name="T1">sizeof</text:span><text:span text:style-name="T2">(#name) \</text:span><text:span text:style-name="T2"><text:line-break/></text:span><text:span text:style-name="T2"> <text:s text:c="31"/>- 1 <text:s/></text:span><text:span text:style-name="T8">/* trailing null character */</text:span><text:span text:style-name="T2"> \</text:span><text:span text:style-name="T2"><text:line-break/></text:span><text:span text:style-name="T8"> <text:s text:c="31"/></text:span><text:span text:style-name="T2">+ sizeValue \</text:span><text:span text:style-name="T8"><text:line-break/></text:span><text:span text:style-name="T2"> <text:s text:c="31"/>+ 4; </text:span><text:span text:style-name="T8">/* quotation marks (for key),*/</text:span><text:span text:style-name="T2"> \</text:span><text:span text:style-name="T8"><text:line-break/></text:span><text:span text:style-name="T8"> <text:s text:c="36"/>/* colon and comma */</text:span><text:span text:style-name="T8"><text:line-break/></text:span><text:span text:style-name="T1"># <text:s/>define</text:span><text:span text:style-name="T9"> </text:span><text:span text:style-name="T12">JSON_STRUCT_TYPE_SIZE_DEC(type) \</text:span><text:span text:style-name="T12"><text:line-break/></text:span><text:span text:style-name="T12"> <text:s text:c="11"/>ceil(log10(pow(2, </text:span><text:span text:style-name="T1">sizeof</text:span><text:span text:style-name="T12">(type) * CHAR_BIT)))</text:span></text:p>
          </draw:text-box>
        </draw:frame>
        <draw:line draw:style-name="gr17" draw:text-style-name="P7" draw:layer="layout" svg:x1="14.9cm" svg:y1="8.3cm" svg:x2="7.4cm" svg:y2="7.3cm">
          <text:p/>
        </draw:lin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3"><text:span text:style-name="T1">int</text:span><text:span text:style-name="T2"> json_struct_max_size_</text:span><text:span text:style-name="T3">file_descriptor</text:span><text:span text:style-name="T2">() { \</text:span><text:span text:style-name="T2"><text:line-break/></text:span><text:span text:style-name="T2"> <text:s text:c="2"/></text:span><text:span text:style-name="T1">char</text:span><text:span text:style-name="T2"> json_struct_hasElements = 0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2"/>size_t json_struct_size = 1; </text:span><text:span text:style-name="T8">/* open parentheses */</text:span><text:span text:style-name="T2"><text:line-break/></text:span><text:span text:style-name="T2"> <text:s/>JSON_STRUCT_ELEMENT_SIZE(</text:span><text:span text:style-name="T4">descriptor</text:span><text:span text:style-name="T2">, \</text:span><text:span text:style-name="T2"><text:line-break/></text:span><text:span text:style-name="T2"> <text:s text:c="3"/>JSON_STRUCT_TYPE_SIZE_DEC(</text:span><text:span text:style-name="T1">int</text:span><text:span text:style-name="T2">)</text:span><text:span text:style-name="T9"> \</text:span><text:span text:style-name="T9"><text:line-break/></text:span><text:span text:style-name="T9"> <text:s text:c="3"/></text:span><text:span text:style-name="T2">+ 1) </text:span><text:span text:style-name="T8">/* for sign (-) */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2"> JSON_STRUCT_START(name) \</text:span><text:span text:style-name="T2"><text:line-break/></text:span><text:span text:style-name="T2"> <text:s text:c="7"/></text:span><text:span text:style-name="T1">int</text:span><text:span text:style-name="T2"> json_struct_max_size_</text:span><text:span text:style-name="T1">##</text:span><text:span text:style-name="T2">name() { \</text:span><text:span text:style-name="T2"><text:line-break/></text:span><text:span text:style-name="T2"> <text:s text:c="11"/></text:span><text:span text:style-name="T1">char</text:span><text:span text:style-name="T2"> json_struct_hasElements = 0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11"/>size_t json_struct_size = 1; </text:span><text:span text:style-name="T8">/* open parentheses */</text:span><text:span text:style-name="T8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10"> (json_struct_hasElements) \</text:span><text:span text:style-name="T10"><text:line-break/></text:span><text:span text:style-name="T10"> <text:s text:c="15"/>json_struct_size--; </text:span><text:span text:style-name="T11">/* remove last comma */</text:span><text:span text:style-name="T10"> \</text:span><text:span text:style-name="T10"><text:line-break/></text:span><text:span text:style-name="T9"> <text:s text:c="11"/></text:span><text:span text:style-name="T2">json_struct_size++; </text:span><text:span text:style-name="T8">/* close parentheses */</text:span><text:span text:style-name="T9">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ize;}</text:span></text:p>
            <text:p><text:span text:style-name="T1"># <text:s/>define</text:span><text:span text:style-name="T9"> </text:span><text:span text:style-name="T2">JSON_STRUCT_INT(name) \</text:span><text:span text:style-name="T2"><text:line-break/></text:span><text:span text:style-name="T2"> <text:s text:c="11"/>JSON_STRUCT_ELEMENT_SIZE(name, \</text:span><text:span text:style-name="T2"><text:line-break/></text:span><text:span text:style-name="T2"> <text:s text:c="36"/>JSON_STRUCT_TYPE_SIZE_DEC(</text:span><text:span text:style-name="T1">int</text:span><text:span text:style-name="T2">)</text:span><text:span text:style-name="T9"> \</text:span><text:span text:style-name="T9"><text:line-break/></text:span><text:span text:style-name="T9"> <text:s text:c="39"/></text:span><text:span text:style-name="T2">+ 1) </text:span><text:span text:style-name="T8">/* for sign (-) */</text:span><text:span text:style-name="T8"><text:line-break/></text:span><text:span text:style-name="T1"># <text:s/>define</text:span><text:span text:style-name="T2"> JSON_STRUCT_ELEMENT_SIZE(name, sizeValue) \</text:span><text:span text:style-name="T2"><text:line-break/></text:span><text:span text:style-name="T2"> <text:s text:c="11"/>json_struct_hasElements = 1; \</text:span><text:span text:style-name="T2"><text:line-break/></text:span><text:span text:style-name="T2"> <text:s text:c="11"/>json_struct_size += </text:span><text:span text:style-name="T1">sizeof</text:span><text:span text:style-name="T2">(#name) \</text:span><text:span text:style-name="T2"><text:line-break/></text:span><text:span text:style-name="T2"> <text:s text:c="31"/>- 1 <text:s/></text:span><text:span text:style-name="T8">/* trailing null character */</text:span><text:span text:style-name="T2"> \</text:span><text:span text:style-name="T2"><text:line-break/></text:span><text:span text:style-name="T8"> <text:s text:c="31"/></text:span><text:span text:style-name="T2">+ sizeValue \</text:span><text:span text:style-name="T8"><text:line-break/></text:span><text:span text:style-name="T2"> <text:s text:c="31"/>+ 4; </text:span><text:span text:style-name="T8">/* quotation marks (for key),*/</text:span><text:span text:style-name="T2"> \</text:span><text:span text:style-name="T8"><text:line-break/></text:span><text:span text:style-name="T8"> <text:s text:c="36"/>/* colon and comma */</text:span><text:span text:style-name="T8"><text:line-break/></text:span><text:span text:style-name="T1"># <text:s/>define</text:span><text:span text:style-name="T9"> </text:span><text:span text:style-name="T12">JSON_STRUCT_TYPE_SIZE_DEC(type) \</text:span><text:span text:style-name="T12"><text:line-break/></text:span><text:span text:style-name="T12"> <text:s text:c="11"/>ceil(log10(pow(2, </text:span><text:span text:style-name="T1">sizeof</text:span><text:span text:style-name="T12">(type) * CHAR_BIT)))</text:span></text:p>
          </draw:text-box>
        </draw:frame>
        <draw:line draw:style-name="gr17" draw:text-style-name="P7" draw:layer="layout" svg:x1="14.9cm" svg:y1="8.3cm" svg:x2="7.4cm" svg:y2="7.3cm">
          <text:p/>
        </draw:lin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3"><text:span text:style-name="T1">int</text:span><text:span text:style-name="T2"> json_struct_max_size_</text:span><text:span text:style-name="T3">file_descriptor</text:span><text:span text:style-name="T2">() { \</text:span><text:span text:style-name="T2"><text:line-break/></text:span><text:span text:style-name="T2"> <text:s text:c="2"/></text:span><text:span text:style-name="T1">char</text:span><text:span text:style-name="T2"> json_struct_hasElements = 0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2"/>size_t json_struct_size = 1; </text:span><text:span text:style-name="T8">/* open parentheses */</text:span><text:span text:style-name="T2"><text:line-break/></text:span><text:span text:style-name="T2"> <text:s/>JSON_STRUCT_ELEMENT_SIZE(</text:span><text:span text:style-name="T4">descriptor</text:span><text:span text:style-name="T2">, \</text:span><text:span text:style-name="T2"><text:line-break/></text:span><text:span text:style-name="T2"> <text:s text:c="3"/>JSON_STRUCT_TYPE_SIZE_DEC(</text:span><text:span text:style-name="T1">int</text:span><text:span text:style-name="T2">)</text:span><text:span text:style-name="T9"> \</text:span><text:span text:style-name="T9"><text:line-break/></text:span><text:span text:style-name="T9"> <text:s text:c="3"/></text:span><text:span text:style-name="T2">+ 1) </text:span><text:span text:style-name="T8">/* for sign (-) */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2"> JSON_STRUCT_START(name) \</text:span><text:span text:style-name="T2"><text:line-break/></text:span><text:span text:style-name="T2"> <text:s text:c="7"/></text:span><text:span text:style-name="T1">int</text:span><text:span text:style-name="T2"> json_struct_max_size_</text:span><text:span text:style-name="T1">##</text:span><text:span text:style-name="T2">name() { \</text:span><text:span text:style-name="T2"><text:line-break/></text:span><text:span text:style-name="T2"> <text:s text:c="11"/></text:span><text:span text:style-name="T1">char</text:span><text:span text:style-name="T2"> json_struct_hasElements = 0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11"/>size_t json_struct_size = 1; </text:span><text:span text:style-name="T8">/* open parentheses */</text:span><text:span text:style-name="T8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10"> (json_struct_hasElements) \</text:span><text:span text:style-name="T10"><text:line-break/></text:span><text:span text:style-name="T10"> <text:s text:c="15"/>json_struct_size--; </text:span><text:span text:style-name="T11">/* remove last comma */</text:span><text:span text:style-name="T10"> \</text:span><text:span text:style-name="T10"><text:line-break/></text:span><text:span text:style-name="T9"> <text:s text:c="11"/></text:span><text:span text:style-name="T2">json_struct_size++; </text:span><text:span text:style-name="T8">/* close parentheses */</text:span><text:span text:style-name="T9">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ize;}</text:span></text:p>
            <text:p><text:span text:style-name="T1"># <text:s/>define</text:span><text:span text:style-name="T9"> </text:span><text:span text:style-name="T2">JSON_STRUCT_INT(name) \</text:span><text:span text:style-name="T2"><text:line-break/></text:span><text:span text:style-name="T2"> <text:s text:c="11"/>JSON_STRUCT_ELEMENT_SIZE(name, \</text:span><text:span text:style-name="T2"><text:line-break/></text:span><text:span text:style-name="T2"> <text:s text:c="36"/>JSON_STRUCT_TYPE_SIZE_DEC(</text:span><text:span text:style-name="T1">int</text:span><text:span text:style-name="T2">)</text:span><text:span text:style-name="T9"> \</text:span><text:span text:style-name="T9"><text:line-break/></text:span><text:span text:style-name="T9"> <text:s text:c="39"/></text:span><text:span text:style-name="T2">+ 1) </text:span><text:span text:style-name="T8">/* for sign (-) */</text:span><text:span text:style-name="T8"><text:line-break/></text:span><text:span text:style-name="T1"># <text:s/>define</text:span><text:span text:style-name="T2"> JSON_STRUCT_ELEMENT_SIZE(name, sizeValue) \</text:span><text:span text:style-name="T2"><text:line-break/></text:span><text:span text:style-name="T2"> <text:s text:c="11"/>json_struct_hasElements = 1; \</text:span><text:span text:style-name="T2"><text:line-break/></text:span><text:span text:style-name="T2"> <text:s text:c="11"/>json_struct_size += </text:span><text:span text:style-name="T1">sizeof</text:span><text:span text:style-name="T2">(#name) \</text:span><text:span text:style-name="T2"><text:line-break/></text:span><text:span text:style-name="T2"> <text:s text:c="31"/>- 1 <text:s/></text:span><text:span text:style-name="T8">/* trailing null character */</text:span><text:span text:style-name="T2"> \</text:span><text:span text:style-name="T2"><text:line-break/></text:span><text:span text:style-name="T8"> <text:s text:c="31"/></text:span><text:span text:style-name="T2">+ sizeValue \</text:span><text:span text:style-name="T8"><text:line-break/></text:span><text:span text:style-name="T2"> <text:s text:c="31"/>+ 4; </text:span><text:span text:style-name="T8">/* quotation marks (for key),*/</text:span><text:span text:style-name="T2"> \</text:span><text:span text:style-name="T8"><text:line-break/></text:span><text:span text:style-name="T8"> <text:s text:c="36"/>/* colon and comma */</text:span><text:span text:style-name="T8"><text:line-break/></text:span><text:span text:style-name="T1"># <text:s/>define</text:span><text:span text:style-name="T9"> </text:span><text:span text:style-name="T12">JSON_STRUCT_TYPE_SIZE_DEC(type) \</text:span><text:span text:style-name="T12"><text:line-break/></text:span><text:span text:style-name="T12"> <text:s text:c="11"/>ceil(log10(pow(2, </text:span><text:span text:style-name="T1">sizeof</text:span><text:span text:style-name="T12">(type) * CHAR_BIT)))</text:span></text:p>
          </draw:text-box>
        </draw:frame>
        <draw:line draw:style-name="gr17" draw:text-style-name="P7" draw:layer="layout" svg:x1="15cm" svg:y1="11.9cm" svg:x2="8.5cm" svg:y2="7.9cm">
          <text:p/>
        </draw:lin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3"><text:span text:style-name="T1">int</text:span><text:span text:style-name="T2"> json_struct_max_size_</text:span><text:span text:style-name="T3">file_descriptor</text:span><text:span text:style-name="T2">() { \</text:span><text:span text:style-name="T2"><text:line-break/></text:span><text:span text:style-name="T2"> <text:s text:c="2"/></text:span><text:span text:style-name="T1">char</text:span><text:span text:style-name="T2"> json_struct_hasElements = 0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2"/>size_t json_struct_size = 1; </text:span><text:span text:style-name="T8">/* open parentheses */</text:span><text:span text:style-name="T2"><text:line-break/></text:span><text:span text:style-name="T2"> <text:s/>JSON_STRUCT_ELEMENT_SIZE(</text:span><text:span text:style-name="T4">descriptor</text:span><text:span text:style-name="T2">, \</text:span><text:span text:style-name="T2"><text:line-break/></text:span><text:span text:style-name="T2"> <text:s text:c="3"/></text:span><text:span text:style-name="T12">ceil(log10(pow(2, </text:span><text:span text:style-name="T1">sizeof</text:span><text:span text:style-name="T12">(</text:span><text:span text:style-name="T1">int</text:span><text:span text:style-name="T12">) * CHAR_BIT)))</text:span><text:span text:style-name="T9"> \</text:span><text:span text:style-name="T9"><text:line-break/></text:span><text:span text:style-name="T9"> <text:s text:c="3"/></text:span><text:span text:style-name="T2">+ 1) </text:span><text:span text:style-name="T8">/* for sign (-) */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2"> JSON_STRUCT_START(name) \</text:span><text:span text:style-name="T2"><text:line-break/></text:span><text:span text:style-name="T2"> <text:s text:c="7"/></text:span><text:span text:style-name="T1">int</text:span><text:span text:style-name="T2"> json_struct_max_size_</text:span><text:span text:style-name="T1">##</text:span><text:span text:style-name="T2">name() { \</text:span><text:span text:style-name="T2"><text:line-break/></text:span><text:span text:style-name="T2"> <text:s text:c="11"/></text:span><text:span text:style-name="T1">char</text:span><text:span text:style-name="T2"> json_struct_hasElements = 0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11"/>size_t json_struct_size = 1; </text:span><text:span text:style-name="T8">/* open parentheses */</text:span><text:span text:style-name="T8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10"> (json_struct_hasElements) \</text:span><text:span text:style-name="T10"><text:line-break/></text:span><text:span text:style-name="T10"> <text:s text:c="15"/>json_struct_size--; </text:span><text:span text:style-name="T11">/* remove last comma */</text:span><text:span text:style-name="T10"> \</text:span><text:span text:style-name="T10"><text:line-break/></text:span><text:span text:style-name="T9"> <text:s text:c="11"/></text:span><text:span text:style-name="T2">json_struct_size++; </text:span><text:span text:style-name="T8">/* close parentheses */</text:span><text:span text:style-name="T9">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ize;}</text:span></text:p>
            <text:p><text:span text:style-name="T1"># <text:s/>define</text:span><text:span text:style-name="T9"> </text:span><text:span text:style-name="T2">JSON_STRUCT_INT(name) \</text:span><text:span text:style-name="T2"><text:line-break/></text:span><text:span text:style-name="T2"> <text:s text:c="11"/>JSON_STRUCT_ELEMENT_SIZE(name, \</text:span><text:span text:style-name="T2"><text:line-break/></text:span><text:span text:style-name="T2"> <text:s text:c="36"/>JSON_STRUCT_TYPE_SIZE_DEC(</text:span><text:span text:style-name="T1">int</text:span><text:span text:style-name="T2">)</text:span><text:span text:style-name="T9"> \</text:span><text:span text:style-name="T9"><text:line-break/></text:span><text:span text:style-name="T9"> <text:s text:c="39"/></text:span><text:span text:style-name="T2">+ 1) </text:span><text:span text:style-name="T8">/* for sign (-) */</text:span><text:span text:style-name="T8"><text:line-break/></text:span><text:span text:style-name="T1"># <text:s/>define</text:span><text:span text:style-name="T2"> JSON_STRUCT_ELEMENT_SIZE(name, sizeValue) \</text:span><text:span text:style-name="T2"><text:line-break/></text:span><text:span text:style-name="T2"> <text:s text:c="11"/>json_struct_hasElements = 1; \</text:span><text:span text:style-name="T2"><text:line-break/></text:span><text:span text:style-name="T2"> <text:s text:c="11"/>json_struct_size += </text:span><text:span text:style-name="T1">sizeof</text:span><text:span text:style-name="T2">(#name) \</text:span><text:span text:style-name="T2"><text:line-break/></text:span><text:span text:style-name="T2"> <text:s text:c="31"/>- 1 <text:s/></text:span><text:span text:style-name="T8">/* trailing null character */</text:span><text:span text:style-name="T2"> \</text:span><text:span text:style-name="T2"><text:line-break/></text:span><text:span text:style-name="T8"> <text:s text:c="31"/></text:span><text:span text:style-name="T2">+ sizeValue \</text:span><text:span text:style-name="T8"><text:line-break/></text:span><text:span text:style-name="T2"> <text:s text:c="31"/>+ 4; </text:span><text:span text:style-name="T8">/* quotation marks (for key),*/</text:span><text:span text:style-name="T2"> \</text:span><text:span text:style-name="T8"><text:line-break/></text:span><text:span text:style-name="T8"> <text:s text:c="36"/>/* colon and comma */</text:span><text:span text:style-name="T8"><text:line-break/></text:span><text:span text:style-name="T1"># <text:s/>define</text:span><text:span text:style-name="T9"> </text:span><text:span text:style-name="T12">JSON_STRUCT_TYPE_SIZE_DEC(type) \</text:span><text:span text:style-name="T12"><text:line-break/></text:span><text:span text:style-name="T12"> <text:s text:c="11"/>ceil(log10(pow(2, </text:span><text:span text:style-name="T1">sizeof</text:span><text:span text:style-name="T12">(type) * CHAR_BIT)))</text:span></text:p>
          </draw:text-box>
        </draw:frame>
        <draw:line draw:style-name="gr17" draw:text-style-name="P7" draw:layer="layout" svg:x1="15cm" svg:y1="11.9cm" svg:x2="8.5cm" svg:y2="7.9cm">
          <text:p/>
        </draw:line>
        <draw:custom-shape draw:style-name="gr18" draw:text-style-name="P6" draw:layer="layout" svg:width="8cm" svg:height="1.5cm" svg:x="7cm" svg:y="12.5cm">
          <text:p text:style-name="P5"><text:span text:style-name="T7">Evaluates how many digits are necessary</text:span><text:span text:style-name="T7"><text:line-break/></text:span><text:span text:style-name="T7">to represent a number as a decimal</text:span></text:p>
          <draw:enhanced-geometry svg:viewBox="0 0 21600 21600" draw:text-areas="800 800 20800 20800" draw:type="round-rectangular-callout" draw:modifiers="25932.9583802025 -6216.655562958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3"><text:span text:style-name="T1">int</text:span><text:span text:style-name="T2"> json_struct_max_size_</text:span><text:span text:style-name="T3">file_descriptor</text:span><text:span text:style-name="T2">() { \</text:span><text:span text:style-name="T2"><text:line-break/></text:span><text:span text:style-name="T2"> <text:s text:c="2"/></text:span><text:span text:style-name="T1">char</text:span><text:span text:style-name="T2"> json_struct_hasElements = 0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2"/>size_t json_struct_size = 1; </text:span><text:span text:style-name="T8">/* open parentheses */</text:span><text:span text:style-name="T2"><text:line-break/></text:span><text:span text:style-name="T2"> <text:s/>JSON_STRUCT_ELEMENT_SIZE(</text:span><text:span text:style-name="T4">descriptor</text:span><text:span text:style-name="T2">, \</text:span><text:span text:style-name="T2"><text:line-break/></text:span><text:span text:style-name="T2"> <text:s text:c="3"/></text:span><text:span text:style-name="T12">ceil(log10(pow(2, </text:span><text:span text:style-name="T1">sizeof</text:span><text:span text:style-name="T12">(</text:span><text:span text:style-name="T1">int</text:span><text:span text:style-name="T12">) * CHAR_BIT)))</text:span><text:span text:style-name="T9"> \</text:span><text:span text:style-name="T9"><text:line-break/></text:span><text:span text:style-name="T9"> <text:s text:c="3"/></text:span><text:span text:style-name="T2">+ 1) </text:span><text:span text:style-name="T8">/* for sign (-) */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2"> JSON_STRUCT_START(name) \</text:span><text:span text:style-name="T2"><text:line-break/></text:span><text:span text:style-name="T2"> <text:s text:c="7"/></text:span><text:span text:style-name="T1">int</text:span><text:span text:style-name="T2"> json_struct_max_size_</text:span><text:span text:style-name="T1">##</text:span><text:span text:style-name="T2">name() { \</text:span><text:span text:style-name="T2"><text:line-break/></text:span><text:span text:style-name="T2"> <text:s text:c="11"/></text:span><text:span text:style-name="T1">char</text:span><text:span text:style-name="T2"> json_struct_hasElements = 0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11"/>size_t json_struct_size = 1; </text:span><text:span text:style-name="T8">/* open parentheses */</text:span><text:span text:style-name="T8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10"> (json_struct_hasElements) \</text:span><text:span text:style-name="T10"><text:line-break/></text:span><text:span text:style-name="T10"> <text:s text:c="15"/>json_struct_size--; </text:span><text:span text:style-name="T11">/* remove last comma */</text:span><text:span text:style-name="T10"> \</text:span><text:span text:style-name="T10"><text:line-break/></text:span><text:span text:style-name="T9"> <text:s text:c="11"/></text:span><text:span text:style-name="T2">json_struct_size++; </text:span><text:span text:style-name="T8">/* close parentheses */</text:span><text:span text:style-name="T9">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ize;}</text:span></text:p>
            <text:p><text:span text:style-name="T1"># <text:s/>define</text:span><text:span text:style-name="T9"> </text:span><text:span text:style-name="T2">JSON_STRUCT_INT(name) \</text:span><text:span text:style-name="T2"><text:line-break/></text:span><text:span text:style-name="T2"> <text:s text:c="11"/>JSON_STRUCT_ELEMENT_SIZE(name, \</text:span><text:span text:style-name="T2"><text:line-break/></text:span><text:span text:style-name="T2"> <text:s text:c="36"/>JSON_STRUCT_TYPE_SIZE_DEC(</text:span><text:span text:style-name="T1">int</text:span><text:span text:style-name="T2">)</text:span><text:span text:style-name="T9"> \</text:span><text:span text:style-name="T9"><text:line-break/></text:span><text:span text:style-name="T9"> <text:s text:c="39"/></text:span><text:span text:style-name="T2">+ 1) </text:span><text:span text:style-name="T8">/* for sign (-) */</text:span><text:span text:style-name="T8"><text:line-break/></text:span><text:span text:style-name="T1"># <text:s/>define</text:span><text:span text:style-name="T2"> JSON_STRUCT_ELEMENT_SIZE(name, sizeValue) \</text:span><text:span text:style-name="T2"><text:line-break/></text:span><text:span text:style-name="T2"> <text:s text:c="11"/>json_struct_hasElements = 1; \</text:span><text:span text:style-name="T2"><text:line-break/></text:span><text:span text:style-name="T2"> <text:s text:c="11"/>json_struct_size += </text:span><text:span text:style-name="T1">sizeof</text:span><text:span text:style-name="T2">(#name) \</text:span><text:span text:style-name="T2"><text:line-break/></text:span><text:span text:style-name="T2"> <text:s text:c="31"/>- 1 <text:s/></text:span><text:span text:style-name="T8">/* trailing null character */</text:span><text:span text:style-name="T2"> \</text:span><text:span text:style-name="T2"><text:line-break/></text:span><text:span text:style-name="T8"> <text:s text:c="31"/></text:span><text:span text:style-name="T2">+ sizeValue \</text:span><text:span text:style-name="T8"><text:line-break/></text:span><text:span text:style-name="T2"> <text:s text:c="31"/>+ 4; </text:span><text:span text:style-name="T8">/* quotation marks (for key),*/</text:span><text:span text:style-name="T2"> \</text:span><text:span text:style-name="T8"><text:line-break/></text:span><text:span text:style-name="T8"> <text:s text:c="36"/>/* colon and comma */</text:span><text:span text:style-name="T8"><text:line-break/></text:span><text:span text:style-name="T1"># <text:s/>define</text:span><text:span text:style-name="T9"> </text:span><text:span text:style-name="T12">JSON_STRUCT_TYPE_SIZE_DEC(type) \</text:span><text:span text:style-name="T12"><text:line-break/></text:span><text:span text:style-name="T12"> <text:s text:c="11"/>ceil(log10(pow(2, </text:span><text:span text:style-name="T1">sizeof</text:span><text:span text:style-name="T12">(type) * CHAR_BIT)))</text:span></text:p>
          </draw:text-box>
        </draw:frame>
        <draw:line draw:style-name="gr17" draw:text-style-name="P7" draw:layer="layout" svg:x1="15cm" svg:y1="9.5cm" svg:x2="7cm" svg:y2="7.5cm">
          <text:p/>
        </draw:lin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><text:span text:style-name="T1">int</text:span><text:span text:style-name="T2"> json_struct_max_size_</text:span><text:span text:style-name="T3">file_descriptor</text:span><text:span text:style-name="T2">() { \</text:span><text:span text:style-name="T2"><text:line-break/></text:span><text:span text:style-name="T2"> <text:s text:c="2"/></text:span><text:span text:style-name="T1">char</text:span><text:span text:style-name="T2"> json_struct_hasElements = 0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2"/>size_t json_struct_size = 1; </text:span><text:span text:style-name="T8">/* open parentheses */</text:span><text:span text:style-name="T2"><text:line-break/></text:span><text:span text:style-name="T2"> <text:s/>json_struct_hasElements = 1; \</text:span><text:span text:style-name="T2"><text:line-break/></text:span><text:span text:style-name="T2"> <text:s/>json_struct_size += </text:span><text:span text:style-name="T1">sizeof</text:span><text:span text:style-name="T2">("</text:span><text:span text:style-name="T4">descriptor</text:span><text:span text:style-name="T2">") \</text:span><text:span text:style-name="T2"><text:line-break/></text:span><text:span text:style-name="T2"> <text:s text:c="3"/>- 1 <text:s/></text:span><text:span text:style-name="T8">/* trailing null character */</text:span><text:span text:style-name="T2"> \</text:span><text:span text:style-name="T2"><text:line-break/></text:span><text:span text:style-name="T8"> <text:s text:c="3"/></text:span><text:span text:style-name="T2">+ </text:span><text:span text:style-name="T12">ceil(log10(pow(2, </text:span><text:span text:style-name="T1">sizeof</text:span><text:span text:style-name="T12">(</text:span><text:span text:style-name="T1">int</text:span><text:span text:style-name="T12">) * CHAR_BIT)))</text:span><text:span text:style-name="T9"> \</text:span><text:span text:style-name="T9"><text:line-break/></text:span><text:span text:style-name="T9"> <text:s text:c="5"/></text:span><text:span text:style-name="T2">+ 1 \</text:span><text:span text:style-name="T8"><text:line-break/></text:span><text:span text:style-name="T2"> <text:s text:c="3"/>+ 4; </text:span><text:span text:style-name="T8">/* quotation marks (for key),*/</text:span><text:span text:style-name="T2"> \</text:span><text:span text:style-name="T8"><text:line-break/></text:span><text:span text:style-name="T8"> <text:s text:c="8"/>/* colon and comma */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2"> JSON_STRUCT_START(name) \</text:span><text:span text:style-name="T2"><text:line-break/></text:span><text:span text:style-name="T2"> <text:s text:c="7"/></text:span><text:span text:style-name="T1">int</text:span><text:span text:style-name="T2"> json_struct_max_size_</text:span><text:span text:style-name="T1">##</text:span><text:span text:style-name="T2">name() { \</text:span><text:span text:style-name="T2"><text:line-break/></text:span><text:span text:style-name="T2"> <text:s text:c="11"/></text:span><text:span text:style-name="T1">char</text:span><text:span text:style-name="T2"> json_struct_hasElements = 0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11"/>size_t json_struct_size = 1; </text:span><text:span text:style-name="T8">/* open parentheses */</text:span><text:span text:style-name="T8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10"> (json_struct_hasElements) \</text:span><text:span text:style-name="T10"><text:line-break/></text:span><text:span text:style-name="T10"> <text:s text:c="15"/>json_struct_size--; </text:span><text:span text:style-name="T11">/* remove last comma */</text:span><text:span text:style-name="T10"> \</text:span><text:span text:style-name="T10"><text:line-break/></text:span><text:span text:style-name="T9"> <text:s text:c="11"/></text:span><text:span text:style-name="T2">json_struct_size++; </text:span><text:span text:style-name="T8">/* close parentheses */</text:span><text:span text:style-name="T9">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ize;}</text:span></text:p>
            <text:p><text:span text:style-name="T1"># <text:s/>define</text:span><text:span text:style-name="T9"> </text:span><text:span text:style-name="T2">JSON_STRUCT_INT(name) \</text:span><text:span text:style-name="T2"><text:line-break/></text:span><text:span text:style-name="T2"> <text:s text:c="11"/>JSON_STRUCT_ELEMENT_SIZE(name, \</text:span><text:span text:style-name="T2"><text:line-break/></text:span><text:span text:style-name="T2"> <text:s text:c="36"/>JSON_STRUCT_TYPE_SIZE_DEC(</text:span><text:span text:style-name="T1">int</text:span><text:span text:style-name="T2">)</text:span><text:span text:style-name="T9"> \</text:span><text:span text:style-name="T9"><text:line-break/></text:span><text:span text:style-name="T9"> <text:s text:c="39"/></text:span><text:span text:style-name="T2">+ 1) </text:span><text:span text:style-name="T8">/* for sign (-) */</text:span><text:span text:style-name="T8"><text:line-break/></text:span><text:span text:style-name="T1"># <text:s/>define</text:span><text:span text:style-name="T2"> JSON_STRUCT_ELEMENT_SIZE(name, sizeValue) \</text:span><text:span text:style-name="T2"><text:line-break/></text:span><text:span text:style-name="T2"> <text:s text:c="11"/>json_struct_hasElements = 1; \</text:span><text:span text:style-name="T2"><text:line-break/></text:span><text:span text:style-name="T2"> <text:s text:c="11"/>json_struct_size += </text:span><text:span text:style-name="T1">sizeof</text:span><text:span text:style-name="T2">(#name) \</text:span><text:span text:style-name="T2"><text:line-break/></text:span><text:span text:style-name="T2"> <text:s text:c="31"/>- 1 <text:s/></text:span><text:span text:style-name="T8">/* trailing null character */</text:span><text:span text:style-name="T2"> \</text:span><text:span text:style-name="T2"><text:line-break/></text:span><text:span text:style-name="T8"> <text:s text:c="31"/></text:span><text:span text:style-name="T2">+ sizeValue \</text:span><text:span text:style-name="T8"><text:line-break/></text:span><text:span text:style-name="T2"> <text:s text:c="31"/>+ 4; </text:span><text:span text:style-name="T8">/* quotation marks (for key),*/</text:span><text:span text:style-name="T2"> \</text:span><text:span text:style-name="T8"><text:line-break/></text:span><text:span text:style-name="T8"> <text:s text:c="36"/>/* colon and comma */</text:span><text:span text:style-name="T8"><text:line-break/></text:span><text:span text:style-name="T1"># <text:s/>define</text:span><text:span text:style-name="T9"> </text:span><text:span text:style-name="T12">JSON_STRUCT_TYPE_SIZE_DEC(type) \</text:span><text:span text:style-name="T12"><text:line-break/></text:span><text:span text:style-name="T12"> <text:s text:c="11"/>ceil(log10(pow(2, </text:span><text:span text:style-name="T1">sizeof</text:span><text:span text:style-name="T12">(type) * CHAR_BIT)))</text:span></text:p>
          </draw:text-box>
        </draw:frame>
        <draw:line draw:style-name="gr17" draw:text-style-name="P7" draw:layer="layout" svg:x1="15cm" svg:y1="9.5cm" svg:x2="7cm" svg:y2="7.5cm">
          <text:p/>
        </draw:lin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><text:span text:style-name="T1">int</text:span><text:span text:style-name="T2"> json_struct_max_size_</text:span><text:span text:style-name="T3">file_descriptor</text:span><text:span text:style-name="T2">() { \</text:span><text:span text:style-name="T2"><text:line-break/></text:span><text:span text:style-name="T2"> <text:s text:c="2"/></text:span><text:span text:style-name="T1">char</text:span><text:span text:style-name="T2"> json_struct_hasElements = 0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2"/>size_t json_struct_size = 1; </text:span><text:span text:style-name="T8">/* open parentheses */</text:span><text:span text:style-name="T2"><text:line-break/></text:span><text:span text:style-name="T2"> <text:s/>json_struct_hasElements = 1; \</text:span><text:span text:style-name="T2"><text:line-break/></text:span><text:span text:style-name="T2"> <text:s/>json_struct_size += </text:span><text:span text:style-name="T1">sizeof</text:span><text:span text:style-name="T2">("</text:span><text:span text:style-name="T4">descriptor</text:span><text:span text:style-name="T2">") \</text:span><text:span text:style-name="T2"><text:line-break/></text:span><text:span text:style-name="T2"> <text:s text:c="3"/>- 1 <text:s/></text:span><text:span text:style-name="T8">/* trailing null character */</text:span><text:span text:style-name="T2"> \</text:span><text:span text:style-name="T2"><text:line-break/></text:span><text:span text:style-name="T8"> <text:s text:c="3"/></text:span><text:span text:style-name="T2">+ </text:span><text:span text:style-name="T12">ceil(log10(pow(2, </text:span><text:span text:style-name="T1">sizeof</text:span><text:span text:style-name="T12">(</text:span><text:span text:style-name="T1">int</text:span><text:span text:style-name="T12">) * CHAR_BIT)))</text:span><text:span text:style-name="T9"> \</text:span><text:span text:style-name="T9"><text:line-break/></text:span><text:span text:style-name="T9"> <text:s text:c="5"/></text:span><text:span text:style-name="T2">+ 1 \</text:span><text:span text:style-name="T8"><text:line-break/></text:span><text:span text:style-name="T2"> <text:s text:c="3"/>+ 4; </text:span><text:span text:style-name="T8">/* quotation marks (for key),*/</text:span><text:span text:style-name="T2"> \</text:span><text:span text:style-name="T8"><text:line-break/></text:span><text:span text:style-name="T8"> <text:s text:c="8"/>/* colon and comma */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2"> JSON_STRUCT_START(name) \</text:span><text:span text:style-name="T2"><text:line-break/></text:span><text:span text:style-name="T2"> <text:s text:c="7"/></text:span><text:span text:style-name="T1">int</text:span><text:span text:style-name="T2"> json_struct_max_size_</text:span><text:span text:style-name="T1">##</text:span><text:span text:style-name="T2">name() { \</text:span><text:span text:style-name="T2"><text:line-break/></text:span><text:span text:style-name="T2"> <text:s text:c="11"/></text:span><text:span text:style-name="T1">char</text:span><text:span text:style-name="T2"> json_struct_hasElements = 0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11"/>size_t json_struct_size = 1; </text:span><text:span text:style-name="T8">/* open parentheses */</text:span><text:span text:style-name="T8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10"> (json_struct_hasElements) \</text:span><text:span text:style-name="T10"><text:line-break/></text:span><text:span text:style-name="T10"> <text:s text:c="15"/>json_struct_size--; </text:span><text:span text:style-name="T11">/* remove last comma */</text:span><text:span text:style-name="T10"> \</text:span><text:span text:style-name="T10"><text:line-break/></text:span><text:span text:style-name="T9"> <text:s text:c="11"/></text:span><text:span text:style-name="T2">json_struct_size++; </text:span><text:span text:style-name="T8">/* close parentheses */</text:span><text:span text:style-name="T9">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ize;}</text:span></text:p>
            <text:p><text:span text:style-name="T1"># <text:s/>define</text:span><text:span text:style-name="T9"> </text:span><text:span text:style-name="T2">JSON_STRUCT_INT(name) \</text:span><text:span text:style-name="T2"><text:line-break/></text:span><text:span text:style-name="T2"> <text:s text:c="11"/>JSON_STRUCT_ELEMENT_SIZE(name, \</text:span><text:span text:style-name="T2"><text:line-break/></text:span><text:span text:style-name="T2"> <text:s text:c="36"/>JSON_STRUCT_TYPE_SIZE_DEC(</text:span><text:span text:style-name="T1">int</text:span><text:span text:style-name="T2">)</text:span><text:span text:style-name="T9"> \</text:span><text:span text:style-name="T9"><text:line-break/></text:span><text:span text:style-name="T9"> <text:s text:c="39"/></text:span><text:span text:style-name="T2">+ 1) </text:span><text:span text:style-name="T8">/* for sign (-) */</text:span><text:span text:style-name="T8"><text:line-break/></text:span><text:span text:style-name="T1"># <text:s/>define</text:span><text:span text:style-name="T2"> JSON_STRUCT_ELEMENT_SIZE(name, sizeValue) \</text:span><text:span text:style-name="T2"><text:line-break/></text:span><text:span text:style-name="T2"> <text:s text:c="11"/>json_struct_hasElements = 1; \</text:span><text:span text:style-name="T2"><text:line-break/></text:span><text:span text:style-name="T2"> <text:s text:c="11"/>json_struct_size += </text:span><text:span text:style-name="T1">sizeof</text:span><text:span text:style-name="T2">(#name) \</text:span><text:span text:style-name="T2"><text:line-break/></text:span><text:span text:style-name="T2"> <text:s text:c="31"/>- 1 <text:s/></text:span><text:span text:style-name="T8">/* trailing null character */</text:span><text:span text:style-name="T2"> \</text:span><text:span text:style-name="T2"><text:line-break/></text:span><text:span text:style-name="T8"> <text:s text:c="31"/></text:span><text:span text:style-name="T2">+ sizeValue \</text:span><text:span text:style-name="T8"><text:line-break/></text:span><text:span text:style-name="T2"> <text:s text:c="31"/>+ 4; </text:span><text:span text:style-name="T8">/* quotation marks (for key),*/</text:span><text:span text:style-name="T2"> \</text:span><text:span text:style-name="T8"><text:line-break/></text:span><text:span text:style-name="T8"> <text:s text:c="36"/>/* colon and comma */</text:span><text:span text:style-name="T8"><text:line-break/></text:span><text:span text:style-name="T1"># <text:s/>define</text:span><text:span text:style-name="T9"> </text:span><text:span text:style-name="T12">JSON_STRUCT_TYPE_SIZE_DEC(type) \</text:span><text:span text:style-name="T12"><text:line-break/></text:span><text:span text:style-name="T12"> <text:s text:c="11"/>ceil(log10(pow(2, </text:span><text:span text:style-name="T1">sizeof</text:span><text:span text:style-name="T12">(type) * CHAR_BIT)))</text:span></text:p>
          </draw:text-box>
        </draw:frame>
        <draw:custom-shape draw:style-name="gr19" draw:text-style-name="P12" draw:layer="layout" svg:width="4.5cm" svg:height="1.5cm" svg:x="8cm" svg:y="12cm">
          <text:p text:style-name="P11"><text:span text:style-name="T7">e.g.:</text:span><text:span text:style-name="T7"><text:line-break/></text:span><text:span text:style-name="T15">"descriptor":-2471,</text:span></text:p>
          <draw:enhanced-geometry svg:viewBox="0 0 21600 21600" draw:text-areas="800 800 20800 20800" draw:type="round-rectangular-callout" draw:modifiers="2898.55587647189 -32766.95536309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6" draw:layer="layout" svg:width="4cm" svg:height="1.5cm" svg:x="11cm" svg:y="9cm">
          <text:p text:style-name="P5"><text:span text:style-name="T7">Gives count of bits</text:span><text:span text:style-name="T7"><text:line-break/></text:span><text:span text:style-name="T7">for one char</text:span></text:p>
          <draw:enhanced-geometry svg:viewBox="0 0 21600 21600" draw:text-areas="800 800 20800 20800" draw:type="round-rectangular-callout" draw:modifiers="-507.473131717071 -5065.423051299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><text:span text:style-name="T1">int</text:span><text:span text:style-name="T2"> json_struct_max_size_</text:span><text:span text:style-name="T3">file_descriptor</text:span><text:span text:style-name="T2">() { \</text:span><text:span text:style-name="T2"><text:line-break/></text:span><text:span text:style-name="T2"> <text:s text:c="2"/></text:span><text:span text:style-name="T1">char</text:span><text:span text:style-name="T2"> json_struct_hasElements = 0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2"/>size_t json_struct_size = 1; </text:span><text:span text:style-name="T8">/* open parentheses */</text:span><text:span text:style-name="T2"><text:line-break/></text:span><text:span text:style-name="T2"> <text:s/>json_struct_hasElements = 1; \</text:span><text:span text:style-name="T2"><text:line-break/></text:span><text:span text:style-name="T2"> <text:s/>json_struct_size += </text:span><text:span text:style-name="T1">sizeof</text:span><text:span text:style-name="T2">("</text:span><text:span text:style-name="T4">descriptor</text:span><text:span text:style-name="T2">") \</text:span><text:span text:style-name="T2"><text:line-break/></text:span><text:span text:style-name="T2"> <text:s text:c="3"/>- 1 <text:s/></text:span><text:span text:style-name="T8">/* trailing null character */</text:span><text:span text:style-name="T2"> \</text:span><text:span text:style-name="T2"><text:line-break/></text:span><text:span text:style-name="T8"> <text:s text:c="3"/></text:span><text:span text:style-name="T2">+ </text:span><text:span text:style-name="T12">ceil(log10(pow(2, </text:span><text:span text:style-name="T1">sizeof</text:span><text:span text:style-name="T12">(</text:span><text:span text:style-name="T1">int</text:span><text:span text:style-name="T12">) * CHAR_BIT)))</text:span><text:span text:style-name="T9"> \</text:span><text:span text:style-name="T9"><text:line-break/></text:span><text:span text:style-name="T9"> <text:s text:c="5"/></text:span><text:span text:style-name="T2">+ 1 \</text:span><text:span text:style-name="T8"><text:line-break/></text:span><text:span text:style-name="T2"> <text:s text:c="3"/>+ 4; </text:span><text:span text:style-name="T8">/* quotation marks (for key),*/</text:span><text:span text:style-name="T2"> \</text:span><text:span text:style-name="T8"><text:line-break/></text:span><text:span text:style-name="T8"> <text:s text:c="8"/>/* colon and comma */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2"> JSON_STRUCT_START(name) \</text:span><text:span text:style-name="T2"><text:line-break/></text:span><text:span text:style-name="T2"> <text:s text:c="7"/></text:span><text:span text:style-name="T1">int</text:span><text:span text:style-name="T2"> json_struct_max_size_</text:span><text:span text:style-name="T1">##</text:span><text:span text:style-name="T2">name() { \</text:span><text:span text:style-name="T2"><text:line-break/></text:span><text:span text:style-name="T2"> <text:s text:c="11"/></text:span><text:span text:style-name="T1">char</text:span><text:span text:style-name="T2"> json_struct_hasElements = 0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11"/>size_t json_struct_size = 1; </text:span><text:span text:style-name="T8">/* open parentheses */</text:span><text:span text:style-name="T8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10"> (json_struct_hasElements) \</text:span><text:span text:style-name="T10"><text:line-break/></text:span><text:span text:style-name="T10"> <text:s text:c="15"/>json_struct_size--; </text:span><text:span text:style-name="T11">/* remove last comma */</text:span><text:span text:style-name="T10"> \</text:span><text:span text:style-name="T10"><text:line-break/></text:span><text:span text:style-name="T9"> <text:s text:c="11"/></text:span><text:span text:style-name="T2">json_struct_size++; </text:span><text:span text:style-name="T8">/* close parentheses */</text:span><text:span text:style-name="T9">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ize;}</text:span></text:p>
            <text:p><text:span text:style-name="T1"># <text:s/>define</text:span><text:span text:style-name="T9"> </text:span><text:span text:style-name="T2">JSON_STRUCT_INT(name) \</text:span><text:span text:style-name="T2"><text:line-break/></text:span><text:span text:style-name="T2"> <text:s text:c="11"/>JSON_STRUCT_ELEMENT_SIZE(name, \</text:span><text:span text:style-name="T2"><text:line-break/></text:span><text:span text:style-name="T2"> <text:s text:c="36"/>JSON_STRUCT_TYPE_SIZE_DEC(</text:span><text:span text:style-name="T1">int</text:span><text:span text:style-name="T2">)</text:span><text:span text:style-name="T9"> \</text:span><text:span text:style-name="T9"><text:line-break/></text:span><text:span text:style-name="T9"> <text:s text:c="39"/></text:span><text:span text:style-name="T2">+ 1) </text:span><text:span text:style-name="T8">/* for sign (-) */</text:span><text:span text:style-name="T8"><text:line-break/></text:span><text:span text:style-name="T1"># <text:s/>define</text:span><text:span text:style-name="T2"> JSON_STRUCT_ELEMENT_SIZE(name, sizeValue) \</text:span><text:span text:style-name="T2"><text:line-break/></text:span><text:span text:style-name="T2"> <text:s text:c="11"/>json_struct_hasElements = 1; \</text:span><text:span text:style-name="T2"><text:line-break/></text:span><text:span text:style-name="T2"> <text:s text:c="11"/>json_struct_size += </text:span><text:span text:style-name="T1">sizeof</text:span><text:span text:style-name="T2">(#name) \</text:span><text:span text:style-name="T2"><text:line-break/></text:span><text:span text:style-name="T2"> <text:s text:c="31"/>- 1 <text:s/></text:span><text:span text:style-name="T8">/* trailing null character */</text:span><text:span text:style-name="T2"> \</text:span><text:span text:style-name="T2"><text:line-break/></text:span><text:span text:style-name="T8"> <text:s text:c="31"/></text:span><text:span text:style-name="T2">+ sizeValue \</text:span><text:span text:style-name="T8"><text:line-break/></text:span><text:span text:style-name="T2"> <text:s text:c="31"/>+ 4; </text:span><text:span text:style-name="T8">/* quotation marks (for key),*/</text:span><text:span text:style-name="T2"> \</text:span><text:span text:style-name="T8"><text:line-break/></text:span><text:span text:style-name="T8"> <text:s text:c="36"/>/* colon and comma */</text:span><text:span text:style-name="T8"><text:line-break/></text:span><text:span text:style-name="T1"># <text:s/>define</text:span><text:span text:style-name="T9"> </text:span><text:span text:style-name="T12">JSON_STRUCT_TYPE_SIZE_DEC(type) \</text:span><text:span text:style-name="T12"><text:line-break/></text:span><text:span text:style-name="T12"> <text:s text:c="11"/>ceil(log10(pow(2, </text:span><text:span text:style-name="T1">sizeof</text:span><text:span text:style-name="T12">(type) * CHAR_BIT)))</text:span></text:p>
          </draw:text-box>
        </draw:frame>
        <draw:line draw:style-name="gr21" draw:text-style-name="P7" draw:layer="layout" svg:x1="15cm" svg:y1="6.5cm" svg:x2="4.5cm" svg:y2="10cm">
          <text:p/>
        </draw:lin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><text:span text:style-name="T1">int</text:span><text:span text:style-name="T2"> json_struct_max_size_</text:span><text:span text:style-name="T3">file_descriptor</text:span><text:span text:style-name="T2">() { \</text:span><text:span text:style-name="T2"><text:line-break/></text:span><text:span text:style-name="T2"> <text:s text:c="2"/></text:span><text:span text:style-name="T1">char</text:span><text:span text:style-name="T2"> json_struct_hasElements = 0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2"/>size_t json_struct_size = 1; </text:span><text:span text:style-name="T8">/* open parentheses */</text:span><text:span text:style-name="T2"><text:line-break/></text:span><text:span text:style-name="T2"> <text:s/>json_struct_hasElements = 1; \</text:span><text:span text:style-name="T2"><text:line-break/></text:span><text:span text:style-name="T2"> <text:s/>json_struct_size += </text:span><text:span text:style-name="T1">sizeof</text:span><text:span text:style-name="T2">("</text:span><text:span text:style-name="T4">descriptor</text:span><text:span text:style-name="T2">") \</text:span><text:span text:style-name="T2"><text:line-break/></text:span><text:span text:style-name="T2"> <text:s text:c="3"/>- 1 <text:s/></text:span><text:span text:style-name="T8">/* trailing null character */</text:span><text:span text:style-name="T2"> \</text:span><text:span text:style-name="T2"><text:line-break/></text:span><text:span text:style-name="T8"> <text:s text:c="3"/></text:span><text:span text:style-name="T2">+ </text:span><text:span text:style-name="T12">ceil(log10(pow(2, </text:span><text:span text:style-name="T1">sizeof</text:span><text:span text:style-name="T12">(</text:span><text:span text:style-name="T1">int</text:span><text:span text:style-name="T12">) * CHAR_BIT)))</text:span><text:span text:style-name="T9"> \</text:span><text:span text:style-name="T9"><text:line-break/></text:span><text:span text:style-name="T9"> <text:s text:c="5"/></text:span><text:span text:style-name="T2">+ 1 \</text:span><text:span text:style-name="T8"><text:line-break/></text:span><text:span text:style-name="T2"> <text:s text:c="3"/>+ 4; </text:span><text:span text:style-name="T8">/* quotation marks (for key),*/</text:span><text:span text:style-name="T2"> \</text:span><text:span text:style-name="T8"><text:line-break/></text:span><text:span text:style-name="T8"> <text:s text:c="8"/>/* colon and comma */</text:span><text:span text:style-name="T2"><text:line-break/></text:span><text:span text:style-name="T2"> <text:s/></text:span><text:span text:style-name="T1">if</text:span><text:span text:style-name="T10"> (json_struct_hasElements) \</text:span><text:span text:style-name="T10"><text:line-break/></text:span><text:span text:style-name="T10"> <text:s text:c="3"/>json_struct_size--; </text:span><text:span text:style-name="T11">/* remove last comma */</text:span><text:span text:style-name="T10"> \</text:span><text:span text:style-name="T10"><text:line-break/></text:span><text:span text:style-name="T9"> <text:s/></text:span><text:span text:style-name="T2">json_struct_size++; </text:span><text:span text:style-name="T8">/* close parentheses */</text:span><text:span text:style-name="T9"> \</text:span><text:span text:style-name="T9"><text:line-break/></text:span><text:span text:style-name="T9"> <text:s/></text:span><text:span text:style-name="T1">return</text:span><text:span text:style-name="T9"> </text:span><text:span text:style-name="T2">json_struct_size; \</text:span><text:span text:style-name="T2"><text:line-break/></text:span><text:span text:style-name="T2">}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2"> JSON_STRUCT_START(name) \</text:span><text:span text:style-name="T2"><text:line-break/></text:span><text:span text:style-name="T2"> <text:s text:c="7"/></text:span><text:span text:style-name="T1">int</text:span><text:span text:style-name="T2"> json_struct_max_size_</text:span><text:span text:style-name="T1">##</text:span><text:span text:style-name="T2">name() { \</text:span><text:span text:style-name="T2"><text:line-break/></text:span><text:span text:style-name="T2"> <text:s text:c="11"/></text:span><text:span text:style-name="T1">char</text:span><text:span text:style-name="T2"> json_struct_hasElements = 0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11"/>size_t json_struct_size = 1; </text:span><text:span text:style-name="T8">/* open parentheses */</text:span><text:span text:style-name="T8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10"> (json_struct_hasElements) \</text:span><text:span text:style-name="T10"><text:line-break/></text:span><text:span text:style-name="T10"> <text:s text:c="15"/>json_struct_size--; </text:span><text:span text:style-name="T11">/* remove last comma */</text:span><text:span text:style-name="T10"> \</text:span><text:span text:style-name="T10"><text:line-break/></text:span><text:span text:style-name="T9"> <text:s text:c="11"/></text:span><text:span text:style-name="T2">json_struct_size++; </text:span><text:span text:style-name="T8">/* close parentheses */</text:span><text:span text:style-name="T9">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ize;}</text:span></text:p>
            <text:p><text:span text:style-name="T1"># <text:s/>define</text:span><text:span text:style-name="T9"> </text:span><text:span text:style-name="T2">JSON_STRUCT_INT(name) \</text:span><text:span text:style-name="T2"><text:line-break/></text:span><text:span text:style-name="T2"> <text:s text:c="11"/>JSON_STRUCT_ELEMENT_SIZE(name, \</text:span><text:span text:style-name="T2"><text:line-break/></text:span><text:span text:style-name="T2"> <text:s text:c="36"/>JSON_STRUCT_TYPE_SIZE_DEC(</text:span><text:span text:style-name="T1">int</text:span><text:span text:style-name="T2">)</text:span><text:span text:style-name="T9"> \</text:span><text:span text:style-name="T9"><text:line-break/></text:span><text:span text:style-name="T9"> <text:s text:c="39"/></text:span><text:span text:style-name="T2">+ 1) </text:span><text:span text:style-name="T8">/* for sign (-) */</text:span><text:span text:style-name="T8"><text:line-break/></text:span><text:span text:style-name="T1"># <text:s/>define</text:span><text:span text:style-name="T2"> JSON_STRUCT_ELEMENT_SIZE(name, sizeValue) \</text:span><text:span text:style-name="T2"><text:line-break/></text:span><text:span text:style-name="T2"> <text:s text:c="11"/>json_struct_hasElements = 1; \</text:span><text:span text:style-name="T2"><text:line-break/></text:span><text:span text:style-name="T2"> <text:s text:c="11"/>json_struct_size += </text:span><text:span text:style-name="T1">sizeof</text:span><text:span text:style-name="T2">(#name) \</text:span><text:span text:style-name="T2"><text:line-break/></text:span><text:span text:style-name="T2"> <text:s text:c="31"/>- 1 <text:s/></text:span><text:span text:style-name="T8">/* trailing null character */</text:span><text:span text:style-name="T2"> \</text:span><text:span text:style-name="T2"><text:line-break/></text:span><text:span text:style-name="T8"> <text:s text:c="31"/></text:span><text:span text:style-name="T2">+ sizeValue \</text:span><text:span text:style-name="T8"><text:line-break/></text:span><text:span text:style-name="T2"> <text:s text:c="31"/>+ 4; </text:span><text:span text:style-name="T8">/* quotation marks (for key),*/</text:span><text:span text:style-name="T2"> \</text:span><text:span text:style-name="T8"><text:line-break/></text:span><text:span text:style-name="T8"> <text:s text:c="36"/>/* colon and comma */</text:span><text:span text:style-name="T8"><text:line-break/></text:span><text:span text:style-name="T1"># <text:s/>define</text:span><text:span text:style-name="T9"> </text:span><text:span text:style-name="T12">JSON_STRUCT_TYPE_SIZE_DEC(type) \</text:span><text:span text:style-name="T12"><text:line-break/></text:span><text:span text:style-name="T12"> <text:s text:c="11"/>ceil(log10(pow(2, </text:span><text:span text:style-name="T1">sizeof</text:span><text:span text:style-name="T12">(type) * CHAR_BIT)))</text:span></text:p>
          </draw:text-box>
        </draw:frame>
        <draw:line draw:style-name="gr21" draw:text-style-name="P7" draw:layer="layout" svg:x1="15cm" svg:y1="6.5cm" svg:x2="4.5cm" svg:y2="10cm">
          <text:p/>
        </draw:line>
        <draw:custom-shape draw:style-name="gr22" draw:text-style-name="P12" draw:layer="layout" svg:width="4.5cm" svg:height="1.5cm" svg:x="7.5cm" svg:y="12.819cm">
          <text:p text:style-name="P11"><text:span text:style-name="T7">e.g.:</text:span><text:span text:style-name="T7"><text:line-break/></text:span><text:span text:style-name="T15">{"descriptor":-2471}</text:span></text:p>
          <draw:enhanced-geometry svg:viewBox="0 0 21600 21600" draw:text-areas="800 800 20800 20800" draw:type="round-rectangular-callout" draw:modifiers="1065.36325261053 -23197.33510992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><text:span text:style-name="T1">int</text:span><text:span text:style-name="T2"> json_struct_max_size_</text:span><text:span text:style-name="T3">file_descriptor</text:span><text:span text:style-name="T2">() { \</text:span><text:span text:style-name="T2"><text:line-break/></text:span><text:span text:style-name="T2"> <text:s text:c="2"/></text:span><text:span text:style-name="T1">char</text:span><text:span text:style-name="T2"> json_struct_hasElements = 0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2"/>size_t json_struct_size = 1; </text:span><text:span text:style-name="T8">/* open parentheses */</text:span><text:span text:style-name="T2"><text:line-break/></text:span><text:span text:style-name="T2"> <text:s/>json_struct_hasElements = 1; \</text:span><text:span text:style-name="T2"><text:line-break/></text:span><text:span text:style-name="T2"> <text:s/>json_struct_size += </text:span><text:span text:style-name="T1">sizeof</text:span><text:span text:style-name="T2">("</text:span><text:span text:style-name="T4">descriptor</text:span><text:span text:style-name="T2">") \</text:span><text:span text:style-name="T2"><text:line-break/></text:span><text:span text:style-name="T2"> <text:s text:c="3"/>- 1 <text:s/></text:span><text:span text:style-name="T8">/* trailing null character */</text:span><text:span text:style-name="T2"> \</text:span><text:span text:style-name="T2"><text:line-break/></text:span><text:span text:style-name="T8"> <text:s text:c="3"/></text:span><text:span text:style-name="T2">+ </text:span><text:span text:style-name="T12">ceil(log10(pow(2, </text:span><text:span text:style-name="T1">sizeof</text:span><text:span text:style-name="T12">(</text:span><text:span text:style-name="T1">int</text:span><text:span text:style-name="T12">) * CHAR_BIT)))</text:span><text:span text:style-name="T9"> \</text:span><text:span text:style-name="T9"><text:line-break/></text:span><text:span text:style-name="T9"> <text:s text:c="5"/></text:span><text:span text:style-name="T2">+ 1 \</text:span><text:span text:style-name="T8"><text:line-break/></text:span><text:span text:style-name="T2"> <text:s text:c="3"/>+ 4; </text:span><text:span text:style-name="T8">/* quotation marks (for key),*/</text:span><text:span text:style-name="T2"> \</text:span><text:span text:style-name="T8"><text:line-break/></text:span><text:span text:style-name="T8"> <text:s text:c="8"/>/* colon and comma */</text:span><text:span text:style-name="T2"><text:line-break/></text:span><text:span text:style-name="T2"> <text:s/></text:span><text:span text:style-name="T1">if</text:span><text:span text:style-name="T10"> (json_struct_hasElements) \</text:span><text:span text:style-name="T10"><text:line-break/></text:span><text:span text:style-name="T10"> <text:s text:c="3"/>json_struct_size--; </text:span><text:span text:style-name="T11">/* remove last comma */</text:span><text:span text:style-name="T10"> \</text:span><text:span text:style-name="T10"><text:line-break/></text:span><text:span text:style-name="T9"> <text:s/></text:span><text:span text:style-name="T2">json_struct_size++; </text:span><text:span text:style-name="T8">/* close parentheses */</text:span><text:span text:style-name="T9"> \</text:span><text:span text:style-name="T9"><text:line-break/></text:span><text:span text:style-name="T9"> <text:s/></text:span><text:span text:style-name="T1">return</text:span><text:span text:style-name="T9"> </text:span><text:span text:style-name="T2">json_struct_size; \</text:span><text:span text:style-name="T2"><text:line-break/></text:span><text:span text:style-name="T2">}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2"> JSON_STRUCT_START(name) \</text:span><text:span text:style-name="T2"><text:line-break/></text:span><text:span text:style-name="T2"> <text:s text:c="7"/></text:span><text:span text:style-name="T1">int</text:span><text:span text:style-name="T2"> json_struct_max_size_</text:span><text:span text:style-name="T1">##</text:span><text:span text:style-name="T2">name() { \</text:span><text:span text:style-name="T2"><text:line-break/></text:span><text:span text:style-name="T2"> <text:s text:c="11"/></text:span><text:span text:style-name="T1">char</text:span><text:span text:style-name="T2"> json_struct_hasElements = 0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11"/>size_t json_struct_size = 1; </text:span><text:span text:style-name="T8">/* open parentheses */</text:span><text:span text:style-name="T8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10"> (json_struct_hasElements) \</text:span><text:span text:style-name="T10"><text:line-break/></text:span><text:span text:style-name="T10"> <text:s text:c="15"/>json_struct_size--; </text:span><text:span text:style-name="T11">/* remove last comma */</text:span><text:span text:style-name="T10"> \</text:span><text:span text:style-name="T10"><text:line-break/></text:span><text:span text:style-name="T9"> <text:s text:c="11"/></text:span><text:span text:style-name="T2">json_struct_size++; </text:span><text:span text:style-name="T8">/* close parentheses */</text:span><text:span text:style-name="T9">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ize;}</text:span></text:p>
            <text:p><text:span text:style-name="T1"># <text:s/>define</text:span><text:span text:style-name="T9"> </text:span><text:span text:style-name="T2">JSON_STRUCT_INT(name) \</text:span><text:span text:style-name="T2"><text:line-break/></text:span><text:span text:style-name="T2"> <text:s text:c="11"/>JSON_STRUCT_ELEMENT_SIZE(name, \</text:span><text:span text:style-name="T2"><text:line-break/></text:span><text:span text:style-name="T2"> <text:s text:c="36"/>JSON_STRUCT_TYPE_SIZE_DEC(</text:span><text:span text:style-name="T1">int</text:span><text:span text:style-name="T2">)</text:span><text:span text:style-name="T9"> \</text:span><text:span text:style-name="T9"><text:line-break/></text:span><text:span text:style-name="T9"> <text:s text:c="39"/></text:span><text:span text:style-name="T2">+ 1) </text:span><text:span text:style-name="T8">/* for sign (-) */</text:span><text:span text:style-name="T8"><text:line-break/></text:span><text:span text:style-name="T1"># <text:s/>define</text:span><text:span text:style-name="T2"> JSON_STRUCT_ELEMENT_SIZE(name, sizeValue) \</text:span><text:span text:style-name="T2"><text:line-break/></text:span><text:span text:style-name="T2"> <text:s text:c="11"/>json_struct_hasElements = 1; \</text:span><text:span text:style-name="T2"><text:line-break/></text:span><text:span text:style-name="T2"> <text:s text:c="11"/>json_struct_size += </text:span><text:span text:style-name="T1">sizeof</text:span><text:span text:style-name="T2">(#name) \</text:span><text:span text:style-name="T2"><text:line-break/></text:span><text:span text:style-name="T2"> <text:s text:c="31"/>- 1 <text:s/></text:span><text:span text:style-name="T8">/* trailing null character */</text:span><text:span text:style-name="T2"> \</text:span><text:span text:style-name="T2"><text:line-break/></text:span><text:span text:style-name="T8"> <text:s text:c="31"/></text:span><text:span text:style-name="T2">+ sizeValue \</text:span><text:span text:style-name="T8"><text:line-break/></text:span><text:span text:style-name="T2"> <text:s text:c="31"/>+ 4; </text:span><text:span text:style-name="T8">/* quotation marks (for key),*/</text:span><text:span text:style-name="T2"> \</text:span><text:span text:style-name="T8"><text:line-break/></text:span><text:span text:style-name="T8"> <text:s text:c="36"/>/* colon and comma */</text:span><text:span text:style-name="T8"><text:line-break/></text:span><text:span text:style-name="T1"># <text:s/>define</text:span><text:span text:style-name="T9"> </text:span><text:span text:style-name="T12">JSON_STRUCT_TYPE_SIZE_DEC(type) \</text:span><text:span text:style-name="T12"><text:line-break/></text:span><text:span text:style-name="T12"> <text:s text:c="11"/>ceil(log10(pow(2, </text:span><text:span text:style-name="T1">sizeof</text:span><text:span text:style-name="T12">(type) * CHAR_BIT)))</text:span></text:p>
          </draw:text-box>
        </draw:frame>
        <draw:custom-shape draw:style-name="gr23" draw:text-style-name="P14" draw:layer="layout" svg:width="11cm" svg:height="2.5cm" svg:x="4cm" svg:y="12.5cm">
          <text:p text:style-name="P13"><text:span text:style-name="T13">Function to get the maximum bytes needed to</text:span><text:span text:style-name="T13"><text:line-break/></text:span><text:span text:style-name="T13">represent the struct </text:span><text:span text:style-name="T3">file_descriptor</text:span><text:span text:style-name="T13"> as a json-object:</text:span><text:span text:style-name="T13"><text:line-break/></text:span><text:span text:style-name="T1">int</text:span><text:span text:style-name="T2"> json_struct_max_size_</text:span><text:span text:style-name="T3">file_descriptor</text:span><text:span text:style-name="T2">()</text:span><text:span text:style-name="T2"><text:line-break/></text:span><text:span text:style-name="T2">(all values are constants, so compiler can fold it)</text:span></text:p>
          <draw:enhanced-geometry svg:viewBox="0 0 21600 21600" draw:text-areas="800 800 20800 20800" draw:type="round-rectangular-callout" draw:modifiers="4519.8800109081 -5777.848860455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2">JSON_STRUCT_START(</text:span><text:span text:style-name="T3">file_memory</text:span><text:span text:style-name="T2">)</text:span><text:span text:style-name="T2"><text:line-break/></text:span><text:span text:style-name="T2"> <text:s/>JSON_STRUCT_VOID_P(</text:span><text:span text:style-name="T4">address</text:span><text:span text:style-name="T2">)</text:span><text:span text:style-name="T2"><text:line-break/></text:span><text:span text:style-name="T2"> <text:s/>JSON_STRUCT_SIZE_T(</text:span><text:span text:style-name="T4">length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2"> JSON_STRUCT_START(name) \</text:span><text:span text:style-name="T2"><text:line-break/></text:span><text:span text:style-name="T2"> <text:s text:c="7"/></text:span><text:span text:style-name="T1">int</text:span><text:span text:style-name="T2"> json_struct_max_size_</text:span><text:span text:style-name="T1">##</text:span><text:span text:style-name="T2">name() { \</text:span><text:span text:style-name="T2"><text:line-break/></text:span><text:span text:style-name="T2"> <text:s text:c="11"/></text:span><text:span text:style-name="T1">char</text:span><text:span text:style-name="T2"> json_struct_hasElements = 0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11"/>size_t json_struct_size = 1; </text:span><text:span text:style-name="T8">/* open parentheses */</text:span><text:span text:style-name="T8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10"> (json_struct_hasElements) \</text:span><text:span text:style-name="T10"><text:line-break/></text:span><text:span text:style-name="T10"> <text:s text:c="15"/>json_struct_size--; </text:span><text:span text:style-name="T11">/* remove last comma */</text:span><text:span text:style-name="T10"> \</text:span><text:span text:style-name="T10"><text:line-break/></text:span><text:span text:style-name="T9"> <text:s text:c="11"/></text:span><text:span text:style-name="T2">json_struct_size++; </text:span><text:span text:style-name="T8">/* close parentheses */</text:span><text:span text:style-name="T9">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ize;}</text:span></text:p>
            <text:p><text:span text:style-name="T1"># <text:s/>define</text:span><text:span text:style-name="T9"> </text:span><text:span text:style-name="T2">JSON_STRUCT_VOID_P(name) \</text:span><text:span text:style-name="T2"><text:line-break/></text:span><text:span text:style-name="T2"> <text:s text:c="11"/>JSON_STRUCT_ELEMENT_SIZE(name, JSON_STRUCT_TYPE_SIZE_HEX(</text:span><text:span text:style-name="T1">void</text:span><text:span text:style-name="T2">*)</text:span><text:span text:style-name="T9"> \</text:span><text:span text:style-name="T9"><text:line-break/></text:span><text:span text:style-name="T9"> <text:s text:c="15"/></text:span><text:span text:style-name="T2">+ 2) </text:span><text:span text:style-name="T8">/* quotation marks (for value) */</text:span><text:span text:style-name="T8"><text:line-break/></text:span><text:span text:style-name="T1"># <text:s/>define</text:span><text:span text:style-name="T2"> JSON_STRUCT_SIZE_T(name) \</text:span><text:span text:style-name="T2"><text:line-break/></text:span><text:span text:style-name="T2"> <text:s text:c="11"/>JSON_STRUCT_ELEMENT_SIZE(name, JSON_STRUCT_TYPE_SIZE_DEC(size_t) \</text:span><text:span text:style-name="T2"><text:line-break/></text:span><text:span text:style-name="T2"> <text:s text:c="15"/>+ 1) </text:span><text:span text:style-name="T8">/* for sign (-) */</text:span><text:span text:style-name="T8"><text:line-break/></text:span><text:span text:style-name="T1"># <text:s/>define</text:span><text:span text:style-name="T2"> JSON_STRUCT_ELEMENT_SIZE(name, sizeValue) \</text:span><text:span text:style-name="T2"><text:line-break/></text:span><text:span text:style-name="T2"> <text:s text:c="11"/>json_struct_hasElements = 1; \</text:span><text:span text:style-name="T2"><text:line-break/></text:span><text:span text:style-name="T2"> <text:s text:c="11"/>json_struct_size += </text:span><text:span text:style-name="T1">sizeof</text:span><text:span text:style-name="T2">(#name) \</text:span><text:span text:style-name="T2"><text:line-break/></text:span><text:span text:style-name="T2"> <text:s text:c="31"/>- 1 <text:s/></text:span><text:span text:style-name="T8">/* trailing null character */</text:span><text:span text:style-name="T2"> \</text:span><text:span text:style-name="T2"><text:line-break/></text:span><text:span text:style-name="T8"> <text:s text:c="31"/></text:span><text:span text:style-name="T2">+ sizeValue \</text:span><text:span text:style-name="T8"><text:line-break/></text:span><text:span text:style-name="T2"> <text:s text:c="31"/>+ 4; </text:span><text:span text:style-name="T8">/* quotation marks (for key),*/</text:span><text:span text:style-name="T2"> \</text:span><text:span text:style-name="T8"><text:line-break/></text:span><text:span text:style-name="T8"> <text:s text:c="36"/>/* colon and comma */</text:span><text:span text:style-name="T8"><text:line-break/></text:span><text:span text:style-name="T1"># <text:s/>define</text:span><text:span text:style-name="T9"> </text:span><text:span text:style-name="T12">JSON_STRUCT_TYPE_SIZE_HEX(type) \</text:span><text:span text:style-name="T12"><text:line-break/></text:span><text:span text:style-name="T12"> <text:s text:c="11"/>((</text:span><text:span text:style-name="T1">sizeof</text:span><text:span text:style-name="T12">(type) * 2) + 2) </text:span><text:span text:style-name="T16">/* +2 for "0x"-prefix */</text:span><text:span text:style-name="T8"><text:line-break/></text:span><text:span text:style-name="T1"># <text:s/>define</text:span><text:span text:style-name="T9"> </text:span><text:span text:style-name="T12">JSON_STRUCT_TYPE_SIZE_DEC(type) \</text:span><text:span text:style-name="T12"><text:line-break/></text:span><text:span text:style-name="T12"> <text:s text:c="11"/>ceil(log10(pow(2, </text:span><text:span text:style-name="T1">sizeof</text:span><text:span text:style-name="T12">(type) * CHAR_BIT)))</text:span></text:p>
          </draw:text-box>
        </draw:frame>
        <draw:custom-shape draw:style-name="gr12" draw:text-style-name="P6" draw:layer="layout" svg:width="8.5cm" svg:height="1.5cm" svg:x="4cm" svg:y="9cm">
          <text:p text:style-name="P5"><text:span text:style-name="T7">Second a less simple struct with</text:span><text:span text:style-name="T7"><text:line-break/></text:span><text:span text:style-name="T7">two elements</text:span></text:p>
          <draw:enhanced-geometry svg:viewBox="0 0 21600 21600" draw:text-areas="800 800 20800 20800" draw:type="round-rectangular-callout" draw:modifiers="2078.43783084343 -36954.56362425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2">JSON_STRUCT_START(</text:span><text:span text:style-name="T3">file_memory</text:span><text:span text:style-name="T2">)</text:span><text:span text:style-name="T2"><text:line-break/></text:span><text:span text:style-name="T2"> <text:s/>JSON_STRUCT_VOID_P(</text:span><text:span text:style-name="T4">address</text:span><text:span text:style-name="T2">)</text:span><text:span text:style-name="T2"><text:line-break/></text:span><text:span text:style-name="T2"> <text:s/>JSON_STRUCT_SIZE_T(</text:span><text:span text:style-name="T4">length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2"> JSON_STRUCT_START(name) \</text:span><text:span text:style-name="T2"><text:line-break/></text:span><text:span text:style-name="T2"> <text:s text:c="7"/></text:span><text:span text:style-name="T1">int</text:span><text:span text:style-name="T2"> json_struct_max_size_</text:span><text:span text:style-name="T1">##</text:span><text:span text:style-name="T2">name() { \</text:span><text:span text:style-name="T2"><text:line-break/></text:span><text:span text:style-name="T2"> <text:s text:c="11"/></text:span><text:span text:style-name="T1">char</text:span><text:span text:style-name="T2"> json_struct_hasElements = 0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11"/>size_t json_struct_size = 1; </text:span><text:span text:style-name="T8">/* open parentheses */</text:span><text:span text:style-name="T8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10"> (json_struct_hasElements) \</text:span><text:span text:style-name="T10"><text:line-break/></text:span><text:span text:style-name="T10"> <text:s text:c="15"/>json_struct_size--; </text:span><text:span text:style-name="T11">/* remove last comma */</text:span><text:span text:style-name="T10"> \</text:span><text:span text:style-name="T10"><text:line-break/></text:span><text:span text:style-name="T9"> <text:s text:c="11"/></text:span><text:span text:style-name="T2">json_struct_size++; </text:span><text:span text:style-name="T8">/* close parentheses */</text:span><text:span text:style-name="T9">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ize;}</text:span></text:p>
            <text:p><text:span text:style-name="T1"># <text:s/>define</text:span><text:span text:style-name="T9"> </text:span><text:span text:style-name="T2">JSON_STRUCT_VOID_P(name) \</text:span><text:span text:style-name="T2"><text:line-break/></text:span><text:span text:style-name="T2"> <text:s text:c="11"/>JSON_STRUCT_ELEMENT_SIZE(name, JSON_STRUCT_TYPE_SIZE_HEX(</text:span><text:span text:style-name="T1">void</text:span><text:span text:style-name="T2">*)</text:span><text:span text:style-name="T9"> \</text:span><text:span text:style-name="T9"><text:line-break/></text:span><text:span text:style-name="T9"> <text:s text:c="15"/></text:span><text:span text:style-name="T2">+ 2) </text:span><text:span text:style-name="T8">/* quotation marks (for value) */</text:span><text:span text:style-name="T8"><text:line-break/></text:span><text:span text:style-name="T1"># <text:s/>define</text:span><text:span text:style-name="T2"> JSON_STRUCT_SIZE_T(name) \</text:span><text:span text:style-name="T2"><text:line-break/></text:span><text:span text:style-name="T2"> <text:s text:c="11"/>JSON_STRUCT_ELEMENT_SIZE(name, JSON_STRUCT_TYPE_SIZE_DEC(size_t) \</text:span><text:span text:style-name="T2"><text:line-break/></text:span><text:span text:style-name="T2"> <text:s text:c="15"/>+ 1) </text:span><text:span text:style-name="T8">/* for sign (-) */</text:span><text:span text:style-name="T8"><text:line-break/></text:span><text:span text:style-name="T1"># <text:s/>define</text:span><text:span text:style-name="T2"> JSON_STRUCT_ELEMENT_SIZE(name, sizeValue) \</text:span><text:span text:style-name="T2"><text:line-break/></text:span><text:span text:style-name="T2"> <text:s text:c="11"/>json_struct_hasElements = 1; \</text:span><text:span text:style-name="T2"><text:line-break/></text:span><text:span text:style-name="T2"> <text:s text:c="11"/>json_struct_size += </text:span><text:span text:style-name="T1">sizeof</text:span><text:span text:style-name="T2">(#name) \</text:span><text:span text:style-name="T2"><text:line-break/></text:span><text:span text:style-name="T2"> <text:s text:c="31"/>- 1 <text:s/></text:span><text:span text:style-name="T8">/* trailing null character */</text:span><text:span text:style-name="T2"> \</text:span><text:span text:style-name="T2"><text:line-break/></text:span><text:span text:style-name="T8"> <text:s text:c="31"/></text:span><text:span text:style-name="T2">+ sizeValue \</text:span><text:span text:style-name="T8"><text:line-break/></text:span><text:span text:style-name="T2"> <text:s text:c="31"/>+ 4; </text:span><text:span text:style-name="T8">/* quotation marks (for key),*/</text:span><text:span text:style-name="T2"> \</text:span><text:span text:style-name="T8"><text:line-break/></text:span><text:span text:style-name="T8"> <text:s text:c="36"/>/* colon and comma */</text:span><text:span text:style-name="T8"><text:line-break/></text:span><text:span text:style-name="T1"># <text:s/>define</text:span><text:span text:style-name="T9"> </text:span><text:span text:style-name="T12">JSON_STRUCT_TYPE_SIZE_HEX(type) \</text:span><text:span text:style-name="T12"><text:line-break/></text:span><text:span text:style-name="T12"> <text:s text:c="11"/>((</text:span><text:span text:style-name="T1">sizeof</text:span><text:span text:style-name="T12">(type) * 2) + 2) </text:span><text:span text:style-name="T16">/* +2 for "0x"-prefix */</text:span><text:span text:style-name="T8"><text:line-break/></text:span><text:span text:style-name="T1"># <text:s/>define</text:span><text:span text:style-name="T9"> </text:span><text:span text:style-name="T12">JSON_STRUCT_TYPE_SIZE_DEC(type) \</text:span><text:span text:style-name="T12"><text:line-break/></text:span><text:span text:style-name="T12"> <text:s text:c="11"/>ceil(log10(pow(2, </text:span><text:span text:style-name="T1">sizeof</text:span><text:span text:style-name="T12">(type) * CHAR_BIT)))</text:span></text:p>
          </draw:text-box>
        </draw:frame>
        <draw:line draw:style-name="gr24" draw:text-style-name="P7" draw:layer="layout" svg:x1="14.9cm" svg:y1="4.4cm" svg:x2="7.9cm" svg:y2="4.9cm">
          <text:p/>
        </draw:lin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int</text:span><text:span text:style-name="T2"> json_struct_max_size_</text:span><text:span text:style-name="T3">file_memory</text:span><text:span text:style-name="T2">() { \</text:span><text:span text:style-name="T2"><text:line-break/></text:span><text:span text:style-name="T2"> <text:s text:c="2"/></text:span><text:span text:style-name="T1">char</text:span><text:span text:style-name="T2"> json_struct_hasElements = 0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2"/>size_t json_struct_size = 1; </text:span><text:span text:style-name="T8">/* open parentheses */</text:span><text:span text:style-name="T2"><text:line-break/></text:span><text:span text:style-name="T2"> <text:s/>JSON_STRUCT_VOID_P(</text:span><text:span text:style-name="T4">address</text:span><text:span text:style-name="T2">)</text:span><text:span text:style-name="T2"><text:line-break/></text:span><text:span text:style-name="T2"> <text:s/>JSON_STRUCT_SIZE_T(</text:span><text:span text:style-name="T4">length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2"> JSON_STRUCT_START(name) \</text:span><text:span text:style-name="T2"><text:line-break/></text:span><text:span text:style-name="T2"> <text:s text:c="7"/></text:span><text:span text:style-name="T1">int</text:span><text:span text:style-name="T2"> json_struct_max_size_</text:span><text:span text:style-name="T1">##</text:span><text:span text:style-name="T2">name() { \</text:span><text:span text:style-name="T2"><text:line-break/></text:span><text:span text:style-name="T2"> <text:s text:c="11"/></text:span><text:span text:style-name="T1">char</text:span><text:span text:style-name="T2"> json_struct_hasElements = 0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11"/>size_t json_struct_size = 1; </text:span><text:span text:style-name="T8">/* open parentheses */</text:span><text:span text:style-name="T8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10"> (json_struct_hasElements) \</text:span><text:span text:style-name="T10"><text:line-break/></text:span><text:span text:style-name="T10"> <text:s text:c="15"/>json_struct_size--; </text:span><text:span text:style-name="T11">/* remove last comma */</text:span><text:span text:style-name="T10"> \</text:span><text:span text:style-name="T10"><text:line-break/></text:span><text:span text:style-name="T9"> <text:s text:c="11"/></text:span><text:span text:style-name="T2">json_struct_size++; </text:span><text:span text:style-name="T8">/* close parentheses */</text:span><text:span text:style-name="T9">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ize;}</text:span></text:p>
            <text:p><text:span text:style-name="T1"># <text:s/>define</text:span><text:span text:style-name="T9"> </text:span><text:span text:style-name="T2">JSON_STRUCT_VOID_P(name) \</text:span><text:span text:style-name="T2"><text:line-break/></text:span><text:span text:style-name="T2"> <text:s text:c="11"/>JSON_STRUCT_ELEMENT_SIZE(name, JSON_STRUCT_TYPE_SIZE_HEX(</text:span><text:span text:style-name="T1">void</text:span><text:span text:style-name="T2">*)</text:span><text:span text:style-name="T9"> \</text:span><text:span text:style-name="T9"><text:line-break/></text:span><text:span text:style-name="T9"> <text:s text:c="15"/></text:span><text:span text:style-name="T2">+ 2) </text:span><text:span text:style-name="T8">/* quotation marks (for value) */</text:span><text:span text:style-name="T8"><text:line-break/></text:span><text:span text:style-name="T1"># <text:s/>define</text:span><text:span text:style-name="T2"> JSON_STRUCT_SIZE_T(name) \</text:span><text:span text:style-name="T2"><text:line-break/></text:span><text:span text:style-name="T2"> <text:s text:c="11"/>JSON_STRUCT_ELEMENT_SIZE(name, JSON_STRUCT_TYPE_SIZE_DEC(size_t) \</text:span><text:span text:style-name="T2"><text:line-break/></text:span><text:span text:style-name="T2"> <text:s text:c="15"/>+ 1) </text:span><text:span text:style-name="T8">/* for sign (-) */</text:span><text:span text:style-name="T8"><text:line-break/></text:span><text:span text:style-name="T1"># <text:s/>define</text:span><text:span text:style-name="T2"> JSON_STRUCT_ELEMENT_SIZE(name, sizeValue) \</text:span><text:span text:style-name="T2"><text:line-break/></text:span><text:span text:style-name="T2"> <text:s text:c="11"/>json_struct_hasElements = 1; \</text:span><text:span text:style-name="T2"><text:line-break/></text:span><text:span text:style-name="T2"> <text:s text:c="11"/>json_struct_size += </text:span><text:span text:style-name="T1">sizeof</text:span><text:span text:style-name="T2">(#name) \</text:span><text:span text:style-name="T2"><text:line-break/></text:span><text:span text:style-name="T2"> <text:s text:c="31"/>- 1 <text:s/></text:span><text:span text:style-name="T8">/* trailing null character */</text:span><text:span text:style-name="T2"> \</text:span><text:span text:style-name="T2"><text:line-break/></text:span><text:span text:style-name="T8"> <text:s text:c="31"/></text:span><text:span text:style-name="T2">+ sizeValue \</text:span><text:span text:style-name="T8"><text:line-break/></text:span><text:span text:style-name="T2"> <text:s text:c="31"/>+ 4; </text:span><text:span text:style-name="T8">/* quotation marks (for key),*/</text:span><text:span text:style-name="T2"> \</text:span><text:span text:style-name="T8"><text:line-break/></text:span><text:span text:style-name="T8"> <text:s text:c="36"/>/* colon and comma */</text:span><text:span text:style-name="T8"><text:line-break/></text:span><text:span text:style-name="T1"># <text:s/>define</text:span><text:span text:style-name="T9"> </text:span><text:span text:style-name="T12">JSON_STRUCT_TYPE_SIZE_HEX(type) \</text:span><text:span text:style-name="T12"><text:line-break/></text:span><text:span text:style-name="T12"> <text:s text:c="11"/>((</text:span><text:span text:style-name="T1">sizeof</text:span><text:span text:style-name="T12">(type) * 2) + 2) </text:span><text:span text:style-name="T16">/* +2 for "0x"-prefix */</text:span><text:span text:style-name="T8"><text:line-break/></text:span><text:span text:style-name="T1"># <text:s/>define</text:span><text:span text:style-name="T9"> </text:span><text:span text:style-name="T12">JSON_STRUCT_TYPE_SIZE_DEC(type) \</text:span><text:span text:style-name="T12"><text:line-break/></text:span><text:span text:style-name="T12"> <text:s text:c="11"/>ceil(log10(pow(2, </text:span><text:span text:style-name="T1">sizeof</text:span><text:span text:style-name="T12">(type) * CHAR_BIT)))</text:span></text:p>
          </draw:text-box>
        </draw:frame>
        <draw:line draw:style-name="gr24" draw:text-style-name="P7" draw:layer="layout" svg:x1="14.9cm" svg:y1="4.4cm" svg:x2="7.9cm" svg:y2="4.9cm">
          <text:p/>
        </draw:lin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int</text:span><text:span text:style-name="T2"> json_struct_max_size_</text:span><text:span text:style-name="T3">file_memory</text:span><text:span text:style-name="T2">() { \</text:span><text:span text:style-name="T2"><text:line-break/></text:span><text:span text:style-name="T2"> <text:s text:c="2"/></text:span><text:span text:style-name="T1">char</text:span><text:span text:style-name="T2"> json_struct_hasElements = 0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2"/>size_t json_struct_size = 1; </text:span><text:span text:style-name="T8">/* open parentheses */</text:span><text:span text:style-name="T2"><text:line-break/></text:span><text:span text:style-name="T2"> <text:s/>JSON_STRUCT_VOID_P(</text:span><text:span text:style-name="T4">address</text:span><text:span text:style-name="T2">)</text:span><text:span text:style-name="T2"><text:line-break/></text:span><text:span text:style-name="T2"> <text:s/>JSON_STRUCT_SIZE_T(</text:span><text:span text:style-name="T4">length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2"> JSON_STRUCT_START(name) \</text:span><text:span text:style-name="T2"><text:line-break/></text:span><text:span text:style-name="T2"> <text:s text:c="7"/></text:span><text:span text:style-name="T1">int</text:span><text:span text:style-name="T2"> json_struct_max_size_</text:span><text:span text:style-name="T1">##</text:span><text:span text:style-name="T2">name() { \</text:span><text:span text:style-name="T2"><text:line-break/></text:span><text:span text:style-name="T2"> <text:s text:c="11"/></text:span><text:span text:style-name="T1">char</text:span><text:span text:style-name="T2"> json_struct_hasElements = 0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11"/>size_t json_struct_size = 1; </text:span><text:span text:style-name="T8">/* open parentheses */</text:span><text:span text:style-name="T8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10"> (json_struct_hasElements) \</text:span><text:span text:style-name="T10"><text:line-break/></text:span><text:span text:style-name="T10"> <text:s text:c="15"/>json_struct_size--; </text:span><text:span text:style-name="T11">/* remove last comma */</text:span><text:span text:style-name="T10"> \</text:span><text:span text:style-name="T10"><text:line-break/></text:span><text:span text:style-name="T9"> <text:s text:c="11"/></text:span><text:span text:style-name="T2">json_struct_size++; </text:span><text:span text:style-name="T8">/* close parentheses */</text:span><text:span text:style-name="T9">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ize;}</text:span></text:p>
            <text:p><text:span text:style-name="T1"># <text:s/>define</text:span><text:span text:style-name="T9"> </text:span><text:span text:style-name="T2">JSON_STRUCT_VOID_P(name) \</text:span><text:span text:style-name="T2"><text:line-break/></text:span><text:span text:style-name="T2"> <text:s text:c="11"/>JSON_STRUCT_ELEMENT_SIZE(name, JSON_STRUCT_TYPE_SIZE_HEX(</text:span><text:span text:style-name="T1">void</text:span><text:span text:style-name="T2">*)</text:span><text:span text:style-name="T9"> \</text:span><text:span text:style-name="T9"><text:line-break/></text:span><text:span text:style-name="T9"> <text:s text:c="15"/></text:span><text:span text:style-name="T2">+ 2) </text:span><text:span text:style-name="T8">/* quotation marks (for value) */</text:span><text:span text:style-name="T8"><text:line-break/></text:span><text:span text:style-name="T1"># <text:s/>define</text:span><text:span text:style-name="T2"> JSON_STRUCT_SIZE_T(name) \</text:span><text:span text:style-name="T2"><text:line-break/></text:span><text:span text:style-name="T2"> <text:s text:c="11"/>JSON_STRUCT_ELEMENT_SIZE(name, JSON_STRUCT_TYPE_SIZE_DEC(size_t) \</text:span><text:span text:style-name="T2"><text:line-break/></text:span><text:span text:style-name="T2"> <text:s text:c="15"/>+ 1) </text:span><text:span text:style-name="T8">/* for sign (-) */</text:span><text:span text:style-name="T8"><text:line-break/></text:span><text:span text:style-name="T1"># <text:s/>define</text:span><text:span text:style-name="T2"> JSON_STRUCT_ELEMENT_SIZE(name, sizeValue) \</text:span><text:span text:style-name="T2"><text:line-break/></text:span><text:span text:style-name="T2"> <text:s text:c="11"/>json_struct_hasElements = 1; \</text:span><text:span text:style-name="T2"><text:line-break/></text:span><text:span text:style-name="T2"> <text:s text:c="11"/>json_struct_size += </text:span><text:span text:style-name="T1">sizeof</text:span><text:span text:style-name="T2">(#name) \</text:span><text:span text:style-name="T2"><text:line-break/></text:span><text:span text:style-name="T2"> <text:s text:c="31"/>- 1 <text:s/></text:span><text:span text:style-name="T8">/* trailing null character */</text:span><text:span text:style-name="T2"> \</text:span><text:span text:style-name="T2"><text:line-break/></text:span><text:span text:style-name="T8"> <text:s text:c="31"/></text:span><text:span text:style-name="T2">+ sizeValue \</text:span><text:span text:style-name="T8"><text:line-break/></text:span><text:span text:style-name="T2"> <text:s text:c="31"/>+ 4; </text:span><text:span text:style-name="T8">/* quotation marks (for key),*/</text:span><text:span text:style-name="T2"> \</text:span><text:span text:style-name="T8"><text:line-break/></text:span><text:span text:style-name="T8"> <text:s text:c="36"/>/* colon and comma */</text:span><text:span text:style-name="T8"><text:line-break/></text:span><text:span text:style-name="T1"># <text:s/>define</text:span><text:span text:style-name="T9"> </text:span><text:span text:style-name="T12">JSON_STRUCT_TYPE_SIZE_HEX(type) \</text:span><text:span text:style-name="T12"><text:line-break/></text:span><text:span text:style-name="T12"> <text:s text:c="11"/>((</text:span><text:span text:style-name="T1">sizeof</text:span><text:span text:style-name="T12">(type) * 2) + 2) </text:span><text:span text:style-name="T16">/* +2 for "0x"-prefix */</text:span><text:span text:style-name="T8"><text:line-break/></text:span><text:span text:style-name="T1"># <text:s/>define</text:span><text:span text:style-name="T9"> </text:span><text:span text:style-name="T12">JSON_STRUCT_TYPE_SIZE_DEC(type) \</text:span><text:span text:style-name="T12"><text:line-break/></text:span><text:span text:style-name="T12"> <text:s text:c="11"/>ceil(log10(pow(2, </text:span><text:span text:style-name="T1">sizeof</text:span><text:span text:style-name="T12">(type) * CHAR_BIT)))</text:span></text:p>
          </draw:text-box>
        </draw:frame>
        <draw:line draw:style-name="gr24" draw:text-style-name="P7" draw:layer="layout" svg:x1="14.9cm" svg:y1="7.9cm" svg:x2="7.4cm" svg:y2="7.4cm">
          <text:p/>
        </draw:lin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int</text:span><text:span text:style-name="T2"> json_struct_max_size_</text:span><text:span text:style-name="T3">file_memory</text:span><text:span text:style-name="T2">() { \</text:span><text:span text:style-name="T2"><text:line-break/></text:span><text:span text:style-name="T2"> <text:s text:c="2"/></text:span><text:span text:style-name="T1">char</text:span><text:span text:style-name="T2"> json_struct_hasElements = 0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2"/>size_t json_struct_size = 1; </text:span><text:span text:style-name="T8">/* open parentheses */</text:span><text:span text:style-name="T2"><text:line-break/></text:span><text:span text:style-name="T2"> <text:s/>JSON_STRUCT_ELEMENT_SIZE(</text:span><text:span text:style-name="T4">address</text:span><text:span text:style-name="T2">, \</text:span><text:span text:style-name="T2"><text:line-break/></text:span><text:span text:style-name="T2"> <text:s text:c="3"/>JSON_STRUCT_TYPE_SIZE_HEX(</text:span><text:span text:style-name="T1">void</text:span><text:span text:style-name="T2">*)</text:span><text:span text:style-name="T9"> \</text:span><text:span text:style-name="T9"><text:line-break/></text:span><text:span text:style-name="T9"> <text:s text:c="3"/></text:span><text:span text:style-name="T2">+ 2) </text:span><text:span text:style-name="T8">/* quotation marks (for value) */</text:span><text:span text:style-name="T2"><text:line-break/></text:span><text:span text:style-name="T2"> <text:s/>JSON_STRUCT_SIZE_T(</text:span><text:span text:style-name="T4">length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2"> JSON_STRUCT_START(name) \</text:span><text:span text:style-name="T2"><text:line-break/></text:span><text:span text:style-name="T2"> <text:s text:c="7"/></text:span><text:span text:style-name="T1">int</text:span><text:span text:style-name="T2"> json_struct_max_size_</text:span><text:span text:style-name="T1">##</text:span><text:span text:style-name="T2">name() { \</text:span><text:span text:style-name="T2"><text:line-break/></text:span><text:span text:style-name="T2"> <text:s text:c="11"/></text:span><text:span text:style-name="T1">char</text:span><text:span text:style-name="T2"> json_struct_hasElements = 0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11"/>size_t json_struct_size = 1; </text:span><text:span text:style-name="T8">/* open parentheses */</text:span><text:span text:style-name="T8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10"> (json_struct_hasElements) \</text:span><text:span text:style-name="T10"><text:line-break/></text:span><text:span text:style-name="T10"> <text:s text:c="15"/>json_struct_size--; </text:span><text:span text:style-name="T11">/* remove last comma */</text:span><text:span text:style-name="T10"> \</text:span><text:span text:style-name="T10"><text:line-break/></text:span><text:span text:style-name="T9"> <text:s text:c="11"/></text:span><text:span text:style-name="T2">json_struct_size++; </text:span><text:span text:style-name="T8">/* close parentheses */</text:span><text:span text:style-name="T9">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ize;}</text:span></text:p>
            <text:p><text:span text:style-name="T1"># <text:s/>define</text:span><text:span text:style-name="T9"> </text:span><text:span text:style-name="T2">JSON_STRUCT_VOID_P(name) \</text:span><text:span text:style-name="T2"><text:line-break/></text:span><text:span text:style-name="T2"> <text:s text:c="11"/>JSON_STRUCT_ELEMENT_SIZE(name, JSON_STRUCT_TYPE_SIZE_HEX(</text:span><text:span text:style-name="T1">void</text:span><text:span text:style-name="T2">*)</text:span><text:span text:style-name="T9"> \</text:span><text:span text:style-name="T9"><text:line-break/></text:span><text:span text:style-name="T9"> <text:s text:c="15"/></text:span><text:span text:style-name="T2">+ 2) </text:span><text:span text:style-name="T8">/* quotation marks (for value) */</text:span><text:span text:style-name="T8"><text:line-break/></text:span><text:span text:style-name="T1"># <text:s/>define</text:span><text:span text:style-name="T2"> JSON_STRUCT_SIZE_T(name) \</text:span><text:span text:style-name="T2"><text:line-break/></text:span><text:span text:style-name="T2"> <text:s text:c="11"/>JSON_STRUCT_ELEMENT_SIZE(name, JSON_STRUCT_TYPE_SIZE_DEC(size_t) \</text:span><text:span text:style-name="T2"><text:line-break/></text:span><text:span text:style-name="T2"> <text:s text:c="15"/>+ 1) </text:span><text:span text:style-name="T8">/* for sign (-) */</text:span><text:span text:style-name="T8"><text:line-break/></text:span><text:span text:style-name="T1"># <text:s/>define</text:span><text:span text:style-name="T2"> JSON_STRUCT_ELEMENT_SIZE(name, sizeValue) \</text:span><text:span text:style-name="T2"><text:line-break/></text:span><text:span text:style-name="T2"> <text:s text:c="11"/>json_struct_hasElements = 1; \</text:span><text:span text:style-name="T2"><text:line-break/></text:span><text:span text:style-name="T2"> <text:s text:c="11"/>json_struct_size += </text:span><text:span text:style-name="T1">sizeof</text:span><text:span text:style-name="T2">(#name) \</text:span><text:span text:style-name="T2"><text:line-break/></text:span><text:span text:style-name="T2"> <text:s text:c="31"/>- 1 <text:s/></text:span><text:span text:style-name="T8">/* trailing null character */</text:span><text:span text:style-name="T2"> \</text:span><text:span text:style-name="T2"><text:line-break/></text:span><text:span text:style-name="T8"> <text:s text:c="31"/></text:span><text:span text:style-name="T2">+ sizeValue \</text:span><text:span text:style-name="T8"><text:line-break/></text:span><text:span text:style-name="T2"> <text:s text:c="31"/>+ 4; </text:span><text:span text:style-name="T8">/* quotation marks (for key),*/</text:span><text:span text:style-name="T2"> \</text:span><text:span text:style-name="T8"><text:line-break/></text:span><text:span text:style-name="T8"> <text:s text:c="36"/>/* colon and comma */</text:span><text:span text:style-name="T8"><text:line-break/></text:span><text:span text:style-name="T1"># <text:s/>define</text:span><text:span text:style-name="T9"> </text:span><text:span text:style-name="T12">JSON_STRUCT_TYPE_SIZE_HEX(type) \</text:span><text:span text:style-name="T12"><text:line-break/></text:span><text:span text:style-name="T12"> <text:s text:c="11"/>((</text:span><text:span text:style-name="T1">sizeof</text:span><text:span text:style-name="T12">(type) * 2) + 2) </text:span><text:span text:style-name="T16">/* +2 for "0x"-prefix */</text:span><text:span text:style-name="T8"><text:line-break/></text:span><text:span text:style-name="T1"># <text:s/>define</text:span><text:span text:style-name="T9"> </text:span><text:span text:style-name="T12">JSON_STRUCT_TYPE_SIZE_DEC(type) \</text:span><text:span text:style-name="T12"><text:line-break/></text:span><text:span text:style-name="T12"> <text:s text:c="11"/>ceil(log10(pow(2, </text:span><text:span text:style-name="T1">sizeof</text:span><text:span text:style-name="T12">(type) * CHAR_BIT)))</text:span></text:p>
          </draw:text-box>
        </draw:frame>
        <draw:line draw:style-name="gr24" draw:text-style-name="P7" draw:layer="layout" svg:x1="14.9cm" svg:y1="7.9cm" svg:x2="7.4cm" svg:y2="7.4cm">
          <text:p/>
        </draw:lin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int</text:span><text:span text:style-name="T2"> json_struct_max_size_</text:span><text:span text:style-name="T3">file_memory</text:span><text:span text:style-name="T2">() { \</text:span><text:span text:style-name="T2"><text:line-break/></text:span><text:span text:style-name="T2"> <text:s text:c="2"/></text:span><text:span text:style-name="T1">char</text:span><text:span text:style-name="T2"> json_struct_hasElements = 0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2"/>size_t json_struct_size = 1; </text:span><text:span text:style-name="T8">/* open parentheses */</text:span><text:span text:style-name="T2"><text:line-break/></text:span><text:span text:style-name="T2"> <text:s/>JSON_STRUCT_ELEMENT_SIZE(</text:span><text:span text:style-name="T4">address</text:span><text:span text:style-name="T2">, \</text:span><text:span text:style-name="T2"><text:line-break/></text:span><text:span text:style-name="T2"> <text:s text:c="3"/>JSON_STRUCT_TYPE_SIZE_HEX(</text:span><text:span text:style-name="T1">void</text:span><text:span text:style-name="T2">*)</text:span><text:span text:style-name="T9"> \</text:span><text:span text:style-name="T9"><text:line-break/></text:span><text:span text:style-name="T9"> <text:s text:c="3"/></text:span><text:span text:style-name="T2">+ 2) </text:span><text:span text:style-name="T8">/* quotation marks (for value) */</text:span><text:span text:style-name="T2"><text:line-break/></text:span><text:span text:style-name="T2"> <text:s/>JSON_STRUCT_SIZE_T(</text:span><text:span text:style-name="T4">length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2"> JSON_STRUCT_START(name) \</text:span><text:span text:style-name="T2"><text:line-break/></text:span><text:span text:style-name="T2"> <text:s text:c="7"/></text:span><text:span text:style-name="T1">int</text:span><text:span text:style-name="T2"> json_struct_max_size_</text:span><text:span text:style-name="T1">##</text:span><text:span text:style-name="T2">name() { \</text:span><text:span text:style-name="T2"><text:line-break/></text:span><text:span text:style-name="T2"> <text:s text:c="11"/></text:span><text:span text:style-name="T1">char</text:span><text:span text:style-name="T2"> json_struct_hasElements = 0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11"/>size_t json_struct_size = 1; </text:span><text:span text:style-name="T8">/* open parentheses */</text:span><text:span text:style-name="T8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10"> (json_struct_hasElements) \</text:span><text:span text:style-name="T10"><text:line-break/></text:span><text:span text:style-name="T10"> <text:s text:c="15"/>json_struct_size--; </text:span><text:span text:style-name="T11">/* remove last comma */</text:span><text:span text:style-name="T10"> \</text:span><text:span text:style-name="T10"><text:line-break/></text:span><text:span text:style-name="T9"> <text:s text:c="11"/></text:span><text:span text:style-name="T2">json_struct_size++; </text:span><text:span text:style-name="T8">/* close parentheses */</text:span><text:span text:style-name="T9">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ize;}</text:span></text:p>
            <text:p><text:span text:style-name="T1"># <text:s/>define</text:span><text:span text:style-name="T9"> </text:span><text:span text:style-name="T2">JSON_STRUCT_VOID_P(name) \</text:span><text:span text:style-name="T2"><text:line-break/></text:span><text:span text:style-name="T2"> <text:s text:c="11"/>JSON_STRUCT_ELEMENT_SIZE(name, JSON_STRUCT_TYPE_SIZE_HEX(</text:span><text:span text:style-name="T1">void</text:span><text:span text:style-name="T2">*)</text:span><text:span text:style-name="T9"> \</text:span><text:span text:style-name="T9"><text:line-break/></text:span><text:span text:style-name="T9"> <text:s text:c="15"/></text:span><text:span text:style-name="T2">+ 2) </text:span><text:span text:style-name="T8">/* quotation marks (for value) */</text:span><text:span text:style-name="T8"><text:line-break/></text:span><text:span text:style-name="T1"># <text:s/>define</text:span><text:span text:style-name="T2"> JSON_STRUCT_SIZE_T(name) \</text:span><text:span text:style-name="T2"><text:line-break/></text:span><text:span text:style-name="T2"> <text:s text:c="11"/>JSON_STRUCT_ELEMENT_SIZE(name, JSON_STRUCT_TYPE_SIZE_DEC(size_t) \</text:span><text:span text:style-name="T2"><text:line-break/></text:span><text:span text:style-name="T2"> <text:s text:c="15"/>+ 1) </text:span><text:span text:style-name="T8">/* for sign (-) */</text:span><text:span text:style-name="T8"><text:line-break/></text:span><text:span text:style-name="T1"># <text:s/>define</text:span><text:span text:style-name="T2"> JSON_STRUCT_ELEMENT_SIZE(name, sizeValue) \</text:span><text:span text:style-name="T2"><text:line-break/></text:span><text:span text:style-name="T2"> <text:s text:c="11"/>json_struct_hasElements = 1; \</text:span><text:span text:style-name="T2"><text:line-break/></text:span><text:span text:style-name="T2"> <text:s text:c="11"/>json_struct_size += </text:span><text:span text:style-name="T1">sizeof</text:span><text:span text:style-name="T2">(#name) \</text:span><text:span text:style-name="T2"><text:line-break/></text:span><text:span text:style-name="T2"> <text:s text:c="31"/>- 1 <text:s/></text:span><text:span text:style-name="T8">/* trailing null character */</text:span><text:span text:style-name="T2"> \</text:span><text:span text:style-name="T2"><text:line-break/></text:span><text:span text:style-name="T8"> <text:s text:c="31"/></text:span><text:span text:style-name="T2">+ sizeValue \</text:span><text:span text:style-name="T8"><text:line-break/></text:span><text:span text:style-name="T2"> <text:s text:c="31"/>+ 4; </text:span><text:span text:style-name="T8">/* quotation marks (for key),*/</text:span><text:span text:style-name="T2"> \</text:span><text:span text:style-name="T8"><text:line-break/></text:span><text:span text:style-name="T8"> <text:s text:c="36"/>/* colon and comma */</text:span><text:span text:style-name="T8"><text:line-break/></text:span><text:span text:style-name="T1"># <text:s/>define</text:span><text:span text:style-name="T9"> </text:span><text:span text:style-name="T12">JSON_STRUCT_TYPE_SIZE_HEX(type) \</text:span><text:span text:style-name="T12"><text:line-break/></text:span><text:span text:style-name="T12"> <text:s text:c="11"/>((</text:span><text:span text:style-name="T1">sizeof</text:span><text:span text:style-name="T12">(type) * 2) + 2) </text:span><text:span text:style-name="T16">/* +2 for "0x"-prefix */</text:span><text:span text:style-name="T8"><text:line-break/></text:span><text:span text:style-name="T1"># <text:s/>define</text:span><text:span text:style-name="T9"> </text:span><text:span text:style-name="T12">JSON_STRUCT_TYPE_SIZE_DEC(type) \</text:span><text:span text:style-name="T12"><text:line-break/></text:span><text:span text:style-name="T12"> <text:s text:c="11"/>ceil(log10(pow(2, </text:span><text:span text:style-name="T1">sizeof</text:span><text:span text:style-name="T12">(type) * CHAR_BIT)))</text:span></text:p>
          </draw:text-box>
        </draw:frame>
        <draw:line draw:style-name="gr24" draw:text-style-name="P7" draw:layer="layout" svg:x1="15cm" svg:y1="11.8cm" svg:x2="9cm" svg:y2="7.8cm">
          <text:p/>
        </draw:lin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int</text:span><text:span text:style-name="T2"> json_struct_max_size_</text:span><text:span text:style-name="T3">file_memory</text:span><text:span text:style-name="T2">() { \</text:span><text:span text:style-name="T2"><text:line-break/></text:span><text:span text:style-name="T2"> <text:s text:c="2"/></text:span><text:span text:style-name="T1">char</text:span><text:span text:style-name="T2"> json_struct_hasElements = 0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2"/>size_t json_struct_size = 1; </text:span><text:span text:style-name="T8">/* open parentheses */</text:span><text:span text:style-name="T2"><text:line-break/></text:span><text:span text:style-name="T2"> <text:s/>JSON_STRUCT_ELEMENT_SIZE(</text:span><text:span text:style-name="T4">address</text:span><text:span text:style-name="T2">, \</text:span><text:span text:style-name="T2"><text:line-break/></text:span><text:span text:style-name="T2"> <text:s text:c="3"/></text:span><text:span text:style-name="T12">((</text:span><text:span text:style-name="T1">sizeof</text:span><text:span text:style-name="T12">(</text:span><text:span text:style-name="T1">void</text:span><text:span text:style-name="T2">*</text:span><text:span text:style-name="T12">) * 2) + 2) </text:span><text:span text:style-name="T16">/* +2 for "0x"-prefix */</text:span><text:span text:style-name="T9"> \</text:span><text:span text:style-name="T9"><text:line-break/></text:span><text:span text:style-name="T9"> <text:s text:c="3"/></text:span><text:span text:style-name="T2">+ 2) </text:span><text:span text:style-name="T8">/* quotation marks (for value) */</text:span><text:span text:style-name="T2"><text:line-break/></text:span><text:span text:style-name="T2"> <text:s/>JSON_STRUCT_SIZE_T(</text:span><text:span text:style-name="T4">length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2"> JSON_STRUCT_START(name) \</text:span><text:span text:style-name="T2"><text:line-break/></text:span><text:span text:style-name="T2"> <text:s text:c="7"/></text:span><text:span text:style-name="T1">int</text:span><text:span text:style-name="T2"> json_struct_max_size_</text:span><text:span text:style-name="T1">##</text:span><text:span text:style-name="T2">name() { \</text:span><text:span text:style-name="T2"><text:line-break/></text:span><text:span text:style-name="T2"> <text:s text:c="11"/></text:span><text:span text:style-name="T1">char</text:span><text:span text:style-name="T2"> json_struct_hasElements = 0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11"/>size_t json_struct_size = 1; </text:span><text:span text:style-name="T8">/* open parentheses */</text:span><text:span text:style-name="T8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10"> (json_struct_hasElements) \</text:span><text:span text:style-name="T10"><text:line-break/></text:span><text:span text:style-name="T10"> <text:s text:c="15"/>json_struct_size--; </text:span><text:span text:style-name="T11">/* remove last comma */</text:span><text:span text:style-name="T10"> \</text:span><text:span text:style-name="T10"><text:line-break/></text:span><text:span text:style-name="T9"> <text:s text:c="11"/></text:span><text:span text:style-name="T2">json_struct_size++; </text:span><text:span text:style-name="T8">/* close parentheses */</text:span><text:span text:style-name="T9">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ize;}</text:span></text:p>
            <text:p><text:span text:style-name="T1"># <text:s/>define</text:span><text:span text:style-name="T9"> </text:span><text:span text:style-name="T2">JSON_STRUCT_VOID_P(name) \</text:span><text:span text:style-name="T2"><text:line-break/></text:span><text:span text:style-name="T2"> <text:s text:c="11"/>JSON_STRUCT_ELEMENT_SIZE(name, JSON_STRUCT_TYPE_SIZE_HEX(</text:span><text:span text:style-name="T1">void</text:span><text:span text:style-name="T2">*)</text:span><text:span text:style-name="T9"> \</text:span><text:span text:style-name="T9"><text:line-break/></text:span><text:span text:style-name="T9"> <text:s text:c="15"/></text:span><text:span text:style-name="T2">+ 2) </text:span><text:span text:style-name="T8">/* quotation marks (for value) */</text:span><text:span text:style-name="T8"><text:line-break/></text:span><text:span text:style-name="T1"># <text:s/>define</text:span><text:span text:style-name="T2"> JSON_STRUCT_SIZE_T(name) \</text:span><text:span text:style-name="T2"><text:line-break/></text:span><text:span text:style-name="T2"> <text:s text:c="11"/>JSON_STRUCT_ELEMENT_SIZE(name, JSON_STRUCT_TYPE_SIZE_DEC(size_t) \</text:span><text:span text:style-name="T2"><text:line-break/></text:span><text:span text:style-name="T2"> <text:s text:c="15"/>+ 1) </text:span><text:span text:style-name="T8">/* for sign (-) */</text:span><text:span text:style-name="T8"><text:line-break/></text:span><text:span text:style-name="T1"># <text:s/>define</text:span><text:span text:style-name="T2"> JSON_STRUCT_ELEMENT_SIZE(name, sizeValue) \</text:span><text:span text:style-name="T2"><text:line-break/></text:span><text:span text:style-name="T2"> <text:s text:c="11"/>json_struct_hasElements = 1; \</text:span><text:span text:style-name="T2"><text:line-break/></text:span><text:span text:style-name="T2"> <text:s text:c="11"/>json_struct_size += </text:span><text:span text:style-name="T1">sizeof</text:span><text:span text:style-name="T2">(#name) \</text:span><text:span text:style-name="T2"><text:line-break/></text:span><text:span text:style-name="T2"> <text:s text:c="31"/>- 1 <text:s/></text:span><text:span text:style-name="T8">/* trailing null character */</text:span><text:span text:style-name="T2"> \</text:span><text:span text:style-name="T2"><text:line-break/></text:span><text:span text:style-name="T8"> <text:s text:c="31"/></text:span><text:span text:style-name="T2">+ sizeValue \</text:span><text:span text:style-name="T8"><text:line-break/></text:span><text:span text:style-name="T2"> <text:s text:c="31"/>+ 4; </text:span><text:span text:style-name="T8">/* quotation marks (for key),*/</text:span><text:span text:style-name="T2"> \</text:span><text:span text:style-name="T8"><text:line-break/></text:span><text:span text:style-name="T8"> <text:s text:c="36"/>/* colon and comma */</text:span><text:span text:style-name="T8"><text:line-break/></text:span><text:span text:style-name="T1"># <text:s/>define</text:span><text:span text:style-name="T9"> </text:span><text:span text:style-name="T12">JSON_STRUCT_TYPE_SIZE_HEX(type) \</text:span><text:span text:style-name="T12"><text:line-break/></text:span><text:span text:style-name="T12"> <text:s text:c="11"/>((</text:span><text:span text:style-name="T1">sizeof</text:span><text:span text:style-name="T12">(type) * 2) + 2) </text:span><text:span text:style-name="T16">/* +2 for "0x"-prefix */</text:span><text:span text:style-name="T8"><text:line-break/></text:span><text:span text:style-name="T1"># <text:s/>define</text:span><text:span text:style-name="T9"> </text:span><text:span text:style-name="T12">JSON_STRUCT_TYPE_SIZE_DEC(type) \</text:span><text:span text:style-name="T12"><text:line-break/></text:span><text:span text:style-name="T12"> <text:s text:c="11"/>ceil(log10(pow(2, </text:span><text:span text:style-name="T1">sizeof</text:span><text:span text:style-name="T12">(type) * CHAR_BIT)))</text:span></text:p>
          </draw:text-box>
        </draw:frame>
        <draw:line draw:style-name="gr24" draw:text-style-name="P7" draw:layer="layout" svg:x1="15cm" svg:y1="11.8cm" svg:x2="9cm" svg:y2="7.8cm">
          <text:p/>
        </draw:line>
        <draw:custom-shape draw:style-name="gr18" draw:text-style-name="P6" draw:layer="layout" svg:width="8cm" svg:height="1.5cm" svg:x="5.6cm" svg:y="12.3cm">
          <text:p text:style-name="P5"><text:span text:style-name="T7">Evaluates how many digits are necessary</text:span><text:span text:style-name="T7"><text:line-break/></text:span><text:span text:style-name="T7">to represent a number as a hexadecimal</text:span></text:p>
          <draw:enhanced-geometry svg:viewBox="0 0 21600 21600" draw:text-areas="800 800 20800 20800" draw:type="round-rectangular-callout" draw:modifiers="25932.9583802025 -6216.655562958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int</text:span><text:span text:style-name="T2"> json_struct_max_size_</text:span><text:span text:style-name="T3">file_memory</text:span><text:span text:style-name="T2">() { \</text:span><text:span text:style-name="T2"><text:line-break/></text:span><text:span text:style-name="T2"> <text:s text:c="2"/></text:span><text:span text:style-name="T1">char</text:span><text:span text:style-name="T2"> json_struct_hasElements = 0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2"/>size_t json_struct_size = 1; </text:span><text:span text:style-name="T8">/* open parentheses */</text:span><text:span text:style-name="T2"><text:line-break/></text:span><text:span text:style-name="T2"> <text:s/>JSON_STRUCT_ELEMENT_SIZE(</text:span><text:span text:style-name="T4">address</text:span><text:span text:style-name="T2">, \</text:span><text:span text:style-name="T2"><text:line-break/></text:span><text:span text:style-name="T2"> <text:s text:c="3"/></text:span><text:span text:style-name="T12">((</text:span><text:span text:style-name="T1">sizeof</text:span><text:span text:style-name="T12">(</text:span><text:span text:style-name="T1">void</text:span><text:span text:style-name="T2">*</text:span><text:span text:style-name="T12">) * 2) + 2) </text:span><text:span text:style-name="T16">/* +2 for "0x"-prefix */</text:span><text:span text:style-name="T9"> \</text:span><text:span text:style-name="T9"><text:line-break/></text:span><text:span text:style-name="T9"> <text:s text:c="3"/></text:span><text:span text:style-name="T2">+ 2) </text:span><text:span text:style-name="T8">/* quotation marks (for value) */</text:span><text:span text:style-name="T2"><text:line-break/></text:span><text:span text:style-name="T2"> <text:s/>JSON_STRUCT_SIZE_T(</text:span><text:span text:style-name="T4">length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2"> JSON_STRUCT_START(name) \</text:span><text:span text:style-name="T2"><text:line-break/></text:span><text:span text:style-name="T2"> <text:s text:c="7"/></text:span><text:span text:style-name="T1">int</text:span><text:span text:style-name="T2"> json_struct_max_size_</text:span><text:span text:style-name="T1">##</text:span><text:span text:style-name="T2">name() { \</text:span><text:span text:style-name="T2"><text:line-break/></text:span><text:span text:style-name="T2"> <text:s text:c="11"/></text:span><text:span text:style-name="T1">char</text:span><text:span text:style-name="T2"> json_struct_hasElements = 0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11"/>size_t json_struct_size = 1; </text:span><text:span text:style-name="T8">/* open parentheses */</text:span><text:span text:style-name="T8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10"> (json_struct_hasElements) \</text:span><text:span text:style-name="T10"><text:line-break/></text:span><text:span text:style-name="T10"> <text:s text:c="15"/>json_struct_size--; </text:span><text:span text:style-name="T11">/* remove last comma */</text:span><text:span text:style-name="T10"> \</text:span><text:span text:style-name="T10"><text:line-break/></text:span><text:span text:style-name="T9"> <text:s text:c="11"/></text:span><text:span text:style-name="T2">json_struct_size++; </text:span><text:span text:style-name="T8">/* close parentheses */</text:span><text:span text:style-name="T9">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ize;}</text:span></text:p>
            <text:p><text:span text:style-name="T1"># <text:s/>define</text:span><text:span text:style-name="T9"> </text:span><text:span text:style-name="T2">JSON_STRUCT_VOID_P(name) \</text:span><text:span text:style-name="T2"><text:line-break/></text:span><text:span text:style-name="T2"> <text:s text:c="11"/>JSON_STRUCT_ELEMENT_SIZE(name, JSON_STRUCT_TYPE_SIZE_HEX(</text:span><text:span text:style-name="T1">void</text:span><text:span text:style-name="T2">*)</text:span><text:span text:style-name="T9"> \</text:span><text:span text:style-name="T9"><text:line-break/></text:span><text:span text:style-name="T9"> <text:s text:c="15"/></text:span><text:span text:style-name="T2">+ 2) </text:span><text:span text:style-name="T8">/* quotation marks (for value) */</text:span><text:span text:style-name="T8"><text:line-break/></text:span><text:span text:style-name="T1"># <text:s/>define</text:span><text:span text:style-name="T2"> JSON_STRUCT_SIZE_T(name) \</text:span><text:span text:style-name="T2"><text:line-break/></text:span><text:span text:style-name="T2"> <text:s text:c="11"/>JSON_STRUCT_ELEMENT_SIZE(name, JSON_STRUCT_TYPE_SIZE_DEC(size_t) \</text:span><text:span text:style-name="T2"><text:line-break/></text:span><text:span text:style-name="T2"> <text:s text:c="15"/>+ 1) </text:span><text:span text:style-name="T8">/* for sign (-) */</text:span><text:span text:style-name="T8"><text:line-break/></text:span><text:span text:style-name="T1"># <text:s/>define</text:span><text:span text:style-name="T2"> JSON_STRUCT_ELEMENT_SIZE(name, sizeValue) \</text:span><text:span text:style-name="T2"><text:line-break/></text:span><text:span text:style-name="T2"> <text:s text:c="11"/>json_struct_hasElements = 1; \</text:span><text:span text:style-name="T2"><text:line-break/></text:span><text:span text:style-name="T2"> <text:s text:c="11"/>json_struct_size += </text:span><text:span text:style-name="T1">sizeof</text:span><text:span text:style-name="T2">(#name) \</text:span><text:span text:style-name="T2"><text:line-break/></text:span><text:span text:style-name="T2"> <text:s text:c="31"/>- 1 <text:s/></text:span><text:span text:style-name="T8">/* trailing null character */</text:span><text:span text:style-name="T2"> \</text:span><text:span text:style-name="T2"><text:line-break/></text:span><text:span text:style-name="T8"> <text:s text:c="31"/></text:span><text:span text:style-name="T2">+ sizeValue \</text:span><text:span text:style-name="T8"><text:line-break/></text:span><text:span text:style-name="T2"> <text:s text:c="31"/>+ 4; </text:span><text:span text:style-name="T8">/* quotation marks (for key),*/</text:span><text:span text:style-name="T2"> \</text:span><text:span text:style-name="T8"><text:line-break/></text:span><text:span text:style-name="T8"> <text:s text:c="36"/>/* colon and comma */</text:span><text:span text:style-name="T8"><text:line-break/></text:span><text:span text:style-name="T1"># <text:s/>define</text:span><text:span text:style-name="T9"> </text:span><text:span text:style-name="T12">JSON_STRUCT_TYPE_SIZE_HEX(type) \</text:span><text:span text:style-name="T12"><text:line-break/></text:span><text:span text:style-name="T12"> <text:s text:c="11"/>((</text:span><text:span text:style-name="T1">sizeof</text:span><text:span text:style-name="T12">(type) * 2) + 2) </text:span><text:span text:style-name="T16">/* +2 for "0x"-prefix */</text:span><text:span text:style-name="T8"><text:line-break/></text:span><text:span text:style-name="T1"># <text:s/>define</text:span><text:span text:style-name="T9"> </text:span><text:span text:style-name="T12">JSON_STRUCT_TYPE_SIZE_DEC(type) \</text:span><text:span text:style-name="T12"><text:line-break/></text:span><text:span text:style-name="T12"> <text:s text:c="11"/>ceil(log10(pow(2, </text:span><text:span text:style-name="T1">sizeof</text:span><text:span text:style-name="T12">(type) * CHAR_BIT)))</text:span></text:p>
          </draw:text-box>
        </draw:frame>
        <draw:line draw:style-name="gr24" draw:text-style-name="P7" draw:layer="layout" svg:x1="15cm" svg:y1="9.5cm" svg:x2="7cm" svg:y2="7.5cm">
          <text:p/>
        </draw:lin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int</text:span><text:span text:style-name="T2"> json_struct_max_size_</text:span><text:span text:style-name="T3">file_memory</text:span><text:span text:style-name="T2">() { \</text:span><text:span text:style-name="T2"><text:line-break/></text:span><text:span text:style-name="T2"> <text:s text:c="2"/></text:span><text:span text:style-name="T1">char</text:span><text:span text:style-name="T2"> json_struct_hasElements = 0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2"/>size_t json_struct_size = 1; </text:span><text:span text:style-name="T8">/* open parentheses */</text:span><text:span text:style-name="T2"><text:line-break/></text:span><text:span text:style-name="T2"> <text:s/>json_struct_hasElements = 1; \</text:span><text:span text:style-name="T2"><text:line-break/></text:span><text:span text:style-name="T2"> <text:s/>json_struct_size += </text:span><text:span text:style-name="T1">sizeof</text:span><text:span text:style-name="T2">("</text:span><text:span text:style-name="T4">address</text:span><text:span text:style-name="T2">") \</text:span><text:span text:style-name="T2"><text:line-break/></text:span><text:span text:style-name="T2"> <text:s text:c="3"/>- 1 <text:s/></text:span><text:span text:style-name="T8">/* trailing null character */</text:span><text:span text:style-name="T2"> \</text:span><text:span text:style-name="T2"><text:line-break/></text:span><text:span text:style-name="T8"> <text:s text:c="3"/></text:span><text:span text:style-name="T2">+ </text:span><text:span text:style-name="T12">((</text:span><text:span text:style-name="T1">sizeof</text:span><text:span text:style-name="T12">(</text:span><text:span text:style-name="T1">void</text:span><text:span text:style-name="T2">*</text:span><text:span text:style-name="T12">) * 2) + 2) </text:span><text:span text:style-name="T16">/* +2 for "0x"-prefix */</text:span><text:span text:style-name="T9"> \</text:span><text:span text:style-name="T9"><text:line-break/></text:span><text:span text:style-name="T9"> <text:s text:c="5"/></text:span><text:span text:style-name="T2">+ 2 \</text:span><text:span text:style-name="T8"><text:line-break/></text:span><text:span text:style-name="T2"> <text:s text:c="3"/>+ 4; </text:span><text:span text:style-name="T8">/* quotation marks (for key),*/</text:span><text:span text:style-name="T2"> \</text:span><text:span text:style-name="T8"><text:line-break/></text:span><text:span text:style-name="T8"> <text:s text:c="8"/>/* colon and comma */</text:span><text:span text:style-name="T2"><text:line-break/></text:span><text:span text:style-name="T2"> <text:s/>JSON_STRUCT_SIZE_T(</text:span><text:span text:style-name="T4">length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2"> JSON_STRUCT_START(name) \</text:span><text:span text:style-name="T2"><text:line-break/></text:span><text:span text:style-name="T2"> <text:s text:c="7"/></text:span><text:span text:style-name="T1">int</text:span><text:span text:style-name="T2"> json_struct_max_size_</text:span><text:span text:style-name="T1">##</text:span><text:span text:style-name="T2">name() { \</text:span><text:span text:style-name="T2"><text:line-break/></text:span><text:span text:style-name="T2"> <text:s text:c="11"/></text:span><text:span text:style-name="T1">char</text:span><text:span text:style-name="T2"> json_struct_hasElements = 0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11"/>size_t json_struct_size = 1; </text:span><text:span text:style-name="T8">/* open parentheses */</text:span><text:span text:style-name="T8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10"> (json_struct_hasElements) \</text:span><text:span text:style-name="T10"><text:line-break/></text:span><text:span text:style-name="T10"> <text:s text:c="15"/>json_struct_size--; </text:span><text:span text:style-name="T11">/* remove last comma */</text:span><text:span text:style-name="T10"> \</text:span><text:span text:style-name="T10"><text:line-break/></text:span><text:span text:style-name="T9"> <text:s text:c="11"/></text:span><text:span text:style-name="T2">json_struct_size++; </text:span><text:span text:style-name="T8">/* close parentheses */</text:span><text:span text:style-name="T9">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ize;}</text:span></text:p>
            <text:p><text:span text:style-name="T1"># <text:s/>define</text:span><text:span text:style-name="T9"> </text:span><text:span text:style-name="T2">JSON_STRUCT_VOID_P(name) \</text:span><text:span text:style-name="T2"><text:line-break/></text:span><text:span text:style-name="T2"> <text:s text:c="11"/>JSON_STRUCT_ELEMENT_SIZE(name, JSON_STRUCT_TYPE_SIZE_HEX(</text:span><text:span text:style-name="T1">void</text:span><text:span text:style-name="T2">*)</text:span><text:span text:style-name="T9"> \</text:span><text:span text:style-name="T9"><text:line-break/></text:span><text:span text:style-name="T9"> <text:s text:c="15"/></text:span><text:span text:style-name="T2">+ 2) </text:span><text:span text:style-name="T8">/* quotation marks (for value) */</text:span><text:span text:style-name="T8"><text:line-break/></text:span><text:span text:style-name="T1"># <text:s/>define</text:span><text:span text:style-name="T2"> JSON_STRUCT_SIZE_T(name) \</text:span><text:span text:style-name="T2"><text:line-break/></text:span><text:span text:style-name="T2"> <text:s text:c="11"/>JSON_STRUCT_ELEMENT_SIZE(name, JSON_STRUCT_TYPE_SIZE_DEC(size_t) \</text:span><text:span text:style-name="T2"><text:line-break/></text:span><text:span text:style-name="T2"> <text:s text:c="15"/>+ 1) </text:span><text:span text:style-name="T8">/* for sign (-) */</text:span><text:span text:style-name="T8"><text:line-break/></text:span><text:span text:style-name="T1"># <text:s/>define</text:span><text:span text:style-name="T2"> JSON_STRUCT_ELEMENT_SIZE(name, sizeValue) \</text:span><text:span text:style-name="T2"><text:line-break/></text:span><text:span text:style-name="T2"> <text:s text:c="11"/>json_struct_hasElements = 1; \</text:span><text:span text:style-name="T2"><text:line-break/></text:span><text:span text:style-name="T2"> <text:s text:c="11"/>json_struct_size += </text:span><text:span text:style-name="T1">sizeof</text:span><text:span text:style-name="T2">(#name) \</text:span><text:span text:style-name="T2"><text:line-break/></text:span><text:span text:style-name="T2"> <text:s text:c="31"/>- 1 <text:s/></text:span><text:span text:style-name="T8">/* trailing null character */</text:span><text:span text:style-name="T2"> \</text:span><text:span text:style-name="T2"><text:line-break/></text:span><text:span text:style-name="T8"> <text:s text:c="31"/></text:span><text:span text:style-name="T2">+ sizeValue \</text:span><text:span text:style-name="T8"><text:line-break/></text:span><text:span text:style-name="T2"> <text:s text:c="31"/>+ 4; </text:span><text:span text:style-name="T8">/* quotation marks (for key),*/</text:span><text:span text:style-name="T2"> \</text:span><text:span text:style-name="T8"><text:line-break/></text:span><text:span text:style-name="T8"> <text:s text:c="36"/>/* colon and comma */</text:span><text:span text:style-name="T8"><text:line-break/></text:span><text:span text:style-name="T1"># <text:s/>define</text:span><text:span text:style-name="T9"> </text:span><text:span text:style-name="T12">JSON_STRUCT_TYPE_SIZE_HEX(type) \</text:span><text:span text:style-name="T12"><text:line-break/></text:span><text:span text:style-name="T12"> <text:s text:c="11"/>((</text:span><text:span text:style-name="T1">sizeof</text:span><text:span text:style-name="T12">(type) * 2) + 2) </text:span><text:span text:style-name="T16">/* +2 for "0x"-prefix */</text:span><text:span text:style-name="T8"><text:line-break/></text:span><text:span text:style-name="T1"># <text:s/>define</text:span><text:span text:style-name="T9"> </text:span><text:span text:style-name="T12">JSON_STRUCT_TYPE_SIZE_DEC(type) \</text:span><text:span text:style-name="T12"><text:line-break/></text:span><text:span text:style-name="T12"> <text:s text:c="11"/>ceil(log10(pow(2, </text:span><text:span text:style-name="T1">sizeof</text:span><text:span text:style-name="T12">(type) * CHAR_BIT)))</text:span></text:p>
          </draw:text-box>
        </draw:frame>
        <draw:line draw:style-name="gr24" draw:text-style-name="P7" draw:layer="layout" svg:x1="15cm" svg:y1="9.5cm" svg:x2="7cm" svg:y2="7.5cm">
          <text:p/>
        </draw:line>
        <draw:custom-shape draw:style-name="gr25" draw:text-style-name="P12" draw:layer="layout" svg:width="4.5cm" svg:height="1.5cm" svg:x="8.5cm" svg:y="12cm">
          <text:p text:style-name="P11"><text:span text:style-name="T7">e.g.:</text:span><text:span text:style-name="T7"><text:line-break/></text:span><text:span text:style-name="T15">"address":"0xA9B01",</text:span></text:p>
          <draw:enhanced-geometry svg:viewBox="0 0 21600 21600" draw:text-areas="800 800 20800 20800" draw:type="round-rectangular-callout" draw:modifiers="2898.55587647189 -32766.95536309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int</text:span><text:span text:style-name="T2"> json_struct_max_size_</text:span><text:span text:style-name="T3">file_memory</text:span><text:span text:style-name="T2">() { \</text:span><text:span text:style-name="T2"><text:line-break/></text:span><text:span text:style-name="T2"> <text:s text:c="2"/></text:span><text:span text:style-name="T1">char</text:span><text:span text:style-name="T2"> json_struct_hasElements = 0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2"/>size_t json_struct_size = 1; </text:span><text:span text:style-name="T8">/* open parentheses */</text:span><text:span text:style-name="T2"><text:line-break/></text:span><text:span text:style-name="T2"> <text:s/>json_struct_hasElements = 1; \</text:span><text:span text:style-name="T2"><text:line-break/></text:span><text:span text:style-name="T2"> <text:s/>json_struct_size += </text:span><text:span text:style-name="T1">sizeof</text:span><text:span text:style-name="T2">("</text:span><text:span text:style-name="T4">address</text:span><text:span text:style-name="T2">") \</text:span><text:span text:style-name="T2"><text:line-break/></text:span><text:span text:style-name="T2"> <text:s text:c="3"/>- 1 <text:s/></text:span><text:span text:style-name="T8">/* trailing null character */</text:span><text:span text:style-name="T2"> \</text:span><text:span text:style-name="T2"><text:line-break/></text:span><text:span text:style-name="T8"> <text:s text:c="3"/></text:span><text:span text:style-name="T2">+ </text:span><text:span text:style-name="T12">((</text:span><text:span text:style-name="T1">sizeof</text:span><text:span text:style-name="T12">(</text:span><text:span text:style-name="T1">void</text:span><text:span text:style-name="T2">*</text:span><text:span text:style-name="T12">) * 2) + 2) </text:span><text:span text:style-name="T16">/* +2 for "0x"-prefix */</text:span><text:span text:style-name="T9"> \</text:span><text:span text:style-name="T9"><text:line-break/></text:span><text:span text:style-name="T9"> <text:s text:c="5"/></text:span><text:span text:style-name="T2">+ 2 \</text:span><text:span text:style-name="T8"><text:line-break/></text:span><text:span text:style-name="T2"> <text:s text:c="3"/>+ 4; </text:span><text:span text:style-name="T8">/* quotation marks (for key),*/</text:span><text:span text:style-name="T2"> \</text:span><text:span text:style-name="T8"><text:line-break/></text:span><text:span text:style-name="T8"> <text:s text:c="8"/>/* colon and comma */</text:span><text:span text:style-name="T2"><text:line-break/></text:span><text:span text:style-name="T2"> <text:s/>JSON_STRUCT_SIZE_T(</text:span><text:span text:style-name="T4">length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2"> JSON_STRUCT_START(name) \</text:span><text:span text:style-name="T2"><text:line-break/></text:span><text:span text:style-name="T2"> <text:s text:c="7"/></text:span><text:span text:style-name="T1">int</text:span><text:span text:style-name="T2"> json_struct_max_size_</text:span><text:span text:style-name="T1">##</text:span><text:span text:style-name="T2">name() { \</text:span><text:span text:style-name="T2"><text:line-break/></text:span><text:span text:style-name="T2"> <text:s text:c="11"/></text:span><text:span text:style-name="T1">char</text:span><text:span text:style-name="T2"> json_struct_hasElements = 0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11"/>size_t json_struct_size = 1; </text:span><text:span text:style-name="T8">/* open parentheses */</text:span><text:span text:style-name="T8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10"> (json_struct_hasElements) \</text:span><text:span text:style-name="T10"><text:line-break/></text:span><text:span text:style-name="T10"> <text:s text:c="15"/>json_struct_size--; </text:span><text:span text:style-name="T11">/* remove last comma */</text:span><text:span text:style-name="T10"> \</text:span><text:span text:style-name="T10"><text:line-break/></text:span><text:span text:style-name="T9"> <text:s text:c="11"/></text:span><text:span text:style-name="T2">json_struct_size++; </text:span><text:span text:style-name="T8">/* close parentheses */</text:span><text:span text:style-name="T9">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ize;}</text:span></text:p>
            <text:p><text:span text:style-name="T1"># <text:s/>define</text:span><text:span text:style-name="T9"> </text:span><text:span text:style-name="T2">JSON_STRUCT_VOID_P(name) \</text:span><text:span text:style-name="T2"><text:line-break/></text:span><text:span text:style-name="T2"> <text:s text:c="11"/>JSON_STRUCT_ELEMENT_SIZE(name, JSON_STRUCT_TYPE_SIZE_HEX(</text:span><text:span text:style-name="T1">void</text:span><text:span text:style-name="T2">*)</text:span><text:span text:style-name="T9"> \</text:span><text:span text:style-name="T9"><text:line-break/></text:span><text:span text:style-name="T9"> <text:s text:c="15"/></text:span><text:span text:style-name="T2">+ 2) </text:span><text:span text:style-name="T8">/* quotation marks (for value) */</text:span><text:span text:style-name="T8"><text:line-break/></text:span><text:span text:style-name="T1"># <text:s/>define</text:span><text:span text:style-name="T2"> JSON_STRUCT_SIZE_T(name) \</text:span><text:span text:style-name="T2"><text:line-break/></text:span><text:span text:style-name="T2"> <text:s text:c="11"/>JSON_STRUCT_ELEMENT_SIZE(name, JSON_STRUCT_TYPE_SIZE_DEC(size_t) \</text:span><text:span text:style-name="T2"><text:line-break/></text:span><text:span text:style-name="T2"> <text:s text:c="15"/>+ 1) </text:span><text:span text:style-name="T8">/* for sign (-) */</text:span><text:span text:style-name="T8"><text:line-break/></text:span><text:span text:style-name="T1"># <text:s/>define</text:span><text:span text:style-name="T2"> JSON_STRUCT_ELEMENT_SIZE(name, sizeValue) \</text:span><text:span text:style-name="T2"><text:line-break/></text:span><text:span text:style-name="T2"> <text:s text:c="11"/>json_struct_hasElements = 1; \</text:span><text:span text:style-name="T2"><text:line-break/></text:span><text:span text:style-name="T2"> <text:s text:c="11"/>json_struct_size += </text:span><text:span text:style-name="T1">sizeof</text:span><text:span text:style-name="T2">(#name) \</text:span><text:span text:style-name="T2"><text:line-break/></text:span><text:span text:style-name="T2"> <text:s text:c="31"/>- 1 <text:s/></text:span><text:span text:style-name="T8">/* trailing null character */</text:span><text:span text:style-name="T2"> \</text:span><text:span text:style-name="T2"><text:line-break/></text:span><text:span text:style-name="T8"> <text:s text:c="31"/></text:span><text:span text:style-name="T2">+ sizeValue \</text:span><text:span text:style-name="T8"><text:line-break/></text:span><text:span text:style-name="T2"> <text:s text:c="31"/>+ 4; </text:span><text:span text:style-name="T8">/* quotation marks (for key),*/</text:span><text:span text:style-name="T2"> \</text:span><text:span text:style-name="T8"><text:line-break/></text:span><text:span text:style-name="T8"> <text:s text:c="36"/>/* colon and comma */</text:span><text:span text:style-name="T8"><text:line-break/></text:span><text:span text:style-name="T1"># <text:s/>define</text:span><text:span text:style-name="T9"> </text:span><text:span text:style-name="T12">JSON_STRUCT_TYPE_SIZE_HEX(type) \</text:span><text:span text:style-name="T12"><text:line-break/></text:span><text:span text:style-name="T12"> <text:s text:c="11"/>((</text:span><text:span text:style-name="T1">sizeof</text:span><text:span text:style-name="T12">(type) * 2) + 2) </text:span><text:span text:style-name="T16">/* +2 for "0x"-prefix */</text:span><text:span text:style-name="T8"><text:line-break/></text:span><text:span text:style-name="T1"># <text:s/>define</text:span><text:span text:style-name="T9"> </text:span><text:span text:style-name="T12">JSON_STRUCT_TYPE_SIZE_DEC(type) \</text:span><text:span text:style-name="T12"><text:line-break/></text:span><text:span text:style-name="T12"> <text:s text:c="11"/>ceil(log10(pow(2, </text:span><text:span text:style-name="T1">sizeof</text:span><text:span text:style-name="T12">(type) * CHAR_BIT)))</text:span></text:p>
          </draw:text-box>
        </draw:frame>
        <draw:line draw:style-name="gr24" draw:text-style-name="P7" draw:layer="layout" svg:x1="14.9cm" svg:y1="8.7cm" svg:x2="7.4cm" svg:y2="10.2cm">
          <text:p/>
        </draw:lin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int</text:span><text:span text:style-name="T2"> json_struct_max_size_</text:span><text:span text:style-name="T3">file_memory</text:span><text:span text:style-name="T2">() { \</text:span><text:span text:style-name="T2"><text:line-break/></text:span><text:span text:style-name="T2"> <text:s text:c="2"/></text:span><text:span text:style-name="T1">char</text:span><text:span text:style-name="T2"> json_struct_hasElements = 0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2"/>size_t json_struct_size = 1; </text:span><text:span text:style-name="T8">/* open parentheses */</text:span><text:span text:style-name="T2"><text:line-break/></text:span><text:span text:style-name="T2"> <text:s/>json_struct_hasElements = 1; \</text:span><text:span text:style-name="T2"><text:line-break/></text:span><text:span text:style-name="T2"> <text:s/>json_struct_size += </text:span><text:span text:style-name="T1">sizeof</text:span><text:span text:style-name="T2">("</text:span><text:span text:style-name="T4">address</text:span><text:span text:style-name="T2">") \</text:span><text:span text:style-name="T2"><text:line-break/></text:span><text:span text:style-name="T2"> <text:s text:c="3"/>- 1 <text:s/></text:span><text:span text:style-name="T8">/* trailing null character */</text:span><text:span text:style-name="T2"> \</text:span><text:span text:style-name="T2"><text:line-break/></text:span><text:span text:style-name="T8"> <text:s text:c="3"/></text:span><text:span text:style-name="T2">+ </text:span><text:span text:style-name="T12">((</text:span><text:span text:style-name="T1">sizeof</text:span><text:span text:style-name="T12">(</text:span><text:span text:style-name="T1">void</text:span><text:span text:style-name="T2">*</text:span><text:span text:style-name="T12">) * 2) + 2) </text:span><text:span text:style-name="T16">/* +2 for "0x"-prefix */</text:span><text:span text:style-name="T9"> \</text:span><text:span text:style-name="T9"><text:line-break/></text:span><text:span text:style-name="T9"> <text:s text:c="5"/></text:span><text:span text:style-name="T2">+ 2 \</text:span><text:span text:style-name="T8"><text:line-break/></text:span><text:span text:style-name="T2"> <text:s text:c="3"/>+ 4; </text:span><text:span text:style-name="T8">/* quotation marks (for key),*/</text:span><text:span text:style-name="T2"> \</text:span><text:span text:style-name="T8"><text:line-break/></text:span><text:span text:style-name="T8"> <text:s text:c="8"/>/* colon and comma */</text:span><text:span text:style-name="T2"><text:line-break/></text:span><text:span text:style-name="T2"> <text:s/>JSON_STRUCT_ELEMENT_SIZE(</text:span><text:span text:style-name="T4">length</text:span><text:span text:style-name="T2">, \</text:span><text:span text:style-name="T2"><text:line-break/></text:span><text:span text:style-name="T2"> <text:s text:c="3"/>JSON_STRUCT_TYPE_SIZE_DEC(size_t) \</text:span><text:span text:style-name="T2"><text:line-break/></text:span><text:span text:style-name="T2"> <text:s text:c="3"/>+ 1) </text:span><text:span text:style-name="T8">/* for sign (-) */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2"> JSON_STRUCT_START(name) \</text:span><text:span text:style-name="T2"><text:line-break/></text:span><text:span text:style-name="T2"> <text:s text:c="7"/></text:span><text:span text:style-name="T1">int</text:span><text:span text:style-name="T2"> json_struct_max_size_</text:span><text:span text:style-name="T1">##</text:span><text:span text:style-name="T2">name() { \</text:span><text:span text:style-name="T2"><text:line-break/></text:span><text:span text:style-name="T2"> <text:s text:c="11"/></text:span><text:span text:style-name="T1">char</text:span><text:span text:style-name="T2"> json_struct_hasElements = 0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11"/>size_t json_struct_size = 1; </text:span><text:span text:style-name="T8">/* open parentheses */</text:span><text:span text:style-name="T8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10"> (json_struct_hasElements) \</text:span><text:span text:style-name="T10"><text:line-break/></text:span><text:span text:style-name="T10"> <text:s text:c="15"/>json_struct_size--; </text:span><text:span text:style-name="T11">/* remove last comma */</text:span><text:span text:style-name="T10"> \</text:span><text:span text:style-name="T10"><text:line-break/></text:span><text:span text:style-name="T9"> <text:s text:c="11"/></text:span><text:span text:style-name="T2">json_struct_size++; </text:span><text:span text:style-name="T8">/* close parentheses */</text:span><text:span text:style-name="T9">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ize;}</text:span></text:p>
            <text:p><text:span text:style-name="T1"># <text:s/>define</text:span><text:span text:style-name="T9"> </text:span><text:span text:style-name="T2">JSON_STRUCT_VOID_P(name) \</text:span><text:span text:style-name="T2"><text:line-break/></text:span><text:span text:style-name="T2"> <text:s text:c="11"/>JSON_STRUCT_ELEMENT_SIZE(name, JSON_STRUCT_TYPE_SIZE_HEX(</text:span><text:span text:style-name="T1">void</text:span><text:span text:style-name="T2">*)</text:span><text:span text:style-name="T9"> \</text:span><text:span text:style-name="T9"><text:line-break/></text:span><text:span text:style-name="T9"> <text:s text:c="15"/></text:span><text:span text:style-name="T2">+ 2) </text:span><text:span text:style-name="T8">/* quotation marks (for value) */</text:span><text:span text:style-name="T8"><text:line-break/></text:span><text:span text:style-name="T1"># <text:s/>define</text:span><text:span text:style-name="T2"> JSON_STRUCT_SIZE_T(name) \</text:span><text:span text:style-name="T2"><text:line-break/></text:span><text:span text:style-name="T2"> <text:s text:c="11"/>JSON_STRUCT_ELEMENT_SIZE(name, JSON_STRUCT_TYPE_SIZE_DEC(size_t) \</text:span><text:span text:style-name="T2"><text:line-break/></text:span><text:span text:style-name="T2"> <text:s text:c="15"/>+ 1) </text:span><text:span text:style-name="T8">/* for sign (-) */</text:span><text:span text:style-name="T8"><text:line-break/></text:span><text:span text:style-name="T1"># <text:s/>define</text:span><text:span text:style-name="T2"> JSON_STRUCT_ELEMENT_SIZE(name, sizeValue) \</text:span><text:span text:style-name="T2"><text:line-break/></text:span><text:span text:style-name="T2"> <text:s text:c="11"/>json_struct_hasElements = 1; \</text:span><text:span text:style-name="T2"><text:line-break/></text:span><text:span text:style-name="T2"> <text:s text:c="11"/>json_struct_size += </text:span><text:span text:style-name="T1">sizeof</text:span><text:span text:style-name="T2">(#name) \</text:span><text:span text:style-name="T2"><text:line-break/></text:span><text:span text:style-name="T2"> <text:s text:c="31"/>- 1 <text:s/></text:span><text:span text:style-name="T8">/* trailing null character */</text:span><text:span text:style-name="T2"> \</text:span><text:span text:style-name="T2"><text:line-break/></text:span><text:span text:style-name="T8"> <text:s text:c="31"/></text:span><text:span text:style-name="T2">+ sizeValue \</text:span><text:span text:style-name="T8"><text:line-break/></text:span><text:span text:style-name="T2"> <text:s text:c="31"/>+ 4; </text:span><text:span text:style-name="T8">/* quotation marks (for key),*/</text:span><text:span text:style-name="T2"> \</text:span><text:span text:style-name="T8"><text:line-break/></text:span><text:span text:style-name="T8"> <text:s text:c="36"/>/* colon and comma */</text:span><text:span text:style-name="T8"><text:line-break/></text:span><text:span text:style-name="T1"># <text:s/>define</text:span><text:span text:style-name="T9"> </text:span><text:span text:style-name="T12">JSON_STRUCT_TYPE_SIZE_HEX(type) \</text:span><text:span text:style-name="T12"><text:line-break/></text:span><text:span text:style-name="T12"> <text:s text:c="11"/>((</text:span><text:span text:style-name="T1">sizeof</text:span><text:span text:style-name="T12">(type) * 2) + 2) </text:span><text:span text:style-name="T16">/* +2 for "0x"-prefix */</text:span><text:span text:style-name="T8"><text:line-break/></text:span><text:span text:style-name="T1"># <text:s/>define</text:span><text:span text:style-name="T9"> </text:span><text:span text:style-name="T12">JSON_STRUCT_TYPE_SIZE_DEC(type) \</text:span><text:span text:style-name="T12"><text:line-break/></text:span><text:span text:style-name="T12"> <text:s text:c="11"/>ceil(log10(pow(2, </text:span><text:span text:style-name="T1">sizeof</text:span><text:span text:style-name="T12">(type) * CHAR_BIT)))</text:span></text:p>
          </draw:text-box>
        </draw:frame>
        <draw:line draw:style-name="gr24" draw:text-style-name="P7" draw:layer="layout" svg:x1="14.9cm" svg:y1="8.7cm" svg:x2="7.4cm" svg:y2="10.2cm">
          <text:p/>
        </draw:lin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int</text:span><text:span text:style-name="T2"> json_struct_max_size_</text:span><text:span text:style-name="T3">file_memory</text:span><text:span text:style-name="T2">() { \</text:span><text:span text:style-name="T2"><text:line-break/></text:span><text:span text:style-name="T2"> <text:s text:c="2"/></text:span><text:span text:style-name="T1">char</text:span><text:span text:style-name="T2"> json_struct_hasElements = 0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2"/>size_t json_struct_size = 1; </text:span><text:span text:style-name="T8">/* open parentheses */</text:span><text:span text:style-name="T2"><text:line-break/></text:span><text:span text:style-name="T2"> <text:s/>json_struct_hasElements = 1; \</text:span><text:span text:style-name="T2"><text:line-break/></text:span><text:span text:style-name="T2"> <text:s/>json_struct_size += </text:span><text:span text:style-name="T1">sizeof</text:span><text:span text:style-name="T2">("</text:span><text:span text:style-name="T4">address</text:span><text:span text:style-name="T2">") \</text:span><text:span text:style-name="T2"><text:line-break/></text:span><text:span text:style-name="T2"> <text:s text:c="3"/>- 1 <text:s/></text:span><text:span text:style-name="T8">/* trailing null character */</text:span><text:span text:style-name="T2"> \</text:span><text:span text:style-name="T2"><text:line-break/></text:span><text:span text:style-name="T8"> <text:s text:c="3"/></text:span><text:span text:style-name="T2">+ </text:span><text:span text:style-name="T12">((</text:span><text:span text:style-name="T1">sizeof</text:span><text:span text:style-name="T12">(</text:span><text:span text:style-name="T1">void</text:span><text:span text:style-name="T2">*</text:span><text:span text:style-name="T12">) * 2) + 2) </text:span><text:span text:style-name="T16">/* +2 for "0x"-prefix */</text:span><text:span text:style-name="T9"> \</text:span><text:span text:style-name="T9"><text:line-break/></text:span><text:span text:style-name="T9"> <text:s text:c="5"/></text:span><text:span text:style-name="T2">+ 2 \</text:span><text:span text:style-name="T8"><text:line-break/></text:span><text:span text:style-name="T2"> <text:s text:c="3"/>+ 4; </text:span><text:span text:style-name="T8">/* quotation marks (for key),*/</text:span><text:span text:style-name="T2"> \</text:span><text:span text:style-name="T8"><text:line-break/></text:span><text:span text:style-name="T8"> <text:s text:c="8"/>/* colon and comma */</text:span><text:span text:style-name="T2"><text:line-break/></text:span><text:span text:style-name="T2"> <text:s/>JSON_STRUCT_ELEMENT_SIZE(</text:span><text:span text:style-name="T4">length</text:span><text:span text:style-name="T2">, \</text:span><text:span text:style-name="T2"><text:line-break/></text:span><text:span text:style-name="T2"> <text:s text:c="3"/>JSON_STRUCT_TYPE_SIZE_DEC(size_t) \</text:span><text:span text:style-name="T2"><text:line-break/></text:span><text:span text:style-name="T2"> <text:s text:c="3"/>+ 1) </text:span><text:span text:style-name="T8">/* for sign (-) */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2"> JSON_STRUCT_START(name) \</text:span><text:span text:style-name="T2"><text:line-break/></text:span><text:span text:style-name="T2"> <text:s text:c="7"/></text:span><text:span text:style-name="T1">int</text:span><text:span text:style-name="T2"> json_struct_max_size_</text:span><text:span text:style-name="T1">##</text:span><text:span text:style-name="T2">name() { \</text:span><text:span text:style-name="T2"><text:line-break/></text:span><text:span text:style-name="T2"> <text:s text:c="11"/></text:span><text:span text:style-name="T1">char</text:span><text:span text:style-name="T2"> json_struct_hasElements = 0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11"/>size_t json_struct_size = 1; </text:span><text:span text:style-name="T8">/* open parentheses */</text:span><text:span text:style-name="T8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10"> (json_struct_hasElements) \</text:span><text:span text:style-name="T10"><text:line-break/></text:span><text:span text:style-name="T10"> <text:s text:c="15"/>json_struct_size--; </text:span><text:span text:style-name="T11">/* remove last comma */</text:span><text:span text:style-name="T10"> \</text:span><text:span text:style-name="T10"><text:line-break/></text:span><text:span text:style-name="T9"> <text:s text:c="11"/></text:span><text:span text:style-name="T2">json_struct_size++; </text:span><text:span text:style-name="T8">/* close parentheses */</text:span><text:span text:style-name="T9">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ize;}</text:span></text:p>
            <text:p><text:span text:style-name="T1"># <text:s/>define</text:span><text:span text:style-name="T9"> </text:span><text:span text:style-name="T2">JSON_STRUCT_VOID_P(name) \</text:span><text:span text:style-name="T2"><text:line-break/></text:span><text:span text:style-name="T2"> <text:s text:c="11"/>JSON_STRUCT_ELEMENT_SIZE(name, JSON_STRUCT_TYPE_SIZE_HEX(</text:span><text:span text:style-name="T1">void</text:span><text:span text:style-name="T2">*)</text:span><text:span text:style-name="T9"> \</text:span><text:span text:style-name="T9"><text:line-break/></text:span><text:span text:style-name="T9"> <text:s text:c="15"/></text:span><text:span text:style-name="T2">+ 2) </text:span><text:span text:style-name="T8">/* quotation marks (for value) */</text:span><text:span text:style-name="T8"><text:line-break/></text:span><text:span text:style-name="T1"># <text:s/>define</text:span><text:span text:style-name="T2"> JSON_STRUCT_SIZE_T(name) \</text:span><text:span text:style-name="T2"><text:line-break/></text:span><text:span text:style-name="T2"> <text:s text:c="11"/>JSON_STRUCT_ELEMENT_SIZE(name, JSON_STRUCT_TYPE_SIZE_DEC(size_t) \</text:span><text:span text:style-name="T2"><text:line-break/></text:span><text:span text:style-name="T2"> <text:s text:c="15"/>+ 1) </text:span><text:span text:style-name="T8">/* for sign (-) */</text:span><text:span text:style-name="T8"><text:line-break/></text:span><text:span text:style-name="T1"># <text:s/>define</text:span><text:span text:style-name="T2"> JSON_STRUCT_ELEMENT_SIZE(name, sizeValue) \</text:span><text:span text:style-name="T2"><text:line-break/></text:span><text:span text:style-name="T2"> <text:s text:c="11"/>json_struct_hasElements = 1; \</text:span><text:span text:style-name="T2"><text:line-break/></text:span><text:span text:style-name="T2"> <text:s text:c="11"/>json_struct_size += </text:span><text:span text:style-name="T1">sizeof</text:span><text:span text:style-name="T2">(#name) \</text:span><text:span text:style-name="T2"><text:line-break/></text:span><text:span text:style-name="T2"> <text:s text:c="31"/>- 1 <text:s/></text:span><text:span text:style-name="T8">/* trailing null character */</text:span><text:span text:style-name="T2"> \</text:span><text:span text:style-name="T2"><text:line-break/></text:span><text:span text:style-name="T8"> <text:s text:c="31"/></text:span><text:span text:style-name="T2">+ sizeValue \</text:span><text:span text:style-name="T8"><text:line-break/></text:span><text:span text:style-name="T2"> <text:s text:c="31"/>+ 4; </text:span><text:span text:style-name="T8">/* quotation marks (for key),*/</text:span><text:span text:style-name="T2"> \</text:span><text:span text:style-name="T8"><text:line-break/></text:span><text:span text:style-name="T8"> <text:s text:c="36"/>/* colon and comma */</text:span><text:span text:style-name="T8"><text:line-break/></text:span><text:span text:style-name="T1"># <text:s/>define</text:span><text:span text:style-name="T9"> </text:span><text:span text:style-name="T12">JSON_STRUCT_TYPE_SIZE_HEX(type) \</text:span><text:span text:style-name="T12"><text:line-break/></text:span><text:span text:style-name="T12"> <text:s text:c="11"/>((</text:span><text:span text:style-name="T1">sizeof</text:span><text:span text:style-name="T12">(type) * 2) + 2) </text:span><text:span text:style-name="T16">/* +2 for "0x"-prefix */</text:span><text:span text:style-name="T8"><text:line-break/></text:span><text:span text:style-name="T1"># <text:s/>define</text:span><text:span text:style-name="T9"> </text:span><text:span text:style-name="T12">JSON_STRUCT_TYPE_SIZE_DEC(type) \</text:span><text:span text:style-name="T12"><text:line-break/></text:span><text:span text:style-name="T12"> <text:s text:c="11"/>ceil(log10(pow(2, </text:span><text:span text:style-name="T1">sizeof</text:span><text:span text:style-name="T12">(type) * CHAR_BIT)))</text:span></text:p>
          </draw:text-box>
        </draw:frame>
        <draw:line draw:style-name="gr24" draw:text-style-name="P7" draw:layer="layout" svg:x1="14.7cm" svg:y1="12.2cm" svg:x2="9.2cm" svg:y2="10.7cm">
          <text:p/>
        </draw:lin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int</text:span><text:span text:style-name="T2"> json_struct_max_size_</text:span><text:span text:style-name="T3">file_memory</text:span><text:span text:style-name="T2">() { \</text:span><text:span text:style-name="T2"><text:line-break/></text:span><text:span text:style-name="T2"> <text:s text:c="2"/></text:span><text:span text:style-name="T1">char</text:span><text:span text:style-name="T2"> json_struct_hasElements = 0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2"/>size_t json_struct_size = 1; </text:span><text:span text:style-name="T8">/* open parentheses */</text:span><text:span text:style-name="T2"><text:line-break/></text:span><text:span text:style-name="T2"> <text:s/>json_struct_hasElements = 1; \</text:span><text:span text:style-name="T2"><text:line-break/></text:span><text:span text:style-name="T2"> <text:s/>json_struct_size += </text:span><text:span text:style-name="T1">sizeof</text:span><text:span text:style-name="T2">("</text:span><text:span text:style-name="T4">address</text:span><text:span text:style-name="T2">") \</text:span><text:span text:style-name="T2"><text:line-break/></text:span><text:span text:style-name="T2"> <text:s text:c="3"/>- 1 <text:s/></text:span><text:span text:style-name="T8">/* trailing null character */</text:span><text:span text:style-name="T2"> \</text:span><text:span text:style-name="T2"><text:line-break/></text:span><text:span text:style-name="T8"> <text:s text:c="3"/></text:span><text:span text:style-name="T2">+ </text:span><text:span text:style-name="T12">((</text:span><text:span text:style-name="T1">sizeof</text:span><text:span text:style-name="T12">(</text:span><text:span text:style-name="T1">void</text:span><text:span text:style-name="T2">*</text:span><text:span text:style-name="T12">) * 2) + 2) </text:span><text:span text:style-name="T16">/* +2 for "0x"-prefix */</text:span><text:span text:style-name="T9"> \</text:span><text:span text:style-name="T9"><text:line-break/></text:span><text:span text:style-name="T9"> <text:s text:c="5"/></text:span><text:span text:style-name="T2">+ 2 \</text:span><text:span text:style-name="T8"><text:line-break/></text:span><text:span text:style-name="T2"> <text:s text:c="3"/>+ 4; </text:span><text:span text:style-name="T8">/* quotation marks (for key),*/</text:span><text:span text:style-name="T2"> \</text:span><text:span text:style-name="T8"><text:line-break/></text:span><text:span text:style-name="T8"> <text:s text:c="8"/>/* colon and comma */</text:span><text:span text:style-name="T2"><text:line-break/></text:span><text:span text:style-name="T2"> <text:s/>JSON_STRUCT_ELEMENT_SIZE(</text:span><text:span text:style-name="T4">length</text:span><text:span text:style-name="T2">, \</text:span><text:span text:style-name="T2"><text:line-break/></text:span><text:span text:style-name="T2"> <text:s text:c="3"/></text:span><text:span text:style-name="T12">ceil(log10(pow(2, </text:span><text:span text:style-name="T1">sizeof</text:span><text:span text:style-name="T12">(</text:span><text:span text:style-name="T2">size_t</text:span><text:span text:style-name="T12">) * CHAR_BIT)))</text:span><text:span text:style-name="T2"> \</text:span><text:span text:style-name="T2"><text:line-break/></text:span><text:span text:style-name="T2"> <text:s text:c="3"/>+ 1) </text:span><text:span text:style-name="T8">/* for sign (-) */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2"> JSON_STRUCT_START(name) \</text:span><text:span text:style-name="T2"><text:line-break/></text:span><text:span text:style-name="T2"> <text:s text:c="7"/></text:span><text:span text:style-name="T1">int</text:span><text:span text:style-name="T2"> json_struct_max_size_</text:span><text:span text:style-name="T1">##</text:span><text:span text:style-name="T2">name() { \</text:span><text:span text:style-name="T2"><text:line-break/></text:span><text:span text:style-name="T2"> <text:s text:c="11"/></text:span><text:span text:style-name="T1">char</text:span><text:span text:style-name="T2"> json_struct_hasElements = 0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11"/>size_t json_struct_size = 1; </text:span><text:span text:style-name="T8">/* open parentheses */</text:span><text:span text:style-name="T8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10"> (json_struct_hasElements) \</text:span><text:span text:style-name="T10"><text:line-break/></text:span><text:span text:style-name="T10"> <text:s text:c="15"/>json_struct_size--; </text:span><text:span text:style-name="T11">/* remove last comma */</text:span><text:span text:style-name="T10"> \</text:span><text:span text:style-name="T10"><text:line-break/></text:span><text:span text:style-name="T9"> <text:s text:c="11"/></text:span><text:span text:style-name="T2">json_struct_size++; </text:span><text:span text:style-name="T8">/* close parentheses */</text:span><text:span text:style-name="T9">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ize;}</text:span></text:p>
            <text:p><text:span text:style-name="T1"># <text:s/>define</text:span><text:span text:style-name="T9"> </text:span><text:span text:style-name="T2">JSON_STRUCT_VOID_P(name) \</text:span><text:span text:style-name="T2"><text:line-break/></text:span><text:span text:style-name="T2"> <text:s text:c="11"/>JSON_STRUCT_ELEMENT_SIZE(name, JSON_STRUCT_TYPE_SIZE_HEX(</text:span><text:span text:style-name="T1">void</text:span><text:span text:style-name="T2">*)</text:span><text:span text:style-name="T9"> \</text:span><text:span text:style-name="T9"><text:line-break/></text:span><text:span text:style-name="T9"> <text:s text:c="15"/></text:span><text:span text:style-name="T2">+ 2) </text:span><text:span text:style-name="T8">/* quotation marks (for value) */</text:span><text:span text:style-name="T8"><text:line-break/></text:span><text:span text:style-name="T1"># <text:s/>define</text:span><text:span text:style-name="T2"> JSON_STRUCT_SIZE_T(name) \</text:span><text:span text:style-name="T2"><text:line-break/></text:span><text:span text:style-name="T2"> <text:s text:c="11"/>JSON_STRUCT_ELEMENT_SIZE(name, JSON_STRUCT_TYPE_SIZE_DEC(size_t) \</text:span><text:span text:style-name="T2"><text:line-break/></text:span><text:span text:style-name="T2"> <text:s text:c="15"/>+ 1) </text:span><text:span text:style-name="T8">/* for sign (-) */</text:span><text:span text:style-name="T8"><text:line-break/></text:span><text:span text:style-name="T1"># <text:s/>define</text:span><text:span text:style-name="T2"> JSON_STRUCT_ELEMENT_SIZE(name, sizeValue) \</text:span><text:span text:style-name="T2"><text:line-break/></text:span><text:span text:style-name="T2"> <text:s text:c="11"/>json_struct_hasElements = 1; \</text:span><text:span text:style-name="T2"><text:line-break/></text:span><text:span text:style-name="T2"> <text:s text:c="11"/>json_struct_size += </text:span><text:span text:style-name="T1">sizeof</text:span><text:span text:style-name="T2">(#name) \</text:span><text:span text:style-name="T2"><text:line-break/></text:span><text:span text:style-name="T2"> <text:s text:c="31"/>- 1 <text:s/></text:span><text:span text:style-name="T8">/* trailing null character */</text:span><text:span text:style-name="T2"> \</text:span><text:span text:style-name="T2"><text:line-break/></text:span><text:span text:style-name="T8"> <text:s text:c="31"/></text:span><text:span text:style-name="T2">+ sizeValue \</text:span><text:span text:style-name="T8"><text:line-break/></text:span><text:span text:style-name="T2"> <text:s text:c="31"/>+ 4; </text:span><text:span text:style-name="T8">/* quotation marks (for key),*/</text:span><text:span text:style-name="T2"> \</text:span><text:span text:style-name="T8"><text:line-break/></text:span><text:span text:style-name="T8"> <text:s text:c="36"/>/* colon and comma */</text:span><text:span text:style-name="T8"><text:line-break/></text:span><text:span text:style-name="T1"># <text:s/>define</text:span><text:span text:style-name="T9"> </text:span><text:span text:style-name="T12">JSON_STRUCT_TYPE_SIZE_HEX(type) \</text:span><text:span text:style-name="T12"><text:line-break/></text:span><text:span text:style-name="T12"> <text:s text:c="11"/>((</text:span><text:span text:style-name="T1">sizeof</text:span><text:span text:style-name="T12">(type) * 2) + 2) </text:span><text:span text:style-name="T16">/* +2 for "0x"-prefix */</text:span><text:span text:style-name="T8"><text:line-break/></text:span><text:span text:style-name="T1"># <text:s/>define</text:span><text:span text:style-name="T9"> </text:span><text:span text:style-name="T12">JSON_STRUCT_TYPE_SIZE_DEC(type) \</text:span><text:span text:style-name="T12"><text:line-break/></text:span><text:span text:style-name="T12"> <text:s text:c="11"/>ceil(log10(pow(2, </text:span><text:span text:style-name="T1">sizeof</text:span><text:span text:style-name="T12">(type) * CHAR_BIT)))</text:span></text:p>
          </draw:text-box>
        </draw:frame>
        <draw:line draw:style-name="gr24" draw:text-style-name="P7" draw:layer="layout" svg:x1="14.7cm" svg:y1="12.2cm" svg:x2="9.2cm" svg:y2="10.7cm">
          <text:p/>
        </draw:lin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int</text:span><text:span text:style-name="T2"> json_struct_max_size_</text:span><text:span text:style-name="T3">file_memory</text:span><text:span text:style-name="T2">() { \</text:span><text:span text:style-name="T2"><text:line-break/></text:span><text:span text:style-name="T2"> <text:s text:c="2"/></text:span><text:span text:style-name="T1">char</text:span><text:span text:style-name="T2"> json_struct_hasElements = 0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2"/>size_t json_struct_size = 1; </text:span><text:span text:style-name="T8">/* open parentheses */</text:span><text:span text:style-name="T2"><text:line-break/></text:span><text:span text:style-name="T2"> <text:s/>json_struct_hasElements = 1; \</text:span><text:span text:style-name="T2"><text:line-break/></text:span><text:span text:style-name="T2"> <text:s/>json_struct_size += </text:span><text:span text:style-name="T1">sizeof</text:span><text:span text:style-name="T2">("</text:span><text:span text:style-name="T4">address</text:span><text:span text:style-name="T2">") \</text:span><text:span text:style-name="T2"><text:line-break/></text:span><text:span text:style-name="T2"> <text:s text:c="3"/>- 1 <text:s/></text:span><text:span text:style-name="T8">/* trailing null character */</text:span><text:span text:style-name="T2"> \</text:span><text:span text:style-name="T2"><text:line-break/></text:span><text:span text:style-name="T8"> <text:s text:c="3"/></text:span><text:span text:style-name="T2">+ </text:span><text:span text:style-name="T12">((</text:span><text:span text:style-name="T1">sizeof</text:span><text:span text:style-name="T12">(</text:span><text:span text:style-name="T1">void</text:span><text:span text:style-name="T2">*</text:span><text:span text:style-name="T12">) * 2) + 2) </text:span><text:span text:style-name="T16">/* +2 for "0x"-prefix */</text:span><text:span text:style-name="T9"> \</text:span><text:span text:style-name="T9"><text:line-break/></text:span><text:span text:style-name="T9"> <text:s text:c="5"/></text:span><text:span text:style-name="T2">+ 2 \</text:span><text:span text:style-name="T8"><text:line-break/></text:span><text:span text:style-name="T2"> <text:s text:c="3"/>+ 4; </text:span><text:span text:style-name="T8">/* quotation marks (for key),*/</text:span><text:span text:style-name="T2"> \</text:span><text:span text:style-name="T8"><text:line-break/></text:span><text:span text:style-name="T8"> <text:s text:c="8"/>/* colon and comma */</text:span><text:span text:style-name="T2"><text:line-break/></text:span><text:span text:style-name="T2"> <text:s/>JSON_STRUCT_ELEMENT_SIZE(</text:span><text:span text:style-name="T4">length</text:span><text:span text:style-name="T2">, \</text:span><text:span text:style-name="T2"><text:line-break/></text:span><text:span text:style-name="T2"> <text:s text:c="3"/></text:span><text:span text:style-name="T12">ceil(log10(pow(2, </text:span><text:span text:style-name="T1">sizeof</text:span><text:span text:style-name="T12">(</text:span><text:span text:style-name="T2">size_t</text:span><text:span text:style-name="T12">) * CHAR_BIT)))</text:span><text:span text:style-name="T2"> \</text:span><text:span text:style-name="T2"><text:line-break/></text:span><text:span text:style-name="T2"> <text:s text:c="3"/>+ 1) </text:span><text:span text:style-name="T8">/* for sign (-) */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2"> JSON_STRUCT_START(name) \</text:span><text:span text:style-name="T2"><text:line-break/></text:span><text:span text:style-name="T2"> <text:s text:c="7"/></text:span><text:span text:style-name="T1">int</text:span><text:span text:style-name="T2"> json_struct_max_size_</text:span><text:span text:style-name="T1">##</text:span><text:span text:style-name="T2">name() { \</text:span><text:span text:style-name="T2"><text:line-break/></text:span><text:span text:style-name="T2"> <text:s text:c="11"/></text:span><text:span text:style-name="T1">char</text:span><text:span text:style-name="T2"> json_struct_hasElements = 0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11"/>size_t json_struct_size = 1; </text:span><text:span text:style-name="T8">/* open parentheses */</text:span><text:span text:style-name="T8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10"> (json_struct_hasElements) \</text:span><text:span text:style-name="T10"><text:line-break/></text:span><text:span text:style-name="T10"> <text:s text:c="15"/>json_struct_size--; </text:span><text:span text:style-name="T11">/* remove last comma */</text:span><text:span text:style-name="T10"> \</text:span><text:span text:style-name="T10"><text:line-break/></text:span><text:span text:style-name="T9"> <text:s text:c="11"/></text:span><text:span text:style-name="T2">json_struct_size++; </text:span><text:span text:style-name="T8">/* close parentheses */</text:span><text:span text:style-name="T9">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ize;}</text:span></text:p>
            <text:p><text:span text:style-name="T1"># <text:s/>define</text:span><text:span text:style-name="T9"> </text:span><text:span text:style-name="T2">JSON_STRUCT_VOID_P(name) \</text:span><text:span text:style-name="T2"><text:line-break/></text:span><text:span text:style-name="T2"> <text:s text:c="11"/>JSON_STRUCT_ELEMENT_SIZE(name, JSON_STRUCT_TYPE_SIZE_HEX(</text:span><text:span text:style-name="T1">void</text:span><text:span text:style-name="T2">*)</text:span><text:span text:style-name="T9"> \</text:span><text:span text:style-name="T9"><text:line-break/></text:span><text:span text:style-name="T9"> <text:s text:c="15"/></text:span><text:span text:style-name="T2">+ 2) </text:span><text:span text:style-name="T8">/* quotation marks (for value) */</text:span><text:span text:style-name="T8"><text:line-break/></text:span><text:span text:style-name="T1"># <text:s/>define</text:span><text:span text:style-name="T2"> JSON_STRUCT_SIZE_T(name) \</text:span><text:span text:style-name="T2"><text:line-break/></text:span><text:span text:style-name="T2"> <text:s text:c="11"/>JSON_STRUCT_ELEMENT_SIZE(name, JSON_STRUCT_TYPE_SIZE_DEC(size_t) \</text:span><text:span text:style-name="T2"><text:line-break/></text:span><text:span text:style-name="T2"> <text:s text:c="15"/>+ 1) </text:span><text:span text:style-name="T8">/* for sign (-) */</text:span><text:span text:style-name="T8"><text:line-break/></text:span><text:span text:style-name="T1"># <text:s/>define</text:span><text:span text:style-name="T2"> JSON_STRUCT_ELEMENT_SIZE(name, sizeValue) \</text:span><text:span text:style-name="T2"><text:line-break/></text:span><text:span text:style-name="T2"> <text:s text:c="11"/>json_struct_hasElements = 1; \</text:span><text:span text:style-name="T2"><text:line-break/></text:span><text:span text:style-name="T2"> <text:s text:c="11"/>json_struct_size += </text:span><text:span text:style-name="T1">sizeof</text:span><text:span text:style-name="T2">(#name) \</text:span><text:span text:style-name="T2"><text:line-break/></text:span><text:span text:style-name="T2"> <text:s text:c="31"/>- 1 <text:s/></text:span><text:span text:style-name="T8">/* trailing null character */</text:span><text:span text:style-name="T2"> \</text:span><text:span text:style-name="T2"><text:line-break/></text:span><text:span text:style-name="T8"> <text:s text:c="31"/></text:span><text:span text:style-name="T2">+ sizeValue \</text:span><text:span text:style-name="T8"><text:line-break/></text:span><text:span text:style-name="T2"> <text:s text:c="31"/>+ 4; </text:span><text:span text:style-name="T8">/* quotation marks (for key),*/</text:span><text:span text:style-name="T2"> \</text:span><text:span text:style-name="T8"><text:line-break/></text:span><text:span text:style-name="T8"> <text:s text:c="36"/>/* colon and comma */</text:span><text:span text:style-name="T8"><text:line-break/></text:span><text:span text:style-name="T1"># <text:s/>define</text:span><text:span text:style-name="T9"> </text:span><text:span text:style-name="T12">JSON_STRUCT_TYPE_SIZE_HEX(type) \</text:span><text:span text:style-name="T12"><text:line-break/></text:span><text:span text:style-name="T12"> <text:s text:c="11"/>((</text:span><text:span text:style-name="T1">sizeof</text:span><text:span text:style-name="T12">(type) * 2) + 2) </text:span><text:span text:style-name="T16">/* +2 for "0x"-prefix */</text:span><text:span text:style-name="T8"><text:line-break/></text:span><text:span text:style-name="T1"># <text:s/>define</text:span><text:span text:style-name="T9"> </text:span><text:span text:style-name="T12">JSON_STRUCT_TYPE_SIZE_DEC(type) \</text:span><text:span text:style-name="T12"><text:line-break/></text:span><text:span text:style-name="T12"> <text:s text:c="11"/>ceil(log10(pow(2, </text:span><text:span text:style-name="T1">sizeof</text:span><text:span text:style-name="T12">(type) * CHAR_BIT)))</text:span></text:p>
          </draw:text-box>
        </draw:frame>
        <draw:line draw:style-name="gr24" draw:text-style-name="P7" draw:layer="layout" svg:x1="15cm" svg:y1="9.6cm" svg:x2="7cm" svg:y2="10.1cm">
          <text:p/>
        </draw:lin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int</text:span><text:span text:style-name="T2"> json_struct_max_size_</text:span><text:span text:style-name="T3">file_memory</text:span><text:span text:style-name="T2">() { \</text:span><text:span text:style-name="T2"><text:line-break/></text:span><text:span text:style-name="T2"> <text:s text:c="2"/></text:span><text:span text:style-name="T1">char</text:span><text:span text:style-name="T2"> json_struct_hasElements = 0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2"/>size_t json_struct_size = 1; </text:span><text:span text:style-name="T8">/* open parentheses */</text:span><text:span text:style-name="T2"><text:line-break/></text:span><text:span text:style-name="T2"> <text:s/>json_struct_hasElements = 1; \</text:span><text:span text:style-name="T2"><text:line-break/></text:span><text:span text:style-name="T2"> <text:s/>json_struct_size += </text:span><text:span text:style-name="T1">sizeof</text:span><text:span text:style-name="T2">("</text:span><text:span text:style-name="T4">address</text:span><text:span text:style-name="T2">") \</text:span><text:span text:style-name="T2"><text:line-break/></text:span><text:span text:style-name="T2"> <text:s text:c="3"/>- 1 <text:s/></text:span><text:span text:style-name="T8">/* trailing null character */</text:span><text:span text:style-name="T2"> \</text:span><text:span text:style-name="T2"><text:line-break/></text:span><text:span text:style-name="T8"> <text:s text:c="3"/></text:span><text:span text:style-name="T2">+ </text:span><text:span text:style-name="T12">((</text:span><text:span text:style-name="T1">sizeof</text:span><text:span text:style-name="T12">(</text:span><text:span text:style-name="T1">void</text:span><text:span text:style-name="T2">*</text:span><text:span text:style-name="T12">) * 2) + 2) </text:span><text:span text:style-name="T16">/* +2 for "0x"-prefix */</text:span><text:span text:style-name="T9"> \</text:span><text:span text:style-name="T9"><text:line-break/></text:span><text:span text:style-name="T9"> <text:s text:c="5"/></text:span><text:span text:style-name="T2">+ 2 \</text:span><text:span text:style-name="T8"><text:line-break/></text:span><text:span text:style-name="T2"> <text:s text:c="3"/>+ 4; </text:span><text:span text:style-name="T8">/* quotation marks (for key),*/</text:span><text:span text:style-name="T2"> \</text:span><text:span text:style-name="T8"><text:line-break/></text:span><text:span text:style-name="T8"> <text:s text:c="8"/>/* colon and comma */</text:span><text:span text:style-name="T2"><text:line-break/></text:span><text:span text:style-name="T2"> <text:s/>json_struct_hasElements = 1; \</text:span><text:span text:style-name="T2"><text:line-break/></text:span><text:span text:style-name="T2"> <text:s/>json_struct_size += </text:span><text:span text:style-name="T1">sizeof</text:span><text:span text:style-name="T2">("</text:span><text:span text:style-name="T4">length</text:span><text:span text:style-name="T2">") \</text:span><text:span text:style-name="T2"><text:line-break/></text:span><text:span text:style-name="T2"> <text:s text:c="3"/>- 1 <text:s/></text:span><text:span text:style-name="T8">/* trailing null character */</text:span><text:span text:style-name="T2"> \</text:span><text:span text:style-name="T2"><text:line-break/></text:span><text:span text:style-name="T8"> <text:s text:c="3"/></text:span><text:span text:style-name="T2">+ </text:span><text:span text:style-name="T12">ceil(log10(pow(2, </text:span><text:span text:style-name="T1">sizeof</text:span><text:span text:style-name="T12">(</text:span><text:span text:style-name="T2">size_t</text:span><text:span text:style-name="T12">) * CHAR_BIT)))</text:span><text:span text:style-name="T2"> \</text:span><text:span text:style-name="T2"><text:line-break/></text:span><text:span text:style-name="T2"> <text:s text:c="5"/>+ 1 \</text:span><text:span text:style-name="T8"><text:line-break/></text:span><text:span text:style-name="T2"> <text:s text:c="3"/>+ 4; </text:span><text:span text:style-name="T8">/* quotation marks (for key),*/</text:span><text:span text:style-name="T2"> \</text:span><text:span text:style-name="T8"><text:line-break/></text:span><text:span text:style-name="T8"> <text:s text:c="8"/>/* colon and comma */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2"> JSON_STRUCT_START(name) \</text:span><text:span text:style-name="T2"><text:line-break/></text:span><text:span text:style-name="T2"> <text:s text:c="7"/></text:span><text:span text:style-name="T1">int</text:span><text:span text:style-name="T2"> json_struct_max_size_</text:span><text:span text:style-name="T1">##</text:span><text:span text:style-name="T2">name() { \</text:span><text:span text:style-name="T2"><text:line-break/></text:span><text:span text:style-name="T2"> <text:s text:c="11"/></text:span><text:span text:style-name="T1">char</text:span><text:span text:style-name="T2"> json_struct_hasElements = 0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11"/>size_t json_struct_size = 1; </text:span><text:span text:style-name="T8">/* open parentheses */</text:span><text:span text:style-name="T8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10"> (json_struct_hasElements) \</text:span><text:span text:style-name="T10"><text:line-break/></text:span><text:span text:style-name="T10"> <text:s text:c="15"/>json_struct_size--; </text:span><text:span text:style-name="T11">/* remove last comma */</text:span><text:span text:style-name="T10"> \</text:span><text:span text:style-name="T10"><text:line-break/></text:span><text:span text:style-name="T9"> <text:s text:c="11"/></text:span><text:span text:style-name="T2">json_struct_size++; </text:span><text:span text:style-name="T8">/* close parentheses */</text:span><text:span text:style-name="T9">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ize;}</text:span></text:p>
            <text:p><text:span text:style-name="T1"># <text:s/>define</text:span><text:span text:style-name="T9"> </text:span><text:span text:style-name="T2">JSON_STRUCT_VOID_P(name) \</text:span><text:span text:style-name="T2"><text:line-break/></text:span><text:span text:style-name="T2"> <text:s text:c="11"/>JSON_STRUCT_ELEMENT_SIZE(name, JSON_STRUCT_TYPE_SIZE_HEX(</text:span><text:span text:style-name="T1">void</text:span><text:span text:style-name="T2">*)</text:span><text:span text:style-name="T9"> \</text:span><text:span text:style-name="T9"><text:line-break/></text:span><text:span text:style-name="T9"> <text:s text:c="15"/></text:span><text:span text:style-name="T2">+ 2) </text:span><text:span text:style-name="T8">/* quotation marks (for value) */</text:span><text:span text:style-name="T8"><text:line-break/></text:span><text:span text:style-name="T1"># <text:s/>define</text:span><text:span text:style-name="T2"> JSON_STRUCT_SIZE_T(name) \</text:span><text:span text:style-name="T2"><text:line-break/></text:span><text:span text:style-name="T2"> <text:s text:c="11"/>JSON_STRUCT_ELEMENT_SIZE(name, JSON_STRUCT_TYPE_SIZE_DEC(size_t) \</text:span><text:span text:style-name="T2"><text:line-break/></text:span><text:span text:style-name="T2"> <text:s text:c="15"/>+ 1) </text:span><text:span text:style-name="T8">/* for sign (-) */</text:span><text:span text:style-name="T8"><text:line-break/></text:span><text:span text:style-name="T1"># <text:s/>define</text:span><text:span text:style-name="T2"> JSON_STRUCT_ELEMENT_SIZE(name, sizeValue) \</text:span><text:span text:style-name="T2"><text:line-break/></text:span><text:span text:style-name="T2"> <text:s text:c="11"/>json_struct_hasElements = 1; \</text:span><text:span text:style-name="T2"><text:line-break/></text:span><text:span text:style-name="T2"> <text:s text:c="11"/>json_struct_size += </text:span><text:span text:style-name="T1">sizeof</text:span><text:span text:style-name="T2">(#name) \</text:span><text:span text:style-name="T2"><text:line-break/></text:span><text:span text:style-name="T2"> <text:s text:c="31"/>- 1 <text:s/></text:span><text:span text:style-name="T8">/* trailing null character */</text:span><text:span text:style-name="T2"> \</text:span><text:span text:style-name="T2"><text:line-break/></text:span><text:span text:style-name="T8"> <text:s text:c="31"/></text:span><text:span text:style-name="T2">+ sizeValue \</text:span><text:span text:style-name="T8"><text:line-break/></text:span><text:span text:style-name="T2"> <text:s text:c="31"/>+ 4; </text:span><text:span text:style-name="T8">/* quotation marks (for key),*/</text:span><text:span text:style-name="T2"> \</text:span><text:span text:style-name="T8"><text:line-break/></text:span><text:span text:style-name="T8"> <text:s text:c="36"/>/* colon and comma */</text:span><text:span text:style-name="T8"><text:line-break/></text:span><text:span text:style-name="T1"># <text:s/>define</text:span><text:span text:style-name="T9"> </text:span><text:span text:style-name="T12">JSON_STRUCT_TYPE_SIZE_HEX(type) \</text:span><text:span text:style-name="T12"><text:line-break/></text:span><text:span text:style-name="T12"> <text:s text:c="11"/>((</text:span><text:span text:style-name="T1">sizeof</text:span><text:span text:style-name="T12">(type) * 2) + 2) </text:span><text:span text:style-name="T16">/* +2 for "0x"-prefix */</text:span><text:span text:style-name="T8"><text:line-break/></text:span><text:span text:style-name="T1"># <text:s/>define</text:span><text:span text:style-name="T9"> </text:span><text:span text:style-name="T12">JSON_STRUCT_TYPE_SIZE_DEC(type) \</text:span><text:span text:style-name="T12"><text:line-break/></text:span><text:span text:style-name="T12"> <text:s text:c="11"/>ceil(log10(pow(2, </text:span><text:span text:style-name="T1">sizeof</text:span><text:span text:style-name="T12">(type) * CHAR_BIT)))</text:span></text:p>
          </draw:text-box>
        </draw:frame>
        <draw:line draw:style-name="gr24" draw:text-style-name="P7" draw:layer="layout" svg:x1="15cm" svg:y1="9.6cm" svg:x2="7cm" svg:y2="10.1cm">
          <text:p/>
        </draw:lin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int</text:span><text:span text:style-name="T2"> json_struct_max_size_</text:span><text:span text:style-name="T3">file_memory</text:span><text:span text:style-name="T2">() { \</text:span><text:span text:style-name="T2"><text:line-break/></text:span><text:span text:style-name="T2"> <text:s text:c="2"/></text:span><text:span text:style-name="T1">char</text:span><text:span text:style-name="T2"> json_struct_hasElements = 0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2"/>size_t json_struct_size = 1; </text:span><text:span text:style-name="T8">/* open parentheses */</text:span><text:span text:style-name="T2"><text:line-break/></text:span><text:span text:style-name="T2"> <text:s/>json_struct_hasElements = 1; \</text:span><text:span text:style-name="T2"><text:line-break/></text:span><text:span text:style-name="T2"> <text:s/>json_struct_size += </text:span><text:span text:style-name="T1">sizeof</text:span><text:span text:style-name="T2">("</text:span><text:span text:style-name="T4">address</text:span><text:span text:style-name="T2">") \</text:span><text:span text:style-name="T2"><text:line-break/></text:span><text:span text:style-name="T2"> <text:s text:c="3"/>- 1 <text:s/></text:span><text:span text:style-name="T8">/* trailing null character */</text:span><text:span text:style-name="T2"> \</text:span><text:span text:style-name="T2"><text:line-break/></text:span><text:span text:style-name="T8"> <text:s text:c="3"/></text:span><text:span text:style-name="T2">+ </text:span><text:span text:style-name="T12">((</text:span><text:span text:style-name="T1">sizeof</text:span><text:span text:style-name="T12">(</text:span><text:span text:style-name="T1">void</text:span><text:span text:style-name="T2">*</text:span><text:span text:style-name="T12">) * 2) + 2) </text:span><text:span text:style-name="T16">/* +2 for "0x"-prefix */</text:span><text:span text:style-name="T9"> \</text:span><text:span text:style-name="T9"><text:line-break/></text:span><text:span text:style-name="T9"> <text:s text:c="5"/></text:span><text:span text:style-name="T2">+ 2 \</text:span><text:span text:style-name="T8"><text:line-break/></text:span><text:span text:style-name="T2"> <text:s text:c="3"/>+ 4; </text:span><text:span text:style-name="T8">/* quotation marks (for key),*/</text:span><text:span text:style-name="T2"> \</text:span><text:span text:style-name="T8"><text:line-break/></text:span><text:span text:style-name="T8"> <text:s text:c="8"/>/* colon and comma */</text:span><text:span text:style-name="T2"><text:line-break/></text:span><text:span text:style-name="T2"> <text:s/>json_struct_hasElements = 1; \</text:span><text:span text:style-name="T2"><text:line-break/></text:span><text:span text:style-name="T2"> <text:s/>json_struct_size += </text:span><text:span text:style-name="T1">sizeof</text:span><text:span text:style-name="T2">("</text:span><text:span text:style-name="T4">length</text:span><text:span text:style-name="T2">") \</text:span><text:span text:style-name="T2"><text:line-break/></text:span><text:span text:style-name="T2"> <text:s text:c="3"/>- 1 <text:s/></text:span><text:span text:style-name="T8">/* trailing null character */</text:span><text:span text:style-name="T2"> \</text:span><text:span text:style-name="T2"><text:line-break/></text:span><text:span text:style-name="T8"> <text:s text:c="3"/></text:span><text:span text:style-name="T2">+ </text:span><text:span text:style-name="T12">ceil(log10(pow(2, </text:span><text:span text:style-name="T1">sizeof</text:span><text:span text:style-name="T12">(</text:span><text:span text:style-name="T2">size_t</text:span><text:span text:style-name="T12">) * CHAR_BIT)))</text:span><text:span text:style-name="T2"> \</text:span><text:span text:style-name="T2"><text:line-break/></text:span><text:span text:style-name="T2"> <text:s text:c="5"/>+ 1 \</text:span><text:span text:style-name="T8"><text:line-break/></text:span><text:span text:style-name="T2"> <text:s text:c="3"/>+ 4; </text:span><text:span text:style-name="T8">/* quotation marks (for key),*/</text:span><text:span text:style-name="T2"> \</text:span><text:span text:style-name="T8"><text:line-break/></text:span><text:span text:style-name="T8"> <text:s text:c="8"/>/* colon and comma */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2"> JSON_STRUCT_START(name) \</text:span><text:span text:style-name="T2"><text:line-break/></text:span><text:span text:style-name="T2"> <text:s text:c="7"/></text:span><text:span text:style-name="T1">int</text:span><text:span text:style-name="T2"> json_struct_max_size_</text:span><text:span text:style-name="T1">##</text:span><text:span text:style-name="T2">name() { \</text:span><text:span text:style-name="T2"><text:line-break/></text:span><text:span text:style-name="T2"> <text:s text:c="11"/></text:span><text:span text:style-name="T1">char</text:span><text:span text:style-name="T2"> json_struct_hasElements = 0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11"/>size_t json_struct_size = 1; </text:span><text:span text:style-name="T8">/* open parentheses */</text:span><text:span text:style-name="T8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10"> (json_struct_hasElements) \</text:span><text:span text:style-name="T10"><text:line-break/></text:span><text:span text:style-name="T10"> <text:s text:c="15"/>json_struct_size--; </text:span><text:span text:style-name="T11">/* remove last comma */</text:span><text:span text:style-name="T10"> \</text:span><text:span text:style-name="T10"><text:line-break/></text:span><text:span text:style-name="T9"> <text:s text:c="11"/></text:span><text:span text:style-name="T2">json_struct_size++; </text:span><text:span text:style-name="T8">/* close parentheses */</text:span><text:span text:style-name="T9">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ize;}</text:span></text:p>
            <text:p><text:span text:style-name="T1"># <text:s/>define</text:span><text:span text:style-name="T9"> </text:span><text:span text:style-name="T2">JSON_STRUCT_VOID_P(name) \</text:span><text:span text:style-name="T2"><text:line-break/></text:span><text:span text:style-name="T2"> <text:s text:c="11"/>JSON_STRUCT_ELEMENT_SIZE(name, JSON_STRUCT_TYPE_SIZE_HEX(</text:span><text:span text:style-name="T1">void</text:span><text:span text:style-name="T2">*)</text:span><text:span text:style-name="T9"> \</text:span><text:span text:style-name="T9"><text:line-break/></text:span><text:span text:style-name="T9"> <text:s text:c="15"/></text:span><text:span text:style-name="T2">+ 2) </text:span><text:span text:style-name="T8">/* quotation marks (for value) */</text:span><text:span text:style-name="T8"><text:line-break/></text:span><text:span text:style-name="T1"># <text:s/>define</text:span><text:span text:style-name="T2"> JSON_STRUCT_SIZE_T(name) \</text:span><text:span text:style-name="T2"><text:line-break/></text:span><text:span text:style-name="T2"> <text:s text:c="11"/>JSON_STRUCT_ELEMENT_SIZE(name, JSON_STRUCT_TYPE_SIZE_DEC(size_t) \</text:span><text:span text:style-name="T2"><text:line-break/></text:span><text:span text:style-name="T2"> <text:s text:c="15"/>+ 1) </text:span><text:span text:style-name="T8">/* for sign (-) */</text:span><text:span text:style-name="T8"><text:line-break/></text:span><text:span text:style-name="T1"># <text:s/>define</text:span><text:span text:style-name="T2"> JSON_STRUCT_ELEMENT_SIZE(name, sizeValue) \</text:span><text:span text:style-name="T2"><text:line-break/></text:span><text:span text:style-name="T2"> <text:s text:c="11"/>json_struct_hasElements = 1; \</text:span><text:span text:style-name="T2"><text:line-break/></text:span><text:span text:style-name="T2"> <text:s text:c="11"/>json_struct_size += </text:span><text:span text:style-name="T1">sizeof</text:span><text:span text:style-name="T2">(#name) \</text:span><text:span text:style-name="T2"><text:line-break/></text:span><text:span text:style-name="T2"> <text:s text:c="31"/>- 1 <text:s/></text:span><text:span text:style-name="T8">/* trailing null character */</text:span><text:span text:style-name="T2"> \</text:span><text:span text:style-name="T2"><text:line-break/></text:span><text:span text:style-name="T8"> <text:s text:c="31"/></text:span><text:span text:style-name="T2">+ sizeValue \</text:span><text:span text:style-name="T8"><text:line-break/></text:span><text:span text:style-name="T2"> <text:s text:c="31"/>+ 4; </text:span><text:span text:style-name="T8">/* quotation marks (for key),*/</text:span><text:span text:style-name="T2"> \</text:span><text:span text:style-name="T8"><text:line-break/></text:span><text:span text:style-name="T8"> <text:s text:c="36"/>/* colon and comma */</text:span><text:span text:style-name="T8"><text:line-break/></text:span><text:span text:style-name="T1"># <text:s/>define</text:span><text:span text:style-name="T9"> </text:span><text:span text:style-name="T12">JSON_STRUCT_TYPE_SIZE_HEX(type) \</text:span><text:span text:style-name="T12"><text:line-break/></text:span><text:span text:style-name="T12"> <text:s text:c="11"/>((</text:span><text:span text:style-name="T1">sizeof</text:span><text:span text:style-name="T12">(type) * 2) + 2) </text:span><text:span text:style-name="T16">/* +2 for "0x"-prefix */</text:span><text:span text:style-name="T8"><text:line-break/></text:span><text:span text:style-name="T1"># <text:s/>define</text:span><text:span text:style-name="T9"> </text:span><text:span text:style-name="T12">JSON_STRUCT_TYPE_SIZE_DEC(type) \</text:span><text:span text:style-name="T12"><text:line-break/></text:span><text:span text:style-name="T12"> <text:s text:c="11"/>ceil(log10(pow(2, </text:span><text:span text:style-name="T1">sizeof</text:span><text:span text:style-name="T12">(type) * CHAR_BIT)))</text:span></text:p>
          </draw:text-box>
        </draw:frame>
        <draw:custom-shape draw:style-name="gr12" draw:text-style-name="P6" draw:layer="layout" svg:width="8.5cm" svg:height="1.5cm" svg:x="5.6cm" svg:y="13.1cm">
          <text:p text:style-name="P5"><text:span text:style-name="T7">Second assignment of same value to same</text:span><text:span text:style-name="T7"><text:line-break/></text:span><text:span text:style-name="T7">variable will be omitted by compiler</text:span></text:p>
          <draw:enhanced-geometry svg:viewBox="0 0 21600 21600" draw:text-areas="800 800 20800 20800" draw:type="round-rectangular-callout" draw:modifiers="4881.0257616751 -49330.31312458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int</text:span><text:span text:style-name="T2"> json_struct_max_size_</text:span><text:span text:style-name="T3">file_memory</text:span><text:span text:style-name="T2">() { \</text:span><text:span text:style-name="T2"><text:line-break/></text:span><text:span text:style-name="T2"> <text:s text:c="2"/></text:span><text:span text:style-name="T1">char</text:span><text:span text:style-name="T2"> json_struct_hasElements = 0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2"/>size_t json_struct_size = 1; </text:span><text:span text:style-name="T8">/* open parentheses */</text:span><text:span text:style-name="T2"><text:line-break/></text:span><text:span text:style-name="T2"> <text:s/>json_struct_hasElements = 1; \</text:span><text:span text:style-name="T2"><text:line-break/></text:span><text:span text:style-name="T2"> <text:s/>json_struct_size += </text:span><text:span text:style-name="T1">sizeof</text:span><text:span text:style-name="T2">("</text:span><text:span text:style-name="T4">address</text:span><text:span text:style-name="T2">") \</text:span><text:span text:style-name="T2"><text:line-break/></text:span><text:span text:style-name="T2"> <text:s text:c="3"/>- 1 <text:s/></text:span><text:span text:style-name="T8">/* trailing null character */</text:span><text:span text:style-name="T2"> \</text:span><text:span text:style-name="T2"><text:line-break/></text:span><text:span text:style-name="T8"> <text:s text:c="3"/></text:span><text:span text:style-name="T2">+ </text:span><text:span text:style-name="T12">((</text:span><text:span text:style-name="T1">sizeof</text:span><text:span text:style-name="T12">(</text:span><text:span text:style-name="T1">void</text:span><text:span text:style-name="T2">*</text:span><text:span text:style-name="T12">) * 2) + 2) </text:span><text:span text:style-name="T16">/* +2 for "0x"-prefix */</text:span><text:span text:style-name="T9"> \</text:span><text:span text:style-name="T9"><text:line-break/></text:span><text:span text:style-name="T9"> <text:s text:c="5"/></text:span><text:span text:style-name="T2">+ 2 \</text:span><text:span text:style-name="T8"><text:line-break/></text:span><text:span text:style-name="T2"> <text:s text:c="3"/>+ 4; </text:span><text:span text:style-name="T8">/* quotation marks (for key),*/</text:span><text:span text:style-name="T2"> \</text:span><text:span text:style-name="T8"><text:line-break/></text:span><text:span text:style-name="T8"> <text:s text:c="8"/>/* colon and comma */</text:span><text:span text:style-name="T2"><text:line-break/></text:span><text:span text:style-name="T2"> <text:s/>json_struct_hasElements = 1; \</text:span><text:span text:style-name="T2"><text:line-break/></text:span><text:span text:style-name="T2"> <text:s/>json_struct_size += </text:span><text:span text:style-name="T1">sizeof</text:span><text:span text:style-name="T2">("</text:span><text:span text:style-name="T4">length</text:span><text:span text:style-name="T2">") \</text:span><text:span text:style-name="T2"><text:line-break/></text:span><text:span text:style-name="T2"> <text:s text:c="3"/>- 1 <text:s/></text:span><text:span text:style-name="T8">/* trailing null character */</text:span><text:span text:style-name="T2"> \</text:span><text:span text:style-name="T2"><text:line-break/></text:span><text:span text:style-name="T8"> <text:s text:c="3"/></text:span><text:span text:style-name="T2">+ </text:span><text:span text:style-name="T12">ceil(log10(pow(2, </text:span><text:span text:style-name="T1">sizeof</text:span><text:span text:style-name="T12">(</text:span><text:span text:style-name="T2">size_t</text:span><text:span text:style-name="T12">) * CHAR_BIT)))</text:span><text:span text:style-name="T2"> \</text:span><text:span text:style-name="T2"><text:line-break/></text:span><text:span text:style-name="T2"> <text:s text:c="5"/>+ 1 \</text:span><text:span text:style-name="T8"><text:line-break/></text:span><text:span text:style-name="T2"> <text:s text:c="3"/>+ 4; </text:span><text:span text:style-name="T8">/* quotation marks (for key),*/</text:span><text:span text:style-name="T2"> \</text:span><text:span text:style-name="T8"><text:line-break/></text:span><text:span text:style-name="T8"> <text:s text:c="8"/>/* colon and comma */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2"> JSON_STRUCT_START(name) \</text:span><text:span text:style-name="T2"><text:line-break/></text:span><text:span text:style-name="T2"> <text:s text:c="7"/></text:span><text:span text:style-name="T1">int</text:span><text:span text:style-name="T2"> json_struct_max_size_</text:span><text:span text:style-name="T1">##</text:span><text:span text:style-name="T2">name() { \</text:span><text:span text:style-name="T2"><text:line-break/></text:span><text:span text:style-name="T2"> <text:s text:c="11"/></text:span><text:span text:style-name="T1">char</text:span><text:span text:style-name="T2"> json_struct_hasElements = 0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11"/>size_t json_struct_size = 1; </text:span><text:span text:style-name="T8">/* open parentheses */</text:span><text:span text:style-name="T8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10"> (json_struct_hasElements) \</text:span><text:span text:style-name="T10"><text:line-break/></text:span><text:span text:style-name="T10"> <text:s text:c="15"/>json_struct_size--; </text:span><text:span text:style-name="T11">/* remove last comma */</text:span><text:span text:style-name="T10"> \</text:span><text:span text:style-name="T10"><text:line-break/></text:span><text:span text:style-name="T9"> <text:s text:c="11"/></text:span><text:span text:style-name="T2">json_struct_size++; </text:span><text:span text:style-name="T8">/* close parentheses */</text:span><text:span text:style-name="T9">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ize;}</text:span></text:p>
            <text:p><text:span text:style-name="T1"># <text:s/>define</text:span><text:span text:style-name="T9"> </text:span><text:span text:style-name="T2">JSON_STRUCT_VOID_P(name) \</text:span><text:span text:style-name="T2"><text:line-break/></text:span><text:span text:style-name="T2"> <text:s text:c="11"/>JSON_STRUCT_ELEMENT_SIZE(name, JSON_STRUCT_TYPE_SIZE_HEX(</text:span><text:span text:style-name="T1">void</text:span><text:span text:style-name="T2">*)</text:span><text:span text:style-name="T9"> \</text:span><text:span text:style-name="T9"><text:line-break/></text:span><text:span text:style-name="T9"> <text:s text:c="15"/></text:span><text:span text:style-name="T2">+ 2) </text:span><text:span text:style-name="T8">/* quotation marks (for value) */</text:span><text:span text:style-name="T8"><text:line-break/></text:span><text:span text:style-name="T1"># <text:s/>define</text:span><text:span text:style-name="T2"> JSON_STRUCT_SIZE_T(name) \</text:span><text:span text:style-name="T2"><text:line-break/></text:span><text:span text:style-name="T2"> <text:s text:c="11"/>JSON_STRUCT_ELEMENT_SIZE(name, JSON_STRUCT_TYPE_SIZE_DEC(size_t) \</text:span><text:span text:style-name="T2"><text:line-break/></text:span><text:span text:style-name="T2"> <text:s text:c="15"/>+ 1) </text:span><text:span text:style-name="T8">/* for sign (-) */</text:span><text:span text:style-name="T8"><text:line-break/></text:span><text:span text:style-name="T1"># <text:s/>define</text:span><text:span text:style-name="T2"> JSON_STRUCT_ELEMENT_SIZE(name, sizeValue) \</text:span><text:span text:style-name="T2"><text:line-break/></text:span><text:span text:style-name="T2"> <text:s text:c="11"/>json_struct_hasElements = 1; \</text:span><text:span text:style-name="T2"><text:line-break/></text:span><text:span text:style-name="T2"> <text:s text:c="11"/>json_struct_size += </text:span><text:span text:style-name="T1">sizeof</text:span><text:span text:style-name="T2">(#name) \</text:span><text:span text:style-name="T2"><text:line-break/></text:span><text:span text:style-name="T2"> <text:s text:c="31"/>- 1 <text:s/></text:span><text:span text:style-name="T8">/* trailing null character */</text:span><text:span text:style-name="T2"> \</text:span><text:span text:style-name="T2"><text:line-break/></text:span><text:span text:style-name="T8"> <text:s text:c="31"/></text:span><text:span text:style-name="T2">+ sizeValue \</text:span><text:span text:style-name="T8"><text:line-break/></text:span><text:span text:style-name="T2"> <text:s text:c="31"/>+ 4; </text:span><text:span text:style-name="T8">/* quotation marks (for key),*/</text:span><text:span text:style-name="T2"> \</text:span><text:span text:style-name="T8"><text:line-break/></text:span><text:span text:style-name="T8"> <text:s text:c="36"/>/* colon and comma */</text:span><text:span text:style-name="T8"><text:line-break/></text:span><text:span text:style-name="T1"># <text:s/>define</text:span><text:span text:style-name="T9"> </text:span><text:span text:style-name="T12">JSON_STRUCT_TYPE_SIZE_HEX(type) \</text:span><text:span text:style-name="T12"><text:line-break/></text:span><text:span text:style-name="T12"> <text:s text:c="11"/>((</text:span><text:span text:style-name="T1">sizeof</text:span><text:span text:style-name="T12">(type) * 2) + 2) </text:span><text:span text:style-name="T16">/* +2 for "0x"-prefix */</text:span><text:span text:style-name="T8"><text:line-break/></text:span><text:span text:style-name="T1"># <text:s/>define</text:span><text:span text:style-name="T9"> </text:span><text:span text:style-name="T12">JSON_STRUCT_TYPE_SIZE_DEC(type) \</text:span><text:span text:style-name="T12"><text:line-break/></text:span><text:span text:style-name="T12"> <text:s text:c="11"/>ceil(log10(pow(2, </text:span><text:span text:style-name="T1">sizeof</text:span><text:span text:style-name="T12">(type) * CHAR_BIT)))</text:span></text:p>
          </draw:text-box>
        </draw:frame>
        <draw:line draw:style-name="gr26" draw:text-style-name="P7" draw:layer="layout" svg:x1="15cm" svg:y1="6.3cm" svg:x2="4.5cm" svg:y2="12.3cm">
          <text:p/>
        </draw:lin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int</text:span><text:span text:style-name="T2"> json_struct_max_size_</text:span><text:span text:style-name="T3">file_memory</text:span><text:span text:style-name="T2">() { \</text:span><text:span text:style-name="T2"><text:line-break/></text:span><text:span text:style-name="T2"> <text:s text:c="2"/></text:span><text:span text:style-name="T1">char</text:span><text:span text:style-name="T2"> json_struct_hasElements = 0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2"/>size_t json_struct_size = 1; </text:span><text:span text:style-name="T8">/* open parentheses */</text:span><text:span text:style-name="T2"><text:line-break/></text:span><text:span text:style-name="T2"> <text:s/>json_struct_hasElements = 1; \</text:span><text:span text:style-name="T2"><text:line-break/></text:span><text:span text:style-name="T2"> <text:s/>json_struct_size += </text:span><text:span text:style-name="T1">sizeof</text:span><text:span text:style-name="T2">("</text:span><text:span text:style-name="T4">address</text:span><text:span text:style-name="T2">") \</text:span><text:span text:style-name="T2"><text:line-break/></text:span><text:span text:style-name="T2"> <text:s text:c="3"/>- 1 <text:s/></text:span><text:span text:style-name="T8">/* trailing null character */</text:span><text:span text:style-name="T2"> \</text:span><text:span text:style-name="T2"><text:line-break/></text:span><text:span text:style-name="T8"> <text:s text:c="3"/></text:span><text:span text:style-name="T2">+ </text:span><text:span text:style-name="T12">((</text:span><text:span text:style-name="T1">sizeof</text:span><text:span text:style-name="T12">(</text:span><text:span text:style-name="T1">void</text:span><text:span text:style-name="T2">*</text:span><text:span text:style-name="T12">) * 2) + 2) </text:span><text:span text:style-name="T16">/* +2 for "0x"-prefix */</text:span><text:span text:style-name="T9"> \</text:span><text:span text:style-name="T9"><text:line-break/></text:span><text:span text:style-name="T9"> <text:s text:c="5"/></text:span><text:span text:style-name="T2">+ 2 \</text:span><text:span text:style-name="T8"><text:line-break/></text:span><text:span text:style-name="T2"> <text:s text:c="3"/>+ 4; </text:span><text:span text:style-name="T8">/* quotation marks (for key),*/</text:span><text:span text:style-name="T2"> \</text:span><text:span text:style-name="T8"><text:line-break/></text:span><text:span text:style-name="T8"> <text:s text:c="8"/>/* colon and comma */</text:span><text:span text:style-name="T2"><text:line-break/></text:span><text:span text:style-name="T2"> <text:s/>json_struct_hasElements = 1; \</text:span><text:span text:style-name="T2"><text:line-break/></text:span><text:span text:style-name="T2"> <text:s/>json_struct_size += </text:span><text:span text:style-name="T1">sizeof</text:span><text:span text:style-name="T2">("</text:span><text:span text:style-name="T4">length</text:span><text:span text:style-name="T2">") \</text:span><text:span text:style-name="T2"><text:line-break/></text:span><text:span text:style-name="T2"> <text:s text:c="3"/>- 1 <text:s/></text:span><text:span text:style-name="T8">/* trailing null character */</text:span><text:span text:style-name="T2"> \</text:span><text:span text:style-name="T2"><text:line-break/></text:span><text:span text:style-name="T8"> <text:s text:c="3"/></text:span><text:span text:style-name="T2">+ </text:span><text:span text:style-name="T12">ceil(log10(pow(2, </text:span><text:span text:style-name="T1">sizeof</text:span><text:span text:style-name="T12">(</text:span><text:span text:style-name="T2">size_t</text:span><text:span text:style-name="T12">) * CHAR_BIT)))</text:span><text:span text:style-name="T2"> \</text:span><text:span text:style-name="T2"><text:line-break/></text:span><text:span text:style-name="T2"> <text:s text:c="5"/>+ 1 \</text:span><text:span text:style-name="T8"><text:line-break/></text:span><text:span text:style-name="T2"> <text:s text:c="3"/>+ 4; </text:span><text:span text:style-name="T8">/* quotation marks (for key),*/</text:span><text:span text:style-name="T2"> \</text:span><text:span text:style-name="T8"><text:line-break/></text:span><text:span text:style-name="T8"> <text:s text:c="8"/>/* colon and comma */</text:span><text:span text:style-name="T2"><text:line-break/></text:span><text:span text:style-name="T2"> <text:s/></text:span><text:span text:style-name="T1">if</text:span><text:span text:style-name="T10"> (json_struct_hasElements) \</text:span><text:span text:style-name="T10"><text:line-break/></text:span><text:span text:style-name="T10"> <text:s text:c="3"/>json_struct_size--; </text:span><text:span text:style-name="T11">/* remove last comma */</text:span><text:span text:style-name="T10"> \</text:span><text:span text:style-name="T10"><text:line-break/></text:span><text:span text:style-name="T9"> <text:s/></text:span><text:span text:style-name="T2">json_struct_size++; </text:span><text:span text:style-name="T8">/* close parentheses */</text:span><text:span text:style-name="T9"> \</text:span><text:span text:style-name="T9"><text:line-break/></text:span><text:span text:style-name="T9"> <text:s/></text:span><text:span text:style-name="T1">return</text:span><text:span text:style-name="T9"> </text:span><text:span text:style-name="T2">json_struct_size; \</text:span><text:span text:style-name="T2"><text:line-break/></text:span><text:span text:style-name="T2">}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2"> JSON_STRUCT_START(name) \</text:span><text:span text:style-name="T2"><text:line-break/></text:span><text:span text:style-name="T2"> <text:s text:c="7"/></text:span><text:span text:style-name="T1">int</text:span><text:span text:style-name="T2"> json_struct_max_size_</text:span><text:span text:style-name="T1">##</text:span><text:span text:style-name="T2">name() { \</text:span><text:span text:style-name="T2"><text:line-break/></text:span><text:span text:style-name="T2"> <text:s text:c="11"/></text:span><text:span text:style-name="T1">char</text:span><text:span text:style-name="T2"> json_struct_hasElements = 0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11"/>size_t json_struct_size = 1; </text:span><text:span text:style-name="T8">/* open parentheses */</text:span><text:span text:style-name="T8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10"> (json_struct_hasElements) \</text:span><text:span text:style-name="T10"><text:line-break/></text:span><text:span text:style-name="T10"> <text:s text:c="15"/>json_struct_size--; </text:span><text:span text:style-name="T11">/* remove last comma */</text:span><text:span text:style-name="T10"> \</text:span><text:span text:style-name="T10"><text:line-break/></text:span><text:span text:style-name="T9"> <text:s text:c="11"/></text:span><text:span text:style-name="T2">json_struct_size++; </text:span><text:span text:style-name="T8">/* close parentheses */</text:span><text:span text:style-name="T9">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ize;}</text:span></text:p>
            <text:p><text:span text:style-name="T1"># <text:s/>define</text:span><text:span text:style-name="T9"> </text:span><text:span text:style-name="T2">JSON_STRUCT_VOID_P(name) \</text:span><text:span text:style-name="T2"><text:line-break/></text:span><text:span text:style-name="T2"> <text:s text:c="11"/>JSON_STRUCT_ELEMENT_SIZE(name, JSON_STRUCT_TYPE_SIZE_HEX(</text:span><text:span text:style-name="T1">void</text:span><text:span text:style-name="T2">*)</text:span><text:span text:style-name="T9"> \</text:span><text:span text:style-name="T9"><text:line-break/></text:span><text:span text:style-name="T9"> <text:s text:c="15"/></text:span><text:span text:style-name="T2">+ 2) </text:span><text:span text:style-name="T8">/* quotation marks (for value) */</text:span><text:span text:style-name="T8"><text:line-break/></text:span><text:span text:style-name="T1"># <text:s/>define</text:span><text:span text:style-name="T2"> JSON_STRUCT_SIZE_T(name) \</text:span><text:span text:style-name="T2"><text:line-break/></text:span><text:span text:style-name="T2"> <text:s text:c="11"/>JSON_STRUCT_ELEMENT_SIZE(name, JSON_STRUCT_TYPE_SIZE_DEC(size_t) \</text:span><text:span text:style-name="T2"><text:line-break/></text:span><text:span text:style-name="T2"> <text:s text:c="15"/>+ 1) </text:span><text:span text:style-name="T8">/* for sign (-) */</text:span><text:span text:style-name="T8"><text:line-break/></text:span><text:span text:style-name="T1"># <text:s/>define</text:span><text:span text:style-name="T2"> JSON_STRUCT_ELEMENT_SIZE(name, sizeValue) \</text:span><text:span text:style-name="T2"><text:line-break/></text:span><text:span text:style-name="T2"> <text:s text:c="11"/>json_struct_hasElements = 1; \</text:span><text:span text:style-name="T2"><text:line-break/></text:span><text:span text:style-name="T2"> <text:s text:c="11"/>json_struct_size += </text:span><text:span text:style-name="T1">sizeof</text:span><text:span text:style-name="T2">(#name) \</text:span><text:span text:style-name="T2"><text:line-break/></text:span><text:span text:style-name="T2"> <text:s text:c="31"/>- 1 <text:s/></text:span><text:span text:style-name="T8">/* trailing null character */</text:span><text:span text:style-name="T2"> \</text:span><text:span text:style-name="T2"><text:line-break/></text:span><text:span text:style-name="T8"> <text:s text:c="31"/></text:span><text:span text:style-name="T2">+ sizeValue \</text:span><text:span text:style-name="T8"><text:line-break/></text:span><text:span text:style-name="T2"> <text:s text:c="31"/>+ 4; </text:span><text:span text:style-name="T8">/* quotation marks (for key),*/</text:span><text:span text:style-name="T2"> \</text:span><text:span text:style-name="T8"><text:line-break/></text:span><text:span text:style-name="T8"> <text:s text:c="36"/>/* colon and comma */</text:span><text:span text:style-name="T8"><text:line-break/></text:span><text:span text:style-name="T1"># <text:s/>define</text:span><text:span text:style-name="T9"> </text:span><text:span text:style-name="T12">JSON_STRUCT_TYPE_SIZE_HEX(type) \</text:span><text:span text:style-name="T12"><text:line-break/></text:span><text:span text:style-name="T12"> <text:s text:c="11"/>((</text:span><text:span text:style-name="T1">sizeof</text:span><text:span text:style-name="T12">(type) * 2) + 2) </text:span><text:span text:style-name="T16">/* +2 for "0x"-prefix */</text:span><text:span text:style-name="T8"><text:line-break/></text:span><text:span text:style-name="T1"># <text:s/>define</text:span><text:span text:style-name="T9"> </text:span><text:span text:style-name="T12">JSON_STRUCT_TYPE_SIZE_DEC(type) \</text:span><text:span text:style-name="T12"><text:line-break/></text:span><text:span text:style-name="T12"> <text:s text:c="11"/>ceil(log10(pow(2, </text:span><text:span text:style-name="T1">sizeof</text:span><text:span text:style-name="T12">(type) * CHAR_BIT)))</text:span></text:p>
          </draw:text-box>
        </draw:frame>
        <draw:line draw:style-name="gr26" draw:text-style-name="P7" draw:layer="layout" svg:x1="15cm" svg:y1="6.3cm" svg:x2="7cm" svg:y2="11cm">
          <text:p/>
        </draw:line>
        <draw:custom-shape draw:style-name="gr27" draw:text-style-name="P12" draw:layer="layout" svg:width="7cm" svg:height="1.5cm" svg:x="6cm" svg:y="13cm">
          <text:p text:style-name="P11"><text:span text:style-name="T7">e.g.:</text:span><text:span text:style-name="T7"><text:line-break/></text:span><text:span text:style-name="T15">{"address":"0xA9B01","length":512}</text:span></text:p>
          <draw:enhanced-geometry svg:viewBox="0 0 21600 21600" draw:text-areas="800 800 20800 20800" draw:type="round-rectangular-callout" draw:modifiers="5973.08955863448 -11857.69487008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int</text:span><text:span text:style-name="T2"> json_struct_max_size_</text:span><text:span text:style-name="T3">file_memory</text:span><text:span text:style-name="T2">() { \</text:span><text:span text:style-name="T2"><text:line-break/></text:span><text:span text:style-name="T2"> <text:s text:c="2"/></text:span><text:span text:style-name="T1">char</text:span><text:span text:style-name="T2"> json_struct_hasElements = 0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2"/>size_t json_struct_size = 1; </text:span><text:span text:style-name="T8">/* open parentheses */</text:span><text:span text:style-name="T2"><text:line-break/></text:span><text:span text:style-name="T2"> <text:s/>json_struct_hasElements = 1; \</text:span><text:span text:style-name="T2"><text:line-break/></text:span><text:span text:style-name="T2"> <text:s/>json_struct_size += </text:span><text:span text:style-name="T1">sizeof</text:span><text:span text:style-name="T2">("</text:span><text:span text:style-name="T4">address</text:span><text:span text:style-name="T2">") \</text:span><text:span text:style-name="T2"><text:line-break/></text:span><text:span text:style-name="T2"> <text:s text:c="3"/>- 1 <text:s/></text:span><text:span text:style-name="T8">/* trailing null character */</text:span><text:span text:style-name="T2"> \</text:span><text:span text:style-name="T2"><text:line-break/></text:span><text:span text:style-name="T8"> <text:s text:c="3"/></text:span><text:span text:style-name="T2">+ </text:span><text:span text:style-name="T12">((</text:span><text:span text:style-name="T1">sizeof</text:span><text:span text:style-name="T12">(</text:span><text:span text:style-name="T1">void</text:span><text:span text:style-name="T2">*</text:span><text:span text:style-name="T12">) * 2) + 2) </text:span><text:span text:style-name="T16">/* +2 for "0x"-prefix */</text:span><text:span text:style-name="T9"> \</text:span><text:span text:style-name="T9"><text:line-break/></text:span><text:span text:style-name="T9"> <text:s text:c="5"/></text:span><text:span text:style-name="T2">+ 2 \</text:span><text:span text:style-name="T8"><text:line-break/></text:span><text:span text:style-name="T2"> <text:s text:c="3"/>+ 4; </text:span><text:span text:style-name="T8">/* quotation marks (for key),*/</text:span><text:span text:style-name="T2"> \</text:span><text:span text:style-name="T8"><text:line-break/></text:span><text:span text:style-name="T8"> <text:s text:c="8"/>/* colon and comma */</text:span><text:span text:style-name="T2"><text:line-break/></text:span><text:span text:style-name="T2"> <text:s/>json_struct_hasElements = 1; \</text:span><text:span text:style-name="T2"><text:line-break/></text:span><text:span text:style-name="T2"> <text:s/>json_struct_size += </text:span><text:span text:style-name="T1">sizeof</text:span><text:span text:style-name="T2">("</text:span><text:span text:style-name="T4">length</text:span><text:span text:style-name="T2">") \</text:span><text:span text:style-name="T2"><text:line-break/></text:span><text:span text:style-name="T2"> <text:s text:c="3"/>- 1 <text:s/></text:span><text:span text:style-name="T8">/* trailing null character */</text:span><text:span text:style-name="T2"> \</text:span><text:span text:style-name="T2"><text:line-break/></text:span><text:span text:style-name="T8"> <text:s text:c="3"/></text:span><text:span text:style-name="T2">+ </text:span><text:span text:style-name="T12">ceil(log10(pow(2, </text:span><text:span text:style-name="T1">sizeof</text:span><text:span text:style-name="T12">(</text:span><text:span text:style-name="T2">size_t</text:span><text:span text:style-name="T12">) * CHAR_BIT)))</text:span><text:span text:style-name="T2"> \</text:span><text:span text:style-name="T2"><text:line-break/></text:span><text:span text:style-name="T2"> <text:s text:c="5"/>+ 1 \</text:span><text:span text:style-name="T8"><text:line-break/></text:span><text:span text:style-name="T2"> <text:s text:c="3"/>+ 4; </text:span><text:span text:style-name="T8">/* quotation marks (for key),*/</text:span><text:span text:style-name="T2"> \</text:span><text:span text:style-name="T8"><text:line-break/></text:span><text:span text:style-name="T8"> <text:s text:c="8"/>/* colon and comma */</text:span><text:span text:style-name="T2"><text:line-break/></text:span><text:span text:style-name="T2"> <text:s/></text:span><text:span text:style-name="T1">if</text:span><text:span text:style-name="T10"> (json_struct_hasElements) \</text:span><text:span text:style-name="T10"><text:line-break/></text:span><text:span text:style-name="T10"> <text:s text:c="3"/>json_struct_size--; </text:span><text:span text:style-name="T11">/* remove last comma */</text:span><text:span text:style-name="T10"> \</text:span><text:span text:style-name="T10"><text:line-break/></text:span><text:span text:style-name="T9"> <text:s/></text:span><text:span text:style-name="T2">json_struct_size++; </text:span><text:span text:style-name="T8">/* close parentheses */</text:span><text:span text:style-name="T9"> \</text:span><text:span text:style-name="T9"><text:line-break/></text:span><text:span text:style-name="T9"> <text:s/></text:span><text:span text:style-name="T1">return</text:span><text:span text:style-name="T9"> </text:span><text:span text:style-name="T2">json_struct_size; \</text:span><text:span text:style-name="T2"><text:line-break/></text:span><text:span text:style-name="T2">}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2"> JSON_STRUCT_START(name) \</text:span><text:span text:style-name="T2"><text:line-break/></text:span><text:span text:style-name="T2"> <text:s text:c="7"/></text:span><text:span text:style-name="T1">int</text:span><text:span text:style-name="T2"> json_struct_max_size_</text:span><text:span text:style-name="T1">##</text:span><text:span text:style-name="T2">name() { \</text:span><text:span text:style-name="T2"><text:line-break/></text:span><text:span text:style-name="T2"> <text:s text:c="11"/></text:span><text:span text:style-name="T1">char</text:span><text:span text:style-name="T2"> json_struct_hasElements = 0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11"/>size_t json_struct_size = 1; </text:span><text:span text:style-name="T8">/* open parentheses */</text:span><text:span text:style-name="T8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10"> (json_struct_hasElements) \</text:span><text:span text:style-name="T10"><text:line-break/></text:span><text:span text:style-name="T10"> <text:s text:c="15"/>json_struct_size--; </text:span><text:span text:style-name="T11">/* remove last comma */</text:span><text:span text:style-name="T10"> \</text:span><text:span text:style-name="T10"><text:line-break/></text:span><text:span text:style-name="T9"> <text:s text:c="11"/></text:span><text:span text:style-name="T2">json_struct_size++; </text:span><text:span text:style-name="T8">/* close parentheses */</text:span><text:span text:style-name="T9">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ize;}</text:span></text:p>
            <text:p><text:span text:style-name="T1"># <text:s/>define</text:span><text:span text:style-name="T9"> </text:span><text:span text:style-name="T2">JSON_STRUCT_VOID_P(name) \</text:span><text:span text:style-name="T2"><text:line-break/></text:span><text:span text:style-name="T2"> <text:s text:c="11"/>JSON_STRUCT_ELEMENT_SIZE(name, JSON_STRUCT_TYPE_SIZE_HEX(</text:span><text:span text:style-name="T1">void</text:span><text:span text:style-name="T2">*)</text:span><text:span text:style-name="T9"> \</text:span><text:span text:style-name="T9"><text:line-break/></text:span><text:span text:style-name="T9"> <text:s text:c="15"/></text:span><text:span text:style-name="T2">+ 2) </text:span><text:span text:style-name="T8">/* quotation marks (for value) */</text:span><text:span text:style-name="T8"><text:line-break/></text:span><text:span text:style-name="T1"># <text:s/>define</text:span><text:span text:style-name="T2"> JSON_STRUCT_SIZE_T(name) \</text:span><text:span text:style-name="T2"><text:line-break/></text:span><text:span text:style-name="T2"> <text:s text:c="11"/>JSON_STRUCT_ELEMENT_SIZE(name, JSON_STRUCT_TYPE_SIZE_DEC(size_t) \</text:span><text:span text:style-name="T2"><text:line-break/></text:span><text:span text:style-name="T2"> <text:s text:c="15"/>+ 1) </text:span><text:span text:style-name="T8">/* for sign (-) */</text:span><text:span text:style-name="T8"><text:line-break/></text:span><text:span text:style-name="T1"># <text:s/>define</text:span><text:span text:style-name="T2"> JSON_STRUCT_ELEMENT_SIZE(name, sizeValue) \</text:span><text:span text:style-name="T2"><text:line-break/></text:span><text:span text:style-name="T2"> <text:s text:c="11"/>json_struct_hasElements = 1; \</text:span><text:span text:style-name="T2"><text:line-break/></text:span><text:span text:style-name="T2"> <text:s text:c="11"/>json_struct_size += </text:span><text:span text:style-name="T1">sizeof</text:span><text:span text:style-name="T2">(#name) \</text:span><text:span text:style-name="T2"><text:line-break/></text:span><text:span text:style-name="T2"> <text:s text:c="31"/>- 1 <text:s/></text:span><text:span text:style-name="T8">/* trailing null character */</text:span><text:span text:style-name="T2"> \</text:span><text:span text:style-name="T2"><text:line-break/></text:span><text:span text:style-name="T8"> <text:s text:c="31"/></text:span><text:span text:style-name="T2">+ sizeValue \</text:span><text:span text:style-name="T8"><text:line-break/></text:span><text:span text:style-name="T2"> <text:s text:c="31"/>+ 4; </text:span><text:span text:style-name="T8">/* quotation marks (for key),*/</text:span><text:span text:style-name="T2"> \</text:span><text:span text:style-name="T8"><text:line-break/></text:span><text:span text:style-name="T8"> <text:s text:c="36"/>/* colon and comma */</text:span><text:span text:style-name="T8"><text:line-break/></text:span><text:span text:style-name="T1"># <text:s/>define</text:span><text:span text:style-name="T9"> </text:span><text:span text:style-name="T12">JSON_STRUCT_TYPE_SIZE_HEX(type) \</text:span><text:span text:style-name="T12"><text:line-break/></text:span><text:span text:style-name="T12"> <text:s text:c="11"/>((</text:span><text:span text:style-name="T1">sizeof</text:span><text:span text:style-name="T12">(type) * 2) + 2) </text:span><text:span text:style-name="T16">/* +2 for "0x"-prefix */</text:span><text:span text:style-name="T8"><text:line-break/></text:span><text:span text:style-name="T1"># <text:s/>define</text:span><text:span text:style-name="T9"> </text:span><text:span text:style-name="T12">JSON_STRUCT_TYPE_SIZE_DEC(type) \</text:span><text:span text:style-name="T12"><text:line-break/></text:span><text:span text:style-name="T12"> <text:s text:c="11"/>ceil(log10(pow(2, </text:span><text:span text:style-name="T1">sizeof</text:span><text:span text:style-name="T12">(type) * CHAR_BIT)))</text:span></text:p>
          </draw:text-box>
        </draw:frame>
        <draw:custom-shape draw:style-name="gr28" draw:text-style-name="P14" draw:layer="layout" svg:width="11cm" svg:height="2.5cm" svg:x="4.001cm" svg:y="12.766cm">
          <text:p text:style-name="P13"><text:span text:style-name="T13">Function to get the maximum bytes needed to</text:span><text:span text:style-name="T13"><text:line-break/></text:span><text:span text:style-name="T13">represent the struct </text:span><text:span text:style-name="T3">file_memory</text:span><text:span text:style-name="T13"> as a json-object:</text:span><text:span text:style-name="T13"><text:line-break/></text:span><text:span text:style-name="T1">int</text:span><text:span text:style-name="T2"> json_struct_max_size_</text:span><text:span text:style-name="T3">file_memory</text:span><text:span text:style-name="T2">()</text:span><text:span text:style-name="T2"><text:line-break/></text:span><text:span text:style-name="T2">(all values are constants, so compiler can fold it)</text:span></text:p>
          <draw:enhanced-geometry svg:viewBox="0 0 21600 21600" draw:text-areas="800 800 20800 20800" draw:type="round-rectangular-callout" draw:modifiers="3335.91491682574 -2495.96161535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2">JSON_STRUCT_START(</text:span><text:span text:style-name="T3">basic</text:span><text:span text:style-name="T2">)</text:span><text:span text:style-name="T2"><text:line-break/></text:span><text:span text:style-name="T2"> <text:s/>JSON_STRUCT_PID_T(</text:span><text:span text:style-name="T4">process_id</text:span><text:span text:style-name="T2">)</text:span><text:span text:style-name="T2"><text:line-break/></text:span><text:span text:style-name="T2"> <text:s/>JSON_STRUCT_VOID_P_START(</text:span><text:span text:style-name="T4">file_type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descriptor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memory</text:span><text:span text:style-name="T2">)</text:span><text:span text:style-name="T2"><text:line-break/></text:span><text:span text:style-name="T2"> <text:s/>JSON_STRUCT_VOID_P_END(</text:span><text:span text:style-name="T4">file_type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2"> JSON_STRUCT_START(name) \</text:span><text:span text:style-name="T2"><text:line-break/></text:span><text:span text:style-name="T2"> <text:s text:c="7"/></text:span><text:span text:style-name="T1">int</text:span><text:span text:style-name="T2"> json_struct_max_size_</text:span><text:span text:style-name="T1">##</text:span><text:span text:style-name="T2">name() { \</text:span><text:span text:style-name="T2"><text:line-break/></text:span><text:span text:style-name="T2"> <text:s text:c="11"/></text:span><text:span text:style-name="T1">char</text:span><text:span text:style-name="T2"> json_struct_hasElements = 0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11"/>size_t json_struct_size = 1; </text:span><text:span text:style-name="T8">/* open parentheses */</text:span><text:span text:style-name="T8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10"> (json_struct_hasElements) \</text:span><text:span text:style-name="T10"><text:line-break/></text:span><text:span text:style-name="T10"> <text:s text:c="15"/>json_struct_size--; </text:span><text:span text:style-name="T11">/* remove last comma */</text:span><text:span text:style-name="T10"> \</text:span><text:span text:style-name="T10"><text:line-break/></text:span><text:span text:style-name="T9"> <text:s text:c="11"/></text:span><text:span text:style-name="T2">json_struct_size++; </text:span><text:span text:style-name="T8">/* close parentheses */</text:span><text:span text:style-name="T9">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ize;}</text:span></text:p>
            <text:p><text:span text:style-name="T1"># <text:s/>define</text:span><text:span text:style-name="T9"> </text:span><text:span text:style-name="T2">JSON_STRUCT_PID_T(name) \</text:span><text:span text:style-name="T2"><text:line-break/></text:span><text:span text:style-name="T2"> <text:s text:c="11"/>JSON_STRUCT_ELEMENT_SIZE(name, \</text:span><text:span text:style-name="T2"><text:line-break/></text:span><text:span text:style-name="T2"> <text:s text:c="13"/>JSON_STRUCT_TYPE_SIZE_DEC(pid_t))</text:span><text:span text:style-name="T8"><text:line-break/></text:span><text:span text:style-name="T1"># <text:s/>define</text:span><text:span text:style-name="T2"> JSON_STRUCT_ELEMENT_SIZE(name, sizeValue) \</text:span><text:span text:style-name="T2"><text:line-break/></text:span><text:span text:style-name="T2"> <text:s text:c="11"/>json_struct_hasElements = 1; \</text:span><text:span text:style-name="T2"><text:line-break/></text:span><text:span text:style-name="T2"> <text:s text:c="11"/>json_struct_size += </text:span><text:span text:style-name="T1">sizeof</text:span><text:span text:style-name="T2">(#name) \</text:span><text:span text:style-name="T2"><text:line-break/></text:span><text:span text:style-name="T2"> <text:s text:c="31"/>- 1 <text:s/></text:span><text:span text:style-name="T8">/* trailing null character */</text:span><text:span text:style-name="T2"> \</text:span><text:span text:style-name="T2"><text:line-break/></text:span><text:span text:style-name="T8"> <text:s text:c="31"/></text:span><text:span text:style-name="T2">+ sizeValue \</text:span><text:span text:style-name="T8"><text:line-break/></text:span><text:span text:style-name="T2"> <text:s text:c="31"/>+ 4; </text:span><text:span text:style-name="T8">/* quotation marks (for key),*/</text:span><text:span text:style-name="T2"> \</text:span><text:span text:style-name="T8"><text:line-break/></text:span><text:span text:style-name="T8"> <text:s text:c="36"/>/* colon and comma */</text:span><text:span text:style-name="T8"><text:line-break/></text:span><text:span text:style-name="T1"># <text:s/>define</text:span><text:span text:style-name="T9"> </text:span><text:span text:style-name="T12">JSON_STRUCT_TYPE_SIZE_DEC(type) \</text:span><text:span text:style-name="T12"><text:line-break/></text:span><text:span text:style-name="T12"> <text:s text:c="11"/>ceil(log10(pow(2, </text:span><text:span text:style-name="T1">sizeof</text:span><text:span text:style-name="T12">(type) * CHAR_BIT)))</text:span></text:p>
          </draw:text-box>
        </draw:frame>
        <draw:custom-shape draw:style-name="gr29" draw:text-style-name="P6" draw:layer="layout" svg:width="10.5cm" svg:height="1.7cm" svg:x="3cm" svg:y="9.8cm">
          <text:p text:style-name="P5"><text:span text:style-name="T7">Third a more complex struct with two elements.</text:span><text:span text:style-name="T7"><text:line-break/></text:span><text:span text:style-name="T7">One element a simple variable. The other element</text:span><text:span text:style-name="T7"><text:line-break/></text:span><text:span text:style-name="T7">a pointer to one of two possible structs.</text:span></text:p>
          <draw:enhanced-geometry svg:viewBox="0 0 21600 21600" draw:text-areas="800 800 20800 20800" draw:type="round-rectangular-callout" draw:modifiers="3739.52956861251 -32609.52380952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6" draw:layer="layout" svg:width="9.5cm" svg:height="1.5cm" svg:x="15.5cm" svg:y="13cm">
          <text:p text:style-name="P5"><text:span text:style-name="T7">Defines for the pointer to the other struct are</text:span><text:span text:style-name="T7"><text:line-break/></text:span><text:span text:style-name="T7">displayed on a later slide (for better readability).</text:span></text:p>
          <draw:enhanced-geometry svg:viewBox="0 0 21600 21600" draw:text-areas="800 800 20800 20800" draw:type="round-rectangular-callout" draw:modifiers="9312.03031259867 -10001.33244503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2">JSON_STRUCT_START(</text:span><text:span text:style-name="T3">basic</text:span><text:span text:style-name="T2">)</text:span><text:span text:style-name="T2"><text:line-break/></text:span><text:span text:style-name="T2"> <text:s/>JSON_STRUCT_PID_T(</text:span><text:span text:style-name="T4">process_id</text:span><text:span text:style-name="T2">)</text:span><text:span text:style-name="T2"><text:line-break/></text:span><text:span text:style-name="T2"> <text:s/>JSON_STRUCT_VOID_P_START(</text:span><text:span text:style-name="T4">file_type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descriptor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memory</text:span><text:span text:style-name="T2">)</text:span><text:span text:style-name="T2"><text:line-break/></text:span><text:span text:style-name="T2"> <text:s/>JSON_STRUCT_VOID_P_END(</text:span><text:span text:style-name="T4">file_type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2"> JSON_STRUCT_START(name) \</text:span><text:span text:style-name="T2"><text:line-break/></text:span><text:span text:style-name="T2"> <text:s text:c="7"/></text:span><text:span text:style-name="T1">int</text:span><text:span text:style-name="T2"> json_struct_max_size_</text:span><text:span text:style-name="T1">##</text:span><text:span text:style-name="T2">name() { \</text:span><text:span text:style-name="T2"><text:line-break/></text:span><text:span text:style-name="T2"> <text:s text:c="11"/></text:span><text:span text:style-name="T1">char</text:span><text:span text:style-name="T2"> json_struct_hasElements = 0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11"/>size_t json_struct_size = 1; </text:span><text:span text:style-name="T8">/* open parentheses */</text:span><text:span text:style-name="T8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10"> (json_struct_hasElements) \</text:span><text:span text:style-name="T10"><text:line-break/></text:span><text:span text:style-name="T10"> <text:s text:c="15"/>json_struct_size--; </text:span><text:span text:style-name="T11">/* remove last comma */</text:span><text:span text:style-name="T10"> \</text:span><text:span text:style-name="T10"><text:line-break/></text:span><text:span text:style-name="T9"> <text:s text:c="11"/></text:span><text:span text:style-name="T2">json_struct_size++; </text:span><text:span text:style-name="T8">/* close parentheses */</text:span><text:span text:style-name="T9">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ize;}</text:span></text:p>
            <text:p><text:span text:style-name="T1"># <text:s/>define</text:span><text:span text:style-name="T9"> </text:span><text:span text:style-name="T2">JSON_STRUCT_PID_T(name) \</text:span><text:span text:style-name="T2"><text:line-break/></text:span><text:span text:style-name="T2"> <text:s text:c="11"/>JSON_STRUCT_ELEMENT_SIZE(name, \</text:span><text:span text:style-name="T2"><text:line-break/></text:span><text:span text:style-name="T2"> <text:s text:c="13"/>JSON_STRUCT_TYPE_SIZE_DEC(pid_t))</text:span><text:span text:style-name="T8"><text:line-break/></text:span><text:span text:style-name="T1"># <text:s/>define</text:span><text:span text:style-name="T2"> JSON_STRUCT_ELEMENT_SIZE(name, sizeValue) \</text:span><text:span text:style-name="T2"><text:line-break/></text:span><text:span text:style-name="T2"> <text:s text:c="11"/>json_struct_hasElements = 1; \</text:span><text:span text:style-name="T2"><text:line-break/></text:span><text:span text:style-name="T2"> <text:s text:c="11"/>json_struct_size += </text:span><text:span text:style-name="T1">sizeof</text:span><text:span text:style-name="T2">(#name) \</text:span><text:span text:style-name="T2"><text:line-break/></text:span><text:span text:style-name="T2"> <text:s text:c="31"/>- 1 <text:s/></text:span><text:span text:style-name="T8">/* trailing null character */</text:span><text:span text:style-name="T2"> \</text:span><text:span text:style-name="T2"><text:line-break/></text:span><text:span text:style-name="T8"> <text:s text:c="31"/></text:span><text:span text:style-name="T2">+ sizeValue \</text:span><text:span text:style-name="T8"><text:line-break/></text:span><text:span text:style-name="T2"> <text:s text:c="31"/>+ 4; </text:span><text:span text:style-name="T8">/* quotation marks (for key),*/</text:span><text:span text:style-name="T2"> \</text:span><text:span text:style-name="T8"><text:line-break/></text:span><text:span text:style-name="T8"> <text:s text:c="36"/>/* colon and comma */</text:span><text:span text:style-name="T8"><text:line-break/></text:span><text:span text:style-name="T1"># <text:s/>define</text:span><text:span text:style-name="T9"> </text:span><text:span text:style-name="T12">JSON_STRUCT_TYPE_SIZE_DEC(type) \</text:span><text:span text:style-name="T12"><text:line-break/></text:span><text:span text:style-name="T12"> <text:s text:c="11"/>ceil(log10(pow(2, </text:span><text:span text:style-name="T1">sizeof</text:span><text:span text:style-name="T12">(type) * CHAR_BIT)))</text:span></text:p>
          </draw:text-box>
        </draw:frame>
        <draw:line draw:style-name="gr31" draw:text-style-name="P7" draw:layer="layout" svg:x1="15cm" svg:y1="4.4cm" svg:x2="6.5cm" svg:y2="4.9cm">
          <text:p/>
        </draw:line>
        <presentation:notes draw:style-name="dp2">
          <draw:page-thumbnail draw:style-name="gr1" draw:layer="layout" svg:width="19.798cm" svg:height="11.136cm" svg:x="0.6cm" svg:y="2.257cm" draw:page-number="6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int</text:span><text:span text:style-name="T2"> json_struct_max_size_</text:span><text:span text:style-name="T3">basic</text:span><text:span text:style-name="T2">() { \</text:span><text:span text:style-name="T2"><text:line-break/></text:span><text:span text:style-name="T2"> <text:s text:c="2"/></text:span><text:span text:style-name="T1">char</text:span><text:span text:style-name="T2"> json_struct_hasElements = 0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2"/>size_t json_struct_size = 1; </text:span><text:span text:style-name="T8">/* open parentheses */</text:span><text:span text:style-name="T2"><text:line-break/></text:span><text:span text:style-name="T2"> <text:s/>JSON_STRUCT_PID_T(</text:span><text:span text:style-name="T4">process_id</text:span><text:span text:style-name="T2">)</text:span><text:span text:style-name="T2"><text:line-break/></text:span><text:span text:style-name="T2"> <text:s/>JSON_STRUCT_VOID_P_START(</text:span><text:span text:style-name="T4">file_type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descriptor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memory</text:span><text:span text:style-name="T2">)</text:span><text:span text:style-name="T2"><text:line-break/></text:span><text:span text:style-name="T2"> <text:s/>JSON_STRUCT_VOID_P_END(</text:span><text:span text:style-name="T4">file_type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2"> JSON_STRUCT_START(name) \</text:span><text:span text:style-name="T2"><text:line-break/></text:span><text:span text:style-name="T2"> <text:s text:c="7"/></text:span><text:span text:style-name="T1">int</text:span><text:span text:style-name="T2"> json_struct_max_size_</text:span><text:span text:style-name="T1">##</text:span><text:span text:style-name="T2">name() { \</text:span><text:span text:style-name="T2"><text:line-break/></text:span><text:span text:style-name="T2"> <text:s text:c="11"/></text:span><text:span text:style-name="T1">char</text:span><text:span text:style-name="T2"> json_struct_hasElements = 0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11"/>size_t json_struct_size = 1; </text:span><text:span text:style-name="T8">/* open parentheses */</text:span><text:span text:style-name="T8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10"> (json_struct_hasElements) \</text:span><text:span text:style-name="T10"><text:line-break/></text:span><text:span text:style-name="T10"> <text:s text:c="15"/>json_struct_size--; </text:span><text:span text:style-name="T11">/* remove last comma */</text:span><text:span text:style-name="T10"> \</text:span><text:span text:style-name="T10"><text:line-break/></text:span><text:span text:style-name="T9"> <text:s text:c="11"/></text:span><text:span text:style-name="T2">json_struct_size++; </text:span><text:span text:style-name="T8">/* close parentheses */</text:span><text:span text:style-name="T9">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ize;}</text:span></text:p>
            <text:p><text:span text:style-name="T1"># <text:s/>define</text:span><text:span text:style-name="T9"> </text:span><text:span text:style-name="T2">JSON_STRUCT_PID_T(name) \</text:span><text:span text:style-name="T2"><text:line-break/></text:span><text:span text:style-name="T2"> <text:s text:c="11"/>JSON_STRUCT_ELEMENT_SIZE(name, \</text:span><text:span text:style-name="T2"><text:line-break/></text:span><text:span text:style-name="T2"> <text:s text:c="13"/>JSON_STRUCT_TYPE_SIZE_DEC(pid_t))</text:span><text:span text:style-name="T8"><text:line-break/></text:span><text:span text:style-name="T1"># <text:s/>define</text:span><text:span text:style-name="T2"> JSON_STRUCT_ELEMENT_SIZE(name, sizeValue) \</text:span><text:span text:style-name="T2"><text:line-break/></text:span><text:span text:style-name="T2"> <text:s text:c="11"/>json_struct_hasElements = 1; \</text:span><text:span text:style-name="T2"><text:line-break/></text:span><text:span text:style-name="T2"> <text:s text:c="11"/>json_struct_size += </text:span><text:span text:style-name="T1">sizeof</text:span><text:span text:style-name="T2">(#name) \</text:span><text:span text:style-name="T2"><text:line-break/></text:span><text:span text:style-name="T2"> <text:s text:c="31"/>- 1 <text:s/></text:span><text:span text:style-name="T8">/* trailing null character */</text:span><text:span text:style-name="T2"> \</text:span><text:span text:style-name="T2"><text:line-break/></text:span><text:span text:style-name="T8"> <text:s text:c="31"/></text:span><text:span text:style-name="T2">+ sizeValue \</text:span><text:span text:style-name="T8"><text:line-break/></text:span><text:span text:style-name="T2"> <text:s text:c="31"/>+ 4; </text:span><text:span text:style-name="T8">/* quotation marks (for key),*/</text:span><text:span text:style-name="T2"> \</text:span><text:span text:style-name="T8"><text:line-break/></text:span><text:span text:style-name="T8"> <text:s text:c="36"/>/* colon and comma */</text:span><text:span text:style-name="T8"><text:line-break/></text:span><text:span text:style-name="T1"># <text:s/>define</text:span><text:span text:style-name="T9"> </text:span><text:span text:style-name="T12">JSON_STRUCT_TYPE_SIZE_DEC(type) \</text:span><text:span text:style-name="T12"><text:line-break/></text:span><text:span text:style-name="T12"> <text:s text:c="11"/>ceil(log10(pow(2, </text:span><text:span text:style-name="T1">sizeof</text:span><text:span text:style-name="T12">(type) * CHAR_BIT)))</text:span></text:p>
          </draw:text-box>
        </draw:frame>
        <draw:line draw:style-name="gr31" draw:text-style-name="P7" draw:layer="layout" svg:x1="15cm" svg:y1="4.4cm" svg:x2="6.5cm" svg:y2="4.9cm">
          <text:p/>
        </draw:line>
        <presentation:notes draw:style-name="dp2">
          <draw:page-thumbnail draw:style-name="gr1" draw:layer="layout" svg:width="19.798cm" svg:height="11.136cm" svg:x="0.6cm" svg:y="2.257cm" draw:page-number="6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int</text:span><text:span text:style-name="T2"> json_struct_max_size_</text:span><text:span text:style-name="T3">basic</text:span><text:span text:style-name="T2">() { \</text:span><text:span text:style-name="T2"><text:line-break/></text:span><text:span text:style-name="T2"> <text:s text:c="2"/></text:span><text:span text:style-name="T1">char</text:span><text:span text:style-name="T2"> json_struct_hasElements = 0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2"/>size_t json_struct_size = 1; </text:span><text:span text:style-name="T8">/* open parentheses */</text:span><text:span text:style-name="T2"><text:line-break/></text:span><text:span text:style-name="T2"> <text:s/>JSON_STRUCT_PID_T(</text:span><text:span text:style-name="T4">process_id</text:span><text:span text:style-name="T2">)</text:span><text:span text:style-name="T2"><text:line-break/></text:span><text:span text:style-name="T2"> <text:s/>JSON_STRUCT_VOID_P_START(</text:span><text:span text:style-name="T4">file_type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descriptor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memory</text:span><text:span text:style-name="T2">)</text:span><text:span text:style-name="T2"><text:line-break/></text:span><text:span text:style-name="T2"> <text:s/>JSON_STRUCT_VOID_P_END(</text:span><text:span text:style-name="T4">file_type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2"> JSON_STRUCT_START(name) \</text:span><text:span text:style-name="T2"><text:line-break/></text:span><text:span text:style-name="T2"> <text:s text:c="7"/></text:span><text:span text:style-name="T1">int</text:span><text:span text:style-name="T2"> json_struct_max_size_</text:span><text:span text:style-name="T1">##</text:span><text:span text:style-name="T2">name() { \</text:span><text:span text:style-name="T2"><text:line-break/></text:span><text:span text:style-name="T2"> <text:s text:c="11"/></text:span><text:span text:style-name="T1">char</text:span><text:span text:style-name="T2"> json_struct_hasElements = 0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11"/>size_t json_struct_size = 1; </text:span><text:span text:style-name="T8">/* open parentheses */</text:span><text:span text:style-name="T8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10"> (json_struct_hasElements) \</text:span><text:span text:style-name="T10"><text:line-break/></text:span><text:span text:style-name="T10"> <text:s text:c="15"/>json_struct_size--; </text:span><text:span text:style-name="T11">/* remove last comma */</text:span><text:span text:style-name="T10"> \</text:span><text:span text:style-name="T10"><text:line-break/></text:span><text:span text:style-name="T9"> <text:s text:c="11"/></text:span><text:span text:style-name="T2">json_struct_size++; </text:span><text:span text:style-name="T8">/* close parentheses */</text:span><text:span text:style-name="T9">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ize;}</text:span></text:p>
            <text:p><text:span text:style-name="T1"># <text:s/>define</text:span><text:span text:style-name="T9"> </text:span><text:span text:style-name="T2">JSON_STRUCT_PID_T(name) \</text:span><text:span text:style-name="T2"><text:line-break/></text:span><text:span text:style-name="T2"> <text:s text:c="11"/>JSON_STRUCT_ELEMENT_SIZE(name, \</text:span><text:span text:style-name="T2"><text:line-break/></text:span><text:span text:style-name="T2"> <text:s text:c="13"/>JSON_STRUCT_TYPE_SIZE_DEC(pid_t))</text:span><text:span text:style-name="T8"><text:line-break/></text:span><text:span text:style-name="T1"># <text:s/>define</text:span><text:span text:style-name="T2"> JSON_STRUCT_ELEMENT_SIZE(name, sizeValue) \</text:span><text:span text:style-name="T2"><text:line-break/></text:span><text:span text:style-name="T2"> <text:s text:c="11"/>json_struct_hasElements = 1; \</text:span><text:span text:style-name="T2"><text:line-break/></text:span><text:span text:style-name="T2"> <text:s text:c="11"/>json_struct_size += </text:span><text:span text:style-name="T1">sizeof</text:span><text:span text:style-name="T2">(#name) \</text:span><text:span text:style-name="T2"><text:line-break/></text:span><text:span text:style-name="T2"> <text:s text:c="31"/>- 1 <text:s/></text:span><text:span text:style-name="T8">/* trailing null character */</text:span><text:span text:style-name="T2"> \</text:span><text:span text:style-name="T2"><text:line-break/></text:span><text:span text:style-name="T8"> <text:s text:c="31"/></text:span><text:span text:style-name="T2">+ sizeValue \</text:span><text:span text:style-name="T8"><text:line-break/></text:span><text:span text:style-name="T2"> <text:s text:c="31"/>+ 4; </text:span><text:span text:style-name="T8">/* quotation marks (for key),*/</text:span><text:span text:style-name="T2"> \</text:span><text:span text:style-name="T8"><text:line-break/></text:span><text:span text:style-name="T8"> <text:s text:c="36"/>/* colon and comma */</text:span><text:span text:style-name="T8"><text:line-break/></text:span><text:span text:style-name="T1"># <text:s/>define</text:span><text:span text:style-name="T9"> </text:span><text:span text:style-name="T12">JSON_STRUCT_TYPE_SIZE_DEC(type) \</text:span><text:span text:style-name="T12"><text:line-break/></text:span><text:span text:style-name="T12"> <text:s text:c="11"/>ceil(log10(pow(2, </text:span><text:span text:style-name="T1">sizeof</text:span><text:span text:style-name="T12">(type) * CHAR_BIT)))</text:span></text:p>
          </draw:text-box>
        </draw:frame>
        <draw:line draw:style-name="gr31" draw:text-style-name="P7" draw:layer="layout" svg:x1="15cm" svg:y1="8.3cm" svg:x2="8cm" svg:y2="7.3cm">
          <text:p/>
        </draw:line>
        <presentation:notes draw:style-name="dp2">
          <draw:page-thumbnail draw:style-name="gr1" draw:layer="layout" svg:width="19.798cm" svg:height="11.136cm" svg:x="0.6cm" svg:y="2.257cm" draw:page-number="6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int</text:span><text:span text:style-name="T2"> json_struct_max_size_</text:span><text:span text:style-name="T3">basic</text:span><text:span text:style-name="T2">() { \</text:span><text:span text:style-name="T2"><text:line-break/></text:span><text:span text:style-name="T2"> <text:s text:c="2"/></text:span><text:span text:style-name="T1">char</text:span><text:span text:style-name="T2"> json_struct_hasElements = 0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2"/>size_t json_struct_size = 1; </text:span><text:span text:style-name="T8">/* open parentheses */</text:span><text:span text:style-name="T2"><text:line-break/></text:span><text:span text:style-name="T2"> <text:s/>JSON_STRUCT_ELEMENT_SIZE(</text:span><text:span text:style-name="T4">process_id</text:span><text:span text:style-name="T2">, \</text:span><text:span text:style-name="T2"><text:line-break/></text:span><text:span text:style-name="T2"> <text:s text:c="3"/>JSON_STRUCT_TYPE_SIZE_DEC(pid_t))</text:span><text:span text:style-name="T2"><text:line-break/></text:span><text:span text:style-name="T2"> <text:s/>JSON_STRUCT_VOID_P_START(</text:span><text:span text:style-name="T4">file_type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descriptor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memory</text:span><text:span text:style-name="T2">)</text:span><text:span text:style-name="T2"><text:line-break/></text:span><text:span text:style-name="T2"> <text:s/>JSON_STRUCT_VOID_P_END(</text:span><text:span text:style-name="T4">file_type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2"> JSON_STRUCT_START(name) \</text:span><text:span text:style-name="T2"><text:line-break/></text:span><text:span text:style-name="T2"> <text:s text:c="7"/></text:span><text:span text:style-name="T1">int</text:span><text:span text:style-name="T2"> json_struct_max_size_</text:span><text:span text:style-name="T1">##</text:span><text:span text:style-name="T2">name() { \</text:span><text:span text:style-name="T2"><text:line-break/></text:span><text:span text:style-name="T2"> <text:s text:c="11"/></text:span><text:span text:style-name="T1">char</text:span><text:span text:style-name="T2"> json_struct_hasElements = 0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11"/>size_t json_struct_size = 1; </text:span><text:span text:style-name="T8">/* open parentheses */</text:span><text:span text:style-name="T8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10"> (json_struct_hasElements) \</text:span><text:span text:style-name="T10"><text:line-break/></text:span><text:span text:style-name="T10"> <text:s text:c="15"/>json_struct_size--; </text:span><text:span text:style-name="T11">/* remove last comma */</text:span><text:span text:style-name="T10"> \</text:span><text:span text:style-name="T10"><text:line-break/></text:span><text:span text:style-name="T9"> <text:s text:c="11"/></text:span><text:span text:style-name="T2">json_struct_size++; </text:span><text:span text:style-name="T8">/* close parentheses */</text:span><text:span text:style-name="T9">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ize;}</text:span></text:p>
            <text:p><text:span text:style-name="T1"># <text:s/>define</text:span><text:span text:style-name="T9"> </text:span><text:span text:style-name="T2">JSON_STRUCT_PID_T(name) \</text:span><text:span text:style-name="T2"><text:line-break/></text:span><text:span text:style-name="T2"> <text:s text:c="11"/>JSON_STRUCT_ELEMENT_SIZE(name, \</text:span><text:span text:style-name="T2"><text:line-break/></text:span><text:span text:style-name="T2"> <text:s text:c="13"/>JSON_STRUCT_TYPE_SIZE_DEC(pid_t))</text:span><text:span text:style-name="T8"><text:line-break/></text:span><text:span text:style-name="T1"># <text:s/>define</text:span><text:span text:style-name="T2"> JSON_STRUCT_ELEMENT_SIZE(name, sizeValue) \</text:span><text:span text:style-name="T2"><text:line-break/></text:span><text:span text:style-name="T2"> <text:s text:c="11"/>json_struct_hasElements = 1; \</text:span><text:span text:style-name="T2"><text:line-break/></text:span><text:span text:style-name="T2"> <text:s text:c="11"/>json_struct_size += </text:span><text:span text:style-name="T1">sizeof</text:span><text:span text:style-name="T2">(#name) \</text:span><text:span text:style-name="T2"><text:line-break/></text:span><text:span text:style-name="T2"> <text:s text:c="31"/>- 1 <text:s/></text:span><text:span text:style-name="T8">/* trailing null character */</text:span><text:span text:style-name="T2"> \</text:span><text:span text:style-name="T2"><text:line-break/></text:span><text:span text:style-name="T8"> <text:s text:c="31"/></text:span><text:span text:style-name="T2">+ sizeValue \</text:span><text:span text:style-name="T8"><text:line-break/></text:span><text:span text:style-name="T2"> <text:s text:c="31"/>+ 4; </text:span><text:span text:style-name="T8">/* quotation marks (for key),*/</text:span><text:span text:style-name="T2"> \</text:span><text:span text:style-name="T8"><text:line-break/></text:span><text:span text:style-name="T8"> <text:s text:c="36"/>/* colon and comma */</text:span><text:span text:style-name="T8"><text:line-break/></text:span><text:span text:style-name="T1"># <text:s/>define</text:span><text:span text:style-name="T9"> </text:span><text:span text:style-name="T12">JSON_STRUCT_TYPE_SIZE_DEC(type) \</text:span><text:span text:style-name="T12"><text:line-break/></text:span><text:span text:style-name="T12"> <text:s text:c="11"/>ceil(log10(pow(2, </text:span><text:span text:style-name="T1">sizeof</text:span><text:span text:style-name="T12">(type) * CHAR_BIT)))</text:span></text:p>
          </draw:text-box>
        </draw:frame>
        <draw:line draw:style-name="gr31" draw:text-style-name="P7" draw:layer="layout" svg:x1="15cm" svg:y1="8.3cm" svg:x2="8cm" svg:y2="7.3cm">
          <text:p/>
        </draw:line>
        <draw:custom-shape draw:style-name="gr18" draw:text-style-name="P6" draw:layer="layout" svg:width="8cm" svg:height="1.5cm" svg:x="6.5cm" svg:y="11cm">
          <text:p text:style-name="P5"><text:span text:style-name="T7">A valid pid_t (process id) can only be</text:span><text:span text:style-name="T7"><text:line-break/></text:span><text:span text:style-name="T7">positive, so no sign is needed.</text:span></text:p>
          <draw:enhanced-geometry svg:viewBox="0 0 21600 21600" draw:text-areas="800 800 20800 20800" draw:type="round-rectangular-callout" draw:modifiers="7364.67941507312 -46538.57428381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int</text:span><text:span text:style-name="T2"> json_struct_max_size_</text:span><text:span text:style-name="T3">basic</text:span><text:span text:style-name="T2">() { \</text:span><text:span text:style-name="T2"><text:line-break/></text:span><text:span text:style-name="T2"> <text:s text:c="2"/></text:span><text:span text:style-name="T1">char</text:span><text:span text:style-name="T2"> json_struct_hasElements = 0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2"/>size_t json_struct_size = 1; </text:span><text:span text:style-name="T8">/* open parentheses */</text:span><text:span text:style-name="T2"><text:line-break/></text:span><text:span text:style-name="T2"> <text:s/>JSON_STRUCT_ELEMENT_SIZE(</text:span><text:span text:style-name="T4">process_id</text:span><text:span text:style-name="T2">, \</text:span><text:span text:style-name="T2"><text:line-break/></text:span><text:span text:style-name="T2"> <text:s text:c="3"/>JSON_STRUCT_TYPE_SIZE_DEC(pid_t))</text:span><text:span text:style-name="T2"><text:line-break/></text:span><text:span text:style-name="T2"> <text:s/>JSON_STRUCT_VOID_P_START(</text:span><text:span text:style-name="T4">file_type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descriptor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memory</text:span><text:span text:style-name="T2">)</text:span><text:span text:style-name="T2"><text:line-break/></text:span><text:span text:style-name="T2"> <text:s/>JSON_STRUCT_VOID_P_END(</text:span><text:span text:style-name="T4">file_type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2"> JSON_STRUCT_START(name) \</text:span><text:span text:style-name="T2"><text:line-break/></text:span><text:span text:style-name="T2"> <text:s text:c="7"/></text:span><text:span text:style-name="T1">int</text:span><text:span text:style-name="T2"> json_struct_max_size_</text:span><text:span text:style-name="T1">##</text:span><text:span text:style-name="T2">name() { \</text:span><text:span text:style-name="T2"><text:line-break/></text:span><text:span text:style-name="T2"> <text:s text:c="11"/></text:span><text:span text:style-name="T1">char</text:span><text:span text:style-name="T2"> json_struct_hasElements = 0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11"/>size_t json_struct_size = 1; </text:span><text:span text:style-name="T8">/* open parentheses */</text:span><text:span text:style-name="T8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10"> (json_struct_hasElements) \</text:span><text:span text:style-name="T10"><text:line-break/></text:span><text:span text:style-name="T10"> <text:s text:c="15"/>json_struct_size--; </text:span><text:span text:style-name="T11">/* remove last comma */</text:span><text:span text:style-name="T10"> \</text:span><text:span text:style-name="T10"><text:line-break/></text:span><text:span text:style-name="T9"> <text:s text:c="11"/></text:span><text:span text:style-name="T2">json_struct_size++; </text:span><text:span text:style-name="T8">/* close parentheses */</text:span><text:span text:style-name="T9">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ize;}</text:span></text:p>
            <text:p><text:span text:style-name="T1"># <text:s/>define</text:span><text:span text:style-name="T9"> </text:span><text:span text:style-name="T2">JSON_STRUCT_PID_T(name) \</text:span><text:span text:style-name="T2"><text:line-break/></text:span><text:span text:style-name="T2"> <text:s text:c="11"/>JSON_STRUCT_ELEMENT_SIZE(name, \</text:span><text:span text:style-name="T2"><text:line-break/></text:span><text:span text:style-name="T2"> <text:s text:c="13"/>JSON_STRUCT_TYPE_SIZE_DEC(pid_t))</text:span><text:span text:style-name="T8"><text:line-break/></text:span><text:span text:style-name="T1"># <text:s/>define</text:span><text:span text:style-name="T2"> JSON_STRUCT_ELEMENT_SIZE(name, sizeValue) \</text:span><text:span text:style-name="T2"><text:line-break/></text:span><text:span text:style-name="T2"> <text:s text:c="11"/>json_struct_hasElements = 1; \</text:span><text:span text:style-name="T2"><text:line-break/></text:span><text:span text:style-name="T2"> <text:s text:c="11"/>json_struct_size += </text:span><text:span text:style-name="T1">sizeof</text:span><text:span text:style-name="T2">(#name) \</text:span><text:span text:style-name="T2"><text:line-break/></text:span><text:span text:style-name="T2"> <text:s text:c="31"/>- 1 <text:s/></text:span><text:span text:style-name="T8">/* trailing null character */</text:span><text:span text:style-name="T2"> \</text:span><text:span text:style-name="T2"><text:line-break/></text:span><text:span text:style-name="T8"> <text:s text:c="31"/></text:span><text:span text:style-name="T2">+ sizeValue \</text:span><text:span text:style-name="T8"><text:line-break/></text:span><text:span text:style-name="T2"> <text:s text:c="31"/>+ 4; </text:span><text:span text:style-name="T8">/* quotation marks (for key),*/</text:span><text:span text:style-name="T2"> \</text:span><text:span text:style-name="T8"><text:line-break/></text:span><text:span text:style-name="T8"> <text:s text:c="36"/>/* colon and comma */</text:span><text:span text:style-name="T8"><text:line-break/></text:span><text:span text:style-name="T1"># <text:s/>define</text:span><text:span text:style-name="T9"> </text:span><text:span text:style-name="T12">JSON_STRUCT_TYPE_SIZE_DEC(type) \</text:span><text:span text:style-name="T12"><text:line-break/></text:span><text:span text:style-name="T12"> <text:s text:c="11"/>ceil(log10(pow(2, </text:span><text:span text:style-name="T1">sizeof</text:span><text:span text:style-name="T12">(type) * CHAR_BIT)))</text:span></text:p>
          </draw:text-box>
        </draw:frame>
        <draw:line draw:style-name="gr31" draw:text-style-name="P7" draw:layer="layout" svg:x1="15.1cm" svg:y1="11.6cm" svg:x2="9.1cm" svg:y2="7.6cm">
          <text:p/>
        </draw:line>
        <presentation:notes draw:style-name="dp2">
          <draw:page-thumbnail draw:style-name="gr1" draw:layer="layout" svg:width="19.798cm" svg:height="11.136cm" svg:x="0.6cm" svg:y="2.257cm" draw:page-number="7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int</text:span><text:span text:style-name="T2"> json_struct_max_size_</text:span><text:span text:style-name="T3">basic</text:span><text:span text:style-name="T2">() { \</text:span><text:span text:style-name="T2"><text:line-break/></text:span><text:span text:style-name="T2"> <text:s text:c="2"/></text:span><text:span text:style-name="T1">char</text:span><text:span text:style-name="T2"> json_struct_hasElements = 0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2"/>size_t json_struct_size = 1; </text:span><text:span text:style-name="T8">/* open parentheses */</text:span><text:span text:style-name="T2"><text:line-break/></text:span><text:span text:style-name="T2"> <text:s/>JSON_STRUCT_ELEMENT_SIZE(</text:span><text:span text:style-name="T4">process_id</text:span><text:span text:style-name="T2">, \</text:span><text:span text:style-name="T2"><text:line-break/></text:span><text:span text:style-name="T2"> <text:s text:c="3"/></text:span><text:span text:style-name="T12">ceil(log10(pow(2, </text:span><text:span text:style-name="T1">sizeof</text:span><text:span text:style-name="T12">(pid_t) * CHAR_BIT)))</text:span><text:span text:style-name="T2">)</text:span><text:span text:style-name="T2"><text:line-break/></text:span><text:span text:style-name="T2"> <text:s/>JSON_STRUCT_VOID_P_START(</text:span><text:span text:style-name="T4">file_type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descriptor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memory</text:span><text:span text:style-name="T2">)</text:span><text:span text:style-name="T2"><text:line-break/></text:span><text:span text:style-name="T2"> <text:s/>JSON_STRUCT_VOID_P_END(</text:span><text:span text:style-name="T4">file_type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2"> JSON_STRUCT_START(name) \</text:span><text:span text:style-name="T2"><text:line-break/></text:span><text:span text:style-name="T2"> <text:s text:c="7"/></text:span><text:span text:style-name="T1">int</text:span><text:span text:style-name="T2"> json_struct_max_size_</text:span><text:span text:style-name="T1">##</text:span><text:span text:style-name="T2">name() { \</text:span><text:span text:style-name="T2"><text:line-break/></text:span><text:span text:style-name="T2"> <text:s text:c="11"/></text:span><text:span text:style-name="T1">char</text:span><text:span text:style-name="T2"> json_struct_hasElements = 0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11"/>size_t json_struct_size = 1; </text:span><text:span text:style-name="T8">/* open parentheses */</text:span><text:span text:style-name="T8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10"> (json_struct_hasElements) \</text:span><text:span text:style-name="T10"><text:line-break/></text:span><text:span text:style-name="T10"> <text:s text:c="15"/>json_struct_size--; </text:span><text:span text:style-name="T11">/* remove last comma */</text:span><text:span text:style-name="T10"> \</text:span><text:span text:style-name="T10"><text:line-break/></text:span><text:span text:style-name="T9"> <text:s text:c="11"/></text:span><text:span text:style-name="T2">json_struct_size++; </text:span><text:span text:style-name="T8">/* close parentheses */</text:span><text:span text:style-name="T9">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ize;}</text:span></text:p>
            <text:p><text:span text:style-name="T1"># <text:s/>define</text:span><text:span text:style-name="T9"> </text:span><text:span text:style-name="T2">JSON_STRUCT_PID_T(name) \</text:span><text:span text:style-name="T2"><text:line-break/></text:span><text:span text:style-name="T2"> <text:s text:c="11"/>JSON_STRUCT_ELEMENT_SIZE(name, \</text:span><text:span text:style-name="T2"><text:line-break/></text:span><text:span text:style-name="T2"> <text:s text:c="13"/>JSON_STRUCT_TYPE_SIZE_DEC(pid_t))</text:span><text:span text:style-name="T8"><text:line-break/></text:span><text:span text:style-name="T1"># <text:s/>define</text:span><text:span text:style-name="T2"> JSON_STRUCT_ELEMENT_SIZE(name, sizeValue) \</text:span><text:span text:style-name="T2"><text:line-break/></text:span><text:span text:style-name="T2"> <text:s text:c="11"/>json_struct_hasElements = 1; \</text:span><text:span text:style-name="T2"><text:line-break/></text:span><text:span text:style-name="T2"> <text:s text:c="11"/>json_struct_size += </text:span><text:span text:style-name="T1">sizeof</text:span><text:span text:style-name="T2">(#name) \</text:span><text:span text:style-name="T2"><text:line-break/></text:span><text:span text:style-name="T2"> <text:s text:c="31"/>- 1 <text:s/></text:span><text:span text:style-name="T8">/* trailing null character */</text:span><text:span text:style-name="T2"> \</text:span><text:span text:style-name="T2"><text:line-break/></text:span><text:span text:style-name="T8"> <text:s text:c="31"/></text:span><text:span text:style-name="T2">+ sizeValue \</text:span><text:span text:style-name="T8"><text:line-break/></text:span><text:span text:style-name="T2"> <text:s text:c="31"/>+ 4; </text:span><text:span text:style-name="T8">/* quotation marks (for key),*/</text:span><text:span text:style-name="T2"> \</text:span><text:span text:style-name="T8"><text:line-break/></text:span><text:span text:style-name="T8"> <text:s text:c="36"/>/* colon and comma */</text:span><text:span text:style-name="T8"><text:line-break/></text:span><text:span text:style-name="T1"># <text:s/>define</text:span><text:span text:style-name="T9"> </text:span><text:span text:style-name="T12">JSON_STRUCT_TYPE_SIZE_DEC(type) \</text:span><text:span text:style-name="T12"><text:line-break/></text:span><text:span text:style-name="T12"> <text:s text:c="11"/>ceil(log10(pow(2, </text:span><text:span text:style-name="T1">sizeof</text:span><text:span text:style-name="T12">(type) * CHAR_BIT)))</text:span></text:p>
          </draw:text-box>
        </draw:frame>
        <draw:line draw:style-name="gr31" draw:text-style-name="P7" draw:layer="layout" svg:x1="15.1cm" svg:y1="11.6cm" svg:x2="9.1cm" svg:y2="7.6cm">
          <text:p/>
        </draw:line>
        <presentation:notes draw:style-name="dp2">
          <draw:page-thumbnail draw:style-name="gr1" draw:layer="layout" svg:width="19.798cm" svg:height="11.136cm" svg:x="0.6cm" svg:y="2.257cm" draw:page-number="7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int</text:span><text:span text:style-name="T2"> json_struct_max_size_</text:span><text:span text:style-name="T3">basic</text:span><text:span text:style-name="T2">() { \</text:span><text:span text:style-name="T2"><text:line-break/></text:span><text:span text:style-name="T2"> <text:s text:c="2"/></text:span><text:span text:style-name="T1">char</text:span><text:span text:style-name="T2"> json_struct_hasElements = 0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2"/>size_t json_struct_size = 1; </text:span><text:span text:style-name="T8">/* open parentheses */</text:span><text:span text:style-name="T2"><text:line-break/></text:span><text:span text:style-name="T2"> <text:s/>JSON_STRUCT_ELEMENT_SIZE(</text:span><text:span text:style-name="T4">process_id</text:span><text:span text:style-name="T2">, \</text:span><text:span text:style-name="T2"><text:line-break/></text:span><text:span text:style-name="T2"> <text:s text:c="3"/></text:span><text:span text:style-name="T12">ceil(log10(pow(2, </text:span><text:span text:style-name="T1">sizeof</text:span><text:span text:style-name="T12">(pid_t) * CHAR_BIT)))</text:span><text:span text:style-name="T2">)</text:span><text:span text:style-name="T2"><text:line-break/></text:span><text:span text:style-name="T2"> <text:s/>JSON_STRUCT_VOID_P_START(</text:span><text:span text:style-name="T4">file_type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descriptor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memory</text:span><text:span text:style-name="T2">)</text:span><text:span text:style-name="T2"><text:line-break/></text:span><text:span text:style-name="T2"> <text:s/>JSON_STRUCT_VOID_P_END(</text:span><text:span text:style-name="T4">file_type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2"> JSON_STRUCT_START(name) \</text:span><text:span text:style-name="T2"><text:line-break/></text:span><text:span text:style-name="T2"> <text:s text:c="7"/></text:span><text:span text:style-name="T1">int</text:span><text:span text:style-name="T2"> json_struct_max_size_</text:span><text:span text:style-name="T1">##</text:span><text:span text:style-name="T2">name() { \</text:span><text:span text:style-name="T2"><text:line-break/></text:span><text:span text:style-name="T2"> <text:s text:c="11"/></text:span><text:span text:style-name="T1">char</text:span><text:span text:style-name="T2"> json_struct_hasElements = 0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11"/>size_t json_struct_size = 1; </text:span><text:span text:style-name="T8">/* open parentheses */</text:span><text:span text:style-name="T8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10"> (json_struct_hasElements) \</text:span><text:span text:style-name="T10"><text:line-break/></text:span><text:span text:style-name="T10"> <text:s text:c="15"/>json_struct_size--; </text:span><text:span text:style-name="T11">/* remove last comma */</text:span><text:span text:style-name="T10"> \</text:span><text:span text:style-name="T10"><text:line-break/></text:span><text:span text:style-name="T9"> <text:s text:c="11"/></text:span><text:span text:style-name="T2">json_struct_size++; </text:span><text:span text:style-name="T8">/* close parentheses */</text:span><text:span text:style-name="T9">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ize;}</text:span></text:p>
            <text:p><text:span text:style-name="T1"># <text:s/>define</text:span><text:span text:style-name="T9"> </text:span><text:span text:style-name="T2">JSON_STRUCT_PID_T(name) \</text:span><text:span text:style-name="T2"><text:line-break/></text:span><text:span text:style-name="T2"> <text:s text:c="11"/>JSON_STRUCT_ELEMENT_SIZE(name, \</text:span><text:span text:style-name="T2"><text:line-break/></text:span><text:span text:style-name="T2"> <text:s text:c="13"/>JSON_STRUCT_TYPE_SIZE_DEC(pid_t))</text:span><text:span text:style-name="T8"><text:line-break/></text:span><text:span text:style-name="T1"># <text:s/>define</text:span><text:span text:style-name="T2"> JSON_STRUCT_ELEMENT_SIZE(name, sizeValue) \</text:span><text:span text:style-name="T2"><text:line-break/></text:span><text:span text:style-name="T2"> <text:s text:c="11"/>json_struct_hasElements = 1; \</text:span><text:span text:style-name="T2"><text:line-break/></text:span><text:span text:style-name="T2"> <text:s text:c="11"/>json_struct_size += </text:span><text:span text:style-name="T1">sizeof</text:span><text:span text:style-name="T2">(#name) \</text:span><text:span text:style-name="T2"><text:line-break/></text:span><text:span text:style-name="T2"> <text:s text:c="31"/>- 1 <text:s/></text:span><text:span text:style-name="T8">/* trailing null character */</text:span><text:span text:style-name="T2"> \</text:span><text:span text:style-name="T2"><text:line-break/></text:span><text:span text:style-name="T8"> <text:s text:c="31"/></text:span><text:span text:style-name="T2">+ sizeValue \</text:span><text:span text:style-name="T8"><text:line-break/></text:span><text:span text:style-name="T2"> <text:s text:c="31"/>+ 4; </text:span><text:span text:style-name="T8">/* quotation marks (for key),*/</text:span><text:span text:style-name="T2"> \</text:span><text:span text:style-name="T8"><text:line-break/></text:span><text:span text:style-name="T8"> <text:s text:c="36"/>/* colon and comma */</text:span><text:span text:style-name="T8"><text:line-break/></text:span><text:span text:style-name="T1"># <text:s/>define</text:span><text:span text:style-name="T9"> </text:span><text:span text:style-name="T12">JSON_STRUCT_TYPE_SIZE_DEC(type) \</text:span><text:span text:style-name="T12"><text:line-break/></text:span><text:span text:style-name="T12"> <text:s text:c="11"/>ceil(log10(pow(2, </text:span><text:span text:style-name="T1">sizeof</text:span><text:span text:style-name="T12">(type) * CHAR_BIT)))</text:span></text:p>
          </draw:text-box>
        </draw:frame>
        <draw:line draw:style-name="gr31" draw:text-style-name="P7" draw:layer="layout" svg:x1="15cm" svg:y1="9.5cm" svg:x2="7cm" svg:y2="7.5cm">
          <text:p/>
        </draw:line>
        <presentation:notes draw:style-name="dp2">
          <draw:page-thumbnail draw:style-name="gr1" draw:layer="layout" svg:width="19.798cm" svg:height="11.136cm" svg:x="0.6cm" svg:y="2.257cm" draw:page-number="7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int</text:span><text:span text:style-name="T2"> json_struct_max_size_</text:span><text:span text:style-name="T3">basic</text:span><text:span text:style-name="T2">() { \</text:span><text:span text:style-name="T2"><text:line-break/></text:span><text:span text:style-name="T2"> <text:s text:c="2"/></text:span><text:span text:style-name="T1">char</text:span><text:span text:style-name="T2"> json_struct_hasElements = 0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2"/>size_t json_struct_size = 1; </text:span><text:span text:style-name="T8">/* open parentheses */</text:span><text:span text:style-name="T2"><text:line-break/></text:span><text:span text:style-name="T2"> <text:s/>json_struct_hasElements = 1; \</text:span><text:span text:style-name="T2"><text:line-break/></text:span><text:span text:style-name="T2"> <text:s/>json_struct_size += </text:span><text:span text:style-name="T1">sizeof</text:span><text:span text:style-name="T2">("</text:span><text:span text:style-name="T4">process_id</text:span><text:span text:style-name="T2">") \</text:span><text:span text:style-name="T2"><text:line-break/></text:span><text:span text:style-name="T2"> <text:s text:c="3"/>- 1 <text:s/></text:span><text:span text:style-name="T8">/* trailing null character */</text:span><text:span text:style-name="T2"> \</text:span><text:span text:style-name="T2"><text:line-break/></text:span><text:span text:style-name="T8"> <text:s text:c="3"/></text:span><text:span text:style-name="T2">+ </text:span><text:span text:style-name="T12">ceil(log10(pow(2, </text:span><text:span text:style-name="T1">sizeof</text:span><text:span text:style-name="T12">(pid_t) * CHAR_BIT)))</text:span><text:span text:style-name="T2"> \</text:span><text:span text:style-name="T8"><text:line-break/></text:span><text:span text:style-name="T2"> <text:s text:c="3"/>+ 4; </text:span><text:span text:style-name="T8">/* quotation marks (for key),*/</text:span><text:span text:style-name="T2"> \</text:span><text:span text:style-name="T8"><text:line-break/></text:span><text:span text:style-name="T8"> <text:s text:c="8"/>/* colon and comma */</text:span><text:span text:style-name="T2"><text:line-break/></text:span><text:span text:style-name="T2"> <text:s/>JSON_STRUCT_VOID_P_START(</text:span><text:span text:style-name="T4">file_type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descriptor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memory</text:span><text:span text:style-name="T2">)</text:span><text:span text:style-name="T2"><text:line-break/></text:span><text:span text:style-name="T2"> <text:s/>JSON_STRUCT_VOID_P_END(</text:span><text:span text:style-name="T4">file_type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2"> JSON_STRUCT_START(name) \</text:span><text:span text:style-name="T2"><text:line-break/></text:span><text:span text:style-name="T2"> <text:s text:c="7"/></text:span><text:span text:style-name="T1">int</text:span><text:span text:style-name="T2"> json_struct_max_size_</text:span><text:span text:style-name="T1">##</text:span><text:span text:style-name="T2">name() { \</text:span><text:span text:style-name="T2"><text:line-break/></text:span><text:span text:style-name="T2"> <text:s text:c="11"/></text:span><text:span text:style-name="T1">char</text:span><text:span text:style-name="T2"> json_struct_hasElements = 0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11"/>size_t json_struct_size = 1; </text:span><text:span text:style-name="T8">/* open parentheses */</text:span><text:span text:style-name="T8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10"> (json_struct_hasElements) \</text:span><text:span text:style-name="T10"><text:line-break/></text:span><text:span text:style-name="T10"> <text:s text:c="15"/>json_struct_size--; </text:span><text:span text:style-name="T11">/* remove last comma */</text:span><text:span text:style-name="T10"> \</text:span><text:span text:style-name="T10"><text:line-break/></text:span><text:span text:style-name="T9"> <text:s text:c="11"/></text:span><text:span text:style-name="T2">json_struct_size++; </text:span><text:span text:style-name="T8">/* close parentheses */</text:span><text:span text:style-name="T9">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ize;}</text:span></text:p>
            <text:p><text:span text:style-name="T1"># <text:s/>define</text:span><text:span text:style-name="T9"> </text:span><text:span text:style-name="T2">JSON_STRUCT_PID_T(name) \</text:span><text:span text:style-name="T2"><text:line-break/></text:span><text:span text:style-name="T2"> <text:s text:c="11"/>JSON_STRUCT_ELEMENT_SIZE(name, \</text:span><text:span text:style-name="T2"><text:line-break/></text:span><text:span text:style-name="T2"> <text:s text:c="13"/>JSON_STRUCT_TYPE_SIZE_DEC(pid_t))</text:span><text:span text:style-name="T8"><text:line-break/></text:span><text:span text:style-name="T1"># <text:s/>define</text:span><text:span text:style-name="T2"> JSON_STRUCT_ELEMENT_SIZE(name, sizeValue) \</text:span><text:span text:style-name="T2"><text:line-break/></text:span><text:span text:style-name="T2"> <text:s text:c="11"/>json_struct_hasElements = 1; \</text:span><text:span text:style-name="T2"><text:line-break/></text:span><text:span text:style-name="T2"> <text:s text:c="11"/>json_struct_size += </text:span><text:span text:style-name="T1">sizeof</text:span><text:span text:style-name="T2">(#name) \</text:span><text:span text:style-name="T2"><text:line-break/></text:span><text:span text:style-name="T2"> <text:s text:c="31"/>- 1 <text:s/></text:span><text:span text:style-name="T8">/* trailing null character */</text:span><text:span text:style-name="T2"> \</text:span><text:span text:style-name="T2"><text:line-break/></text:span><text:span text:style-name="T8"> <text:s text:c="31"/></text:span><text:span text:style-name="T2">+ sizeValue \</text:span><text:span text:style-name="T8"><text:line-break/></text:span><text:span text:style-name="T2"> <text:s text:c="31"/>+ 4; </text:span><text:span text:style-name="T8">/* quotation marks (for key),*/</text:span><text:span text:style-name="T2"> \</text:span><text:span text:style-name="T8"><text:line-break/></text:span><text:span text:style-name="T8"> <text:s text:c="36"/>/* colon and comma */</text:span><text:span text:style-name="T8"><text:line-break/></text:span><text:span text:style-name="T1"># <text:s/>define</text:span><text:span text:style-name="T9"> </text:span><text:span text:style-name="T12">JSON_STRUCT_TYPE_SIZE_DEC(type) \</text:span><text:span text:style-name="T12"><text:line-break/></text:span><text:span text:style-name="T12"> <text:s text:c="11"/>ceil(log10(pow(2, </text:span><text:span text:style-name="T1">sizeof</text:span><text:span text:style-name="T12">(type) * CHAR_BIT)))</text:span></text:p>
          </draw:text-box>
        </draw:frame>
        <draw:line draw:style-name="gr31" draw:text-style-name="P7" draw:layer="layout" svg:x1="15cm" svg:y1="9.5cm" svg:x2="7cm" svg:y2="7.5cm">
          <text:p/>
        </draw:line>
        <presentation:notes draw:style-name="dp2">
          <draw:page-thumbnail draw:style-name="gr1" draw:layer="layout" svg:width="19.798cm" svg:height="11.136cm" svg:x="0.6cm" svg:y="2.257cm" draw:page-number="7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int</text:span><text:span text:style-name="T2"> json_struct_max_size_</text:span><text:span text:style-name="T3">basic</text:span><text:span text:style-name="T2">() { \</text:span><text:span text:style-name="T2"><text:line-break/></text:span><text:span text:style-name="T2"> <text:s text:c="2"/></text:span><text:span text:style-name="T1">char</text:span><text:span text:style-name="T2"> json_struct_hasElements = 0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2"/>size_t json_struct_size = 1; </text:span><text:span text:style-name="T8">/* open parentheses */</text:span><text:span text:style-name="T2"><text:line-break/></text:span><text:span text:style-name="T2"> <text:s/>json_struct_hasElements = 1; \</text:span><text:span text:style-name="T2"><text:line-break/></text:span><text:span text:style-name="T2"> <text:s/>json_struct_size += </text:span><text:span text:style-name="T1">sizeof</text:span><text:span text:style-name="T2">("</text:span><text:span text:style-name="T4">process_id</text:span><text:span text:style-name="T2">") \</text:span><text:span text:style-name="T2"><text:line-break/></text:span><text:span text:style-name="T2"> <text:s text:c="3"/>- 1 <text:s/></text:span><text:span text:style-name="T8">/* trailing null character */</text:span><text:span text:style-name="T2"> \</text:span><text:span text:style-name="T2"><text:line-break/></text:span><text:span text:style-name="T8"> <text:s text:c="3"/></text:span><text:span text:style-name="T2">+ </text:span><text:span text:style-name="T12">ceil(log10(pow(2, </text:span><text:span text:style-name="T1">sizeof</text:span><text:span text:style-name="T12">(pid_t) * CHAR_BIT)))</text:span><text:span text:style-name="T2"> \</text:span><text:span text:style-name="T8"><text:line-break/></text:span><text:span text:style-name="T2"> <text:s text:c="3"/>+ 4; </text:span><text:span text:style-name="T8">/* quotation marks (for key),*/</text:span><text:span text:style-name="T2"> \</text:span><text:span text:style-name="T8"><text:line-break/></text:span><text:span text:style-name="T8"> <text:s text:c="8"/>/* colon and comma */</text:span><text:span text:style-name="T2"><text:line-break/></text:span><text:span text:style-name="T2"> <text:s/>JSON_STRUCT_VOID_P_START(</text:span><text:span text:style-name="T4">file_type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descriptor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memory</text:span><text:span text:style-name="T2">)</text:span><text:span text:style-name="T2"><text:line-break/></text:span><text:span text:style-name="T2"> <text:s/>JSON_STRUCT_VOID_P_END(</text:span><text:span text:style-name="T4">file_type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2"> JSON_STRUCT_START(name) \</text:span><text:span text:style-name="T2"><text:line-break/></text:span><text:span text:style-name="T2"> <text:s text:c="7"/></text:span><text:span text:style-name="T1">int</text:span><text:span text:style-name="T2"> json_struct_max_size_</text:span><text:span text:style-name="T1">##</text:span><text:span text:style-name="T2">name() { \</text:span><text:span text:style-name="T2"><text:line-break/></text:span><text:span text:style-name="T2"> <text:s text:c="11"/></text:span><text:span text:style-name="T1">char</text:span><text:span text:style-name="T2"> json_struct_hasElements = 0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11"/>size_t json_struct_size = 1; </text:span><text:span text:style-name="T8">/* open parentheses */</text:span><text:span text:style-name="T8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10"> (json_struct_hasElements) \</text:span><text:span text:style-name="T10"><text:line-break/></text:span><text:span text:style-name="T10"> <text:s text:c="15"/>json_struct_size--; </text:span><text:span text:style-name="T11">/* remove last comma */</text:span><text:span text:style-name="T10"> \</text:span><text:span text:style-name="T10"><text:line-break/></text:span><text:span text:style-name="T9"> <text:s text:c="11"/></text:span><text:span text:style-name="T2">json_struct_size++; </text:span><text:span text:style-name="T8">/* close parentheses */</text:span><text:span text:style-name="T9">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ize;}</text:span></text:p>
            <text:p><text:span text:style-name="T1"># <text:s/>define</text:span><text:span text:style-name="T9"> </text:span><text:span text:style-name="T2">JSON_STRUCT_PID_T(name) \</text:span><text:span text:style-name="T2"><text:line-break/></text:span><text:span text:style-name="T2"> <text:s text:c="11"/>JSON_STRUCT_ELEMENT_SIZE(name, \</text:span><text:span text:style-name="T2"><text:line-break/></text:span><text:span text:style-name="T2"> <text:s text:c="13"/>JSON_STRUCT_TYPE_SIZE_DEC(pid_t))</text:span><text:span text:style-name="T8"><text:line-break/></text:span><text:span text:style-name="T1"># <text:s/>define</text:span><text:span text:style-name="T2"> JSON_STRUCT_ELEMENT_SIZE(name, sizeValue) \</text:span><text:span text:style-name="T2"><text:line-break/></text:span><text:span text:style-name="T2"> <text:s text:c="11"/>json_struct_hasElements = 1; \</text:span><text:span text:style-name="T2"><text:line-break/></text:span><text:span text:style-name="T2"> <text:s text:c="11"/>json_struct_size += </text:span><text:span text:style-name="T1">sizeof</text:span><text:span text:style-name="T2">(#name) \</text:span><text:span text:style-name="T2"><text:line-break/></text:span><text:span text:style-name="T2"> <text:s text:c="31"/>- 1 <text:s/></text:span><text:span text:style-name="T8">/* trailing null character */</text:span><text:span text:style-name="T2"> \</text:span><text:span text:style-name="T2"><text:line-break/></text:span><text:span text:style-name="T8"> <text:s text:c="31"/></text:span><text:span text:style-name="T2">+ sizeValue \</text:span><text:span text:style-name="T8"><text:line-break/></text:span><text:span text:style-name="T2"> <text:s text:c="31"/>+ 4; </text:span><text:span text:style-name="T8">/* quotation marks (for key),*/</text:span><text:span text:style-name="T2"> \</text:span><text:span text:style-name="T8"><text:line-break/></text:span><text:span text:style-name="T8"> <text:s text:c="36"/>/* colon and comma */</text:span><text:span text:style-name="T8"><text:line-break/></text:span><text:span text:style-name="T1"># <text:s/>define</text:span><text:span text:style-name="T9"> </text:span><text:span text:style-name="T12">JSON_STRUCT_TYPE_SIZE_DEC(type) \</text:span><text:span text:style-name="T12"><text:line-break/></text:span><text:span text:style-name="T12"> <text:s text:c="11"/>ceil(log10(pow(2, </text:span><text:span text:style-name="T1">sizeof</text:span><text:span text:style-name="T12">(type) * CHAR_BIT)))</text:span></text:p>
          </draw:text-box>
        </draw:frame>
        <draw:line draw:style-name="gr31" draw:text-style-name="P7" draw:layer="layout" svg:x1="15cm" svg:y1="6.5cm" svg:x2="4.5cm" svg:y2="11.5cm">
          <text:p/>
        </draw:line>
        <draw:custom-shape draw:style-name="gr32" draw:text-style-name="P6" draw:layer="layout" svg:width="13.5cm" svg:height="1.5cm" svg:x="6cm" svg:y="12.5cm">
          <text:p text:style-name="P5"><text:span text:style-name="T7">The pointer to a other struct needs additional defines displayed</text:span><text:span text:style-name="T7"><text:line-break/></text:span><text:span text:style-name="T7">on a later slide, so first we look at the last part of the new function.</text:span></text:p>
          <draw:enhanced-geometry svg:viewBox="0 0 21600 21600" draw:text-areas="800 800 20800 20800" draw:type="round-rectangular-callout" draw:modifiers="-1236.70839197097 -14577.48167888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int</text:span><text:span text:style-name="T2"> json_struct_max_size_</text:span><text:span text:style-name="T3">basic</text:span><text:span text:style-name="T2">() { \</text:span><text:span text:style-name="T2"><text:line-break/></text:span><text:span text:style-name="T2"> <text:s text:c="2"/></text:span><text:span text:style-name="T1">char</text:span><text:span text:style-name="T2"> json_struct_hasElements = 0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2"/>size_t json_struct_size = 1; </text:span><text:span text:style-name="T8">/* open parentheses */</text:span><text:span text:style-name="T2"><text:line-break/></text:span><text:span text:style-name="T2"> <text:s/>json_struct_hasElements = 1; \</text:span><text:span text:style-name="T2"><text:line-break/></text:span><text:span text:style-name="T2"> <text:s/>json_struct_size += </text:span><text:span text:style-name="T1">sizeof</text:span><text:span text:style-name="T2">("</text:span><text:span text:style-name="T4">process_id</text:span><text:span text:style-name="T2">") \</text:span><text:span text:style-name="T2"><text:line-break/></text:span><text:span text:style-name="T2"> <text:s text:c="3"/>- 1 <text:s/></text:span><text:span text:style-name="T8">/* trailing null character */</text:span><text:span text:style-name="T2"> \</text:span><text:span text:style-name="T2"><text:line-break/></text:span><text:span text:style-name="T8"> <text:s text:c="3"/></text:span><text:span text:style-name="T2">+ </text:span><text:span text:style-name="T12">ceil(log10(pow(2, </text:span><text:span text:style-name="T1">sizeof</text:span><text:span text:style-name="T12">(pid_t) * CHAR_BIT)))</text:span><text:span text:style-name="T2"> \</text:span><text:span text:style-name="T8"><text:line-break/></text:span><text:span text:style-name="T2"> <text:s text:c="3"/>+ 4; </text:span><text:span text:style-name="T8">/* quotation marks (for key),*/</text:span><text:span text:style-name="T2"> \</text:span><text:span text:style-name="T8"><text:line-break/></text:span><text:span text:style-name="T8"> <text:s text:c="8"/>/* colon and comma */</text:span><text:span text:style-name="T2"><text:line-break/></text:span><text:span text:style-name="T2"> <text:s/>JSON_STRUCT_VOID_P_START(</text:span><text:span text:style-name="T4">file_type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descriptor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memory</text:span><text:span text:style-name="T2">)</text:span><text:span text:style-name="T2"><text:line-break/></text:span><text:span text:style-name="T2"> <text:s/>JSON_STRUCT_VOID_P_END(</text:span><text:span text:style-name="T4">file_type</text:span><text:span text:style-name="T2">)</text:span><text:span text:style-name="T2"><text:line-break/></text:span><text:span text:style-name="T2"> <text:s/></text:span><text:span text:style-name="T1">if</text:span><text:span text:style-name="T10"> (json_struct_hasElements) \</text:span><text:span text:style-name="T10"><text:line-break/></text:span><text:span text:style-name="T10"> <text:s text:c="3"/>json_struct_size--; </text:span><text:span text:style-name="T11">/* remove last comma */</text:span><text:span text:style-name="T10"> \</text:span><text:span text:style-name="T10"><text:line-break/></text:span><text:span text:style-name="T9"> <text:s/></text:span><text:span text:style-name="T2">json_struct_size++; </text:span><text:span text:style-name="T8">/* close parentheses */</text:span><text:span text:style-name="T9"> \</text:span><text:span text:style-name="T9"><text:line-break/></text:span><text:span text:style-name="T1">return</text:span><text:span text:style-name="T9"> </text:span><text:span text:style-name="T2">json_struct_size;}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2"> JSON_STRUCT_START(name) \</text:span><text:span text:style-name="T2"><text:line-break/></text:span><text:span text:style-name="T2"> <text:s text:c="7"/></text:span><text:span text:style-name="T1">int</text:span><text:span text:style-name="T2"> json_struct_max_size_</text:span><text:span text:style-name="T1">##</text:span><text:span text:style-name="T2">name() { \</text:span><text:span text:style-name="T2"><text:line-break/></text:span><text:span text:style-name="T2"> <text:s text:c="11"/></text:span><text:span text:style-name="T1">char</text:span><text:span text:style-name="T2"> json_struct_hasElements = 0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11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11"/>size_t json_struct_size = 1; </text:span><text:span text:style-name="T8">/* open parentheses */</text:span><text:span text:style-name="T8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10"> (json_struct_hasElements) \</text:span><text:span text:style-name="T10"><text:line-break/></text:span><text:span text:style-name="T10"> <text:s text:c="15"/>json_struct_size--; </text:span><text:span text:style-name="T11">/* remove last comma */</text:span><text:span text:style-name="T10"> \</text:span><text:span text:style-name="T10"><text:line-break/></text:span><text:span text:style-name="T9"> <text:s text:c="11"/></text:span><text:span text:style-name="T2">json_struct_size++; </text:span><text:span text:style-name="T8">/* close parentheses */</text:span><text:span text:style-name="T9">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ize;}</text:span></text:p>
            <text:p><text:span text:style-name="T1"># <text:s/>define</text:span><text:span text:style-name="T9"> </text:span><text:span text:style-name="T2">JSON_STRUCT_PID_T(name) \</text:span><text:span text:style-name="T2"><text:line-break/></text:span><text:span text:style-name="T2"> <text:s text:c="11"/>JSON_STRUCT_ELEMENT_SIZE(name, \</text:span><text:span text:style-name="T2"><text:line-break/></text:span><text:span text:style-name="T2"> <text:s text:c="13"/>JSON_STRUCT_TYPE_SIZE_DEC(pid_t))</text:span><text:span text:style-name="T8"><text:line-break/></text:span><text:span text:style-name="T1"># <text:s/>define</text:span><text:span text:style-name="T2"> JSON_STRUCT_ELEMENT_SIZE(name, sizeValue) \</text:span><text:span text:style-name="T2"><text:line-break/></text:span><text:span text:style-name="T2"> <text:s text:c="11"/>json_struct_hasElements = 1; \</text:span><text:span text:style-name="T2"><text:line-break/></text:span><text:span text:style-name="T2"> <text:s text:c="11"/>json_struct_size += </text:span><text:span text:style-name="T1">sizeof</text:span><text:span text:style-name="T2">(#name) \</text:span><text:span text:style-name="T2"><text:line-break/></text:span><text:span text:style-name="T2"> <text:s text:c="31"/>- 1 <text:s/></text:span><text:span text:style-name="T8">/* trailing null character */</text:span><text:span text:style-name="T2"> \</text:span><text:span text:style-name="T2"><text:line-break/></text:span><text:span text:style-name="T8"> <text:s text:c="31"/></text:span><text:span text:style-name="T2">+ sizeValue \</text:span><text:span text:style-name="T8"><text:line-break/></text:span><text:span text:style-name="T2"> <text:s text:c="31"/>+ 4; </text:span><text:span text:style-name="T8">/* quotation marks (for key),*/</text:span><text:span text:style-name="T2"> \</text:span><text:span text:style-name="T8"><text:line-break/></text:span><text:span text:style-name="T8"> <text:s text:c="36"/>/* colon and comma */</text:span><text:span text:style-name="T8"><text:line-break/></text:span><text:span text:style-name="T1"># <text:s/>define</text:span><text:span text:style-name="T9"> </text:span><text:span text:style-name="T12">JSON_STRUCT_TYPE_SIZE_DEC(type) \</text:span><text:span text:style-name="T12"><text:line-break/></text:span><text:span text:style-name="T12"> <text:s text:c="11"/>ceil(log10(pow(2, </text:span><text:span text:style-name="T1">sizeof</text:span><text:span text:style-name="T12">(type) * CHAR_BIT)))</text:span></text:p>
          </draw:text-box>
        </draw:frame>
        <draw:line draw:style-name="gr31" draw:text-style-name="P7" draw:layer="layout" svg:x1="15cm" svg:y1="6.5cm" svg:x2="4.5cm" svg:y2="11.5cm">
          <text:p/>
        </draw:line>
        <presentation:notes draw:style-name="dp2">
          <draw:page-thumbnail draw:style-name="gr1" draw:layer="layout" svg:width="19.798cm" svg:height="11.136cm" svg:x="0.6cm" svg:y="2.257cm" draw:page-number="7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int</text:span><text:span text:style-name="T2"> json_struct_max_size_</text:span><text:span text:style-name="T3">basic</text:span><text:span text:style-name="T2">() { \</text:span><text:span text:style-name="T2"><text:line-break/></text:span><text:span text:style-name="T2"> <text:s text:c="2"/></text:span><text:span text:style-name="T1">char</text:span><text:span text:style-name="T2"> json_struct_hasElements = 0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2"/>size_t json_struct_size = 1; </text:span><text:span text:style-name="T8">/* open parentheses */</text:span><text:span text:style-name="T2"><text:line-break/></text:span><text:span text:style-name="T2"> <text:s/>json_struct_hasElements = 1; \</text:span><text:span text:style-name="T2"><text:line-break/></text:span><text:span text:style-name="T2"> <text:s/>json_struct_size += </text:span><text:span text:style-name="T1">sizeof</text:span><text:span text:style-name="T2">("</text:span><text:span text:style-name="T4">process_id</text:span><text:span text:style-name="T2">") \</text:span><text:span text:style-name="T2"><text:line-break/></text:span><text:span text:style-name="T2"> <text:s text:c="3"/>- 1 <text:s/></text:span><text:span text:style-name="T8">/* trailing null character */</text:span><text:span text:style-name="T2"> \</text:span><text:span text:style-name="T2"><text:line-break/></text:span><text:span text:style-name="T8"> <text:s text:c="3"/></text:span><text:span text:style-name="T2">+ </text:span><text:span text:style-name="T12">ceil(log10(pow(2, </text:span><text:span text:style-name="T1">sizeof</text:span><text:span text:style-name="T12">(pid_t) * CHAR_BIT)))</text:span><text:span text:style-name="T2"> \</text:span><text:span text:style-name="T8"><text:line-break/></text:span><text:span text:style-name="T2"> <text:s text:c="3"/>+ 4; </text:span><text:span text:style-name="T8">/* quotation marks (for key),*/</text:span><text:span text:style-name="T2"> \</text:span><text:span text:style-name="T8"><text:line-break/></text:span><text:span text:style-name="T8"> <text:s text:c="8"/>/* colon and comma */</text:span><text:span text:style-name="T2"><text:line-break/></text:span><text:span text:style-name="T2"> <text:s/>JSON_STRUCT_VOID_P_START(</text:span><text:span text:style-name="T4">file_type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descriptor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memory</text:span><text:span text:style-name="T2">)</text:span><text:span text:style-name="T2"><text:line-break/></text:span><text:span text:style-name="T2"> <text:s/>JSON_STRUCT_VOID_P_END(</text:span><text:span text:style-name="T4">file_type</text:span><text:span text:style-name="T2">)</text:span><text:span text:style-name="T2"><text:line-break/></text:span><text:span text:style-name="T2"> <text:s/></text:span><text:span text:style-name="T1">if</text:span><text:span text:style-name="T10"> (json_struct_hasElements) \</text:span><text:span text:style-name="T10"><text:line-break/></text:span><text:span text:style-name="T10"> <text:s text:c="3"/>json_struct_size--; </text:span><text:span text:style-name="T11">/* remove last comma */</text:span><text:span text:style-name="T10"> \</text:span><text:span text:style-name="T10"><text:line-break/></text:span><text:span text:style-name="T9"> <text:s/></text:span><text:span text:style-name="T2">json_struct_size++; </text:span><text:span text:style-name="T8">/* close parentheses */</text:span><text:span text:style-name="T9"> \</text:span><text:span text:style-name="T9"><text:line-break/></text:span><text:span text:style-name="T1">return</text:span><text:span text:style-name="T9"> </text:span><text:span text:style-name="T2">json_struct_size;}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6"> JSON_STRUCT_VOID_P_START(name) \</text:span><text:span text:style-name="T6"><text:line-break/></text:span><text:span text:style-name="T6"> <text:s text:c="11"/>json_struct_hasElements = 1; \</text:span><text:span text:style-name="T6"><text:line-break/></text:span><text:span text:style-name="T6"> <text:s text:c="11"/>json_struct_size += </text:span><text:span text:style-name="T1">sizeof</text:span><text:span text:style-name="T6">(#name) \</text:span><text:span text:style-name="T6"><text:line-break/></text:span><text:span text:style-name="T6"> <text:s text:c="13"/>- 1 <text:s/></text:span><text:span text:style-name="T17">/* trailing null character */</text:span><text:span text:style-name="T6"> \</text:span><text:span text:style-name="T6"><text:line-break/></text:span><text:span text:style-name="T6"> <text:s text:c="13"/>+ 4; </text:span><text:span text:style-name="T17">/* quotation marks (for key), */</text:span><text:span text:style-name="T6"> \</text:span><text:span text:style-name="T17"><text:line-break/></text:span><text:span text:style-name="T17"> <text:s text:c="18"/>/* colon and comma */</text:span><text:span text:style-name="T6"> \</text:span><text:span text:style-name="T6"><text:line-break/></text:span><text:span text:style-name="T18"> <text:s text:c="11"/>json_struct_size_void_p = 0;</text:span></text:p>
            <text:p text:style-name="P3"><text:span text:style-name="T1"># <text:s/>define</text:span><text:span text:style-name="T6"> JSON_STRUCT_VOID_P_ELEMENT(name, element) \</text:span><text:span text:style-name="T6"><text:line-break/></text:span><text:span text:style-name="T6"> <text:s text:c="11"/>json_struct_size_void_p_tmp = \</text:span><text:span text:style-name="T6"><text:line-break/></text:span><text:span text:style-name="T6"> <text:s text:c="13"/>json_struct_max_size_</text:span><text:span text:style-name="T1">##</text:span><text:span text:style-name="T6">element(); \</text:span><text:span text:style-name="T6"><text:line-break/></text:span><text:span text:style-name="T6"> <text:s text:c="11"/></text:span><text:span text:style-name="T1">if</text:span><text:span text:style-name="T6">(json_struct_size_void_p_tmp &gt; \</text:span><text:span text:style-name="T6"><text:line-break/></text:span><text:span text:style-name="T6"> <text:s text:c="14"/>json_struct_size_void_p) \</text:span><text:span text:style-name="T6"><text:line-break/></text:span><text:span text:style-name="T18"> <text:s text:c="13"/>json_struct_size_void_p = \</text:span><text:span text:style-name="T18"><text:line-break/></text:span><text:span text:style-name="T18"> <text:s text:c="15"/>json_struct_size_void_p_tmp;</text:span></text:p>
            <text:p text:style-name="P3"><text:span text:style-name="T1"># <text:s/>define</text:span><text:span text:style-name="T6"> JSON_STRUCT_VOID_P_END(name) \</text:span><text:span text:style-name="T6"><text:line-break/></text:span><text:span text:style-name="T6"> <text:s text:c="11"/>json_struct_size += \</text:span><text:span text:style-name="T6"><text:line-break/></text:span><text:span text:style-name="T6"> <text:s text:c="13"/>json_struct_size_void_p;</text:span></text:p>
          </draw:text-box>
        </draw:frame>
        <draw:custom-shape draw:style-name="gr33" draw:text-style-name="P6" draw:layer="layout" svg:width="8cm" svg:height="1cm" svg:x="15cm" svg:y="13.5cm">
          <text:p text:style-name="P5"><text:span text:style-name="T7">Defines for pointer to other structure</text:span></text:p>
          <draw:enhanced-geometry svg:viewBox="0 0 21600 21600" draw:text-areas="800 800 20800 20800" draw:type="round-rectangular-callout" draw:modifiers="4395.05061867267 -23930.46953046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6" draw:layer="layout" svg:width="9.5cm" svg:height="1cm" svg:x="8cm" svg:y="2.685cm">
          <text:p text:style-name="P5"><text:span text:style-name="T7">Now we need the up to now unused variables</text:span></text:p>
          <draw:enhanced-geometry svg:viewBox="0 0 21600 21600" draw:text-areas="800 800 20800 20800" draw:type="round-rectangular-callout" draw:modifiers="7290.93779602147 56729.67032967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int</text:span><text:span text:style-name="T2"> json_struct_max_size_</text:span><text:span text:style-name="T3">basic</text:span><text:span text:style-name="T2">() { \</text:span><text:span text:style-name="T2"><text:line-break/></text:span><text:span text:style-name="T2"> <text:s text:c="2"/></text:span><text:span text:style-name="T1">char</text:span><text:span text:style-name="T2"> json_struct_hasElements = 0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2"/>size_t json_struct_size = 1; </text:span><text:span text:style-name="T8">/* open parentheses */</text:span><text:span text:style-name="T2"><text:line-break/></text:span><text:span text:style-name="T2"> <text:s/>json_struct_hasElements = 1; \</text:span><text:span text:style-name="T2"><text:line-break/></text:span><text:span text:style-name="T2"> <text:s/>json_struct_size += {...};</text:span><text:span text:style-name="T2"><text:line-break/></text:span><text:span text:style-name="T2"> <text:s/>JSON_STRUCT_VOID_P_START(</text:span><text:span text:style-name="T4">file_type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descriptor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memory</text:span><text:span text:style-name="T2">)</text:span><text:span text:style-name="T2"><text:line-break/></text:span><text:span text:style-name="T2"> <text:s/>JSON_STRUCT_VOID_P_END(</text:span><text:span text:style-name="T4">file_type</text:span><text:span text:style-name="T2">)</text:span><text:span text:style-name="T2"><text:line-break/></text:span><text:span text:style-name="T2"> <text:s/>{...}</text:span><text:span text:style-name="T9"><text:line-break/></text:span><text:span text:style-name="T1">return</text:span><text:span text:style-name="T9"> </text:span><text:span text:style-name="T2">json_struct_size;}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6"> JSON_STRUCT_VOID_P_START(name) \</text:span><text:span text:style-name="T6"><text:line-break/></text:span><text:span text:style-name="T6"> <text:s text:c="11"/>json_struct_hasElements = 1; \</text:span><text:span text:style-name="T6"><text:line-break/></text:span><text:span text:style-name="T6"> <text:s text:c="11"/>json_struct_size += </text:span><text:span text:style-name="T1">sizeof</text:span><text:span text:style-name="T6">(#name) \</text:span><text:span text:style-name="T6"><text:line-break/></text:span><text:span text:style-name="T6"> <text:s text:c="13"/>- 1 <text:s/></text:span><text:span text:style-name="T17">/* trailing null character */</text:span><text:span text:style-name="T6"> \</text:span><text:span text:style-name="T6"><text:line-break/></text:span><text:span text:style-name="T6"> <text:s text:c="13"/>+ 4; </text:span><text:span text:style-name="T17">/* quotation marks (for key), */</text:span><text:span text:style-name="T6"> \</text:span><text:span text:style-name="T17"><text:line-break/></text:span><text:span text:style-name="T17"> <text:s text:c="18"/>/* colon and comma */</text:span><text:span text:style-name="T6"> \</text:span><text:span text:style-name="T6"><text:line-break/></text:span><text:span text:style-name="T18"> <text:s text:c="11"/>json_struct_size_void_p = 0;</text:span></text:p>
            <text:p text:style-name="P3"><text:span text:style-name="T1"># <text:s/>define</text:span><text:span text:style-name="T6"> JSON_STRUCT_VOID_P_ELEMENT(name, element) \</text:span><text:span text:style-name="T6"><text:line-break/></text:span><text:span text:style-name="T6"> <text:s text:c="11"/>json_struct_size_void_p_tmp = \</text:span><text:span text:style-name="T6"><text:line-break/></text:span><text:span text:style-name="T6"> <text:s text:c="13"/>json_struct_max_size_</text:span><text:span text:style-name="T1">##</text:span><text:span text:style-name="T6">element(); \</text:span><text:span text:style-name="T6"><text:line-break/></text:span><text:span text:style-name="T6"> <text:s text:c="11"/></text:span><text:span text:style-name="T1">if</text:span><text:span text:style-name="T6">(json_struct_size_void_p_tmp &gt; \</text:span><text:span text:style-name="T6"><text:line-break/></text:span><text:span text:style-name="T6"> <text:s text:c="14"/>json_struct_size_void_p) \</text:span><text:span text:style-name="T6"><text:line-break/></text:span><text:span text:style-name="T18"> <text:s text:c="13"/>json_struct_size_void_p = \</text:span><text:span text:style-name="T18"><text:line-break/></text:span><text:span text:style-name="T18"> <text:s text:c="15"/>json_struct_size_void_p_tmp;</text:span></text:p>
            <text:p text:style-name="P3"><text:span text:style-name="T1"># <text:s/>define</text:span><text:span text:style-name="T6"> JSON_STRUCT_VOID_P_END(name) \</text:span><text:span text:style-name="T6"><text:line-break/></text:span><text:span text:style-name="T6"> <text:s text:c="11"/>json_struct_size += \</text:span><text:span text:style-name="T6"><text:line-break/></text:span><text:span text:style-name="T6"> <text:s text:c="13"/>json_struct_size_void_p;</text:span></text:p>
          </draw:text-box>
        </draw:frame>
        <draw:custom-shape draw:style-name="gr35" draw:text-style-name="P6" draw:layer="layout" svg:width="8.5cm" svg:height="1cm" svg:x="0.5cm" svg:y="11.5cm">
          <text:p text:style-name="P5"><text:span text:style-name="T7">We ommit known parts to get more space</text:span></text:p>
          <draw:enhanced-geometry svg:viewBox="0 0 21600 21600" draw:text-areas="800 800 20800 20800" draw:type="round-rectangular-callout" draw:modifiers="6217.52734972356 -36014.38561438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6" draw:layer="layout" svg:width="8.5cm" svg:height="1cm" svg:x="5cm" svg:y="3.5cm">
          <text:p text:style-name="P5"><text:span text:style-name="T7">We ommit known parts to get more space</text:span></text:p>
          <draw:enhanced-geometry svg:viewBox="0 0 21600 21600" draw:text-areas="800 800 20800 20800" draw:type="round-rectangular-callout" draw:modifiers="3910.41053993648 87414.18581418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int</text:span><text:span text:style-name="T2"> json_struct_max_size_</text:span><text:span text:style-name="T3">basic</text:span><text:span text:style-name="T2">() { \</text:span><text:span text:style-name="T2"><text:line-break/></text:span><text:span text:style-name="T2"> <text:s text:c="2"/></text:span><text:span text:style-name="T1">char</text:span><text:span text:style-name="T2"> json_struct_hasElements = 0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2"/>size_t json_struct_size = 1; </text:span><text:span text:style-name="T8">/* open parentheses */</text:span><text:span text:style-name="T2"><text:line-break/></text:span><text:span text:style-name="T2"> <text:s/>json_struct_hasElements = 1; \</text:span><text:span text:style-name="T2"><text:line-break/></text:span><text:span text:style-name="T2"> <text:s/>json_struct_size += {...};</text:span><text:span text:style-name="T2"><text:line-break/></text:span><text:span text:style-name="T2"> <text:s/>JSON_STRUCT_VOID_P_START(</text:span><text:span text:style-name="T4">file_type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descriptor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memory</text:span><text:span text:style-name="T2">)</text:span><text:span text:style-name="T2"><text:line-break/></text:span><text:span text:style-name="T2"> <text:s/>JSON_STRUCT_VOID_P_END(</text:span><text:span text:style-name="T4">file_type</text:span><text:span text:style-name="T2">)</text:span><text:span text:style-name="T2"><text:line-break/></text:span><text:span text:style-name="T2"> <text:s/>{...}</text:span><text:span text:style-name="T9"><text:line-break/></text:span><text:span text:style-name="T1">return</text:span><text:span text:style-name="T9"> </text:span><text:span text:style-name="T2">json_struct_size;}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6"> JSON_STRUCT_VOID_P_START(name) \</text:span><text:span text:style-name="T6"><text:line-break/></text:span><text:span text:style-name="T6"> <text:s text:c="11"/>json_struct_hasElements = 1; \</text:span><text:span text:style-name="T6"><text:line-break/></text:span><text:span text:style-name="T6"> <text:s text:c="11"/>json_struct_size += </text:span><text:span text:style-name="T1">sizeof</text:span><text:span text:style-name="T6">(#name) \</text:span><text:span text:style-name="T6"><text:line-break/></text:span><text:span text:style-name="T6"> <text:s text:c="13"/>- 1 <text:s/></text:span><text:span text:style-name="T17">/* trailing null character */</text:span><text:span text:style-name="T6"> \</text:span><text:span text:style-name="T6"><text:line-break/></text:span><text:span text:style-name="T6"> <text:s text:c="13"/>+ 4; </text:span><text:span text:style-name="T17">/* quotation marks (for key), */</text:span><text:span text:style-name="T6"> \</text:span><text:span text:style-name="T17"><text:line-break/></text:span><text:span text:style-name="T17"> <text:s text:c="18"/>/* colon and comma */</text:span><text:span text:style-name="T6"> \</text:span><text:span text:style-name="T6"><text:line-break/></text:span><text:span text:style-name="T18"> <text:s text:c="11"/>json_struct_size_void_p = 0;</text:span></text:p>
            <text:p text:style-name="P3"><text:span text:style-name="T1"># <text:s/>define</text:span><text:span text:style-name="T6"> JSON_STRUCT_VOID_P_ELEMENT(name, element) \</text:span><text:span text:style-name="T6"><text:line-break/></text:span><text:span text:style-name="T6"> <text:s text:c="11"/>json_struct_size_void_p_tmp = \</text:span><text:span text:style-name="T6"><text:line-break/></text:span><text:span text:style-name="T6"> <text:s text:c="13"/>json_struct_max_size_</text:span><text:span text:style-name="T1">##</text:span><text:span text:style-name="T6">element(); \</text:span><text:span text:style-name="T6"><text:line-break/></text:span><text:span text:style-name="T6"> <text:s text:c="11"/></text:span><text:span text:style-name="T1">if</text:span><text:span text:style-name="T6">(json_struct_size_void_p_tmp &gt; \</text:span><text:span text:style-name="T6"><text:line-break/></text:span><text:span text:style-name="T6"> <text:s text:c="14"/>json_struct_size_void_p) \</text:span><text:span text:style-name="T6"><text:line-break/></text:span><text:span text:style-name="T18"> <text:s text:c="13"/>json_struct_size_void_p = \</text:span><text:span text:style-name="T18"><text:line-break/></text:span><text:span text:style-name="T18"> <text:s text:c="15"/>json_struct_size_void_p_tmp;</text:span></text:p>
            <text:p text:style-name="P3"><text:span text:style-name="T1"># <text:s/>define</text:span><text:span text:style-name="T6"> JSON_STRUCT_VOID_P_END(name) \</text:span><text:span text:style-name="T6"><text:line-break/></text:span><text:span text:style-name="T6"> <text:s text:c="11"/>json_struct_size += \</text:span><text:span text:style-name="T6"><text:line-break/></text:span><text:span text:style-name="T6"> <text:s text:c="13"/>json_struct_size_void_p;</text:span></text:p>
          </draw:text-box>
        </draw:frame>
        <draw:line draw:style-name="gr36" draw:text-style-name="P7" draw:layer="layout" svg:x1="15cm" svg:y1="5cm" svg:x2="9cm" svg:y2="8cm">
          <text:p/>
        </draw:line>
        <presentation:notes draw:style-name="dp2">
          <draw:page-thumbnail draw:style-name="gr1" draw:layer="layout" svg:width="19.798cm" svg:height="11.136cm" svg:x="0.6cm" svg:y="2.257cm" draw:page-number="7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int</text:span><text:span text:style-name="T2"> json_struct_max_size_</text:span><text:span text:style-name="T3">basic</text:span><text:span text:style-name="T2">() { \</text:span><text:span text:style-name="T2"><text:line-break/></text:span><text:span text:style-name="T2"> <text:s text:c="2"/></text:span><text:span text:style-name="T1">char</text:span><text:span text:style-name="T2"> json_struct_hasElements = 0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2"/>size_t json_struct_size = 1; </text:span><text:span text:style-name="T8">/* open parentheses */</text:span><text:span text:style-name="T2"><text:line-break/></text:span><text:span text:style-name="T2"> <text:s/>json_struct_hasElements = 1; \</text:span><text:span text:style-name="T2"><text:line-break/></text:span><text:span text:style-name="T2"> <text:s/>json_struct_size += {...};</text:span><text:span text:style-name="T2"><text:line-break/></text:span><text:span text:style-name="T2"> <text:s/>json_struct_hasElements = 1; \</text:span><text:span text:style-name="T2"><text:line-break/></text:span><text:span text:style-name="T2"> <text:s/>json_struct_size += </text:span><text:span text:style-name="T1">sizeof</text:span><text:span text:style-name="T2">("</text:span><text:span text:style-name="T4">file_type</text:span><text:span text:style-name="T2">") \</text:span><text:span text:style-name="T2"><text:line-break/></text:span><text:span text:style-name="T2"> <text:s text:c="3"/>- 1 <text:s/></text:span><text:span text:style-name="T8">/* trailing null character */</text:span><text:span text:style-name="T2"> \</text:span><text:span text:style-name="T2"><text:line-break/></text:span><text:span text:style-name="T2"> <text:s text:c="3"/>+ 4; </text:span><text:span text:style-name="T8">/* quotation marks (for key), */</text:span><text:span text:style-name="T2"> \</text:span><text:span text:style-name="T8"><text:line-break/></text:span><text:span text:style-name="T8"> <text:s text:c="8"/>/* colon and comma */</text:span><text:span text:style-name="T2"> \</text:span><text:span text:style-name="T2"><text:line-break/></text:span><text:span text:style-name="T2"> <text:s/>json_struct_size_void_p = 0;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descriptor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memory</text:span><text:span text:style-name="T2">)</text:span><text:span text:style-name="T2"><text:line-break/></text:span><text:span text:style-name="T2"> <text:s/>JSON_STRUCT_VOID_P_END(</text:span><text:span text:style-name="T4">file_type</text:span><text:span text:style-name="T2">)</text:span><text:span text:style-name="T2"><text:line-break/></text:span><text:span text:style-name="T2"> <text:s/>{...}</text:span><text:span text:style-name="T9"><text:line-break/></text:span><text:span text:style-name="T1">return</text:span><text:span text:style-name="T9"> </text:span><text:span text:style-name="T2">json_struct_size;}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6"> JSON_STRUCT_VOID_P_START(name) \</text:span><text:span text:style-name="T6"><text:line-break/></text:span><text:span text:style-name="T6"> <text:s text:c="11"/>json_struct_hasElements = 1; \</text:span><text:span text:style-name="T6"><text:line-break/></text:span><text:span text:style-name="T6"> <text:s text:c="11"/>json_struct_size += </text:span><text:span text:style-name="T1">sizeof</text:span><text:span text:style-name="T6">(#name) \</text:span><text:span text:style-name="T6"><text:line-break/></text:span><text:span text:style-name="T6"> <text:s text:c="13"/>- 1 <text:s/></text:span><text:span text:style-name="T17">/* trailing null character */</text:span><text:span text:style-name="T6"> \</text:span><text:span text:style-name="T6"><text:line-break/></text:span><text:span text:style-name="T6"> <text:s text:c="13"/>+ 4; </text:span><text:span text:style-name="T17">/* quotation marks (for key), */</text:span><text:span text:style-name="T6"> \</text:span><text:span text:style-name="T17"><text:line-break/></text:span><text:span text:style-name="T17"> <text:s text:c="18"/>/* colon and comma */</text:span><text:span text:style-name="T6"> \</text:span><text:span text:style-name="T6"><text:line-break/></text:span><text:span text:style-name="T18"> <text:s text:c="11"/>json_struct_size_void_p = 0;</text:span></text:p>
            <text:p text:style-name="P3"><text:span text:style-name="T1"># <text:s/>define</text:span><text:span text:style-name="T6"> JSON_STRUCT_VOID_P_ELEMENT(name, element) \</text:span><text:span text:style-name="T6"><text:line-break/></text:span><text:span text:style-name="T6"> <text:s text:c="11"/>json_struct_size_void_p_tmp = \</text:span><text:span text:style-name="T6"><text:line-break/></text:span><text:span text:style-name="T6"> <text:s text:c="13"/>json_struct_max_size_</text:span><text:span text:style-name="T1">##</text:span><text:span text:style-name="T6">element(); \</text:span><text:span text:style-name="T6"><text:line-break/></text:span><text:span text:style-name="T6"> <text:s text:c="11"/></text:span><text:span text:style-name="T1">if</text:span><text:span text:style-name="T6">(json_struct_size_void_p_tmp &gt; \</text:span><text:span text:style-name="T6"><text:line-break/></text:span><text:span text:style-name="T6"> <text:s text:c="14"/>json_struct_size_void_p) \</text:span><text:span text:style-name="T6"><text:line-break/></text:span><text:span text:style-name="T18"> <text:s text:c="13"/>json_struct_size_void_p = \</text:span><text:span text:style-name="T18"><text:line-break/></text:span><text:span text:style-name="T18"> <text:s text:c="15"/>json_struct_size_void_p_tmp;</text:span></text:p>
            <text:p text:style-name="P3"><text:span text:style-name="T1"># <text:s/>define</text:span><text:span text:style-name="T6"> JSON_STRUCT_VOID_P_END(name) \</text:span><text:span text:style-name="T6"><text:line-break/></text:span><text:span text:style-name="T6"> <text:s text:c="11"/>json_struct_size += \</text:span><text:span text:style-name="T6"><text:line-break/></text:span><text:span text:style-name="T6"> <text:s text:c="13"/>json_struct_size_void_p;</text:span></text:p>
          </draw:text-box>
        </draw:frame>
        <draw:line draw:style-name="gr36" draw:text-style-name="P7" draw:layer="layout" svg:x1="15cm" svg:y1="5cm" svg:x2="9cm" svg:y2="8cm">
          <text:p/>
        </draw:line>
        <draw:custom-shape draw:style-name="gr37" draw:text-style-name="P12" draw:layer="layout" svg:width="10cm" svg:height="2cm" svg:x="8cm" svg:y="13cm">
          <text:p text:style-name="P11"><text:span text:style-name="T13">Length of name of json object inside the json object.</text:span><text:span text:style-name="T13"><text:line-break/></text:span><text:span text:style-name="T13">e.g. (in red):</text:span><text:span text:style-name="T13"><text:line-break/></text:span><text:span text:style-name="T13">{"process_id":"1005",</text:span><text:span text:style-name="T19">"file_type":</text:span><text:span text:style-name="T13">{…</text:span><text:span text:style-name="T15">}</text:span><text:span text:style-name="T20">,</text:span><text:span text:style-name="T15">...}</text:span></text:p>
          <draw:enhanced-geometry svg:viewBox="0 0 21600 21600" draw:text-areas="800 800 20800 20800" draw:type="round-rectangular-callout" draw:modifiers="3349.82501749825 -38623.08845577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int</text:span><text:span text:style-name="T2"> json_struct_max_size_</text:span><text:span text:style-name="T3">basic</text:span><text:span text:style-name="T2">() { \</text:span><text:span text:style-name="T2"><text:line-break/></text:span><text:span text:style-name="T2"> <text:s text:c="2"/></text:span><text:span text:style-name="T1">char</text:span><text:span text:style-name="T2"> json_struct_hasElements = 0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2"/>size_t json_struct_size = 1; </text:span><text:span text:style-name="T8">/* open parentheses */</text:span><text:span text:style-name="T2"><text:line-break/></text:span><text:span text:style-name="T2"> <text:s/>json_struct_hasElements = 1; \</text:span><text:span text:style-name="T2"><text:line-break/></text:span><text:span text:style-name="T2"> <text:s/>json_struct_size += {...};</text:span><text:span text:style-name="T2"><text:line-break/></text:span><text:span text:style-name="T2"> <text:s/>json_struct_hasElements = 1; \</text:span><text:span text:style-name="T2"><text:line-break/></text:span><text:span text:style-name="T2"> <text:s/>json_struct_size += </text:span><text:span text:style-name="T1">sizeof</text:span><text:span text:style-name="T2">("</text:span><text:span text:style-name="T4">file_type</text:span><text:span text:style-name="T2">") \</text:span><text:span text:style-name="T2"><text:line-break/></text:span><text:span text:style-name="T2"> <text:s text:c="3"/>- 1 <text:s/></text:span><text:span text:style-name="T8">/* trailing null character */</text:span><text:span text:style-name="T2"> \</text:span><text:span text:style-name="T2"><text:line-break/></text:span><text:span text:style-name="T2"> <text:s text:c="3"/>+ 4; </text:span><text:span text:style-name="T8">/* quotation marks (for key), */</text:span><text:span text:style-name="T2"> \</text:span><text:span text:style-name="T8"><text:line-break/></text:span><text:span text:style-name="T8"> <text:s text:c="8"/>/* colon and comma */</text:span><text:span text:style-name="T2"> \</text:span><text:span text:style-name="T2"><text:line-break/></text:span><text:span text:style-name="T2"> <text:s/>json_struct_size_void_p = 0;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descriptor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memory</text:span><text:span text:style-name="T2">)</text:span><text:span text:style-name="T2"><text:line-break/></text:span><text:span text:style-name="T2"> <text:s/>JSON_STRUCT_VOID_P_END(</text:span><text:span text:style-name="T4">file_type</text:span><text:span text:style-name="T2">)</text:span><text:span text:style-name="T2"><text:line-break/></text:span><text:span text:style-name="T2"> <text:s/>{...}</text:span><text:span text:style-name="T9"><text:line-break/></text:span><text:span text:style-name="T1">return</text:span><text:span text:style-name="T9"> </text:span><text:span text:style-name="T2">json_struct_size;}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6"> JSON_STRUCT_VOID_P_START(name) \</text:span><text:span text:style-name="T6"><text:line-break/></text:span><text:span text:style-name="T6"> <text:s text:c="11"/>json_struct_hasElements = 1; \</text:span><text:span text:style-name="T6"><text:line-break/></text:span><text:span text:style-name="T6"> <text:s text:c="11"/>json_struct_size += </text:span><text:span text:style-name="T1">sizeof</text:span><text:span text:style-name="T6">(#name) \</text:span><text:span text:style-name="T6"><text:line-break/></text:span><text:span text:style-name="T6"> <text:s text:c="13"/>- 1 <text:s/></text:span><text:span text:style-name="T17">/* trailing null character */</text:span><text:span text:style-name="T6"> \</text:span><text:span text:style-name="T6"><text:line-break/></text:span><text:span text:style-name="T6"> <text:s text:c="13"/>+ 4; </text:span><text:span text:style-name="T17">/* quotation marks (for key), */</text:span><text:span text:style-name="T6"> \</text:span><text:span text:style-name="T17"><text:line-break/></text:span><text:span text:style-name="T17"> <text:s text:c="18"/>/* colon and comma */</text:span><text:span text:style-name="T6"> \</text:span><text:span text:style-name="T6"><text:line-break/></text:span><text:span text:style-name="T18"> <text:s text:c="11"/>json_struct_size_void_p = 0;</text:span></text:p>
            <text:p text:style-name="P3"><text:span text:style-name="T1"># <text:s/>define</text:span><text:span text:style-name="T6"> JSON_STRUCT_VOID_P_ELEMENT(name, element) \</text:span><text:span text:style-name="T6"><text:line-break/></text:span><text:span text:style-name="T6"> <text:s text:c="11"/>json_struct_size_void_p_tmp = \</text:span><text:span text:style-name="T6"><text:line-break/></text:span><text:span text:style-name="T6"> <text:s text:c="13"/>json_struct_max_size_</text:span><text:span text:style-name="T1">##</text:span><text:span text:style-name="T6">element(); \</text:span><text:span text:style-name="T6"><text:line-break/></text:span><text:span text:style-name="T6"> <text:s text:c="11"/></text:span><text:span text:style-name="T1">if</text:span><text:span text:style-name="T6">(json_struct_size_void_p_tmp &gt; \</text:span><text:span text:style-name="T6"><text:line-break/></text:span><text:span text:style-name="T6"> <text:s text:c="14"/>json_struct_size_void_p) \</text:span><text:span text:style-name="T6"><text:line-break/></text:span><text:span text:style-name="T18"> <text:s text:c="13"/>json_struct_size_void_p = \</text:span><text:span text:style-name="T18"><text:line-break/></text:span><text:span text:style-name="T18"> <text:s text:c="15"/>json_struct_size_void_p_tmp;</text:span></text:p>
            <text:p text:style-name="P3"><text:span text:style-name="T1"># <text:s/>define</text:span><text:span text:style-name="T6"> JSON_STRUCT_VOID_P_END(name) \</text:span><text:span text:style-name="T6"><text:line-break/></text:span><text:span text:style-name="T6"> <text:s text:c="11"/>json_struct_size += \</text:span><text:span text:style-name="T6"><text:line-break/></text:span><text:span text:style-name="T6"> <text:s text:c="13"/>json_struct_size_void_p;</text:span></text:p>
          </draw:text-box>
        </draw:frame>
        <draw:custom-shape draw:style-name="gr38" draw:text-style-name="P12" draw:layer="layout" svg:width="10.5cm" svg:height="1cm" svg:x="7.5cm" svg:y="13cm">
          <text:p text:style-name="P11"><text:span text:style-name="T21">Maximum length of pointed to structure, initialized to 0</text:span></text:p>
          <draw:enhanced-geometry svg:viewBox="0 0 21600 21600" draw:text-areas="800 800 20800 20800" draw:type="round-rectangular-callout" draw:modifiers="767.241215122369 -60505.89410589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int</text:span><text:span text:style-name="T2"> json_struct_max_size_</text:span><text:span text:style-name="T3">basic</text:span><text:span text:style-name="T2">() { \</text:span><text:span text:style-name="T2"><text:line-break/></text:span><text:span text:style-name="T2"> <text:s text:c="2"/></text:span><text:span text:style-name="T1">char</text:span><text:span text:style-name="T2"> json_struct_hasElements = 0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2"/>size_t json_struct_size = 1; </text:span><text:span text:style-name="T8">/* open parentheses */</text:span><text:span text:style-name="T2"><text:line-break/></text:span><text:span text:style-name="T2"> <text:s/>json_struct_hasElements = 1; \</text:span><text:span text:style-name="T2"><text:line-break/></text:span><text:span text:style-name="T2"> <text:s/>json_struct_size += {...};</text:span><text:span text:style-name="T2"><text:line-break/></text:span><text:span text:style-name="T2"> <text:s/>json_struct_hasElements = 1; \</text:span><text:span text:style-name="T2"><text:line-break/></text:span><text:span text:style-name="T2"> <text:s/>json_struct_size += </text:span><text:span text:style-name="T1">sizeof</text:span><text:span text:style-name="T2">("</text:span><text:span text:style-name="T4">file_type</text:span><text:span text:style-name="T2">") \</text:span><text:span text:style-name="T2"><text:line-break/></text:span><text:span text:style-name="T2"> <text:s text:c="3"/>- 1 <text:s/></text:span><text:span text:style-name="T8">/* trailing null character */</text:span><text:span text:style-name="T2"> \</text:span><text:span text:style-name="T2"><text:line-break/></text:span><text:span text:style-name="T2"> <text:s text:c="3"/>+ 4; </text:span><text:span text:style-name="T8">/* quotation marks (for key), */</text:span><text:span text:style-name="T2"> \</text:span><text:span text:style-name="T8"><text:line-break/></text:span><text:span text:style-name="T8"> <text:s text:c="8"/>/* colon and comma */</text:span><text:span text:style-name="T2"> \</text:span><text:span text:style-name="T2"><text:line-break/></text:span><text:span text:style-name="T2"> <text:s/>json_struct_size_void_p = 0;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descriptor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memory</text:span><text:span text:style-name="T2">)</text:span><text:span text:style-name="T2"><text:line-break/></text:span><text:span text:style-name="T2"> <text:s/>JSON_STRUCT_VOID_P_END(</text:span><text:span text:style-name="T4">file_type</text:span><text:span text:style-name="T2">)</text:span><text:span text:style-name="T2"><text:line-break/></text:span><text:span text:style-name="T2"> <text:s/>{...}</text:span><text:span text:style-name="T9"><text:line-break/></text:span><text:span text:style-name="T1">return</text:span><text:span text:style-name="T9"> </text:span><text:span text:style-name="T2">json_struct_size;}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6"> JSON_STRUCT_VOID_P_START(name) \</text:span><text:span text:style-name="T6"><text:line-break/></text:span><text:span text:style-name="T6"> <text:s text:c="11"/>json_struct_hasElements = 1; \</text:span><text:span text:style-name="T6"><text:line-break/></text:span><text:span text:style-name="T6"> <text:s text:c="11"/>json_struct_size += </text:span><text:span text:style-name="T1">sizeof</text:span><text:span text:style-name="T6">(#name) \</text:span><text:span text:style-name="T6"><text:line-break/></text:span><text:span text:style-name="T6"> <text:s text:c="13"/>- 1 <text:s/></text:span><text:span text:style-name="T17">/* trailing null character */</text:span><text:span text:style-name="T6"> \</text:span><text:span text:style-name="T6"><text:line-break/></text:span><text:span text:style-name="T6"> <text:s text:c="13"/>+ 4; </text:span><text:span text:style-name="T17">/* quotation marks (for key), */</text:span><text:span text:style-name="T6"> \</text:span><text:span text:style-name="T17"><text:line-break/></text:span><text:span text:style-name="T17"> <text:s text:c="18"/>/* colon and comma */</text:span><text:span text:style-name="T6"> \</text:span><text:span text:style-name="T6"><text:line-break/></text:span><text:span text:style-name="T18"> <text:s text:c="11"/>json_struct_size_void_p = 0;</text:span></text:p>
            <text:p text:style-name="P3"><text:span text:style-name="T1"># <text:s/>define</text:span><text:span text:style-name="T6"> JSON_STRUCT_VOID_P_ELEMENT(name, element) \</text:span><text:span text:style-name="T6"><text:line-break/></text:span><text:span text:style-name="T6"> <text:s text:c="11"/>json_struct_size_void_p_tmp = \</text:span><text:span text:style-name="T6"><text:line-break/></text:span><text:span text:style-name="T6"> <text:s text:c="13"/>json_struct_max_size_</text:span><text:span text:style-name="T1">##</text:span><text:span text:style-name="T6">element(); \</text:span><text:span text:style-name="T6"><text:line-break/></text:span><text:span text:style-name="T6"> <text:s text:c="11"/></text:span><text:span text:style-name="T1">if</text:span><text:span text:style-name="T6">(json_struct_size_void_p_tmp &gt; \</text:span><text:span text:style-name="T6"><text:line-break/></text:span><text:span text:style-name="T6"> <text:s text:c="14"/>json_struct_size_void_p) \</text:span><text:span text:style-name="T6"><text:line-break/></text:span><text:span text:style-name="T18"> <text:s text:c="13"/>json_struct_size_void_p = \</text:span><text:span text:style-name="T18"><text:line-break/></text:span><text:span text:style-name="T18"> <text:s text:c="15"/>json_struct_size_void_p_tmp;</text:span></text:p>
            <text:p text:style-name="P3"><text:span text:style-name="T1"># <text:s/>define</text:span><text:span text:style-name="T6"> JSON_STRUCT_VOID_P_END(name) \</text:span><text:span text:style-name="T6"><text:line-break/></text:span><text:span text:style-name="T6"> <text:s text:c="11"/>json_struct_size += \</text:span><text:span text:style-name="T6"><text:line-break/></text:span><text:span text:style-name="T6"> <text:s text:c="13"/>json_struct_size_void_p;</text:span></text:p>
          </draw:text-box>
        </draw:frame>
        <draw:line draw:style-name="gr39" draw:text-style-name="P7" draw:layer="layout" svg:x1="15cm" svg:y1="8cm" svg:x2="13.5cm" svg:y2="10.5cm">
          <text:p/>
        </draw:line>
        <presentation:notes draw:style-name="dp2">
          <draw:page-thumbnail draw:style-name="gr1" draw:layer="layout" svg:width="19.798cm" svg:height="11.136cm" svg:x="0.6cm" svg:y="2.257cm" draw:page-number="8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int</text:span><text:span text:style-name="T2"> json_struct_max_size_</text:span><text:span text:style-name="T3">basic</text:span><text:span text:style-name="T2">() { \</text:span><text:span text:style-name="T2"><text:line-break/></text:span><text:span text:style-name="T2"> <text:s text:c="2"/></text:span><text:span text:style-name="T1">char</text:span><text:span text:style-name="T2"> json_struct_hasElements = 0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2"/>size_t json_struct_size = 1; </text:span><text:span text:style-name="T8">/* open parentheses */</text:span><text:span text:style-name="T2"><text:line-break/></text:span><text:span text:style-name="T2"> <text:s/>json_struct_hasElements = 1; \</text:span><text:span text:style-name="T2"><text:line-break/></text:span><text:span text:style-name="T2"> <text:s/>json_struct_size += {...};</text:span><text:span text:style-name="T2"><text:line-break/></text:span><text:span text:style-name="T2"> <text:s/>json_struct_hasElements = 1; \</text:span><text:span text:style-name="T2"><text:line-break/></text:span><text:span text:style-name="T2"> <text:s/>json_struct_size += </text:span><text:span text:style-name="T1">sizeof</text:span><text:span text:style-name="T2">("</text:span><text:span text:style-name="T4">file_type</text:span><text:span text:style-name="T2">") \</text:span><text:span text:style-name="T2"><text:line-break/></text:span><text:span text:style-name="T2"> <text:s text:c="3"/>- 1 <text:s/></text:span><text:span text:style-name="T8">/* trailing null character */</text:span><text:span text:style-name="T2"> \</text:span><text:span text:style-name="T2"><text:line-break/></text:span><text:span text:style-name="T2"> <text:s text:c="3"/>+ 4; </text:span><text:span text:style-name="T8">/* quotation marks (for key), */</text:span><text:span text:style-name="T2"> \</text:span><text:span text:style-name="T8"><text:line-break/></text:span><text:span text:style-name="T8"> <text:s text:c="8"/>/* colon and comma */</text:span><text:span text:style-name="T2"> \</text:span><text:span text:style-name="T2"><text:line-break/></text:span><text:span text:style-name="T2"> <text:s/>json_struct_size_void_p = 0;</text:span><text:span text:style-name="T2"><text:line-break/></text:span><text:span text:style-name="T2"> <text:s/>json_struct_size_void_p_tmp = \</text:span><text:span text:style-name="T2"><text:line-break/></text:span><text:span text:style-name="T2"> <text:s text:c="3"/>json_struct_max_size_</text:span><text:span text:style-name="T3">file_descriptor</text:span><text:span text:style-name="T2">(); \</text:span><text:span text:style-name="T2"><text:line-break/></text:span><text:span text:style-name="T2"> <text:s/></text:span><text:span text:style-name="T1">if</text:span><text:span text:style-name="T2">(json_struct_size_void_p_tmp &gt; json_struct_size_void_p) \</text:span><text:span text:style-name="T2"><text:line-break/></text:span><text:span text:style-name="T2"> <text:s text:c="3"/>json_struct_size_void_p = json_struct_size_void_p_tmp;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memory</text:span><text:span text:style-name="T2">)</text:span><text:span text:style-name="T2"><text:line-break/></text:span><text:span text:style-name="T2"> <text:s/>JSON_STRUCT_VOID_P_END(</text:span><text:span text:style-name="T4">file_type</text:span><text:span text:style-name="T2">)</text:span><text:span text:style-name="T2"><text:line-break/></text:span><text:span text:style-name="T2"> <text:s/>{...}</text:span><text:span text:style-name="T9"><text:line-break/></text:span><text:span text:style-name="T1">return</text:span><text:span text:style-name="T9"> </text:span><text:span text:style-name="T2">json_struct_size;}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6"> JSON_STRUCT_VOID_P_START(name) \</text:span><text:span text:style-name="T6"><text:line-break/></text:span><text:span text:style-name="T6"> <text:s text:c="11"/>json_struct_hasElements = 1; \</text:span><text:span text:style-name="T6"><text:line-break/></text:span><text:span text:style-name="T6"> <text:s text:c="11"/>json_struct_size += </text:span><text:span text:style-name="T1">sizeof</text:span><text:span text:style-name="T6">(#name) \</text:span><text:span text:style-name="T6"><text:line-break/></text:span><text:span text:style-name="T6"> <text:s text:c="13"/>- 1 <text:s/></text:span><text:span text:style-name="T17">/* trailing null character */</text:span><text:span text:style-name="T6"> \</text:span><text:span text:style-name="T6"><text:line-break/></text:span><text:span text:style-name="T6"> <text:s text:c="13"/>+ 4; </text:span><text:span text:style-name="T17">/* quotation marks (for key), */</text:span><text:span text:style-name="T6"> \</text:span><text:span text:style-name="T17"><text:line-break/></text:span><text:span text:style-name="T17"> <text:s text:c="18"/>/* colon and comma */</text:span><text:span text:style-name="T6"> \</text:span><text:span text:style-name="T6"><text:line-break/></text:span><text:span text:style-name="T18"> <text:s text:c="11"/>json_struct_size_void_p = 0;</text:span></text:p>
            <text:p text:style-name="P3"><text:span text:style-name="T1"># <text:s/>define</text:span><text:span text:style-name="T6"> JSON_STRUCT_VOID_P_ELEMENT(name, element) \</text:span><text:span text:style-name="T6"><text:line-break/></text:span><text:span text:style-name="T6"> <text:s text:c="11"/>json_struct_size_void_p_tmp = \</text:span><text:span text:style-name="T6"><text:line-break/></text:span><text:span text:style-name="T6"> <text:s text:c="13"/>json_struct_max_size_</text:span><text:span text:style-name="T1">##</text:span><text:span text:style-name="T6">element(); \</text:span><text:span text:style-name="T6"><text:line-break/></text:span><text:span text:style-name="T6"> <text:s text:c="11"/></text:span><text:span text:style-name="T1">if</text:span><text:span text:style-name="T6">(json_struct_size_void_p_tmp &gt; \</text:span><text:span text:style-name="T6"><text:line-break/></text:span><text:span text:style-name="T6"> <text:s text:c="14"/>json_struct_size_void_p) \</text:span><text:span text:style-name="T6"><text:line-break/></text:span><text:span text:style-name="T18"> <text:s text:c="13"/>json_struct_size_void_p = \</text:span><text:span text:style-name="T18"><text:line-break/></text:span><text:span text:style-name="T18"> <text:s text:c="15"/>json_struct_size_void_p_tmp;</text:span></text:p>
            <text:p text:style-name="P3"><text:span text:style-name="T1"># <text:s/>define</text:span><text:span text:style-name="T6"> JSON_STRUCT_VOID_P_END(name) \</text:span><text:span text:style-name="T6"><text:line-break/></text:span><text:span text:style-name="T6"> <text:s text:c="11"/>json_struct_size += \</text:span><text:span text:style-name="T6"><text:line-break/></text:span><text:span text:style-name="T6"> <text:s text:c="13"/>json_struct_size_void_p;</text:span></text:p>
          </draw:text-box>
        </draw:frame>
        <draw:line draw:style-name="gr39" draw:text-style-name="P7" draw:layer="layout" svg:x1="15cm" svg:y1="8cm" svg:x2="8cm" svg:y2="9.5cm">
          <text:p/>
        </draw:line>
        <draw:custom-shape draw:style-name="gr40" draw:text-style-name="P6" draw:layer="layout" svg:width="18cm" svg:height="2.5cm" svg:x="3.5cm" svg:y="12.8cm">
          <text:p text:style-name="P5"><text:span text:style-name="T7">Magic at work: to get the maximum length of a pointed to structure we can use the already</text:span><text:span text:style-name="T7"><text:line-break/></text:span><text:span text:style-name="T7">generated function for this structure. Thats because structures can only be elements in other</text:span><text:span text:style-name="T7"><text:line-break/></text:span><text:span text:style-name="T7">structures if they are defined before and the definition of all structures in json_structs.h is</text:span><text:span text:style-name="T7"><text:line-break/></text:span><text:span text:style-name="T7">transformed by macros to a function.</text:span></text:p>
          <draw:enhanced-geometry svg:viewBox="0 0 21600 21600" draw:text-areas="800 800 20800 20800" draw:type="round-rectangular-callout" draw:modifiers="7079.6066885173 -21185.44582167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int</text:span><text:span text:style-name="T2"> json_struct_max_size_</text:span><text:span text:style-name="T3">basic</text:span><text:span text:style-name="T2">() { \</text:span><text:span text:style-name="T2"><text:line-break/></text:span><text:span text:style-name="T2"> <text:s text:c="2"/></text:span><text:span text:style-name="T1">char</text:span><text:span text:style-name="T2"> json_struct_hasElements = 0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2"/>size_t json_struct_size = 1; </text:span><text:span text:style-name="T8">/* open parentheses */</text:span><text:span text:style-name="T2"><text:line-break/></text:span><text:span text:style-name="T2"> <text:s/>json_struct_hasElements = 1; \</text:span><text:span text:style-name="T2"><text:line-break/></text:span><text:span text:style-name="T2"> <text:s/>json_struct_size += {...};</text:span><text:span text:style-name="T2"><text:line-break/></text:span><text:span text:style-name="T2"> <text:s/>json_struct_hasElements = 1; \</text:span><text:span text:style-name="T2"><text:line-break/></text:span><text:span text:style-name="T2"> <text:s/>json_struct_size += </text:span><text:span text:style-name="T1">sizeof</text:span><text:span text:style-name="T2">("</text:span><text:span text:style-name="T4">file_type</text:span><text:span text:style-name="T2">") \</text:span><text:span text:style-name="T2"><text:line-break/></text:span><text:span text:style-name="T2"> <text:s text:c="3"/>- 1 <text:s/></text:span><text:span text:style-name="T8">/* trailing null character */</text:span><text:span text:style-name="T2"> \</text:span><text:span text:style-name="T2"><text:line-break/></text:span><text:span text:style-name="T2"> <text:s text:c="3"/>+ 4; </text:span><text:span text:style-name="T8">/* quotation marks (for key), */</text:span><text:span text:style-name="T2"> \</text:span><text:span text:style-name="T8"><text:line-break/></text:span><text:span text:style-name="T8"> <text:s text:c="8"/>/* colon and comma */</text:span><text:span text:style-name="T2"> \</text:span><text:span text:style-name="T2"><text:line-break/></text:span><text:span text:style-name="T2"> <text:s/>json_struct_size_void_p = 0;</text:span><text:span text:style-name="T2"><text:line-break/></text:span><text:span text:style-name="T2"> <text:s/>json_struct_size_void_p_tmp = \</text:span><text:span text:style-name="T2"><text:line-break/></text:span><text:span text:style-name="T2"> <text:s text:c="3"/>json_struct_max_size_</text:span><text:span text:style-name="T3">file_descriptor</text:span><text:span text:style-name="T2">(); \</text:span><text:span text:style-name="T2"><text:line-break/></text:span><text:span text:style-name="T2"> <text:s/></text:span><text:span text:style-name="T1">if</text:span><text:span text:style-name="T2">(json_struct_size_void_p_tmp &gt; json_struct_size_void_p) \</text:span><text:span text:style-name="T2"><text:line-break/></text:span><text:span text:style-name="T2"> <text:s text:c="3"/>json_struct_size_void_p = json_struct_size_void_p_tmp;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memory</text:span><text:span text:style-name="T2">)</text:span><text:span text:style-name="T2"><text:line-break/></text:span><text:span text:style-name="T2"> <text:s/>JSON_STRUCT_VOID_P_END(</text:span><text:span text:style-name="T4">file_type</text:span><text:span text:style-name="T2">)</text:span><text:span text:style-name="T2"><text:line-break/></text:span><text:span text:style-name="T2"> <text:s/>{...}</text:span><text:span text:style-name="T9"><text:line-break/></text:span><text:span text:style-name="T1">return</text:span><text:span text:style-name="T9"> </text:span><text:span text:style-name="T2">json_struct_size;}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6"> JSON_STRUCT_VOID_P_START(name) \</text:span><text:span text:style-name="T6"><text:line-break/></text:span><text:span text:style-name="T6"> <text:s text:c="11"/>json_struct_hasElements = 1; \</text:span><text:span text:style-name="T6"><text:line-break/></text:span><text:span text:style-name="T6"> <text:s text:c="11"/>json_struct_size += </text:span><text:span text:style-name="T1">sizeof</text:span><text:span text:style-name="T6">(#name) \</text:span><text:span text:style-name="T6"><text:line-break/></text:span><text:span text:style-name="T6"> <text:s text:c="13"/>- 1 <text:s/></text:span><text:span text:style-name="T17">/* trailing null character */</text:span><text:span text:style-name="T6"> \</text:span><text:span text:style-name="T6"><text:line-break/></text:span><text:span text:style-name="T6"> <text:s text:c="13"/>+ 4; </text:span><text:span text:style-name="T17">/* quotation marks (for key), */</text:span><text:span text:style-name="T6"> \</text:span><text:span text:style-name="T17"><text:line-break/></text:span><text:span text:style-name="T17"> <text:s text:c="18"/>/* colon and comma */</text:span><text:span text:style-name="T6"> \</text:span><text:span text:style-name="T6"><text:line-break/></text:span><text:span text:style-name="T18"> <text:s text:c="11"/>json_struct_size_void_p = 0;</text:span></text:p>
            <text:p text:style-name="P3"><text:span text:style-name="T1"># <text:s/>define</text:span><text:span text:style-name="T6"> JSON_STRUCT_VOID_P_ELEMENT(name, element) \</text:span><text:span text:style-name="T6"><text:line-break/></text:span><text:span text:style-name="T6"> <text:s text:c="11"/>json_struct_size_void_p_tmp = \</text:span><text:span text:style-name="T6"><text:line-break/></text:span><text:span text:style-name="T6"> <text:s text:c="13"/>json_struct_max_size_</text:span><text:span text:style-name="T1">##</text:span><text:span text:style-name="T6">element(); \</text:span><text:span text:style-name="T6"><text:line-break/></text:span><text:span text:style-name="T6"> <text:s text:c="11"/></text:span><text:span text:style-name="T1">if</text:span><text:span text:style-name="T6">(json_struct_size_void_p_tmp &gt; \</text:span><text:span text:style-name="T6"><text:line-break/></text:span><text:span text:style-name="T6"> <text:s text:c="14"/>json_struct_size_void_p) \</text:span><text:span text:style-name="T6"><text:line-break/></text:span><text:span text:style-name="T18"> <text:s text:c="13"/>json_struct_size_void_p = \</text:span><text:span text:style-name="T18"><text:line-break/></text:span><text:span text:style-name="T18"> <text:s text:c="15"/>json_struct_size_void_p_tmp;</text:span></text:p>
            <text:p text:style-name="P3"><text:span text:style-name="T1"># <text:s/>define</text:span><text:span text:style-name="T6"> JSON_STRUCT_VOID_P_END(name) \</text:span><text:span text:style-name="T6"><text:line-break/></text:span><text:span text:style-name="T6"> <text:s text:c="11"/>json_struct_size += \</text:span><text:span text:style-name="T6"><text:line-break/></text:span><text:span text:style-name="T6"> <text:s text:c="13"/>json_struct_size_void_p;</text:span></text:p>
          </draw:text-box>
        </draw:frame>
        <draw:custom-shape draw:style-name="gr40" draw:text-style-name="P6" draw:layer="layout" svg:width="18cm" svg:height="2.5cm" svg:x="3.5cm" svg:y="12.8cm">
          <text:p text:style-name="P5"><text:span text:style-name="T7">Check if the maximum length of the pointed to structure is larger than the last one</text:span><text:span text:style-name="T7"><text:line-break/></text:span><text:span text:style-name="T7">(it is, because it’s the first of two possible structures and therefore the size is initialized to 0)</text:span><text:span text:style-name="T7"><text:line-break/></text:span><text:span text:style-name="T7">and keep the bigger value. We use the same macro for each possible structure, so for the</text:span><text:span text:style-name="T7"><text:line-break/></text:span><text:span text:style-name="T7">first one there is an unnecessary if-statement (it will be optimized away by the compiler).</text:span></text:p>
          <draw:enhanced-geometry svg:viewBox="0 0 21600 21600" draw:text-areas="800 800 20800 20800" draw:type="round-rectangular-callout" draw:modifiers="-1567.1129381701 -16728.98840463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int</text:span><text:span text:style-name="T2"> json_struct_max_size_</text:span><text:span text:style-name="T3">basic</text:span><text:span text:style-name="T2">() { \</text:span><text:span text:style-name="T2"><text:line-break/></text:span><text:span text:style-name="T2"> <text:s text:c="2"/></text:span><text:span text:style-name="T1">char</text:span><text:span text:style-name="T2"> json_struct_hasElements = 0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2"/>size_t json_struct_size = 1; </text:span><text:span text:style-name="T8">/* open parentheses */</text:span><text:span text:style-name="T2"><text:line-break/></text:span><text:span text:style-name="T2"> <text:s/>json_struct_hasElements = 1; \</text:span><text:span text:style-name="T2"><text:line-break/></text:span><text:span text:style-name="T2"> <text:s/>json_struct_size += {...};</text:span><text:span text:style-name="T2"><text:line-break/></text:span><text:span text:style-name="T2"> <text:s/>json_struct_hasElements = 1; \</text:span><text:span text:style-name="T2"><text:line-break/></text:span><text:span text:style-name="T2"> <text:s/>json_struct_size += </text:span><text:span text:style-name="T1">sizeof</text:span><text:span text:style-name="T2">("</text:span><text:span text:style-name="T4">file_type</text:span><text:span text:style-name="T2">") \</text:span><text:span text:style-name="T2"><text:line-break/></text:span><text:span text:style-name="T2"> <text:s text:c="3"/>- 1 <text:s/></text:span><text:span text:style-name="T8">/* trailing null character */</text:span><text:span text:style-name="T2"> \</text:span><text:span text:style-name="T2"><text:line-break/></text:span><text:span text:style-name="T2"> <text:s text:c="3"/>+ 4; </text:span><text:span text:style-name="T8">/* quotation marks (for key), */</text:span><text:span text:style-name="T2"> \</text:span><text:span text:style-name="T8"><text:line-break/></text:span><text:span text:style-name="T8"> <text:s text:c="8"/>/* colon and comma */</text:span><text:span text:style-name="T2"> \</text:span><text:span text:style-name="T2"><text:line-break/></text:span><text:span text:style-name="T2"> <text:s/>json_struct_size_void_p = 0;</text:span><text:span text:style-name="T2"><text:line-break/></text:span><text:span text:style-name="T2"> <text:s/>json_struct_size_void_p_tmp = \</text:span><text:span text:style-name="T2"><text:line-break/></text:span><text:span text:style-name="T2"> <text:s text:c="3"/>json_struct_max_size_</text:span><text:span text:style-name="T3">file_descriptor</text:span><text:span text:style-name="T2">(); \</text:span><text:span text:style-name="T2"><text:line-break/></text:span><text:span text:style-name="T2"> <text:s/></text:span><text:span text:style-name="T1">if</text:span><text:span text:style-name="T2">(json_struct_size_void_p_tmp &gt; json_struct_size_void_p) \</text:span><text:span text:style-name="T2"><text:line-break/></text:span><text:span text:style-name="T2"> <text:s text:c="3"/>json_struct_size_void_p = json_struct_size_void_p_tmp;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memory</text:span><text:span text:style-name="T2">)</text:span><text:span text:style-name="T2"><text:line-break/></text:span><text:span text:style-name="T2"> <text:s/>JSON_STRUCT_VOID_P_END(</text:span><text:span text:style-name="T4">file_type</text:span><text:span text:style-name="T2">)</text:span><text:span text:style-name="T2"><text:line-break/></text:span><text:span text:style-name="T2"> <text:s/>{...}</text:span><text:span text:style-name="T9"><text:line-break/></text:span><text:span text:style-name="T1">return</text:span><text:span text:style-name="T9"> </text:span><text:span text:style-name="T2">json_struct_size;}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6"> JSON_STRUCT_VOID_P_START(name) \</text:span><text:span text:style-name="T6"><text:line-break/></text:span><text:span text:style-name="T6"> <text:s text:c="11"/>json_struct_hasElements = 1; \</text:span><text:span text:style-name="T6"><text:line-break/></text:span><text:span text:style-name="T6"> <text:s text:c="11"/>json_struct_size += </text:span><text:span text:style-name="T1">sizeof</text:span><text:span text:style-name="T6">(#name) \</text:span><text:span text:style-name="T6"><text:line-break/></text:span><text:span text:style-name="T6"> <text:s text:c="13"/>- 1 <text:s/></text:span><text:span text:style-name="T17">/* trailing null character */</text:span><text:span text:style-name="T6"> \</text:span><text:span text:style-name="T6"><text:line-break/></text:span><text:span text:style-name="T6"> <text:s text:c="13"/>+ 4; </text:span><text:span text:style-name="T17">/* quotation marks (for key), */</text:span><text:span text:style-name="T6"> \</text:span><text:span text:style-name="T17"><text:line-break/></text:span><text:span text:style-name="T17"> <text:s text:c="18"/>/* colon and comma */</text:span><text:span text:style-name="T6"> \</text:span><text:span text:style-name="T6"><text:line-break/></text:span><text:span text:style-name="T18"> <text:s text:c="11"/>json_struct_size_void_p = 0;</text:span></text:p>
            <text:p text:style-name="P3"><text:span text:style-name="T1"># <text:s/>define</text:span><text:span text:style-name="T6"> JSON_STRUCT_VOID_P_ELEMENT(name, element) \</text:span><text:span text:style-name="T6"><text:line-break/></text:span><text:span text:style-name="T6"> <text:s text:c="11"/>json_struct_size_void_p_tmp = \</text:span><text:span text:style-name="T6"><text:line-break/></text:span><text:span text:style-name="T6"> <text:s text:c="13"/>json_struct_max_size_</text:span><text:span text:style-name="T1">##</text:span><text:span text:style-name="T6">element(); \</text:span><text:span text:style-name="T6"><text:line-break/></text:span><text:span text:style-name="T6"> <text:s text:c="11"/></text:span><text:span text:style-name="T1">if</text:span><text:span text:style-name="T6">(json_struct_size_void_p_tmp &gt; \</text:span><text:span text:style-name="T6"><text:line-break/></text:span><text:span text:style-name="T6"> <text:s text:c="14"/>json_struct_size_void_p) \</text:span><text:span text:style-name="T6"><text:line-break/></text:span><text:span text:style-name="T18"> <text:s text:c="13"/>json_struct_size_void_p = \</text:span><text:span text:style-name="T18"><text:line-break/></text:span><text:span text:style-name="T18"> <text:s text:c="15"/>json_struct_size_void_p_tmp;</text:span></text:p>
            <text:p text:style-name="P3"><text:span text:style-name="T1"># <text:s/>define</text:span><text:span text:style-name="T6"> JSON_STRUCT_VOID_P_END(name) \</text:span><text:span text:style-name="T6"><text:line-break/></text:span><text:span text:style-name="T6"> <text:s text:c="11"/>json_struct_size += \</text:span><text:span text:style-name="T6"><text:line-break/></text:span><text:span text:style-name="T6"> <text:s text:c="13"/>json_struct_size_void_p;</text:span></text:p>
          </draw:text-box>
        </draw:frame>
        <draw:line draw:style-name="gr41" draw:text-style-name="P7" draw:layer="layout" svg:x1="14.9cm" svg:y1="8.4cm" svg:x2="12.4cm" svg:y2="11.4cm">
          <text:p/>
        </draw:line>
        <presentation:notes draw:style-name="dp2">
          <draw:page-thumbnail draw:style-name="gr1" draw:layer="layout" svg:width="19.798cm" svg:height="11.136cm" svg:x="0.6cm" svg:y="2.257cm" draw:page-number="8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int</text:span><text:span text:style-name="T2"> json_struct_max_size_</text:span><text:span text:style-name="T3">basic</text:span><text:span text:style-name="T2">() { \</text:span><text:span text:style-name="T2"><text:line-break/></text:span><text:span text:style-name="T2"> <text:s text:c="2"/></text:span><text:span text:style-name="T1">char</text:span><text:span text:style-name="T2"> json_struct_hasElements = 0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2"/>size_t json_struct_size = 1; </text:span><text:span text:style-name="T8">/* open parentheses */</text:span><text:span text:style-name="T2"><text:line-break/></text:span><text:span text:style-name="T2"> <text:s/>json_struct_hasElements = 1; \</text:span><text:span text:style-name="T2"><text:line-break/></text:span><text:span text:style-name="T2"> <text:s/>json_struct_size += {...};</text:span><text:span text:style-name="T2"><text:line-break/></text:span><text:span text:style-name="T2"> <text:s/>json_struct_hasElements = 1; \</text:span><text:span text:style-name="T2"><text:line-break/></text:span><text:span text:style-name="T2"> <text:s/>json_struct_size += </text:span><text:span text:style-name="T1">sizeof</text:span><text:span text:style-name="T2">("</text:span><text:span text:style-name="T4">file_type</text:span><text:span text:style-name="T2">") \</text:span><text:span text:style-name="T2"><text:line-break/></text:span><text:span text:style-name="T2"> <text:s text:c="3"/>- 1 <text:s/></text:span><text:span text:style-name="T8">/* trailing null character */</text:span><text:span text:style-name="T2"> \</text:span><text:span text:style-name="T2"><text:line-break/></text:span><text:span text:style-name="T2"> <text:s text:c="3"/>+ 4; </text:span><text:span text:style-name="T8">/* quotation marks (for key), */</text:span><text:span text:style-name="T2"> \</text:span><text:span text:style-name="T8"><text:line-break/></text:span><text:span text:style-name="T8"> <text:s text:c="8"/>/* colon and comma */</text:span><text:span text:style-name="T2"> \</text:span><text:span text:style-name="T2"><text:line-break/></text:span><text:span text:style-name="T2"> <text:s/>json_struct_size_void_p = 0;</text:span><text:span text:style-name="T2"><text:line-break/></text:span><text:span text:style-name="T2"> <text:s/>json_struct_size_void_p_tmp = \</text:span><text:span text:style-name="T2"><text:line-break/></text:span><text:span text:style-name="T2"> <text:s text:c="3"/>json_struct_max_size_</text:span><text:span text:style-name="T3">file_descriptor</text:span><text:span text:style-name="T2">(); \</text:span><text:span text:style-name="T2"><text:line-break/></text:span><text:span text:style-name="T2"> <text:s/></text:span><text:span text:style-name="T1">if</text:span><text:span text:style-name="T2">(json_struct_size_void_p_tmp &gt; json_struct_size_void_p) \</text:span><text:span text:style-name="T2"><text:line-break/></text:span><text:span text:style-name="T2"> <text:s text:c="3"/>json_struct_size_void_p = json_struct_size_void_p_tmp;</text:span><text:span text:style-name="T2"><text:line-break/></text:span><text:span text:style-name="T2"> <text:s/>json_struct_size_void_p_tmp = \</text:span><text:span text:style-name="T2"><text:line-break/></text:span><text:span text:style-name="T2"> <text:s text:c="3"/>json_struct_max_size_</text:span><text:span text:style-name="T3">file_memory</text:span><text:span text:style-name="T2">(); \</text:span><text:span text:style-name="T2"><text:line-break/></text:span><text:span text:style-name="T2"> <text:s/></text:span><text:span text:style-name="T1">if</text:span><text:span text:style-name="T2">(json_struct_size_void_p_tmp &gt; json_struct_size_void_p) \</text:span><text:span text:style-name="T2"><text:line-break/></text:span><text:span text:style-name="T2"> <text:s text:c="3"/>json_struct_size_void_p = json_struct_size_void_p_tmp;</text:span><text:span text:style-name="T2"><text:line-break/></text:span><text:span text:style-name="T2"> <text:s/>JSON_STRUCT_VOID_P_END(</text:span><text:span text:style-name="T4">file_type</text:span><text:span text:style-name="T2">)</text:span><text:span text:style-name="T2"><text:line-break/></text:span><text:span text:style-name="T2"> <text:s/>{...}</text:span><text:span text:style-name="T9"><text:line-break/></text:span><text:span text:style-name="T1">return</text:span><text:span text:style-name="T9"> </text:span><text:span text:style-name="T2">json_struct_size;}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6"> JSON_STRUCT_VOID_P_START(name) \</text:span><text:span text:style-name="T6"><text:line-break/></text:span><text:span text:style-name="T6"> <text:s text:c="11"/>json_struct_hasElements = 1; \</text:span><text:span text:style-name="T6"><text:line-break/></text:span><text:span text:style-name="T6"> <text:s text:c="11"/>json_struct_size += </text:span><text:span text:style-name="T1">sizeof</text:span><text:span text:style-name="T6">(#name) \</text:span><text:span text:style-name="T6"><text:line-break/></text:span><text:span text:style-name="T6"> <text:s text:c="13"/>- 1 <text:s/></text:span><text:span text:style-name="T17">/* trailing null character */</text:span><text:span text:style-name="T6"> \</text:span><text:span text:style-name="T6"><text:line-break/></text:span><text:span text:style-name="T6"> <text:s text:c="13"/>+ 4; </text:span><text:span text:style-name="T17">/* quotation marks (for key), */</text:span><text:span text:style-name="T6"> \</text:span><text:span text:style-name="T17"><text:line-break/></text:span><text:span text:style-name="T17"> <text:s text:c="18"/>/* colon and comma */</text:span><text:span text:style-name="T6"> \</text:span><text:span text:style-name="T6"><text:line-break/></text:span><text:span text:style-name="T18"> <text:s text:c="11"/>json_struct_size_void_p = 0;</text:span></text:p>
            <text:p text:style-name="P3"><text:span text:style-name="T1"># <text:s/>define</text:span><text:span text:style-name="T6"> JSON_STRUCT_VOID_P_ELEMENT(name, element) \</text:span><text:span text:style-name="T6"><text:line-break/></text:span><text:span text:style-name="T6"> <text:s text:c="11"/>json_struct_size_void_p_tmp = \</text:span><text:span text:style-name="T6"><text:line-break/></text:span><text:span text:style-name="T6"> <text:s text:c="13"/>json_struct_max_size_</text:span><text:span text:style-name="T1">##</text:span><text:span text:style-name="T6">element(); \</text:span><text:span text:style-name="T6"><text:line-break/></text:span><text:span text:style-name="T6"> <text:s text:c="11"/></text:span><text:span text:style-name="T1">if</text:span><text:span text:style-name="T6">(json_struct_size_void_p_tmp &gt; \</text:span><text:span text:style-name="T6"><text:line-break/></text:span><text:span text:style-name="T6"> <text:s text:c="14"/>json_struct_size_void_p) \</text:span><text:span text:style-name="T6"><text:line-break/></text:span><text:span text:style-name="T18"> <text:s text:c="13"/>json_struct_size_void_p = \</text:span><text:span text:style-name="T18"><text:line-break/></text:span><text:span text:style-name="T18"> <text:s text:c="15"/>json_struct_size_void_p_tmp;</text:span></text:p>
            <text:p text:style-name="P3"><text:span text:style-name="T1"># <text:s/>define</text:span><text:span text:style-name="T6"> JSON_STRUCT_VOID_P_END(name) \</text:span><text:span text:style-name="T6"><text:line-break/></text:span><text:span text:style-name="T6"> <text:s text:c="11"/>json_struct_size += \</text:span><text:span text:style-name="T6"><text:line-break/></text:span><text:span text:style-name="T6"> <text:s text:c="13"/>json_struct_size_void_p;</text:span></text:p>
          </draw:text-box>
        </draw:frame>
        <draw:line draw:style-name="gr41" draw:text-style-name="P7" draw:layer="layout" svg:x1="14.9cm" svg:y1="8.4cm" svg:x2="12.4cm" svg:y2="11.4cm">
          <text:p/>
        </draw:line>
        <draw:custom-shape draw:style-name="gr42" draw:text-style-name="P6" draw:layer="layout" svg:width="18cm" svg:height="1.332cm" svg:x="2.848cm" svg:y="13cm">
          <text:p text:style-name="P5"><text:span text:style-name="T7">Now we use the function for the other struct to get the maximum length for this struct as json</text:span><text:span text:style-name="T7"><text:line-break/></text:span><text:span text:style-name="T7">and keep the greater of the two lengths.</text:span></text:p>
          <draw:enhanced-geometry svg:viewBox="0 0 21600 21600" draw:text-areas="800 800 20800 20800" draw:type="round-rectangular-callout" draw:modifiers="6752.02488750625 -32197.44936234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int</text:span><text:span text:style-name="T2"> json_struct_max_size_</text:span><text:span text:style-name="T3">basic</text:span><text:span text:style-name="T2">() { \</text:span><text:span text:style-name="T2"><text:line-break/></text:span><text:span text:style-name="T2"> <text:s text:c="2"/></text:span><text:span text:style-name="T1">char</text:span><text:span text:style-name="T2"> json_struct_hasElements = 0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2"/>size_t json_struct_size = 1; </text:span><text:span text:style-name="T8">/* open parentheses */</text:span><text:span text:style-name="T2"><text:line-break/></text:span><text:span text:style-name="T2"> <text:s/>json_struct_hasElements = 1; \</text:span><text:span text:style-name="T2"><text:line-break/></text:span><text:span text:style-name="T2"> <text:s/>json_struct_size += {...};</text:span><text:span text:style-name="T2"><text:line-break/></text:span><text:span text:style-name="T2"> <text:s/>json_struct_hasElements = 1; \</text:span><text:span text:style-name="T2"><text:line-break/></text:span><text:span text:style-name="T2"> <text:s/>json_struct_size += </text:span><text:span text:style-name="T1">sizeof</text:span><text:span text:style-name="T2">("</text:span><text:span text:style-name="T4">file_type</text:span><text:span text:style-name="T2">") \</text:span><text:span text:style-name="T2"><text:line-break/></text:span><text:span text:style-name="T2"> <text:s text:c="3"/>- 1 <text:s/></text:span><text:span text:style-name="T8">/* trailing null character */</text:span><text:span text:style-name="T2"> \</text:span><text:span text:style-name="T2"><text:line-break/></text:span><text:span text:style-name="T2"> <text:s text:c="3"/>+ 4; </text:span><text:span text:style-name="T8">/* quotation marks (for key), */</text:span><text:span text:style-name="T2"> \</text:span><text:span text:style-name="T8"><text:line-break/></text:span><text:span text:style-name="T8"> <text:s text:c="8"/>/* colon and comma */</text:span><text:span text:style-name="T2"> \</text:span><text:span text:style-name="T2"><text:line-break/></text:span><text:span text:style-name="T2"> <text:s/>json_struct_size_void_p = 0;</text:span><text:span text:style-name="T2"><text:line-break/></text:span><text:span text:style-name="T2"> <text:s/>json_struct_size_void_p_tmp = \</text:span><text:span text:style-name="T2"><text:line-break/></text:span><text:span text:style-name="T2"> <text:s text:c="3"/>json_struct_max_size_</text:span><text:span text:style-name="T3">file_descriptor</text:span><text:span text:style-name="T2">(); \</text:span><text:span text:style-name="T2"><text:line-break/></text:span><text:span text:style-name="T2"> <text:s/></text:span><text:span text:style-name="T1">if</text:span><text:span text:style-name="T2">(json_struct_size_void_p_tmp &gt; json_struct_size_void_p) \</text:span><text:span text:style-name="T2"><text:line-break/></text:span><text:span text:style-name="T2"> <text:s text:c="3"/>json_struct_size_void_p = json_struct_size_void_p_tmp;</text:span><text:span text:style-name="T2"><text:line-break/></text:span><text:span text:style-name="T2"> <text:s/>json_struct_size_void_p_tmp = \</text:span><text:span text:style-name="T2"><text:line-break/></text:span><text:span text:style-name="T2"> <text:s text:c="3"/>json_struct_max_size_</text:span><text:span text:style-name="T3">file_memory</text:span><text:span text:style-name="T2">(); \</text:span><text:span text:style-name="T2"><text:line-break/></text:span><text:span text:style-name="T2"> <text:s/></text:span><text:span text:style-name="T1">if</text:span><text:span text:style-name="T2">(json_struct_size_void_p_tmp &gt; json_struct_size_void_p) \</text:span><text:span text:style-name="T2"><text:line-break/></text:span><text:span text:style-name="T2"> <text:s text:c="3"/>json_struct_size_void_p = json_struct_size_void_p_tmp;</text:span><text:span text:style-name="T2"><text:line-break/></text:span><text:span text:style-name="T2"> <text:s/>JSON_STRUCT_VOID_P_END(</text:span><text:span text:style-name="T4">file_type</text:span><text:span text:style-name="T2">)</text:span><text:span text:style-name="T2"><text:line-break/></text:span><text:span text:style-name="T2"> <text:s/>{...}</text:span><text:span text:style-name="T9"><text:line-break/></text:span><text:span text:style-name="T1">return</text:span><text:span text:style-name="T9"> </text:span><text:span text:style-name="T2">json_struct_size;}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6"> JSON_STRUCT_VOID_P_START(name) \</text:span><text:span text:style-name="T6"><text:line-break/></text:span><text:span text:style-name="T6"> <text:s text:c="11"/>json_struct_hasElements = 1; \</text:span><text:span text:style-name="T6"><text:line-break/></text:span><text:span text:style-name="T6"> <text:s text:c="11"/>json_struct_size += </text:span><text:span text:style-name="T1">sizeof</text:span><text:span text:style-name="T6">(#name) \</text:span><text:span text:style-name="T6"><text:line-break/></text:span><text:span text:style-name="T6"> <text:s text:c="13"/>- 1 <text:s/></text:span><text:span text:style-name="T17">/* trailing null character */</text:span><text:span text:style-name="T6"> \</text:span><text:span text:style-name="T6"><text:line-break/></text:span><text:span text:style-name="T6"> <text:s text:c="13"/>+ 4; </text:span><text:span text:style-name="T17">/* quotation marks (for key), */</text:span><text:span text:style-name="T6"> \</text:span><text:span text:style-name="T17"><text:line-break/></text:span><text:span text:style-name="T17"> <text:s text:c="18"/>/* colon and comma */</text:span><text:span text:style-name="T6"> \</text:span><text:span text:style-name="T6"><text:line-break/></text:span><text:span text:style-name="T18"> <text:s text:c="11"/>json_struct_size_void_p = 0;</text:span></text:p>
            <text:p text:style-name="P3"><text:span text:style-name="T1"># <text:s/>define</text:span><text:span text:style-name="T6"> JSON_STRUCT_VOID_P_ELEMENT(name, element) \</text:span><text:span text:style-name="T6"><text:line-break/></text:span><text:span text:style-name="T6"> <text:s text:c="11"/>json_struct_size_void_p_tmp = \</text:span><text:span text:style-name="T6"><text:line-break/></text:span><text:span text:style-name="T6"> <text:s text:c="13"/>json_struct_max_size_</text:span><text:span text:style-name="T1">##</text:span><text:span text:style-name="T6">element(); \</text:span><text:span text:style-name="T6"><text:line-break/></text:span><text:span text:style-name="T6"> <text:s text:c="11"/></text:span><text:span text:style-name="T1">if</text:span><text:span text:style-name="T6">(json_struct_size_void_p_tmp &gt; \</text:span><text:span text:style-name="T6"><text:line-break/></text:span><text:span text:style-name="T6"> <text:s text:c="14"/>json_struct_size_void_p) \</text:span><text:span text:style-name="T6"><text:line-break/></text:span><text:span text:style-name="T18"> <text:s text:c="13"/>json_struct_size_void_p = \</text:span><text:span text:style-name="T18"><text:line-break/></text:span><text:span text:style-name="T18"> <text:s text:c="15"/>json_struct_size_void_p_tmp;</text:span></text:p>
            <text:p text:style-name="P3"><text:span text:style-name="T1"># <text:s/>define</text:span><text:span text:style-name="T6"> JSON_STRUCT_VOID_P_END(name) \</text:span><text:span text:style-name="T6"><text:line-break/></text:span><text:span text:style-name="T6"> <text:s text:c="11"/>json_struct_size += \</text:span><text:span text:style-name="T6"><text:line-break/></text:span><text:span text:style-name="T6"> <text:s text:c="13"/>json_struct_size_void_p;</text:span></text:p>
          </draw:text-box>
        </draw:frame>
        <draw:line draw:style-name="gr41" draw:text-style-name="P7" draw:layer="layout" svg:x1="14.9cm" svg:y1="11.5cm" svg:x2="7.5cm" svg:y2="12cm">
          <text:p/>
        </draw:line>
        <presentation:notes draw:style-name="dp2">
          <draw:page-thumbnail draw:style-name="gr1" draw:layer="layout" svg:width="19.798cm" svg:height="11.136cm" svg:x="0.6cm" svg:y="2.257cm" draw:page-number="8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int</text:span><text:span text:style-name="T2"> json_struct_max_size_</text:span><text:span text:style-name="T3">basic</text:span><text:span text:style-name="T2">() { \</text:span><text:span text:style-name="T2"><text:line-break/></text:span><text:span text:style-name="T2"> <text:s text:c="2"/></text:span><text:span text:style-name="T1">char</text:span><text:span text:style-name="T2"> json_struct_hasElements = 0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2"/>size_t json_struct_size = 1; </text:span><text:span text:style-name="T8">/* open parentheses */</text:span><text:span text:style-name="T2"><text:line-break/></text:span><text:span text:style-name="T2"> <text:s/>json_struct_hasElements = 1; \</text:span><text:span text:style-name="T2"><text:line-break/></text:span><text:span text:style-name="T2"> <text:s/>json_struct_size += {...};</text:span><text:span text:style-name="T2"><text:line-break/></text:span><text:span text:style-name="T2"> <text:s/>json_struct_hasElements = 1; \</text:span><text:span text:style-name="T2"><text:line-break/></text:span><text:span text:style-name="T2"> <text:s/>json_struct_size += </text:span><text:span text:style-name="T1">sizeof</text:span><text:span text:style-name="T2">("</text:span><text:span text:style-name="T4">file_type</text:span><text:span text:style-name="T2">") \</text:span><text:span text:style-name="T2"><text:line-break/></text:span><text:span text:style-name="T2"> <text:s text:c="3"/>- 1 <text:s/></text:span><text:span text:style-name="T8">/* trailing null character */</text:span><text:span text:style-name="T2"> \</text:span><text:span text:style-name="T2"><text:line-break/></text:span><text:span text:style-name="T2"> <text:s text:c="3"/>+ 4; </text:span><text:span text:style-name="T8">/* quotation marks (for key), */</text:span><text:span text:style-name="T2"> \</text:span><text:span text:style-name="T8"><text:line-break/></text:span><text:span text:style-name="T8"> <text:s text:c="8"/>/* colon and comma */</text:span><text:span text:style-name="T2"> \</text:span><text:span text:style-name="T2"><text:line-break/></text:span><text:span text:style-name="T2"> <text:s/>json_struct_size_void_p = 0;</text:span><text:span text:style-name="T2"><text:line-break/></text:span><text:span text:style-name="T2"> <text:s/>json_struct_size_void_p_tmp = \</text:span><text:span text:style-name="T2"><text:line-break/></text:span><text:span text:style-name="T2"> <text:s text:c="3"/>json_struct_max_size_</text:span><text:span text:style-name="T3">file_descriptor</text:span><text:span text:style-name="T2">(); \</text:span><text:span text:style-name="T2"><text:line-break/></text:span><text:span text:style-name="T2"> <text:s/></text:span><text:span text:style-name="T1">if</text:span><text:span text:style-name="T2">(json_struct_size_void_p_tmp &gt; json_struct_size_void_p) \</text:span><text:span text:style-name="T2"><text:line-break/></text:span><text:span text:style-name="T2"> <text:s text:c="3"/>json_struct_size_void_p = json_struct_size_void_p_tmp;</text:span><text:span text:style-name="T2"><text:line-break/></text:span><text:span text:style-name="T2"> <text:s/>json_struct_size_void_p_tmp = \</text:span><text:span text:style-name="T2"><text:line-break/></text:span><text:span text:style-name="T2"> <text:s text:c="3"/>json_struct_max_size_</text:span><text:span text:style-name="T3">file_memory</text:span><text:span text:style-name="T2">(); \</text:span><text:span text:style-name="T2"><text:line-break/></text:span><text:span text:style-name="T2"> <text:s/></text:span><text:span text:style-name="T1">if</text:span><text:span text:style-name="T2">(json_struct_size_void_p_tmp &gt; json_struct_size_void_p) \</text:span><text:span text:style-name="T2"><text:line-break/></text:span><text:span text:style-name="T2"> <text:s text:c="3"/>json_struct_size_void_p = json_struct_size_void_p_tmp;</text:span><text:span text:style-name="T2"><text:line-break/></text:span><text:span text:style-name="T2"> <text:s/>json_struct_size += json_struct_size_void_p;</text:span><text:span text:style-name="T2"><text:line-break/></text:span><text:span text:style-name="T2"> <text:s/>{...}</text:span><text:span text:style-name="T9"><text:line-break/></text:span><text:span text:style-name="T1">return</text:span><text:span text:style-name="T9"> </text:span><text:span text:style-name="T2">json_struct_size;}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6"> JSON_STRUCT_VOID_P_START(name) \</text:span><text:span text:style-name="T6"><text:line-break/></text:span><text:span text:style-name="T6"> <text:s text:c="11"/>json_struct_hasElements = 1; \</text:span><text:span text:style-name="T6"><text:line-break/></text:span><text:span text:style-name="T6"> <text:s text:c="11"/>json_struct_size += </text:span><text:span text:style-name="T1">sizeof</text:span><text:span text:style-name="T6">(#name) \</text:span><text:span text:style-name="T6"><text:line-break/></text:span><text:span text:style-name="T6"> <text:s text:c="13"/>- 1 <text:s/></text:span><text:span text:style-name="T17">/* trailing null character */</text:span><text:span text:style-name="T6"> \</text:span><text:span text:style-name="T6"><text:line-break/></text:span><text:span text:style-name="T6"> <text:s text:c="13"/>+ 4; </text:span><text:span text:style-name="T17">/* quotation marks (for key), */</text:span><text:span text:style-name="T6"> \</text:span><text:span text:style-name="T17"><text:line-break/></text:span><text:span text:style-name="T17"> <text:s text:c="18"/>/* colon and comma */</text:span><text:span text:style-name="T6"> \</text:span><text:span text:style-name="T6"><text:line-break/></text:span><text:span text:style-name="T18"> <text:s text:c="11"/>json_struct_size_void_p = 0;</text:span></text:p>
            <text:p text:style-name="P3"><text:span text:style-name="T1"># <text:s/>define</text:span><text:span text:style-name="T6"> JSON_STRUCT_VOID_P_ELEMENT(name, element) \</text:span><text:span text:style-name="T6"><text:line-break/></text:span><text:span text:style-name="T6"> <text:s text:c="11"/>json_struct_size_void_p_tmp = \</text:span><text:span text:style-name="T6"><text:line-break/></text:span><text:span text:style-name="T6"> <text:s text:c="13"/>json_struct_max_size_</text:span><text:span text:style-name="T1">##</text:span><text:span text:style-name="T6">element(); \</text:span><text:span text:style-name="T6"><text:line-break/></text:span><text:span text:style-name="T6"> <text:s text:c="11"/></text:span><text:span text:style-name="T1">if</text:span><text:span text:style-name="T6">(json_struct_size_void_p_tmp &gt; \</text:span><text:span text:style-name="T6"><text:line-break/></text:span><text:span text:style-name="T6"> <text:s text:c="14"/>json_struct_size_void_p) \</text:span><text:span text:style-name="T6"><text:line-break/></text:span><text:span text:style-name="T18"> <text:s text:c="13"/>json_struct_size_void_p = \</text:span><text:span text:style-name="T18"><text:line-break/></text:span><text:span text:style-name="T18"> <text:s text:c="15"/>json_struct_size_void_p_tmp;</text:span></text:p>
            <text:p text:style-name="P3"><text:span text:style-name="T1"># <text:s/>define</text:span><text:span text:style-name="T6"> JSON_STRUCT_VOID_P_END(name) \</text:span><text:span text:style-name="T6"><text:line-break/></text:span><text:span text:style-name="T6"> <text:s text:c="11"/>json_struct_size += \</text:span><text:span text:style-name="T6"><text:line-break/></text:span><text:span text:style-name="T6"> <text:s text:c="13"/>json_struct_size_void_p;</text:span></text:p>
          </draw:text-box>
        </draw:frame>
        <draw:line draw:style-name="gr41" draw:text-style-name="P7" draw:layer="layout" svg:x1="14.9cm" svg:y1="11.5cm" svg:x2="7.5cm" svg:y2="12cm">
          <text:p/>
        </draw:line>
        <draw:custom-shape draw:style-name="gr30" draw:text-style-name="P6" draw:layer="layout" svg:width="9.5cm" svg:height="1.5cm" svg:x="7cm" svg:y="13cm">
          <text:p text:style-name="P5"><text:span text:style-name="T7">Add the length of the biggest struct that can be</text:span><text:span text:style-name="T7"><text:line-break/></text:span><text:span text:style-name="T7">pointed to to the length that will be returned.</text:span></text:p>
          <draw:enhanced-geometry svg:viewBox="0 0 21600 21600" draw:text-areas="800 800 20800 20800" draw:type="round-rectangular-callout" draw:modifiers="-1584.59109567414 -12188.67421718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BYTES_COU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int</text:span><text:span text:style-name="T2"> json_struct_max_size_</text:span><text:span text:style-name="T3">basic</text:span><text:span text:style-name="T2">() { \</text:span><text:span text:style-name="T2"><text:line-break/></text:span><text:span text:style-name="T2"> <text:s text:c="2"/></text:span><text:span text:style-name="T1">char</text:span><text:span text:style-name="T2"> json_struct_hasElements = 0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; \</text:span><text:span text:style-name="T2"><text:line-break/></text:span><text:span text:style-name="T2"> <text:s text:c="2"/></text:span><text:span text:style-name="T1">__attribute__</text:span><text:span text:style-name="T2">((unused)) </text:span><text:span text:style-name="T1">int</text:span><text:span text:style-name="T2"> json_struct_size_void_p_tmp; \</text:span><text:span text:style-name="T2"><text:line-break/></text:span><text:span text:style-name="T2"> <text:s text:c="2"/>size_t json_struct_size = 1; </text:span><text:span text:style-name="T8">/* open parentheses */</text:span><text:span text:style-name="T2"><text:line-break/></text:span><text:span text:style-name="T2"> <text:s/>json_struct_hasElements = 1; \</text:span><text:span text:style-name="T2"><text:line-break/></text:span><text:span text:style-name="T2"> <text:s/>json_struct_size += {...};</text:span><text:span text:style-name="T2"><text:line-break/></text:span><text:span text:style-name="T2"> <text:s/>json_struct_hasElements = 1; \</text:span><text:span text:style-name="T2"><text:line-break/></text:span><text:span text:style-name="T2"> <text:s/>json_struct_size += </text:span><text:span text:style-name="T1">sizeof</text:span><text:span text:style-name="T2">("</text:span><text:span text:style-name="T4">file_type</text:span><text:span text:style-name="T2">") \</text:span><text:span text:style-name="T2"><text:line-break/></text:span><text:span text:style-name="T2"> <text:s text:c="3"/>- 1 <text:s/></text:span><text:span text:style-name="T8">/* trailing null character */</text:span><text:span text:style-name="T2"> \</text:span><text:span text:style-name="T2"><text:line-break/></text:span><text:span text:style-name="T2"> <text:s text:c="3"/>+ 4; </text:span><text:span text:style-name="T8">/* quotation marks (for key), */</text:span><text:span text:style-name="T2"> \</text:span><text:span text:style-name="T8"><text:line-break/></text:span><text:span text:style-name="T8"> <text:s text:c="8"/>/* colon and comma */</text:span><text:span text:style-name="T2"> \</text:span><text:span text:style-name="T2"><text:line-break/></text:span><text:span text:style-name="T2"> <text:s/>json_struct_size_void_p = 0;</text:span><text:span text:style-name="T2"><text:line-break/></text:span><text:span text:style-name="T2"> <text:s/>json_struct_size_void_p_tmp = \</text:span><text:span text:style-name="T2"><text:line-break/></text:span><text:span text:style-name="T2"> <text:s text:c="3"/>json_struct_max_size_</text:span><text:span text:style-name="T3">file_descriptor</text:span><text:span text:style-name="T2">(); \</text:span><text:span text:style-name="T2"><text:line-break/></text:span><text:span text:style-name="T2"> <text:s/></text:span><text:span text:style-name="T1">if</text:span><text:span text:style-name="T2">(json_struct_size_void_p_tmp &gt; json_struct_size_void_p) \</text:span><text:span text:style-name="T2"><text:line-break/></text:span><text:span text:style-name="T2"> <text:s text:c="3"/>json_struct_size_void_p = json_struct_size_void_p_tmp;</text:span><text:span text:style-name="T2"><text:line-break/></text:span><text:span text:style-name="T2"> <text:s/>json_struct_size_void_p_tmp = \</text:span><text:span text:style-name="T2"><text:line-break/></text:span><text:span text:style-name="T2"> <text:s text:c="3"/>json_struct_max_size_</text:span><text:span text:style-name="T3">file_memory</text:span><text:span text:style-name="T2">(); \</text:span><text:span text:style-name="T2"><text:line-break/></text:span><text:span text:style-name="T2"> <text:s/></text:span><text:span text:style-name="T1">if</text:span><text:span text:style-name="T2">(json_struct_size_void_p_tmp &gt; json_struct_size_void_p) \</text:span><text:span text:style-name="T2"><text:line-break/></text:span><text:span text:style-name="T2"> <text:s text:c="3"/>json_struct_size_void_p = json_struct_size_void_p_tmp;</text:span><text:span text:style-name="T2"><text:line-break/></text:span><text:span text:style-name="T2"> <text:s/>json_struct_size += json_struct_size_void_p;</text:span><text:span text:style-name="T2"><text:line-break/></text:span><text:span text:style-name="T2"> <text:s/>{...}</text:span><text:span text:style-name="T9"><text:line-break/></text:span><text:span text:style-name="T1">return</text:span><text:span text:style-name="T9"> </text:span><text:span text:style-name="T2">json_struct_size;}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6"> JSON_STRUCT_VOID_P_START(name) \</text:span><text:span text:style-name="T6"><text:line-break/></text:span><text:span text:style-name="T6"> <text:s text:c="11"/>json_struct_hasElements = 1; \</text:span><text:span text:style-name="T6"><text:line-break/></text:span><text:span text:style-name="T6"> <text:s text:c="11"/>json_struct_size += </text:span><text:span text:style-name="T1">sizeof</text:span><text:span text:style-name="T6">(#name) \</text:span><text:span text:style-name="T6"><text:line-break/></text:span><text:span text:style-name="T6"> <text:s text:c="13"/>- 1 <text:s/></text:span><text:span text:style-name="T17">/* trailing null character */</text:span><text:span text:style-name="T6"> \</text:span><text:span text:style-name="T6"><text:line-break/></text:span><text:span text:style-name="T6"> <text:s text:c="13"/>+ 4; </text:span><text:span text:style-name="T17">/* quotation marks (for key), */</text:span><text:span text:style-name="T6"> \</text:span><text:span text:style-name="T17"><text:line-break/></text:span><text:span text:style-name="T17"> <text:s text:c="18"/>/* colon and comma */</text:span><text:span text:style-name="T6"> \</text:span><text:span text:style-name="T6"><text:line-break/></text:span><text:span text:style-name="T18"> <text:s text:c="11"/>json_struct_size_void_p = 0;</text:span></text:p>
            <text:p text:style-name="P3"><text:span text:style-name="T1"># <text:s/>define</text:span><text:span text:style-name="T6"> JSON_STRUCT_VOID_P_ELEMENT(name, element) \</text:span><text:span text:style-name="T6"><text:line-break/></text:span><text:span text:style-name="T6"> <text:s text:c="11"/>json_struct_size_void_p_tmp = \</text:span><text:span text:style-name="T6"><text:line-break/></text:span><text:span text:style-name="T6"> <text:s text:c="13"/>json_struct_max_size_</text:span><text:span text:style-name="T1">##</text:span><text:span text:style-name="T6">element(); \</text:span><text:span text:style-name="T6"><text:line-break/></text:span><text:span text:style-name="T6"> <text:s text:c="11"/></text:span><text:span text:style-name="T1">if</text:span><text:span text:style-name="T6">(json_struct_size_void_p_tmp &gt; \</text:span><text:span text:style-name="T6"><text:line-break/></text:span><text:span text:style-name="T6"> <text:s text:c="14"/>json_struct_size_void_p) \</text:span><text:span text:style-name="T6"><text:line-break/></text:span><text:span text:style-name="T18"> <text:s text:c="13"/>json_struct_size_void_p = \</text:span><text:span text:style-name="T18"><text:line-break/></text:span><text:span text:style-name="T18"> <text:s text:c="15"/>json_struct_size_void_p_tmp;</text:span></text:p>
            <text:p text:style-name="P3"><text:span text:style-name="T1"># <text:s/>define</text:span><text:span text:style-name="T6"> JSON_STRUCT_VOID_P_END(name) \</text:span><text:span text:style-name="T6"><text:line-break/></text:span><text:span text:style-name="T6"> <text:s text:c="11"/>json_struct_size += \</text:span><text:span text:style-name="T6"><text:line-break/></text:span><text:span text:style-name="T6"> <text:s text:c="13"/>json_struct_size_void_p;</text:span></text:p>
          </draw:text-box>
        </draw:frame>
        <draw:custom-shape draw:style-name="gr43" draw:text-style-name="P14" draw:layer="layout" svg:width="11cm" svg:height="2.5cm" svg:x="4.002cm" svg:y="12.622cm">
          <text:p text:style-name="P13"><text:span text:style-name="T13">Function to get the maximum bytes needed to</text:span><text:span text:style-name="T13"><text:line-break/></text:span><text:span text:style-name="T13">represent the struct </text:span><text:span text:style-name="T3">basic</text:span><text:span text:style-name="T13"> as a json-object:</text:span><text:span text:style-name="T13"><text:line-break/></text:span><text:span text:style-name="T1">int</text:span><text:span text:style-name="T2"> json_struct_max_size_</text:span><text:span text:style-name="T3">basic</text:span><text:span text:style-name="T2">()</text:span><text:span text:style-name="T2"><text:line-break/></text:span><text:span text:style-name="T14">(all values are constants, so compiler can fold it)</text:span></text:p>
          <draw:enhanced-geometry svg:viewBox="0 0 21600 21600" draw:text-areas="800 800 20800 20800" draw:type="round-rectangular-callout" draw:modifiers="3335.91491682574 -2495.96161535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10" draw:layer="layout" svg:width="11cm" svg:height="2.5cm" svg:x="16cm" svg:y="13cm">
          <text:p text:style-name="P9"><text:span text:style-name="T13">Includes the maximum of</text:span><text:span text:style-name="T13"><text:line-break/></text:span><text:span text:style-name="T1">int</text:span><text:span text:style-name="T2"> json_struct_max_size_</text:span><text:span text:style-name="T3">file_descriptor</text:span><text:span text:style-name="T2">()</text:span><text:span text:style-name="T14"> and</text:span><text:span text:style-name="T2"><text:line-break/></text:span><text:span text:style-name="T1">int</text:span><text:span text:style-name="T2"> json_struct_max_size_</text:span><text:span text:style-name="T3">file_memory</text:span><text:span text:style-name="T2">()</text:span><text:span text:style-name="T2"><text:line-break/></text:span><text:span text:style-name="T14">(the two structures which can be part of </text:span><text:span text:style-name="T2">struct </text:span><text:span text:style-name="T8">basic</text:span><text:span text:style-name="T14">)</text:span></text:p>
          <draw:enhanced-geometry svg:viewBox="0 0 21600 21600" draw:text-areas="800 800 20800 20800" draw:type="round-rectangular-callout" draw:modifiers="-1849.57731115353 11452.05917632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PRI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3"><text:span text:style-name="T2">JSON_STRUCT_START(</text:span><text:span text:style-name="T3">file_descriptor</text:span><text:span text:style-name="T2">)</text:span><text:span text:style-name="T2"><text:line-break/></text:span><text:span text:style-name="T2"> <text:s/>JSON_STRUCT_INT(</text:span><text:span text:style-name="T4">descriptor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9"> </text:span><text:span text:style-name="T2">JSON_STRUCT_START(name) \</text:span><text:span text:style-name="T9"><text:line-break/></text:span><text:span text:style-name="T9"> <text:s text:c="7"/></text:span><text:span text:style-name="T1">int</text:span><text:span text:style-name="T9"> </text:span><text:span text:style-name="T2">json_struct_print_</text:span><text:span text:style-name="T1">##</text:span><text:span text:style-name="T2">name(</text:span><text:span text:style-name="T1">char</text:span><text:span text:style-name="T2">* json_struct_buf, \</text:span><text:span text:style-name="T2"><text:line-break/></text:span><text:span text:style-name="T2"> <text:s text:c="36"/>size_t json_struct_size, \</text:span><text:span text:style-name="T9"><text:line-break/></text:span><text:span text:style-name="T9"> <text:s text:c="36"/></text:span><text:span text:style-name="T1">struct</text:span><text:span text:style-name="T9"> </text:span><text:span text:style-name="T2">name *json_struct_data) { \</text:span><text:span text:style-name="T9"><text:line-break/></text:span><text:span text:style-name="T9"> <text:s text:c="11"/></text:span><text:span text:style-name="T1">char</text:span><text:span text:style-name="T9"> </text:span><text:span text:style-name="T2">json_struct_hasElements = 0; \</text:span><text:span text:style-name="T9"><text:line-break/></text:span><text:span text:style-name="T9"> <text:s text:c="11"/></text:span><text:span text:style-name="T1">int</text:span><text:span text:style-name="T9"> </text:span><text:span text:style-name="T2">json_struct_ret = 0; \</text:span><text:span text:style-name="T9"><text:line-break/></text:span><text:span text:style-name="T9"> <text:s text:c="11"/></text:span><text:span text:style-name="T1">int</text:span><text:span text:style-name="T9"> </text:span><text:span text:style-name="T2">json_struct_start_size =</text:span><text:span text:style-name="T9"> </text:span><text:span text:style-name="T2">json_struct_size; \</text:span><text:span text:style-name="T9"><text:line-break/></text:span><text:span text:style-name="T9"> <text:s text:c="35"/></text:span><text:span text:style-name="T2">JSON_STRUCT_WRITE(</text:span><text:span text:style-name="T22">"{"</text:span><text:span text:style-name="T2">)</text:span><text:span text:style-name="T9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9"> </text:span><text:span text:style-name="T2">(json_struct_hasElements) {</text:span><text:span text:style-name="T9"> \</text:span><text:span text:style-name="T9"><text:line-break/></text:span><text:span text:style-name="T9"> <text:s text:c="15"/></text:span><text:span text:style-name="T2">json_struct_buf--; <text:s/></text:span><text:span text:style-name="T8">/* remove last comma */</text:span><text:span text:style-name="T2"> \</text:span><text:span text:style-name="T9"><text:line-break/></text:span><text:span text:style-name="T9"> <text:s text:c="15"/></text:span><text:span text:style-name="T2">json_struct_size++; </text:span><text:span text:style-name="T8">/* and resize buffer size */</text:span><text:span text:style-name="T2"> \</text:span><text:span text:style-name="T9"><text:line-break/></text:span><text:span text:style-name="T1"> <text:s text:c="11"/></text:span><text:span text:style-name="T2">} \</text:span><text:span text:style-name="T23"><text:line-break/></text:span><text:span text:style-name="T2"> <text:s text:c="11"/>JSON_STRUCT_WRITE(</text:span><text:span text:style-name="T22">"}"</text:span><text:span text:style-name="T2">)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tart_size - json_struct_size;}</text:span></text:p>
            <text:p text:style-name="P3"><text:span text:style-name="T1"># <text:s/>define</text:span><text:span text:style-name="T6"> JSON_STRUCT_WRITE(value) \</text:span><text:span text:style-name="T6"><text:line-break/></text:span><text:span text:style-name="T6"> <text:s text:c="11"/>json_struct_ret = json_struct_write(json_struct_buf, \</text:span><text:span text:style-name="T6"><text:line-break/></text:span><text:span text:style-name="T6"> <text:s text:c="13"/>json_struct_size, value); \</text:span><text:span text:style-name="T6"><text:line-break/></text:span><text:span text:style-name="T6"> <text:s text:c="11"/>JSON_STRUCT_SIZE_ERROR(json_struct_ret, json_struct_size) \</text:span><text:span text:style-name="T6"><text:line-break/></text:span><text:span text:style-name="T6"> <text:s text:c="11"/></text:span><text:span text:style-name="T17">/* don't write more characters then size of buffer */</text:span><text:span text:style-name="T6"> \</text:span><text:span text:style-name="T6"><text:line-break/></text:span><text:span text:style-name="T6"> <text:s text:c="11"/>json_struct_buf += json_struct_ret; \</text:span><text:span text:style-name="T6"><text:line-break/></text:span><text:span text:style-name="T6"> <text:s text:c="11"/></text:span><text:span text:style-name="T17">/* set pointer to end of written characters */</text:span><text:span text:style-name="T6"> \</text:span><text:span text:style-name="T6"><text:line-break/></text:span><text:span text:style-name="T6"> <text:s text:c="11"/>json_struct_size -= json_struct_ret; \</text:span><text:span text:style-name="T6"><text:line-break/></text:span><text:span text:style-name="T6"> <text:s text:c="11"/></text:span><text:span text:style-name="T17">/* resize buffer size */</text:span><text:span text:style-name="T17"><text:line-break/></text:span><text:span text:style-name="T1"># <text:s/>define</text:span><text:span text:style-name="T6"> JSON_STRUCT_SIZE_ERROR(ret, size) \</text:span><text:span text:style-name="T6"><text:line-break/></text:span><text:span text:style-name="T6"> <text:s text:c="11"/></text:span><text:span text:style-name="T1">if</text:span><text:span text:style-name="T2"> (ret &gt;= size) { \</text:span><text:span text:style-name="T2"><text:line-break/></text:span><text:span text:style-name="T2"> </text:span><text:span text:style-name="T6"><text:s text:c="13"/>CALL_REAL_POSIX_SYNC(fprintf)(stderr, \</text:span><text:span text:style-name="T6"><text:line-break/></text:span><text:span text:style-name="T6"> <text:s text:c="15"/></text:span><text:span text:style-name="T24">"Output buffer in function %s not big enough.\n"</text:span><text:span text:style-name="T6">, __func__); \</text:span><text:span text:style-name="T6"><text:line-break/></text:span><text:span text:style-name="T17"> <text:s text:c="13"/></text:span><text:span text:style-name="T6">assert(0); \</text:span><text:span text:style-name="T6"><text:line-break/></text:span><text:span text:style-name="T6"> <text:s text:c="11"/>}</text:span></text:p>
          </draw:text-box>
        </draw:frame>
        <draw:custom-shape draw:style-name="gr2" draw:text-style-name="P6" draw:layer="layout" svg:width="6cm" svg:height="2.166cm" svg:x="19cm" svg:y="1.5cm">
          <text:p text:style-name="P5"><text:span text:style-name="T7">Activates defines to generate</text:span><text:span text:style-name="T7"><text:line-break/></text:span><text:span text:style-name="T7">functions to print json-string</text:span><text:span text:style-name="T7"><text:line-break/></text:span><text:span text:style-name="T7">to a buffer</text:span></text:p>
          <draw:enhanced-geometry svg:viewBox="0 0 21600 21600" draw:text-areas="800 800 20800 20800" draw:type="round-rectangular-callout" draw:modifiers="-1644.92584569238 4136.594370096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6" draw:layer="layout" svg:width="8.5cm" svg:height="1.5cm" svg:x="4cm" svg:y="7.5cm">
          <text:p text:style-name="P5"><text:span text:style-name="T7">First a simple struct with only one element</text:span></text:p>
          <draw:enhanced-geometry svg:viewBox="0 0 21600 21600" draw:text-areas="800 800 20800 20800" draw:type="round-rectangular-callout" draw:modifiers="1915.82166803905 -24967.3550966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5" draw:text-style-name="P6" draw:layer="layout" svg:width="10cm" svg:height="1.5cm" svg:x="3cm" svg:y="11.5cm">
          <text:p text:style-name="P5"><text:span text:style-name="T7">First only defines for start and end part of function</text:span></text:p>
          <draw:enhanced-geometry svg:viewBox="0 0 21600 21600" draw:text-areas="800 800 20800 20800" draw:type="round-rectangular-callout" draw:modifiers="24509.2290770923 -21240.23984010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6" draw:layer="layout" svg:width="13.5cm" svg:height="1.5cm" svg:x="12cm" svg:y="13.5cm">
          <text:p text:style-name="P5"><text:span text:style-name="T7">Macro to call real fprintf function and not a wrapper (if one is present)</text:span></text:p>
          <draw:enhanced-geometry svg:viewBox="0 0 21600 21600" draw:text-areas="800 800 20800 20800" draw:type="round-rectangular-callout" draw:modifiers="11775.1277683135 -23096.60226515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PRI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3"><text:span text:style-name="T2">JSON_STRUCT_START(</text:span><text:span text:style-name="T3">file_descriptor</text:span><text:span text:style-name="T2">)</text:span><text:span text:style-name="T2"><text:line-break/></text:span><text:span text:style-name="T2"> <text:s/>JSON_STRUCT_INT(</text:span><text:span text:style-name="T4">descriptor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9"> </text:span><text:span text:style-name="T2">JSON_STRUCT_START(name) \</text:span><text:span text:style-name="T9"><text:line-break/></text:span><text:span text:style-name="T9"> <text:s text:c="7"/></text:span><text:span text:style-name="T1">int</text:span><text:span text:style-name="T9"> </text:span><text:span text:style-name="T2">json_struct_print_</text:span><text:span text:style-name="T1">##</text:span><text:span text:style-name="T2">name(</text:span><text:span text:style-name="T1">char</text:span><text:span text:style-name="T2">* json_struct_buf, \</text:span><text:span text:style-name="T2"><text:line-break/></text:span><text:span text:style-name="T2"> <text:s text:c="36"/>size_t json_struct_size, \</text:span><text:span text:style-name="T9"><text:line-break/></text:span><text:span text:style-name="T9"> <text:s text:c="36"/></text:span><text:span text:style-name="T1">struct</text:span><text:span text:style-name="T9"> </text:span><text:span text:style-name="T2">name *json_struct_data) { \</text:span><text:span text:style-name="T9"><text:line-break/></text:span><text:span text:style-name="T9"> <text:s text:c="11"/></text:span><text:span text:style-name="T1">char</text:span><text:span text:style-name="T9"> </text:span><text:span text:style-name="T2">json_struct_hasElements = 0; \</text:span><text:span text:style-name="T9"><text:line-break/></text:span><text:span text:style-name="T9"> <text:s text:c="11"/></text:span><text:span text:style-name="T1">int</text:span><text:span text:style-name="T9"> </text:span><text:span text:style-name="T2">json_struct_ret = 0; \</text:span><text:span text:style-name="T9"><text:line-break/></text:span><text:span text:style-name="T9"> <text:s text:c="11"/></text:span><text:span text:style-name="T1">int</text:span><text:span text:style-name="T9"> </text:span><text:span text:style-name="T2">json_struct_start_size =</text:span><text:span text:style-name="T9"> </text:span><text:span text:style-name="T2">json_struct_size; \</text:span><text:span text:style-name="T9"><text:line-break/></text:span><text:span text:style-name="T9"> <text:s text:c="35"/></text:span><text:span text:style-name="T2">JSON_STRUCT_WRITE(</text:span><text:span text:style-name="T22">"{"</text:span><text:span text:style-name="T2">)</text:span><text:span text:style-name="T9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9"> </text:span><text:span text:style-name="T2">(json_struct_hasElements) {</text:span><text:span text:style-name="T9"> \</text:span><text:span text:style-name="T9"><text:line-break/></text:span><text:span text:style-name="T9"> <text:s text:c="15"/></text:span><text:span text:style-name="T2">json_struct_buf--; <text:s/></text:span><text:span text:style-name="T8">/* remove last comma */</text:span><text:span text:style-name="T2"> \</text:span><text:span text:style-name="T9"><text:line-break/></text:span><text:span text:style-name="T9"> <text:s text:c="15"/></text:span><text:span text:style-name="T2">json_struct_size++; </text:span><text:span text:style-name="T8">/* and resize buffer size */</text:span><text:span text:style-name="T2"> \</text:span><text:span text:style-name="T9"><text:line-break/></text:span><text:span text:style-name="T1"> <text:s text:c="11"/></text:span><text:span text:style-name="T2">} \</text:span><text:span text:style-name="T23"><text:line-break/></text:span><text:span text:style-name="T2"> <text:s text:c="11"/>JSON_STRUCT_WRITE(</text:span><text:span text:style-name="T22">"}"</text:span><text:span text:style-name="T2">)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tart_size - json_struct_size;}</text:span></text:p>
            <text:p text:style-name="P3"><text:span text:style-name="T1"># <text:s/>define</text:span><text:span text:style-name="T6"> JSON_STRUCT_WRITE(value) \</text:span><text:span text:style-name="T6"><text:line-break/></text:span><text:span text:style-name="T6"> <text:s text:c="11"/>json_struct_ret = json_struct_write(json_struct_buf, \</text:span><text:span text:style-name="T6"><text:line-break/></text:span><text:span text:style-name="T6"> <text:s text:c="13"/>json_struct_size, value); \</text:span><text:span text:style-name="T6"><text:line-break/></text:span><text:span text:style-name="T6"> <text:s text:c="11"/>JSON_STRUCT_SIZE_ERROR(json_struct_ret, json_struct_size) \</text:span><text:span text:style-name="T6"><text:line-break/></text:span><text:span text:style-name="T6"> <text:s text:c="11"/></text:span><text:span text:style-name="T17">/* don't write more characters then size of buffer */</text:span><text:span text:style-name="T6"> \</text:span><text:span text:style-name="T6"><text:line-break/></text:span><text:span text:style-name="T6"> <text:s text:c="11"/>json_struct_buf += json_struct_ret; \</text:span><text:span text:style-name="T6"><text:line-break/></text:span><text:span text:style-name="T6"> <text:s text:c="11"/></text:span><text:span text:style-name="T17">/* set pointer to end of written characters */</text:span><text:span text:style-name="T6"> \</text:span><text:span text:style-name="T6"><text:line-break/></text:span><text:span text:style-name="T6"> <text:s text:c="11"/>json_struct_size -= json_struct_ret; \</text:span><text:span text:style-name="T6"><text:line-break/></text:span><text:span text:style-name="T6"> <text:s text:c="11"/></text:span><text:span text:style-name="T17">/* resize buffer size */</text:span><text:span text:style-name="T17"><text:line-break/></text:span><text:span text:style-name="T1"># <text:s/>define</text:span><text:span text:style-name="T6"> JSON_STRUCT_SIZE_ERROR(ret, size) \</text:span><text:span text:style-name="T6"><text:line-break/></text:span><text:span text:style-name="T6"> <text:s text:c="11"/></text:span><text:span text:style-name="T1">if</text:span><text:span text:style-name="T2"> (ret &gt;= size) { \</text:span><text:span text:style-name="T2"><text:line-break/></text:span><text:span text:style-name="T2"> </text:span><text:span text:style-name="T6"><text:s text:c="13"/>CALL_REAL_POSIX_SYNC(fprintf)(stderr, \</text:span><text:span text:style-name="T6"><text:line-break/></text:span><text:span text:style-name="T6"> <text:s text:c="15"/></text:span><text:span text:style-name="T24">"Output buffer in function %s not big enough.\n"</text:span><text:span text:style-name="T6">, __func__); \</text:span><text:span text:style-name="T6"><text:line-break/></text:span><text:span text:style-name="T17"> <text:s text:c="13"/></text:span><text:span text:style-name="T6">assert(0); \</text:span><text:span text:style-name="T6"><text:line-break/></text:span><text:span text:style-name="T6"> <text:s text:c="11"/>}</text:span></text:p>
          </draw:text-box>
        </draw:frame>
        <draw:line draw:style-name="gr46" draw:text-style-name="P7" draw:layer="layout" svg:x1="15cm" svg:y1="4.4cm" svg:x2="8.5cm" svg:y2="4.9cm">
          <text:p/>
        </draw:line>
        <presentation:notes draw:style-name="dp2">
          <draw:page-thumbnail draw:style-name="gr1" draw:layer="layout" svg:width="19.798cm" svg:height="11.136cm" svg:x="0.6cm" svg:y="2.257cm" draw:page-number="9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PRI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3"><text:span text:style-name="T1">int</text:span><text:span text:style-name="T9"> </text:span><text:span text:style-name="T2">json_struct_print_</text:span><text:span text:style-name="T3">file_descriptor</text:span><text:span text:style-name="T2">( \</text:span><text:span text:style-name="T2"><text:line-break/></text:span><text:span text:style-name="T2"> <text:s text:c="3"/></text:span><text:span text:style-name="T1">char</text:span><text:span text:style-name="T2">* json_struct_buf, \</text:span><text:span text:style-name="T2"><text:line-break/></text:span><text:span text:style-name="T2"> <text:s text:c="3"/>size_t json_struct_size, \</text:span><text:span text:style-name="T9"><text:line-break/></text:span><text:span text:style-name="T9"> <text:s text:c="3"/></text:span><text:span text:style-name="T1">struct</text:span><text:span text:style-name="T9"> </text:span><text:span text:style-name="T3">file_descriptor</text:span><text:span text:style-name="T2"> *json_struct_data) { \</text:span><text:span text:style-name="T9"><text:line-break/></text:span><text:span text:style-name="T9"> <text:s/></text:span><text:span text:style-name="T1">char</text:span><text:span text:style-name="T9"> </text:span><text:span text:style-name="T2">json_struct_hasElements = 0; \</text:span><text:span text:style-name="T9"><text:line-break/></text:span><text:span text:style-name="T9"> <text:s/></text:span><text:span text:style-name="T1">int</text:span><text:span text:style-name="T9"> </text:span><text:span text:style-name="T2">json_struct_ret = 0; \</text:span><text:span text:style-name="T9"><text:line-break/></text:span><text:span text:style-name="T9"> <text:s/></text:span><text:span text:style-name="T1">int</text:span><text:span text:style-name="T9"> </text:span><text:span text:style-name="T2">json_struct_start_size =</text:span><text:span text:style-name="T9"> </text:span><text:span text:style-name="T2">json_struct_size; \</text:span><text:span text:style-name="T2"><text:line-break/></text:span><text:span text:style-name="T9"> <text:s/></text:span><text:span text:style-name="T2">JSON_STRUCT_WRITE(</text:span><text:span text:style-name="T22">"{"</text:span><text:span text:style-name="T2">)</text:span><text:span text:style-name="T2"><text:line-break/></text:span><text:span text:style-name="T2"> <text:s/>JSON_STRUCT_INT(</text:span><text:span text:style-name="T4">descriptor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9"> </text:span><text:span text:style-name="T2">JSON_STRUCT_START(name) \</text:span><text:span text:style-name="T9"><text:line-break/></text:span><text:span text:style-name="T9"> <text:s text:c="7"/></text:span><text:span text:style-name="T1">int</text:span><text:span text:style-name="T9"> </text:span><text:span text:style-name="T2">json_struct_print_</text:span><text:span text:style-name="T1">##</text:span><text:span text:style-name="T2">name(</text:span><text:span text:style-name="T1">char</text:span><text:span text:style-name="T2">* json_struct_buf, \</text:span><text:span text:style-name="T2"><text:line-break/></text:span><text:span text:style-name="T2"> <text:s text:c="36"/>size_t json_struct_size, \</text:span><text:span text:style-name="T9"><text:line-break/></text:span><text:span text:style-name="T9"> <text:s text:c="36"/></text:span><text:span text:style-name="T1">struct</text:span><text:span text:style-name="T9"> </text:span><text:span text:style-name="T2">name *json_struct_data) { \</text:span><text:span text:style-name="T9"><text:line-break/></text:span><text:span text:style-name="T9"> <text:s text:c="11"/></text:span><text:span text:style-name="T1">char</text:span><text:span text:style-name="T9"> </text:span><text:span text:style-name="T2">json_struct_hasElements = 0; \</text:span><text:span text:style-name="T9"><text:line-break/></text:span><text:span text:style-name="T9"> <text:s text:c="11"/></text:span><text:span text:style-name="T1">int</text:span><text:span text:style-name="T9"> </text:span><text:span text:style-name="T2">json_struct_ret = 0; \</text:span><text:span text:style-name="T9"><text:line-break/></text:span><text:span text:style-name="T9"> <text:s text:c="11"/></text:span><text:span text:style-name="T1">int</text:span><text:span text:style-name="T9"> </text:span><text:span text:style-name="T2">json_struct_start_size =</text:span><text:span text:style-name="T9"> </text:span><text:span text:style-name="T2">json_struct_size; \</text:span><text:span text:style-name="T9"><text:line-break/></text:span><text:span text:style-name="T9"> <text:s text:c="35"/></text:span><text:span text:style-name="T2">JSON_STRUCT_WRITE(</text:span><text:span text:style-name="T22">"{"</text:span><text:span text:style-name="T2">)</text:span><text:span text:style-name="T9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9"> </text:span><text:span text:style-name="T2">(json_struct_hasElements) {</text:span><text:span text:style-name="T9"> \</text:span><text:span text:style-name="T9"><text:line-break/></text:span><text:span text:style-name="T9"> <text:s text:c="15"/></text:span><text:span text:style-name="T2">json_struct_buf--; <text:s/></text:span><text:span text:style-name="T8">/* remove last comma */</text:span><text:span text:style-name="T2"> \</text:span><text:span text:style-name="T9"><text:line-break/></text:span><text:span text:style-name="T9"> <text:s text:c="15"/></text:span><text:span text:style-name="T2">json_struct_size++; </text:span><text:span text:style-name="T8">/* and resize buffer size */</text:span><text:span text:style-name="T2"> \</text:span><text:span text:style-name="T9"><text:line-break/></text:span><text:span text:style-name="T1"> <text:s text:c="11"/></text:span><text:span text:style-name="T2">} \</text:span><text:span text:style-name="T23"><text:line-break/></text:span><text:span text:style-name="T2"> <text:s text:c="11"/>JSON_STRUCT_WRITE(</text:span><text:span text:style-name="T22">"}"</text:span><text:span text:style-name="T2">)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tart_size - json_struct_size;}</text:span></text:p>
            <text:p text:style-name="P3"><text:span text:style-name="T1"># <text:s/>define</text:span><text:span text:style-name="T6"> JSON_STRUCT_WRITE(value) \</text:span><text:span text:style-name="T6"><text:line-break/></text:span><text:span text:style-name="T6"> <text:s text:c="11"/>json_struct_ret = json_struct_write(json_struct_buf, \</text:span><text:span text:style-name="T6"><text:line-break/></text:span><text:span text:style-name="T6"> <text:s text:c="13"/>json_struct_size, value); \</text:span><text:span text:style-name="T6"><text:line-break/></text:span><text:span text:style-name="T6"> <text:s text:c="11"/>JSON_STRUCT_SIZE_ERROR(json_struct_ret, json_struct_size) \</text:span><text:span text:style-name="T6"><text:line-break/></text:span><text:span text:style-name="T6"> <text:s text:c="11"/></text:span><text:span text:style-name="T17">/* don't write more characters then size of buffer */</text:span><text:span text:style-name="T6"> \</text:span><text:span text:style-name="T6"><text:line-break/></text:span><text:span text:style-name="T6"> <text:s text:c="11"/>json_struct_buf += json_struct_ret; \</text:span><text:span text:style-name="T6"><text:line-break/></text:span><text:span text:style-name="T6"> <text:s text:c="11"/></text:span><text:span text:style-name="T17">/* set pointer to end of written characters */</text:span><text:span text:style-name="T6"> \</text:span><text:span text:style-name="T6"><text:line-break/></text:span><text:span text:style-name="T6"> <text:s text:c="11"/>json_struct_size -= json_struct_ret; \</text:span><text:span text:style-name="T6"><text:line-break/></text:span><text:span text:style-name="T6"> <text:s text:c="11"/></text:span><text:span text:style-name="T17">/* resize buffer size */</text:span><text:span text:style-name="T17"><text:line-break/></text:span><text:span text:style-name="T1"># <text:s/>define</text:span><text:span text:style-name="T6"> JSON_STRUCT_SIZE_ERROR(ret, size) \</text:span><text:span text:style-name="T6"><text:line-break/></text:span><text:span text:style-name="T6"> <text:s text:c="11"/></text:span><text:span text:style-name="T1">if</text:span><text:span text:style-name="T2"> (ret &gt;= size) { \</text:span><text:span text:style-name="T2"><text:line-break/></text:span><text:span text:style-name="T2"> </text:span><text:span text:style-name="T6"><text:s text:c="13"/>CALL_REAL_POSIX_SYNC(fprintf)(stderr, \</text:span><text:span text:style-name="T6"><text:line-break/></text:span><text:span text:style-name="T6"> <text:s text:c="15"/></text:span><text:span text:style-name="T24">"Output buffer in function %s not big enough.\n"</text:span><text:span text:style-name="T6">, __func__); \</text:span><text:span text:style-name="T6"><text:line-break/></text:span><text:span text:style-name="T17"> <text:s text:c="13"/></text:span><text:span text:style-name="T6">assert(0); \</text:span><text:span text:style-name="T6"><text:line-break/></text:span><text:span text:style-name="T6"> <text:s text:c="11"/>}</text:span></text:p>
          </draw:text-box>
        </draw:frame>
        <draw:line draw:style-name="gr46" draw:text-style-name="P7" draw:layer="layout" svg:x1="15cm" svg:y1="4.4cm" svg:x2="8.5cm" svg:y2="4.9cm">
          <text:p/>
        </draw:line>
        <presentation:notes draw:style-name="dp2">
          <draw:page-thumbnail draw:style-name="gr1" draw:layer="layout" svg:width="19.798cm" svg:height="11.136cm" svg:x="0.6cm" svg:y="2.257cm" draw:page-number="9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PRI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3"><text:span text:style-name="T1">int</text:span><text:span text:style-name="T9"> </text:span><text:span text:style-name="T2">json_struct_print_</text:span><text:span text:style-name="T3">file_descriptor</text:span><text:span text:style-name="T2">( \</text:span><text:span text:style-name="T2"><text:line-break/></text:span><text:span text:style-name="T2"> <text:s text:c="3"/></text:span><text:span text:style-name="T1">char</text:span><text:span text:style-name="T2">* json_struct_buf, \</text:span><text:span text:style-name="T2"><text:line-break/></text:span><text:span text:style-name="T2"> <text:s text:c="3"/>size_t json_struct_size, \</text:span><text:span text:style-name="T9"><text:line-break/></text:span><text:span text:style-name="T9"> <text:s text:c="3"/></text:span><text:span text:style-name="T1">struct</text:span><text:span text:style-name="T9"> </text:span><text:span text:style-name="T3">file_descriptor</text:span><text:span text:style-name="T2"> *json_struct_data) { \</text:span><text:span text:style-name="T9"><text:line-break/></text:span><text:span text:style-name="T9"> <text:s/></text:span><text:span text:style-name="T1">char</text:span><text:span text:style-name="T9"> </text:span><text:span text:style-name="T2">json_struct_hasElements = 0; \</text:span><text:span text:style-name="T9"><text:line-break/></text:span><text:span text:style-name="T9"> <text:s/></text:span><text:span text:style-name="T1">int</text:span><text:span text:style-name="T9"> </text:span><text:span text:style-name="T2">json_struct_ret = 0; \</text:span><text:span text:style-name="T9"><text:line-break/></text:span><text:span text:style-name="T9"> <text:s/></text:span><text:span text:style-name="T1">int</text:span><text:span text:style-name="T9"> </text:span><text:span text:style-name="T2">json_struct_start_size =</text:span><text:span text:style-name="T9"> </text:span><text:span text:style-name="T2">json_struct_size; \</text:span><text:span text:style-name="T2"><text:line-break/></text:span><text:span text:style-name="T9"> <text:s/></text:span><text:span text:style-name="T2">JSON_STRUCT_WRITE(</text:span><text:span text:style-name="T22">"{"</text:span><text:span text:style-name="T2">)</text:span><text:span text:style-name="T2"><text:line-break/></text:span><text:span text:style-name="T2"> <text:s/>JSON_STRUCT_INT(</text:span><text:span text:style-name="T4">descriptor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9"> </text:span><text:span text:style-name="T2">JSON_STRUCT_START(name) \</text:span><text:span text:style-name="T9"><text:line-break/></text:span><text:span text:style-name="T9"> <text:s text:c="7"/></text:span><text:span text:style-name="T1">int</text:span><text:span text:style-name="T9"> </text:span><text:span text:style-name="T2">json_struct_print_</text:span><text:span text:style-name="T1">##</text:span><text:span text:style-name="T2">name(</text:span><text:span text:style-name="T1">char</text:span><text:span text:style-name="T2">* json_struct_buf, \</text:span><text:span text:style-name="T2"><text:line-break/></text:span><text:span text:style-name="T2"> <text:s text:c="36"/>size_t json_struct_size, \</text:span><text:span text:style-name="T9"><text:line-break/></text:span><text:span text:style-name="T9"> <text:s text:c="36"/></text:span><text:span text:style-name="T1">struct</text:span><text:span text:style-name="T9"> </text:span><text:span text:style-name="T2">name *json_struct_data) { \</text:span><text:span text:style-name="T9"><text:line-break/></text:span><text:span text:style-name="T9"> <text:s text:c="11"/></text:span><text:span text:style-name="T1">char</text:span><text:span text:style-name="T9"> </text:span><text:span text:style-name="T2">json_struct_hasElements = 0; \</text:span><text:span text:style-name="T9"><text:line-break/></text:span><text:span text:style-name="T9"> <text:s text:c="11"/></text:span><text:span text:style-name="T1">int</text:span><text:span text:style-name="T9"> </text:span><text:span text:style-name="T2">json_struct_ret = 0; \</text:span><text:span text:style-name="T9"><text:line-break/></text:span><text:span text:style-name="T9"> <text:s text:c="11"/></text:span><text:span text:style-name="T1">int</text:span><text:span text:style-name="T9"> </text:span><text:span text:style-name="T2">json_struct_start_size =</text:span><text:span text:style-name="T9"> </text:span><text:span text:style-name="T2">json_struct_size; \</text:span><text:span text:style-name="T9"><text:line-break/></text:span><text:span text:style-name="T9"> <text:s text:c="35"/></text:span><text:span text:style-name="T2">JSON_STRUCT_WRITE(</text:span><text:span text:style-name="T22">"{"</text:span><text:span text:style-name="T2">)</text:span><text:span text:style-name="T9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9"> </text:span><text:span text:style-name="T2">(json_struct_hasElements) {</text:span><text:span text:style-name="T9"> \</text:span><text:span text:style-name="T9"><text:line-break/></text:span><text:span text:style-name="T9"> <text:s text:c="15"/></text:span><text:span text:style-name="T2">json_struct_buf--; <text:s/></text:span><text:span text:style-name="T8">/* remove last comma */</text:span><text:span text:style-name="T2"> \</text:span><text:span text:style-name="T9"><text:line-break/></text:span><text:span text:style-name="T9"> <text:s text:c="15"/></text:span><text:span text:style-name="T2">json_struct_size++; </text:span><text:span text:style-name="T8">/* and resize buffer size */</text:span><text:span text:style-name="T2"> \</text:span><text:span text:style-name="T9"><text:line-break/></text:span><text:span text:style-name="T1"> <text:s text:c="11"/></text:span><text:span text:style-name="T2">} \</text:span><text:span text:style-name="T23"><text:line-break/></text:span><text:span text:style-name="T2"> <text:s text:c="11"/>JSON_STRUCT_WRITE(</text:span><text:span text:style-name="T22">"}"</text:span><text:span text:style-name="T2">)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tart_size - json_struct_size;}</text:span></text:p>
            <text:p text:style-name="P3"><text:span text:style-name="T1"># <text:s/>define</text:span><text:span text:style-name="T6"> JSON_STRUCT_WRITE(value) \</text:span><text:span text:style-name="T6"><text:line-break/></text:span><text:span text:style-name="T6"> <text:s text:c="11"/>json_struct_ret = json_struct_write(json_struct_buf, \</text:span><text:span text:style-name="T6"><text:line-break/></text:span><text:span text:style-name="T6"> <text:s text:c="13"/>json_struct_size, value); \</text:span><text:span text:style-name="T6"><text:line-break/></text:span><text:span text:style-name="T6"> <text:s text:c="11"/>JSON_STRUCT_SIZE_ERROR(json_struct_ret, json_struct_size) \</text:span><text:span text:style-name="T6"><text:line-break/></text:span><text:span text:style-name="T6"> <text:s text:c="11"/></text:span><text:span text:style-name="T17">/* don't write more characters then size of buffer */</text:span><text:span text:style-name="T6"> \</text:span><text:span text:style-name="T6"><text:line-break/></text:span><text:span text:style-name="T6"> <text:s text:c="11"/>json_struct_buf += json_struct_ret; \</text:span><text:span text:style-name="T6"><text:line-break/></text:span><text:span text:style-name="T6"> <text:s text:c="11"/></text:span><text:span text:style-name="T17">/* set pointer to end of written characters */</text:span><text:span text:style-name="T6"> \</text:span><text:span text:style-name="T6"><text:line-break/></text:span><text:span text:style-name="T6"> <text:s text:c="11"/>json_struct_size -= json_struct_ret; \</text:span><text:span text:style-name="T6"><text:line-break/></text:span><text:span text:style-name="T6"> <text:s text:c="11"/></text:span><text:span text:style-name="T17">/* resize buffer size */</text:span><text:span text:style-name="T17"><text:line-break/></text:span><text:span text:style-name="T1"># <text:s/>define</text:span><text:span text:style-name="T6"> JSON_STRUCT_SIZE_ERROR(ret, size) \</text:span><text:span text:style-name="T6"><text:line-break/></text:span><text:span text:style-name="T6"> <text:s text:c="11"/></text:span><text:span text:style-name="T1">if</text:span><text:span text:style-name="T2"> (ret &gt;= size) { \</text:span><text:span text:style-name="T2"><text:line-break/></text:span><text:span text:style-name="T2"> </text:span><text:span text:style-name="T6"><text:s text:c="13"/>CALL_REAL_POSIX_SYNC(fprintf)(stderr, \</text:span><text:span text:style-name="T6"><text:line-break/></text:span><text:span text:style-name="T6"> <text:s text:c="15"/></text:span><text:span text:style-name="T24">"Output buffer in function %s not big enough.\n"</text:span><text:span text:style-name="T6">, __func__); \</text:span><text:span text:style-name="T6"><text:line-break/></text:span><text:span text:style-name="T17"> <text:s text:c="13"/></text:span><text:span text:style-name="T6">assert(0); \</text:span><text:span text:style-name="T6"><text:line-break/></text:span><text:span text:style-name="T6"> <text:s text:c="11"/>}</text:span></text:p>
          </draw:text-box>
        </draw:frame>
        <draw:custom-shape draw:style-name="gr47" draw:text-style-name="P6" draw:layer="layout" svg:width="13cm" svg:height="2.5cm" svg:x="1cm" svg:y="11cm">
          <text:p text:style-name="P5"><text:span text:style-name="T7">1. argument: pointer to the first byte of the buffer to print the json to</text:span><text:span text:style-name="T7"><text:line-break/></text:span><text:span text:style-name="T7">2. argument: lenght of the buffer</text:span><text:span text:style-name="T7"><text:line-break/></text:span><text:span text:style-name="T7">3.argument: struct to print</text:span></text:p>
          <draw:enhanced-geometry svg:viewBox="0 0 21600 21600" draw:text-areas="800 800 20800 20800" draw:type="round-rectangular-callout" draw:modifiers="1375.64802707484 -44288.20471811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PRI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3"><text:span text:style-name="T1">int</text:span><text:span text:style-name="T9"> </text:span><text:span text:style-name="T2">json_struct_print_</text:span><text:span text:style-name="T3">file_descriptor</text:span><text:span text:style-name="T2">( \</text:span><text:span text:style-name="T2"><text:line-break/></text:span><text:span text:style-name="T2"> <text:s text:c="3"/></text:span><text:span text:style-name="T1">char</text:span><text:span text:style-name="T2">* json_struct_buf, \</text:span><text:span text:style-name="T2"><text:line-break/></text:span><text:span text:style-name="T2"> <text:s text:c="3"/>size_t json_struct_size, \</text:span><text:span text:style-name="T9"><text:line-break/></text:span><text:span text:style-name="T9"> <text:s text:c="3"/></text:span><text:span text:style-name="T1">struct</text:span><text:span text:style-name="T9"> </text:span><text:span text:style-name="T3">file_descriptor</text:span><text:span text:style-name="T2"> *json_struct_data) { \</text:span><text:span text:style-name="T9"><text:line-break/></text:span><text:span text:style-name="T9"> <text:s/></text:span><text:span text:style-name="T1">char</text:span><text:span text:style-name="T9"> </text:span><text:span text:style-name="T2">json_struct_hasElements = 0; \</text:span><text:span text:style-name="T9"><text:line-break/></text:span><text:span text:style-name="T9"> <text:s/></text:span><text:span text:style-name="T1">int</text:span><text:span text:style-name="T9"> </text:span><text:span text:style-name="T2">json_struct_ret = 0; \</text:span><text:span text:style-name="T9"><text:line-break/></text:span><text:span text:style-name="T9"> <text:s/></text:span><text:span text:style-name="T1">int</text:span><text:span text:style-name="T9"> </text:span><text:span text:style-name="T2">json_struct_start_size =</text:span><text:span text:style-name="T9"> </text:span><text:span text:style-name="T2">json_struct_size; \</text:span><text:span text:style-name="T2"><text:line-break/></text:span><text:span text:style-name="T9"> <text:s/></text:span><text:span text:style-name="T2">JSON_STRUCT_WRITE(</text:span><text:span text:style-name="T22">"{"</text:span><text:span text:style-name="T2">)</text:span><text:span text:style-name="T2"><text:line-break/></text:span><text:span text:style-name="T2"> <text:s/>JSON_STRUCT_INT(</text:span><text:span text:style-name="T4">descriptor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9"> </text:span><text:span text:style-name="T2">JSON_STRUCT_START(name) \</text:span><text:span text:style-name="T9"><text:line-break/></text:span><text:span text:style-name="T9"> <text:s text:c="7"/></text:span><text:span text:style-name="T1">int</text:span><text:span text:style-name="T9"> </text:span><text:span text:style-name="T2">json_struct_print_</text:span><text:span text:style-name="T1">##</text:span><text:span text:style-name="T2">name(</text:span><text:span text:style-name="T1">char</text:span><text:span text:style-name="T2">* json_struct_buf, \</text:span><text:span text:style-name="T2"><text:line-break/></text:span><text:span text:style-name="T2"> <text:s text:c="36"/>size_t json_struct_size, \</text:span><text:span text:style-name="T9"><text:line-break/></text:span><text:span text:style-name="T9"> <text:s text:c="36"/></text:span><text:span text:style-name="T1">struct</text:span><text:span text:style-name="T9"> </text:span><text:span text:style-name="T2">name *json_struct_data) { \</text:span><text:span text:style-name="T9"><text:line-break/></text:span><text:span text:style-name="T9"> <text:s text:c="11"/></text:span><text:span text:style-name="T1">char</text:span><text:span text:style-name="T9"> </text:span><text:span text:style-name="T2">json_struct_hasElements = 0; \</text:span><text:span text:style-name="T9"><text:line-break/></text:span><text:span text:style-name="T9"> <text:s text:c="11"/></text:span><text:span text:style-name="T1">int</text:span><text:span text:style-name="T9"> </text:span><text:span text:style-name="T2">json_struct_ret = 0; \</text:span><text:span text:style-name="T9"><text:line-break/></text:span><text:span text:style-name="T9"> <text:s text:c="11"/></text:span><text:span text:style-name="T1">int</text:span><text:span text:style-name="T9"> </text:span><text:span text:style-name="T2">json_struct_start_size =</text:span><text:span text:style-name="T9"> </text:span><text:span text:style-name="T2">json_struct_size; \</text:span><text:span text:style-name="T9"><text:line-break/></text:span><text:span text:style-name="T9"> <text:s text:c="35"/></text:span><text:span text:style-name="T2">JSON_STRUCT_WRITE(</text:span><text:span text:style-name="T22">"{"</text:span><text:span text:style-name="T2">)</text:span><text:span text:style-name="T9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9"> </text:span><text:span text:style-name="T2">(json_struct_hasElements) {</text:span><text:span text:style-name="T9"> \</text:span><text:span text:style-name="T9"><text:line-break/></text:span><text:span text:style-name="T9"> <text:s text:c="15"/></text:span><text:span text:style-name="T2">json_struct_buf--; <text:s/></text:span><text:span text:style-name="T8">/* remove last comma */</text:span><text:span text:style-name="T2"> \</text:span><text:span text:style-name="T9"><text:line-break/></text:span><text:span text:style-name="T9"> <text:s text:c="15"/></text:span><text:span text:style-name="T2">json_struct_size++; </text:span><text:span text:style-name="T8">/* and resize buffer size */</text:span><text:span text:style-name="T2"> \</text:span><text:span text:style-name="T9"><text:line-break/></text:span><text:span text:style-name="T1"> <text:s text:c="11"/></text:span><text:span text:style-name="T2">} \</text:span><text:span text:style-name="T23"><text:line-break/></text:span><text:span text:style-name="T2"> <text:s text:c="11"/>JSON_STRUCT_WRITE(</text:span><text:span text:style-name="T22">"}"</text:span><text:span text:style-name="T2">)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tart_size - json_struct_size;}</text:span></text:p>
            <text:p text:style-name="P3"><text:span text:style-name="T1"># <text:s/>define</text:span><text:span text:style-name="T6"> JSON_STRUCT_WRITE(value) \</text:span><text:span text:style-name="T6"><text:line-break/></text:span><text:span text:style-name="T6"> <text:s text:c="11"/>json_struct_ret = json_struct_write(json_struct_buf, \</text:span><text:span text:style-name="T6"><text:line-break/></text:span><text:span text:style-name="T6"> <text:s text:c="13"/>json_struct_size, value); \</text:span><text:span text:style-name="T6"><text:line-break/></text:span><text:span text:style-name="T6"> <text:s text:c="11"/>JSON_STRUCT_SIZE_ERROR(json_struct_ret, json_struct_size) \</text:span><text:span text:style-name="T6"><text:line-break/></text:span><text:span text:style-name="T6"> <text:s text:c="11"/></text:span><text:span text:style-name="T17">/* don't write more characters then size of buffer */</text:span><text:span text:style-name="T6"> \</text:span><text:span text:style-name="T6"><text:line-break/></text:span><text:span text:style-name="T6"> <text:s text:c="11"/>json_struct_buf += json_struct_ret; \</text:span><text:span text:style-name="T6"><text:line-break/></text:span><text:span text:style-name="T6"> <text:s text:c="11"/></text:span><text:span text:style-name="T17">/* set pointer to end of written characters */</text:span><text:span text:style-name="T6"> \</text:span><text:span text:style-name="T6"><text:line-break/></text:span><text:span text:style-name="T6"> <text:s text:c="11"/>json_struct_size -= json_struct_ret; \</text:span><text:span text:style-name="T6"><text:line-break/></text:span><text:span text:style-name="T6"> <text:s text:c="11"/></text:span><text:span text:style-name="T17">/* resize buffer size */</text:span><text:span text:style-name="T17"><text:line-break/></text:span><text:span text:style-name="T1"># <text:s/>define</text:span><text:span text:style-name="T6"> JSON_STRUCT_SIZE_ERROR(ret, size) \</text:span><text:span text:style-name="T6"><text:line-break/></text:span><text:span text:style-name="T6"> <text:s text:c="11"/></text:span><text:span text:style-name="T1">if</text:span><text:span text:style-name="T2"> (ret &gt;= size) { \</text:span><text:span text:style-name="T2"><text:line-break/></text:span><text:span text:style-name="T2"> </text:span><text:span text:style-name="T6"><text:s text:c="13"/>CALL_REAL_POSIX_SYNC(fprintf)(stderr, \</text:span><text:span text:style-name="T6"><text:line-break/></text:span><text:span text:style-name="T6"> <text:s text:c="15"/></text:span><text:span text:style-name="T24">"Output buffer in function %s not big enough.\n"</text:span><text:span text:style-name="T6">, __func__); \</text:span><text:span text:style-name="T6"><text:line-break/></text:span><text:span text:style-name="T17"> <text:s text:c="13"/></text:span><text:span text:style-name="T6">assert(0); \</text:span><text:span text:style-name="T6"><text:line-break/></text:span><text:span text:style-name="T6"> <text:s text:c="11"/>}</text:span></text:p>
          </draw:text-box>
        </draw:frame>
        <draw:line draw:style-name="gr46" draw:text-style-name="P7" draw:layer="layout" svg:x1="14.9cm" svg:y1="8.7cm" svg:x2="6.4cm" svg:y2="7.7cm">
          <text:p/>
        </draw:line>
        <presentation:notes draw:style-name="dp2">
          <draw:page-thumbnail draw:style-name="gr1" draw:layer="layout" svg:width="19.798cm" svg:height="11.136cm" svg:x="0.6cm" svg:y="2.257cm" draw:page-number="9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PRI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3"><text:span text:style-name="T1">int</text:span><text:span text:style-name="T9"> </text:span><text:span text:style-name="T2">json_struct_print_</text:span><text:span text:style-name="T3">file_descriptor</text:span><text:span text:style-name="T2">( \</text:span><text:span text:style-name="T2"><text:line-break/></text:span><text:span text:style-name="T2"> <text:s text:c="3"/></text:span><text:span text:style-name="T1">char</text:span><text:span text:style-name="T2">* json_struct_buf, \</text:span><text:span text:style-name="T2"><text:line-break/></text:span><text:span text:style-name="T2"> <text:s text:c="3"/>size_t json_struct_size, \</text:span><text:span text:style-name="T9"><text:line-break/></text:span><text:span text:style-name="T9"> <text:s text:c="3"/></text:span><text:span text:style-name="T1">struct</text:span><text:span text:style-name="T9"> </text:span><text:span text:style-name="T3">file_descriptor</text:span><text:span text:style-name="T2"> *json_struct_data) { \</text:span><text:span text:style-name="T9"><text:line-break/></text:span><text:span text:style-name="T9"> <text:s/></text:span><text:span text:style-name="T1">char</text:span><text:span text:style-name="T9"> </text:span><text:span text:style-name="T2">json_struct_hasElements = 0; \</text:span><text:span text:style-name="T9"><text:line-break/></text:span><text:span text:style-name="T9"> <text:s/></text:span><text:span text:style-name="T1">int</text:span><text:span text:style-name="T9"> </text:span><text:span text:style-name="T2">json_struct_ret = 0; \</text:span><text:span text:style-name="T9"><text:line-break/></text:span><text:span text:style-name="T9"> <text:s/></text:span><text:span text:style-name="T1">int</text:span><text:span text:style-name="T9"> </text:span><text:span text:style-name="T2">json_struct_start_size =</text:span><text:span text:style-name="T9"> </text:span><text:span text:style-name="T2">json_struct_size; \</text:span><text:span text:style-name="T2"><text:line-break/></text:span><text:span text:style-name="T9"> <text:s/></text:span><text:span text:style-name="T2">json_struct_ret = json_struct_write(json_struct_buf, \</text:span><text:span text:style-name="T2"><text:line-break/></text:span><text:span text:style-name="T2"> <text:s text:c="3"/>json_struct_size, </text:span><text:span text:style-name="T22">"{"</text:span><text:span text:style-name="T2">); \</text:span><text:span text:style-name="T2"><text:line-break/></text:span><text:span text:style-name="T2"> <text:s/>JSON_STRUCT_SIZE_ERROR(json_struct_ret, \</text:span><text:span text:style-name="T2"><text:line-break/></text:span><text:span text:style-name="T2"> <text:s text:c="3"/>json_struct_size) \</text:span><text:span text:style-name="T2"><text:line-break/></text:span><text:span text:style-name="T2"> <text:s/></text:span><text:span text:style-name="T8">/* don't write more characters then size of buffer */</text:span><text:span text:style-name="T2"> \</text:span><text:span text:style-name="T2"><text:line-break/></text:span><text:span text:style-name="T2"> <text:s/>json_struct_buf += json_struct_ret; \</text:span><text:span text:style-name="T2"><text:line-break/></text:span><text:span text:style-name="T2"> <text:s/></text:span><text:span text:style-name="T8">/* set pointer to end of written characters */</text:span><text:span text:style-name="T2"> \</text:span><text:span text:style-name="T2"><text:line-break/></text:span><text:span text:style-name="T2"> <text:s/>json_struct_size -= json_struct_ret; \</text:span><text:span text:style-name="T2"><text:line-break/></text:span><text:span text:style-name="T2"> <text:s/></text:span><text:span text:style-name="T8">/* resize buffer size */</text:span><text:span text:style-name="T2"><text:line-break/></text:span><text:span text:style-name="T2"> <text:s/>JSON_STRUCT_INT(</text:span><text:span text:style-name="T4">descriptor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9"> </text:span><text:span text:style-name="T2">JSON_STRUCT_START(name) \</text:span><text:span text:style-name="T9"><text:line-break/></text:span><text:span text:style-name="T9"> <text:s text:c="7"/></text:span><text:span text:style-name="T1">int</text:span><text:span text:style-name="T9"> </text:span><text:span text:style-name="T2">json_struct_print_</text:span><text:span text:style-name="T1">##</text:span><text:span text:style-name="T2">name(</text:span><text:span text:style-name="T1">char</text:span><text:span text:style-name="T2">* json_struct_buf, \</text:span><text:span text:style-name="T2"><text:line-break/></text:span><text:span text:style-name="T2"> <text:s text:c="36"/>size_t json_struct_size, \</text:span><text:span text:style-name="T9"><text:line-break/></text:span><text:span text:style-name="T9"> <text:s text:c="36"/></text:span><text:span text:style-name="T1">struct</text:span><text:span text:style-name="T9"> </text:span><text:span text:style-name="T2">name *json_struct_data) { \</text:span><text:span text:style-name="T9"><text:line-break/></text:span><text:span text:style-name="T9"> <text:s text:c="11"/></text:span><text:span text:style-name="T1">char</text:span><text:span text:style-name="T9"> </text:span><text:span text:style-name="T2">json_struct_hasElements = 0; \</text:span><text:span text:style-name="T9"><text:line-break/></text:span><text:span text:style-name="T9"> <text:s text:c="11"/></text:span><text:span text:style-name="T1">int</text:span><text:span text:style-name="T9"> </text:span><text:span text:style-name="T2">json_struct_ret = 0; \</text:span><text:span text:style-name="T9"><text:line-break/></text:span><text:span text:style-name="T9"> <text:s text:c="11"/></text:span><text:span text:style-name="T1">int</text:span><text:span text:style-name="T9"> </text:span><text:span text:style-name="T2">json_struct_start_size =</text:span><text:span text:style-name="T9"> </text:span><text:span text:style-name="T2">json_struct_size; \</text:span><text:span text:style-name="T9"><text:line-break/></text:span><text:span text:style-name="T9"> <text:s text:c="35"/></text:span><text:span text:style-name="T2">JSON_STRUCT_WRITE(</text:span><text:span text:style-name="T22">"{"</text:span><text:span text:style-name="T2">)</text:span><text:span text:style-name="T9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9"> </text:span><text:span text:style-name="T2">(json_struct_hasElements) {</text:span><text:span text:style-name="T9"> \</text:span><text:span text:style-name="T9"><text:line-break/></text:span><text:span text:style-name="T9"> <text:s text:c="15"/></text:span><text:span text:style-name="T2">json_struct_buf--; <text:s/></text:span><text:span text:style-name="T8">/* remove last comma */</text:span><text:span text:style-name="T2"> \</text:span><text:span text:style-name="T9"><text:line-break/></text:span><text:span text:style-name="T9"> <text:s text:c="15"/></text:span><text:span text:style-name="T2">json_struct_size++; </text:span><text:span text:style-name="T8">/* and resize buffer size */</text:span><text:span text:style-name="T2"> \</text:span><text:span text:style-name="T9"><text:line-break/></text:span><text:span text:style-name="T1"> <text:s text:c="11"/></text:span><text:span text:style-name="T2">} \</text:span><text:span text:style-name="T23"><text:line-break/></text:span><text:span text:style-name="T2"> <text:s text:c="11"/>JSON_STRUCT_WRITE(</text:span><text:span text:style-name="T22">"}"</text:span><text:span text:style-name="T2">)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tart_size - json_struct_size;}</text:span></text:p>
            <text:p text:style-name="P3"><text:span text:style-name="T1"># <text:s/>define</text:span><text:span text:style-name="T6"> JSON_STRUCT_WRITE(value) \</text:span><text:span text:style-name="T6"><text:line-break/></text:span><text:span text:style-name="T6"> <text:s text:c="11"/>json_struct_ret = json_struct_write(json_struct_buf, \</text:span><text:span text:style-name="T6"><text:line-break/></text:span><text:span text:style-name="T6"> <text:s text:c="13"/>json_struct_size, value); \</text:span><text:span text:style-name="T6"><text:line-break/></text:span><text:span text:style-name="T6"> <text:s text:c="11"/>JSON_STRUCT_SIZE_ERROR(json_struct_ret, json_struct_size) \</text:span><text:span text:style-name="T6"><text:line-break/></text:span><text:span text:style-name="T6"> <text:s text:c="11"/></text:span><text:span text:style-name="T17">/* don't write more characters then size of buffer */</text:span><text:span text:style-name="T6"> \</text:span><text:span text:style-name="T6"><text:line-break/></text:span><text:span text:style-name="T6"> <text:s text:c="11"/>json_struct_buf += json_struct_ret; \</text:span><text:span text:style-name="T6"><text:line-break/></text:span><text:span text:style-name="T6"> <text:s text:c="11"/></text:span><text:span text:style-name="T17">/* set pointer to end of written characters */</text:span><text:span text:style-name="T6"> \</text:span><text:span text:style-name="T6"><text:line-break/></text:span><text:span text:style-name="T6"> <text:s text:c="11"/>json_struct_size -= json_struct_ret; \</text:span><text:span text:style-name="T6"><text:line-break/></text:span><text:span text:style-name="T6"> <text:s text:c="11"/></text:span><text:span text:style-name="T17">/* resize buffer size */</text:span><text:span text:style-name="T17"><text:line-break/></text:span><text:span text:style-name="T1"># <text:s/>define</text:span><text:span text:style-name="T6"> JSON_STRUCT_SIZE_ERROR(ret, size) \</text:span><text:span text:style-name="T6"><text:line-break/></text:span><text:span text:style-name="T6"> <text:s text:c="11"/></text:span><text:span text:style-name="T1">if</text:span><text:span text:style-name="T2"> (ret &gt;= size) { \</text:span><text:span text:style-name="T2"><text:line-break/></text:span><text:span text:style-name="T2"> </text:span><text:span text:style-name="T6"><text:s text:c="13"/>CALL_REAL_POSIX_SYNC(fprintf)(stderr, \</text:span><text:span text:style-name="T6"><text:line-break/></text:span><text:span text:style-name="T6"> <text:s text:c="15"/></text:span><text:span text:style-name="T24">"Output buffer in function %s not big enough.\n"</text:span><text:span text:style-name="T6">, __func__); \</text:span><text:span text:style-name="T6"><text:line-break/></text:span><text:span text:style-name="T17"> <text:s text:c="13"/></text:span><text:span text:style-name="T6">assert(0); \</text:span><text:span text:style-name="T6"><text:line-break/></text:span><text:span text:style-name="T6"> <text:s text:c="11"/>}</text:span></text:p>
          </draw:text-box>
        </draw:frame>
        <draw:line draw:style-name="gr46" draw:text-style-name="P7" draw:layer="layout" svg:x1="14.9cm" svg:y1="8.7cm" svg:x2="6.4cm" svg:y2="7.7cm">
          <text:p/>
        </draw:line>
        <draw:custom-shape draw:style-name="gr48" draw:text-style-name="P12" draw:layer="layout" svg:width="14.5cm" svg:height="1.5cm" svg:x="6cm" svg:y="13.5cm">
          <text:p text:style-name="P11"><text:span text:style-name="T13">Function to write max. </text:span><text:span text:style-name="T2">json_struct_size </text:span><text:span text:style-name="T13">Bytes to buffer </text:span><text:span text:style-name="T2">json_struct_buf</text:span><text:span text:style-name="T13">.</text:span><text:span text:style-name="T13"><text:line-break/></text:span><text:span text:style-name="T13">Longer strings will be shortened and terminated with </text:span><text:span text:style-name="T14">"</text:span><text:span text:style-name="T25">\</text:span><text:span text:style-name="T13">0</text:span><text:span text:style-name="T14">".</text:span></text:p>
          <draw:enhanced-geometry svg:viewBox="0 0 21600 21600" draw:text-areas="800 800 20800 20800" draw:type="round-rectangular-callout" draw:modifiers="4488.02151575753 -80974.81678880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PRI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3"><text:span text:style-name="T1">int</text:span><text:span text:style-name="T9"> </text:span><text:span text:style-name="T2">json_struct_print_</text:span><text:span text:style-name="T3">file_descriptor</text:span><text:span text:style-name="T2">( \</text:span><text:span text:style-name="T2"><text:line-break/></text:span><text:span text:style-name="T2"> <text:s text:c="3"/></text:span><text:span text:style-name="T1">char</text:span><text:span text:style-name="T2">* json_struct_buf, \</text:span><text:span text:style-name="T2"><text:line-break/></text:span><text:span text:style-name="T2"> <text:s text:c="3"/>size_t json_struct_size, \</text:span><text:span text:style-name="T9"><text:line-break/></text:span><text:span text:style-name="T9"> <text:s text:c="3"/></text:span><text:span text:style-name="T1">struct</text:span><text:span text:style-name="T9"> </text:span><text:span text:style-name="T3">file_descriptor</text:span><text:span text:style-name="T2"> *json_struct_data) { \</text:span><text:span text:style-name="T9"><text:line-break/></text:span><text:span text:style-name="T9"> <text:s/></text:span><text:span text:style-name="T1">char</text:span><text:span text:style-name="T9"> </text:span><text:span text:style-name="T2">json_struct_hasElements = 0; \</text:span><text:span text:style-name="T9"><text:line-break/></text:span><text:span text:style-name="T9"> <text:s/></text:span><text:span text:style-name="T1">int</text:span><text:span text:style-name="T9"> </text:span><text:span text:style-name="T2">json_struct_ret = 0; \</text:span><text:span text:style-name="T9"><text:line-break/></text:span><text:span text:style-name="T9"> <text:s/></text:span><text:span text:style-name="T1">int</text:span><text:span text:style-name="T9"> </text:span><text:span text:style-name="T2">json_struct_start_size =</text:span><text:span text:style-name="T9"> </text:span><text:span text:style-name="T2">json_struct_size; \</text:span><text:span text:style-name="T2"><text:line-break/></text:span><text:span text:style-name="T9"> <text:s/></text:span><text:span text:style-name="T2">json_struct_ret = json_struct_write(json_struct_buf, \</text:span><text:span text:style-name="T2"><text:line-break/></text:span><text:span text:style-name="T2"> <text:s text:c="3"/>json_struct_size, </text:span><text:span text:style-name="T22">"{"</text:span><text:span text:style-name="T2">); \</text:span><text:span text:style-name="T2"><text:line-break/></text:span><text:span text:style-name="T2"> <text:s/>JSON_STRUCT_SIZE_ERROR(json_struct_ret, \</text:span><text:span text:style-name="T2"><text:line-break/></text:span><text:span text:style-name="T2"> <text:s text:c="3"/>json_struct_size) \</text:span><text:span text:style-name="T2"><text:line-break/></text:span><text:span text:style-name="T2"> <text:s/></text:span><text:span text:style-name="T8">/* don't write more characters then size of buffer */</text:span><text:span text:style-name="T2"> \</text:span><text:span text:style-name="T2"><text:line-break/></text:span><text:span text:style-name="T2"> <text:s/>json_struct_buf += json_struct_ret; \</text:span><text:span text:style-name="T2"><text:line-break/></text:span><text:span text:style-name="T2"> <text:s/></text:span><text:span text:style-name="T8">/* set pointer to end of written characters */</text:span><text:span text:style-name="T2"> \</text:span><text:span text:style-name="T2"><text:line-break/></text:span><text:span text:style-name="T2"> <text:s/>json_struct_size -= json_struct_ret; \</text:span><text:span text:style-name="T2"><text:line-break/></text:span><text:span text:style-name="T2"> <text:s/></text:span><text:span text:style-name="T8">/* resize buffer size */</text:span><text:span text:style-name="T2"><text:line-break/></text:span><text:span text:style-name="T2"> <text:s/>JSON_STRUCT_INT(</text:span><text:span text:style-name="T4">descriptor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9"> </text:span><text:span text:style-name="T2">JSON_STRUCT_START(name) \</text:span><text:span text:style-name="T9"><text:line-break/></text:span><text:span text:style-name="T9"> <text:s text:c="7"/></text:span><text:span text:style-name="T1">int</text:span><text:span text:style-name="T9"> </text:span><text:span text:style-name="T2">json_struct_print_</text:span><text:span text:style-name="T1">##</text:span><text:span text:style-name="T2">name(</text:span><text:span text:style-name="T1">char</text:span><text:span text:style-name="T2">* json_struct_buf, \</text:span><text:span text:style-name="T2"><text:line-break/></text:span><text:span text:style-name="T2"> <text:s text:c="36"/>size_t json_struct_size, \</text:span><text:span text:style-name="T9"><text:line-break/></text:span><text:span text:style-name="T9"> <text:s text:c="36"/></text:span><text:span text:style-name="T1">struct</text:span><text:span text:style-name="T9"> </text:span><text:span text:style-name="T2">name *json_struct_data) { \</text:span><text:span text:style-name="T9"><text:line-break/></text:span><text:span text:style-name="T9"> <text:s text:c="11"/></text:span><text:span text:style-name="T1">char</text:span><text:span text:style-name="T9"> </text:span><text:span text:style-name="T2">json_struct_hasElements = 0; \</text:span><text:span text:style-name="T9"><text:line-break/></text:span><text:span text:style-name="T9"> <text:s text:c="11"/></text:span><text:span text:style-name="T1">int</text:span><text:span text:style-name="T9"> </text:span><text:span text:style-name="T2">json_struct_ret = 0; \</text:span><text:span text:style-name="T9"><text:line-break/></text:span><text:span text:style-name="T9"> <text:s text:c="11"/></text:span><text:span text:style-name="T1">int</text:span><text:span text:style-name="T9"> </text:span><text:span text:style-name="T2">json_struct_start_size =</text:span><text:span text:style-name="T9"> </text:span><text:span text:style-name="T2">json_struct_size; \</text:span><text:span text:style-name="T9"><text:line-break/></text:span><text:span text:style-name="T9"> <text:s text:c="35"/></text:span><text:span text:style-name="T2">JSON_STRUCT_WRITE(</text:span><text:span text:style-name="T22">"{"</text:span><text:span text:style-name="T2">)</text:span><text:span text:style-name="T9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9"> </text:span><text:span text:style-name="T2">(json_struct_hasElements) {</text:span><text:span text:style-name="T9"> \</text:span><text:span text:style-name="T9"><text:line-break/></text:span><text:span text:style-name="T9"> <text:s text:c="15"/></text:span><text:span text:style-name="T2">json_struct_buf--; <text:s/></text:span><text:span text:style-name="T8">/* remove last comma */</text:span><text:span text:style-name="T2"> \</text:span><text:span text:style-name="T9"><text:line-break/></text:span><text:span text:style-name="T9"> <text:s text:c="15"/></text:span><text:span text:style-name="T2">json_struct_size++; </text:span><text:span text:style-name="T8">/* and resize buffer size */</text:span><text:span text:style-name="T2"> \</text:span><text:span text:style-name="T9"><text:line-break/></text:span><text:span text:style-name="T1"> <text:s text:c="11"/></text:span><text:span text:style-name="T2">} \</text:span><text:span text:style-name="T23"><text:line-break/></text:span><text:span text:style-name="T2"> <text:s text:c="11"/>JSON_STRUCT_WRITE(</text:span><text:span text:style-name="T22">"}"</text:span><text:span text:style-name="T2">)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tart_size - json_struct_size;}</text:span></text:p>
            <text:p text:style-name="P3"><text:span text:style-name="T1"># <text:s/>define</text:span><text:span text:style-name="T6"> JSON_STRUCT_WRITE(value) \</text:span><text:span text:style-name="T6"><text:line-break/></text:span><text:span text:style-name="T6"> <text:s text:c="11"/>json_struct_ret = json_struct_write(json_struct_buf, \</text:span><text:span text:style-name="T6"><text:line-break/></text:span><text:span text:style-name="T6"> <text:s text:c="13"/>json_struct_size, value); \</text:span><text:span text:style-name="T6"><text:line-break/></text:span><text:span text:style-name="T6"> <text:s text:c="11"/>JSON_STRUCT_SIZE_ERROR(json_struct_ret, json_struct_size) \</text:span><text:span text:style-name="T6"><text:line-break/></text:span><text:span text:style-name="T6"> <text:s text:c="11"/></text:span><text:span text:style-name="T17">/* don't write more characters then size of buffer */</text:span><text:span text:style-name="T6"> \</text:span><text:span text:style-name="T6"><text:line-break/></text:span><text:span text:style-name="T6"> <text:s text:c="11"/>json_struct_buf += json_struct_ret; \</text:span><text:span text:style-name="T6"><text:line-break/></text:span><text:span text:style-name="T6"> <text:s text:c="11"/></text:span><text:span text:style-name="T17">/* set pointer to end of written characters */</text:span><text:span text:style-name="T6"> \</text:span><text:span text:style-name="T6"><text:line-break/></text:span><text:span text:style-name="T6"> <text:s text:c="11"/>json_struct_size -= json_struct_ret; \</text:span><text:span text:style-name="T6"><text:line-break/></text:span><text:span text:style-name="T6"> <text:s text:c="11"/></text:span><text:span text:style-name="T17">/* resize buffer size */</text:span><text:span text:style-name="T17"><text:line-break/></text:span><text:span text:style-name="T1"># <text:s/>define</text:span><text:span text:style-name="T6"> JSON_STRUCT_SIZE_ERROR(ret, size) \</text:span><text:span text:style-name="T6"><text:line-break/></text:span><text:span text:style-name="T6"> <text:s text:c="11"/></text:span><text:span text:style-name="T1">if</text:span><text:span text:style-name="T2"> (ret &gt;= size) { \</text:span><text:span text:style-name="T2"><text:line-break/></text:span><text:span text:style-name="T2"> </text:span><text:span text:style-name="T6"><text:s text:c="13"/>CALL_REAL_POSIX_SYNC(fprintf)(stderr, \</text:span><text:span text:style-name="T6"><text:line-break/></text:span><text:span text:style-name="T6"> <text:s text:c="15"/></text:span><text:span text:style-name="T24">"Output buffer in function %s not big enough.\n"</text:span><text:span text:style-name="T6">, __func__); \</text:span><text:span text:style-name="T6"><text:line-break/></text:span><text:span text:style-name="T17"> <text:s text:c="13"/></text:span><text:span text:style-name="T6">assert(0); \</text:span><text:span text:style-name="T6"><text:line-break/></text:span><text:span text:style-name="T6"> <text:s text:c="11"/>}</text:span></text:p>
          </draw:text-box>
        </draw:frame>
        <draw:custom-shape draw:style-name="gr49" draw:text-style-name="P10" draw:layer="layout" svg:width="11cm" svg:height="1.5cm" svg:x="9.5cm" svg:y="13.5cm">
          <text:p text:style-name="P9"><text:span text:style-name="T13">Buffer filled with e.g.: </text:span><text:span text:style-name="T26">"{"</text:span><text:span text:style-name="T14"> (of course terminated by </text:span><text:span text:style-name="T22">\0</text:span><text:span text:style-name="T14">)</text:span></text:p>
          <draw:enhanced-geometry svg:viewBox="0 0 21600 21600" draw:text-areas="800 800 20800 20800" draw:type="round-rectangular-callout" draw:modifiers="-3447.83201527134 -76326.71552298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PRI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3"><text:span text:style-name="T1">int</text:span><text:span text:style-name="T9"> </text:span><text:span text:style-name="T2">json_struct_print_</text:span><text:span text:style-name="T3">file_descriptor</text:span><text:span text:style-name="T2">( \</text:span><text:span text:style-name="T2"><text:line-break/></text:span><text:span text:style-name="T2"> <text:s text:c="3"/></text:span><text:span text:style-name="T1">char</text:span><text:span text:style-name="T2">* json_struct_buf, \</text:span><text:span text:style-name="T2"><text:line-break/></text:span><text:span text:style-name="T2"> <text:s text:c="3"/>size_t json_struct_size, \</text:span><text:span text:style-name="T9"><text:line-break/></text:span><text:span text:style-name="T9"> <text:s text:c="3"/></text:span><text:span text:style-name="T1">struct</text:span><text:span text:style-name="T9"> </text:span><text:span text:style-name="T3">file_descriptor</text:span><text:span text:style-name="T2"> *json_struct_data) { \</text:span><text:span text:style-name="T9"><text:line-break/></text:span><text:span text:style-name="T9"> <text:s/></text:span><text:span text:style-name="T1">char</text:span><text:span text:style-name="T9"> </text:span><text:span text:style-name="T2">json_struct_hasElements = 0; \</text:span><text:span text:style-name="T9"><text:line-break/></text:span><text:span text:style-name="T9"> <text:s/></text:span><text:span text:style-name="T1">int</text:span><text:span text:style-name="T9"> </text:span><text:span text:style-name="T2">json_struct_ret = 0; \</text:span><text:span text:style-name="T9"><text:line-break/></text:span><text:span text:style-name="T9"> <text:s/></text:span><text:span text:style-name="T1">int</text:span><text:span text:style-name="T9"> </text:span><text:span text:style-name="T2">json_struct_start_size =</text:span><text:span text:style-name="T9"> </text:span><text:span text:style-name="T2">json_struct_size; \</text:span><text:span text:style-name="T2"><text:line-break/></text:span><text:span text:style-name="T9"> <text:s/></text:span><text:span text:style-name="T2">json_struct_ret = json_struct_write(json_struct_buf, \</text:span><text:span text:style-name="T2"><text:line-break/></text:span><text:span text:style-name="T2"> <text:s text:c="3"/>json_struct_size, </text:span><text:span text:style-name="T22">"{"</text:span><text:span text:style-name="T2">); \</text:span><text:span text:style-name="T2"><text:line-break/></text:span><text:span text:style-name="T2"> <text:s/>JSON_STRUCT_SIZE_ERROR(json_struct_ret, \</text:span><text:span text:style-name="T2"><text:line-break/></text:span><text:span text:style-name="T2"> <text:s text:c="3"/>json_struct_size) \</text:span><text:span text:style-name="T2"><text:line-break/></text:span><text:span text:style-name="T2"> <text:s/></text:span><text:span text:style-name="T8">/* don't write more characters then size of buffer */</text:span><text:span text:style-name="T2"> \</text:span><text:span text:style-name="T2"><text:line-break/></text:span><text:span text:style-name="T2"> <text:s/>json_struct_buf += json_struct_ret; \</text:span><text:span text:style-name="T2"><text:line-break/></text:span><text:span text:style-name="T2"> <text:s/></text:span><text:span text:style-name="T8">/* set pointer to end of written characters */</text:span><text:span text:style-name="T2"> \</text:span><text:span text:style-name="T2"><text:line-break/></text:span><text:span text:style-name="T2"> <text:s/>json_struct_size -= json_struct_ret; \</text:span><text:span text:style-name="T2"><text:line-break/></text:span><text:span text:style-name="T2"> <text:s/></text:span><text:span text:style-name="T8">/* resize buffer size */</text:span><text:span text:style-name="T2"><text:line-break/></text:span><text:span text:style-name="T2"> <text:s/>JSON_STRUCT_INT(</text:span><text:span text:style-name="T4">descriptor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9"> </text:span><text:span text:style-name="T2">JSON_STRUCT_START(name) \</text:span><text:span text:style-name="T9"><text:line-break/></text:span><text:span text:style-name="T9"> <text:s text:c="7"/></text:span><text:span text:style-name="T1">int</text:span><text:span text:style-name="T9"> </text:span><text:span text:style-name="T2">json_struct_print_</text:span><text:span text:style-name="T1">##</text:span><text:span text:style-name="T2">name(</text:span><text:span text:style-name="T1">char</text:span><text:span text:style-name="T2">* json_struct_buf, \</text:span><text:span text:style-name="T2"><text:line-break/></text:span><text:span text:style-name="T2"> <text:s text:c="36"/>size_t json_struct_size, \</text:span><text:span text:style-name="T9"><text:line-break/></text:span><text:span text:style-name="T9"> <text:s text:c="36"/></text:span><text:span text:style-name="T1">struct</text:span><text:span text:style-name="T9"> </text:span><text:span text:style-name="T2">name *json_struct_data) { \</text:span><text:span text:style-name="T9"><text:line-break/></text:span><text:span text:style-name="T9"> <text:s text:c="11"/></text:span><text:span text:style-name="T1">char</text:span><text:span text:style-name="T9"> </text:span><text:span text:style-name="T2">json_struct_hasElements = 0; \</text:span><text:span text:style-name="T9"><text:line-break/></text:span><text:span text:style-name="T9"> <text:s text:c="11"/></text:span><text:span text:style-name="T1">int</text:span><text:span text:style-name="T9"> </text:span><text:span text:style-name="T2">json_struct_ret = 0; \</text:span><text:span text:style-name="T9"><text:line-break/></text:span><text:span text:style-name="T9"> <text:s text:c="11"/></text:span><text:span text:style-name="T1">int</text:span><text:span text:style-name="T9"> </text:span><text:span text:style-name="T2">json_struct_start_size =</text:span><text:span text:style-name="T9"> </text:span><text:span text:style-name="T2">json_struct_size; \</text:span><text:span text:style-name="T9"><text:line-break/></text:span><text:span text:style-name="T9"> <text:s text:c="35"/></text:span><text:span text:style-name="T2">JSON_STRUCT_WRITE(</text:span><text:span text:style-name="T22">"{"</text:span><text:span text:style-name="T2">)</text:span><text:span text:style-name="T9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9"> </text:span><text:span text:style-name="T2">(json_struct_hasElements) {</text:span><text:span text:style-name="T9"> \</text:span><text:span text:style-name="T9"><text:line-break/></text:span><text:span text:style-name="T9"> <text:s text:c="15"/></text:span><text:span text:style-name="T2">json_struct_buf--; <text:s/></text:span><text:span text:style-name="T8">/* remove last comma */</text:span><text:span text:style-name="T2"> \</text:span><text:span text:style-name="T9"><text:line-break/></text:span><text:span text:style-name="T9"> <text:s text:c="15"/></text:span><text:span text:style-name="T2">json_struct_size++; </text:span><text:span text:style-name="T8">/* and resize buffer size */</text:span><text:span text:style-name="T2"> \</text:span><text:span text:style-name="T9"><text:line-break/></text:span><text:span text:style-name="T1"> <text:s text:c="11"/></text:span><text:span text:style-name="T2">} \</text:span><text:span text:style-name="T23"><text:line-break/></text:span><text:span text:style-name="T2"> <text:s text:c="11"/>JSON_STRUCT_WRITE(</text:span><text:span text:style-name="T22">"}"</text:span><text:span text:style-name="T2">)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tart_size - json_struct_size;}</text:span></text:p>
            <text:p text:style-name="P3"><text:span text:style-name="T1"># <text:s/>define</text:span><text:span text:style-name="T6"> JSON_STRUCT_WRITE(value) \</text:span><text:span text:style-name="T6"><text:line-break/></text:span><text:span text:style-name="T6"> <text:s text:c="11"/>json_struct_ret = json_struct_write(json_struct_buf, \</text:span><text:span text:style-name="T6"><text:line-break/></text:span><text:span text:style-name="T6"> <text:s text:c="13"/>json_struct_size, value); \</text:span><text:span text:style-name="T6"><text:line-break/></text:span><text:span text:style-name="T6"> <text:s text:c="11"/>JSON_STRUCT_SIZE_ERROR(json_struct_ret, json_struct_size) \</text:span><text:span text:style-name="T6"><text:line-break/></text:span><text:span text:style-name="T6"> <text:s text:c="11"/></text:span><text:span text:style-name="T17">/* don't write more characters then size of buffer */</text:span><text:span text:style-name="T6"> \</text:span><text:span text:style-name="T6"><text:line-break/></text:span><text:span text:style-name="T6"> <text:s text:c="11"/>json_struct_buf += json_struct_ret; \</text:span><text:span text:style-name="T6"><text:line-break/></text:span><text:span text:style-name="T6"> <text:s text:c="11"/></text:span><text:span text:style-name="T17">/* set pointer to end of written characters */</text:span><text:span text:style-name="T6"> \</text:span><text:span text:style-name="T6"><text:line-break/></text:span><text:span text:style-name="T6"> <text:s text:c="11"/>json_struct_size -= json_struct_ret; \</text:span><text:span text:style-name="T6"><text:line-break/></text:span><text:span text:style-name="T6"> <text:s text:c="11"/></text:span><text:span text:style-name="T17">/* resize buffer size */</text:span><text:span text:style-name="T17"><text:line-break/></text:span><text:span text:style-name="T1"># <text:s/>define</text:span><text:span text:style-name="T6"> JSON_STRUCT_SIZE_ERROR(ret, size) \</text:span><text:span text:style-name="T6"><text:line-break/></text:span><text:span text:style-name="T6"> <text:s text:c="11"/></text:span><text:span text:style-name="T1">if</text:span><text:span text:style-name="T2"> (ret &gt;= size) { \</text:span><text:span text:style-name="T2"><text:line-break/></text:span><text:span text:style-name="T2"> </text:span><text:span text:style-name="T6"><text:s text:c="13"/>CALL_REAL_POSIX_SYNC(fprintf)(stderr, \</text:span><text:span text:style-name="T6"><text:line-break/></text:span><text:span text:style-name="T6"> <text:s text:c="15"/></text:span><text:span text:style-name="T24">"Output buffer in function %s not big enough.\n"</text:span><text:span text:style-name="T6">, __func__); \</text:span><text:span text:style-name="T6"><text:line-break/></text:span><text:span text:style-name="T17"> <text:s text:c="13"/></text:span><text:span text:style-name="T6">assert(0); \</text:span><text:span text:style-name="T6"><text:line-break/></text:span><text:span text:style-name="T6"> <text:s text:c="11"/>}</text:span></text:p>
          </draw:text-box>
        </draw:frame>
        <draw:line draw:style-name="gr46" draw:text-style-name="P7" draw:layer="layout" svg:x1="15cm" svg:y1="11cm" svg:x2="6.5cm" svg:y2="8.7cm">
          <text:p/>
        </draw:line>
        <presentation:notes draw:style-name="dp2">
          <draw:page-thumbnail draw:style-name="gr1" draw:layer="layout" svg:width="19.798cm" svg:height="11.136cm" svg:x="0.6cm" svg:y="2.257cm" draw:page-number="9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PRI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3"><text:span text:style-name="T1">int</text:span><text:span text:style-name="T9"> </text:span><text:span text:style-name="T2">json_struct_print_</text:span><text:span text:style-name="T3">file_descriptor</text:span><text:span text:style-name="T2">( \</text:span><text:span text:style-name="T2"><text:line-break/></text:span><text:span text:style-name="T2"> <text:s text:c="3"/></text:span><text:span text:style-name="T1">char</text:span><text:span text:style-name="T2">* json_struct_buf, \</text:span><text:span text:style-name="T2"><text:line-break/></text:span><text:span text:style-name="T2"> <text:s text:c="3"/>size_t json_struct_size, \</text:span><text:span text:style-name="T9"><text:line-break/></text:span><text:span text:style-name="T9"> <text:s text:c="3"/></text:span><text:span text:style-name="T1">struct</text:span><text:span text:style-name="T9"> </text:span><text:span text:style-name="T3">file_descriptor</text:span><text:span text:style-name="T2"> *json_struct_data) { \</text:span><text:span text:style-name="T9"><text:line-break/></text:span><text:span text:style-name="T9"> <text:s/></text:span><text:span text:style-name="T1">char</text:span><text:span text:style-name="T9"> </text:span><text:span text:style-name="T2">json_struct_hasElements = 0; \</text:span><text:span text:style-name="T9"><text:line-break/></text:span><text:span text:style-name="T9"> <text:s/></text:span><text:span text:style-name="T1">int</text:span><text:span text:style-name="T9"> </text:span><text:span text:style-name="T2">json_struct_ret = 0; \</text:span><text:span text:style-name="T9"><text:line-break/></text:span><text:span text:style-name="T9"> <text:s/></text:span><text:span text:style-name="T1">int</text:span><text:span text:style-name="T9"> </text:span><text:span text:style-name="T2">json_struct_start_size =</text:span><text:span text:style-name="T9"> </text:span><text:span text:style-name="T2">json_struct_size; \</text:span><text:span text:style-name="T2"><text:line-break/></text:span><text:span text:style-name="T9"> <text:s/></text:span><text:span text:style-name="T2">json_struct_ret = json_struct_write(json_struct_buf, \</text:span><text:span text:style-name="T2"><text:line-break/></text:span><text:span text:style-name="T2"> <text:s text:c="3"/>json_struct_size, </text:span><text:span text:style-name="T22">"{"</text:span><text:span text:style-name="T2">); \</text:span><text:span text:style-name="T2"><text:line-break/></text:span><text:span text:style-name="T2"> <text:s/></text:span><text:span text:style-name="T1">if</text:span><text:span text:style-name="T2"> (json_struct_ret &gt;= json_struct_size) { \</text:span><text:span text:style-name="T2"><text:line-break/></text:span><text:span text:style-name="T2"> <text:s text:c="3"/>CALL_REAL_POSIX_SYNC(fprintf)(stderr, \</text:span><text:span text:style-name="T2"><text:line-break/></text:span><text:span text:style-name="T2"> <text:s text:c="5"/></text:span><text:span text:style-name="T22">"Output buffer in function %s not big enough.\n"</text:span><text:span text:style-name="T2">, \</text:span><text:span text:style-name="T2"><text:line-break/></text:span><text:span text:style-name="T2"> <text:s text:c="5"/>__func__); \</text:span><text:span text:style-name="T2"><text:line-break/></text:span><text:span text:style-name="T8"> <text:s text:c="3"/></text:span><text:span text:style-name="T2">assert(0); \</text:span><text:span text:style-name="T2"><text:line-break/></text:span><text:span text:style-name="T2"> <text:s/>}</text:span><text:span text:style-name="T2"><text:line-break/></text:span><text:span text:style-name="T2"> <text:s/></text:span><text:span text:style-name="T8">/* don't write more characters then size of buffer */</text:span><text:span text:style-name="T2"> \</text:span><text:span text:style-name="T2"><text:line-break/></text:span><text:span text:style-name="T2"> <text:s/>json_struct_buf += json_struct_ret; \</text:span><text:span text:style-name="T2"><text:line-break/></text:span><text:span text:style-name="T2"> <text:s/></text:span><text:span text:style-name="T8">/* set pointer to end of written characters */</text:span><text:span text:style-name="T2"> \</text:span><text:span text:style-name="T2"><text:line-break/></text:span><text:span text:style-name="T2"> <text:s/>json_struct_size -= json_struct_ret; \</text:span><text:span text:style-name="T2"><text:line-break/></text:span><text:span text:style-name="T2"> <text:s/></text:span><text:span text:style-name="T8">/* resize buffer size */</text:span><text:span text:style-name="T2"><text:line-break/></text:span><text:span text:style-name="T2"> <text:s/>JSON_STRUCT_INT(</text:span><text:span text:style-name="T4">descriptor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9"> </text:span><text:span text:style-name="T2">JSON_STRUCT_START(name) \</text:span><text:span text:style-name="T9"><text:line-break/></text:span><text:span text:style-name="T9"> <text:s text:c="7"/></text:span><text:span text:style-name="T1">int</text:span><text:span text:style-name="T9"> </text:span><text:span text:style-name="T2">json_struct_print_</text:span><text:span text:style-name="T1">##</text:span><text:span text:style-name="T2">name(</text:span><text:span text:style-name="T1">char</text:span><text:span text:style-name="T2">* json_struct_buf, \</text:span><text:span text:style-name="T2"><text:line-break/></text:span><text:span text:style-name="T2"> <text:s text:c="36"/>size_t json_struct_size, \</text:span><text:span text:style-name="T9"><text:line-break/></text:span><text:span text:style-name="T9"> <text:s text:c="36"/></text:span><text:span text:style-name="T1">struct</text:span><text:span text:style-name="T9"> </text:span><text:span text:style-name="T2">name *json_struct_data) { \</text:span><text:span text:style-name="T9"><text:line-break/></text:span><text:span text:style-name="T9"> <text:s text:c="11"/></text:span><text:span text:style-name="T1">char</text:span><text:span text:style-name="T9"> </text:span><text:span text:style-name="T2">json_struct_hasElements = 0; \</text:span><text:span text:style-name="T9"><text:line-break/></text:span><text:span text:style-name="T9"> <text:s text:c="11"/></text:span><text:span text:style-name="T1">int</text:span><text:span text:style-name="T9"> </text:span><text:span text:style-name="T2">json_struct_ret = 0; \</text:span><text:span text:style-name="T9"><text:line-break/></text:span><text:span text:style-name="T9"> <text:s text:c="11"/></text:span><text:span text:style-name="T1">int</text:span><text:span text:style-name="T9"> </text:span><text:span text:style-name="T2">json_struct_start_size =</text:span><text:span text:style-name="T9"> </text:span><text:span text:style-name="T2">json_struct_size; \</text:span><text:span text:style-name="T9"><text:line-break/></text:span><text:span text:style-name="T9"> <text:s text:c="35"/></text:span><text:span text:style-name="T2">JSON_STRUCT_WRITE(</text:span><text:span text:style-name="T22">"{"</text:span><text:span text:style-name="T2">)</text:span><text:span text:style-name="T9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9"> </text:span><text:span text:style-name="T2">(json_struct_hasElements) {</text:span><text:span text:style-name="T9"> \</text:span><text:span text:style-name="T9"><text:line-break/></text:span><text:span text:style-name="T9"> <text:s text:c="15"/></text:span><text:span text:style-name="T2">json_struct_buf--; <text:s/></text:span><text:span text:style-name="T8">/* remove last comma */</text:span><text:span text:style-name="T2"> \</text:span><text:span text:style-name="T9"><text:line-break/></text:span><text:span text:style-name="T9"> <text:s text:c="15"/></text:span><text:span text:style-name="T2">json_struct_size++; </text:span><text:span text:style-name="T8">/* and resize buffer size */</text:span><text:span text:style-name="T2"> \</text:span><text:span text:style-name="T9"><text:line-break/></text:span><text:span text:style-name="T1"> <text:s text:c="11"/></text:span><text:span text:style-name="T2">} \</text:span><text:span text:style-name="T23"><text:line-break/></text:span><text:span text:style-name="T2"> <text:s text:c="11"/>JSON_STRUCT_WRITE(</text:span><text:span text:style-name="T22">"}"</text:span><text:span text:style-name="T2">)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tart_size - json_struct_size;}</text:span></text:p>
            <text:p text:style-name="P3"><text:span text:style-name="T1"># <text:s/>define</text:span><text:span text:style-name="T6"> JSON_STRUCT_WRITE(value) \</text:span><text:span text:style-name="T6"><text:line-break/></text:span><text:span text:style-name="T6"> <text:s text:c="11"/>json_struct_ret = json_struct_write(json_struct_buf, \</text:span><text:span text:style-name="T6"><text:line-break/></text:span><text:span text:style-name="T6"> <text:s text:c="13"/>json_struct_size, value); \</text:span><text:span text:style-name="T6"><text:line-break/></text:span><text:span text:style-name="T6"> <text:s text:c="11"/>JSON_STRUCT_SIZE_ERROR(json_struct_ret, json_struct_size) \</text:span><text:span text:style-name="T6"><text:line-break/></text:span><text:span text:style-name="T6"> <text:s text:c="11"/></text:span><text:span text:style-name="T17">/* don't write more characters then size of buffer */</text:span><text:span text:style-name="T6"> \</text:span><text:span text:style-name="T6"><text:line-break/></text:span><text:span text:style-name="T6"> <text:s text:c="11"/>json_struct_buf += json_struct_ret; \</text:span><text:span text:style-name="T6"><text:line-break/></text:span><text:span text:style-name="T6"> <text:s text:c="11"/></text:span><text:span text:style-name="T17">/* set pointer to end of written characters */</text:span><text:span text:style-name="T6"> \</text:span><text:span text:style-name="T6"><text:line-break/></text:span><text:span text:style-name="T6"> <text:s text:c="11"/>json_struct_size -= json_struct_ret; \</text:span><text:span text:style-name="T6"><text:line-break/></text:span><text:span text:style-name="T6"> <text:s text:c="11"/></text:span><text:span text:style-name="T17">/* resize buffer size */</text:span><text:span text:style-name="T17"><text:line-break/></text:span><text:span text:style-name="T1"># <text:s/>define</text:span><text:span text:style-name="T6"> JSON_STRUCT_SIZE_ERROR(ret, size) \</text:span><text:span text:style-name="T6"><text:line-break/></text:span><text:span text:style-name="T6"> <text:s text:c="11"/></text:span><text:span text:style-name="T1">if</text:span><text:span text:style-name="T2"> (ret &gt;= size) { \</text:span><text:span text:style-name="T2"><text:line-break/></text:span><text:span text:style-name="T2"> </text:span><text:span text:style-name="T6"><text:s text:c="13"/>CALL_REAL_POSIX_SYNC(fprintf)(stderr, \</text:span><text:span text:style-name="T6"><text:line-break/></text:span><text:span text:style-name="T6"> <text:s text:c="15"/></text:span><text:span text:style-name="T24">"Output buffer in function %s not big enough.\n"</text:span><text:span text:style-name="T6">, __func__); \</text:span><text:span text:style-name="T6"><text:line-break/></text:span><text:span text:style-name="T17"> <text:s text:c="13"/></text:span><text:span text:style-name="T6">assert(0); \</text:span><text:span text:style-name="T6"><text:line-break/></text:span><text:span text:style-name="T6"> <text:s text:c="11"/>}</text:span></text:p>
          </draw:text-box>
        </draw:frame>
        <draw:line draw:style-name="gr46" draw:text-style-name="P7" draw:layer="layout" svg:x1="15cm" svg:y1="11cm" svg:x2="10.5cm" svg:y2="8cm">
          <text:p/>
        </draw:line>
        <presentation:notes draw:style-name="dp2">
          <draw:page-thumbnail draw:style-name="gr1" draw:layer="layout" svg:width="19.798cm" svg:height="11.136cm" svg:x="0.6cm" svg:y="2.257cm" draw:page-number="9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PRI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3"><text:span text:style-name="T1">int</text:span><text:span text:style-name="T9"> </text:span><text:span text:style-name="T2">json_struct_print_</text:span><text:span text:style-name="T3">file_descriptor</text:span><text:span text:style-name="T2">( \</text:span><text:span text:style-name="T2"><text:line-break/></text:span><text:span text:style-name="T2"> <text:s text:c="3"/></text:span><text:span text:style-name="T1">char</text:span><text:span text:style-name="T2">* json_struct_buf, \</text:span><text:span text:style-name="T2"><text:line-break/></text:span><text:span text:style-name="T2"> <text:s text:c="3"/>size_t json_struct_size, \</text:span><text:span text:style-name="T9"><text:line-break/></text:span><text:span text:style-name="T9"> <text:s text:c="3"/></text:span><text:span text:style-name="T1">struct</text:span><text:span text:style-name="T9"> </text:span><text:span text:style-name="T3">file_descriptor</text:span><text:span text:style-name="T2"> *json_struct_data) { \</text:span><text:span text:style-name="T9"><text:line-break/></text:span><text:span text:style-name="T9"> <text:s/></text:span><text:span text:style-name="T1">char</text:span><text:span text:style-name="T9"> </text:span><text:span text:style-name="T2">json_struct_hasElements = 0; \</text:span><text:span text:style-name="T9"><text:line-break/></text:span><text:span text:style-name="T9"> <text:s/></text:span><text:span text:style-name="T1">int</text:span><text:span text:style-name="T9"> </text:span><text:span text:style-name="T2">json_struct_ret = 0; \</text:span><text:span text:style-name="T9"><text:line-break/></text:span><text:span text:style-name="T9"> <text:s/></text:span><text:span text:style-name="T1">int</text:span><text:span text:style-name="T9"> </text:span><text:span text:style-name="T2">json_struct_start_size =</text:span><text:span text:style-name="T9"> </text:span><text:span text:style-name="T2">json_struct_size; \</text:span><text:span text:style-name="T2"><text:line-break/></text:span><text:span text:style-name="T9"> <text:s/></text:span><text:span text:style-name="T2">json_struct_ret = json_struct_write(json_struct_buf, \</text:span><text:span text:style-name="T2"><text:line-break/></text:span><text:span text:style-name="T2"> <text:s text:c="3"/>json_struct_size, </text:span><text:span text:style-name="T22">"{"</text:span><text:span text:style-name="T2">); \</text:span><text:span text:style-name="T2"><text:line-break/></text:span><text:span text:style-name="T2"> <text:s/></text:span><text:span text:style-name="T1">if</text:span><text:span text:style-name="T2"> (json_struct_ret &gt;= json_struct_size) { \</text:span><text:span text:style-name="T2"><text:line-break/></text:span><text:span text:style-name="T2"> <text:s text:c="3"/>CALL_REAL_POSIX_SYNC(fprintf)(stderr, \</text:span><text:span text:style-name="T2"><text:line-break/></text:span><text:span text:style-name="T2"> <text:s text:c="5"/></text:span><text:span text:style-name="T22">"Output buffer in function %s not big enough.\n"</text:span><text:span text:style-name="T2">, \</text:span><text:span text:style-name="T2"><text:line-break/></text:span><text:span text:style-name="T2"> <text:s text:c="5"/>__func__); \</text:span><text:span text:style-name="T2"><text:line-break/></text:span><text:span text:style-name="T8"> <text:s text:c="3"/></text:span><text:span text:style-name="T2">assert(0); \</text:span><text:span text:style-name="T2"><text:line-break/></text:span><text:span text:style-name="T2"> <text:s/>}</text:span><text:span text:style-name="T2"><text:line-break/></text:span><text:span text:style-name="T2"> <text:s/></text:span><text:span text:style-name="T8">/* don't write more characters then size of buffer */</text:span><text:span text:style-name="T2"> \</text:span><text:span text:style-name="T2"><text:line-break/></text:span><text:span text:style-name="T2"> <text:s/>json_struct_buf += json_struct_ret; \</text:span><text:span text:style-name="T2"><text:line-break/></text:span><text:span text:style-name="T2"> <text:s/></text:span><text:span text:style-name="T8">/* set pointer to end of written characters */</text:span><text:span text:style-name="T2"> \</text:span><text:span text:style-name="T2"><text:line-break/></text:span><text:span text:style-name="T2"> <text:s/>json_struct_size -= json_struct_ret; \</text:span><text:span text:style-name="T2"><text:line-break/></text:span><text:span text:style-name="T2"> <text:s/></text:span><text:span text:style-name="T8">/* resize buffer size */</text:span><text:span text:style-name="T2"><text:line-break/></text:span><text:span text:style-name="T2"> <text:s/>JSON_STRUCT_INT(</text:span><text:span text:style-name="T4">descriptor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9"> </text:span><text:span text:style-name="T2">JSON_STRUCT_START(name) \</text:span><text:span text:style-name="T9"><text:line-break/></text:span><text:span text:style-name="T9"> <text:s text:c="7"/></text:span><text:span text:style-name="T1">int</text:span><text:span text:style-name="T9"> </text:span><text:span text:style-name="T2">json_struct_print_</text:span><text:span text:style-name="T1">##</text:span><text:span text:style-name="T2">name(</text:span><text:span text:style-name="T1">char</text:span><text:span text:style-name="T2">* json_struct_buf, \</text:span><text:span text:style-name="T2"><text:line-break/></text:span><text:span text:style-name="T2"> <text:s text:c="36"/>size_t json_struct_size, \</text:span><text:span text:style-name="T9"><text:line-break/></text:span><text:span text:style-name="T9"> <text:s text:c="36"/></text:span><text:span text:style-name="T1">struct</text:span><text:span text:style-name="T9"> </text:span><text:span text:style-name="T2">name *json_struct_data) { \</text:span><text:span text:style-name="T9"><text:line-break/></text:span><text:span text:style-name="T9"> <text:s text:c="11"/></text:span><text:span text:style-name="T1">char</text:span><text:span text:style-name="T9"> </text:span><text:span text:style-name="T2">json_struct_hasElements = 0; \</text:span><text:span text:style-name="T9"><text:line-break/></text:span><text:span text:style-name="T9"> <text:s text:c="11"/></text:span><text:span text:style-name="T1">int</text:span><text:span text:style-name="T9"> </text:span><text:span text:style-name="T2">json_struct_ret = 0; \</text:span><text:span text:style-name="T9"><text:line-break/></text:span><text:span text:style-name="T9"> <text:s text:c="11"/></text:span><text:span text:style-name="T1">int</text:span><text:span text:style-name="T9"> </text:span><text:span text:style-name="T2">json_struct_start_size =</text:span><text:span text:style-name="T9"> </text:span><text:span text:style-name="T2">json_struct_size; \</text:span><text:span text:style-name="T9"><text:line-break/></text:span><text:span text:style-name="T9"> <text:s text:c="35"/></text:span><text:span text:style-name="T2">JSON_STRUCT_WRITE(</text:span><text:span text:style-name="T22">"{"</text:span><text:span text:style-name="T2">)</text:span><text:span text:style-name="T9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9"> </text:span><text:span text:style-name="T2">(json_struct_hasElements) {</text:span><text:span text:style-name="T9"> \</text:span><text:span text:style-name="T9"><text:line-break/></text:span><text:span text:style-name="T9"> <text:s text:c="15"/></text:span><text:span text:style-name="T2">json_struct_buf--; <text:s/></text:span><text:span text:style-name="T8">/* remove last comma */</text:span><text:span text:style-name="T2"> \</text:span><text:span text:style-name="T9"><text:line-break/></text:span><text:span text:style-name="T9"> <text:s text:c="15"/></text:span><text:span text:style-name="T2">json_struct_size++; </text:span><text:span text:style-name="T8">/* and resize buffer size */</text:span><text:span text:style-name="T2"> \</text:span><text:span text:style-name="T9"><text:line-break/></text:span><text:span text:style-name="T1"> <text:s text:c="11"/></text:span><text:span text:style-name="T2">} \</text:span><text:span text:style-name="T23"><text:line-break/></text:span><text:span text:style-name="T2"> <text:s text:c="11"/>JSON_STRUCT_WRITE(</text:span><text:span text:style-name="T22">"}"</text:span><text:span text:style-name="T2">)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tart_size - json_struct_size;}</text:span></text:p>
            <text:p text:style-name="P3"><text:span text:style-name="T1"># <text:s/>define</text:span><text:span text:style-name="T6"> JSON_STRUCT_WRITE(value) \</text:span><text:span text:style-name="T6"><text:line-break/></text:span><text:span text:style-name="T6"> <text:s text:c="11"/>json_struct_ret = json_struct_write(json_struct_buf, \</text:span><text:span text:style-name="T6"><text:line-break/></text:span><text:span text:style-name="T6"> <text:s text:c="13"/>json_struct_size, value); \</text:span><text:span text:style-name="T6"><text:line-break/></text:span><text:span text:style-name="T6"> <text:s text:c="11"/>JSON_STRUCT_SIZE_ERROR(json_struct_ret, json_struct_size) \</text:span><text:span text:style-name="T6"><text:line-break/></text:span><text:span text:style-name="T6"> <text:s text:c="11"/></text:span><text:span text:style-name="T17">/* don't write more characters then size of buffer */</text:span><text:span text:style-name="T6"> \</text:span><text:span text:style-name="T6"><text:line-break/></text:span><text:span text:style-name="T6"> <text:s text:c="11"/>json_struct_buf += json_struct_ret; \</text:span><text:span text:style-name="T6"><text:line-break/></text:span><text:span text:style-name="T6"> <text:s text:c="11"/></text:span><text:span text:style-name="T17">/* set pointer to end of written characters */</text:span><text:span text:style-name="T6"> \</text:span><text:span text:style-name="T6"><text:line-break/></text:span><text:span text:style-name="T6"> <text:s text:c="11"/>json_struct_size -= json_struct_ret; \</text:span><text:span text:style-name="T6"><text:line-break/></text:span><text:span text:style-name="T6"> <text:s text:c="11"/></text:span><text:span text:style-name="T17">/* resize buffer size */</text:span><text:span text:style-name="T17"><text:line-break/></text:span><text:span text:style-name="T1"># <text:s/>define</text:span><text:span text:style-name="T6"> JSON_STRUCT_SIZE_ERROR(ret, size) \</text:span><text:span text:style-name="T6"><text:line-break/></text:span><text:span text:style-name="T6"> <text:s text:c="11"/></text:span><text:span text:style-name="T1">if</text:span><text:span text:style-name="T2"> (ret &gt;= size) { \</text:span><text:span text:style-name="T2"><text:line-break/></text:span><text:span text:style-name="T2"> </text:span><text:span text:style-name="T6"><text:s text:c="13"/>CALL_REAL_POSIX_SYNC(fprintf)(stderr, \</text:span><text:span text:style-name="T6"><text:line-break/></text:span><text:span text:style-name="T6"> <text:s text:c="15"/></text:span><text:span text:style-name="T24">"Output buffer in function %s not big enough.\n"</text:span><text:span text:style-name="T6">, __func__); \</text:span><text:span text:style-name="T6"><text:line-break/></text:span><text:span text:style-name="T17"> <text:s text:c="13"/></text:span><text:span text:style-name="T6">assert(0); \</text:span><text:span text:style-name="T6"><text:line-break/></text:span><text:span text:style-name="T6"> <text:s text:c="11"/>}</text:span></text:p>
          </draw:text-box>
        </draw:frame>
        <draw:line draw:style-name="gr46" draw:text-style-name="P7" draw:layer="layout" svg:x1="14.9cm" svg:y1="6.7cm" svg:x2="4.4cm" svg:y2="12.519cm">
          <text:p/>
        </draw:line>
        <presentation:notes draw:style-name="dp2">
          <draw:page-thumbnail draw:style-name="gr1" draw:layer="layout" svg:width="19.798cm" svg:height="11.136cm" svg:x="0.6cm" svg:y="2.257cm" draw:page-number="9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PRI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int</text:span><text:span text:style-name="T9"> </text:span><text:span text:style-name="T2">json_struct_print_</text:span><text:span text:style-name="T3">file_descriptor</text:span><text:span text:style-name="T2">( \</text:span><text:span text:style-name="T2"><text:line-break/></text:span><text:span text:style-name="T2"> <text:s text:c="3"/></text:span><text:span text:style-name="T1">char</text:span><text:span text:style-name="T2">* json_struct_buf, \</text:span><text:span text:style-name="T2"><text:line-break/></text:span><text:span text:style-name="T2"> <text:s text:c="3"/>size_t json_struct_size, \</text:span><text:span text:style-name="T9"><text:line-break/></text:span><text:span text:style-name="T9"> <text:s text:c="3"/></text:span><text:span text:style-name="T1">struct</text:span><text:span text:style-name="T9"> </text:span><text:span text:style-name="T3">file_descriptor</text:span><text:span text:style-name="T2"> *json_struct_data) { \</text:span><text:span text:style-name="T9"><text:line-break/></text:span><text:span text:style-name="T9"> <text:s/></text:span><text:span text:style-name="T1">char</text:span><text:span text:style-name="T9"> </text:span><text:span text:style-name="T2">json_struct_hasElements = 0; \</text:span><text:span text:style-name="T9"><text:line-break/></text:span><text:span text:style-name="T9"> <text:s/></text:span><text:span text:style-name="T1">int</text:span><text:span text:style-name="T9"> </text:span><text:span text:style-name="T2">json_struct_ret = 0; \</text:span><text:span text:style-name="T9"><text:line-break/></text:span><text:span text:style-name="T9"> <text:s/></text:span><text:span text:style-name="T1">int</text:span><text:span text:style-name="T9"> </text:span><text:span text:style-name="T2">json_struct_start_size =</text:span><text:span text:style-name="T9"> </text:span><text:span text:style-name="T2">json_struct_size; \</text:span><text:span text:style-name="T2"><text:line-break/></text:span><text:span text:style-name="T9"> <text:s/></text:span><text:span text:style-name="T2">json_struct_ret = json_struct_write(json_struct_buf, \</text:span><text:span text:style-name="T2"><text:line-break/></text:span><text:span text:style-name="T2"> <text:s text:c="3"/>json_struct_size, </text:span><text:span text:style-name="T22">"{"</text:span><text:span text:style-name="T2">); \</text:span><text:span text:style-name="T2"><text:line-break/></text:span><text:span text:style-name="T2"> <text:s/></text:span><text:span text:style-name="T1">if</text:span><text:span text:style-name="T2"> (json_struct_ret &gt;= json_struct_size) { \</text:span><text:span text:style-name="T2"><text:line-break/></text:span><text:span text:style-name="T2"> <text:s text:c="3"/>CALL_REAL_POSIX_SYNC(fprintf)(stderr, \</text:span><text:span text:style-name="T2"><text:line-break/></text:span><text:span text:style-name="T2"> <text:s text:c="5"/></text:span><text:span text:style-name="T22">"Output buffer in function %s not big enough.\n"</text:span><text:span text:style-name="T2">, \</text:span><text:span text:style-name="T2"><text:line-break/></text:span><text:span text:style-name="T2"> <text:s text:c="5"/>__func__); \</text:span><text:span text:style-name="T2"><text:line-break/></text:span><text:span text:style-name="T8"> <text:s text:c="3"/></text:span><text:span text:style-name="T2">assert(0); \</text:span><text:span text:style-name="T2"><text:line-break/></text:span><text:span text:style-name="T2"> <text:s/>}</text:span><text:span text:style-name="T2"><text:line-break/></text:span><text:span text:style-name="T2"> <text:s/></text:span><text:span text:style-name="T8">/* don't write more characters then size of buffer */</text:span><text:span text:style-name="T2"> \</text:span><text:span text:style-name="T2"><text:line-break/></text:span><text:span text:style-name="T2"> <text:s/>json_struct_buf += json_struct_ret; \</text:span><text:span text:style-name="T2"><text:line-break/></text:span><text:span text:style-name="T2"> <text:s/></text:span><text:span text:style-name="T8">/* set pointer to end of written characters */</text:span><text:span text:style-name="T2"> \</text:span><text:span text:style-name="T2"><text:line-break/></text:span><text:span text:style-name="T2"> <text:s/>json_struct_size -= json_struct_ret; \</text:span><text:span text:style-name="T2"><text:line-break/></text:span><text:span text:style-name="T2"> <text:s/></text:span><text:span text:style-name="T8">/* resize buffer size */</text:span><text:span text:style-name="T2"><text:line-break/></text:span><text:span text:style-name="T2"> <text:s/>JSON_STRUCT_INT(</text:span><text:span text:style-name="T4">descriptor</text:span><text:span text:style-name="T2">)</text:span><text:span text:style-name="T2"><text:line-break/></text:span><text:span text:style-name="T2"> <text:s/></text:span><text:span text:style-name="T1">if</text:span><text:span text:style-name="T9"> </text:span><text:span text:style-name="T2">(json_struct_hasElements) {</text:span><text:span text:style-name="T9"> \</text:span><text:span text:style-name="T9"><text:line-break/></text:span><text:span text:style-name="T9"> <text:s text:c="3"/></text:span><text:span text:style-name="T2">json_struct_buf--; <text:s/></text:span><text:span text:style-name="T8">/* remove last comma */</text:span><text:span text:style-name="T2"> \</text:span><text:span text:style-name="T9"><text:line-break/></text:span><text:span text:style-name="T9"> <text:s text:c="3"/></text:span><text:span text:style-name="T2">json_struct_size++; </text:span><text:span text:style-name="T8">/* and resize buffer size */</text:span><text:span text:style-name="T2"> \</text:span><text:span text:style-name="T9"><text:line-break/></text:span><text:span text:style-name="T1"> <text:s/></text:span><text:span text:style-name="T2">} \</text:span><text:span text:style-name="T23"><text:line-break/></text:span><text:span text:style-name="T2"> <text:s/>JSON_STRUCT_WRITE(</text:span><text:span text:style-name="T22">"}"</text:span><text:span text:style-name="T2">) \</text:span><text:span text:style-name="T9"><text:line-break/></text:span><text:span text:style-name="T9"> <text:s/></text:span><text:span text:style-name="T1">return</text:span><text:span text:style-name="T9"> </text:span><text:span text:style-name="T2">json_struct_start_size - json_struct_size;}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9"> </text:span><text:span text:style-name="T2">JSON_STRUCT_START(name) \</text:span><text:span text:style-name="T9"><text:line-break/></text:span><text:span text:style-name="T9"> <text:s text:c="7"/></text:span><text:span text:style-name="T1">int</text:span><text:span text:style-name="T9"> </text:span><text:span text:style-name="T2">json_struct_print_</text:span><text:span text:style-name="T1">##</text:span><text:span text:style-name="T2">name(</text:span><text:span text:style-name="T1">char</text:span><text:span text:style-name="T2">* json_struct_buf, \</text:span><text:span text:style-name="T2"><text:line-break/></text:span><text:span text:style-name="T2"> <text:s text:c="36"/>size_t json_struct_size, \</text:span><text:span text:style-name="T9"><text:line-break/></text:span><text:span text:style-name="T9"> <text:s text:c="36"/></text:span><text:span text:style-name="T1">struct</text:span><text:span text:style-name="T9"> </text:span><text:span text:style-name="T2">name *json_struct_data) { \</text:span><text:span text:style-name="T9"><text:line-break/></text:span><text:span text:style-name="T9"> <text:s text:c="11"/></text:span><text:span text:style-name="T1">char</text:span><text:span text:style-name="T9"> </text:span><text:span text:style-name="T2">json_struct_hasElements = 0; \</text:span><text:span text:style-name="T9"><text:line-break/></text:span><text:span text:style-name="T9"> <text:s text:c="11"/></text:span><text:span text:style-name="T1">int</text:span><text:span text:style-name="T9"> </text:span><text:span text:style-name="T2">json_struct_ret = 0; \</text:span><text:span text:style-name="T9"><text:line-break/></text:span><text:span text:style-name="T9"> <text:s text:c="11"/></text:span><text:span text:style-name="T1">int</text:span><text:span text:style-name="T9"> </text:span><text:span text:style-name="T2">json_struct_start_size =</text:span><text:span text:style-name="T9"> </text:span><text:span text:style-name="T2">json_struct_size; \</text:span><text:span text:style-name="T9"><text:line-break/></text:span><text:span text:style-name="T9"> <text:s text:c="35"/></text:span><text:span text:style-name="T2">JSON_STRUCT_WRITE(</text:span><text:span text:style-name="T22">"{"</text:span><text:span text:style-name="T2">)</text:span><text:span text:style-name="T9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9"> </text:span><text:span text:style-name="T2">(json_struct_hasElements) {</text:span><text:span text:style-name="T9"> \</text:span><text:span text:style-name="T9"><text:line-break/></text:span><text:span text:style-name="T9"> <text:s text:c="15"/></text:span><text:span text:style-name="T2">json_struct_buf--; <text:s/></text:span><text:span text:style-name="T8">/* remove last comma */</text:span><text:span text:style-name="T2"> \</text:span><text:span text:style-name="T9"><text:line-break/></text:span><text:span text:style-name="T9"> <text:s text:c="15"/></text:span><text:span text:style-name="T2">json_struct_size++; </text:span><text:span text:style-name="T8">/* and resize buffer size */</text:span><text:span text:style-name="T2"> \</text:span><text:span text:style-name="T9"><text:line-break/></text:span><text:span text:style-name="T1"> <text:s text:c="11"/></text:span><text:span text:style-name="T2">} \</text:span><text:span text:style-name="T23"><text:line-break/></text:span><text:span text:style-name="T2"> <text:s text:c="11"/>JSON_STRUCT_WRITE(</text:span><text:span text:style-name="T22">"}"</text:span><text:span text:style-name="T2">)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tart_size - json_struct_size;}</text:span></text:p>
            <text:p text:style-name="P3"><text:span text:style-name="T1"># <text:s/>define</text:span><text:span text:style-name="T6"> JSON_STRUCT_WRITE(value) \</text:span><text:span text:style-name="T6"><text:line-break/></text:span><text:span text:style-name="T6"> <text:s text:c="11"/>json_struct_ret = json_struct_write(json_struct_buf, \</text:span><text:span text:style-name="T6"><text:line-break/></text:span><text:span text:style-name="T6"> <text:s text:c="13"/>json_struct_size, value); \</text:span><text:span text:style-name="T6"><text:line-break/></text:span><text:span text:style-name="T6"> <text:s text:c="11"/>JSON_STRUCT_SIZE_ERROR(json_struct_ret, json_struct_size) \</text:span><text:span text:style-name="T6"><text:line-break/></text:span><text:span text:style-name="T6"> <text:s text:c="11"/></text:span><text:span text:style-name="T17">/* don't write more characters then size of buffer */</text:span><text:span text:style-name="T6"> \</text:span><text:span text:style-name="T6"><text:line-break/></text:span><text:span text:style-name="T6"> <text:s text:c="11"/>json_struct_buf += json_struct_ret; \</text:span><text:span text:style-name="T6"><text:line-break/></text:span><text:span text:style-name="T6"> <text:s text:c="11"/></text:span><text:span text:style-name="T17">/* set pointer to end of written characters */</text:span><text:span text:style-name="T6"> \</text:span><text:span text:style-name="T6"><text:line-break/></text:span><text:span text:style-name="T6"> <text:s text:c="11"/>json_struct_size -= json_struct_ret; \</text:span><text:span text:style-name="T6"><text:line-break/></text:span><text:span text:style-name="T6"> <text:s text:c="11"/></text:span><text:span text:style-name="T17">/* resize buffer size */</text:span><text:span text:style-name="T17"><text:line-break/></text:span><text:span text:style-name="T1"># <text:s/>define</text:span><text:span text:style-name="T6"> JSON_STRUCT_SIZE_ERROR(ret, size) \</text:span><text:span text:style-name="T6"><text:line-break/></text:span><text:span text:style-name="T6"> <text:s text:c="11"/></text:span><text:span text:style-name="T1">if</text:span><text:span text:style-name="T2"> (ret &gt;= size) { \</text:span><text:span text:style-name="T2"><text:line-break/></text:span><text:span text:style-name="T2"> </text:span><text:span text:style-name="T6"><text:s text:c="13"/>CALL_REAL_POSIX_SYNC(fprintf)(stderr, \</text:span><text:span text:style-name="T6"><text:line-break/></text:span><text:span text:style-name="T6"> <text:s text:c="15"/></text:span><text:span text:style-name="T24">"Output buffer in function %s not big enough.\n"</text:span><text:span text:style-name="T6">, __func__); \</text:span><text:span text:style-name="T6"><text:line-break/></text:span><text:span text:style-name="T17"> <text:s text:c="13"/></text:span><text:span text:style-name="T6">assert(0); \</text:span><text:span text:style-name="T6"><text:line-break/></text:span><text:span text:style-name="T6"> <text:s text:c="11"/>}</text:span></text:p>
          </draw:text-box>
        </draw:frame>
        <draw:line draw:style-name="gr46" draw:text-style-name="P7" draw:layer="layout" svg:x1="14.9cm" svg:y1="6.7cm" svg:x2="6.5cm" svg:y2="11cm">
          <text:p/>
        </draw:line>
        <presentation:notes draw:style-name="dp2">
          <draw:page-thumbnail draw:style-name="gr1" draw:layer="layout" svg:width="19.798cm" svg:height="11.136cm" svg:x="0.6cm" svg:y="2.257cm" draw:page-number="10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PRI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int</text:span><text:span text:style-name="T9"> </text:span><text:span text:style-name="T2">json_struct_print_</text:span><text:span text:style-name="T3">file_descriptor</text:span><text:span text:style-name="T2">( \</text:span><text:span text:style-name="T2"><text:line-break/></text:span><text:span text:style-name="T2"> <text:s text:c="3"/></text:span><text:span text:style-name="T1">char</text:span><text:span text:style-name="T2">* json_struct_buf, \</text:span><text:span text:style-name="T2"><text:line-break/></text:span><text:span text:style-name="T2"> <text:s text:c="3"/>size_t json_struct_size, \</text:span><text:span text:style-name="T9"><text:line-break/></text:span><text:span text:style-name="T9"> <text:s text:c="3"/></text:span><text:span text:style-name="T1">struct</text:span><text:span text:style-name="T9"> </text:span><text:span text:style-name="T3">file_descriptor</text:span><text:span text:style-name="T2"> *json_struct_data) { \</text:span><text:span text:style-name="T9"><text:line-break/></text:span><text:span text:style-name="T9"> <text:s/></text:span><text:span text:style-name="T1">char</text:span><text:span text:style-name="T9"> </text:span><text:span text:style-name="T2">json_struct_hasElements = 0; \</text:span><text:span text:style-name="T9"><text:line-break/></text:span><text:span text:style-name="T9"> <text:s/></text:span><text:span text:style-name="T1">int</text:span><text:span text:style-name="T9"> </text:span><text:span text:style-name="T2">json_struct_ret = 0; \</text:span><text:span text:style-name="T9"><text:line-break/></text:span><text:span text:style-name="T9"> <text:s/></text:span><text:span text:style-name="T1">int</text:span><text:span text:style-name="T9"> </text:span><text:span text:style-name="T2">json_struct_start_size =</text:span><text:span text:style-name="T9"> </text:span><text:span text:style-name="T2">json_struct_size; \</text:span><text:span text:style-name="T2"><text:line-break/></text:span><text:span text:style-name="T9"> <text:s/></text:span><text:span text:style-name="T2">json_struct_ret = json_struct_write(json_struct_buf, \</text:span><text:span text:style-name="T2"><text:line-break/></text:span><text:span text:style-name="T2"> <text:s text:c="3"/>json_struct_size, </text:span><text:span text:style-name="T22">"{"</text:span><text:span text:style-name="T2">); \</text:span><text:span text:style-name="T2"><text:line-break/></text:span><text:span text:style-name="T2"> <text:s/></text:span><text:span text:style-name="T1">if</text:span><text:span text:style-name="T2"> (json_struct_ret &gt;= json_struct_size) { \</text:span><text:span text:style-name="T2"><text:line-break/></text:span><text:span text:style-name="T2"> <text:s text:c="3"/>CALL_REAL_POSIX_SYNC(fprintf)(stderr, \</text:span><text:span text:style-name="T2"><text:line-break/></text:span><text:span text:style-name="T2"> <text:s text:c="5"/></text:span><text:span text:style-name="T22">"Output buffer in function %s not big enough.\n"</text:span><text:span text:style-name="T2">, \</text:span><text:span text:style-name="T2"><text:line-break/></text:span><text:span text:style-name="T2"> <text:s text:c="5"/>__func__); \</text:span><text:span text:style-name="T2"><text:line-break/></text:span><text:span text:style-name="T8"> <text:s text:c="3"/></text:span><text:span text:style-name="T2">assert(0); \</text:span><text:span text:style-name="T2"><text:line-break/></text:span><text:span text:style-name="T2"> <text:s/>}</text:span><text:span text:style-name="T2"><text:line-break/></text:span><text:span text:style-name="T2"> <text:s/></text:span><text:span text:style-name="T8">/* don't write more characters then size of buffer */</text:span><text:span text:style-name="T2"> \</text:span><text:span text:style-name="T2"><text:line-break/></text:span><text:span text:style-name="T2"> <text:s/>json_struct_buf += json_struct_ret; \</text:span><text:span text:style-name="T2"><text:line-break/></text:span><text:span text:style-name="T2"> <text:s/></text:span><text:span text:style-name="T8">/* set pointer to end of written characters */</text:span><text:span text:style-name="T2"> \</text:span><text:span text:style-name="T2"><text:line-break/></text:span><text:span text:style-name="T2"> <text:s/>json_struct_size -= json_struct_ret; \</text:span><text:span text:style-name="T2"><text:line-break/></text:span><text:span text:style-name="T2"> <text:s/></text:span><text:span text:style-name="T8">/* resize buffer size */</text:span><text:span text:style-name="T2"><text:line-break/></text:span><text:span text:style-name="T2"> <text:s/>JSON_STRUCT_INT(</text:span><text:span text:style-name="T4">descriptor</text:span><text:span text:style-name="T2">)</text:span><text:span text:style-name="T2"><text:line-break/></text:span><text:span text:style-name="T2"> <text:s/></text:span><text:span text:style-name="T1">if</text:span><text:span text:style-name="T9"> </text:span><text:span text:style-name="T2">(json_struct_hasElements) {</text:span><text:span text:style-name="T9"> \</text:span><text:span text:style-name="T9"><text:line-break/></text:span><text:span text:style-name="T9"> <text:s text:c="3"/></text:span><text:span text:style-name="T2">json_struct_buf--; <text:s/></text:span><text:span text:style-name="T8">/* remove last comma */</text:span><text:span text:style-name="T2"> \</text:span><text:span text:style-name="T9"><text:line-break/></text:span><text:span text:style-name="T9"> <text:s text:c="3"/></text:span><text:span text:style-name="T2">json_struct_size++; </text:span><text:span text:style-name="T8">/* and resize buffer size */</text:span><text:span text:style-name="T2"> \</text:span><text:span text:style-name="T9"><text:line-break/></text:span><text:span text:style-name="T1"> <text:s/></text:span><text:span text:style-name="T2">} \</text:span><text:span text:style-name="T23"><text:line-break/></text:span><text:span text:style-name="T2"> <text:s/>JSON_STRUCT_WRITE(</text:span><text:span text:style-name="T22">"}"</text:span><text:span text:style-name="T2">) \</text:span><text:span text:style-name="T9"><text:line-break/></text:span><text:span text:style-name="T9"> <text:s/></text:span><text:span text:style-name="T1">return</text:span><text:span text:style-name="T9"> </text:span><text:span text:style-name="T2">json_struct_start_size - json_struct_size;}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9"> </text:span><text:span text:style-name="T2">JSON_STRUCT_START(name) \</text:span><text:span text:style-name="T9"><text:line-break/></text:span><text:span text:style-name="T9"> <text:s text:c="7"/></text:span><text:span text:style-name="T1">int</text:span><text:span text:style-name="T9"> </text:span><text:span text:style-name="T2">json_struct_print_</text:span><text:span text:style-name="T1">##</text:span><text:span text:style-name="T2">name(</text:span><text:span text:style-name="T1">char</text:span><text:span text:style-name="T2">* json_struct_buf, \</text:span><text:span text:style-name="T2"><text:line-break/></text:span><text:span text:style-name="T2"> <text:s text:c="36"/>size_t json_struct_size, \</text:span><text:span text:style-name="T9"><text:line-break/></text:span><text:span text:style-name="T9"> <text:s text:c="36"/></text:span><text:span text:style-name="T1">struct</text:span><text:span text:style-name="T9"> </text:span><text:span text:style-name="T2">name *json_struct_data) { \</text:span><text:span text:style-name="T9"><text:line-break/></text:span><text:span text:style-name="T9"> <text:s text:c="11"/></text:span><text:span text:style-name="T1">char</text:span><text:span text:style-name="T9"> </text:span><text:span text:style-name="T2">json_struct_hasElements = 0; \</text:span><text:span text:style-name="T9"><text:line-break/></text:span><text:span text:style-name="T9"> <text:s text:c="11"/></text:span><text:span text:style-name="T1">int</text:span><text:span text:style-name="T9"> </text:span><text:span text:style-name="T2">json_struct_ret = 0; \</text:span><text:span text:style-name="T9"><text:line-break/></text:span><text:span text:style-name="T9"> <text:s text:c="11"/></text:span><text:span text:style-name="T1">int</text:span><text:span text:style-name="T9"> </text:span><text:span text:style-name="T2">json_struct_start_size =</text:span><text:span text:style-name="T9"> </text:span><text:span text:style-name="T2">json_struct_size; \</text:span><text:span text:style-name="T9"><text:line-break/></text:span><text:span text:style-name="T9"> <text:s text:c="35"/></text:span><text:span text:style-name="T2">JSON_STRUCT_WRITE(</text:span><text:span text:style-name="T22">"{"</text:span><text:span text:style-name="T2">)</text:span><text:span text:style-name="T9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9"> </text:span><text:span text:style-name="T2">(json_struct_hasElements) {</text:span><text:span text:style-name="T9"> \</text:span><text:span text:style-name="T9"><text:line-break/></text:span><text:span text:style-name="T9"> <text:s text:c="15"/></text:span><text:span text:style-name="T2">json_struct_buf--; <text:s/></text:span><text:span text:style-name="T8">/* remove last comma */</text:span><text:span text:style-name="T2"> \</text:span><text:span text:style-name="T9"><text:line-break/></text:span><text:span text:style-name="T9"> <text:s text:c="15"/></text:span><text:span text:style-name="T2">json_struct_size++; </text:span><text:span text:style-name="T8">/* and resize buffer size */</text:span><text:span text:style-name="T2"> \</text:span><text:span text:style-name="T9"><text:line-break/></text:span><text:span text:style-name="T1"> <text:s text:c="11"/></text:span><text:span text:style-name="T2">} \</text:span><text:span text:style-name="T23"><text:line-break/></text:span><text:span text:style-name="T2"> <text:s text:c="11"/>JSON_STRUCT_WRITE(</text:span><text:span text:style-name="T22">"}"</text:span><text:span text:style-name="T2">)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tart_size - json_struct_size;}</text:span></text:p>
            <text:p text:style-name="P3"><text:span text:style-name="T1"># <text:s/>define</text:span><text:span text:style-name="T6"> JSON_STRUCT_WRITE(value) \</text:span><text:span text:style-name="T6"><text:line-break/></text:span><text:span text:style-name="T6"> <text:s text:c="11"/>json_struct_ret = json_struct_write(json_struct_buf, \</text:span><text:span text:style-name="T6"><text:line-break/></text:span><text:span text:style-name="T6"> <text:s text:c="13"/>json_struct_size, value); \</text:span><text:span text:style-name="T6"><text:line-break/></text:span><text:span text:style-name="T6"> <text:s text:c="11"/>JSON_STRUCT_SIZE_ERROR(json_struct_ret, json_struct_size) \</text:span><text:span text:style-name="T6"><text:line-break/></text:span><text:span text:style-name="T6"> <text:s text:c="11"/></text:span><text:span text:style-name="T17">/* don't write more characters then size of buffer */</text:span><text:span text:style-name="T6"> \</text:span><text:span text:style-name="T6"><text:line-break/></text:span><text:span text:style-name="T6"> <text:s text:c="11"/>json_struct_buf += json_struct_ret; \</text:span><text:span text:style-name="T6"><text:line-break/></text:span><text:span text:style-name="T6"> <text:s text:c="11"/></text:span><text:span text:style-name="T17">/* set pointer to end of written characters */</text:span><text:span text:style-name="T6"> \</text:span><text:span text:style-name="T6"><text:line-break/></text:span><text:span text:style-name="T6"> <text:s text:c="11"/>json_struct_size -= json_struct_ret; \</text:span><text:span text:style-name="T6"><text:line-break/></text:span><text:span text:style-name="T6"> <text:s text:c="11"/></text:span><text:span text:style-name="T17">/* resize buffer size */</text:span><text:span text:style-name="T17"><text:line-break/></text:span><text:span text:style-name="T1"># <text:s/>define</text:span><text:span text:style-name="T6"> JSON_STRUCT_SIZE_ERROR(ret, size) \</text:span><text:span text:style-name="T6"><text:line-break/></text:span><text:span text:style-name="T6"> <text:s text:c="11"/></text:span><text:span text:style-name="T1">if</text:span><text:span text:style-name="T2"> (ret &gt;= size) { \</text:span><text:span text:style-name="T2"><text:line-break/></text:span><text:span text:style-name="T2"> </text:span><text:span text:style-name="T6"><text:s text:c="13"/>CALL_REAL_POSIX_SYNC(fprintf)(stderr, \</text:span><text:span text:style-name="T6"><text:line-break/></text:span><text:span text:style-name="T6"> <text:s text:c="15"/></text:span><text:span text:style-name="T24">"Output buffer in function %s not big enough.\n"</text:span><text:span text:style-name="T6">, __func__); \</text:span><text:span text:style-name="T6"><text:line-break/></text:span><text:span text:style-name="T17"> <text:s text:c="13"/></text:span><text:span text:style-name="T6">assert(0); \</text:span><text:span text:style-name="T6"><text:line-break/></text:span><text:span text:style-name="T6"> <text:s text:c="11"/>}</text:span></text:p>
          </draw:text-box>
        </draw:frame>
        <draw:line draw:style-name="gr46" draw:text-style-name="P7" draw:layer="layout" svg:x1="14.9cm" svg:y1="8.8cm" svg:x2="5.5cm" svg:y2="12.3cm">
          <text:p/>
        </draw:line>
        <draw:custom-shape draw:style-name="gr33" draw:text-style-name="P6" draw:layer="layout" svg:width="8cm" svg:height="1cm" svg:x="8cm" svg:y="13.5cm">
          <text:p text:style-name="P5"><text:span text:style-name="T7">Same as a few slides before. We omit it.</text:span></text:p>
          <draw:enhanced-geometry svg:viewBox="0 0 21600 21600" draw:text-areas="800 800 20800 20800" draw:type="round-rectangular-callout" draw:modifiers="10690.6636670416 -74078.72127872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PRI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int</text:span><text:span text:style-name="T9"> </text:span><text:span text:style-name="T2">json_struct_print_</text:span><text:span text:style-name="T3">file_descriptor</text:span><text:span text:style-name="T2">( \</text:span><text:span text:style-name="T2"><text:line-break/></text:span><text:span text:style-name="T2"> <text:s text:c="3"/></text:span><text:span text:style-name="T1">char</text:span><text:span text:style-name="T2">* json_struct_buf, \</text:span><text:span text:style-name="T2"><text:line-break/></text:span><text:span text:style-name="T2"> <text:s text:c="3"/>size_t json_struct_size, \</text:span><text:span text:style-name="T9"><text:line-break/></text:span><text:span text:style-name="T9"> <text:s text:c="3"/></text:span><text:span text:style-name="T1">struct</text:span><text:span text:style-name="T9"> </text:span><text:span text:style-name="T3">file_descriptor</text:span><text:span text:style-name="T2"> *json_struct_data) { \</text:span><text:span text:style-name="T9"><text:line-break/></text:span><text:span text:style-name="T9"> <text:s/></text:span><text:span text:style-name="T1">char</text:span><text:span text:style-name="T9"> </text:span><text:span text:style-name="T2">json_struct_hasElements = 0; \</text:span><text:span text:style-name="T9"><text:line-break/></text:span><text:span text:style-name="T9"> <text:s/></text:span><text:span text:style-name="T1">int</text:span><text:span text:style-name="T9"> </text:span><text:span text:style-name="T2">json_struct_ret = 0; \</text:span><text:span text:style-name="T9"><text:line-break/></text:span><text:span text:style-name="T9"> <text:s/></text:span><text:span text:style-name="T1">int</text:span><text:span text:style-name="T9"> </text:span><text:span text:style-name="T2">json_struct_start_size =</text:span><text:span text:style-name="T9"> </text:span><text:span text:style-name="T2">json_struct_size; \</text:span><text:span text:style-name="T2"><text:line-break/></text:span><text:span text:style-name="T9"> <text:s/></text:span><text:span text:style-name="T2">json_struct_ret = json_struct_write(json_struct_buf, \</text:span><text:span text:style-name="T2"><text:line-break/></text:span><text:span text:style-name="T2"> <text:s text:c="3"/>json_struct_size, </text:span><text:span text:style-name="T22">"{"</text:span><text:span text:style-name="T2">); \</text:span><text:span text:style-name="T2"><text:line-break/></text:span><text:span text:style-name="T2"> <text:s/></text:span><text:span text:style-name="T1">if</text:span><text:span text:style-name="T2"> (json_struct_ret &gt;= json_struct_size) { \</text:span><text:span text:style-name="T2"><text:line-break/></text:span><text:span text:style-name="T2"> <text:s text:c="3"/>CALL_REAL_POSIX_SYNC(fprintf)(stderr, \</text:span><text:span text:style-name="T2"><text:line-break/></text:span><text:span text:style-name="T2"> <text:s text:c="5"/></text:span><text:span text:style-name="T22">"Output buffer in function %s not big enough.\n"</text:span><text:span text:style-name="T2">, \</text:span><text:span text:style-name="T2"><text:line-break/></text:span><text:span text:style-name="T2"> <text:s text:c="5"/>__func__); \</text:span><text:span text:style-name="T2"><text:line-break/></text:span><text:span text:style-name="T8"> <text:s text:c="3"/></text:span><text:span text:style-name="T2">assert(0); \</text:span><text:span text:style-name="T2"><text:line-break/></text:span><text:span text:style-name="T2"> <text:s/>}</text:span><text:span text:style-name="T2"><text:line-break/></text:span><text:span text:style-name="T2"> <text:s/></text:span><text:span text:style-name="T8">/* don't write more characters then size of buffer */</text:span><text:span text:style-name="T2"> \</text:span><text:span text:style-name="T2"><text:line-break/></text:span><text:span text:style-name="T2"> <text:s/>json_struct_buf += json_struct_ret; \</text:span><text:span text:style-name="T2"><text:line-break/></text:span><text:span text:style-name="T2"> <text:s/></text:span><text:span text:style-name="T8">/* set pointer to end of written characters */</text:span><text:span text:style-name="T2"> \</text:span><text:span text:style-name="T2"><text:line-break/></text:span><text:span text:style-name="T2"> <text:s/>json_struct_size -= json_struct_ret; \</text:span><text:span text:style-name="T2"><text:line-break/></text:span><text:span text:style-name="T2"> <text:s/></text:span><text:span text:style-name="T8">/* resize buffer size */</text:span><text:span text:style-name="T2"><text:line-break/></text:span><text:span text:style-name="T2"> <text:s/>JSON_STRUCT_INT(</text:span><text:span text:style-name="T4">descriptor</text:span><text:span text:style-name="T2">)</text:span><text:span text:style-name="T2"><text:line-break/></text:span><text:span text:style-name="T2"> <text:s/></text:span><text:span text:style-name="T1">if</text:span><text:span text:style-name="T9"> </text:span><text:span text:style-name="T2">(json_struct_hasElements) {</text:span><text:span text:style-name="T9"> \</text:span><text:span text:style-name="T9"><text:line-break/></text:span><text:span text:style-name="T9"> <text:s text:c="3"/></text:span><text:span text:style-name="T2">json_struct_buf--; <text:s/></text:span><text:span text:style-name="T8">/* remove last comma */</text:span><text:span text:style-name="T2"> \</text:span><text:span text:style-name="T9"><text:line-break/></text:span><text:span text:style-name="T9"> <text:s text:c="3"/></text:span><text:span text:style-name="T2">json_struct_size++; </text:span><text:span text:style-name="T8">/* and resize buffer size */</text:span><text:span text:style-name="T2"> \</text:span><text:span text:style-name="T9"><text:line-break/></text:span><text:span text:style-name="T1"> <text:s/></text:span><text:span text:style-name="T2">} \</text:span><text:span text:style-name="T23"><text:line-break/></text:span><text:span text:style-name="T2"> <text:s/>JSON_STRUCT_WRITE(</text:span><text:span text:style-name="T22">"}"</text:span><text:span text:style-name="T2">) \</text:span><text:span text:style-name="T9"><text:line-break/></text:span><text:span text:style-name="T9"> <text:s/></text:span><text:span text:style-name="T1">return</text:span><text:span text:style-name="T9"> </text:span><text:span text:style-name="T2">json_struct_start_size - json_struct_size;}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9"> </text:span><text:span text:style-name="T2">JSON_STRUCT_START(name) \</text:span><text:span text:style-name="T9"><text:line-break/></text:span><text:span text:style-name="T9"> <text:s text:c="7"/></text:span><text:span text:style-name="T1">int</text:span><text:span text:style-name="T9"> </text:span><text:span text:style-name="T2">json_struct_print_</text:span><text:span text:style-name="T1">##</text:span><text:span text:style-name="T2">name(</text:span><text:span text:style-name="T1">char</text:span><text:span text:style-name="T2">* json_struct_buf, \</text:span><text:span text:style-name="T2"><text:line-break/></text:span><text:span text:style-name="T2"> <text:s text:c="36"/>size_t json_struct_size, \</text:span><text:span text:style-name="T9"><text:line-break/></text:span><text:span text:style-name="T9"> <text:s text:c="36"/></text:span><text:span text:style-name="T1">struct</text:span><text:span text:style-name="T9"> </text:span><text:span text:style-name="T2">name *json_struct_data) { \</text:span><text:span text:style-name="T9"><text:line-break/></text:span><text:span text:style-name="T9"> <text:s text:c="11"/></text:span><text:span text:style-name="T1">char</text:span><text:span text:style-name="T9"> </text:span><text:span text:style-name="T2">json_struct_hasElements = 0; \</text:span><text:span text:style-name="T9"><text:line-break/></text:span><text:span text:style-name="T9"> <text:s text:c="11"/></text:span><text:span text:style-name="T1">int</text:span><text:span text:style-name="T9"> </text:span><text:span text:style-name="T2">json_struct_ret = 0; \</text:span><text:span text:style-name="T9"><text:line-break/></text:span><text:span text:style-name="T9"> <text:s text:c="11"/></text:span><text:span text:style-name="T1">int</text:span><text:span text:style-name="T9"> </text:span><text:span text:style-name="T2">json_struct_start_size =</text:span><text:span text:style-name="T9"> </text:span><text:span text:style-name="T2">json_struct_size; \</text:span><text:span text:style-name="T9"><text:line-break/></text:span><text:span text:style-name="T9"> <text:s text:c="35"/></text:span><text:span text:style-name="T2">JSON_STRUCT_WRITE(</text:span><text:span text:style-name="T22">"{"</text:span><text:span text:style-name="T2">)</text:span><text:span text:style-name="T9"><text:line-break/></text:span><text:span text:style-name="T1"># <text:s/>define</text:span><text:span text:style-name="T9"> </text:span><text:span text:style-name="T2">JSON_STRUCT_END</text:span><text:span text:style-name="T9"> \</text:span><text:span text:style-name="T9"><text:line-break/></text:span><text:span text:style-name="T9"> <text:s text:c="11"/></text:span><text:span text:style-name="T1">if</text:span><text:span text:style-name="T9"> </text:span><text:span text:style-name="T2">(json_struct_hasElements) {</text:span><text:span text:style-name="T9"> \</text:span><text:span text:style-name="T9"><text:line-break/></text:span><text:span text:style-name="T9"> <text:s text:c="15"/></text:span><text:span text:style-name="T2">json_struct_buf--; <text:s/></text:span><text:span text:style-name="T8">/* remove last comma */</text:span><text:span text:style-name="T2"> \</text:span><text:span text:style-name="T9"><text:line-break/></text:span><text:span text:style-name="T9"> <text:s text:c="15"/></text:span><text:span text:style-name="T2">json_struct_size++; </text:span><text:span text:style-name="T8">/* and resize buffer size */</text:span><text:span text:style-name="T2"> \</text:span><text:span text:style-name="T9"><text:line-break/></text:span><text:span text:style-name="T1"> <text:s text:c="11"/></text:span><text:span text:style-name="T2">} \</text:span><text:span text:style-name="T23"><text:line-break/></text:span><text:span text:style-name="T2"> <text:s text:c="11"/>JSON_STRUCT_WRITE(</text:span><text:span text:style-name="T22">"}"</text:span><text:span text:style-name="T2">) \</text:span><text:span text:style-name="T9"><text:line-break/></text:span><text:span text:style-name="T9"> <text:s text:c="11"/></text:span><text:span text:style-name="T1">return</text:span><text:span text:style-name="T9"> </text:span><text:span text:style-name="T2">json_struct_start_size - json_struct_size;}</text:span></text:p>
            <text:p text:style-name="P3"><text:span text:style-name="T1"># <text:s/>define</text:span><text:span text:style-name="T6"> JSON_STRUCT_WRITE(value) \</text:span><text:span text:style-name="T6"><text:line-break/></text:span><text:span text:style-name="T6"> <text:s text:c="11"/>json_struct_ret = json_struct_write(json_struct_buf, \</text:span><text:span text:style-name="T6"><text:line-break/></text:span><text:span text:style-name="T6"> <text:s text:c="13"/>json_struct_size, value); \</text:span><text:span text:style-name="T6"><text:line-break/></text:span><text:span text:style-name="T6"> <text:s text:c="11"/>JSON_STRUCT_SIZE_ERROR(json_struct_ret, json_struct_size) \</text:span><text:span text:style-name="T6"><text:line-break/></text:span><text:span text:style-name="T6"> <text:s text:c="11"/></text:span><text:span text:style-name="T17">/* don't write more characters then size of buffer */</text:span><text:span text:style-name="T6"> \</text:span><text:span text:style-name="T6"><text:line-break/></text:span><text:span text:style-name="T6"> <text:s text:c="11"/>json_struct_buf += json_struct_ret; \</text:span><text:span text:style-name="T6"><text:line-break/></text:span><text:span text:style-name="T6"> <text:s text:c="11"/></text:span><text:span text:style-name="T17">/* set pointer to end of written characters */</text:span><text:span text:style-name="T6"> \</text:span><text:span text:style-name="T6"><text:line-break/></text:span><text:span text:style-name="T6"> <text:s text:c="11"/>json_struct_size -= json_struct_ret; \</text:span><text:span text:style-name="T6"><text:line-break/></text:span><text:span text:style-name="T6"> <text:s text:c="11"/></text:span><text:span text:style-name="T17">/* resize buffer size */</text:span><text:span text:style-name="T17"><text:line-break/></text:span><text:span text:style-name="T1"># <text:s/>define</text:span><text:span text:style-name="T6"> JSON_STRUCT_SIZE_ERROR(ret, size) \</text:span><text:span text:style-name="T6"><text:line-break/></text:span><text:span text:style-name="T6"> <text:s text:c="11"/></text:span><text:span text:style-name="T1">if</text:span><text:span text:style-name="T2"> (ret &gt;= size) { \</text:span><text:span text:style-name="T2"><text:line-break/></text:span><text:span text:style-name="T2"> </text:span><text:span text:style-name="T6"><text:s text:c="13"/>CALL_REAL_POSIX_SYNC(fprintf)(stderr, \</text:span><text:span text:style-name="T6"><text:line-break/></text:span><text:span text:style-name="T6"> <text:s text:c="15"/></text:span><text:span text:style-name="T24">"Output buffer in function %s not big enough.\n"</text:span><text:span text:style-name="T6">, __func__); \</text:span><text:span text:style-name="T6"><text:line-break/></text:span><text:span text:style-name="T17"> <text:s text:c="13"/></text:span><text:span text:style-name="T6">assert(0); \</text:span><text:span text:style-name="T6"><text:line-break/></text:span><text:span text:style-name="T6"> <text:s text:c="11"/>}</text:span></text:p>
          </draw:text-box>
        </draw:frame>
        <draw:custom-shape draw:style-name="gr50" draw:text-style-name="P10" draw:layer="layout" svg:width="12cm" svg:height="1.5cm" svg:x="7cm" svg:y="13.5cm">
          <text:p text:style-name="P9"><text:span text:style-name="T13">Buffer filled with e.g.: </text:span><text:span text:style-name="T26">"{...}"</text:span><text:span text:style-name="T14"> (of course terminated by </text:span><text:span text:style-name="T22">\0</text:span><text:span text:style-name="T14">)</text:span></text:p>
          <draw:enhanced-geometry svg:viewBox="0 0 21600 21600" draw:text-areas="800 800 20800 20800" draw:type="round-rectangular-callout" draw:modifiers="-2454.99541704858 -17829.71352431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PRI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int</text:span><text:span text:style-name="T9"> </text:span><text:span text:style-name="T2">json_struct_print_</text:span><text:span text:style-name="T3">file_descriptor</text:span><text:span text:style-name="T2">( \</text:span><text:span text:style-name="T2"><text:line-break/></text:span><text:span text:style-name="T2"> <text:s text:c="3"/></text:span><text:span text:style-name="T1">char</text:span><text:span text:style-name="T2">* json_struct_buf, \</text:span><text:span text:style-name="T2"><text:line-break/></text:span><text:span text:style-name="T2"> <text:s text:c="3"/>size_t json_struct_size, \</text:span><text:span text:style-name="T9"><text:line-break/></text:span><text:span text:style-name="T9"> <text:s text:c="3"/></text:span><text:span text:style-name="T1">struct</text:span><text:span text:style-name="T9"> </text:span><text:span text:style-name="T3">file_descriptor</text:span><text:span text:style-name="T2"> *json_struct_data) { \</text:span><text:span text:style-name="T9"><text:line-break/></text:span><text:span text:style-name="T9"> <text:s/></text:span><text:span text:style-name="T1">char</text:span><text:span text:style-name="T9"> </text:span><text:span text:style-name="T2">json_struct_hasElements = 0; \</text:span><text:span text:style-name="T9"><text:line-break/></text:span><text:span text:style-name="T9"> <text:s/></text:span><text:span text:style-name="T1">int</text:span><text:span text:style-name="T9"> </text:span><text:span text:style-name="T2">json_struct_ret = 0; \</text:span><text:span text:style-name="T9"><text:line-break/></text:span><text:span text:style-name="T9"> <text:s/></text:span><text:span text:style-name="T1">int</text:span><text:span text:style-name="T9"> </text:span><text:span text:style-name="T2">json_struct_start_size =</text:span><text:span text:style-name="T9"> </text:span><text:span text:style-name="T2">json_struct_size; \</text:span><text:span text:style-name="T2"><text:line-break/></text:span><text:span text:style-name="T9"> <text:s/></text:span><text:span text:style-name="T2">{...}</text:span><text:span text:style-name="T2"><text:line-break/></text:span><text:span text:style-name="T2"> <text:s/>JSON_STRUCT_INT(</text:span><text:span text:style-name="T4">descriptor</text:span><text:span text:style-name="T2">)</text:span><text:span text:style-name="T2"><text:line-break/></text:span><text:span text:style-name="T2"> <text:s/>{...}</text:span><text:span text:style-name="T9"><text:line-break/></text:span><text:span text:style-name="T9"> <text:s/></text:span><text:span text:style-name="T1">return</text:span><text:span text:style-name="T9"> </text:span><text:span text:style-name="T2">json_struct_start_size - json_struct_size;}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2"> JSON_STRUCT_INT(name) \</text:span><text:span text:style-name="T2"><text:line-break/></text:span><text:span text:style-name="T2"> <text:s text:c="11"/>JSON_STRUCT_ELEMENT(name, %d, json_struct_data-&gt;name)</text:span><text:span text:style-name="T2"><text:line-break/></text:span><text:span text:style-name="T1"># <text:s/>define</text:span><text:span text:style-name="T2"> JSON_STRUCT_ELEMENT(key, </text:span><text:span text:style-name="T1">template</text:span><text:span text:style-name="T2">, ...) \</text:span><text:span text:style-name="T2"><text:line-break/></text:span><text:span text:style-name="T2"> <text:s text:c="11"/>json_struct_hasElements = 1; \</text:span><text:span text:style-name="T2"><text:line-break/></text:span><text:span text:style-name="T2"> <text:s text:c="11"/>JSON_STRUCT_SNPRINTF( \</text:span><text:span text:style-name="T2"><text:line-break/></text:span><text:span text:style-name="T2"> <text:s text:c="13"/>JSON_STRUCT_QUOT(key)</text:span><text:span text:style-name="T22">":"</text:span><text:span text:style-name="T2">#template</text:span><text:span text:style-name="T22">","</text:span><text:span text:style-name="T2">, __VA_ARGS__)</text:span><text:span text:style-name="T2"><text:line-break/></text:span><text:span text:style-name="T1"># <text:s/>define</text:span><text:span text:style-name="T2"> JSON_STRUCT_QUOT(key) </text:span><text:span text:style-name="T22">"\""</text:span><text:span text:style-name="T2">#key</text:span><text:span text:style-name="T22">"\""</text:span><text:span text:style-name="T22"><text:line-break/></text:span><text:span text:style-name="T1"># <text:s/>define</text:span><text:span text:style-name="T2"> JSON_STRUCT_SNPRINTF(...) \</text:span><text:span text:style-name="T2"><text:line-break/></text:span><text:span text:style-name="T2"> <text:s text:c="11"/>json_struct_ret = \</text:span><text:span text:style-name="T2"><text:line-break/></text:span><text:span text:style-name="T2"> <text:s text:c="13"/>snprintf(json_struct_buf, json_struct_size, \</text:span><text:span text:style-name="T2"><text:line-break/></text:span><text:span text:style-name="T2"> <text:s text:c="13"/>__VA_ARGS__); \</text:span><text:span text:style-name="T2"><text:line-break/></text:span><text:span text:style-name="T2"> <text:s text:c="11"/>JSON_STRUCT_SIZE_ERROR(json_struct_ret, \</text:span><text:span text:style-name="T2"><text:line-break/></text:span><text:span text:style-name="T2"> <text:s text:c="13"/>json_struct_size) \</text:span><text:span text:style-name="T2"><text:line-break/></text:span><text:span text:style-name="T2"> <text:s text:c="11"/></text:span><text:span text:style-name="T8">/* don't write more characters then size of buffer */</text:span><text:span text:style-name="T2"> \</text:span><text:span text:style-name="T2"><text:line-break/></text:span><text:span text:style-name="T2"> <text:s text:c="11"/>json_struct_buf += json_struct_ret; \</text:span><text:span text:style-name="T2"><text:line-break/></text:span><text:span text:style-name="T2"> <text:s text:c="11"/></text:span><text:span text:style-name="T8">/* set pointer to end of written characters */</text:span><text:span text:style-name="T2"> \</text:span><text:span text:style-name="T2"><text:line-break/></text:span><text:span text:style-name="T2"> <text:s text:c="11"/>json_struct_size -= json_struct_ret; \</text:span><text:span text:style-name="T2"><text:line-break/></text:span><text:span text:style-name="T2"> <text:s text:c="11"/></text:span><text:span text:style-name="T8">/* resize buffer size */</text:span></text:p>
            <text:p text:style-name="P3"><text:span text:style-name="T1"># <text:s/>define</text:span><text:span text:style-name="T6"> JSON_STRUCT_SIZE_ERROR(ret, size) \</text:span><text:span text:style-name="T6"><text:line-break/></text:span><text:span text:style-name="T6"> <text:s text:c="11"/></text:span><text:span text:style-name="T1">if</text:span><text:span text:style-name="T2"> (ret &gt;= size) { \</text:span><text:span text:style-name="T2"><text:line-break/></text:span><text:span text:style-name="T2"> </text:span><text:span text:style-name="T6"><text:s text:c="13"/>CALL_REAL_POSIX_SYNC(fprintf)(stderr, \</text:span><text:span text:style-name="T6"><text:line-break/></text:span><text:span text:style-name="T6"> <text:s text:c="15"/></text:span><text:span text:style-name="T24">"Output buffer in function %s not big enough.\n"</text:span><text:span text:style-name="T6">, \</text:span><text:span text:style-name="T6"><text:line-break/></text:span><text:span text:style-name="T6"> <text:s text:c="15"/>__func__); \</text:span><text:span text:style-name="T6"><text:line-break/></text:span><text:span text:style-name="T17"> <text:s text:c="13"/></text:span><text:span text:style-name="T6">assert(0); \</text:span><text:span text:style-name="T6"><text:line-break/></text:span><text:span text:style-name="T6"> <text:s text:c="11"/>}</text:span></text:p>
          </draw:text-box>
        </draw:frame>
        <draw:custom-shape draw:style-name="gr35" draw:text-style-name="P6" draw:layer="layout" svg:width="8.5cm" svg:height="1cm" svg:x="2.914cm" svg:y="11.152cm">
          <text:p text:style-name="P5"><text:span text:style-name="T7">We ommit known parts to get more space</text:span></text:p>
          <draw:enhanced-geometry svg:viewBox="0 0 21600 21600" draw:text-areas="800 800 20800 20800" draw:type="round-rectangular-callout" draw:modifiers="-353.181978590754 -74013.9860139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6" draw:layer="layout" svg:width="8.5cm" svg:height="1cm" svg:x="10.5cm" svg:y="13.5cm">
          <text:p text:style-name="P5"><text:span text:style-name="T7">Needed definitions for JSON_STRUCT_INT</text:span></text:p>
          <draw:enhanced-geometry svg:viewBox="0 0 21600 21600" draw:text-areas="800 800 20800 20800" draw:type="round-rectangular-callout" draw:modifiers="10542.1009293024 -70841.9580419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PRI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int</text:span><text:span text:style-name="T9"> </text:span><text:span text:style-name="T2">json_struct_print_</text:span><text:span text:style-name="T3">file_descriptor</text:span><text:span text:style-name="T2">( \</text:span><text:span text:style-name="T2"><text:line-break/></text:span><text:span text:style-name="T2"> <text:s text:c="3"/></text:span><text:span text:style-name="T1">char</text:span><text:span text:style-name="T2">* json_struct_buf, \</text:span><text:span text:style-name="T2"><text:line-break/></text:span><text:span text:style-name="T2"> <text:s text:c="3"/>size_t json_struct_size, \</text:span><text:span text:style-name="T9"><text:line-break/></text:span><text:span text:style-name="T9"> <text:s text:c="3"/></text:span><text:span text:style-name="T1">struct</text:span><text:span text:style-name="T9"> </text:span><text:span text:style-name="T3">file_descriptor</text:span><text:span text:style-name="T2"> *json_struct_data) { \</text:span><text:span text:style-name="T9"><text:line-break/></text:span><text:span text:style-name="T9"> <text:s/></text:span><text:span text:style-name="T1">char</text:span><text:span text:style-name="T9"> </text:span><text:span text:style-name="T2">json_struct_hasElements = 0; \</text:span><text:span text:style-name="T9"><text:line-break/></text:span><text:span text:style-name="T9"> <text:s/></text:span><text:span text:style-name="T1">int</text:span><text:span text:style-name="T9"> </text:span><text:span text:style-name="T2">json_struct_ret = 0; \</text:span><text:span text:style-name="T9"><text:line-break/></text:span><text:span text:style-name="T9"> <text:s/></text:span><text:span text:style-name="T1">int</text:span><text:span text:style-name="T9"> </text:span><text:span text:style-name="T2">json_struct_start_size =</text:span><text:span text:style-name="T9"> </text:span><text:span text:style-name="T2">json_struct_size; \</text:span><text:span text:style-name="T2"><text:line-break/></text:span><text:span text:style-name="T9"> <text:s/></text:span><text:span text:style-name="T2">{...}</text:span><text:span text:style-name="T2"><text:line-break/></text:span><text:span text:style-name="T2"> <text:s/>JSON_STRUCT_INT(</text:span><text:span text:style-name="T4">descriptor</text:span><text:span text:style-name="T2">)</text:span><text:span text:style-name="T2"><text:line-break/></text:span><text:span text:style-name="T2"> <text:s/>{...}</text:span><text:span text:style-name="T9"><text:line-break/></text:span><text:span text:style-name="T9"> <text:s/></text:span><text:span text:style-name="T1">return</text:span><text:span text:style-name="T9"> </text:span><text:span text:style-name="T2">json_struct_start_size - json_struct_size;}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2"> JSON_STRUCT_INT(name) \</text:span><text:span text:style-name="T2"><text:line-break/></text:span><text:span text:style-name="T2"> <text:s text:c="11"/>JSON_STRUCT_ELEMENT(name, %d, json_struct_data-&gt;name)</text:span><text:span text:style-name="T2"><text:line-break/></text:span><text:span text:style-name="T1"># <text:s/>define</text:span><text:span text:style-name="T2"> JSON_STRUCT_ELEMENT(key, </text:span><text:span text:style-name="T1">template</text:span><text:span text:style-name="T2">, ...) \</text:span><text:span text:style-name="T2"><text:line-break/></text:span><text:span text:style-name="T2"> <text:s text:c="11"/>json_struct_hasElements = 1; \</text:span><text:span text:style-name="T2"><text:line-break/></text:span><text:span text:style-name="T2"> <text:s text:c="11"/>JSON_STRUCT_SNPRINTF( \</text:span><text:span text:style-name="T2"><text:line-break/></text:span><text:span text:style-name="T2"> <text:s text:c="13"/>JSON_STRUCT_QUOT(key)</text:span><text:span text:style-name="T22">":"</text:span><text:span text:style-name="T2">#template</text:span><text:span text:style-name="T22">","</text:span><text:span text:style-name="T2">, __VA_ARGS__)</text:span><text:span text:style-name="T2"><text:line-break/></text:span><text:span text:style-name="T1"># <text:s/>define</text:span><text:span text:style-name="T2"> JSON_STRUCT_QUOT(key) </text:span><text:span text:style-name="T22">"\""</text:span><text:span text:style-name="T2">#key</text:span><text:span text:style-name="T22">"\""</text:span><text:span text:style-name="T22"><text:line-break/></text:span><text:span text:style-name="T1"># <text:s/>define</text:span><text:span text:style-name="T2"> JSON_STRUCT_SNPRINTF(...) \</text:span><text:span text:style-name="T2"><text:line-break/></text:span><text:span text:style-name="T2"> <text:s text:c="11"/>json_struct_ret = \</text:span><text:span text:style-name="T2"><text:line-break/></text:span><text:span text:style-name="T2"> <text:s text:c="13"/>snprintf(json_struct_buf, json_struct_size, \</text:span><text:span text:style-name="T2"><text:line-break/></text:span><text:span text:style-name="T2"> <text:s text:c="13"/>__VA_ARGS__); \</text:span><text:span text:style-name="T2"><text:line-break/></text:span><text:span text:style-name="T2"> <text:s text:c="11"/>JSON_STRUCT_SIZE_ERROR(json_struct_ret, \</text:span><text:span text:style-name="T2"><text:line-break/></text:span><text:span text:style-name="T2"> <text:s text:c="13"/>json_struct_size) \</text:span><text:span text:style-name="T2"><text:line-break/></text:span><text:span text:style-name="T2"> <text:s text:c="11"/></text:span><text:span text:style-name="T8">/* don't write more characters then size of buffer */</text:span><text:span text:style-name="T2"> \</text:span><text:span text:style-name="T2"><text:line-break/></text:span><text:span text:style-name="T2"> <text:s text:c="11"/>json_struct_buf += json_struct_ret; \</text:span><text:span text:style-name="T2"><text:line-break/></text:span><text:span text:style-name="T2"> <text:s text:c="11"/></text:span><text:span text:style-name="T8">/* set pointer to end of written characters */</text:span><text:span text:style-name="T2"> \</text:span><text:span text:style-name="T2"><text:line-break/></text:span><text:span text:style-name="T2"> <text:s text:c="11"/>json_struct_size -= json_struct_ret; \</text:span><text:span text:style-name="T2"><text:line-break/></text:span><text:span text:style-name="T2"> <text:s text:c="11"/></text:span><text:span text:style-name="T8">/* resize buffer size */</text:span></text:p>
            <text:p text:style-name="P3"><text:span text:style-name="T1"># <text:s/>define</text:span><text:span text:style-name="T6"> JSON_STRUCT_SIZE_ERROR(ret, size) \</text:span><text:span text:style-name="T6"><text:line-break/></text:span><text:span text:style-name="T6"> <text:s text:c="11"/></text:span><text:span text:style-name="T1">if</text:span><text:span text:style-name="T2"> (ret &gt;= size) { \</text:span><text:span text:style-name="T2"><text:line-break/></text:span><text:span text:style-name="T2"> </text:span><text:span text:style-name="T6"><text:s text:c="13"/>CALL_REAL_POSIX_SYNC(fprintf)(stderr, \</text:span><text:span text:style-name="T6"><text:line-break/></text:span><text:span text:style-name="T6"> <text:s text:c="15"/></text:span><text:span text:style-name="T24">"Output buffer in function %s not big enough.\n"</text:span><text:span text:style-name="T6">, \</text:span><text:span text:style-name="T6"><text:line-break/></text:span><text:span text:style-name="T6"> <text:s text:c="15"/>__func__); \</text:span><text:span text:style-name="T6"><text:line-break/></text:span><text:span text:style-name="T17"> <text:s text:c="13"/></text:span><text:span text:style-name="T6">assert(0); \</text:span><text:span text:style-name="T6"><text:line-break/></text:span><text:span text:style-name="T6"> <text:s text:c="11"/>}</text:span></text:p>
          </draw:text-box>
        </draw:frame>
        <draw:line draw:style-name="gr51" draw:text-style-name="P7" draw:layer="layout" svg:x1="15cm" svg:y1="4.5cm" svg:x2="7.5cm" svg:y2="8cm">
          <text:p/>
        </draw:line>
        <presentation:notes draw:style-name="dp2">
          <draw:page-thumbnail draw:style-name="gr1" draw:layer="layout" svg:width="19.798cm" svg:height="11.136cm" svg:x="0.6cm" svg:y="2.257cm" draw:page-number="10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PRI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int</text:span><text:span text:style-name="T9"> </text:span><text:span text:style-name="T2">json_struct_print_</text:span><text:span text:style-name="T3">file_descriptor</text:span><text:span text:style-name="T2">( \</text:span><text:span text:style-name="T2"><text:line-break/></text:span><text:span text:style-name="T2"> <text:s text:c="3"/></text:span><text:span text:style-name="T1">char</text:span><text:span text:style-name="T2">* json_struct_buf, \</text:span><text:span text:style-name="T2"><text:line-break/></text:span><text:span text:style-name="T2"> <text:s text:c="3"/>size_t json_struct_size, \</text:span><text:span text:style-name="T9"><text:line-break/></text:span><text:span text:style-name="T9"> <text:s text:c="3"/></text:span><text:span text:style-name="T1">struct</text:span><text:span text:style-name="T9"> </text:span><text:span text:style-name="T3">file_descriptor</text:span><text:span text:style-name="T2"> *json_struct_data) { \</text:span><text:span text:style-name="T9"><text:line-break/></text:span><text:span text:style-name="T9"> <text:s/></text:span><text:span text:style-name="T1">char</text:span><text:span text:style-name="T9"> </text:span><text:span text:style-name="T2">json_struct_hasElements = 0; \</text:span><text:span text:style-name="T9"><text:line-break/></text:span><text:span text:style-name="T9"> <text:s/></text:span><text:span text:style-name="T1">int</text:span><text:span text:style-name="T9"> </text:span><text:span text:style-name="T2">json_struct_ret = 0; \</text:span><text:span text:style-name="T9"><text:line-break/></text:span><text:span text:style-name="T9"> <text:s/></text:span><text:span text:style-name="T1">int</text:span><text:span text:style-name="T9"> </text:span><text:span text:style-name="T2">json_struct_start_size =</text:span><text:span text:style-name="T9"> </text:span><text:span text:style-name="T2">json_struct_size; \</text:span><text:span text:style-name="T2"><text:line-break/></text:span><text:span text:style-name="T9"> <text:s/></text:span><text:span text:style-name="T2">{...}</text:span><text:span text:style-name="T2"><text:line-break/></text:span><text:span text:style-name="T2"> <text:s/>JSON_STRUCT_ELEMENT(</text:span><text:span text:style-name="T4">descriptor</text:span><text:span text:style-name="T2">, %d, \</text:span><text:span text:style-name="T2"><text:line-break/></text:span><text:span text:style-name="T2"> <text:s text:c="3"/>json_struct_data-&gt;</text:span><text:span text:style-name="T4">descriptor</text:span><text:span text:style-name="T2">)</text:span><text:span text:style-name="T2"><text:line-break/></text:span><text:span text:style-name="T2"> <text:s/>{...}</text:span><text:span text:style-name="T9"><text:line-break/></text:span><text:span text:style-name="T9"> <text:s/></text:span><text:span text:style-name="T1">return</text:span><text:span text:style-name="T9"> </text:span><text:span text:style-name="T2">json_struct_start_size - json_struct_size;}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2"> JSON_STRUCT_INT(name) \</text:span><text:span text:style-name="T2"><text:line-break/></text:span><text:span text:style-name="T2"> <text:s text:c="11"/>JSON_STRUCT_ELEMENT(name, %d, json_struct_data-&gt;name)</text:span><text:span text:style-name="T2"><text:line-break/></text:span><text:span text:style-name="T1"># <text:s/>define</text:span><text:span text:style-name="T2"> JSON_STRUCT_ELEMENT(key, </text:span><text:span text:style-name="T1">template</text:span><text:span text:style-name="T2">, ...) \</text:span><text:span text:style-name="T2"><text:line-break/></text:span><text:span text:style-name="T2"> <text:s text:c="11"/>json_struct_hasElements = 1; \</text:span><text:span text:style-name="T2"><text:line-break/></text:span><text:span text:style-name="T2"> <text:s text:c="11"/>JSON_STRUCT_SNPRINTF( \</text:span><text:span text:style-name="T2"><text:line-break/></text:span><text:span text:style-name="T2"> <text:s text:c="13"/>JSON_STRUCT_QUOT(key)</text:span><text:span text:style-name="T22">":"</text:span><text:span text:style-name="T2">#template</text:span><text:span text:style-name="T22">","</text:span><text:span text:style-name="T2">, __VA_ARGS__)</text:span><text:span text:style-name="T2"><text:line-break/></text:span><text:span text:style-name="T1"># <text:s/>define</text:span><text:span text:style-name="T2"> JSON_STRUCT_QUOT(key) </text:span><text:span text:style-name="T22">"\""</text:span><text:span text:style-name="T2">#key</text:span><text:span text:style-name="T22">"\""</text:span><text:span text:style-name="T22"><text:line-break/></text:span><text:span text:style-name="T1"># <text:s/>define</text:span><text:span text:style-name="T2"> JSON_STRUCT_SNPRINTF(...) \</text:span><text:span text:style-name="T2"><text:line-break/></text:span><text:span text:style-name="T2"> <text:s text:c="11"/>json_struct_ret = \</text:span><text:span text:style-name="T2"><text:line-break/></text:span><text:span text:style-name="T2"> <text:s text:c="13"/>snprintf(json_struct_buf, json_struct_size, \</text:span><text:span text:style-name="T2"><text:line-break/></text:span><text:span text:style-name="T2"> <text:s text:c="13"/>__VA_ARGS__); \</text:span><text:span text:style-name="T2"><text:line-break/></text:span><text:span text:style-name="T2"> <text:s text:c="11"/>JSON_STRUCT_SIZE_ERROR(json_struct_ret, \</text:span><text:span text:style-name="T2"><text:line-break/></text:span><text:span text:style-name="T2"> <text:s text:c="13"/>json_struct_size) \</text:span><text:span text:style-name="T2"><text:line-break/></text:span><text:span text:style-name="T2"> <text:s text:c="11"/></text:span><text:span text:style-name="T8">/* don't write more characters then size of buffer */</text:span><text:span text:style-name="T2"> \</text:span><text:span text:style-name="T2"><text:line-break/></text:span><text:span text:style-name="T2"> <text:s text:c="11"/>json_struct_buf += json_struct_ret; \</text:span><text:span text:style-name="T2"><text:line-break/></text:span><text:span text:style-name="T2"> <text:s text:c="11"/></text:span><text:span text:style-name="T8">/* set pointer to end of written characters */</text:span><text:span text:style-name="T2"> \</text:span><text:span text:style-name="T2"><text:line-break/></text:span><text:span text:style-name="T2"> <text:s text:c="11"/>json_struct_size -= json_struct_ret; \</text:span><text:span text:style-name="T2"><text:line-break/></text:span><text:span text:style-name="T2"> <text:s text:c="11"/></text:span><text:span text:style-name="T8">/* resize buffer size */</text:span></text:p>
            <text:p text:style-name="P3"><text:span text:style-name="T1"># <text:s/>define</text:span><text:span text:style-name="T6"> JSON_STRUCT_SIZE_ERROR(ret, size) \</text:span><text:span text:style-name="T6"><text:line-break/></text:span><text:span text:style-name="T6"> <text:s text:c="11"/></text:span><text:span text:style-name="T1">if</text:span><text:span text:style-name="T2"> (ret &gt;= size) { \</text:span><text:span text:style-name="T2"><text:line-break/></text:span><text:span text:style-name="T2"> </text:span><text:span text:style-name="T6"><text:s text:c="13"/>CALL_REAL_POSIX_SYNC(fprintf)(stderr, \</text:span><text:span text:style-name="T6"><text:line-break/></text:span><text:span text:style-name="T6"> <text:s text:c="15"/></text:span><text:span text:style-name="T24">"Output buffer in function %s not big enough.\n"</text:span><text:span text:style-name="T6">, \</text:span><text:span text:style-name="T6"><text:line-break/></text:span><text:span text:style-name="T6"> <text:s text:c="15"/>__func__); \</text:span><text:span text:style-name="T6"><text:line-break/></text:span><text:span text:style-name="T17"> <text:s text:c="13"/></text:span><text:span text:style-name="T6">assert(0); \</text:span><text:span text:style-name="T6"><text:line-break/></text:span><text:span text:style-name="T6"> <text:s text:c="11"/>}</text:span></text:p>
          </draw:text-box>
        </draw:frame>
        <draw:line draw:style-name="gr51" draw:text-style-name="P7" draw:layer="layout" svg:x1="15cm" svg:y1="4.5cm" svg:x2="7.5cm" svg:y2="8cm">
          <text:p/>
        </draw:line>
        <presentation:notes draw:style-name="dp2">
          <draw:page-thumbnail draw:style-name="gr1" draw:layer="layout" svg:width="19.798cm" svg:height="11.136cm" svg:x="0.6cm" svg:y="2.257cm" draw:page-number="10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PRI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int</text:span><text:span text:style-name="T9"> </text:span><text:span text:style-name="T2">json_struct_print_</text:span><text:span text:style-name="T3">file_descriptor</text:span><text:span text:style-name="T2">( \</text:span><text:span text:style-name="T2"><text:line-break/></text:span><text:span text:style-name="T2"> <text:s text:c="3"/></text:span><text:span text:style-name="T1">char</text:span><text:span text:style-name="T2">* json_struct_buf, \</text:span><text:span text:style-name="T2"><text:line-break/></text:span><text:span text:style-name="T2"> <text:s text:c="3"/>size_t json_struct_size, \</text:span><text:span text:style-name="T9"><text:line-break/></text:span><text:span text:style-name="T9"> <text:s text:c="3"/></text:span><text:span text:style-name="T1">struct</text:span><text:span text:style-name="T9"> </text:span><text:span text:style-name="T3">file_descriptor</text:span><text:span text:style-name="T2"> *json_struct_data) { \</text:span><text:span text:style-name="T9"><text:line-break/></text:span><text:span text:style-name="T9"> <text:s/></text:span><text:span text:style-name="T1">char</text:span><text:span text:style-name="T9"> </text:span><text:span text:style-name="T2">json_struct_hasElements = 0; \</text:span><text:span text:style-name="T9"><text:line-break/></text:span><text:span text:style-name="T9"> <text:s/></text:span><text:span text:style-name="T1">int</text:span><text:span text:style-name="T9"> </text:span><text:span text:style-name="T2">json_struct_ret = 0; \</text:span><text:span text:style-name="T9"><text:line-break/></text:span><text:span text:style-name="T9"> <text:s/></text:span><text:span text:style-name="T1">int</text:span><text:span text:style-name="T9"> </text:span><text:span text:style-name="T2">json_struct_start_size =</text:span><text:span text:style-name="T9"> </text:span><text:span text:style-name="T2">json_struct_size; \</text:span><text:span text:style-name="T2"><text:line-break/></text:span><text:span text:style-name="T9"> <text:s/></text:span><text:span text:style-name="T2">{...}</text:span><text:span text:style-name="T2"><text:line-break/></text:span><text:span text:style-name="T2"> <text:s/>JSON_STRUCT_ELEMENT(</text:span><text:span text:style-name="T4">descriptor</text:span><text:span text:style-name="T2">, %d, \</text:span><text:span text:style-name="T2"><text:line-break/></text:span><text:span text:style-name="T2"> <text:s text:c="3"/>json_struct_data-&gt;</text:span><text:span text:style-name="T4">descriptor</text:span><text:span text:style-name="T2">)</text:span><text:span text:style-name="T2"><text:line-break/></text:span><text:span text:style-name="T2"> <text:s/>{...}</text:span><text:span text:style-name="T9"><text:line-break/></text:span><text:span text:style-name="T9"> <text:s/></text:span><text:span text:style-name="T1">return</text:span><text:span text:style-name="T9"> </text:span><text:span text:style-name="T2">json_struct_start_size - json_struct_size;}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2"> JSON_STRUCT_INT(name) \</text:span><text:span text:style-name="T2"><text:line-break/></text:span><text:span text:style-name="T2"> <text:s text:c="11"/>JSON_STRUCT_ELEMENT(name, %d, json_struct_data-&gt;name)</text:span><text:span text:style-name="T2"><text:line-break/></text:span><text:span text:style-name="T1"># <text:s/>define</text:span><text:span text:style-name="T2"> JSON_STRUCT_ELEMENT(key, </text:span><text:span text:style-name="T1">template</text:span><text:span text:style-name="T2">, ...) \</text:span><text:span text:style-name="T2"><text:line-break/></text:span><text:span text:style-name="T2"> <text:s text:c="11"/>json_struct_hasElements = 1; \</text:span><text:span text:style-name="T2"><text:line-break/></text:span><text:span text:style-name="T2"> <text:s text:c="11"/>JSON_STRUCT_SNPRINTF( \</text:span><text:span text:style-name="T2"><text:line-break/></text:span><text:span text:style-name="T2"> <text:s text:c="13"/>JSON_STRUCT_QUOT(key)</text:span><text:span text:style-name="T22">":"</text:span><text:span text:style-name="T2">#template</text:span><text:span text:style-name="T22">","</text:span><text:span text:style-name="T2">, __VA_ARGS__)</text:span><text:span text:style-name="T2"><text:line-break/></text:span><text:span text:style-name="T1"># <text:s/>define</text:span><text:span text:style-name="T2"> JSON_STRUCT_QUOT(key) </text:span><text:span text:style-name="T22">"\""</text:span><text:span text:style-name="T2">#key</text:span><text:span text:style-name="T22">"\""</text:span><text:span text:style-name="T22"><text:line-break/></text:span><text:span text:style-name="T1"># <text:s/>define</text:span><text:span text:style-name="T2"> JSON_STRUCT_SNPRINTF(...) \</text:span><text:span text:style-name="T2"><text:line-break/></text:span><text:span text:style-name="T2"> <text:s text:c="11"/>json_struct_ret = \</text:span><text:span text:style-name="T2"><text:line-break/></text:span><text:span text:style-name="T2"> <text:s text:c="13"/>snprintf(json_struct_buf, json_struct_size, \</text:span><text:span text:style-name="T2"><text:line-break/></text:span><text:span text:style-name="T2"> <text:s text:c="13"/>__VA_ARGS__); \</text:span><text:span text:style-name="T2"><text:line-break/></text:span><text:span text:style-name="T2"> <text:s text:c="11"/>JSON_STRUCT_SIZE_ERROR(json_struct_ret, \</text:span><text:span text:style-name="T2"><text:line-break/></text:span><text:span text:style-name="T2"> <text:s text:c="13"/>json_struct_size) \</text:span><text:span text:style-name="T2"><text:line-break/></text:span><text:span text:style-name="T2"> <text:s text:c="11"/></text:span><text:span text:style-name="T8">/* don't write more characters then size of buffer */</text:span><text:span text:style-name="T2"> \</text:span><text:span text:style-name="T2"><text:line-break/></text:span><text:span text:style-name="T2"> <text:s text:c="11"/>json_struct_buf += json_struct_ret; \</text:span><text:span text:style-name="T2"><text:line-break/></text:span><text:span text:style-name="T2"> <text:s text:c="11"/></text:span><text:span text:style-name="T8">/* set pointer to end of written characters */</text:span><text:span text:style-name="T2"> \</text:span><text:span text:style-name="T2"><text:line-break/></text:span><text:span text:style-name="T2"> <text:s text:c="11"/>json_struct_size -= json_struct_ret; \</text:span><text:span text:style-name="T2"><text:line-break/></text:span><text:span text:style-name="T2"> <text:s text:c="11"/></text:span><text:span text:style-name="T8">/* resize buffer size */</text:span></text:p>
            <text:p text:style-name="P3"><text:span text:style-name="T1"># <text:s/>define</text:span><text:span text:style-name="T6"> JSON_STRUCT_SIZE_ERROR(ret, size) \</text:span><text:span text:style-name="T6"><text:line-break/></text:span><text:span text:style-name="T6"> <text:s text:c="11"/></text:span><text:span text:style-name="T1">if</text:span><text:span text:style-name="T2"> (ret &gt;= size) { \</text:span><text:span text:style-name="T2"><text:line-break/></text:span><text:span text:style-name="T2"> </text:span><text:span text:style-name="T6"><text:s text:c="13"/>CALL_REAL_POSIX_SYNC(fprintf)(stderr, \</text:span><text:span text:style-name="T6"><text:line-break/></text:span><text:span text:style-name="T6"> <text:s text:c="15"/></text:span><text:span text:style-name="T24">"Output buffer in function %s not big enough.\n"</text:span><text:span text:style-name="T6">, \</text:span><text:span text:style-name="T6"><text:line-break/></text:span><text:span text:style-name="T6"> <text:s text:c="15"/>__func__); \</text:span><text:span text:style-name="T6"><text:line-break/></text:span><text:span text:style-name="T17"> <text:s text:c="13"/></text:span><text:span text:style-name="T6">assert(0); \</text:span><text:span text:style-name="T6"><text:line-break/></text:span><text:span text:style-name="T6"> <text:s text:c="11"/>}</text:span></text:p>
          </draw:text-box>
        </draw:frame>
        <draw:line draw:style-name="gr51" draw:text-style-name="P7" draw:layer="layout" svg:x1="15cm" svg:y1="5.4cm" svg:x2="7.5cm" svg:y2="7.9cm">
          <text:p/>
        </draw:line>
        <presentation:notes draw:style-name="dp2">
          <draw:page-thumbnail draw:style-name="gr1" draw:layer="layout" svg:width="19.798cm" svg:height="11.136cm" svg:x="0.6cm" svg:y="2.257cm" draw:page-number="10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PRI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int</text:span><text:span text:style-name="T9"> </text:span><text:span text:style-name="T2">json_struct_print_</text:span><text:span text:style-name="T3">file_descriptor</text:span><text:span text:style-name="T2">( \</text:span><text:span text:style-name="T2"><text:line-break/></text:span><text:span text:style-name="T2"> <text:s text:c="3"/></text:span><text:span text:style-name="T1">char</text:span><text:span text:style-name="T2">* json_struct_buf, \</text:span><text:span text:style-name="T2"><text:line-break/></text:span><text:span text:style-name="T2"> <text:s text:c="3"/>size_t json_struct_size, \</text:span><text:span text:style-name="T9"><text:line-break/></text:span><text:span text:style-name="T9"> <text:s text:c="3"/></text:span><text:span text:style-name="T1">struct</text:span><text:span text:style-name="T9"> </text:span><text:span text:style-name="T3">file_descriptor</text:span><text:span text:style-name="T2"> *json_struct_data) { \</text:span><text:span text:style-name="T9"><text:line-break/></text:span><text:span text:style-name="T9"> <text:s/></text:span><text:span text:style-name="T1">char</text:span><text:span text:style-name="T9"> </text:span><text:span text:style-name="T2">json_struct_hasElements = 0; \</text:span><text:span text:style-name="T9"><text:line-break/></text:span><text:span text:style-name="T9"> <text:s/></text:span><text:span text:style-name="T1">int</text:span><text:span text:style-name="T9"> </text:span><text:span text:style-name="T2">json_struct_ret = 0; \</text:span><text:span text:style-name="T9"><text:line-break/></text:span><text:span text:style-name="T9"> <text:s/></text:span><text:span text:style-name="T1">int</text:span><text:span text:style-name="T9"> </text:span><text:span text:style-name="T2">json_struct_start_size =</text:span><text:span text:style-name="T9"> </text:span><text:span text:style-name="T2">json_struct_size; \</text:span><text:span text:style-name="T2"><text:line-break/></text:span><text:span text:style-name="T9"> <text:s/></text:span><text:span text:style-name="T2">{...}</text:span><text:span text:style-name="T2"><text:line-break/></text:span><text:span text:style-name="T2"> <text:s/>json_struct_hasElements = 1; \</text:span><text:span text:style-name="T2"><text:line-break/></text:span><text:span text:style-name="T2"> <text:s/>JSON_STRUCT_SNPRINTF( \</text:span><text:span text:style-name="T2"><text:line-break/></text:span><text:span text:style-name="T2"> <text:s text:c="3"/>JSON_STRUCT_QUOT(</text:span><text:span text:style-name="T4">descriptor</text:span><text:span text:style-name="T2">)</text:span><text:span text:style-name="T22">":""</text:span><text:span text:style-name="T2">%d</text:span><text:span text:style-name="T22">"","</text:span><text:span text:style-name="T2">, \</text:span><text:span text:style-name="T2"><text:line-break/></text:span><text:span text:style-name="T2"> <text:s text:c="3"/>json_struct_data-&gt;</text:span><text:span text:style-name="T4">descriptor</text:span><text:span text:style-name="T2">)</text:span><text:span text:style-name="T2"><text:line-break/></text:span><text:span text:style-name="T2"> <text:s/>{...}</text:span><text:span text:style-name="T9"><text:line-break/></text:span><text:span text:style-name="T9"> <text:s/></text:span><text:span text:style-name="T1">return</text:span><text:span text:style-name="T9"> </text:span><text:span text:style-name="T2">json_struct_start_size - json_struct_size;}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2"> JSON_STRUCT_INT(name) \</text:span><text:span text:style-name="T2"><text:line-break/></text:span><text:span text:style-name="T2"> <text:s text:c="11"/>JSON_STRUCT_ELEMENT(name, %d, json_struct_data-&gt;name)</text:span><text:span text:style-name="T2"><text:line-break/></text:span><text:span text:style-name="T1"># <text:s/>define</text:span><text:span text:style-name="T2"> JSON_STRUCT_ELEMENT(key, </text:span><text:span text:style-name="T1">template</text:span><text:span text:style-name="T2">, ...) \</text:span><text:span text:style-name="T2"><text:line-break/></text:span><text:span text:style-name="T2"> <text:s text:c="11"/>json_struct_hasElements = 1; \</text:span><text:span text:style-name="T2"><text:line-break/></text:span><text:span text:style-name="T2"> <text:s text:c="11"/>JSON_STRUCT_SNPRINTF( \</text:span><text:span text:style-name="T2"><text:line-break/></text:span><text:span text:style-name="T2"> <text:s text:c="13"/>JSON_STRUCT_QUOT(key)</text:span><text:span text:style-name="T22">":"</text:span><text:span text:style-name="T2">#template</text:span><text:span text:style-name="T22">","</text:span><text:span text:style-name="T2">, __VA_ARGS__)</text:span><text:span text:style-name="T2"><text:line-break/></text:span><text:span text:style-name="T1"># <text:s/>define</text:span><text:span text:style-name="T2"> JSON_STRUCT_QUOT(key) </text:span><text:span text:style-name="T22">"\""</text:span><text:span text:style-name="T2">#key</text:span><text:span text:style-name="T22">"\""</text:span><text:span text:style-name="T22"><text:line-break/></text:span><text:span text:style-name="T1"># <text:s/>define</text:span><text:span text:style-name="T2"> JSON_STRUCT_SNPRINTF(...) \</text:span><text:span text:style-name="T2"><text:line-break/></text:span><text:span text:style-name="T2"> <text:s text:c="11"/>json_struct_ret = \</text:span><text:span text:style-name="T2"><text:line-break/></text:span><text:span text:style-name="T2"> <text:s text:c="13"/>snprintf(json_struct_buf, json_struct_size, \</text:span><text:span text:style-name="T2"><text:line-break/></text:span><text:span text:style-name="T2"> <text:s text:c="13"/>__VA_ARGS__); \</text:span><text:span text:style-name="T2"><text:line-break/></text:span><text:span text:style-name="T2"> <text:s text:c="11"/>JSON_STRUCT_SIZE_ERROR(json_struct_ret, \</text:span><text:span text:style-name="T2"><text:line-break/></text:span><text:span text:style-name="T2"> <text:s text:c="13"/>json_struct_size) \</text:span><text:span text:style-name="T2"><text:line-break/></text:span><text:span text:style-name="T2"> <text:s text:c="11"/></text:span><text:span text:style-name="T8">/* don't write more characters then size of buffer */</text:span><text:span text:style-name="T2"> \</text:span><text:span text:style-name="T2"><text:line-break/></text:span><text:span text:style-name="T2"> <text:s text:c="11"/>json_struct_buf += json_struct_ret; \</text:span><text:span text:style-name="T2"><text:line-break/></text:span><text:span text:style-name="T2"> <text:s text:c="11"/></text:span><text:span text:style-name="T8">/* set pointer to end of written characters */</text:span><text:span text:style-name="T2"> \</text:span><text:span text:style-name="T2"><text:line-break/></text:span><text:span text:style-name="T2"> <text:s text:c="11"/>json_struct_size -= json_struct_ret; \</text:span><text:span text:style-name="T2"><text:line-break/></text:span><text:span text:style-name="T2"> <text:s text:c="11"/></text:span><text:span text:style-name="T8">/* resize buffer size */</text:span></text:p>
            <text:p text:style-name="P3"><text:span text:style-name="T1"># <text:s/>define</text:span><text:span text:style-name="T6"> JSON_STRUCT_SIZE_ERROR(ret, size) \</text:span><text:span text:style-name="T6"><text:line-break/></text:span><text:span text:style-name="T6"> <text:s text:c="11"/></text:span><text:span text:style-name="T1">if</text:span><text:span text:style-name="T2"> (ret &gt;= size) { \</text:span><text:span text:style-name="T2"><text:line-break/></text:span><text:span text:style-name="T2"> </text:span><text:span text:style-name="T6"><text:s text:c="13"/>CALL_REAL_POSIX_SYNC(fprintf)(stderr, \</text:span><text:span text:style-name="T6"><text:line-break/></text:span><text:span text:style-name="T6"> <text:s text:c="15"/></text:span><text:span text:style-name="T24">"Output buffer in function %s not big enough.\n"</text:span><text:span text:style-name="T6">, \</text:span><text:span text:style-name="T6"><text:line-break/></text:span><text:span text:style-name="T6"> <text:s text:c="15"/>__func__); \</text:span><text:span text:style-name="T6"><text:line-break/></text:span><text:span text:style-name="T17"> <text:s text:c="13"/></text:span><text:span text:style-name="T6">assert(0); \</text:span><text:span text:style-name="T6"><text:line-break/></text:span><text:span text:style-name="T6"> <text:s text:c="11"/>}</text:span></text:p>
          </draw:text-box>
        </draw:frame>
        <draw:line draw:style-name="gr51" draw:text-style-name="P7" draw:layer="layout" svg:x1="15cm" svg:y1="5.4cm" svg:x2="7.5cm" svg:y2="7.9cm">
          <text:p/>
        </draw:line>
        <draw:custom-shape draw:style-name="gr52" draw:text-style-name="P6" draw:layer="layout" svg:width="18cm" svg:height="1.7cm" svg:x="5cm" svg:y="12.8cm">
          <text:p text:style-name="P5"><text:span text:style-name="T7">Because of ellipses (…) and use of __VA_ARGS_, macro could become multiple arguments.</text:span><text:span text:style-name="T7"><text:line-break/></text:span><text:span text:style-name="T7">Argument count and type must fetch the template placeholders (see printf function).</text:span></text:p>
          <draw:enhanced-geometry svg:viewBox="0 0 21600 21600" draw:text-areas="800 800 20800 20800" draw:type="round-rectangular-callout" draw:modifiers="20973.6347980668 -94247.61904761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PRI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int</text:span><text:span text:style-name="T9"> </text:span><text:span text:style-name="T2">json_struct_print_</text:span><text:span text:style-name="T3">file_descriptor</text:span><text:span text:style-name="T2">( \</text:span><text:span text:style-name="T2"><text:line-break/></text:span><text:span text:style-name="T2"> <text:s text:c="3"/></text:span><text:span text:style-name="T1">char</text:span><text:span text:style-name="T2">* json_struct_buf, \</text:span><text:span text:style-name="T2"><text:line-break/></text:span><text:span text:style-name="T2"> <text:s text:c="3"/>size_t json_struct_size, \</text:span><text:span text:style-name="T9"><text:line-break/></text:span><text:span text:style-name="T9"> <text:s text:c="3"/></text:span><text:span text:style-name="T1">struct</text:span><text:span text:style-name="T9"> </text:span><text:span text:style-name="T3">file_descriptor</text:span><text:span text:style-name="T2"> *json_struct_data) { \</text:span><text:span text:style-name="T9"><text:line-break/></text:span><text:span text:style-name="T9"> <text:s/></text:span><text:span text:style-name="T1">char</text:span><text:span text:style-name="T9"> </text:span><text:span text:style-name="T2">json_struct_hasElements = 0; \</text:span><text:span text:style-name="T9"><text:line-break/></text:span><text:span text:style-name="T9"> <text:s/></text:span><text:span text:style-name="T1">int</text:span><text:span text:style-name="T9"> </text:span><text:span text:style-name="T2">json_struct_ret = 0; \</text:span><text:span text:style-name="T9"><text:line-break/></text:span><text:span text:style-name="T9"> <text:s/></text:span><text:span text:style-name="T1">int</text:span><text:span text:style-name="T9"> </text:span><text:span text:style-name="T2">json_struct_start_size =</text:span><text:span text:style-name="T9"> </text:span><text:span text:style-name="T2">json_struct_size; \</text:span><text:span text:style-name="T2"><text:line-break/></text:span><text:span text:style-name="T9"> <text:s/></text:span><text:span text:style-name="T2">{...}</text:span><text:span text:style-name="T2"><text:line-break/></text:span><text:span text:style-name="T2"> <text:s/>json_struct_hasElements = 1; \</text:span><text:span text:style-name="T2"><text:line-break/></text:span><text:span text:style-name="T2"> <text:s/>JSON_STRUCT_SNPRINTF( \</text:span><text:span text:style-name="T2"><text:line-break/></text:span><text:span text:style-name="T2"> <text:s text:c="3"/>JSON_STRUCT_QUOT(</text:span><text:span text:style-name="T4">descriptor</text:span><text:span text:style-name="T2">)</text:span><text:span text:style-name="T22">":""</text:span><text:span text:style-name="T2">%d</text:span><text:span text:style-name="T22">"","</text:span><text:span text:style-name="T2">, \</text:span><text:span text:style-name="T2"><text:line-break/></text:span><text:span text:style-name="T2"> <text:s text:c="3"/>json_struct_data-&gt;</text:span><text:span text:style-name="T4">descriptor</text:span><text:span text:style-name="T2">)</text:span><text:span text:style-name="T2"><text:line-break/></text:span><text:span text:style-name="T2"> <text:s/>{...}</text:span><text:span text:style-name="T9"><text:line-break/></text:span><text:span text:style-name="T9"> <text:s/></text:span><text:span text:style-name="T1">return</text:span><text:span text:style-name="T9"> </text:span><text:span text:style-name="T2">json_struct_start_size - json_struct_size;}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2"> JSON_STRUCT_INT(name) \</text:span><text:span text:style-name="T2"><text:line-break/></text:span><text:span text:style-name="T2"> <text:s text:c="11"/>JSON_STRUCT_ELEMENT(name, %d, json_struct_data-&gt;name)</text:span><text:span text:style-name="T2"><text:line-break/></text:span><text:span text:style-name="T1"># <text:s/>define</text:span><text:span text:style-name="T2"> JSON_STRUCT_ELEMENT(key, </text:span><text:span text:style-name="T1">template</text:span><text:span text:style-name="T2">, ...) \</text:span><text:span text:style-name="T2"><text:line-break/></text:span><text:span text:style-name="T2"> <text:s text:c="11"/>json_struct_hasElements = 1; \</text:span><text:span text:style-name="T2"><text:line-break/></text:span><text:span text:style-name="T2"> <text:s text:c="11"/>JSON_STRUCT_SNPRINTF( \</text:span><text:span text:style-name="T2"><text:line-break/></text:span><text:span text:style-name="T2"> <text:s text:c="13"/>JSON_STRUCT_QUOT(key)</text:span><text:span text:style-name="T22">":"</text:span><text:span text:style-name="T2">#template</text:span><text:span text:style-name="T22">","</text:span><text:span text:style-name="T2">, __VA_ARGS__)</text:span><text:span text:style-name="T2"><text:line-break/></text:span><text:span text:style-name="T1"># <text:s/>define</text:span><text:span text:style-name="T2"> JSON_STRUCT_QUOT(key) </text:span><text:span text:style-name="T22">"\""</text:span><text:span text:style-name="T2">#key</text:span><text:span text:style-name="T22">"\""</text:span><text:span text:style-name="T22"><text:line-break/></text:span><text:span text:style-name="T1"># <text:s/>define</text:span><text:span text:style-name="T2"> JSON_STRUCT_SNPRINTF(...) \</text:span><text:span text:style-name="T2"><text:line-break/></text:span><text:span text:style-name="T2"> <text:s text:c="11"/>json_struct_ret = \</text:span><text:span text:style-name="T2"><text:line-break/></text:span><text:span text:style-name="T2"> <text:s text:c="13"/>snprintf(json_struct_buf, json_struct_size, \</text:span><text:span text:style-name="T2"><text:line-break/></text:span><text:span text:style-name="T2"> <text:s text:c="13"/>__VA_ARGS__); \</text:span><text:span text:style-name="T2"><text:line-break/></text:span><text:span text:style-name="T2"> <text:s text:c="11"/>JSON_STRUCT_SIZE_ERROR(json_struct_ret, \</text:span><text:span text:style-name="T2"><text:line-break/></text:span><text:span text:style-name="T2"> <text:s text:c="13"/>json_struct_size) \</text:span><text:span text:style-name="T2"><text:line-break/></text:span><text:span text:style-name="T2"> <text:s text:c="11"/></text:span><text:span text:style-name="T8">/* don't write more characters then size of buffer */</text:span><text:span text:style-name="T2"> \</text:span><text:span text:style-name="T2"><text:line-break/></text:span><text:span text:style-name="T2"> <text:s text:c="11"/>json_struct_buf += json_struct_ret; \</text:span><text:span text:style-name="T2"><text:line-break/></text:span><text:span text:style-name="T2"> <text:s text:c="11"/></text:span><text:span text:style-name="T8">/* set pointer to end of written characters */</text:span><text:span text:style-name="T2"> \</text:span><text:span text:style-name="T2"><text:line-break/></text:span><text:span text:style-name="T2"> <text:s text:c="11"/>json_struct_size -= json_struct_ret; \</text:span><text:span text:style-name="T2"><text:line-break/></text:span><text:span text:style-name="T2"> <text:s text:c="11"/></text:span><text:span text:style-name="T8">/* resize buffer size */</text:span></text:p>
            <text:p text:style-name="P3"><text:span text:style-name="T1"># <text:s/>define</text:span><text:span text:style-name="T6"> JSON_STRUCT_SIZE_ERROR(ret, size) \</text:span><text:span text:style-name="T6"><text:line-break/></text:span><text:span text:style-name="T6"> <text:s text:c="11"/></text:span><text:span text:style-name="T1">if</text:span><text:span text:style-name="T2"> (ret &gt;= size) { \</text:span><text:span text:style-name="T2"><text:line-break/></text:span><text:span text:style-name="T2"> </text:span><text:span text:style-name="T6"><text:s text:c="13"/>CALL_REAL_POSIX_SYNC(fprintf)(stderr, \</text:span><text:span text:style-name="T6"><text:line-break/></text:span><text:span text:style-name="T6"> <text:s text:c="15"/></text:span><text:span text:style-name="T24">"Output buffer in function %s not big enough.\n"</text:span><text:span text:style-name="T6">, \</text:span><text:span text:style-name="T6"><text:line-break/></text:span><text:span text:style-name="T6"> <text:s text:c="15"/>__func__); \</text:span><text:span text:style-name="T6"><text:line-break/></text:span><text:span text:style-name="T17"> <text:s text:c="13"/></text:span><text:span text:style-name="T6">assert(0); \</text:span><text:span text:style-name="T6"><text:line-break/></text:span><text:span text:style-name="T6"> <text:s text:c="11"/>}</text:span></text:p>
          </draw:text-box>
        </draw:frame>
        <draw:line draw:style-name="gr51" draw:text-style-name="P7" draw:layer="layout" svg:x1="14.9cm" svg:y1="6.4cm" svg:x2="7.4cm" svg:y2="8.9cm">
          <text:p/>
        </draw:line>
        <presentation:notes draw:style-name="dp2">
          <draw:page-thumbnail draw:style-name="gr1" draw:layer="layout" svg:width="19.798cm" svg:height="11.136cm" svg:x="0.6cm" svg:y="2.257cm" draw:page-number="10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PRI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int</text:span><text:span text:style-name="T9"> </text:span><text:span text:style-name="T2">json_struct_print_</text:span><text:span text:style-name="T3">file_descriptor</text:span><text:span text:style-name="T2">( \</text:span><text:span text:style-name="T2"><text:line-break/></text:span><text:span text:style-name="T2"> <text:s text:c="3"/></text:span><text:span text:style-name="T1">char</text:span><text:span text:style-name="T2">* json_struct_buf, \</text:span><text:span text:style-name="T2"><text:line-break/></text:span><text:span text:style-name="T2"> <text:s text:c="3"/>size_t json_struct_size, \</text:span><text:span text:style-name="T9"><text:line-break/></text:span><text:span text:style-name="T9"> <text:s text:c="3"/></text:span><text:span text:style-name="T1">struct</text:span><text:span text:style-name="T9"> </text:span><text:span text:style-name="T3">file_descriptor</text:span><text:span text:style-name="T2"> *json_struct_data) { \</text:span><text:span text:style-name="T9"><text:line-break/></text:span><text:span text:style-name="T9"> <text:s/></text:span><text:span text:style-name="T1">char</text:span><text:span text:style-name="T9"> </text:span><text:span text:style-name="T2">json_struct_hasElements = 0; \</text:span><text:span text:style-name="T9"><text:line-break/></text:span><text:span text:style-name="T9"> <text:s/></text:span><text:span text:style-name="T1">int</text:span><text:span text:style-name="T9"> </text:span><text:span text:style-name="T2">json_struct_ret = 0; \</text:span><text:span text:style-name="T9"><text:line-break/></text:span><text:span text:style-name="T9"> <text:s/></text:span><text:span text:style-name="T1">int</text:span><text:span text:style-name="T9"> </text:span><text:span text:style-name="T2">json_struct_start_size =</text:span><text:span text:style-name="T9"> </text:span><text:span text:style-name="T2">json_struct_size; \</text:span><text:span text:style-name="T2"><text:line-break/></text:span><text:span text:style-name="T9"> <text:s/></text:span><text:span text:style-name="T2">{...}</text:span><text:span text:style-name="T2"><text:line-break/></text:span><text:span text:style-name="T2"> <text:s/>json_struct_hasElements = 1; \</text:span><text:span text:style-name="T2"><text:line-break/></text:span><text:span text:style-name="T2"> <text:s/>JSON_STRUCT_SNPRINTF( \</text:span><text:span text:style-name="T2"><text:line-break/></text:span><text:span text:style-name="T2"> <text:s text:c="3"/></text:span><text:span text:style-name="T22">"\"""</text:span><text:span text:style-name="T4">descriptor</text:span><text:span text:style-name="T22">""\""":""</text:span><text:span text:style-name="T2">%d</text:span><text:span text:style-name="T22">"","</text:span><text:span text:style-name="T2">, \</text:span><text:span text:style-name="T2"><text:line-break/></text:span><text:span text:style-name="T2"> <text:s text:c="3"/>json_struct_data-&gt;</text:span><text:span text:style-name="T4">descriptor</text:span><text:span text:style-name="T2">)</text:span><text:span text:style-name="T2"><text:line-break/></text:span><text:span text:style-name="T2"> <text:s/>{...}</text:span><text:span text:style-name="T9"><text:line-break/></text:span><text:span text:style-name="T9"> <text:s/></text:span><text:span text:style-name="T1">return</text:span><text:span text:style-name="T9"> </text:span><text:span text:style-name="T2">json_struct_start_size - json_struct_size;}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2"> JSON_STRUCT_INT(name) \</text:span><text:span text:style-name="T2"><text:line-break/></text:span><text:span text:style-name="T2"> <text:s text:c="11"/>JSON_STRUCT_ELEMENT(name, %d, json_struct_data-&gt;name)</text:span><text:span text:style-name="T2"><text:line-break/></text:span><text:span text:style-name="T1"># <text:s/>define</text:span><text:span text:style-name="T2"> JSON_STRUCT_ELEMENT(key, </text:span><text:span text:style-name="T1">template</text:span><text:span text:style-name="T2">, ...) \</text:span><text:span text:style-name="T2"><text:line-break/></text:span><text:span text:style-name="T2"> <text:s text:c="11"/>json_struct_hasElements = 1; \</text:span><text:span text:style-name="T2"><text:line-break/></text:span><text:span text:style-name="T2"> <text:s text:c="11"/>JSON_STRUCT_SNPRINTF( \</text:span><text:span text:style-name="T2"><text:line-break/></text:span><text:span text:style-name="T2"> <text:s text:c="13"/>JSON_STRUCT_QUOT(key)</text:span><text:span text:style-name="T22">":"</text:span><text:span text:style-name="T2">#template</text:span><text:span text:style-name="T22">","</text:span><text:span text:style-name="T2">, __VA_ARGS__)</text:span><text:span text:style-name="T2"><text:line-break/></text:span><text:span text:style-name="T1"># <text:s/>define</text:span><text:span text:style-name="T2"> JSON_STRUCT_QUOT(key) </text:span><text:span text:style-name="T22">"\""</text:span><text:span text:style-name="T2">#key</text:span><text:span text:style-name="T22">"\""</text:span><text:span text:style-name="T22"><text:line-break/></text:span><text:span text:style-name="T1"># <text:s/>define</text:span><text:span text:style-name="T2"> JSON_STRUCT_SNPRINTF(...) \</text:span><text:span text:style-name="T2"><text:line-break/></text:span><text:span text:style-name="T2"> <text:s text:c="11"/>json_struct_ret = \</text:span><text:span text:style-name="T2"><text:line-break/></text:span><text:span text:style-name="T2"> <text:s text:c="13"/>snprintf(json_struct_buf, json_struct_size, \</text:span><text:span text:style-name="T2"><text:line-break/></text:span><text:span text:style-name="T2"> <text:s text:c="13"/>__VA_ARGS__); \</text:span><text:span text:style-name="T2"><text:line-break/></text:span><text:span text:style-name="T2"> <text:s text:c="11"/>JSON_STRUCT_SIZE_ERROR(json_struct_ret, \</text:span><text:span text:style-name="T2"><text:line-break/></text:span><text:span text:style-name="T2"> <text:s text:c="13"/>json_struct_size) \</text:span><text:span text:style-name="T2"><text:line-break/></text:span><text:span text:style-name="T2"> <text:s text:c="11"/></text:span><text:span text:style-name="T8">/* don't write more characters then size of buffer */</text:span><text:span text:style-name="T2"> \</text:span><text:span text:style-name="T2"><text:line-break/></text:span><text:span text:style-name="T2"> <text:s text:c="11"/>json_struct_buf += json_struct_ret; \</text:span><text:span text:style-name="T2"><text:line-break/></text:span><text:span text:style-name="T2"> <text:s text:c="11"/></text:span><text:span text:style-name="T8">/* set pointer to end of written characters */</text:span><text:span text:style-name="T2"> \</text:span><text:span text:style-name="T2"><text:line-break/></text:span><text:span text:style-name="T2"> <text:s text:c="11"/>json_struct_size -= json_struct_ret; \</text:span><text:span text:style-name="T2"><text:line-break/></text:span><text:span text:style-name="T2"> <text:s text:c="11"/></text:span><text:span text:style-name="T8">/* resize buffer size */</text:span></text:p>
            <text:p text:style-name="P3"><text:span text:style-name="T1"># <text:s/>define</text:span><text:span text:style-name="T6"> JSON_STRUCT_SIZE_ERROR(ret, size) \</text:span><text:span text:style-name="T6"><text:line-break/></text:span><text:span text:style-name="T6"> <text:s text:c="11"/></text:span><text:span text:style-name="T1">if</text:span><text:span text:style-name="T2"> (ret &gt;= size) { \</text:span><text:span text:style-name="T2"><text:line-break/></text:span><text:span text:style-name="T2"> </text:span><text:span text:style-name="T6"><text:s text:c="13"/>CALL_REAL_POSIX_SYNC(fprintf)(stderr, \</text:span><text:span text:style-name="T6"><text:line-break/></text:span><text:span text:style-name="T6"> <text:s text:c="15"/></text:span><text:span text:style-name="T24">"Output buffer in function %s not big enough.\n"</text:span><text:span text:style-name="T6">, \</text:span><text:span text:style-name="T6"><text:line-break/></text:span><text:span text:style-name="T6"> <text:s text:c="15"/>__func__); \</text:span><text:span text:style-name="T6"><text:line-break/></text:span><text:span text:style-name="T17"> <text:s text:c="13"/></text:span><text:span text:style-name="T6">assert(0); \</text:span><text:span text:style-name="T6"><text:line-break/></text:span><text:span text:style-name="T6"> <text:s text:c="11"/>}</text:span></text:p>
          </draw:text-box>
        </draw:frame>
        <draw:line draw:style-name="gr51" draw:text-style-name="P7" draw:layer="layout" svg:x1="14.9cm" svg:y1="6.4cm" svg:x2="7.4cm" svg:y2="8.9cm">
          <text:p/>
        </draw:line>
        <draw:custom-shape draw:style-name="gr53" draw:text-style-name="P10" draw:layer="layout" svg:width="14cm" svg:height="1.75cm" svg:x="2cm" svg:y="12.25cm">
          <text:p text:style-name="P9"><text:span text:style-name="T13">Compiler concatenates string literals if nothing stands between them:</text:span><text:span text:style-name="T13"><text:line-break/></text:span><text:span text:style-name="T22">"\"</text:span><text:span text:style-name="T4">descriptor</text:span><text:span text:style-name="T22">\":</text:span><text:span text:style-name="T2">%d</text:span><text:span text:style-name="T22">,"</text:span><text:span text:style-name="T22"><text:line-break/></text:span><text:span text:style-name="T14">(</text:span><text:span text:style-name="T22">\"</text:span><text:span text:style-name="T14"> is a escaped </text:span><text:span text:style-name="T22">"</text:span><text:span text:style-name="T14"> and part of the string)</text:span></text:p>
          <draw:enhanced-geometry svg:viewBox="0 0 21600 21600" draw:text-areas="800 800 20800 20800" draw:type="round-rectangular-callout" draw:modifiers="6803.51403471181 -39931.01085094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PRI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int</text:span><text:span text:style-name="T9"> </text:span><text:span text:style-name="T2">json_struct_print_</text:span><text:span text:style-name="T3">file_descriptor</text:span><text:span text:style-name="T2">( \</text:span><text:span text:style-name="T2"><text:line-break/></text:span><text:span text:style-name="T2"> <text:s text:c="3"/></text:span><text:span text:style-name="T1">char</text:span><text:span text:style-name="T2">* json_struct_buf, \</text:span><text:span text:style-name="T2"><text:line-break/></text:span><text:span text:style-name="T2"> <text:s text:c="3"/>size_t json_struct_size, \</text:span><text:span text:style-name="T9"><text:line-break/></text:span><text:span text:style-name="T9"> <text:s text:c="3"/></text:span><text:span text:style-name="T1">struct</text:span><text:span text:style-name="T9"> </text:span><text:span text:style-name="T3">file_descriptor</text:span><text:span text:style-name="T2"> *json_struct_data) { \</text:span><text:span text:style-name="T9"><text:line-break/></text:span><text:span text:style-name="T9"> <text:s/></text:span><text:span text:style-name="T1">char</text:span><text:span text:style-name="T9"> </text:span><text:span text:style-name="T2">json_struct_hasElements = 0; \</text:span><text:span text:style-name="T9"><text:line-break/></text:span><text:span text:style-name="T9"> <text:s/></text:span><text:span text:style-name="T1">int</text:span><text:span text:style-name="T9"> </text:span><text:span text:style-name="T2">json_struct_ret = 0; \</text:span><text:span text:style-name="T9"><text:line-break/></text:span><text:span text:style-name="T9"> <text:s/></text:span><text:span text:style-name="T1">int</text:span><text:span text:style-name="T9"> </text:span><text:span text:style-name="T2">json_struct_start_size =</text:span><text:span text:style-name="T9"> </text:span><text:span text:style-name="T2">json_struct_size; \</text:span><text:span text:style-name="T2"><text:line-break/></text:span><text:span text:style-name="T9"> <text:s/></text:span><text:span text:style-name="T2">{...}</text:span><text:span text:style-name="T2"><text:line-break/></text:span><text:span text:style-name="T2"> <text:s/>json_struct_hasElements = 1; \</text:span><text:span text:style-name="T2"><text:line-break/></text:span><text:span text:style-name="T2"> <text:s/>JSON_STRUCT_SNPRINTF( \</text:span><text:span text:style-name="T2"><text:line-break/></text:span><text:span text:style-name="T2"> <text:s text:c="3"/></text:span><text:span text:style-name="T22">"\"""</text:span><text:span text:style-name="T4">descriptor</text:span><text:span text:style-name="T22">""\""":""</text:span><text:span text:style-name="T2">%d</text:span><text:span text:style-name="T22">"","</text:span><text:span text:style-name="T2">, \</text:span><text:span text:style-name="T2"><text:line-break/></text:span><text:span text:style-name="T2"> <text:s text:c="3"/>json_struct_data-&gt;</text:span><text:span text:style-name="T4">descriptor</text:span><text:span text:style-name="T2">)</text:span><text:span text:style-name="T2"><text:line-break/></text:span><text:span text:style-name="T2"> <text:s/>{...}</text:span><text:span text:style-name="T9"><text:line-break/></text:span><text:span text:style-name="T9"> <text:s/></text:span><text:span text:style-name="T1">return</text:span><text:span text:style-name="T9"> </text:span><text:span text:style-name="T2">json_struct_start_size - json_struct_size;}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2"> JSON_STRUCT_INT(name) \</text:span><text:span text:style-name="T2"><text:line-break/></text:span><text:span text:style-name="T2"> <text:s text:c="11"/>JSON_STRUCT_ELEMENT(name, %d, json_struct_data-&gt;name)</text:span><text:span text:style-name="T2"><text:line-break/></text:span><text:span text:style-name="T1"># <text:s/>define</text:span><text:span text:style-name="T2"> JSON_STRUCT_ELEMENT(key, </text:span><text:span text:style-name="T1">template</text:span><text:span text:style-name="T2">, ...) \</text:span><text:span text:style-name="T2"><text:line-break/></text:span><text:span text:style-name="T2"> <text:s text:c="11"/>json_struct_hasElements = 1; \</text:span><text:span text:style-name="T2"><text:line-break/></text:span><text:span text:style-name="T2"> <text:s text:c="11"/>JSON_STRUCT_SNPRINTF( \</text:span><text:span text:style-name="T2"><text:line-break/></text:span><text:span text:style-name="T2"> <text:s text:c="13"/>JSON_STRUCT_QUOT(key)</text:span><text:span text:style-name="T22">":"</text:span><text:span text:style-name="T2">#template</text:span><text:span text:style-name="T22">","</text:span><text:span text:style-name="T2">, __VA_ARGS__)</text:span><text:span text:style-name="T2"><text:line-break/></text:span><text:span text:style-name="T1"># <text:s/>define</text:span><text:span text:style-name="T2"> JSON_STRUCT_QUOT(key) </text:span><text:span text:style-name="T22">"\""</text:span><text:span text:style-name="T2">#key</text:span><text:span text:style-name="T22">"\""</text:span><text:span text:style-name="T22"><text:line-break/></text:span><text:span text:style-name="T1"># <text:s/>define</text:span><text:span text:style-name="T2"> JSON_STRUCT_SNPRINTF(...) \</text:span><text:span text:style-name="T2"><text:line-break/></text:span><text:span text:style-name="T2"> <text:s text:c="11"/>json_struct_ret = \</text:span><text:span text:style-name="T2"><text:line-break/></text:span><text:span text:style-name="T2"> <text:s text:c="13"/>snprintf(json_struct_buf, json_struct_size, \</text:span><text:span text:style-name="T2"><text:line-break/></text:span><text:span text:style-name="T2"> <text:s text:c="13"/>__VA_ARGS__); \</text:span><text:span text:style-name="T2"><text:line-break/></text:span><text:span text:style-name="T2"> <text:s text:c="11"/>JSON_STRUCT_SIZE_ERROR(json_struct_ret, \</text:span><text:span text:style-name="T2"><text:line-break/></text:span><text:span text:style-name="T2"> <text:s text:c="13"/>json_struct_size) \</text:span><text:span text:style-name="T2"><text:line-break/></text:span><text:span text:style-name="T2"> <text:s text:c="11"/></text:span><text:span text:style-name="T8">/* don't write more characters then size of buffer */</text:span><text:span text:style-name="T2"> \</text:span><text:span text:style-name="T2"><text:line-break/></text:span><text:span text:style-name="T2"> <text:s text:c="11"/>json_struct_buf += json_struct_ret; \</text:span><text:span text:style-name="T2"><text:line-break/></text:span><text:span text:style-name="T2"> <text:s text:c="11"/></text:span><text:span text:style-name="T8">/* set pointer to end of written characters */</text:span><text:span text:style-name="T2"> \</text:span><text:span text:style-name="T2"><text:line-break/></text:span><text:span text:style-name="T2"> <text:s text:c="11"/>json_struct_size -= json_struct_ret; \</text:span><text:span text:style-name="T2"><text:line-break/></text:span><text:span text:style-name="T2"> <text:s text:c="11"/></text:span><text:span text:style-name="T8">/* resize buffer size */</text:span></text:p>
            <text:p text:style-name="P3"><text:span text:style-name="T1"># <text:s/>define</text:span><text:span text:style-name="T6"> JSON_STRUCT_SIZE_ERROR(ret, size) \</text:span><text:span text:style-name="T6"><text:line-break/></text:span><text:span text:style-name="T6"> <text:s text:c="11"/></text:span><text:span text:style-name="T1">if</text:span><text:span text:style-name="T2"> (ret &gt;= size) { \</text:span><text:span text:style-name="T2"><text:line-break/></text:span><text:span text:style-name="T2"> </text:span><text:span text:style-name="T6"><text:s text:c="13"/>CALL_REAL_POSIX_SYNC(fprintf)(stderr, \</text:span><text:span text:style-name="T6"><text:line-break/></text:span><text:span text:style-name="T6"> <text:s text:c="15"/></text:span><text:span text:style-name="T24">"Output buffer in function %s not big enough.\n"</text:span><text:span text:style-name="T6">, \</text:span><text:span text:style-name="T6"><text:line-break/></text:span><text:span text:style-name="T6"> <text:s text:c="15"/>__func__); \</text:span><text:span text:style-name="T6"><text:line-break/></text:span><text:span text:style-name="T17"> <text:s text:c="13"/></text:span><text:span text:style-name="T6">assert(0); \</text:span><text:span text:style-name="T6"><text:line-break/></text:span><text:span text:style-name="T6"> <text:s text:c="11"/>}</text:span></text:p>
          </draw:text-box>
        </draw:frame>
        <draw:line draw:style-name="gr51" draw:text-style-name="P7" draw:layer="layout" svg:x1="14.9cm" svg:y1="7cm" svg:x2="6.5cm" svg:y2="8.5cm">
          <text:p/>
        </draw:line>
        <presentation:notes draw:style-name="dp2">
          <draw:page-thumbnail draw:style-name="gr1" draw:layer="layout" svg:width="19.798cm" svg:height="11.136cm" svg:x="0.6cm" svg:y="2.257cm" draw:page-number="1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PRI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int</text:span><text:span text:style-name="T9"> </text:span><text:span text:style-name="T2">json_struct_print_</text:span><text:span text:style-name="T3">file_descriptor</text:span><text:span text:style-name="T2">( \</text:span><text:span text:style-name="T2"><text:line-break/></text:span><text:span text:style-name="T2"> <text:s text:c="3"/></text:span><text:span text:style-name="T1">char</text:span><text:span text:style-name="T2">* json_struct_buf, \</text:span><text:span text:style-name="T2"><text:line-break/></text:span><text:span text:style-name="T2"> <text:s text:c="3"/>size_t json_struct_size, \</text:span><text:span text:style-name="T9"><text:line-break/></text:span><text:span text:style-name="T9"> <text:s text:c="3"/></text:span><text:span text:style-name="T1">struct</text:span><text:span text:style-name="T9"> </text:span><text:span text:style-name="T3">file_descriptor</text:span><text:span text:style-name="T2"> *json_struct_data) { \</text:span><text:span text:style-name="T9"><text:line-break/></text:span><text:span text:style-name="T9"> <text:s/></text:span><text:span text:style-name="T1">char</text:span><text:span text:style-name="T9"> </text:span><text:span text:style-name="T2">json_struct_hasElements = 0; \</text:span><text:span text:style-name="T9"><text:line-break/></text:span><text:span text:style-name="T9"> <text:s/></text:span><text:span text:style-name="T1">int</text:span><text:span text:style-name="T9"> </text:span><text:span text:style-name="T2">json_struct_ret = 0; \</text:span><text:span text:style-name="T9"><text:line-break/></text:span><text:span text:style-name="T9"> <text:s/></text:span><text:span text:style-name="T1">int</text:span><text:span text:style-name="T9"> </text:span><text:span text:style-name="T2">json_struct_start_size =</text:span><text:span text:style-name="T9"> </text:span><text:span text:style-name="T2">json_struct_size; \</text:span><text:span text:style-name="T2"><text:line-break/></text:span><text:span text:style-name="T9"> <text:s/></text:span><text:span text:style-name="T2">{...}</text:span><text:span text:style-name="T2"><text:line-break/></text:span><text:span text:style-name="T2"> <text:s/>json_struct_hasElements = 1; \</text:span><text:span text:style-name="T2"><text:line-break/></text:span><text:span text:style-name="T2"> <text:s/>json_struct_ret = \</text:span><text:span text:style-name="T2"><text:line-break/></text:span><text:span text:style-name="T2"> <text:s text:c="3"/>snprintf(json_struct_buf, json_struct_size, \</text:span><text:span text:style-name="T2"><text:line-break/></text:span><text:span text:style-name="T2"> <text:s text:c="5"/></text:span><text:span text:style-name="T22">"\"""</text:span><text:span text:style-name="T4">descriptor</text:span><text:span text:style-name="T22">""\""":""</text:span><text:span text:style-name="T2">%d</text:span><text:span text:style-name="T22">"","</text:span><text:span text:style-name="T2">, \</text:span><text:span text:style-name="T2"><text:line-break/></text:span><text:span text:style-name="T2"> <text:s text:c="5"/>json_struct_data-&gt;</text:span><text:span text:style-name="T4">descriptor</text:span><text:span text:style-name="T2">); \</text:span><text:span text:style-name="T2"><text:line-break/></text:span><text:span text:style-name="T2"> <text:s/>JSON_STRUCT_SIZE_ERROR(json_struct_ret, \</text:span><text:span text:style-name="T2"><text:line-break/></text:span><text:span text:style-name="T2"> <text:s text:c="3"/>json_struct_size) \</text:span><text:span text:style-name="T2"><text:line-break/></text:span><text:span text:style-name="T2"> <text:s/></text:span><text:span text:style-name="T8">/* don't write more characters then size of buffer */</text:span><text:span text:style-name="T2"> \</text:span><text:span text:style-name="T2"><text:line-break/></text:span><text:span text:style-name="T2"> <text:s/>json_struct_buf += json_struct_ret; \</text:span><text:span text:style-name="T2"><text:line-break/></text:span><text:span text:style-name="T2"> <text:s/></text:span><text:span text:style-name="T8">/* set pointer to end of written characters */</text:span><text:span text:style-name="T2"> \</text:span><text:span text:style-name="T2"><text:line-break/></text:span><text:span text:style-name="T2"> <text:s/>json_struct_size -= json_struct_ret; \</text:span><text:span text:style-name="T2"><text:line-break/></text:span><text:span text:style-name="T2"> <text:s/></text:span><text:span text:style-name="T8">/* resize buffer size */</text:span><text:span text:style-name="T2"><text:line-break/></text:span><text:span text:style-name="T2"> <text:s/>{...}</text:span><text:span text:style-name="T9"><text:line-break/></text:span><text:span text:style-name="T9"> <text:s/></text:span><text:span text:style-name="T1">return</text:span><text:span text:style-name="T9"> </text:span><text:span text:style-name="T2">json_struct_start_size - json_struct_size;}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2"> JSON_STRUCT_INT(name) \</text:span><text:span text:style-name="T2"><text:line-break/></text:span><text:span text:style-name="T2"> <text:s text:c="11"/>JSON_STRUCT_ELEMENT(name, %d, json_struct_data-&gt;name)</text:span><text:span text:style-name="T2"><text:line-break/></text:span><text:span text:style-name="T1"># <text:s/>define</text:span><text:span text:style-name="T2"> JSON_STRUCT_ELEMENT(key, </text:span><text:span text:style-name="T1">template</text:span><text:span text:style-name="T2">, ...) \</text:span><text:span text:style-name="T2"><text:line-break/></text:span><text:span text:style-name="T2"> <text:s text:c="11"/>json_struct_hasElements = 1; \</text:span><text:span text:style-name="T2"><text:line-break/></text:span><text:span text:style-name="T2"> <text:s text:c="11"/>JSON_STRUCT_SNPRINTF( \</text:span><text:span text:style-name="T2"><text:line-break/></text:span><text:span text:style-name="T2"> <text:s text:c="13"/>JSON_STRUCT_QUOT(key)</text:span><text:span text:style-name="T22">":"</text:span><text:span text:style-name="T2">#template</text:span><text:span text:style-name="T22">","</text:span><text:span text:style-name="T2">, __VA_ARGS__)</text:span><text:span text:style-name="T2"><text:line-break/></text:span><text:span text:style-name="T1"># <text:s/>define</text:span><text:span text:style-name="T2"> JSON_STRUCT_QUOT(key) </text:span><text:span text:style-name="T22">"\""</text:span><text:span text:style-name="T2">#key</text:span><text:span text:style-name="T22">"\""</text:span><text:span text:style-name="T22"><text:line-break/></text:span><text:span text:style-name="T1"># <text:s/>define</text:span><text:span text:style-name="T2"> JSON_STRUCT_SNPRINTF(...) \</text:span><text:span text:style-name="T2"><text:line-break/></text:span><text:span text:style-name="T2"> <text:s text:c="11"/>json_struct_ret = \</text:span><text:span text:style-name="T2"><text:line-break/></text:span><text:span text:style-name="T2"> <text:s text:c="13"/>snprintf(json_struct_buf, json_struct_size, \</text:span><text:span text:style-name="T2"><text:line-break/></text:span><text:span text:style-name="T2"> <text:s text:c="13"/>__VA_ARGS__); \</text:span><text:span text:style-name="T2"><text:line-break/></text:span><text:span text:style-name="T2"> <text:s text:c="11"/>JSON_STRUCT_SIZE_ERROR(json_struct_ret, \</text:span><text:span text:style-name="T2"><text:line-break/></text:span><text:span text:style-name="T2"> <text:s text:c="13"/>json_struct_size) \</text:span><text:span text:style-name="T2"><text:line-break/></text:span><text:span text:style-name="T2"> <text:s text:c="11"/></text:span><text:span text:style-name="T8">/* don't write more characters then size of buffer */</text:span><text:span text:style-name="T2"> \</text:span><text:span text:style-name="T2"><text:line-break/></text:span><text:span text:style-name="T2"> <text:s text:c="11"/>json_struct_buf += json_struct_ret; \</text:span><text:span text:style-name="T2"><text:line-break/></text:span><text:span text:style-name="T2"> <text:s text:c="11"/></text:span><text:span text:style-name="T8">/* set pointer to end of written characters */</text:span><text:span text:style-name="T2"> \</text:span><text:span text:style-name="T2"><text:line-break/></text:span><text:span text:style-name="T2"> <text:s text:c="11"/>json_struct_size -= json_struct_ret; \</text:span><text:span text:style-name="T2"><text:line-break/></text:span><text:span text:style-name="T2"> <text:s text:c="11"/></text:span><text:span text:style-name="T8">/* resize buffer size */</text:span></text:p>
            <text:p text:style-name="P3"><text:span text:style-name="T1"># <text:s/>define</text:span><text:span text:style-name="T6"> JSON_STRUCT_SIZE_ERROR(ret, size) \</text:span><text:span text:style-name="T6"><text:line-break/></text:span><text:span text:style-name="T6"> <text:s text:c="11"/></text:span><text:span text:style-name="T1">if</text:span><text:span text:style-name="T2"> (ret &gt;= size) { \</text:span><text:span text:style-name="T2"><text:line-break/></text:span><text:span text:style-name="T2"> </text:span><text:span text:style-name="T6"><text:s text:c="13"/>CALL_REAL_POSIX_SYNC(fprintf)(stderr, \</text:span><text:span text:style-name="T6"><text:line-break/></text:span><text:span text:style-name="T6"> <text:s text:c="15"/></text:span><text:span text:style-name="T24">"Output buffer in function %s not big enough.\n"</text:span><text:span text:style-name="T6">, \</text:span><text:span text:style-name="T6"><text:line-break/></text:span><text:span text:style-name="T6"> <text:s text:c="15"/>__func__); \</text:span><text:span text:style-name="T6"><text:line-break/></text:span><text:span text:style-name="T17"> <text:s text:c="13"/></text:span><text:span text:style-name="T6">assert(0); \</text:span><text:span text:style-name="T6"><text:line-break/></text:span><text:span text:style-name="T6"> <text:s text:c="11"/>}</text:span></text:p>
          </draw:text-box>
        </draw:frame>
        <draw:line draw:style-name="gr51" draw:text-style-name="P7" draw:layer="layout" svg:x1="14.9cm" svg:y1="7cm" svg:x2="6cm" svg:y2="8cm">
          <text:p/>
        </draw:line>
        <draw:custom-shape draw:style-name="gr54" draw:text-style-name="P6" draw:layer="layout" svg:width="9cm" svg:height="1.5cm" svg:x="14.5cm" svg:y="12.8cm">
          <text:p text:style-name="P5"><text:span text:style-name="T7">We had that before. No need to show it again.</text:span></text:p>
          <draw:enhanced-geometry svg:viewBox="0 0 21600 21600" draw:text-areas="800 800 20800 20800" draw:type="round-rectangular-callout" draw:modifiers="-20289.745583824 -43977.08194536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PRI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int</text:span><text:span text:style-name="T9"> </text:span><text:span text:style-name="T2">json_struct_print_</text:span><text:span text:style-name="T3">file_descriptor</text:span><text:span text:style-name="T2">( \</text:span><text:span text:style-name="T2"><text:line-break/></text:span><text:span text:style-name="T2"> <text:s text:c="3"/></text:span><text:span text:style-name="T1">char</text:span><text:span text:style-name="T2">* json_struct_buf, \</text:span><text:span text:style-name="T2"><text:line-break/></text:span><text:span text:style-name="T2"> <text:s text:c="3"/>size_t json_struct_size, \</text:span><text:span text:style-name="T9"><text:line-break/></text:span><text:span text:style-name="T9"> <text:s text:c="3"/></text:span><text:span text:style-name="T1">struct</text:span><text:span text:style-name="T9"> </text:span><text:span text:style-name="T3">file_descriptor</text:span><text:span text:style-name="T2"> *json_struct_data) { \</text:span><text:span text:style-name="T9"><text:line-break/></text:span><text:span text:style-name="T9"> <text:s/></text:span><text:span text:style-name="T1">char</text:span><text:span text:style-name="T9"> </text:span><text:span text:style-name="T2">json_struct_hasElements = 0; \</text:span><text:span text:style-name="T9"><text:line-break/></text:span><text:span text:style-name="T9"> <text:s/></text:span><text:span text:style-name="T1">int</text:span><text:span text:style-name="T9"> </text:span><text:span text:style-name="T2">json_struct_ret = 0; \</text:span><text:span text:style-name="T9"><text:line-break/></text:span><text:span text:style-name="T9"> <text:s/></text:span><text:span text:style-name="T1">int</text:span><text:span text:style-name="T9"> </text:span><text:span text:style-name="T2">json_struct_start_size =</text:span><text:span text:style-name="T9"> </text:span><text:span text:style-name="T2">json_struct_size; \</text:span><text:span text:style-name="T2"><text:line-break/></text:span><text:span text:style-name="T9"> <text:s/></text:span><text:span text:style-name="T2">{...}</text:span><text:span text:style-name="T2"><text:line-break/></text:span><text:span text:style-name="T2"> <text:s/>json_struct_hasElements = 1; \</text:span><text:span text:style-name="T2"><text:line-break/></text:span><text:span text:style-name="T2"> <text:s/>json_struct_ret = \</text:span><text:span text:style-name="T2"><text:line-break/></text:span><text:span text:style-name="T2"> <text:s text:c="3"/>snprintf(json_struct_buf, json_struct_size, \</text:span><text:span text:style-name="T2"><text:line-break/></text:span><text:span text:style-name="T2"> <text:s text:c="5"/></text:span><text:span text:style-name="T22">"\"""</text:span><text:span text:style-name="T4">descriptor</text:span><text:span text:style-name="T22">""\""":""</text:span><text:span text:style-name="T2">%d</text:span><text:span text:style-name="T22">"","</text:span><text:span text:style-name="T2">, \</text:span><text:span text:style-name="T2"><text:line-break/></text:span><text:span text:style-name="T2"> <text:s text:c="5"/>json_struct_data-&gt;</text:span><text:span text:style-name="T4">descriptor</text:span><text:span text:style-name="T2">); \</text:span><text:span text:style-name="T2"><text:line-break/></text:span><text:span text:style-name="T2"> <text:s/>JSON_STRUCT_SIZE_ERROR(json_struct_ret, \</text:span><text:span text:style-name="T2"><text:line-break/></text:span><text:span text:style-name="T2"> <text:s text:c="3"/>json_struct_size) \</text:span><text:span text:style-name="T2"><text:line-break/></text:span><text:span text:style-name="T2"> <text:s/></text:span><text:span text:style-name="T8">/* don't write more characters then size of buffer */</text:span><text:span text:style-name="T2"> \</text:span><text:span text:style-name="T2"><text:line-break/></text:span><text:span text:style-name="T2"> <text:s/>json_struct_buf += json_struct_ret; \</text:span><text:span text:style-name="T2"><text:line-break/></text:span><text:span text:style-name="T2"> <text:s/></text:span><text:span text:style-name="T8">/* set pointer to end of written characters */</text:span><text:span text:style-name="T2"> \</text:span><text:span text:style-name="T2"><text:line-break/></text:span><text:span text:style-name="T2"> <text:s/>json_struct_size -= json_struct_ret; \</text:span><text:span text:style-name="T2"><text:line-break/></text:span><text:span text:style-name="T2"> <text:s/></text:span><text:span text:style-name="T8">/* resize buffer size */</text:span><text:span text:style-name="T2"><text:line-break/></text:span><text:span text:style-name="T2"> <text:s/>{...}</text:span><text:span text:style-name="T9"><text:line-break/></text:span><text:span text:style-name="T9"> <text:s/></text:span><text:span text:style-name="T1">return</text:span><text:span text:style-name="T9"> </text:span><text:span text:style-name="T2">json_struct_start_size - json_struct_size;}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2"> JSON_STRUCT_INT(name) \</text:span><text:span text:style-name="T2"><text:line-break/></text:span><text:span text:style-name="T2"> <text:s text:c="11"/>JSON_STRUCT_ELEMENT(name, %d, json_struct_data-&gt;name)</text:span><text:span text:style-name="T2"><text:line-break/></text:span><text:span text:style-name="T1"># <text:s/>define</text:span><text:span text:style-name="T2"> JSON_STRUCT_ELEMENT(key, </text:span><text:span text:style-name="T1">template</text:span><text:span text:style-name="T2">, ...) \</text:span><text:span text:style-name="T2"><text:line-break/></text:span><text:span text:style-name="T2"> <text:s text:c="11"/>json_struct_hasElements = 1; \</text:span><text:span text:style-name="T2"><text:line-break/></text:span><text:span text:style-name="T2"> <text:s text:c="11"/>JSON_STRUCT_SNPRINTF( \</text:span><text:span text:style-name="T2"><text:line-break/></text:span><text:span text:style-name="T2"> <text:s text:c="13"/>JSON_STRUCT_QUOT(key)</text:span><text:span text:style-name="T22">":"</text:span><text:span text:style-name="T2">#template</text:span><text:span text:style-name="T22">","</text:span><text:span text:style-name="T2">, __VA_ARGS__)</text:span><text:span text:style-name="T2"><text:line-break/></text:span><text:span text:style-name="T1"># <text:s/>define</text:span><text:span text:style-name="T2"> JSON_STRUCT_QUOT(key) </text:span><text:span text:style-name="T22">"\""</text:span><text:span text:style-name="T2">#key</text:span><text:span text:style-name="T22">"\""</text:span><text:span text:style-name="T22"><text:line-break/></text:span><text:span text:style-name="T1"># <text:s/>define</text:span><text:span text:style-name="T2"> JSON_STRUCT_SNPRINTF(...) \</text:span><text:span text:style-name="T2"><text:line-break/></text:span><text:span text:style-name="T2"> <text:s text:c="11"/>json_struct_ret = \</text:span><text:span text:style-name="T2"><text:line-break/></text:span><text:span text:style-name="T2"> <text:s text:c="13"/>snprintf(json_struct_buf, json_struct_size, \</text:span><text:span text:style-name="T2"><text:line-break/></text:span><text:span text:style-name="T2"> <text:s text:c="13"/>__VA_ARGS__); \</text:span><text:span text:style-name="T2"><text:line-break/></text:span><text:span text:style-name="T2"> <text:s text:c="11"/>JSON_STRUCT_SIZE_ERROR(json_struct_ret, \</text:span><text:span text:style-name="T2"><text:line-break/></text:span><text:span text:style-name="T2"> <text:s text:c="13"/>json_struct_size) \</text:span><text:span text:style-name="T2"><text:line-break/></text:span><text:span text:style-name="T2"> <text:s text:c="11"/></text:span><text:span text:style-name="T8">/* don't write more characters then size of buffer */</text:span><text:span text:style-name="T2"> \</text:span><text:span text:style-name="T2"><text:line-break/></text:span><text:span text:style-name="T2"> <text:s text:c="11"/>json_struct_buf += json_struct_ret; \</text:span><text:span text:style-name="T2"><text:line-break/></text:span><text:span text:style-name="T2"> <text:s text:c="11"/></text:span><text:span text:style-name="T8">/* set pointer to end of written characters */</text:span><text:span text:style-name="T2"> \</text:span><text:span text:style-name="T2"><text:line-break/></text:span><text:span text:style-name="T2"> <text:s text:c="11"/>json_struct_size -= json_struct_ret; \</text:span><text:span text:style-name="T2"><text:line-break/></text:span><text:span text:style-name="T2"> <text:s text:c="11"/></text:span><text:span text:style-name="T8">/* resize buffer size */</text:span></text:p>
            <text:p text:style-name="P3"><text:span text:style-name="T1"># <text:s/>define</text:span><text:span text:style-name="T6"> JSON_STRUCT_SIZE_ERROR(ret, size) \</text:span><text:span text:style-name="T6"><text:line-break/></text:span><text:span text:style-name="T6"> <text:s text:c="11"/></text:span><text:span text:style-name="T1">if</text:span><text:span text:style-name="T2"> (ret &gt;= size) { \</text:span><text:span text:style-name="T2"><text:line-break/></text:span><text:span text:style-name="T2"> </text:span><text:span text:style-name="T6"><text:s text:c="13"/>CALL_REAL_POSIX_SYNC(fprintf)(stderr, \</text:span><text:span text:style-name="T6"><text:line-break/></text:span><text:span text:style-name="T6"> <text:s text:c="15"/></text:span><text:span text:style-name="T24">"Output buffer in function %s not big enough.\n"</text:span><text:span text:style-name="T6">, \</text:span><text:span text:style-name="T6"><text:line-break/></text:span><text:span text:style-name="T6"> <text:s text:c="15"/>__func__); \</text:span><text:span text:style-name="T6"><text:line-break/></text:span><text:span text:style-name="T17"> <text:s text:c="13"/></text:span><text:span text:style-name="T6">assert(0); \</text:span><text:span text:style-name="T6"><text:line-break/></text:span><text:span text:style-name="T6"> <text:s text:c="11"/>}</text:span></text:p>
          </draw:text-box>
        </draw:frame>
        <draw:custom-shape draw:style-name="gr55" draw:text-style-name="P10" draw:layer="layout" svg:width="16.5cm" svg:height="1.5cm" svg:x="5cm" svg:y="13.5cm">
          <text:p text:style-name="P9"><text:span text:style-name="T13">Buffer filled with e.g.: </text:span><text:span text:style-name="T26">"{"\"descriptor\":124}"</text:span><text:span text:style-name="T14"> (of course terminated by </text:span><text:span text:style-name="T26">\0</text:span><text:span text:style-name="T14">)</text:span></text:p>
          <draw:enhanced-geometry svg:viewBox="0 0 21600 21600" draw:text-areas="800 800 20800 20800" draw:type="round-rectangular-callout" draw:modifiers="5280.55269377613 -60238.24117255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PRI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1">int</text:span><text:span text:style-name="T9"> </text:span><text:span text:style-name="T2">json_struct_print_</text:span><text:span text:style-name="T3">file_descriptor</text:span><text:span text:style-name="T2">( \</text:span><text:span text:style-name="T2"><text:line-break/></text:span><text:span text:style-name="T2"> <text:s text:c="3"/></text:span><text:span text:style-name="T1">char</text:span><text:span text:style-name="T2">* json_struct_buf, \</text:span><text:span text:style-name="T2"><text:line-break/></text:span><text:span text:style-name="T2"> <text:s text:c="3"/>size_t json_struct_size, \</text:span><text:span text:style-name="T9"><text:line-break/></text:span><text:span text:style-name="T9"> <text:s text:c="3"/></text:span><text:span text:style-name="T1">struct</text:span><text:span text:style-name="T9"> </text:span><text:span text:style-name="T3">file_descriptor</text:span><text:span text:style-name="T2"> *json_struct_data) { \</text:span><text:span text:style-name="T9"><text:line-break/></text:span><text:span text:style-name="T9"> <text:s/></text:span><text:span text:style-name="T1">char</text:span><text:span text:style-name="T9"> </text:span><text:span text:style-name="T2">json_struct_hasElements = 0; \</text:span><text:span text:style-name="T9"><text:line-break/></text:span><text:span text:style-name="T9"> <text:s/></text:span><text:span text:style-name="T1">int</text:span><text:span text:style-name="T9"> </text:span><text:span text:style-name="T2">json_struct_ret = 0; \</text:span><text:span text:style-name="T9"><text:line-break/></text:span><text:span text:style-name="T9"> <text:s/></text:span><text:span text:style-name="T1">int</text:span><text:span text:style-name="T9"> </text:span><text:span text:style-name="T2">json_struct_start_size =</text:span><text:span text:style-name="T9"> </text:span><text:span text:style-name="T2">json_struct_size; \</text:span><text:span text:style-name="T2"><text:line-break/></text:span><text:span text:style-name="T9"> <text:s/></text:span><text:span text:style-name="T2">{...}</text:span><text:span text:style-name="T2"><text:line-break/></text:span><text:span text:style-name="T2"> <text:s/>json_struct_hasElements = 1; \</text:span><text:span text:style-name="T2"><text:line-break/></text:span><text:span text:style-name="T2"> <text:s/>json_struct_ret = \</text:span><text:span text:style-name="T2"><text:line-break/></text:span><text:span text:style-name="T2"> <text:s text:c="3"/>snprintf(json_struct_buf, json_struct_size, \</text:span><text:span text:style-name="T2"><text:line-break/></text:span><text:span text:style-name="T2"> <text:s text:c="5"/></text:span><text:span text:style-name="T22">"\"""</text:span><text:span text:style-name="T4">descriptor</text:span><text:span text:style-name="T22">""\""":""</text:span><text:span text:style-name="T2">%d</text:span><text:span text:style-name="T22">"","</text:span><text:span text:style-name="T2">, \</text:span><text:span text:style-name="T2"><text:line-break/></text:span><text:span text:style-name="T2"> <text:s text:c="5"/>json_struct_data-&gt;</text:span><text:span text:style-name="T4">descriptor</text:span><text:span text:style-name="T2">); \</text:span><text:span text:style-name="T2"><text:line-break/></text:span><text:span text:style-name="T2"> <text:s/>JSON_STRUCT_SIZE_ERROR(json_struct_ret, \</text:span><text:span text:style-name="T2"><text:line-break/></text:span><text:span text:style-name="T2"> <text:s text:c="3"/>json_struct_size) \</text:span><text:span text:style-name="T2"><text:line-break/></text:span><text:span text:style-name="T2"> <text:s/></text:span><text:span text:style-name="T8">/* don't write more characters then size of buffer */</text:span><text:span text:style-name="T2"> \</text:span><text:span text:style-name="T2"><text:line-break/></text:span><text:span text:style-name="T2"> <text:s/>json_struct_buf += json_struct_ret; \</text:span><text:span text:style-name="T2"><text:line-break/></text:span><text:span text:style-name="T2"> <text:s/></text:span><text:span text:style-name="T8">/* set pointer to end of written characters */</text:span><text:span text:style-name="T2"> \</text:span><text:span text:style-name="T2"><text:line-break/></text:span><text:span text:style-name="T2"> <text:s/>json_struct_size -= json_struct_ret; \</text:span><text:span text:style-name="T2"><text:line-break/></text:span><text:span text:style-name="T2"> <text:s/></text:span><text:span text:style-name="T8">/* resize buffer size */</text:span><text:span text:style-name="T2"><text:line-break/></text:span><text:span text:style-name="T2"> <text:s/>{...}</text:span><text:span text:style-name="T9"><text:line-break/></text:span><text:span text:style-name="T9"> <text:s/></text:span><text:span text:style-name="T1">return</text:span><text:span text:style-name="T9"> </text:span><text:span text:style-name="T2">json_struct_start_size - json_struct_size;}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2"> JSON_STRUCT_INT(name) \</text:span><text:span text:style-name="T2"><text:line-break/></text:span><text:span text:style-name="T2"> <text:s text:c="11"/>JSON_STRUCT_ELEMENT(name, %d, json_struct_data-&gt;name)</text:span><text:span text:style-name="T2"><text:line-break/></text:span><text:span text:style-name="T1"># <text:s/>define</text:span><text:span text:style-name="T2"> JSON_STRUCT_ELEMENT(key, </text:span><text:span text:style-name="T1">template</text:span><text:span text:style-name="T2">, ...) \</text:span><text:span text:style-name="T2"><text:line-break/></text:span><text:span text:style-name="T2"> <text:s text:c="11"/>json_struct_hasElements = 1; \</text:span><text:span text:style-name="T2"><text:line-break/></text:span><text:span text:style-name="T2"> <text:s text:c="11"/>JSON_STRUCT_SNPRINTF( \</text:span><text:span text:style-name="T2"><text:line-break/></text:span><text:span text:style-name="T2"> <text:s text:c="13"/>JSON_STRUCT_QUOT(key)</text:span><text:span text:style-name="T22">":"</text:span><text:span text:style-name="T2">#template</text:span><text:span text:style-name="T22">","</text:span><text:span text:style-name="T2">, __VA_ARGS__)</text:span><text:span text:style-name="T2"><text:line-break/></text:span><text:span text:style-name="T1"># <text:s/>define</text:span><text:span text:style-name="T2"> JSON_STRUCT_QUOT(key) </text:span><text:span text:style-name="T22">"\""</text:span><text:span text:style-name="T2">#key</text:span><text:span text:style-name="T22">"\""</text:span><text:span text:style-name="T22"><text:line-break/></text:span><text:span text:style-name="T1"># <text:s/>define</text:span><text:span text:style-name="T2"> JSON_STRUCT_SNPRINTF(...) \</text:span><text:span text:style-name="T2"><text:line-break/></text:span><text:span text:style-name="T2"> <text:s text:c="11"/>json_struct_ret = \</text:span><text:span text:style-name="T2"><text:line-break/></text:span><text:span text:style-name="T2"> <text:s text:c="13"/>snprintf(json_struct_buf, json_struct_size, \</text:span><text:span text:style-name="T2"><text:line-break/></text:span><text:span text:style-name="T2"> <text:s text:c="13"/>__VA_ARGS__); \</text:span><text:span text:style-name="T2"><text:line-break/></text:span><text:span text:style-name="T2"> <text:s text:c="11"/>JSON_STRUCT_SIZE_ERROR(json_struct_ret, \</text:span><text:span text:style-name="T2"><text:line-break/></text:span><text:span text:style-name="T2"> <text:s text:c="13"/>json_struct_size) \</text:span><text:span text:style-name="T2"><text:line-break/></text:span><text:span text:style-name="T2"> <text:s text:c="11"/></text:span><text:span text:style-name="T8">/* don't write more characters then size of buffer */</text:span><text:span text:style-name="T2"> \</text:span><text:span text:style-name="T2"><text:line-break/></text:span><text:span text:style-name="T2"> <text:s text:c="11"/>json_struct_buf += json_struct_ret; \</text:span><text:span text:style-name="T2"><text:line-break/></text:span><text:span text:style-name="T2"> <text:s text:c="11"/></text:span><text:span text:style-name="T8">/* set pointer to end of written characters */</text:span><text:span text:style-name="T2"> \</text:span><text:span text:style-name="T2"><text:line-break/></text:span><text:span text:style-name="T2"> <text:s text:c="11"/>json_struct_size -= json_struct_ret; \</text:span><text:span text:style-name="T2"><text:line-break/></text:span><text:span text:style-name="T2"> <text:s text:c="11"/></text:span><text:span text:style-name="T8">/* resize buffer size */</text:span></text:p>
            <text:p text:style-name="P3"><text:span text:style-name="T1"># <text:s/>define</text:span><text:span text:style-name="T6"> JSON_STRUCT_SIZE_ERROR(ret, size) \</text:span><text:span text:style-name="T6"><text:line-break/></text:span><text:span text:style-name="T6"> <text:s text:c="11"/></text:span><text:span text:style-name="T1">if</text:span><text:span text:style-name="T2"> (ret &gt;= size) { \</text:span><text:span text:style-name="T2"><text:line-break/></text:span><text:span text:style-name="T2"> </text:span><text:span text:style-name="T6"><text:s text:c="13"/>CALL_REAL_POSIX_SYNC(fprintf)(stderr, \</text:span><text:span text:style-name="T6"><text:line-break/></text:span><text:span text:style-name="T6"> <text:s text:c="15"/></text:span><text:span text:style-name="T24">"Output buffer in function %s not big enough.\n"</text:span><text:span text:style-name="T6">, \</text:span><text:span text:style-name="T6"><text:line-break/></text:span><text:span text:style-name="T6"> <text:s text:c="15"/>__func__); \</text:span><text:span text:style-name="T6"><text:line-break/></text:span><text:span text:style-name="T17"> <text:s text:c="13"/></text:span><text:span text:style-name="T6">assert(0); \</text:span><text:span text:style-name="T6"><text:line-break/></text:span><text:span text:style-name="T6"> <text:s text:c="11"/>}</text:span></text:p>
          </draw:text-box>
        </draw:frame>
        <draw:custom-shape draw:style-name="gr56" draw:text-style-name="P10" draw:layer="layout" svg:width="11cm" svg:height="2.681cm" svg:x="2.5cm" svg:y="12.819cm">
          <text:p text:style-name="P9"><text:span text:style-name="T13">Function to print the struct </text:span><text:span text:style-name="T3">file_descriptor</text:span><text:span text:style-name="T13"> as a</text:span><text:span text:style-name="T13"><text:line-break/></text:span><text:span text:style-name="T13">json-object to a buffer:</text:span><text:span text:style-name="T13"><text:line-break/></text:span><text:span text:style-name="T1">int</text:span><text:span text:style-name="T9"> </text:span><text:span text:style-name="T2">json_struct_print_</text:span><text:span text:style-name="T3">file_descriptor</text:span><text:span text:style-name="T2">(</text:span><text:span text:style-name="T2"><text:line-break/></text:span><text:span text:style-name="T1">char</text:span><text:span text:style-name="T2">* json_struct_buf,</text:span><text:span text:style-name="T2"><text:line-break/></text:span><text:span text:style-name="T2">size_t json_struct_size,</text:span><text:span text:style-name="T9"><text:line-break/></text:span><text:span text:style-name="T1">struct</text:span><text:span text:style-name="T9"> </text:span><text:span text:style-name="T3">file_descriptor</text:span><text:span text:style-name="T2"> *json_struct_data)</text:span></text:p>
          <draw:enhanced-geometry svg:viewBox="0 0 21600 21600" draw:text-areas="800 800 20800 20800" draw:type="round-rectangular-callout" draw:modifiers="3335.91491682574 -2319.463087248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PRI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2">JSON_STRUCT_START(</text:span><text:span text:style-name="T3">basic</text:span><text:span text:style-name="T2">)</text:span><text:span text:style-name="T2"><text:line-break/></text:span><text:span text:style-name="T2"> <text:s/>JSON_STRUCT_PID_T(</text:span><text:span text:style-name="T4">process_id</text:span><text:span text:style-name="T2">)</text:span><text:span text:style-name="T2"><text:line-break/></text:span><text:span text:style-name="T2"> <text:s/>JSON_STRUCT_VOID_P_START(</text:span><text:span text:style-name="T4">file_type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descriptor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memory</text:span><text:span text:style-name="T2">)</text:span><text:span text:style-name="T2"><text:line-break/></text:span><text:span text:style-name="T2"> <text:s/>JSON_STRUCT_VOID_P_END(</text:span><text:span text:style-name="T4">file_type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6"> JSON_STRUCT_VOID_P_START(name) \</text:span><text:span text:style-name="T6"><text:line-break/></text:span><text:span text:style-name="T6"> <text:s text:c="11"/></text:span><text:span text:style-name="T1">if</text:span><text:span text:style-name="T6"> (NULL != json_struct_data-&gt;name) { \</text:span><text:span text:style-name="T6"><text:line-break/></text:span><text:span text:style-name="T18"> <text:s text:c="13"/>json_struct_hasElements = 1; \</text:span><text:span text:style-name="T18"><text:line-break/></text:span><text:span text:style-name="T6"> <text:s text:c="13"/>JSON_STRUCT_WRITE(JSON_STRUCT_QUOT(name)</text:span><text:span text:style-name="T24">":"</text:span><text:span text:style-name="T6">) \</text:span><text:span text:style-name="T6"><text:line-break/></text:span><text:span text:style-name="T6"> <text:s text:c="13"/></text:span><text:span text:style-name="T1">switch</text:span><text:span text:style-name="T6"> (json_struct_data-&gt;void_p_enum_</text:span><text:span text:style-name="T1">##</text:span><text:span text:style-name="T6">name) {</text:span><text:span text:style-name="T6"><text:line-break/></text:span><text:span text:style-name="T1"># <text:s/>define</text:span><text:span text:style-name="T6"> JSON_STRUCT_VOID_P_ELEMENT(name, element) \</text:span><text:span text:style-name="T6"><text:line-break/></text:span><text:span text:style-name="T6"> <text:s text:c="13"/></text:span><text:span text:style-name="T1">case</text:span><text:span text:style-name="T6"> void_p_enum_</text:span><text:span text:style-name="T1">##</text:span><text:span text:style-name="T6">name</text:span><text:span text:style-name="T1">##</text:span><text:span text:style-name="T6">_</text:span><text:span text:style-name="T1">##</text:span><text:span text:style-name="T6">element: \</text:span><text:span text:style-name="T6"><text:line-break/></text:span><text:span text:style-name="T6"> <text:s text:c="15"/>json_struct_ret = json_struct_print_</text:span><text:span text:style-name="T1">##</text:span><text:span text:style-name="T6">element( \ <text:s text:c="50"/>json_struct_buf, \</text:span><text:span text:style-name="T6"><text:line-break/></text:span><text:span text:style-name="T6"> <text:s text:c="35"/>json_struct_size, (</text:span><text:span text:style-name="T1">struct</text:span><text:span text:style-name="T6"> element*) \</text:span><text:span text:style-name="T6"><text:line-break/></text:span><text:span text:style-name="T18"> <text:s text:c="35"/>json_struct_data-&gt;name); \</text:span><text:span text:style-name="T18"><text:line-break/></text:span><text:span text:style-name="T6"> <text:s text:c="15"/>json_struct_buf += json_struct_ret; \</text:span><text:span text:style-name="T6"><text:line-break/></text:span><text:span text:style-name="T6"> <text:s text:c="15"/></text:span><text:span text:style-name="T17">/* set pointer to end of written characters */</text:span><text:span text:style-name="T6"> \</text:span><text:span text:style-name="T6"><text:line-break/></text:span><text:span text:style-name="T6"> <text:s text:c="15"/>json_struct_size -= json_struct_ret; \</text:span><text:span text:style-name="T6"><text:line-break/></text:span><text:span text:style-name="T6"> <text:s text:c="15"/></text:span><text:span text:style-name="T17">/* resize buffer size */ </text:span><text:span text:style-name="T6">\</text:span><text:span text:style-name="T6"><text:line-break/></text:span><text:span text:style-name="T6"> <text:s text:c="15"/></text:span><text:span text:style-name="T1">break</text:span><text:span text:style-name="T6">;</text:span><text:span text:style-name="T6"><text:line-break/></text:span><text:span text:style-name="T1"># <text:s/>define</text:span><text:span text:style-name="T6"> JSON_STRUCT_VOID_P_END(name) \</text:span><text:span text:style-name="T6"><text:line-break/></text:span><text:span text:style-name="T6"> <text:s text:c="13"/></text:span><text:span text:style-name="T1">default</text:span><text:span text:style-name="T6">: \</text:span><text:span text:style-name="T6"><text:line-break/></text:span><text:span text:style-name="T6"> <text:s text:c="15"/>JSON_STRUCT_ENUM_ERROR(json_struct_data-&gt;void_p_enum_</text:span><text:span text:style-name="T1">##</text:span><text:span text:style-name="T6">name) \</text:span><text:span text:style-name="T6"><text:line-break/></text:span><text:span text:style-name="T18"> <text:s text:c="13"/>} \</text:span><text:span text:style-name="T18"><text:line-break/></text:span><text:span text:style-name="T6"> <text:s text:c="13"/>JSON_STRUCT_WRITE(</text:span><text:span text:style-name="T24">","</text:span><text:span text:style-name="T6">) \</text:span><text:span text:style-name="T6"><text:line-break/></text:span><text:span text:style-name="T18"> <text:s text:c="11"/>}</text:span></text:p>
            <text:p text:style-name="P3"><text:span text:style-name="T1"># <text:s/>define</text:span><text:span text:style-name="T2"> JSON_STRUCT_ENUM_ERROR(value) \</text:span><text:span text:style-name="T2"><text:line-break/></text:span><text:span text:style-name="T2"> <text:s text:c="11"/>CALL_REAL_POSIX_SYNC(fprintf)(stderr, \</text:span><text:span text:style-name="T2"><text:line-break/></text:span><text:span text:style-name="T2"> <text:s text:c="13"/></text:span><text:span text:style-name="T22">"Unknown value \"%d\" of </text:span><text:span text:style-name="T27">enum</text:span><text:span text:style-name="T22"> in function %s.\n"</text:span><text:span text:style-name="T2">, \</text:span><text:span text:style-name="T2"><text:line-break/></text:span><text:span text:style-name="T2"> <text:s text:c="13"/>value, __func__); \</text:span><text:span text:style-name="T2"><text:line-break/></text:span><text:span text:style-name="T2"> <text:s text:c="11"/></text:span><text:span text:style-name="T6">assert(0);</text:span></text:p>
          </draw:text-box>
        </draw:frame>
        <draw:custom-shape draw:style-name="gr45" draw:text-style-name="P6" draw:layer="layout" svg:width="10cm" svg:height="1.5cm" svg:x="3cm" svg:y="11.5cm">
          <text:p text:style-name="P5"><text:span text:style-name="T7">We look only on the pointers to other structures</text:span></text:p>
          <draw:enhanced-geometry svg:viewBox="0 0 21600 21600" draw:text-areas="800 800 20800 20800" draw:type="round-rectangular-callout" draw:modifiers="24509.2290770923 -21240.23984010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6" draw:layer="layout" svg:width="10.5cm" svg:height="1.7cm" svg:x="3.001cm" svg:y="8.517cm">
          <text:p text:style-name="P5"><text:span text:style-name="T7">Again the more complex struct with two elements.</text:span><text:span text:style-name="T7"><text:line-break/></text:span><text:span text:style-name="T7">One element a simple variable. The other element</text:span><text:span text:style-name="T7"><text:line-break/></text:span><text:span text:style-name="T7">a pointer to one of two possible structs.</text:span></text:p>
          <draw:enhanced-geometry svg:viewBox="0 0 21600 21600" draw:text-areas="800 800 20800 20800" draw:type="round-rectangular-callout" draw:modifiers="3649.02390248548 -16368.2539682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PRI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2">JSON_STRUCT_START(</text:span><text:span text:style-name="T3">basic</text:span><text:span text:style-name="T2">)</text:span><text:span text:style-name="T2"><text:line-break/></text:span><text:span text:style-name="T2"> <text:s/>JSON_STRUCT_PID_T(</text:span><text:span text:style-name="T4">process_id</text:span><text:span text:style-name="T2">)</text:span><text:span text:style-name="T2"><text:line-break/></text:span><text:span text:style-name="T2"> <text:s/>JSON_STRUCT_VOID_P_START(</text:span><text:span text:style-name="T4">file_type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descriptor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memory</text:span><text:span text:style-name="T2">)</text:span><text:span text:style-name="T2"><text:line-break/></text:span><text:span text:style-name="T2"> <text:s/>JSON_STRUCT_VOID_P_END(</text:span><text:span text:style-name="T4">file_type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6"> JSON_STRUCT_VOID_P_START(name) \</text:span><text:span text:style-name="T6"><text:line-break/></text:span><text:span text:style-name="T6"> <text:s text:c="11"/></text:span><text:span text:style-name="T1">if</text:span><text:span text:style-name="T6"> (NULL != json_struct_data-&gt;name) { \</text:span><text:span text:style-name="T6"><text:line-break/></text:span><text:span text:style-name="T18"> <text:s text:c="13"/>json_struct_hasElements = 1; \</text:span><text:span text:style-name="T18"><text:line-break/></text:span><text:span text:style-name="T6"> <text:s text:c="13"/>JSON_STRUCT_WRITE(JSON_STRUCT_QUOT(name)</text:span><text:span text:style-name="T24">":"</text:span><text:span text:style-name="T6">) \</text:span><text:span text:style-name="T6"><text:line-break/></text:span><text:span text:style-name="T6"> <text:s text:c="13"/></text:span><text:span text:style-name="T1">switch</text:span><text:span text:style-name="T6"> (json_struct_data-&gt;void_p_enum_</text:span><text:span text:style-name="T1">##</text:span><text:span text:style-name="T6">name) {</text:span><text:span text:style-name="T6"><text:line-break/></text:span><text:span text:style-name="T1"># <text:s/>define</text:span><text:span text:style-name="T6"> JSON_STRUCT_VOID_P_ELEMENT(name, element) \</text:span><text:span text:style-name="T6"><text:line-break/></text:span><text:span text:style-name="T6"> <text:s text:c="13"/></text:span><text:span text:style-name="T1">case</text:span><text:span text:style-name="T6"> void_p_enum_</text:span><text:span text:style-name="T1">##</text:span><text:span text:style-name="T6">name</text:span><text:span text:style-name="T1">##</text:span><text:span text:style-name="T6">_</text:span><text:span text:style-name="T1">##</text:span><text:span text:style-name="T6">element: \</text:span><text:span text:style-name="T6"><text:line-break/></text:span><text:span text:style-name="T6"> <text:s text:c="15"/>json_struct_ret = json_struct_print_</text:span><text:span text:style-name="T1">##</text:span><text:span text:style-name="T6">element( \ <text:s text:c="50"/>json_struct_buf, \</text:span><text:span text:style-name="T6"><text:line-break/></text:span><text:span text:style-name="T6"> <text:s text:c="35"/>json_struct_size, (</text:span><text:span text:style-name="T1">struct</text:span><text:span text:style-name="T6"> element*) \</text:span><text:span text:style-name="T6"><text:line-break/></text:span><text:span text:style-name="T18"> <text:s text:c="35"/>json_struct_data-&gt;name); \</text:span><text:span text:style-name="T18"><text:line-break/></text:span><text:span text:style-name="T6"> <text:s text:c="15"/>json_struct_buf += json_struct_ret; \</text:span><text:span text:style-name="T6"><text:line-break/></text:span><text:span text:style-name="T6"> <text:s text:c="15"/></text:span><text:span text:style-name="T17">/* set pointer to end of written characters */</text:span><text:span text:style-name="T6"> \</text:span><text:span text:style-name="T6"><text:line-break/></text:span><text:span text:style-name="T6"> <text:s text:c="15"/>json_struct_size -= json_struct_ret; \</text:span><text:span text:style-name="T6"><text:line-break/></text:span><text:span text:style-name="T6"> <text:s text:c="15"/></text:span><text:span text:style-name="T17">/* resize buffer size */ </text:span><text:span text:style-name="T6">\</text:span><text:span text:style-name="T6"><text:line-break/></text:span><text:span text:style-name="T6"> <text:s text:c="15"/></text:span><text:span text:style-name="T1">break</text:span><text:span text:style-name="T6">;</text:span><text:span text:style-name="T6"><text:line-break/></text:span><text:span text:style-name="T1"># <text:s/>define</text:span><text:span text:style-name="T6"> JSON_STRUCT_VOID_P_END(name) \</text:span><text:span text:style-name="T6"><text:line-break/></text:span><text:span text:style-name="T6"> <text:s text:c="13"/></text:span><text:span text:style-name="T1">default</text:span><text:span text:style-name="T6">: \</text:span><text:span text:style-name="T6"><text:line-break/></text:span><text:span text:style-name="T6"> <text:s text:c="15"/>JSON_STRUCT_ENUM_ERROR(json_struct_data-&gt;void_p_enum_</text:span><text:span text:style-name="T1">##</text:span><text:span text:style-name="T6">name) \</text:span><text:span text:style-name="T6"><text:line-break/></text:span><text:span text:style-name="T18"> <text:s text:c="13"/>} \</text:span><text:span text:style-name="T18"><text:line-break/></text:span><text:span text:style-name="T6"> <text:s text:c="13"/>JSON_STRUCT_WRITE(</text:span><text:span text:style-name="T24">","</text:span><text:span text:style-name="T6">) \</text:span><text:span text:style-name="T6"><text:line-break/></text:span><text:span text:style-name="T18"> <text:s text:c="11"/>}</text:span></text:p>
            <text:p text:style-name="P3"><text:span text:style-name="T1"># <text:s/>define</text:span><text:span text:style-name="T2"> JSON_STRUCT_ENUM_ERROR(value) \</text:span><text:span text:style-name="T2"><text:line-break/></text:span><text:span text:style-name="T2"> <text:s text:c="11"/>CALL_REAL_POSIX_SYNC(fprintf)(stderr, \</text:span><text:span text:style-name="T2"><text:line-break/></text:span><text:span text:style-name="T2"> <text:s text:c="13"/></text:span><text:span text:style-name="T22">"Unknown value \"%d\" of </text:span><text:span text:style-name="T27">enum</text:span><text:span text:style-name="T22"> in function %s.\n"</text:span><text:span text:style-name="T2">, \</text:span><text:span text:style-name="T2"><text:line-break/></text:span><text:span text:style-name="T2"> <text:s text:c="13"/>value, __func__); \</text:span><text:span text:style-name="T2"><text:line-break/></text:span><text:span text:style-name="T2"> <text:s text:c="11"/></text:span><text:span text:style-name="T6">assert(0);</text:span></text:p>
          </draw:text-box>
        </draw:frame>
        <draw:line draw:style-name="gr57" draw:text-style-name="P7" draw:layer="layout" svg:x1="15cm" svg:y1="4.5cm" svg:x2="9cm" svg:y2="5.5cm">
          <text:p/>
        </draw:line>
        <presentation:notes draw:style-name="dp2">
          <draw:page-thumbnail draw:style-name="gr1" draw:layer="layout" svg:width="19.798cm" svg:height="11.136cm" svg:x="0.6cm" svg:y="2.257cm" draw:page-number="1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PRI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2">JSON_STRUCT_START(</text:span><text:span text:style-name="T3">basic</text:span><text:span text:style-name="T2">)</text:span><text:span text:style-name="T2"><text:line-break/></text:span><text:span text:style-name="T2"> <text:s/>JSON_STRUCT_PID_T(</text:span><text:span text:style-name="T4">process_id</text:span><text:span text:style-name="T2">)</text:span><text:span text:style-name="T2"><text:line-break/></text:span><text:span text:style-name="T2"> <text:s/></text:span><text:span text:style-name="T1">if</text:span><text:span text:style-name="T2"> (NULL != json_struct_data-&gt;</text:span><text:span text:style-name="T4">file_type</text:span><text:span text:style-name="T2">) { \</text:span><text:span text:style-name="T2"><text:line-break/></text:span><text:span text:style-name="T2"> <text:s text:c="3"/>json_struct_hasElements = 1; \</text:span><text:span text:style-name="T2"><text:line-break/></text:span><text:span text:style-name="T2"> <text:s text:c="3"/>JSON_STRUCT_WRITE(JSON_STRUCT_QUOT(</text:span><text:span text:style-name="T4">file_type</text:span><text:span text:style-name="T2">)</text:span><text:span text:style-name="T22">":"</text:span><text:span text:style-name="T2">) \</text:span><text:span text:style-name="T2"><text:line-break/></text:span><text:span text:style-name="T2"> <text:s text:c="3"/></text:span><text:span text:style-name="T1">switch</text:span><text:span text:style-name="T2"> (json_struct_data-&gt;void_p_enum_</text:span><text:span text:style-name="T4">file_type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descriptor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memory</text:span><text:span text:style-name="T2">)</text:span><text:span text:style-name="T2"><text:line-break/></text:span><text:span text:style-name="T2"> <text:s/>JSON_STRUCT_VOID_P_END(</text:span><text:span text:style-name="T4">file_type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6"> JSON_STRUCT_VOID_P_START(name) \</text:span><text:span text:style-name="T6"><text:line-break/></text:span><text:span text:style-name="T6"> <text:s text:c="11"/></text:span><text:span text:style-name="T1">if</text:span><text:span text:style-name="T6"> (NULL != json_struct_data-&gt;name) { \</text:span><text:span text:style-name="T6"><text:line-break/></text:span><text:span text:style-name="T18"> <text:s text:c="13"/>json_struct_hasElements = 1; \</text:span><text:span text:style-name="T18"><text:line-break/></text:span><text:span text:style-name="T6"> <text:s text:c="13"/>JSON_STRUCT_WRITE(JSON_STRUCT_QUOT(name)</text:span><text:span text:style-name="T24">":"</text:span><text:span text:style-name="T6">) \</text:span><text:span text:style-name="T6"><text:line-break/></text:span><text:span text:style-name="T6"> <text:s text:c="13"/></text:span><text:span text:style-name="T1">switch</text:span><text:span text:style-name="T6"> (json_struct_data-&gt;void_p_enum_</text:span><text:span text:style-name="T1">##</text:span><text:span text:style-name="T6">name) {</text:span><text:span text:style-name="T6"><text:line-break/></text:span><text:span text:style-name="T1"># <text:s/>define</text:span><text:span text:style-name="T6"> JSON_STRUCT_VOID_P_ELEMENT(name, element) \</text:span><text:span text:style-name="T6"><text:line-break/></text:span><text:span text:style-name="T6"> <text:s text:c="13"/></text:span><text:span text:style-name="T1">case</text:span><text:span text:style-name="T6"> void_p_enum_</text:span><text:span text:style-name="T1">##</text:span><text:span text:style-name="T6">name</text:span><text:span text:style-name="T1">##</text:span><text:span text:style-name="T6">_</text:span><text:span text:style-name="T1">##</text:span><text:span text:style-name="T6">element: \</text:span><text:span text:style-name="T6"><text:line-break/></text:span><text:span text:style-name="T6"> <text:s text:c="15"/>json_struct_ret = json_struct_print_</text:span><text:span text:style-name="T1">##</text:span><text:span text:style-name="T6">element( \ <text:s text:c="50"/>json_struct_buf, \</text:span><text:span text:style-name="T6"><text:line-break/></text:span><text:span text:style-name="T6"> <text:s text:c="35"/>json_struct_size, (</text:span><text:span text:style-name="T1">struct</text:span><text:span text:style-name="T6"> element*) \</text:span><text:span text:style-name="T6"><text:line-break/></text:span><text:span text:style-name="T18"> <text:s text:c="35"/>json_struct_data-&gt;name); \</text:span><text:span text:style-name="T18"><text:line-break/></text:span><text:span text:style-name="T6"> <text:s text:c="15"/>json_struct_buf += json_struct_ret; \</text:span><text:span text:style-name="T6"><text:line-break/></text:span><text:span text:style-name="T6"> <text:s text:c="15"/></text:span><text:span text:style-name="T17">/* set pointer to end of written characters */</text:span><text:span text:style-name="T6"> \</text:span><text:span text:style-name="T6"><text:line-break/></text:span><text:span text:style-name="T6"> <text:s text:c="15"/>json_struct_size -= json_struct_ret; \</text:span><text:span text:style-name="T6"><text:line-break/></text:span><text:span text:style-name="T6"> <text:s text:c="15"/></text:span><text:span text:style-name="T17">/* resize buffer size */ </text:span><text:span text:style-name="T6">\</text:span><text:span text:style-name="T6"><text:line-break/></text:span><text:span text:style-name="T6"> <text:s text:c="15"/></text:span><text:span text:style-name="T1">break</text:span><text:span text:style-name="T6">;</text:span><text:span text:style-name="T6"><text:line-break/></text:span><text:span text:style-name="T1"># <text:s/>define</text:span><text:span text:style-name="T6"> JSON_STRUCT_VOID_P_END(name) \</text:span><text:span text:style-name="T6"><text:line-break/></text:span><text:span text:style-name="T6"> <text:s text:c="13"/></text:span><text:span text:style-name="T1">default</text:span><text:span text:style-name="T6">: \</text:span><text:span text:style-name="T6"><text:line-break/></text:span><text:span text:style-name="T6"> <text:s text:c="15"/>JSON_STRUCT_ENUM_ERROR(json_struct_data-&gt;void_p_enum_</text:span><text:span text:style-name="T1">##</text:span><text:span text:style-name="T6">name) \</text:span><text:span text:style-name="T6"><text:line-break/></text:span><text:span text:style-name="T18"> <text:s text:c="13"/>} \</text:span><text:span text:style-name="T18"><text:line-break/></text:span><text:span text:style-name="T6"> <text:s text:c="13"/>JSON_STRUCT_WRITE(</text:span><text:span text:style-name="T24">","</text:span><text:span text:style-name="T6">) \</text:span><text:span text:style-name="T6"><text:line-break/></text:span><text:span text:style-name="T18"> <text:s text:c="11"/>}</text:span></text:p>
            <text:p text:style-name="P3"><text:span text:style-name="T1"># <text:s/>define</text:span><text:span text:style-name="T2"> JSON_STRUCT_ENUM_ERROR(value) \</text:span><text:span text:style-name="T2"><text:line-break/></text:span><text:span text:style-name="T2"> <text:s text:c="11"/>CALL_REAL_POSIX_SYNC(fprintf)(stderr, \</text:span><text:span text:style-name="T2"><text:line-break/></text:span><text:span text:style-name="T2"> <text:s text:c="13"/></text:span><text:span text:style-name="T22">"Unknown value \"%d\" of </text:span><text:span text:style-name="T27">enum</text:span><text:span text:style-name="T22"> in function %s.\n"</text:span><text:span text:style-name="T2">, \</text:span><text:span text:style-name="T2"><text:line-break/></text:span><text:span text:style-name="T2"> <text:s text:c="13"/>value, __func__); \</text:span><text:span text:style-name="T2"><text:line-break/></text:span><text:span text:style-name="T2"> <text:s text:c="11"/></text:span><text:span text:style-name="T6">assert(0);</text:span></text:p>
          </draw:text-box>
        </draw:frame>
        <draw:line draw:style-name="gr57" draw:text-style-name="P7" draw:layer="layout" svg:x1="15cm" svg:y1="4.5cm" svg:x2="9cm" svg:y2="5.5cm">
          <text:p/>
        </draw:line>
        <draw:custom-shape draw:style-name="gr54" draw:text-style-name="P6" draw:layer="layout" svg:width="9cm" svg:height="1.5cm" svg:x="6cm" svg:y="2.5cm">
          <text:p text:style-name="P5"><text:span text:style-name="T7">We had that before. No need to show it again.</text:span></text:p>
          <draw:enhanced-geometry svg:viewBox="0 0 21600 21600" draw:text-areas="800 800 20800 20800" draw:type="round-rectangular-callout" draw:modifiers="7074.41395400511 53791.3391072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PRI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2">JSON_STRUCT_START(</text:span><text:span text:style-name="T3">basic</text:span><text:span text:style-name="T2">)</text:span><text:span text:style-name="T2"><text:line-break/></text:span><text:span text:style-name="T2"> <text:s/>JSON_STRUCT_PID_T(</text:span><text:span text:style-name="T4">process_id</text:span><text:span text:style-name="T2">)</text:span><text:span text:style-name="T2"><text:line-break/></text:span><text:span text:style-name="T2"> <text:s/></text:span><text:span text:style-name="T1">if</text:span><text:span text:style-name="T2"> (NULL != json_struct_data-&gt;</text:span><text:span text:style-name="T4">file_type</text:span><text:span text:style-name="T2">) { \</text:span><text:span text:style-name="T2"><text:line-break/></text:span><text:span text:style-name="T2"> <text:s text:c="3"/>json_struct_hasElements = 1; \</text:span><text:span text:style-name="T2"><text:line-break/></text:span><text:span text:style-name="T2"> <text:s text:c="3"/>JSON_STRUCT_WRITE(JSON_STRUCT_QUOT(</text:span><text:span text:style-name="T4">file_type</text:span><text:span text:style-name="T2">)</text:span><text:span text:style-name="T22">":"</text:span><text:span text:style-name="T2">) \</text:span><text:span text:style-name="T2"><text:line-break/></text:span><text:span text:style-name="T2"> <text:s text:c="3"/></text:span><text:span text:style-name="T1">switch</text:span><text:span text:style-name="T2"> (json_struct_data-&gt;void_p_enum_</text:span><text:span text:style-name="T4">file_type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descriptor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memory</text:span><text:span text:style-name="T2">)</text:span><text:span text:style-name="T2"><text:line-break/></text:span><text:span text:style-name="T2"> <text:s/>JSON_STRUCT_VOID_P_END(</text:span><text:span text:style-name="T4">file_type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6"> JSON_STRUCT_VOID_P_START(name) \</text:span><text:span text:style-name="T6"><text:line-break/></text:span><text:span text:style-name="T6"> <text:s text:c="11"/></text:span><text:span text:style-name="T1">if</text:span><text:span text:style-name="T6"> (NULL != json_struct_data-&gt;name) { \</text:span><text:span text:style-name="T6"><text:line-break/></text:span><text:span text:style-name="T18"> <text:s text:c="13"/>json_struct_hasElements = 1; \</text:span><text:span text:style-name="T18"><text:line-break/></text:span><text:span text:style-name="T6"> <text:s text:c="13"/>JSON_STRUCT_WRITE(JSON_STRUCT_QUOT(name)</text:span><text:span text:style-name="T24">":"</text:span><text:span text:style-name="T6">) \</text:span><text:span text:style-name="T6"><text:line-break/></text:span><text:span text:style-name="T6"> <text:s text:c="13"/></text:span><text:span text:style-name="T1">switch</text:span><text:span text:style-name="T6"> (json_struct_data-&gt;void_p_enum_</text:span><text:span text:style-name="T1">##</text:span><text:span text:style-name="T6">name) {</text:span><text:span text:style-name="T6"><text:line-break/></text:span><text:span text:style-name="T1"># <text:s/>define</text:span><text:span text:style-name="T6"> JSON_STRUCT_VOID_P_ELEMENT(name, element) \</text:span><text:span text:style-name="T6"><text:line-break/></text:span><text:span text:style-name="T6"> <text:s text:c="13"/></text:span><text:span text:style-name="T1">case</text:span><text:span text:style-name="T6"> void_p_enum_</text:span><text:span text:style-name="T1">##</text:span><text:span text:style-name="T6">name</text:span><text:span text:style-name="T1">##</text:span><text:span text:style-name="T6">_</text:span><text:span text:style-name="T1">##</text:span><text:span text:style-name="T6">element: \</text:span><text:span text:style-name="T6"><text:line-break/></text:span><text:span text:style-name="T6"> <text:s text:c="15"/>json_struct_ret = json_struct_print_</text:span><text:span text:style-name="T1">##</text:span><text:span text:style-name="T6">element( \ <text:s text:c="50"/>json_struct_buf, \</text:span><text:span text:style-name="T6"><text:line-break/></text:span><text:span text:style-name="T6"> <text:s text:c="35"/>json_struct_size, (</text:span><text:span text:style-name="T1">struct</text:span><text:span text:style-name="T6"> element*) \</text:span><text:span text:style-name="T6"><text:line-break/></text:span><text:span text:style-name="T18"> <text:s text:c="35"/>json_struct_data-&gt;name); \</text:span><text:span text:style-name="T18"><text:line-break/></text:span><text:span text:style-name="T6"> <text:s text:c="15"/>json_struct_buf += json_struct_ret; \</text:span><text:span text:style-name="T6"><text:line-break/></text:span><text:span text:style-name="T6"> <text:s text:c="15"/></text:span><text:span text:style-name="T17">/* set pointer to end of written characters */</text:span><text:span text:style-name="T6"> \</text:span><text:span text:style-name="T6"><text:line-break/></text:span><text:span text:style-name="T6"> <text:s text:c="15"/>json_struct_size -= json_struct_ret; \</text:span><text:span text:style-name="T6"><text:line-break/></text:span><text:span text:style-name="T6"> <text:s text:c="15"/></text:span><text:span text:style-name="T17">/* resize buffer size */ </text:span><text:span text:style-name="T6">\</text:span><text:span text:style-name="T6"><text:line-break/></text:span><text:span text:style-name="T6"> <text:s text:c="15"/></text:span><text:span text:style-name="T1">break</text:span><text:span text:style-name="T6">;</text:span><text:span text:style-name="T6"><text:line-break/></text:span><text:span text:style-name="T1"># <text:s/>define</text:span><text:span text:style-name="T6"> JSON_STRUCT_VOID_P_END(name) \</text:span><text:span text:style-name="T6"><text:line-break/></text:span><text:span text:style-name="T6"> <text:s text:c="13"/></text:span><text:span text:style-name="T1">default</text:span><text:span text:style-name="T6">: \</text:span><text:span text:style-name="T6"><text:line-break/></text:span><text:span text:style-name="T6"> <text:s text:c="15"/>JSON_STRUCT_ENUM_ERROR(json_struct_data-&gt;void_p_enum_</text:span><text:span text:style-name="T1">##</text:span><text:span text:style-name="T6">name) \</text:span><text:span text:style-name="T6"><text:line-break/></text:span><text:span text:style-name="T18"> <text:s text:c="13"/>} \</text:span><text:span text:style-name="T18"><text:line-break/></text:span><text:span text:style-name="T6"> <text:s text:c="13"/>JSON_STRUCT_WRITE(</text:span><text:span text:style-name="T24">","</text:span><text:span text:style-name="T6">) \</text:span><text:span text:style-name="T6"><text:line-break/></text:span><text:span text:style-name="T18"> <text:s text:c="11"/>}</text:span></text:p>
            <text:p text:style-name="P3"><text:span text:style-name="T1"># <text:s/>define</text:span><text:span text:style-name="T2"> JSON_STRUCT_ENUM_ERROR(value) \</text:span><text:span text:style-name="T2"><text:line-break/></text:span><text:span text:style-name="T2"> <text:s text:c="11"/>CALL_REAL_POSIX_SYNC(fprintf)(stderr, \</text:span><text:span text:style-name="T2"><text:line-break/></text:span><text:span text:style-name="T2"> <text:s text:c="13"/></text:span><text:span text:style-name="T22">"Unknown value \"%d\" of </text:span><text:span text:style-name="T27">enum</text:span><text:span text:style-name="T22"> in function %s.\n"</text:span><text:span text:style-name="T2">, \</text:span><text:span text:style-name="T2"><text:line-break/></text:span><text:span text:style-name="T2"> <text:s text:c="13"/>value, __func__); \</text:span><text:span text:style-name="T2"><text:line-break/></text:span><text:span text:style-name="T2"> <text:s text:c="11"/></text:span><text:span text:style-name="T6">assert(0);</text:span></text:p>
          </draw:text-box>
        </draw:frame>
        <draw:custom-shape draw:style-name="gr58" draw:text-style-name="P6" draw:layer="layout" svg:width="13cm" svg:height="1.5cm" svg:x="2.5cm" svg:y="2.185cm">
          <text:p text:style-name="P5"><text:span text:style-name="T13">At runtime the pointer is either set to </text:span><text:span text:style-name="T2">NULL</text:span><text:span text:style-name="T7"> or points to a structure.</text:span></text:p>
          <draw:enhanced-geometry svg:viewBox="0 0 21600 21600" draw:text-areas="800 800 20800 20800" draw:type="round-rectangular-callout" draw:modifiers="1706.2687485578 48725.91605596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6" draw:layer="layout" svg:width="9.5cm" svg:height="1.5cm" svg:x="2cm" svg:y="11.5cm">
          <text:p text:style-name="P5"><text:span text:style-name="T7">Which structure the pointer references to is given</text:span><text:span text:style-name="T7"><text:line-break/></text:span><text:span text:style-name="T7">through the enum value. So we can select the </text:span><text:span text:style-name="T7"><text:line-break/></text:span><text:span text:style-name="T7">referenced structure at runtime.</text:span></text:p>
          <draw:enhanced-geometry svg:viewBox="0 0 21600 21600" draw:text-areas="800 800 20800 20800" draw:type="round-rectangular-callout" draw:modifiers="3669.34006946637 -66742.70486342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PRI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2">JSON_STRUCT_START(</text:span><text:span text:style-name="T3">basic</text:span><text:span text:style-name="T2">)</text:span><text:span text:style-name="T2"><text:line-break/></text:span><text:span text:style-name="T2"> <text:s/>JSON_STRUCT_PID_T(</text:span><text:span text:style-name="T4">process_id</text:span><text:span text:style-name="T2">)</text:span><text:span text:style-name="T2"><text:line-break/></text:span><text:span text:style-name="T2"> <text:s/></text:span><text:span text:style-name="T1">if</text:span><text:span text:style-name="T2"> (NULL != json_struct_data-&gt;</text:span><text:span text:style-name="T4">file_type</text:span><text:span text:style-name="T2">) { \</text:span><text:span text:style-name="T2"><text:line-break/></text:span><text:span text:style-name="T2"> <text:s text:c="3"/>json_struct_hasElements = 1; \</text:span><text:span text:style-name="T2"><text:line-break/></text:span><text:span text:style-name="T2"> <text:s text:c="3"/>JSON_STRUCT_WRITE(JSON_STRUCT_QUOT(</text:span><text:span text:style-name="T4">file_type</text:span><text:span text:style-name="T2">)</text:span><text:span text:style-name="T22">":"</text:span><text:span text:style-name="T2">) \</text:span><text:span text:style-name="T2"><text:line-break/></text:span><text:span text:style-name="T2"> <text:s text:c="3"/></text:span><text:span text:style-name="T1">switch</text:span><text:span text:style-name="T2"> (json_struct_data-&gt;void_p_enum_</text:span><text:span text:style-name="T4">file_type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descriptor</text:span><text:span text:style-name="T2">)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memory</text:span><text:span text:style-name="T2">)</text:span><text:span text:style-name="T2"><text:line-break/></text:span><text:span text:style-name="T2"> <text:s/>JSON_STRUCT_VOID_P_END(</text:span><text:span text:style-name="T4">file_type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6"> JSON_STRUCT_VOID_P_START(name) \</text:span><text:span text:style-name="T6"><text:line-break/></text:span><text:span text:style-name="T6"> <text:s text:c="11"/></text:span><text:span text:style-name="T1">if</text:span><text:span text:style-name="T6"> (NULL != json_struct_data-&gt;name) { \</text:span><text:span text:style-name="T6"><text:line-break/></text:span><text:span text:style-name="T18"> <text:s text:c="13"/>json_struct_hasElements = 1; \</text:span><text:span text:style-name="T18"><text:line-break/></text:span><text:span text:style-name="T6"> <text:s text:c="13"/>JSON_STRUCT_WRITE(JSON_STRUCT_QUOT(name)</text:span><text:span text:style-name="T24">":"</text:span><text:span text:style-name="T6">) \</text:span><text:span text:style-name="T6"><text:line-break/></text:span><text:span text:style-name="T6"> <text:s text:c="13"/></text:span><text:span text:style-name="T1">switch</text:span><text:span text:style-name="T6"> (json_struct_data-&gt;void_p_enum_</text:span><text:span text:style-name="T1">##</text:span><text:span text:style-name="T6">name) {</text:span><text:span text:style-name="T6"><text:line-break/></text:span><text:span text:style-name="T1"># <text:s/>define</text:span><text:span text:style-name="T6"> JSON_STRUCT_VOID_P_ELEMENT(name, element) \</text:span><text:span text:style-name="T6"><text:line-break/></text:span><text:span text:style-name="T6"> <text:s text:c="13"/></text:span><text:span text:style-name="T1">case</text:span><text:span text:style-name="T6"> void_p_enum_</text:span><text:span text:style-name="T1">##</text:span><text:span text:style-name="T6">name</text:span><text:span text:style-name="T1">##</text:span><text:span text:style-name="T6">_</text:span><text:span text:style-name="T1">##</text:span><text:span text:style-name="T6">element: \</text:span><text:span text:style-name="T6"><text:line-break/></text:span><text:span text:style-name="T6"> <text:s text:c="15"/>json_struct_ret = json_struct_print_</text:span><text:span text:style-name="T1">##</text:span><text:span text:style-name="T6">element( \ <text:s text:c="50"/>json_struct_buf, \</text:span><text:span text:style-name="T6"><text:line-break/></text:span><text:span text:style-name="T6"> <text:s text:c="35"/>json_struct_size, (</text:span><text:span text:style-name="T1">struct</text:span><text:span text:style-name="T6"> element*) \</text:span><text:span text:style-name="T6"><text:line-break/></text:span><text:span text:style-name="T18"> <text:s text:c="35"/>json_struct_data-&gt;name); \</text:span><text:span text:style-name="T18"><text:line-break/></text:span><text:span text:style-name="T6"> <text:s text:c="15"/>json_struct_buf += json_struct_ret; \</text:span><text:span text:style-name="T6"><text:line-break/></text:span><text:span text:style-name="T6"> <text:s text:c="15"/></text:span><text:span text:style-name="T17">/* set pointer to end of written characters */</text:span><text:span text:style-name="T6"> \</text:span><text:span text:style-name="T6"><text:line-break/></text:span><text:span text:style-name="T6"> <text:s text:c="15"/>json_struct_size -= json_struct_ret; \</text:span><text:span text:style-name="T6"><text:line-break/></text:span><text:span text:style-name="T6"> <text:s text:c="15"/></text:span><text:span text:style-name="T17">/* resize buffer size */ </text:span><text:span text:style-name="T6">\</text:span><text:span text:style-name="T6"><text:line-break/></text:span><text:span text:style-name="T6"> <text:s text:c="15"/></text:span><text:span text:style-name="T1">break</text:span><text:span text:style-name="T6">;</text:span><text:span text:style-name="T6"><text:line-break/></text:span><text:span text:style-name="T1"># <text:s/>define</text:span><text:span text:style-name="T6"> JSON_STRUCT_VOID_P_END(name) \</text:span><text:span text:style-name="T6"><text:line-break/></text:span><text:span text:style-name="T6"> <text:s text:c="13"/></text:span><text:span text:style-name="T1">default</text:span><text:span text:style-name="T6">: \</text:span><text:span text:style-name="T6"><text:line-break/></text:span><text:span text:style-name="T6"> <text:s text:c="15"/>JSON_STRUCT_ENUM_ERROR(json_struct_data-&gt;void_p_enum_</text:span><text:span text:style-name="T1">##</text:span><text:span text:style-name="T6">name) \</text:span><text:span text:style-name="T6"><text:line-break/></text:span><text:span text:style-name="T18"> <text:s text:c="13"/>} \</text:span><text:span text:style-name="T18"><text:line-break/></text:span><text:span text:style-name="T6"> <text:s text:c="13"/>JSON_STRUCT_WRITE(</text:span><text:span text:style-name="T24">","</text:span><text:span text:style-name="T6">) \</text:span><text:span text:style-name="T6"><text:line-break/></text:span><text:span text:style-name="T18"> <text:s text:c="11"/>}</text:span></text:p>
            <text:p text:style-name="P3"><text:span text:style-name="T1"># <text:s/>define</text:span><text:span text:style-name="T2"> JSON_STRUCT_ENUM_ERROR(value) \</text:span><text:span text:style-name="T2"><text:line-break/></text:span><text:span text:style-name="T2"> <text:s text:c="11"/>CALL_REAL_POSIX_SYNC(fprintf)(stderr, \</text:span><text:span text:style-name="T2"><text:line-break/></text:span><text:span text:style-name="T2"> <text:s text:c="13"/></text:span><text:span text:style-name="T22">"Unknown value \"%d\" of </text:span><text:span text:style-name="T27">enum</text:span><text:span text:style-name="T22"> in function %s.\n"</text:span><text:span text:style-name="T2">, \</text:span><text:span text:style-name="T2"><text:line-break/></text:span><text:span text:style-name="T2"> <text:s text:c="13"/>value, __func__); \</text:span><text:span text:style-name="T2"><text:line-break/></text:span><text:span text:style-name="T2"> <text:s text:c="11"/></text:span><text:span text:style-name="T6">assert(0);</text:span></text:p>
          </draw:text-box>
        </draw:frame>
        <draw:line draw:style-name="gr59" draw:text-style-name="P7" draw:layer="layout" svg:x1="15cm" svg:y1="6.1cm" svg:x2="13.5cm" svg:y2="7.1cm">
          <text:p/>
        </draw:line>
        <presentation:notes draw:style-name="dp2">
          <draw:page-thumbnail draw:style-name="gr1" draw:layer="layout" svg:width="19.798cm" svg:height="11.136cm" svg:x="0.6cm" svg:y="2.257cm" draw:page-number="1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PRI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2">JSON_STRUCT_START(</text:span><text:span text:style-name="T3">basic</text:span><text:span text:style-name="T2">)</text:span><text:span text:style-name="T2"><text:line-break/></text:span><text:span text:style-name="T2"> <text:s/>JSON_STRUCT_PID_T(</text:span><text:span text:style-name="T4">process_id</text:span><text:span text:style-name="T2">)</text:span><text:span text:style-name="T2"><text:line-break/></text:span><text:span text:style-name="T2"> <text:s/></text:span><text:span text:style-name="T1">if</text:span><text:span text:style-name="T2"> (NULL != json_struct_data-&gt;</text:span><text:span text:style-name="T4">file_type</text:span><text:span text:style-name="T2">) { \</text:span><text:span text:style-name="T2"><text:line-break/></text:span><text:span text:style-name="T2"> <text:s text:c="3"/>json_struct_hasElements = 1; \</text:span><text:span text:style-name="T2"><text:line-break/></text:span><text:span text:style-name="T2"> <text:s text:c="3"/>JSON_STRUCT_WRITE(JSON_STRUCT_QUOT(</text:span><text:span text:style-name="T4">file_type</text:span><text:span text:style-name="T2">)</text:span><text:span text:style-name="T22">":"</text:span><text:span text:style-name="T2">) \</text:span><text:span text:style-name="T2"><text:line-break/></text:span><text:span text:style-name="T2"> <text:s text:c="3"/></text:span><text:span text:style-name="T1">switch</text:span><text:span text:style-name="T2"> (json_struct_data-&gt;void_p_enum_</text:span><text:span text:style-name="T4">file_type</text:span><text:span text:style-name="T2">)</text:span><text:span text:style-name="T2"><text:line-break/></text:span><text:span text:style-name="T2"> <text:s text:c="3"/></text:span><text:span text:style-name="T1">case</text:span><text:span text:style-name="T2"> void_p_enum_</text:span><text:span text:style-name="T4">file_type</text:span><text:span text:style-name="T2">_</text:span><text:span text:style-name="T3">file_descriptor</text:span><text:span text:style-name="T2">: \</text:span><text:span text:style-name="T2"><text:line-break/></text:span><text:span text:style-name="T2"> <text:s text:c="5"/>json_struct_ret = \</text:span><text:span text:style-name="T2"><text:line-break/></text:span><text:span text:style-name="T2"> <text:s text:c="7"/>json_struct_print_</text:span><text:span text:style-name="T3">file_descriptor</text:span><text:span text:style-name="T2">( \</text:span><text:span text:style-name="T2"><text:line-break/></text:span><text:span text:style-name="T2"> <text:s text:c="9"/>json_struct_buf, \</text:span><text:span text:style-name="T2"><text:line-break/></text:span><text:span text:style-name="T2"> <text:s text:c="9"/>json_struct_size, (</text:span><text:span text:style-name="T1">struct</text:span><text:span text:style-name="T2"> </text:span><text:span text:style-name="T3">file_descriptor</text:span><text:span text:style-name="T2">*) \</text:span><text:span text:style-name="T2"><text:line-break/></text:span><text:span text:style-name="T2"> <text:s text:c="9"/>json_struct_data-&gt;</text:span><text:span text:style-name="T4">file_type</text:span><text:span text:style-name="T2">); \</text:span><text:span text:style-name="T2"><text:line-break/></text:span><text:span text:style-name="T2"> <text:s text:c="5"/>json_struct_buf += json_struct_ret; \</text:span><text:span text:style-name="T2"><text:line-break/></text:span><text:span text:style-name="T2"> <text:s text:c="5"/></text:span><text:span text:style-name="T8">/* set pointer to end of written characters */</text:span><text:span text:style-name="T2"> \</text:span><text:span text:style-name="T2"><text:line-break/></text:span><text:span text:style-name="T2"> <text:s text:c="5"/>json_struct_size -= json_struct_ret; \</text:span><text:span text:style-name="T2"><text:line-break/></text:span><text:span text:style-name="T2"> <text:s text:c="5"/></text:span><text:span text:style-name="T8">/* resize buffer size */ </text:span><text:span text:style-name="T2">\</text:span><text:span text:style-name="T2"><text:line-break/></text:span><text:span text:style-name="T2"> <text:s text:c="5"/></text:span><text:span text:style-name="T1">break</text:span><text:span text:style-name="T2">;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memory</text:span><text:span text:style-name="T2">)</text:span><text:span text:style-name="T2"><text:line-break/></text:span><text:span text:style-name="T2"> <text:s/>JSON_STRUCT_VOID_P_END(</text:span><text:span text:style-name="T4">file_type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6"> JSON_STRUCT_VOID_P_START(name) \</text:span><text:span text:style-name="T6"><text:line-break/></text:span><text:span text:style-name="T6"> <text:s text:c="11"/></text:span><text:span text:style-name="T1">if</text:span><text:span text:style-name="T6"> (NULL != json_struct_data-&gt;name) { \</text:span><text:span text:style-name="T6"><text:line-break/></text:span><text:span text:style-name="T18"> <text:s text:c="13"/>json_struct_hasElements = 1; \</text:span><text:span text:style-name="T18"><text:line-break/></text:span><text:span text:style-name="T6"> <text:s text:c="13"/>JSON_STRUCT_WRITE(JSON_STRUCT_QUOT(name)</text:span><text:span text:style-name="T24">":"</text:span><text:span text:style-name="T6">) \</text:span><text:span text:style-name="T6"><text:line-break/></text:span><text:span text:style-name="T6"> <text:s text:c="13"/></text:span><text:span text:style-name="T1">switch</text:span><text:span text:style-name="T6"> (json_struct_data-&gt;void_p_enum_</text:span><text:span text:style-name="T1">##</text:span><text:span text:style-name="T6">name) {</text:span><text:span text:style-name="T6"><text:line-break/></text:span><text:span text:style-name="T1"># <text:s/>define</text:span><text:span text:style-name="T6"> JSON_STRUCT_VOID_P_ELEMENT(name, element) \</text:span><text:span text:style-name="T6"><text:line-break/></text:span><text:span text:style-name="T6"> <text:s text:c="13"/></text:span><text:span text:style-name="T1">case</text:span><text:span text:style-name="T6"> void_p_enum_</text:span><text:span text:style-name="T1">##</text:span><text:span text:style-name="T6">name</text:span><text:span text:style-name="T1">##</text:span><text:span text:style-name="T6">_</text:span><text:span text:style-name="T1">##</text:span><text:span text:style-name="T6">element: \</text:span><text:span text:style-name="T6"><text:line-break/></text:span><text:span text:style-name="T6"> <text:s text:c="15"/>json_struct_ret = json_struct_print_</text:span><text:span text:style-name="T1">##</text:span><text:span text:style-name="T6">element( \ <text:s text:c="50"/>json_struct_buf, \</text:span><text:span text:style-name="T6"><text:line-break/></text:span><text:span text:style-name="T6"> <text:s text:c="35"/>json_struct_size, (</text:span><text:span text:style-name="T1">struct</text:span><text:span text:style-name="T6"> element*) \</text:span><text:span text:style-name="T6"><text:line-break/></text:span><text:span text:style-name="T18"> <text:s text:c="35"/>json_struct_data-&gt;name); \</text:span><text:span text:style-name="T18"><text:line-break/></text:span><text:span text:style-name="T6"> <text:s text:c="15"/>json_struct_buf += json_struct_ret; \</text:span><text:span text:style-name="T6"><text:line-break/></text:span><text:span text:style-name="T6"> <text:s text:c="15"/></text:span><text:span text:style-name="T17">/* set pointer to end of written characters */</text:span><text:span text:style-name="T6"> \</text:span><text:span text:style-name="T6"><text:line-break/></text:span><text:span text:style-name="T6"> <text:s text:c="15"/>json_struct_size -= json_struct_ret; \</text:span><text:span text:style-name="T6"><text:line-break/></text:span><text:span text:style-name="T6"> <text:s text:c="15"/></text:span><text:span text:style-name="T17">/* resize buffer size */ </text:span><text:span text:style-name="T6">\</text:span><text:span text:style-name="T6"><text:line-break/></text:span><text:span text:style-name="T6"> <text:s text:c="15"/></text:span><text:span text:style-name="T1">break</text:span><text:span text:style-name="T6">;</text:span><text:span text:style-name="T6"><text:line-break/></text:span><text:span text:style-name="T1"># <text:s/>define</text:span><text:span text:style-name="T6"> JSON_STRUCT_VOID_P_END(name) \</text:span><text:span text:style-name="T6"><text:line-break/></text:span><text:span text:style-name="T6"> <text:s text:c="13"/></text:span><text:span text:style-name="T1">default</text:span><text:span text:style-name="T6">: \</text:span><text:span text:style-name="T6"><text:line-break/></text:span><text:span text:style-name="T6"> <text:s text:c="15"/>JSON_STRUCT_ENUM_ERROR(json_struct_data-&gt;void_p_enum_</text:span><text:span text:style-name="T1">##</text:span><text:span text:style-name="T6">name) \</text:span><text:span text:style-name="T6"><text:line-break/></text:span><text:span text:style-name="T18"> <text:s text:c="13"/>} \</text:span><text:span text:style-name="T18"><text:line-break/></text:span><text:span text:style-name="T6"> <text:s text:c="13"/>JSON_STRUCT_WRITE(</text:span><text:span text:style-name="T24">","</text:span><text:span text:style-name="T6">) \</text:span><text:span text:style-name="T6"><text:line-break/></text:span><text:span text:style-name="T18"> <text:s text:c="11"/>}</text:span></text:p>
            <text:p text:style-name="P3"><text:span text:style-name="T1"># <text:s/>define</text:span><text:span text:style-name="T2"> JSON_STRUCT_ENUM_ERROR(value) \</text:span><text:span text:style-name="T2"><text:line-break/></text:span><text:span text:style-name="T2"> <text:s text:c="11"/>CALL_REAL_POSIX_SYNC(fprintf)(stderr, \</text:span><text:span text:style-name="T2"><text:line-break/></text:span><text:span text:style-name="T2"> <text:s text:c="13"/></text:span><text:span text:style-name="T22">"Unknown value \"%d\" of </text:span><text:span text:style-name="T27">enum</text:span><text:span text:style-name="T22"> in function %s.\n"</text:span><text:span text:style-name="T2">, \</text:span><text:span text:style-name="T2"><text:line-break/></text:span><text:span text:style-name="T2"> <text:s text:c="13"/>value, __func__); \</text:span><text:span text:style-name="T2"><text:line-break/></text:span><text:span text:style-name="T2"> <text:s text:c="11"/></text:span><text:span text:style-name="T6">assert(0);</text:span></text:p>
          </draw:text-box>
        </draw:frame>
        <draw:line draw:style-name="gr59" draw:text-style-name="P7" draw:layer="layout" svg:x1="15cm" svg:y1="6.1cm" svg:x2="13.5cm" svg:y2="7.1cm">
          <text:p/>
        </draw:line>
        <draw:custom-shape draw:style-name="gr40" draw:text-style-name="P6" draw:layer="layout" svg:width="18cm" svg:height="2.5cm" svg:x="3.5cm" svg:y="12.819cm">
          <text:p text:style-name="P5"><text:span text:style-name="T7">Again magic at work: to print the pointed to structure we can use the already</text:span><text:span text:style-name="T7"><text:line-break/></text:span><text:span text:style-name="T7">generated function for this structure. Thats because structures can only be elements in other</text:span><text:span text:style-name="T7"><text:line-break/></text:span><text:span text:style-name="T7">structures if they are defined before and the definition of all structures in json_structs.h is</text:span><text:span text:style-name="T7"><text:line-break/></text:span><text:span text:style-name="T7">transformed by macros to a function.</text:span></text:p>
          <draw:enhanced-geometry svg:viewBox="0 0 21600 21600" draw:text-areas="800 800 20800 20800" draw:type="round-rectangular-callout" draw:modifiers="5660.08555080273 -38812.63494602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PRI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2">JSON_STRUCT_START(</text:span><text:span text:style-name="T3">basic</text:span><text:span text:style-name="T2">)</text:span><text:span text:style-name="T2"><text:line-break/></text:span><text:span text:style-name="T2"> <text:s/>JSON_STRUCT_PID_T(</text:span><text:span text:style-name="T4">process_id</text:span><text:span text:style-name="T2">)</text:span><text:span text:style-name="T2"><text:line-break/></text:span><text:span text:style-name="T2"> <text:s/></text:span><text:span text:style-name="T1">if</text:span><text:span text:style-name="T2"> (NULL != json_struct_data-&gt;</text:span><text:span text:style-name="T4">file_type</text:span><text:span text:style-name="T2">) { \</text:span><text:span text:style-name="T2"><text:line-break/></text:span><text:span text:style-name="T2"> <text:s text:c="3"/>json_struct_hasElements = 1; \</text:span><text:span text:style-name="T2"><text:line-break/></text:span><text:span text:style-name="T2"> <text:s text:c="3"/>JSON_STRUCT_WRITE(JSON_STRUCT_QUOT(</text:span><text:span text:style-name="T4">file_type</text:span><text:span text:style-name="T2">)</text:span><text:span text:style-name="T22">":"</text:span><text:span text:style-name="T2">) \</text:span><text:span text:style-name="T2"><text:line-break/></text:span><text:span text:style-name="T2"> <text:s text:c="3"/></text:span><text:span text:style-name="T1">switch</text:span><text:span text:style-name="T2"> (json_struct_data-&gt;void_p_enum_</text:span><text:span text:style-name="T4">file_type</text:span><text:span text:style-name="T2">)</text:span><text:span text:style-name="T2"><text:line-break/></text:span><text:span text:style-name="T2"> <text:s text:c="3"/></text:span><text:span text:style-name="T1">case</text:span><text:span text:style-name="T2"> void_p_enum_</text:span><text:span text:style-name="T4">file_type</text:span><text:span text:style-name="T2">_</text:span><text:span text:style-name="T3">file_descriptor</text:span><text:span text:style-name="T2">: \</text:span><text:span text:style-name="T2"><text:line-break/></text:span><text:span text:style-name="T2"> <text:s text:c="5"/>json_struct_ret = \</text:span><text:span text:style-name="T2"><text:line-break/></text:span><text:span text:style-name="T2"> <text:s text:c="7"/>json_struct_print_</text:span><text:span text:style-name="T3">file_descriptor</text:span><text:span text:style-name="T2">( \</text:span><text:span text:style-name="T2"><text:line-break/></text:span><text:span text:style-name="T2"> <text:s text:c="9"/>json_struct_buf, \</text:span><text:span text:style-name="T2"><text:line-break/></text:span><text:span text:style-name="T2"> <text:s text:c="9"/>json_struct_size, (</text:span><text:span text:style-name="T1">struct</text:span><text:span text:style-name="T2"> </text:span><text:span text:style-name="T3">file_descriptor</text:span><text:span text:style-name="T2">*) \</text:span><text:span text:style-name="T2"><text:line-break/></text:span><text:span text:style-name="T2"> <text:s text:c="9"/>json_struct_data-&gt;</text:span><text:span text:style-name="T4">file_type</text:span><text:span text:style-name="T2">); \</text:span><text:span text:style-name="T2"><text:line-break/></text:span><text:span text:style-name="T2"> <text:s text:c="5"/>json_struct_buf += json_struct_ret; \</text:span><text:span text:style-name="T2"><text:line-break/></text:span><text:span text:style-name="T2"> <text:s text:c="5"/></text:span><text:span text:style-name="T8">/* set pointer to end of written characters */</text:span><text:span text:style-name="T2"> \</text:span><text:span text:style-name="T2"><text:line-break/></text:span><text:span text:style-name="T2"> <text:s text:c="5"/>json_struct_size -= json_struct_ret; \</text:span><text:span text:style-name="T2"><text:line-break/></text:span><text:span text:style-name="T2"> <text:s text:c="5"/></text:span><text:span text:style-name="T8">/* resize buffer size */ </text:span><text:span text:style-name="T2">\</text:span><text:span text:style-name="T2"><text:line-break/></text:span><text:span text:style-name="T2"> <text:s text:c="5"/></text:span><text:span text:style-name="T1">break</text:span><text:span text:style-name="T2">;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memory</text:span><text:span text:style-name="T2">)</text:span><text:span text:style-name="T2"><text:line-break/></text:span><text:span text:style-name="T2"> <text:s/>JSON_STRUCT_VOID_P_END(</text:span><text:span text:style-name="T4">file_type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6"> JSON_STRUCT_VOID_P_START(name) \</text:span><text:span text:style-name="T6"><text:line-break/></text:span><text:span text:style-name="T6"> <text:s text:c="11"/></text:span><text:span text:style-name="T1">if</text:span><text:span text:style-name="T6"> (NULL != json_struct_data-&gt;name) { \</text:span><text:span text:style-name="T6"><text:line-break/></text:span><text:span text:style-name="T18"> <text:s text:c="13"/>json_struct_hasElements = 1; \</text:span><text:span text:style-name="T18"><text:line-break/></text:span><text:span text:style-name="T6"> <text:s text:c="13"/>JSON_STRUCT_WRITE(JSON_STRUCT_QUOT(name)</text:span><text:span text:style-name="T24">":"</text:span><text:span text:style-name="T6">) \</text:span><text:span text:style-name="T6"><text:line-break/></text:span><text:span text:style-name="T6"> <text:s text:c="13"/></text:span><text:span text:style-name="T1">switch</text:span><text:span text:style-name="T6"> (json_struct_data-&gt;void_p_enum_</text:span><text:span text:style-name="T1">##</text:span><text:span text:style-name="T6">name) {</text:span><text:span text:style-name="T6"><text:line-break/></text:span><text:span text:style-name="T1"># <text:s/>define</text:span><text:span text:style-name="T6"> JSON_STRUCT_VOID_P_ELEMENT(name, element) \</text:span><text:span text:style-name="T6"><text:line-break/></text:span><text:span text:style-name="T6"> <text:s text:c="13"/></text:span><text:span text:style-name="T1">case</text:span><text:span text:style-name="T6"> void_p_enum_</text:span><text:span text:style-name="T1">##</text:span><text:span text:style-name="T6">name</text:span><text:span text:style-name="T1">##</text:span><text:span text:style-name="T6">_</text:span><text:span text:style-name="T1">##</text:span><text:span text:style-name="T6">element: \</text:span><text:span text:style-name="T6"><text:line-break/></text:span><text:span text:style-name="T6"> <text:s text:c="15"/>json_struct_ret = json_struct_print_</text:span><text:span text:style-name="T1">##</text:span><text:span text:style-name="T6">element( \ <text:s text:c="50"/>json_struct_buf, \</text:span><text:span text:style-name="T6"><text:line-break/></text:span><text:span text:style-name="T6"> <text:s text:c="35"/>json_struct_size, (</text:span><text:span text:style-name="T1">struct</text:span><text:span text:style-name="T6"> element*) \</text:span><text:span text:style-name="T6"><text:line-break/></text:span><text:span text:style-name="T18"> <text:s text:c="35"/>json_struct_data-&gt;name); \</text:span><text:span text:style-name="T18"><text:line-break/></text:span><text:span text:style-name="T6"> <text:s text:c="15"/>json_struct_buf += json_struct_ret; \</text:span><text:span text:style-name="T6"><text:line-break/></text:span><text:span text:style-name="T6"> <text:s text:c="15"/></text:span><text:span text:style-name="T17">/* set pointer to end of written characters */</text:span><text:span text:style-name="T6"> \</text:span><text:span text:style-name="T6"><text:line-break/></text:span><text:span text:style-name="T6"> <text:s text:c="15"/>json_struct_size -= json_struct_ret; \</text:span><text:span text:style-name="T6"><text:line-break/></text:span><text:span text:style-name="T6"> <text:s text:c="15"/></text:span><text:span text:style-name="T17">/* resize buffer size */ </text:span><text:span text:style-name="T6">\</text:span><text:span text:style-name="T6"><text:line-break/></text:span><text:span text:style-name="T6"> <text:s text:c="15"/></text:span><text:span text:style-name="T1">break</text:span><text:span text:style-name="T6">;</text:span><text:span text:style-name="T6"><text:line-break/></text:span><text:span text:style-name="T1"># <text:s/>define</text:span><text:span text:style-name="T6"> JSON_STRUCT_VOID_P_END(name) \</text:span><text:span text:style-name="T6"><text:line-break/></text:span><text:span text:style-name="T6"> <text:s text:c="13"/></text:span><text:span text:style-name="T1">default</text:span><text:span text:style-name="T6">: \</text:span><text:span text:style-name="T6"><text:line-break/></text:span><text:span text:style-name="T6"> <text:s text:c="15"/>JSON_STRUCT_ENUM_ERROR(json_struct_data-&gt;void_p_enum_</text:span><text:span text:style-name="T1">##</text:span><text:span text:style-name="T6">name) \</text:span><text:span text:style-name="T6"><text:line-break/></text:span><text:span text:style-name="T18"> <text:s text:c="13"/>} \</text:span><text:span text:style-name="T18"><text:line-break/></text:span><text:span text:style-name="T6"> <text:s text:c="13"/>JSON_STRUCT_WRITE(</text:span><text:span text:style-name="T24">","</text:span><text:span text:style-name="T6">) \</text:span><text:span text:style-name="T6"><text:line-break/></text:span><text:span text:style-name="T18"> <text:s text:c="11"/>}</text:span></text:p>
            <text:p text:style-name="P3"><text:span text:style-name="T1"># <text:s/>define</text:span><text:span text:style-name="T2"> JSON_STRUCT_ENUM_ERROR(value) \</text:span><text:span text:style-name="T2"><text:line-break/></text:span><text:span text:style-name="T2"> <text:s text:c="11"/>CALL_REAL_POSIX_SYNC(fprintf)(stderr, \</text:span><text:span text:style-name="T2"><text:line-break/></text:span><text:span text:style-name="T2"> <text:s text:c="13"/></text:span><text:span text:style-name="T22">"Unknown value \"%d\" of </text:span><text:span text:style-name="T27">enum</text:span><text:span text:style-name="T22"> in function %s.\n"</text:span><text:span text:style-name="T2">, \</text:span><text:span text:style-name="T2"><text:line-break/></text:span><text:span text:style-name="T2"> <text:s text:c="13"/>value, __func__); \</text:span><text:span text:style-name="T2"><text:line-break/></text:span><text:span text:style-name="T2"> <text:s text:c="11"/></text:span><text:span text:style-name="T6">assert(0);</text:span></text:p>
          </draw:text-box>
        </draw:frame>
        <draw:custom-shape draw:style-name="gr40" draw:text-style-name="P6" draw:layer="layout" svg:width="18cm" svg:height="2.5cm" svg:x="3.5cm" svg:y="12.819cm">
          <text:p text:style-name="P5"><text:span text:style-name="T7">To call the print function for the other structure we use as arguments the same buffer</text:span><text:span text:style-name="T7"><text:line-break/></text:span><text:span text:style-name="T7">as used for the own structure (via pointer which points to next free byte in buffer), the free size</text:span><text:span text:style-name="T7"><text:line-break/></text:span><text:span text:style-name="T7">in that buffer and the other struct to print. As return value we get the written bytes. With that</text:span><text:span text:style-name="T7"><text:line-break/></text:span><text:span text:style-name="T7">value we modify the pointer to the next free byte and the free size. </text:span></text:p>
          <draw:enhanced-geometry svg:viewBox="0 0 21600 21600" draw:text-areas="800 800 20800 20800" draw:type="round-rectangular-callout" draw:modifiers="5660.08555080273 -38812.63494602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PRI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2">JSON_STRUCT_START(</text:span><text:span text:style-name="T3">basic</text:span><text:span text:style-name="T2">)</text:span><text:span text:style-name="T2"><text:line-break/></text:span><text:span text:style-name="T2"> <text:s/>JSON_STRUCT_PID_T(</text:span><text:span text:style-name="T4">process_id</text:span><text:span text:style-name="T2">)</text:span><text:span text:style-name="T2"><text:line-break/></text:span><text:span text:style-name="T2"> <text:s/></text:span><text:span text:style-name="T1">if</text:span><text:span text:style-name="T2"> (NULL != json_struct_data-&gt;</text:span><text:span text:style-name="T4">file_type</text:span><text:span text:style-name="T2">) { \</text:span><text:span text:style-name="T2"><text:line-break/></text:span><text:span text:style-name="T2"> <text:s text:c="3"/>json_struct_hasElements = 1; \</text:span><text:span text:style-name="T2"><text:line-break/></text:span><text:span text:style-name="T2"> <text:s text:c="3"/>JSON_STRUCT_WRITE(JSON_STRUCT_QUOT(</text:span><text:span text:style-name="T4">file_type</text:span><text:span text:style-name="T2">)</text:span><text:span text:style-name="T22">":"</text:span><text:span text:style-name="T2">) \</text:span><text:span text:style-name="T2"><text:line-break/></text:span><text:span text:style-name="T2"> <text:s text:c="3"/></text:span><text:span text:style-name="T1">switch</text:span><text:span text:style-name="T2"> (json_struct_data-&gt;void_p_enum_</text:span><text:span text:style-name="T4">file_type</text:span><text:span text:style-name="T2">)</text:span><text:span text:style-name="T2"><text:line-break/></text:span><text:span text:style-name="T2"> <text:s text:c="3"/></text:span><text:span text:style-name="T1">case</text:span><text:span text:style-name="T2"> void_p_enum_</text:span><text:span text:style-name="T4">file_type</text:span><text:span text:style-name="T2">_</text:span><text:span text:style-name="T3">file_descriptor</text:span><text:span text:style-name="T2">: \</text:span><text:span text:style-name="T2"><text:line-break/></text:span><text:span text:style-name="T2"> <text:s text:c="5"/>json_struct_ret = \</text:span><text:span text:style-name="T2"><text:line-break/></text:span><text:span text:style-name="T2"> <text:s text:c="7"/>json_struct_print_</text:span><text:span text:style-name="T3">file_descriptor</text:span><text:span text:style-name="T2">( \</text:span><text:span text:style-name="T2"><text:line-break/></text:span><text:span text:style-name="T2"> <text:s text:c="9"/>json_struct_buf, \</text:span><text:span text:style-name="T2"><text:line-break/></text:span><text:span text:style-name="T2"> <text:s text:c="9"/>json_struct_size, (</text:span><text:span text:style-name="T1">struct</text:span><text:span text:style-name="T2"> </text:span><text:span text:style-name="T3">file_descriptor</text:span><text:span text:style-name="T2">*) \</text:span><text:span text:style-name="T2"><text:line-break/></text:span><text:span text:style-name="T2"> <text:s text:c="9"/>json_struct_data-&gt;</text:span><text:span text:style-name="T4">file_type</text:span><text:span text:style-name="T2">); \</text:span><text:span text:style-name="T2"><text:line-break/></text:span><text:span text:style-name="T2"> <text:s text:c="5"/>json_struct_buf += json_struct_ret; \</text:span><text:span text:style-name="T2"><text:line-break/></text:span><text:span text:style-name="T2"> <text:s text:c="5"/></text:span><text:span text:style-name="T8">/* set pointer to end of written characters */</text:span><text:span text:style-name="T2"> \</text:span><text:span text:style-name="T2"><text:line-break/></text:span><text:span text:style-name="T2"> <text:s text:c="5"/>json_struct_size -= json_struct_ret; \</text:span><text:span text:style-name="T2"><text:line-break/></text:span><text:span text:style-name="T2"> <text:s text:c="5"/></text:span><text:span text:style-name="T8">/* resize buffer size */ </text:span><text:span text:style-name="T2">\</text:span><text:span text:style-name="T2"><text:line-break/></text:span><text:span text:style-name="T2"> <text:s text:c="5"/></text:span><text:span text:style-name="T1">break</text:span><text:span text:style-name="T2">;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memory</text:span><text:span text:style-name="T2">)</text:span><text:span text:style-name="T2"><text:line-break/></text:span><text:span text:style-name="T2"> <text:s/>JSON_STRUCT_VOID_P_END(</text:span><text:span text:style-name="T4">file_type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6"> JSON_STRUCT_VOID_P_START(name) \</text:span><text:span text:style-name="T6"><text:line-break/></text:span><text:span text:style-name="T6"> <text:s text:c="11"/></text:span><text:span text:style-name="T1">if</text:span><text:span text:style-name="T6"> (NULL != json_struct_data-&gt;name) { \</text:span><text:span text:style-name="T6"><text:line-break/></text:span><text:span text:style-name="T18"> <text:s text:c="13"/>json_struct_hasElements = 1; \</text:span><text:span text:style-name="T18"><text:line-break/></text:span><text:span text:style-name="T6"> <text:s text:c="13"/>JSON_STRUCT_WRITE(JSON_STRUCT_QUOT(name)</text:span><text:span text:style-name="T24">":"</text:span><text:span text:style-name="T6">) \</text:span><text:span text:style-name="T6"><text:line-break/></text:span><text:span text:style-name="T6"> <text:s text:c="13"/></text:span><text:span text:style-name="T1">switch</text:span><text:span text:style-name="T6"> (json_struct_data-&gt;void_p_enum_</text:span><text:span text:style-name="T1">##</text:span><text:span text:style-name="T6">name) {</text:span><text:span text:style-name="T6"><text:line-break/></text:span><text:span text:style-name="T1"># <text:s/>define</text:span><text:span text:style-name="T6"> JSON_STRUCT_VOID_P_ELEMENT(name, element) \</text:span><text:span text:style-name="T6"><text:line-break/></text:span><text:span text:style-name="T6"> <text:s text:c="13"/></text:span><text:span text:style-name="T1">case</text:span><text:span text:style-name="T6"> void_p_enum_</text:span><text:span text:style-name="T1">##</text:span><text:span text:style-name="T6">name</text:span><text:span text:style-name="T1">##</text:span><text:span text:style-name="T6">_</text:span><text:span text:style-name="T1">##</text:span><text:span text:style-name="T6">element: \</text:span><text:span text:style-name="T6"><text:line-break/></text:span><text:span text:style-name="T6"> <text:s text:c="15"/>json_struct_ret = json_struct_print_</text:span><text:span text:style-name="T1">##</text:span><text:span text:style-name="T6">element( \ <text:s text:c="50"/>json_struct_buf, \</text:span><text:span text:style-name="T6"><text:line-break/></text:span><text:span text:style-name="T6"> <text:s text:c="35"/>json_struct_size, (</text:span><text:span text:style-name="T1">struct</text:span><text:span text:style-name="T6"> element*) \</text:span><text:span text:style-name="T6"><text:line-break/></text:span><text:span text:style-name="T18"> <text:s text:c="35"/>json_struct_data-&gt;name); \</text:span><text:span text:style-name="T18"><text:line-break/></text:span><text:span text:style-name="T6"> <text:s text:c="15"/>json_struct_buf += json_struct_ret; \</text:span><text:span text:style-name="T6"><text:line-break/></text:span><text:span text:style-name="T6"> <text:s text:c="15"/></text:span><text:span text:style-name="T17">/* set pointer to end of written characters */</text:span><text:span text:style-name="T6"> \</text:span><text:span text:style-name="T6"><text:line-break/></text:span><text:span text:style-name="T6"> <text:s text:c="15"/>json_struct_size -= json_struct_ret; \</text:span><text:span text:style-name="T6"><text:line-break/></text:span><text:span text:style-name="T6"> <text:s text:c="15"/></text:span><text:span text:style-name="T17">/* resize buffer size */ </text:span><text:span text:style-name="T6">\</text:span><text:span text:style-name="T6"><text:line-break/></text:span><text:span text:style-name="T6"> <text:s text:c="15"/></text:span><text:span text:style-name="T1">break</text:span><text:span text:style-name="T6">;</text:span><text:span text:style-name="T6"><text:line-break/></text:span><text:span text:style-name="T1"># <text:s/>define</text:span><text:span text:style-name="T6"> JSON_STRUCT_VOID_P_END(name) \</text:span><text:span text:style-name="T6"><text:line-break/></text:span><text:span text:style-name="T6"> <text:s text:c="13"/></text:span><text:span text:style-name="T1">default</text:span><text:span text:style-name="T6">: \</text:span><text:span text:style-name="T6"><text:line-break/></text:span><text:span text:style-name="T6"> <text:s text:c="15"/>JSON_STRUCT_ENUM_ERROR(json_struct_data-&gt;void_p_enum_</text:span><text:span text:style-name="T1">##</text:span><text:span text:style-name="T6">name) \</text:span><text:span text:style-name="T6"><text:line-break/></text:span><text:span text:style-name="T18"> <text:s text:c="13"/>} \</text:span><text:span text:style-name="T18"><text:line-break/></text:span><text:span text:style-name="T6"> <text:s text:c="13"/>JSON_STRUCT_WRITE(</text:span><text:span text:style-name="T24">","</text:span><text:span text:style-name="T6">) \</text:span><text:span text:style-name="T6"><text:line-break/></text:span><text:span text:style-name="T18"> <text:s text:c="11"/>}</text:span></text:p>
            <text:p text:style-name="P3"><text:span text:style-name="T1"># <text:s/>define</text:span><text:span text:style-name="T2"> JSON_STRUCT_ENUM_ERROR(value) \</text:span><text:span text:style-name="T2"><text:line-break/></text:span><text:span text:style-name="T2"> <text:s text:c="11"/>CALL_REAL_POSIX_SYNC(fprintf)(stderr, \</text:span><text:span text:style-name="T2"><text:line-break/></text:span><text:span text:style-name="T2"> <text:s text:c="13"/></text:span><text:span text:style-name="T22">"Unknown value \"%d\" of </text:span><text:span text:style-name="T27">enum</text:span><text:span text:style-name="T22"> in function %s.\n"</text:span><text:span text:style-name="T2">, \</text:span><text:span text:style-name="T2"><text:line-break/></text:span><text:span text:style-name="T2"> <text:s text:c="13"/>value, __func__); \</text:span><text:span text:style-name="T2"><text:line-break/></text:span><text:span text:style-name="T2"> <text:s text:c="11"/></text:span><text:span text:style-name="T6">assert(0);</text:span></text:p>
          </draw:text-box>
        </draw:frame>
        <draw:custom-shape draw:style-name="gr54" draw:text-style-name="P6" draw:layer="layout" svg:width="9cm" svg:height="1.5cm" svg:x="9cm" svg:y="13cm">
          <text:p text:style-name="P5"><text:span text:style-name="T13">We had that before. No need to show it again.</text:span><text:span text:style-name="T13"><text:line-break/></text:span><text:span text:style-name="T13">(it’s only another case for struct </text:span><text:span text:style-name="T3">file_memory</text:span><text:span text:style-name="T7">)</text:span></text:p>
          <draw:enhanced-geometry svg:viewBox="0 0 21600 21600" draw:text-areas="800 800 20800 20800" draw:type="round-rectangular-callout" draw:modifiers="2301.34429507832 -14045.03664223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PRI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2">JSON_STRUCT_START(</text:span><text:span text:style-name="T3">basic</text:span><text:span text:style-name="T2">)</text:span><text:span text:style-name="T2"><text:line-break/></text:span><text:span text:style-name="T2"> <text:s/>JSON_STRUCT_PID_T(</text:span><text:span text:style-name="T4">process_id</text:span><text:span text:style-name="T2">)</text:span><text:span text:style-name="T2"><text:line-break/></text:span><text:span text:style-name="T2"> <text:s/></text:span><text:span text:style-name="T1">if</text:span><text:span text:style-name="T2"> (NULL != json_struct_data-&gt;</text:span><text:span text:style-name="T4">file_type</text:span><text:span text:style-name="T2">) { \</text:span><text:span text:style-name="T2"><text:line-break/></text:span><text:span text:style-name="T2"> <text:s text:c="3"/>json_struct_hasElements = 1; \</text:span><text:span text:style-name="T2"><text:line-break/></text:span><text:span text:style-name="T2"> <text:s text:c="3"/>JSON_STRUCT_WRITE(JSON_STRUCT_QUOT(</text:span><text:span text:style-name="T4">file_type</text:span><text:span text:style-name="T2">)</text:span><text:span text:style-name="T22">":"</text:span><text:span text:style-name="T2">) \</text:span><text:span text:style-name="T2"><text:line-break/></text:span><text:span text:style-name="T2"> <text:s text:c="3"/></text:span><text:span text:style-name="T1">switch</text:span><text:span text:style-name="T2"> (json_struct_data-&gt;void_p_enum_</text:span><text:span text:style-name="T4">file_type</text:span><text:span text:style-name="T2">)</text:span><text:span text:style-name="T2"><text:line-break/></text:span><text:span text:style-name="T2"> <text:s text:c="3"/></text:span><text:span text:style-name="T1">case</text:span><text:span text:style-name="T2"> void_p_enum_</text:span><text:span text:style-name="T4">file_type</text:span><text:span text:style-name="T2">_</text:span><text:span text:style-name="T3">file_descriptor</text:span><text:span text:style-name="T2">: \</text:span><text:span text:style-name="T2"><text:line-break/></text:span><text:span text:style-name="T2"> <text:s text:c="5"/>json_struct_ret = \</text:span><text:span text:style-name="T2"><text:line-break/></text:span><text:span text:style-name="T2"> <text:s text:c="7"/>json_struct_print_</text:span><text:span text:style-name="T3">file_descriptor</text:span><text:span text:style-name="T2">( \</text:span><text:span text:style-name="T2"><text:line-break/></text:span><text:span text:style-name="T2"> <text:s text:c="9"/>json_struct_buf, \</text:span><text:span text:style-name="T2"><text:line-break/></text:span><text:span text:style-name="T2"> <text:s text:c="9"/>json_struct_size, (</text:span><text:span text:style-name="T1">struct</text:span><text:span text:style-name="T2"> </text:span><text:span text:style-name="T3">file_descriptor</text:span><text:span text:style-name="T2">*) \</text:span><text:span text:style-name="T2"><text:line-break/></text:span><text:span text:style-name="T2"> <text:s text:c="9"/>json_struct_data-&gt;</text:span><text:span text:style-name="T4">file_type</text:span><text:span text:style-name="T2">); \</text:span><text:span text:style-name="T2"><text:line-break/></text:span><text:span text:style-name="T2"> <text:s text:c="5"/>json_struct_buf += json_struct_ret; \</text:span><text:span text:style-name="T2"><text:line-break/></text:span><text:span text:style-name="T2"> <text:s text:c="5"/></text:span><text:span text:style-name="T8">/* set pointer to end of written characters */</text:span><text:span text:style-name="T2"> \</text:span><text:span text:style-name="T2"><text:line-break/></text:span><text:span text:style-name="T2"> <text:s text:c="5"/>json_struct_size -= json_struct_ret; \</text:span><text:span text:style-name="T2"><text:line-break/></text:span><text:span text:style-name="T2"> <text:s text:c="5"/></text:span><text:span text:style-name="T8">/* resize buffer size */ </text:span><text:span text:style-name="T2">\</text:span><text:span text:style-name="T2"><text:line-break/></text:span><text:span text:style-name="T2"> <text:s text:c="5"/></text:span><text:span text:style-name="T1">break</text:span><text:span text:style-name="T2">;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memory</text:span><text:span text:style-name="T2">)</text:span><text:span text:style-name="T2"><text:line-break/></text:span><text:span text:style-name="T2"> <text:s/>JSON_STRUCT_VOID_P_END(</text:span><text:span text:style-name="T4">file_type</text:span><text:span text:style-name="T2">)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6"> JSON_STRUCT_VOID_P_START(name) \</text:span><text:span text:style-name="T6"><text:line-break/></text:span><text:span text:style-name="T6"> <text:s text:c="11"/></text:span><text:span text:style-name="T1">if</text:span><text:span text:style-name="T6"> (NULL != json_struct_data-&gt;name) { \</text:span><text:span text:style-name="T6"><text:line-break/></text:span><text:span text:style-name="T18"> <text:s text:c="13"/>json_struct_hasElements = 1; \</text:span><text:span text:style-name="T18"><text:line-break/></text:span><text:span text:style-name="T6"> <text:s text:c="13"/>JSON_STRUCT_WRITE(JSON_STRUCT_QUOT(name)</text:span><text:span text:style-name="T24">":"</text:span><text:span text:style-name="T6">) \</text:span><text:span text:style-name="T6"><text:line-break/></text:span><text:span text:style-name="T6"> <text:s text:c="13"/></text:span><text:span text:style-name="T1">switch</text:span><text:span text:style-name="T6"> (json_struct_data-&gt;void_p_enum_</text:span><text:span text:style-name="T1">##</text:span><text:span text:style-name="T6">name) {</text:span><text:span text:style-name="T6"><text:line-break/></text:span><text:span text:style-name="T1"># <text:s/>define</text:span><text:span text:style-name="T6"> JSON_STRUCT_VOID_P_ELEMENT(name, element) \</text:span><text:span text:style-name="T6"><text:line-break/></text:span><text:span text:style-name="T6"> <text:s text:c="13"/></text:span><text:span text:style-name="T1">case</text:span><text:span text:style-name="T6"> void_p_enum_</text:span><text:span text:style-name="T1">##</text:span><text:span text:style-name="T6">name</text:span><text:span text:style-name="T1">##</text:span><text:span text:style-name="T6">_</text:span><text:span text:style-name="T1">##</text:span><text:span text:style-name="T6">element: \</text:span><text:span text:style-name="T6"><text:line-break/></text:span><text:span text:style-name="T6"> <text:s text:c="15"/>json_struct_ret = json_struct_print_</text:span><text:span text:style-name="T1">##</text:span><text:span text:style-name="T6">element( \ <text:s text:c="50"/>json_struct_buf, \</text:span><text:span text:style-name="T6"><text:line-break/></text:span><text:span text:style-name="T6"> <text:s text:c="35"/>json_struct_size, (</text:span><text:span text:style-name="T1">struct</text:span><text:span text:style-name="T6"> element*) \</text:span><text:span text:style-name="T6"><text:line-break/></text:span><text:span text:style-name="T18"> <text:s text:c="35"/>json_struct_data-&gt;name); \</text:span><text:span text:style-name="T18"><text:line-break/></text:span><text:span text:style-name="T6"> <text:s text:c="15"/>json_struct_buf += json_struct_ret; \</text:span><text:span text:style-name="T6"><text:line-break/></text:span><text:span text:style-name="T6"> <text:s text:c="15"/></text:span><text:span text:style-name="T17">/* set pointer to end of written characters */</text:span><text:span text:style-name="T6"> \</text:span><text:span text:style-name="T6"><text:line-break/></text:span><text:span text:style-name="T6"> <text:s text:c="15"/>json_struct_size -= json_struct_ret; \</text:span><text:span text:style-name="T6"><text:line-break/></text:span><text:span text:style-name="T6"> <text:s text:c="15"/></text:span><text:span text:style-name="T17">/* resize buffer size */ </text:span><text:span text:style-name="T6">\</text:span><text:span text:style-name="T6"><text:line-break/></text:span><text:span text:style-name="T6"> <text:s text:c="15"/></text:span><text:span text:style-name="T1">break</text:span><text:span text:style-name="T6">;</text:span><text:span text:style-name="T6"><text:line-break/></text:span><text:span text:style-name="T1"># <text:s/>define</text:span><text:span text:style-name="T6"> JSON_STRUCT_VOID_P_END(name) \</text:span><text:span text:style-name="T6"><text:line-break/></text:span><text:span text:style-name="T6"> <text:s text:c="13"/></text:span><text:span text:style-name="T1">default</text:span><text:span text:style-name="T6">: \</text:span><text:span text:style-name="T6"><text:line-break/></text:span><text:span text:style-name="T6"> <text:s text:c="15"/>JSON_STRUCT_ENUM_ERROR(json_struct_data-&gt;void_p_enum_</text:span><text:span text:style-name="T1">##</text:span><text:span text:style-name="T6">name) \</text:span><text:span text:style-name="T6"><text:line-break/></text:span><text:span text:style-name="T18"> <text:s text:c="13"/>} \</text:span><text:span text:style-name="T18"><text:line-break/></text:span><text:span text:style-name="T6"> <text:s text:c="13"/>JSON_STRUCT_WRITE(</text:span><text:span text:style-name="T24">","</text:span><text:span text:style-name="T6">) \</text:span><text:span text:style-name="T6"><text:line-break/></text:span><text:span text:style-name="T18"> <text:s text:c="11"/>}</text:span></text:p>
            <text:p text:style-name="P3"><text:span text:style-name="T1"># <text:s/>define</text:span><text:span text:style-name="T2"> JSON_STRUCT_ENUM_ERROR(value) \</text:span><text:span text:style-name="T2"><text:line-break/></text:span><text:span text:style-name="T2"> <text:s text:c="11"/>CALL_REAL_POSIX_SYNC(fprintf)(stderr, \</text:span><text:span text:style-name="T2"><text:line-break/></text:span><text:span text:style-name="T2"> <text:s text:c="13"/></text:span><text:span text:style-name="T22">"Unknown value \"%d\" of </text:span><text:span text:style-name="T27">enum</text:span><text:span text:style-name="T22"> in function %s.\n"</text:span><text:span text:style-name="T2">, \</text:span><text:span text:style-name="T2"><text:line-break/></text:span><text:span text:style-name="T2"> <text:s text:c="13"/>value, __func__); \</text:span><text:span text:style-name="T2"><text:line-break/></text:span><text:span text:style-name="T2"> <text:s text:c="11"/></text:span><text:span text:style-name="T6">assert(0);</text:span></text:p>
          </draw:text-box>
        </draw:frame>
        <draw:line draw:style-name="gr60" draw:text-style-name="P7" draw:layer="layout" svg:x1="15.2cm" svg:y1="9.2cm" svg:x2="8.7cm" svg:y2="12.2cm">
          <text:p/>
        </draw:line>
        <presentation:notes draw:style-name="dp2">
          <draw:page-thumbnail draw:style-name="gr1" draw:layer="layout" svg:width="19.798cm" svg:height="11.136cm" svg:x="0.6cm" svg:y="2.257cm" draw:page-number="12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PRI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2">JSON_STRUCT_START(</text:span><text:span text:style-name="T3">basic</text:span><text:span text:style-name="T2">)</text:span><text:span text:style-name="T2"><text:line-break/></text:span><text:span text:style-name="T2"> <text:s/>JSON_STRUCT_PID_T(</text:span><text:span text:style-name="T4">process_id</text:span><text:span text:style-name="T2">)</text:span><text:span text:style-name="T2"><text:line-break/></text:span><text:span text:style-name="T2"> <text:s/></text:span><text:span text:style-name="T1">if</text:span><text:span text:style-name="T2"> (NULL != json_struct_data-&gt;</text:span><text:span text:style-name="T4">file_type</text:span><text:span text:style-name="T2">) { \</text:span><text:span text:style-name="T2"><text:line-break/></text:span><text:span text:style-name="T2"> <text:s text:c="3"/>json_struct_hasElements = 1; \</text:span><text:span text:style-name="T2"><text:line-break/></text:span><text:span text:style-name="T2"> <text:s text:c="3"/>JSON_STRUCT_WRITE(JSON_STRUCT_QUOT(</text:span><text:span text:style-name="T4">file_type</text:span><text:span text:style-name="T2">)</text:span><text:span text:style-name="T22">":"</text:span><text:span text:style-name="T2">) \</text:span><text:span text:style-name="T2"><text:line-break/></text:span><text:span text:style-name="T2"> <text:s text:c="3"/></text:span><text:span text:style-name="T1">switch</text:span><text:span text:style-name="T2"> (json_struct_data-&gt;void_p_enum_</text:span><text:span text:style-name="T4">file_type</text:span><text:span text:style-name="T2">)</text:span><text:span text:style-name="T2"><text:line-break/></text:span><text:span text:style-name="T2"> <text:s text:c="3"/></text:span><text:span text:style-name="T1">case</text:span><text:span text:style-name="T2"> void_p_enum_</text:span><text:span text:style-name="T4">file_type</text:span><text:span text:style-name="T2">_</text:span><text:span text:style-name="T3">file_descriptor</text:span><text:span text:style-name="T2">: \</text:span><text:span text:style-name="T2"><text:line-break/></text:span><text:span text:style-name="T2"> <text:s text:c="5"/>json_struct_ret = \</text:span><text:span text:style-name="T2"><text:line-break/></text:span><text:span text:style-name="T2"> <text:s text:c="7"/>json_struct_print_</text:span><text:span text:style-name="T3">file_descriptor</text:span><text:span text:style-name="T2">( \</text:span><text:span text:style-name="T2"><text:line-break/></text:span><text:span text:style-name="T2"> <text:s text:c="9"/>json_struct_buf, \</text:span><text:span text:style-name="T2"><text:line-break/></text:span><text:span text:style-name="T2"> <text:s text:c="9"/>json_struct_size, (</text:span><text:span text:style-name="T1">struct</text:span><text:span text:style-name="T2"> </text:span><text:span text:style-name="T3">file_descriptor</text:span><text:span text:style-name="T2">*) \</text:span><text:span text:style-name="T2"><text:line-break/></text:span><text:span text:style-name="T2"> <text:s text:c="9"/>json_struct_data-&gt;</text:span><text:span text:style-name="T4">file_type</text:span><text:span text:style-name="T2">); \</text:span><text:span text:style-name="T2"><text:line-break/></text:span><text:span text:style-name="T2"> <text:s text:c="5"/>json_struct_buf += json_struct_ret; \</text:span><text:span text:style-name="T2"><text:line-break/></text:span><text:span text:style-name="T2"> <text:s text:c="5"/></text:span><text:span text:style-name="T8">/* set pointer to end of written characters */</text:span><text:span text:style-name="T2"> \</text:span><text:span text:style-name="T2"><text:line-break/></text:span><text:span text:style-name="T2"> <text:s text:c="5"/>json_struct_size -= json_struct_ret; \</text:span><text:span text:style-name="T2"><text:line-break/></text:span><text:span text:style-name="T2"> <text:s text:c="5"/></text:span><text:span text:style-name="T8">/* resize buffer size */ </text:span><text:span text:style-name="T2">\</text:span><text:span text:style-name="T2"><text:line-break/></text:span><text:span text:style-name="T2"> <text:s text:c="5"/></text:span><text:span text:style-name="T1">break</text:span><text:span text:style-name="T2">;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memory</text:span><text:span text:style-name="T2">)</text:span><text:span text:style-name="T2"><text:line-break/></text:span><text:span text:style-name="T2"> <text:s text:c="3"/></text:span><text:span text:style-name="T1">default</text:span><text:span text:style-name="T2">: \</text:span><text:span text:style-name="T2"><text:line-break/></text:span><text:span text:style-name="T2"> <text:s text:c="5"/>JSON_STRUCT_ENUM_ERROR(json_struct_data-&gt;void_p_enum_</text:span><text:span text:style-name="T4">file_type</text:span><text:span text:style-name="T2">) \</text:span><text:span text:style-name="T2"><text:line-break/></text:span><text:span text:style-name="T2"> <text:s text:c="3"/>} \</text:span><text:span text:style-name="T2"><text:line-break/></text:span><text:span text:style-name="T2"> <text:s text:c="3"/>JSON_STRUCT_WRITE(</text:span><text:span text:style-name="T22">","</text:span><text:span text:style-name="T2">) \</text:span><text:span text:style-name="T2"><text:line-break/></text:span><text:span text:style-name="T2"> <text:s/>}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6"> JSON_STRUCT_VOID_P_START(name) \</text:span><text:span text:style-name="T6"><text:line-break/></text:span><text:span text:style-name="T6"> <text:s text:c="11"/></text:span><text:span text:style-name="T1">if</text:span><text:span text:style-name="T6"> (NULL != json_struct_data-&gt;name) { \</text:span><text:span text:style-name="T6"><text:line-break/></text:span><text:span text:style-name="T18"> <text:s text:c="13"/>json_struct_hasElements = 1; \</text:span><text:span text:style-name="T18"><text:line-break/></text:span><text:span text:style-name="T6"> <text:s text:c="13"/>JSON_STRUCT_WRITE(JSON_STRUCT_QUOT(name)</text:span><text:span text:style-name="T24">":"</text:span><text:span text:style-name="T6">) \</text:span><text:span text:style-name="T6"><text:line-break/></text:span><text:span text:style-name="T6"> <text:s text:c="13"/></text:span><text:span text:style-name="T1">switch</text:span><text:span text:style-name="T6"> (json_struct_data-&gt;void_p_enum_</text:span><text:span text:style-name="T1">##</text:span><text:span text:style-name="T6">name) {</text:span><text:span text:style-name="T6"><text:line-break/></text:span><text:span text:style-name="T1"># <text:s/>define</text:span><text:span text:style-name="T6"> JSON_STRUCT_VOID_P_ELEMENT(name, element) \</text:span><text:span text:style-name="T6"><text:line-break/></text:span><text:span text:style-name="T6"> <text:s text:c="13"/></text:span><text:span text:style-name="T1">case</text:span><text:span text:style-name="T6"> void_p_enum_</text:span><text:span text:style-name="T1">##</text:span><text:span text:style-name="T6">name</text:span><text:span text:style-name="T1">##</text:span><text:span text:style-name="T6">_</text:span><text:span text:style-name="T1">##</text:span><text:span text:style-name="T6">element: \</text:span><text:span text:style-name="T6"><text:line-break/></text:span><text:span text:style-name="T6"> <text:s text:c="15"/>json_struct_ret = json_struct_print_</text:span><text:span text:style-name="T1">##</text:span><text:span text:style-name="T6">element( \ <text:s text:c="50"/>json_struct_buf, \</text:span><text:span text:style-name="T6"><text:line-break/></text:span><text:span text:style-name="T6"> <text:s text:c="35"/>json_struct_size, (</text:span><text:span text:style-name="T1">struct</text:span><text:span text:style-name="T6"> element*) \</text:span><text:span text:style-name="T6"><text:line-break/></text:span><text:span text:style-name="T18"> <text:s text:c="35"/>json_struct_data-&gt;name); \</text:span><text:span text:style-name="T18"><text:line-break/></text:span><text:span text:style-name="T6"> <text:s text:c="15"/>json_struct_buf += json_struct_ret; \</text:span><text:span text:style-name="T6"><text:line-break/></text:span><text:span text:style-name="T6"> <text:s text:c="15"/></text:span><text:span text:style-name="T17">/* set pointer to end of written characters */</text:span><text:span text:style-name="T6"> \</text:span><text:span text:style-name="T6"><text:line-break/></text:span><text:span text:style-name="T6"> <text:s text:c="15"/>json_struct_size -= json_struct_ret; \</text:span><text:span text:style-name="T6"><text:line-break/></text:span><text:span text:style-name="T6"> <text:s text:c="15"/></text:span><text:span text:style-name="T17">/* resize buffer size */ </text:span><text:span text:style-name="T6">\</text:span><text:span text:style-name="T6"><text:line-break/></text:span><text:span text:style-name="T6"> <text:s text:c="15"/></text:span><text:span text:style-name="T1">break</text:span><text:span text:style-name="T6">;</text:span><text:span text:style-name="T6"><text:line-break/></text:span><text:span text:style-name="T1"># <text:s/>define</text:span><text:span text:style-name="T6"> JSON_STRUCT_VOID_P_END(name) \</text:span><text:span text:style-name="T6"><text:line-break/></text:span><text:span text:style-name="T6"> <text:s text:c="13"/></text:span><text:span text:style-name="T1">default</text:span><text:span text:style-name="T6">: \</text:span><text:span text:style-name="T6"><text:line-break/></text:span><text:span text:style-name="T6"> <text:s text:c="15"/>JSON_STRUCT_ENUM_ERROR(json_struct_data-&gt;void_p_enum_</text:span><text:span text:style-name="T1">##</text:span><text:span text:style-name="T6">name) \</text:span><text:span text:style-name="T6"><text:line-break/></text:span><text:span text:style-name="T18"> <text:s text:c="13"/>} \</text:span><text:span text:style-name="T18"><text:line-break/></text:span><text:span text:style-name="T6"> <text:s text:c="13"/>JSON_STRUCT_WRITE(</text:span><text:span text:style-name="T24">","</text:span><text:span text:style-name="T6">) \</text:span><text:span text:style-name="T6"><text:line-break/></text:span><text:span text:style-name="T18"> <text:s text:c="11"/>}</text:span></text:p>
            <text:p text:style-name="P3"><text:span text:style-name="T1"># <text:s/>define</text:span><text:span text:style-name="T2"> JSON_STRUCT_ENUM_ERROR(value) \</text:span><text:span text:style-name="T2"><text:line-break/></text:span><text:span text:style-name="T2"> <text:s text:c="11"/>CALL_REAL_POSIX_SYNC(fprintf)(stderr, \</text:span><text:span text:style-name="T2"><text:line-break/></text:span><text:span text:style-name="T2"> <text:s text:c="13"/></text:span><text:span text:style-name="T22">"Unknown value \"%d\" of </text:span><text:span text:style-name="T27">enum</text:span><text:span text:style-name="T22"> in function %s.\n"</text:span><text:span text:style-name="T2">, \</text:span><text:span text:style-name="T2"><text:line-break/></text:span><text:span text:style-name="T2"> <text:s text:c="13"/>value, __func__); \</text:span><text:span text:style-name="T2"><text:line-break/></text:span><text:span text:style-name="T2"> <text:s text:c="11"/></text:span><text:span text:style-name="T6">assert(0);</text:span></text:p>
          </draw:text-box>
        </draw:frame>
        <draw:line draw:style-name="gr60" draw:text-style-name="P7" draw:layer="layout" svg:x1="15.2cm" svg:y1="9.2cm" svg:x2="4cm" svg:y2="10.5cm">
          <text:p/>
        </draw:line>
        <draw:custom-shape draw:style-name="gr61" draw:text-style-name="P6" draw:layer="layout" svg:width="11.5cm" svg:height="2cm" svg:x="5.5cm" svg:y="13cm">
          <text:p text:style-name="P5"><text:span text:style-name="T7">We don’t know the value that is stored in the enum.</text:span><text:span text:style-name="T7"><text:line-break/></text:span><text:span text:style-name="T7">Something went terribly wrong during filling the struct.</text:span></text:p>
          <draw:enhanced-geometry svg:viewBox="0 0 21600 21600" draw:text-areas="800 800 20800 20800" draw:type="round-rectangular-callout" draw:modifiers="-3542.0919920007 -25388.90554722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PRI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2">JSON_STRUCT_START(</text:span><text:span text:style-name="T3">basic</text:span><text:span text:style-name="T2">)</text:span><text:span text:style-name="T2"><text:line-break/></text:span><text:span text:style-name="T2"> <text:s/>JSON_STRUCT_PID_T(</text:span><text:span text:style-name="T4">process_id</text:span><text:span text:style-name="T2">)</text:span><text:span text:style-name="T2"><text:line-break/></text:span><text:span text:style-name="T2"> <text:s/></text:span><text:span text:style-name="T1">if</text:span><text:span text:style-name="T2"> (NULL != json_struct_data-&gt;</text:span><text:span text:style-name="T4">file_type</text:span><text:span text:style-name="T2">) { \</text:span><text:span text:style-name="T2"><text:line-break/></text:span><text:span text:style-name="T2"> <text:s text:c="3"/>json_struct_hasElements = 1; \</text:span><text:span text:style-name="T2"><text:line-break/></text:span><text:span text:style-name="T2"> <text:s text:c="3"/>JSON_STRUCT_WRITE(JSON_STRUCT_QUOT(</text:span><text:span text:style-name="T4">file_type</text:span><text:span text:style-name="T2">)</text:span><text:span text:style-name="T22">":"</text:span><text:span text:style-name="T2">) \</text:span><text:span text:style-name="T2"><text:line-break/></text:span><text:span text:style-name="T2"> <text:s text:c="3"/></text:span><text:span text:style-name="T1">switch</text:span><text:span text:style-name="T2"> (json_struct_data-&gt;void_p_enum_</text:span><text:span text:style-name="T4">file_type</text:span><text:span text:style-name="T2">)</text:span><text:span text:style-name="T2"><text:line-break/></text:span><text:span text:style-name="T2"> <text:s text:c="3"/></text:span><text:span text:style-name="T1">case</text:span><text:span text:style-name="T2"> void_p_enum_</text:span><text:span text:style-name="T4">file_type</text:span><text:span text:style-name="T2">_</text:span><text:span text:style-name="T3">file_descriptor</text:span><text:span text:style-name="T2">: \</text:span><text:span text:style-name="T2"><text:line-break/></text:span><text:span text:style-name="T2"> <text:s text:c="5"/>json_struct_ret = \</text:span><text:span text:style-name="T2"><text:line-break/></text:span><text:span text:style-name="T2"> <text:s text:c="7"/>json_struct_print_</text:span><text:span text:style-name="T3">file_descriptor</text:span><text:span text:style-name="T2">( \</text:span><text:span text:style-name="T2"><text:line-break/></text:span><text:span text:style-name="T2"> <text:s text:c="9"/>json_struct_buf, \</text:span><text:span text:style-name="T2"><text:line-break/></text:span><text:span text:style-name="T2"> <text:s text:c="9"/>json_struct_size, (</text:span><text:span text:style-name="T1">struct</text:span><text:span text:style-name="T2"> </text:span><text:span text:style-name="T3">file_descriptor</text:span><text:span text:style-name="T2">*) \</text:span><text:span text:style-name="T2"><text:line-break/></text:span><text:span text:style-name="T2"> <text:s text:c="9"/>json_struct_data-&gt;</text:span><text:span text:style-name="T4">file_type</text:span><text:span text:style-name="T2">); \</text:span><text:span text:style-name="T2"><text:line-break/></text:span><text:span text:style-name="T2"> <text:s text:c="5"/>json_struct_buf += json_struct_ret; \</text:span><text:span text:style-name="T2"><text:line-break/></text:span><text:span text:style-name="T2"> <text:s text:c="5"/></text:span><text:span text:style-name="T8">/* set pointer to end of written characters */</text:span><text:span text:style-name="T2"> \</text:span><text:span text:style-name="T2"><text:line-break/></text:span><text:span text:style-name="T2"> <text:s text:c="5"/>json_struct_size -= json_struct_ret; \</text:span><text:span text:style-name="T2"><text:line-break/></text:span><text:span text:style-name="T2"> <text:s text:c="5"/></text:span><text:span text:style-name="T8">/* resize buffer size */ </text:span><text:span text:style-name="T2">\</text:span><text:span text:style-name="T2"><text:line-break/></text:span><text:span text:style-name="T2"> <text:s text:c="5"/></text:span><text:span text:style-name="T1">break</text:span><text:span text:style-name="T2">;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memory</text:span><text:span text:style-name="T2">)</text:span><text:span text:style-name="T2"><text:line-break/></text:span><text:span text:style-name="T2"> <text:s text:c="3"/></text:span><text:span text:style-name="T1">default</text:span><text:span text:style-name="T2">: \</text:span><text:span text:style-name="T2"><text:line-break/></text:span><text:span text:style-name="T2"> <text:s text:c="5"/>JSON_STRUCT_ENUM_ERROR(json_struct_data-&gt;void_p_enum_</text:span><text:span text:style-name="T4">file_type</text:span><text:span text:style-name="T2">) \</text:span><text:span text:style-name="T2"><text:line-break/></text:span><text:span text:style-name="T2"> <text:s text:c="3"/>} \</text:span><text:span text:style-name="T2"><text:line-break/></text:span><text:span text:style-name="T2"> <text:s text:c="3"/>JSON_STRUCT_WRITE(</text:span><text:span text:style-name="T22">","</text:span><text:span text:style-name="T2">) \</text:span><text:span text:style-name="T2"><text:line-break/></text:span><text:span text:style-name="T2"> <text:s/>}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6"> JSON_STRUCT_VOID_P_START(name) \</text:span><text:span text:style-name="T6"><text:line-break/></text:span><text:span text:style-name="T6"> <text:s text:c="11"/></text:span><text:span text:style-name="T1">if</text:span><text:span text:style-name="T6"> (NULL != json_struct_data-&gt;name) { \</text:span><text:span text:style-name="T6"><text:line-break/></text:span><text:span text:style-name="T18"> <text:s text:c="13"/>json_struct_hasElements = 1; \</text:span><text:span text:style-name="T18"><text:line-break/></text:span><text:span text:style-name="T6"> <text:s text:c="13"/>JSON_STRUCT_WRITE(JSON_STRUCT_QUOT(name)</text:span><text:span text:style-name="T24">":"</text:span><text:span text:style-name="T6">) \</text:span><text:span text:style-name="T6"><text:line-break/></text:span><text:span text:style-name="T6"> <text:s text:c="13"/></text:span><text:span text:style-name="T1">switch</text:span><text:span text:style-name="T6"> (json_struct_data-&gt;void_p_enum_</text:span><text:span text:style-name="T1">##</text:span><text:span text:style-name="T6">name) {</text:span><text:span text:style-name="T6"><text:line-break/></text:span><text:span text:style-name="T1"># <text:s/>define</text:span><text:span text:style-name="T6"> JSON_STRUCT_VOID_P_ELEMENT(name, element) \</text:span><text:span text:style-name="T6"><text:line-break/></text:span><text:span text:style-name="T6"> <text:s text:c="13"/></text:span><text:span text:style-name="T1">case</text:span><text:span text:style-name="T6"> void_p_enum_</text:span><text:span text:style-name="T1">##</text:span><text:span text:style-name="T6">name</text:span><text:span text:style-name="T1">##</text:span><text:span text:style-name="T6">_</text:span><text:span text:style-name="T1">##</text:span><text:span text:style-name="T6">element: \</text:span><text:span text:style-name="T6"><text:line-break/></text:span><text:span text:style-name="T6"> <text:s text:c="15"/>json_struct_ret = json_struct_print_</text:span><text:span text:style-name="T1">##</text:span><text:span text:style-name="T6">element( \ <text:s text:c="50"/>json_struct_buf, \</text:span><text:span text:style-name="T6"><text:line-break/></text:span><text:span text:style-name="T6"> <text:s text:c="35"/>json_struct_size, (</text:span><text:span text:style-name="T1">struct</text:span><text:span text:style-name="T6"> element*) \</text:span><text:span text:style-name="T6"><text:line-break/></text:span><text:span text:style-name="T18"> <text:s text:c="35"/>json_struct_data-&gt;name); \</text:span><text:span text:style-name="T18"><text:line-break/></text:span><text:span text:style-name="T6"> <text:s text:c="15"/>json_struct_buf += json_struct_ret; \</text:span><text:span text:style-name="T6"><text:line-break/></text:span><text:span text:style-name="T6"> <text:s text:c="15"/></text:span><text:span text:style-name="T17">/* set pointer to end of written characters */</text:span><text:span text:style-name="T6"> \</text:span><text:span text:style-name="T6"><text:line-break/></text:span><text:span text:style-name="T6"> <text:s text:c="15"/>json_struct_size -= json_struct_ret; \</text:span><text:span text:style-name="T6"><text:line-break/></text:span><text:span text:style-name="T6"> <text:s text:c="15"/></text:span><text:span text:style-name="T17">/* resize buffer size */ </text:span><text:span text:style-name="T6">\</text:span><text:span text:style-name="T6"><text:line-break/></text:span><text:span text:style-name="T6"> <text:s text:c="15"/></text:span><text:span text:style-name="T1">break</text:span><text:span text:style-name="T6">;</text:span><text:span text:style-name="T6"><text:line-break/></text:span><text:span text:style-name="T1"># <text:s/>define</text:span><text:span text:style-name="T6"> JSON_STRUCT_VOID_P_END(name) \</text:span><text:span text:style-name="T6"><text:line-break/></text:span><text:span text:style-name="T6"> <text:s text:c="13"/></text:span><text:span text:style-name="T1">default</text:span><text:span text:style-name="T6">: \</text:span><text:span text:style-name="T6"><text:line-break/></text:span><text:span text:style-name="T6"> <text:s text:c="15"/>JSON_STRUCT_ENUM_ERROR(json_struct_data-&gt;void_p_enum_</text:span><text:span text:style-name="T1">##</text:span><text:span text:style-name="T6">name) \</text:span><text:span text:style-name="T6"><text:line-break/></text:span><text:span text:style-name="T18"> <text:s text:c="13"/>} \</text:span><text:span text:style-name="T18"><text:line-break/></text:span><text:span text:style-name="T6"> <text:s text:c="13"/>JSON_STRUCT_WRITE(</text:span><text:span text:style-name="T24">","</text:span><text:span text:style-name="T6">) \</text:span><text:span text:style-name="T6"><text:line-break/></text:span><text:span text:style-name="T18"> <text:s text:c="11"/>}</text:span></text:p>
            <text:p text:style-name="P3"><text:span text:style-name="T1"># <text:s/>define</text:span><text:span text:style-name="T2"> JSON_STRUCT_ENUM_ERROR(value) \</text:span><text:span text:style-name="T2"><text:line-break/></text:span><text:span text:style-name="T2"> <text:s text:c="11"/>CALL_REAL_POSIX_SYNC(fprintf)(stderr, \</text:span><text:span text:style-name="T2"><text:line-break/></text:span><text:span text:style-name="T2"> <text:s text:c="13"/></text:span><text:span text:style-name="T22">"Unknown value \"%d\" of </text:span><text:span text:style-name="T27">enum</text:span><text:span text:style-name="T22"> in function %s.\n"</text:span><text:span text:style-name="T2">, \</text:span><text:span text:style-name="T2"><text:line-break/></text:span><text:span text:style-name="T2"> <text:s text:c="13"/>value, __func__); \</text:span><text:span text:style-name="T2"><text:line-break/></text:span><text:span text:style-name="T2"> <text:s text:c="11"/></text:span><text:span text:style-name="T6">assert(0);</text:span></text:p>
          </draw:text-box>
        </draw:frame>
        <draw:custom-shape draw:style-name="gr54" draw:text-style-name="P6" draw:layer="layout" svg:width="9cm" svg:height="1.5cm" svg:x="6cm" svg:y="13.5cm">
          <text:p text:style-name="P5"><text:span text:style-name="T13">We had that before. No need to show it again.</text:span></text:p>
          <draw:enhanced-geometry svg:viewBox="0 0 21600 21600" draw:text-areas="800 800 20800 20800" draw:type="round-rectangular-callout" draw:modifiers="-2783.69070103322 -24952.96469020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PRI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2">JSON_STRUCT_START(</text:span><text:span text:style-name="T3">basic</text:span><text:span text:style-name="T2">)</text:span><text:span text:style-name="T2"><text:line-break/></text:span><text:span text:style-name="T2"> <text:s/>JSON_STRUCT_PID_T(</text:span><text:span text:style-name="T4">process_id</text:span><text:span text:style-name="T2">)</text:span><text:span text:style-name="T2"><text:line-break/></text:span><text:span text:style-name="T2"> <text:s/></text:span><text:span text:style-name="T1">if</text:span><text:span text:style-name="T2"> (NULL != json_struct_data-&gt;</text:span><text:span text:style-name="T4">file_type</text:span><text:span text:style-name="T2">) { \</text:span><text:span text:style-name="T2"><text:line-break/></text:span><text:span text:style-name="T2"> <text:s text:c="3"/>json_struct_hasElements = 1; \</text:span><text:span text:style-name="T2"><text:line-break/></text:span><text:span text:style-name="T2"> <text:s text:c="3"/>JSON_STRUCT_WRITE(JSON_STRUCT_QUOT(</text:span><text:span text:style-name="T4">file_type</text:span><text:span text:style-name="T2">)</text:span><text:span text:style-name="T22">":"</text:span><text:span text:style-name="T2">) \</text:span><text:span text:style-name="T2"><text:line-break/></text:span><text:span text:style-name="T2"> <text:s text:c="3"/></text:span><text:span text:style-name="T1">switch</text:span><text:span text:style-name="T2"> (json_struct_data-&gt;void_p_enum_</text:span><text:span text:style-name="T4">file_type</text:span><text:span text:style-name="T2">)</text:span><text:span text:style-name="T2"><text:line-break/></text:span><text:span text:style-name="T2"> <text:s text:c="3"/></text:span><text:span text:style-name="T1">case</text:span><text:span text:style-name="T2"> void_p_enum_</text:span><text:span text:style-name="T4">file_type</text:span><text:span text:style-name="T2">_</text:span><text:span text:style-name="T3">file_descriptor</text:span><text:span text:style-name="T2">: \</text:span><text:span text:style-name="T2"><text:line-break/></text:span><text:span text:style-name="T2"> <text:s text:c="5"/>json_struct_ret = \</text:span><text:span text:style-name="T2"><text:line-break/></text:span><text:span text:style-name="T2"> <text:s text:c="7"/>json_struct_print_</text:span><text:span text:style-name="T3">file_descriptor</text:span><text:span text:style-name="T2">( \</text:span><text:span text:style-name="T2"><text:line-break/></text:span><text:span text:style-name="T2"> <text:s text:c="9"/>json_struct_buf, \</text:span><text:span text:style-name="T2"><text:line-break/></text:span><text:span text:style-name="T2"> <text:s text:c="9"/>json_struct_size, (</text:span><text:span text:style-name="T1">struct</text:span><text:span text:style-name="T2"> </text:span><text:span text:style-name="T3">file_descriptor</text:span><text:span text:style-name="T2">*) \</text:span><text:span text:style-name="T2"><text:line-break/></text:span><text:span text:style-name="T2"> <text:s text:c="9"/>json_struct_data-&gt;</text:span><text:span text:style-name="T4">file_type</text:span><text:span text:style-name="T2">); \</text:span><text:span text:style-name="T2"><text:line-break/></text:span><text:span text:style-name="T2"> <text:s text:c="5"/>json_struct_buf += json_struct_ret; \</text:span><text:span text:style-name="T2"><text:line-break/></text:span><text:span text:style-name="T2"> <text:s text:c="5"/></text:span><text:span text:style-name="T8">/* set pointer to end of written characters */</text:span><text:span text:style-name="T2"> \</text:span><text:span text:style-name="T2"><text:line-break/></text:span><text:span text:style-name="T2"> <text:s text:c="5"/>json_struct_size -= json_struct_ret; \</text:span><text:span text:style-name="T2"><text:line-break/></text:span><text:span text:style-name="T2"> <text:s text:c="5"/></text:span><text:span text:style-name="T8">/* resize buffer size */ </text:span><text:span text:style-name="T2">\</text:span><text:span text:style-name="T2"><text:line-break/></text:span><text:span text:style-name="T2"> <text:s text:c="5"/></text:span><text:span text:style-name="T1">break</text:span><text:span text:style-name="T2">;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memory</text:span><text:span text:style-name="T2">)</text:span><text:span text:style-name="T2"><text:line-break/></text:span><text:span text:style-name="T2"> <text:s text:c="3"/></text:span><text:span text:style-name="T1">default</text:span><text:span text:style-name="T2">: \</text:span><text:span text:style-name="T2"><text:line-break/></text:span><text:span text:style-name="T2"> <text:s text:c="5"/>JSON_STRUCT_ENUM_ERROR(json_struct_data-&gt;void_p_enum_</text:span><text:span text:style-name="T4">file_type</text:span><text:span text:style-name="T2">) \</text:span><text:span text:style-name="T2"><text:line-break/></text:span><text:span text:style-name="T2"> <text:s text:c="3"/>} \</text:span><text:span text:style-name="T2"><text:line-break/></text:span><text:span text:style-name="T2"> <text:s text:c="3"/>JSON_STRUCT_WRITE(</text:span><text:span text:style-name="T22">","</text:span><text:span text:style-name="T2">) \</text:span><text:span text:style-name="T2"><text:line-break/></text:span><text:span text:style-name="T2"> <text:s/>}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6"> JSON_STRUCT_VOID_P_START(name) \</text:span><text:span text:style-name="T6"><text:line-break/></text:span><text:span text:style-name="T6"> <text:s text:c="11"/></text:span><text:span text:style-name="T1">if</text:span><text:span text:style-name="T6"> (NULL != json_struct_data-&gt;name) { \</text:span><text:span text:style-name="T6"><text:line-break/></text:span><text:span text:style-name="T18"> <text:s text:c="13"/>json_struct_hasElements = 1; \</text:span><text:span text:style-name="T18"><text:line-break/></text:span><text:span text:style-name="T6"> <text:s text:c="13"/>JSON_STRUCT_WRITE(JSON_STRUCT_QUOT(name)</text:span><text:span text:style-name="T24">":"</text:span><text:span text:style-name="T6">) \</text:span><text:span text:style-name="T6"><text:line-break/></text:span><text:span text:style-name="T6"> <text:s text:c="13"/></text:span><text:span text:style-name="T1">switch</text:span><text:span text:style-name="T6"> (json_struct_data-&gt;void_p_enum_</text:span><text:span text:style-name="T1">##</text:span><text:span text:style-name="T6">name) {</text:span><text:span text:style-name="T6"><text:line-break/></text:span><text:span text:style-name="T1"># <text:s/>define</text:span><text:span text:style-name="T6"> JSON_STRUCT_VOID_P_ELEMENT(name, element) \</text:span><text:span text:style-name="T6"><text:line-break/></text:span><text:span text:style-name="T6"> <text:s text:c="13"/></text:span><text:span text:style-name="T1">case</text:span><text:span text:style-name="T6"> void_p_enum_</text:span><text:span text:style-name="T1">##</text:span><text:span text:style-name="T6">name</text:span><text:span text:style-name="T1">##</text:span><text:span text:style-name="T6">_</text:span><text:span text:style-name="T1">##</text:span><text:span text:style-name="T6">element: \</text:span><text:span text:style-name="T6"><text:line-break/></text:span><text:span text:style-name="T6"> <text:s text:c="15"/>json_struct_ret = json_struct_print_</text:span><text:span text:style-name="T1">##</text:span><text:span text:style-name="T6">element( \ <text:s text:c="50"/>json_struct_buf, \</text:span><text:span text:style-name="T6"><text:line-break/></text:span><text:span text:style-name="T6"> <text:s text:c="35"/>json_struct_size, (</text:span><text:span text:style-name="T1">struct</text:span><text:span text:style-name="T6"> element*) \</text:span><text:span text:style-name="T6"><text:line-break/></text:span><text:span text:style-name="T18"> <text:s text:c="35"/>json_struct_data-&gt;name); \</text:span><text:span text:style-name="T18"><text:line-break/></text:span><text:span text:style-name="T6"> <text:s text:c="15"/>json_struct_buf += json_struct_ret; \</text:span><text:span text:style-name="T6"><text:line-break/></text:span><text:span text:style-name="T6"> <text:s text:c="15"/></text:span><text:span text:style-name="T17">/* set pointer to end of written characters */</text:span><text:span text:style-name="T6"> \</text:span><text:span text:style-name="T6"><text:line-break/></text:span><text:span text:style-name="T6"> <text:s text:c="15"/>json_struct_size -= json_struct_ret; \</text:span><text:span text:style-name="T6"><text:line-break/></text:span><text:span text:style-name="T6"> <text:s text:c="15"/></text:span><text:span text:style-name="T17">/* resize buffer size */ </text:span><text:span text:style-name="T6">\</text:span><text:span text:style-name="T6"><text:line-break/></text:span><text:span text:style-name="T6"> <text:s text:c="15"/></text:span><text:span text:style-name="T1">break</text:span><text:span text:style-name="T6">;</text:span><text:span text:style-name="T6"><text:line-break/></text:span><text:span text:style-name="T1"># <text:s/>define</text:span><text:span text:style-name="T6"> JSON_STRUCT_VOID_P_END(name) \</text:span><text:span text:style-name="T6"><text:line-break/></text:span><text:span text:style-name="T6"> <text:s text:c="13"/></text:span><text:span text:style-name="T1">default</text:span><text:span text:style-name="T6">: \</text:span><text:span text:style-name="T6"><text:line-break/></text:span><text:span text:style-name="T6"> <text:s text:c="15"/>JSON_STRUCT_ENUM_ERROR(json_struct_data-&gt;void_p_enum_</text:span><text:span text:style-name="T1">##</text:span><text:span text:style-name="T6">name) \</text:span><text:span text:style-name="T6"><text:line-break/></text:span><text:span text:style-name="T18"> <text:s text:c="13"/>} \</text:span><text:span text:style-name="T18"><text:line-break/></text:span><text:span text:style-name="T6"> <text:s text:c="13"/>JSON_STRUCT_WRITE(</text:span><text:span text:style-name="T24">","</text:span><text:span text:style-name="T6">) \</text:span><text:span text:style-name="T6"><text:line-break/></text:span><text:span text:style-name="T18"> <text:s text:c="11"/>}</text:span></text:p>
            <text:p text:style-name="P3"><text:span text:style-name="T1"># <text:s/>define</text:span><text:span text:style-name="T2"> JSON_STRUCT_ENUM_ERROR(value) \</text:span><text:span text:style-name="T2"><text:line-break/></text:span><text:span text:style-name="T2"> <text:s text:c="11"/>CALL_REAL_POSIX_SYNC(fprintf)(stderr, \</text:span><text:span text:style-name="T2"><text:line-break/></text:span><text:span text:style-name="T2"> <text:s text:c="13"/></text:span><text:span text:style-name="T22">"Unknown value \"%d\" of </text:span><text:span text:style-name="T27">enum</text:span><text:span text:style-name="T22"> in function %s.\n"</text:span><text:span text:style-name="T2">, \</text:span><text:span text:style-name="T2"><text:line-break/></text:span><text:span text:style-name="T2"> <text:s text:c="13"/>value, __func__); \</text:span><text:span text:style-name="T2"><text:line-break/></text:span><text:span text:style-name="T2"> <text:s text:c="11"/></text:span><text:span text:style-name="T6">assert(0);</text:span></text:p>
          </draw:text-box>
        </draw:frame>
        <draw:line draw:style-name="gr62" draw:text-style-name="P7" draw:layer="layout" svg:x1="14.9cm" svg:y1="11.1cm" svg:x2="13.9cm" svg:y2="11.1cm">
          <text:p/>
        </draw:line>
        <presentation:notes draw:style-name="dp2">
          <draw:page-thumbnail draw:style-name="gr1" draw:layer="layout" svg:width="19.798cm" svg:height="11.136cm" svg:x="0.6cm" svg:y="2.257cm" draw:page-number="12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#if</text:span><text:span text:style-name="T2"> JSON_STRUCT == JSON_STRUCT_PRINT</text:span>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p text:style-name="P3"><text:span text:style-name="T2">json_structs.h</text:span></text:p>
            <text:p text:style-name="P4"><text:span text:style-name="T2">JSON_STRUCT_START(</text:span><text:span text:style-name="T3">basic</text:span><text:span text:style-name="T2">)</text:span><text:span text:style-name="T2"><text:line-break/></text:span><text:span text:style-name="T2"> <text:s/>JSON_STRUCT_PID_T(</text:span><text:span text:style-name="T4">process_id</text:span><text:span text:style-name="T2">)</text:span><text:span text:style-name="T2"><text:line-break/></text:span><text:span text:style-name="T2"> <text:s/></text:span><text:span text:style-name="T1">if</text:span><text:span text:style-name="T2"> (NULL != json_struct_data-&gt;</text:span><text:span text:style-name="T4">file_type</text:span><text:span text:style-name="T2">) { \</text:span><text:span text:style-name="T2"><text:line-break/></text:span><text:span text:style-name="T2"> <text:s text:c="3"/>json_struct_hasElements = 1; \</text:span><text:span text:style-name="T2"><text:line-break/></text:span><text:span text:style-name="T2"> <text:s text:c="3"/>JSON_STRUCT_WRITE(JSON_STRUCT_QUOT(</text:span><text:span text:style-name="T4">file_type</text:span><text:span text:style-name="T2">)</text:span><text:span text:style-name="T22">":"</text:span><text:span text:style-name="T2">) \</text:span><text:span text:style-name="T2"><text:line-break/></text:span><text:span text:style-name="T2"> <text:s text:c="3"/></text:span><text:span text:style-name="T1">switch</text:span><text:span text:style-name="T2"> (json_struct_data-&gt;void_p_enum_</text:span><text:span text:style-name="T4">file_type</text:span><text:span text:style-name="T2">)</text:span><text:span text:style-name="T2"><text:line-break/></text:span><text:span text:style-name="T2"> <text:s text:c="3"/></text:span><text:span text:style-name="T1">case</text:span><text:span text:style-name="T2"> void_p_enum_</text:span><text:span text:style-name="T4">file_type</text:span><text:span text:style-name="T2">_</text:span><text:span text:style-name="T3">file_descriptor</text:span><text:span text:style-name="T2">: \</text:span><text:span text:style-name="T2"><text:line-break/></text:span><text:span text:style-name="T2"> <text:s text:c="5"/>json_struct_ret = \</text:span><text:span text:style-name="T2"><text:line-break/></text:span><text:span text:style-name="T2"> <text:s text:c="7"/>json_struct_print_</text:span><text:span text:style-name="T3">file_descriptor</text:span><text:span text:style-name="T2">( \</text:span><text:span text:style-name="T2"><text:line-break/></text:span><text:span text:style-name="T2"> <text:s text:c="9"/>json_struct_buf, \</text:span><text:span text:style-name="T2"><text:line-break/></text:span><text:span text:style-name="T2"> <text:s text:c="9"/>json_struct_size, (</text:span><text:span text:style-name="T1">struct</text:span><text:span text:style-name="T2"> </text:span><text:span text:style-name="T3">file_descriptor</text:span><text:span text:style-name="T2">*) \</text:span><text:span text:style-name="T2"><text:line-break/></text:span><text:span text:style-name="T2"> <text:s text:c="9"/>json_struct_data-&gt;</text:span><text:span text:style-name="T4">file_type</text:span><text:span text:style-name="T2">); \</text:span><text:span text:style-name="T2"><text:line-break/></text:span><text:span text:style-name="T2"> <text:s text:c="5"/>json_struct_buf += json_struct_ret; \</text:span><text:span text:style-name="T2"><text:line-break/></text:span><text:span text:style-name="T2"> <text:s text:c="5"/></text:span><text:span text:style-name="T8">/* set pointer to end of written characters */</text:span><text:span text:style-name="T2"> \</text:span><text:span text:style-name="T2"><text:line-break/></text:span><text:span text:style-name="T2"> <text:s text:c="5"/>json_struct_size -= json_struct_ret; \</text:span><text:span text:style-name="T2"><text:line-break/></text:span><text:span text:style-name="T2"> <text:s text:c="5"/></text:span><text:span text:style-name="T8">/* resize buffer size */ </text:span><text:span text:style-name="T2">\</text:span><text:span text:style-name="T2"><text:line-break/></text:span><text:span text:style-name="T2"> <text:s text:c="5"/></text:span><text:span text:style-name="T1">break</text:span><text:span text:style-name="T2">;</text:span><text:span text:style-name="T2"><text:line-break/></text:span><text:span text:style-name="T2"> <text:s text:c="3"/>JSON_STRUCT_VOID_P_ELEMENT(</text:span><text:span text:style-name="T4">file_type</text:span><text:span text:style-name="T2">, </text:span><text:span text:style-name="T3">file_memory</text:span><text:span text:style-name="T2">)</text:span><text:span text:style-name="T2"><text:line-break/></text:span><text:span text:style-name="T2"> <text:s text:c="3"/></text:span><text:span text:style-name="T1">default</text:span><text:span text:style-name="T2">: \</text:span><text:span text:style-name="T2"><text:line-break/></text:span><text:span text:style-name="T2"> <text:s text:c="5"/>CALL_REAL_POSIX_SYNC(fprintf)(stderr, \</text:span><text:span text:style-name="T2"><text:line-break/></text:span><text:span text:style-name="T2"> <text:s text:c="7"/></text:span><text:span text:style-name="T22">"Unknown value \"%d\" of </text:span><text:span text:style-name="T27">enum</text:span><text:span text:style-name="T22"> in function %s.\n"</text:span><text:span text:style-name="T2">, \</text:span><text:span text:style-name="T2"><text:line-break/></text:span><text:span text:style-name="T2"> <text:s text:c="7"/>json_struct_data-&gt;void_p_enum_</text:span><text:span text:style-name="T4">file_type</text:span><text:span text:style-name="T2">, __func__); \</text:span><text:span text:style-name="T2"><text:line-break/></text:span><text:span text:style-name="T2"> <text:s text:c="5"/>assert(0);</text:span><text:span text:style-name="T2"><text:line-break/></text:span><text:span text:style-name="T2"> <text:s text:c="3"/>} \</text:span><text:span text:style-name="T2"><text:line-break/></text:span><text:span text:style-name="T2"> <text:s text:c="3"/>JSON_STRUCT_WRITE(</text:span><text:span text:style-name="T22">","</text:span><text:span text:style-name="T2">) \</text:span><text:span text:style-name="T2"><text:line-break/></text:span><text:span text:style-name="T2"> <text:s/>}</text:span><text:span text:style-name="T2"><text:line-break/></text:span><text:span text:style-name="T2">JSON_STRUCT_END</text:span></text:p>
          </draw:text-box>
        </draw:frame>
        <draw:frame presentation:style-name="pr4" draw:text-style-name="P1" draw:layer="layout" svg:width="11.6cm" svg:height="9.134cm" svg:x="15cm" svg:y="3.666cm" presentation:class="outline" presentation:user-transformed="true">
          <draw:text-box>
            <text:p text:style-name="P3"><text:span text:style-name="T5">json_defines.h</text:span></text:p>
            <text:p text:style-name="P3"><text:span text:style-name="T1"># <text:s/>define</text:span><text:span text:style-name="T6"> JSON_STRUCT_VOID_P_START(name) \</text:span><text:span text:style-name="T6"><text:line-break/></text:span><text:span text:style-name="T6"> <text:s text:c="11"/></text:span><text:span text:style-name="T1">if</text:span><text:span text:style-name="T6"> (NULL != json_struct_data-&gt;name) { \</text:span><text:span text:style-name="T6"><text:line-break/></text:span><text:span text:style-name="T18"> <text:s text:c="13"/>json_struct_hasElements = 1; \</text:span><text:span text:style-name="T18"><text:line-break/></text:span><text:span text:style-name="T6"> <text:s text:c="13"/>JSON_STRUCT_WRITE(JSON_STRUCT_QUOT(name)</text:span><text:span text:style-name="T24">":"</text:span><text:span text:style-name="T6">) \</text:span><text:span text:style-name="T6"><text:line-break/></text:span><text:span text:style-name="T6"> <text:s text:c="13"/></text:span><text:span text:style-name="T1">switch</text:span><text:span text:style-name="T6"> (json_struct_data-&gt;void_p_enum_</text:span><text:span text:style-name="T1">##</text:span><text:span text:style-name="T6">name) {</text:span><text:span text:style-name="T6"><text:line-break/></text:span><text:span text:style-name="T1"># <text:s/>define</text:span><text:span text:style-name="T6"> JSON_STRUCT_VOID_P_ELEMENT(name, element) \</text:span><text:span text:style-name="T6"><text:line-break/></text:span><text:span text:style-name="T6"> <text:s text:c="13"/></text:span><text:span text:style-name="T1">case</text:span><text:span text:style-name="T6"> void_p_enum_</text:span><text:span text:style-name="T1">##</text:span><text:span text:style-name="T6">name</text:span><text:span text:style-name="T1">##</text:span><text:span text:style-name="T6">_</text:span><text:span text:style-name="T1">##</text:span><text:span text:style-name="T6">element: \</text:span><text:span text:style-name="T6"><text:line-break/></text:span><text:span text:style-name="T6"> <text:s text:c="15"/>json_struct_ret = json_struct_print_</text:span><text:span text:style-name="T1">##</text:span><text:span text:style-name="T6">element( \ <text:s text:c="50"/>json_struct_buf, \</text:span><text:span text:style-name="T6"><text:line-break/></text:span><text:span text:style-name="T6"> <text:s text:c="35"/>json_struct_size, (</text:span><text:span text:style-name="T1">struct</text:span><text:span text:style-name="T6"> element*) \</text:span><text:span text:style-name="T6"><text:line-break/></text:span><text:span text:style-name="T18"> <text:s text:c="35"/>json_struct_data-&gt;name); \</text:span><text:span text:style-name="T18"><text:line-break/></text:span><text:span text:style-name="T6"> <text:s text:c="15"/>json_struct_buf += json_struct_ret; \</text:span><text:span text:style-name="T6"><text:line-break/></text:span><text:span text:style-name="T6"> <text:s text:c="15"/></text:span><text:span text:style-name="T17">/* set pointer to end of written characters */</text:span><text:span text:style-name="T6"> \</text:span><text:span text:style-name="T6"><text:line-break/></text:span><text:span text:style-name="T6"> <text:s text:c="15"/>json_struct_size -= json_struct_ret; \</text:span><text:span text:style-name="T6"><text:line-break/></text:span><text:span text:style-name="T6"> <text:s text:c="15"/></text:span><text:span text:style-name="T17">/* resize buffer size */ </text:span><text:span text:style-name="T6">\</text:span><text:span text:style-name="T6"><text:line-break/></text:span><text:span text:style-name="T6"> <text:s text:c="15"/></text:span><text:span text:style-name="T1">break</text:span><text:span text:style-name="T6">;</text:span><text:span text:style-name="T6"><text:line-break/></text:span><text:span text:style-name="T1"># <text:s/>define</text:span><text:span text:style-name="T6"> JSON_STRUCT_VOID_P_END(name) \</text:span><text:span text:style-name="T6"><text:line-break/></text:span><text:span text:style-name="T6"> <text:s text:c="13"/></text:span><text:span text:style-name="T1">default</text:span><text:span text:style-name="T6">: \</text:span><text:span text:style-name="T6"><text:line-break/></text:span><text:span text:style-name="T6"> <text:s text:c="15"/>JSON_STRUCT_ENUM_ERROR(json_struct_data-&gt;void_p_enum_</text:span><text:span text:style-name="T1">##</text:span><text:span text:style-name="T6">name) \</text:span><text:span text:style-name="T6"><text:line-break/></text:span><text:span text:style-name="T18"> <text:s text:c="13"/>} \</text:span><text:span text:style-name="T18"><text:line-break/></text:span><text:span text:style-name="T6"> <text:s text:c="13"/>JSON_STRUCT_WRITE(</text:span><text:span text:style-name="T24">","</text:span><text:span text:style-name="T6">) \</text:span><text:span text:style-name="T6"><text:line-break/></text:span><text:span text:style-name="T18"> <text:s text:c="11"/>}</text:span></text:p>
            <text:p text:style-name="P3"><text:span text:style-name="T1"># <text:s/>define</text:span><text:span text:style-name="T2"> JSON_STRUCT_ENUM_ERROR(value) \</text:span><text:span text:style-name="T2"><text:line-break/></text:span><text:span text:style-name="T2"> <text:s text:c="11"/>CALL_REAL_POSIX_SYNC(fprintf)(stderr, \</text:span><text:span text:style-name="T2"><text:line-break/></text:span><text:span text:style-name="T2"> <text:s text:c="13"/></text:span><text:span text:style-name="T22">"Unknown value \"%d\" of </text:span><text:span text:style-name="T27">enum</text:span><text:span text:style-name="T22"> in function %s.\n"</text:span><text:span text:style-name="T2">, \</text:span><text:span text:style-name="T2"><text:line-break/></text:span><text:span text:style-name="T2"> <text:s text:c="13"/>value, __func__); \</text:span><text:span text:style-name="T2"><text:line-break/></text:span><text:span text:style-name="T2"> <text:s text:c="11"/></text:span><text:span text:style-name="T6">assert(0);</text:span></text:p>
          </draw:text-box>
        </draw:frame>
        <draw:line draw:style-name="gr62" draw:text-style-name="P7" draw:layer="layout" svg:x1="14.9cm" svg:y1="11.1cm" svg:x2="9cm" svg:y2="10.5cm">
          <text:p/>
        </draw:line>
        <draw:custom-shape draw:style-name="gr54" draw:text-style-name="P6" draw:layer="layout" svg:width="9cm" svg:height="1.5cm" svg:x="5.421cm" svg:y="12.634cm">
          <text:p text:style-name="P5"><text:span text:style-name="T13">We had that before. No need to show it again.</text:span></text:p>
          <draw:enhanced-geometry svg:viewBox="0 0 21600 21600" draw:text-areas="800 800 20800 20800" draw:type="round-rectangular-callout" draw:modifiers="-1084.67948005777 -28895.93604263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Monospace1" svg:font-family="Monospace"/>
    <style:font-face style:name="FreeSans1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10" draw:display-name="Linienspitzen 10" svg:viewBox="0 0 20 20" svg:d="M0 20l10-20 10 20z"/>
    <draw:marker draw:name="Linienspitzen_20_11" draw:display-name="Linienspitzen 11" svg:viewBox="0 0 20 20" svg:d="M0 20l10-20 10 20z"/>
    <draw:marker draw:name="Linienspitzen_20_12" draw:display-name="Linienspitzen 12" svg:viewBox="0 0 20 20" svg:d="M0 20l10-20 10 20z"/>
    <draw:marker draw:name="Linienspitzen_20_13" draw:display-name="Linienspitzen 13" svg:viewBox="0 0 20 20" svg:d="M0 20l10-20 10 20z"/>
    <draw:marker draw:name="Linienspitzen_20_14" draw:display-name="Linienspitzen 14" svg:viewBox="0 0 20 20" svg:d="M0 20l10-20 10 20z"/>
    <draw:marker draw:name="Linienspitzen_20_15" draw:display-name="Linienspitzen 15" svg:viewBox="0 0 20 20" svg:d="M0 20l10-20 10 20z"/>
    <draw:marker draw:name="Linienspitzen_20_17" draw:display-name="Linienspitzen 17" svg:viewBox="0 0 20 20" svg:d="M0 20l10-20 10 20z"/>
    <draw:marker draw:name="Linienspitzen_20_18" draw:display-name="Linienspitzen 18" svg:viewBox="0 0 20 20" svg:d="M0 20l10-20 10 20z"/>
    <draw:marker draw:name="Linienspitzen_20_19" draw:display-name="Linienspitzen 19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draw:marker draw:name="Linienspitzen_20_8" draw:display-name="Linienspitzen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27T10:21:04.563000052</meta:creation-date>
    <dc:date>2020-11-06T11:57:12.778760455</dc:date>
    <meta:editing-duration>PT5H50S</meta:editing-duration>
    <meta:editing-cycles>37</meta:editing-cycles>
    <meta:generator>LibreOffice/7.0.2.2$Linux_X86_64 LibreOffice_project/3a01483fc371ab18cfca4bab0d636937da5eaf70</meta:generator>
    <meta:document-statistic meta:object-count="815"/>
  </office:meta>
</office:document-meta>
</file>